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8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0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5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6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1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2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3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6" style:family="table-cell" style:parent-style-name="Default" style:data-style-name="N0"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6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69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4" style:family="table-cell" style:parent-style-name="Default" style:data-style-name="N36"/>
    <style:style style:name="ce75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7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7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0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94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9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1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7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13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14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7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15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3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5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6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7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0" style:family="table-cell" style:parent-style-name="Default" style:data-style-name="N0">
      <style:table-cell-properties fo:border="thin solid #000000"/>
    </style:style>
    <style:style style:name="ce131" style:family="table-cell" style:parent-style-name="Enlla_231_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2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3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5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6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7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8" style:family="table-cell" style:parent-style-name="Default" style:data-style-name="N2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9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0" style:family="table-cell" style:parent-style-name="Default" style:data-style-name="N36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2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3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44" style:family="table-cell" style:parent-style-name="Default" style:data-style-name="N1">
      <style:table-cell-properties fo:border="thin solid #000000"/>
    </style:style>
    <style:style style:name="ce145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6" style:family="table-cell" style:parent-style-name="Default" style:data-style-name="N4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7" style:family="table-cell" style:parent-style-name="Default" style:data-style-name="N37">
      <style:table-cell-properties fo:border="thin solid #000000"/>
    </style:style>
    <style:style style:name="ce148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9" style:family="table-cell" style:parent-style-name="Default" style:data-style-name="N1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150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5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5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13972222222222cm"/>
    </style:style>
    <style:style style:name="co26" style:family="table-column">
      <style:table-column-properties fo:break-before="auto" style:column-width="2.55763888888889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41652777777778cm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71097222222222cm" style:use-optimal-column-width="true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1.97555555555556cm" style:use-optimal-column-width="true"/>
    </style:style>
    <style:style style:name="co48" style:family="table-column">
      <style:table-column-properties fo:break-before="auto" style:column-width="2.16958333333333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2.13430555555556cm"/>
    </style:style>
    <style:style style:name="co51" style:family="table-column">
      <style:table-column-properties fo:break-before="auto" style:column-width="2.61055555555556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1.69333333333333cm"/>
    </style:style>
    <style:style style:name="co54" style:family="table-column">
      <style:table-column-properties fo:break-before="auto" style:column-width="3.31611111111111cm"/>
    </style:style>
    <style:style style:name="co55" style:family="table-column">
      <style:table-column-properties fo:break-before="auto" style:column-width="1.74625cm"/>
    </style:style>
    <style:style style:name="co56" style:family="table-column">
      <style:table-column-properties fo:break-before="auto" style:column-width="5.52097222222222cm"/>
    </style:style>
    <style:style style:name="co57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4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number-columns-repeated="2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12" table:default-cell-style-name="ce1"/>
        <table:table-column table:style-name="co23" table:number-columns-repeated="7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4" table:default-cell-style-name="ce1"/>
        <table:table-column table:style-name="co26" table:default-cell-style-name="ce1"/>
        <table:table-column table:style-name="co32" table:number-columns-repeated="5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default-cell-style-name="ce1"/>
        <table:table-column table:style-name="co22" table:number-columns-repeated="3" table:default-cell-style-name="ce1"/>
        <table:table-column table:style-name="co36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47" table:default-cell-style-name="ce1"/>
        <table:table-column table:style-name="co16" table:default-cell-style-name="ce1"/>
        <table:table-column table:style-name="co12" table:default-cell-style-name="ce1"/>
        <table:table-column table:style-name="co22" table:default-cell-style-name="ce1"/>
        <table:table-column table:style-name="co36" table:default-cell-style-name="ce1"/>
        <table:table-column table:style-name="co32" table:default-cell-style-name="ce1"/>
        <table:table-column table:style-name="co8" table:default-cell-style-name="ce1"/>
        <table:table-column table:style-name="co48" table:default-cell-style-name="ce1"/>
        <table:table-column table:style-name="co6" table:default-cell-style-name="ce1"/>
        <table:table-column table:style-name="co43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11" table:default-cell-style-name="ce1"/>
        <table:table-column table:style-name="co51" table:default-cell-style-name="ce1"/>
        <table:table-column table:style-name="co52" table:default-cell-style-name="ce1"/>
        <table:table-column table:style-name="co53" table:number-columns-repeated="16254" table:default-cell-style-name="ce1"/>
        <table:table-row table:style-name="ro1">
          <table:table-cell office:value-type="string" table:style-name="ce17">
            <text:p>Topic</text:p>
          </table:table-cell>
          <table:table-cell office:value-type="string" table:style-name="ce111">
            <text:p>Demographic limits</text:p>
          </table:table-cell>
          <table:table-cell table:number-columns-repeated="12" table:style-name="ce111"/>
          <table:table-cell office:value-type="string" table:style-name="ce20">
            <text:p>Sales and Inheritances</text:p>
          </table:table-cell>
          <table:table-cell table:number-columns-repeated="4" table:style-name="ce20"/>
          <table:table-cell office:value-type="string" table:style-name="ce112">
            <text:p>Mortgages and interest rates</text:p>
          </table:table-cell>
          <table:table-cell table:number-columns-repeated="14" table:style-name="ce112"/>
          <table:table-cell office:value-type="string" table:style-name="ce20">
            <text:p>Money</text:p>
          </table:table-cell>
          <table:table-cell table:number-columns-repeated="9" table:style-name="ce20"/>
          <table:table-cell office:value-type="string" table:style-name="ce112">
            <text:p>Wage</text:p>
          </table:table-cell>
          <table:table-cell table:number-columns-repeated="10" table:style-name="ce112"/>
          <table:table-cell office:value-type="string" table:style-name="ce20">
            <text:p>Land</text:p>
          </table:table-cell>
          <table:table-cell table:style-name="ce20"/>
          <table:table-cell office:value-type="string" table:style-name="ce112">
            <text:p>Building permits</text:p>
          </table:table-cell>
          <table:table-cell table:number-columns-repeated="3" table:style-name="ce112"/>
          <table:table-cell office:value-type="string" table:style-name="ce79">
            <text:p>Houses by type and cost of building</text:p>
          </table:table-cell>
          <table:table-cell table:number-columns-repeated="12" table:style-name="ce79"/>
          <table:table-cell office:value-type="string" table:style-name="ce112">
            <text:p>Stock and cement</text:p>
          </table:table-cell>
          <table:table-cell table:number-columns-repeated="13" table:style-name="ce112"/>
          <table:table-cell office:value-type="string" table:style-name="ce20">
            <text:p>Buyers</text:p>
          </table:table-cell>
          <table:table-cell table:number-columns-repeated="3" table:style-name="ce20"/>
          <table:table-cell office:value-type="string" table:style-name="ce112">
            <text:p>Tenure</text:p>
          </table:table-cell>
          <table:table-cell table:number-columns-repeated="7" table:style-name="ce112"/>
          <table:table-cell office:value-type="string" table:style-name="ce20">
            <text:p>Rent (source: idealista)</text:p>
          </table:table-cell>
          <table:table-cell table:number-columns-repeated="6" table:style-name="ce20"/>
          <table:table-cell office:value-type="string" table:style-name="ce112">
            <text:p>Multivariate model</text:p>
          </table:table-cell>
          <table:table-cell table:number-columns-repeated="13" table:style-name="ce112"/>
          <table:table-cell office:value-type="string" table:style-name="ce20">
            <text:p>Rainbow model</text:p>
          </table:table-cell>
          <table:table-cell table:number-columns-repeated="5" table:style-name="ce20"/>
          <table:table-cell office:value-type="string" table:style-name="ce112">
            <text:p>Energy</text:p>
          </table:table-cell>
          <table:table-cell table:number-columns-repeated="2" table:style-name="ce112"/>
          <table:table-cell table:number-columns-repeated="16254"/>
        </table:table-row>
        <table:table-row table:style-name="ro2">
          <table:table-cell office:value-type="string" table:style-name="ce17">
            <text:p>Year</text:p>
          </table:table-cell>
          <table:table-cell office:value-type="string" table:style-name="ce96">
            <text:p>Total_population</text:p>
          </table:table-cell>
          <table:table-cell office:value-type="string" table:style-name="ce96">
            <text:p>Population_25_50</text:p>
          </table:table-cell>
          <table:table-cell office:value-type="string" table:style-name="ce96">
            <text:p>Population_25_60</text:p>
          </table:table-cell>
          <table:table-cell office:value-type="string" table:style-name="ce117">
            <text:p>Population_over18</text:p>
          </table:table-cell>
          <table:table-cell office:value-type="string" table:style-name="ce18">
            <text:p>Upper_limit</text:p>
          </table:table-cell>
          <table:table-cell office:value-type="string" table:style-name="ce18">
            <text:p>Lower_limit</text:p>
          </table:table-cell>
          <table:table-cell office:value-type="string" table:style-name="ce19">
            <text:p>Optimal</text:p>
          </table:table-cell>
          <table:table-cell office:value-type="string" table:style-name="ce19">
            <text:p>Age_30</text:p>
          </table:table-cell>
          <table:table-cell office:value-type="string" table:style-name="ce19">
            <text:p>Age_30halved</text:p>
          </table:table-cell>
          <table:table-cell office:value-type="string" table:style-name="ce19">
            <text:p>Age_40</text:p>
          </table:table-cell>
          <table:table-cell office:value-type="string" table:style-name="ce19">
            <text:p>Age_40halved</text:p>
          </table:table-cell>
          <table:table-cell office:value-type="string" table:style-name="ce19">
            <text:p>Age_50</text:p>
          </table:table-cell>
          <table:table-cell office:value-type="string" table:style-name="ce19">
            <text:p>Age_50halved</text:p>
          </table:table-cell>
          <table:table-cell office:value-type="string" table:style-name="ce18">
            <text:p>Home_sales</text:p>
          </table:table-cell>
          <table:table-cell office:value-type="string" table:style-name="ce18">
            <text:p>Inheritances</text:p>
          </table:table-cell>
          <table:table-cell office:value-type="string" table:style-name="ce19">
            <text:p>Donations</text:p>
          </table:table-cell>
          <table:table-cell office:value-type="string" table:style-name="ce19">
            <text:p>Swaps</text:p>
          </table:table-cell>
          <table:table-cell office:value-type="string" table:style-name="ce19">
            <text:p>Others</text:p>
          </table:table-cell>
          <table:table-cell office:value-type="string" table:style-name="ce19">
            <text:p>Approved</text:p>
          </table:table-cell>
          <table:table-cell office:value-type="string" table:style-name="ce19">
            <text:p>Releases</text:p>
          </table:table-cell>
          <table:table-cell office:value-type="string" table:style-name="ce18">
            <text:p>Total_amount</text:p>
          </table:table-cell>
          <table:table-cell office:value-type="string" table:style-name="ce18">
            <text:p>Average_amount</text:p>
          </table:table-cell>
          <table:table-cell office:value-type="string" table:style-name="ce18">
            <text:p>Creditor_subrogation</text:p>
          </table:table-cell>
          <table:table-cell office:value-type="string" table:style-name="ce18">
            <text:p>Consumer_subrogation</text:p>
          </table:table-cell>
          <table:table-cell office:value-type="string" table:style-name="ce96">
            <text:p>Ratio_subrogations</text:p>
          </table:table-cell>
          <table:table-cell office:value-type="string" table:style-name="ce18">
            <text:p>Ratio_mortgages_sales</text:p>
          </table:table-cell>
          <table:table-cell office:value-type="string" table:style-name="ce96">
            <text:p>Loan_to_value</text:p>
          </table:table-cell>
          <table:table-cell office:value-type="string" table:style-name="ce89">
            <text:p>Real_credit_movement</text:p>
          </table:table-cell>
          <table:table-cell office:value-type="string" table:style-name="ce18">
            <text:p>Average_mortgage_rate</text:p>
          </table:table-cell>
          <table:table-cell office:value-type="string" table:style-name="ce18">
            <text:p>Fixed_mortgages</text:p>
          </table:table-cell>
          <table:table-cell office:value-type="string" table:style-name="ce18">
            <text:p>Variable_mortgages</text:p>
          </table:table-cell>
          <table:table-cell office:value-type="string" table:style-name="ce18">
            <text:p>Years_mortgage</text:p>
          </table:table-cell>
          <table:table-cell office:value-type="string" table:style-name="ce90">
            <text:p>Euribor_1year</text:p>
          </table:table-cell>
          <table:table-cell office:value-type="string" table:style-name="ce96">
            <text:p>EURUSD_year_ave</text:p>
          </table:table-cell>
          <table:table-cell office:value-type="string" table:style-name="ce96">
            <text:p>EUR_house</text:p>
          </table:table-cell>
          <table:table-cell office:value-type="string" table:style-name="ce96">
            <text:p>USD_house</text:p>
          </table:table-cell>
          <table:table-cell office:value-type="string" table:style-name="ce96">
            <text:p>Euro_M3</text:p>
          </table:table-cell>
          <table:table-cell office:value-type="string" table:style-name="ce96">
            <text:p>Euro_M3_stock_per</text:p>
          </table:table-cell>
          <table:table-cell office:value-type="string" table:style-name="ce96">
            <text:p>BTCEUR_year_ave</text:p>
          </table:table-cell>
          <table:table-cell office:value-type="string" table:style-name="ce96">
            <text:p>BTC_house</text:p>
          </table:table-cell>
          <table:table-cell office:value-type="string" table:style-name="ce96">
            <text:p>AUEUR_year_ave</text:p>
          </table:table-cell>
          <table:table-cell office:value-type="string" table:style-name="ce96">
            <text:p>Gold_house</text:p>
          </table:table-cell>
          <table:table-cell office:value-type="string" table:style-name="ce96">
            <text:p>GDP_eurozone</text:p>
          </table:table-cell>
          <table:table-cell office:value-type="string" table:style-name="ce96">
            <text:p>Household_net_income</text:p>
          </table:table-cell>
          <table:table-cell office:value-type="string" table:style-name="ce18">
            <text:p>Disposable_income_over18</text:p>
          </table:table-cell>
          <table:table-cell office:value-type="string" table:style-name="ce96">
            <text:p>Income_constant_inflation</text:p>
          </table:table-cell>
          <table:table-cell office:value-type="string" table:style-name="ce96">
            <text:p>Income_constant_mortgage</text:p>
          </table:table-cell>
          <table:table-cell office:value-type="string" table:style-name="ce96">
            <text:p>Income_constant_housing</text:p>
          </table:table-cell>
          <table:table-cell office:value-type="string" table:style-name="ce96">
            <text:p>Income_vs_livingstandard</text:p>
          </table:table-cell>
          <table:table-cell office:value-type="string" table:style-name="ce96">
            <text:p>Housing_affordability</text:p>
          </table:table-cell>
          <table:table-cell office:value-type="string" table:style-name="ce18">
            <text:p>Years_full_pay</text:p>
          </table:table-cell>
          <table:table-cell office:value-type="string" table:style-name="ce18">
            <text:p>Ideal_wage</text:p>
          </table:table-cell>
          <table:table-cell office:value-type="string" table:style-name="ce18">
            <text:p>W_M_disconnect</text:p>
          </table:table-cell>
          <table:table-cell office:value-type="string" table:style-name="ce18">
            <text:p>Minimum_wage</text:p>
          </table:table-cell>
          <table:table-cell office:value-type="string" table:style-name="ce18">
            <text:p>Price_urban_land</text:p>
          </table:table-cell>
          <table:table-cell office:value-type="string" table:style-name="ce18">
            <text:p>Tx_land</text:p>
          </table:table-cell>
          <table:table-cell office:value-type="string" table:style-name="ce23">
            <text:p>Building_permits</text:p>
          </table:table-cell>
          <table:table-cell office:value-type="string" table:style-name="ce19">
            <text:p>Build</text:p>
          </table:table-cell>
          <table:table-cell office:value-type="string" table:style-name="ce19">
            <text:p>Reform</text:p>
          </table:table-cell>
          <table:table-cell office:value-type="string" table:style-name="ce19">
            <text:p>Demolish</text:p>
          </table:table-cell>
          <table:table-cell office:value-type="string" table:style-name="ce18">
            <text:p>Single_family</text:p>
          </table:table-cell>
          <table:table-cell office:value-type="string" table:style-name="ce18">
            <text:p>Single_family_m2</text:p>
          </table:table-cell>
          <table:table-cell office:value-type="string" table:style-name="ce18">
            <text:p>SF_cost</text:p>
          </table:table-cell>
          <table:table-cell office:value-type="string" table:style-name="ce18">
            <text:p>SF_cost_ave</text:p>
          </table:table-cell>
          <table:table-cell office:value-type="string" table:style-name="ce18">
            <text:p>SF_cost_m2</text:p>
          </table:table-cell>
          <table:table-cell office:value-type="string" table:style-name="ce18">
            <text:p>Condominiums</text:p>
          </table:table-cell>
          <table:table-cell office:value-type="string" table:style-name="ce18">
            <text:p>Condos_m2</text:p>
          </table:table-cell>
          <table:table-cell office:value-type="string" table:style-name="ce18">
            <text:p>Condos_cost</text:p>
          </table:table-cell>
          <table:table-cell office:value-type="string" table:style-name="ce18">
            <text:p>Condos_cost_ave</text:p>
          </table:table-cell>
          <table:table-cell office:value-type="string" table:style-name="ce18">
            <text:p>Condos_cost_m2</text:p>
          </table:table-cell>
          <table:table-cell office:value-type="string" table:style-name="ce18">
            <text:p>Ratio_price_cost</text:p>
          </table:table-cell>
          <table:table-cell office:value-type="string" table:style-name="ce18">
            <text:p>Cost_production_ave</text:p>
          </table:table-cell>
          <table:table-cell office:value-type="string" table:style-name="ce18">
            <text:p>Cost_edification</text:p>
          </table:table-cell>
          <table:table-cell office:value-type="string" table:style-name="ce18">
            <text:p>Total_homes</text:p>
          </table:table-cell>
          <table:table-cell office:value-type="string" table:style-name="ce18">
            <text:p>New_homes</text:p>
          </table:table-cell>
          <table:table-cell office:value-type="string" table:style-name="ce96">
            <text:p>Private_housing</text:p>
          </table:table-cell>
          <table:table-cell office:value-type="string" table:style-name="ce96">
            <text:p>Public_housing</text:p>
          </table:table-cell>
          <table:table-cell office:value-type="string" table:style-name="ce96">
            <text:p>Private_housing_per</text:p>
          </table:table-cell>
          <table:table-cell office:value-type="string" table:style-name="ce96">
            <text:p>Public_housing_per</text:p>
          </table:table-cell>
          <table:table-cell office:value-type="string" table:style-name="ce18">
            <text:p>Homes_per_inhabitant</text:p>
          </table:table-cell>
          <table:table-cell office:value-type="string" table:style-name="ce18">
            <text:p>Per_new_homes</text:p>
          </table:table-cell>
          <table:table-cell office:value-type="string" table:style-name="ce19">
            <text:p>Population_yoy</text:p>
          </table:table-cell>
          <table:table-cell office:value-type="string" table:style-name="ce18">
            <text:p>Balance</text:p>
          </table:table-cell>
          <table:table-cell office:value-type="string" table:style-name="ce96">
            <text:p>Employed_constr</text:p>
          </table:table-cell>
          <table:table-cell office:value-type="string" table:style-name="ce96">
            <text:p>Workers_per_home</text:p>
          </table:table-cell>
          <table:table-cell office:value-type="string" table:style-name="ce96">
            <text:p>Workers_per_100_inhab</text:p>
          </table:table-cell>
          <table:table-cell office:value-type="string" table:style-name="ce90">
            <text:p>Cement_mt</text:p>
          </table:table-cell>
          <table:table-cell office:value-type="string" table:style-name="ce23">
            <text:p>Legal_entity</text:p>
          </table:table-cell>
          <table:table-cell office:value-type="string" table:style-name="ce24">
            <text:p>Nationals</text:p>
          </table:table-cell>
          <table:table-cell office:value-type="string" table:style-name="ce19">
            <text:p>Foreigners</text:p>
          </table:table-cell>
          <table:table-cell office:value-type="string" table:style-name="ce18">
            <text:p>Foreigner_raw</text:p>
          </table:table-cell>
          <table:table-cell office:value-type="string" table:style-name="ce19">
            <text:p>Owned</text:p>
          </table:table-cell>
          <table:table-cell office:value-type="string" table:style-name="ce19">
            <text:p>Mortgaged</text:p>
          </table:table-cell>
          <table:table-cell office:value-type="string" table:style-name="ce19">
            <text:p>Rented</text:p>
          </table:table-cell>
          <table:table-cell office:value-type="string" table:style-name="ce18">
            <text:p>Freely_loaned</text:p>
          </table:table-cell>
          <table:table-cell office:value-type="string" table:style-name="ce19">
            <text:p>Owned_per</text:p>
          </table:table-cell>
          <table:table-cell office:value-type="string" table:style-name="ce18">
            <text:p>Mortgaged_per</text:p>
          </table:table-cell>
          <table:table-cell office:value-type="string" table:style-name="ce19">
            <text:p>Rented_per</text:p>
          </table:table-cell>
          <table:table-cell office:value-type="string" table:style-name="ce18">
            <text:p>Freely_loaned_per</text:p>
          </table:table-cell>
          <table:table-cell office:value-type="string" table:style-name="ce18">
            <text:p>Rent_price_eum2</text:p>
          </table:table-cell>
          <table:table-cell office:value-type="string" table:style-name="ce19">
            <text:p>Price_per</text:p>
          </table:table-cell>
          <table:table-cell office:value-type="string" table:style-name="ce18">
            <text:p>Rent_ROI_gross</text:p>
          </table:table-cell>
          <table:table-cell office:value-type="string" table:style-name="ce18">
            <text:p>Rent_ROI_gross_per</text:p>
          </table:table-cell>
          <table:table-cell office:value-type="string" table:style-name="ce18">
            <text:p>Rent_ROI_net</text:p>
          </table:table-cell>
          <table:table-cell office:value-type="string" table:style-name="ce18">
            <text:p>Rent_ROI_net_per</text:p>
          </table:table-cell>
          <table:table-cell office:value-type="string" table:style-name="ce18">
            <text:p>Idealista_price</text:p>
          </table:table-cell>
          <table:table-cell office:value-type="string" table:style-name="ce18">
            <text:p>Price_eum2</text:p>
          </table:table-cell>
          <table:table-cell office:value-type="string" table:style-name="ce18">
            <text:p>Inflation_CPI</text:p>
          </table:table-cell>
          <table:table-cell office:value-type="string" table:style-name="ce18">
            <text:p>CPI_1985</text:p>
          </table:table-cell>
          <table:table-cell office:value-type="string" table:style-name="ce25">
            <text:p>Overrated_inflation</text:p>
          </table:table-cell>
          <table:table-cell office:value-type="string" table:style-name="ce25">
            <text:p>Real_price_over</text:p>
          </table:table-cell>
          <table:table-cell office:value-type="string" table:style-name="ce25">
            <text:p>Real_price</text:p>
          </table:table-cell>
          <table:table-cell office:value-type="string" table:style-name="ce25">
            <text:p>Accum_Inflation</text:p>
          </table:table-cell>
          <table:table-cell office:value-type="string" table:style-name="ce18">
            <text:p>IR_yoy_per</text:p>
          </table:table-cell>
          <table:table-cell office:value-type="string" table:style-name="ce18">
            <text:p>Nominal_price_yoy_per</text:p>
          </table:table-cell>
          <table:table-cell office:value-type="string" table:style-name="ce18">
            <text:p>Real_price_yoy_per</text:p>
          </table:table-cell>
          <table:table-cell office:value-type="string" table:style-name="ce19">
            <text:p>Sales_yoy_per</text:p>
          </table:table-cell>
          <table:table-cell office:value-type="string" table:style-name="ce18">
            <text:p>Credit_yoy_per</text:p>
          </table:table-cell>
          <table:table-cell office:value-type="string" table:style-name="ce18">
            <text:p>Unemployment_yoy_per</text:p>
          </table:table-cell>
          <table:table-cell office:value-type="string" table:style-name="ce18">
            <text:p>Net_ROI_yoy_per</text:p>
          </table:table-cell>
          <table:table-cell office:value-type="string" table:style-name="ce18">
            <text:p>Rainbow_curve</text:p>
          </table:table-cell>
          <table:table-cell office:value-type="string" table:style-name="ce19">
            <text:p>RC_plus50</text:p>
          </table:table-cell>
          <table:table-cell office:value-type="string" table:style-name="ce19">
            <text:p>RC_minus50</text:p>
          </table:table-cell>
          <table:table-cell office:value-type="string" table:style-name="ce19">
            <text:p>RC_plus100</text:p>
          </table:table-cell>
          <table:table-cell office:value-type="string" table:style-name="ce19">
            <text:p>RC_minus100</text:p>
          </table:table-cell>
          <table:table-cell office:value-type="string" table:style-name="ce18">
            <text:p>Alt_rainbow</text:p>
          </table:table-cell>
          <table:table-cell office:value-type="string" table:style-name="ce18">
            <text:p>US_gasoline_litre_usd</text:p>
          </table:table-cell>
          <table:table-cell office:value-type="string" table:style-name="ce141">
            <text:p>US_gasoline_yoy_per</text:p>
          </table:table-cell>
          <table:table-cell office:value-type="string" table:style-name="ce18">
            <text:p>Spain_gasoline_litre_usd</text:p>
          </table:table-cell>
          <table:table-cell table:number-columns-repeated="16254"/>
        </table:table-row>
        <table:table-row table:style-name="ro3">
          <table:table-cell office:value-type="float" office:value="1964" table:style-name="ce18">
            <text:p>1964</text:p>
          </table:table-cell>
          <table:table-cell office:value-type="float" office:value="31723000" table:style-name="ce8">
            <text:p>31723000</text:p>
          </table:table-cell>
          <table:table-cell office:value-type="float" office:value="10721598.911503393" table:formula="of:=[.C4]*[.B3]/[.B4]" table:style-name="ce31">
            <text:p>10721599</text:p>
          </table:table-cell>
          <table:table-cell office:value-type="float" office:value="13770897.781585228" table:formula="of:=[.D4]*[.C3]/[.C4]" table:style-name="ce31">
            <text:p>13770898</text:p>
          </table:table-cell>
          <table:table-cell table:style-name="ce109"/>
          <table:table-cell office:value-type="float" office:value="412369.18890397664" table:formula="of:=[.C3]/26" table:style-name="ce31">
            <text:p>412369</text:p>
          </table:table-cell>
          <table:table-cell office:value-type="float" office:value="206184.59445198832" table:formula="of:=[.F3]/2" table:style-name="ce31">
            <text:p>206185</text:p>
          </table:table-cell>
          <table:table-cell office:value-type="float" office:value="309276.89167798246" table:formula="of:=[.G3]*1.5" table:style-name="ce31">
            <text:p>309277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9" table:style-name="ce97"/>
          <table:table-cell office:value-type="float" office:value="0.12291843021535721" table:formula="of:=CORREL([.AR20:.AR61];[.AM20:.AM61])" table:style-name="ce97">
            <text:p>0.12291843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9917.2000000000007" table:style-name="ce10">
            <text:p>9917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95" table:style-name="ce33">
            <text:p>6.95</text:p>
          </table:table-cell>
          <table:table-cell table:style-name="ce93"/>
          <table:table-cell table:style-name="ce78"/>
          <table:table-cell office:value-type="float" office:value="112.69545454545455" table:formula="of:=[.CJ3]/88" table:style-name="ce29">
            <text:p>112.7</text:p>
          </table:table-cell>
          <table:table-cell office:value-type="float" office:value="112.69545454545455" table:style-name="ce29">
            <text:p>112.7</text:p>
          </table:table-cell>
          <table:table-cell table:style-name="ce92"/>
          <table:table-cell table:style-name="ce75"/>
          <table:table-cell table:style-name="ce132"/>
          <table:table-cell table:style-name="ce113"/>
          <table:table-cell table:number-columns-repeated="4" table:style-name="ce28"/>
          <table:table-cell office:value-type="float" office:value="148.44" table:formula="of:=-0.06*(([.A3]-1963)^2)+8.5*([.A3]-1963)+140" table:style-name="ce30">
            <text:p>148.4</text:p>
          </table:table-cell>
          <table:table-cell office:value-type="float" office:value="198.44" table:formula="of:=[.DR3]+50" table:style-name="ce30">
            <text:p>198.4</text:p>
          </table:table-cell>
          <table:table-cell office:value-type="float" office:value="98.44" table:formula="of:=[.DR3]-50" table:style-name="ce30">
            <text:p>98.4</text:p>
          </table:table-cell>
          <table:table-cell office:value-type="float" office:value="248.44" table:formula="of:=[.DR3]+100" table:style-name="ce30">
            <text:p>248.4</text:p>
          </table:table-cell>
          <table:table-cell office:value-type="float" office:value="48.44" table:formula="of:=[.DR3]-100" table:style-name="ce30">
            <text:p>48.4</text:p>
          </table:table-cell>
          <table:table-cell office:value-type="float" office:value="180.47499999999999" table:formula="of:=-0.025*(([.A3]-1963)^2)+5.5*([.A3]-1963)+175" table:style-name="ce30">
            <text:p>180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65" table:style-name="ce18">
            <text:p>1965</text:p>
          </table:table-cell>
          <table:table-cell office:value-type="float" office:value="32056000" table:style-name="ce8">
            <text:p>32056000</text:p>
          </table:table-cell>
          <table:table-cell office:value-type="float" office:value="10834144.775309799" table:formula="of:=[.C5]*[.B4]/[.B5]" table:style-name="ce31">
            <text:p>10834145</text:p>
          </table:table-cell>
          <table:table-cell office:value-type="float" office:value="13915452.488304891" table:formula="of:=[.D5]*[.C4]/[.C5]" table:style-name="ce31">
            <text:p>13915452</text:p>
          </table:table-cell>
          <table:table-cell table:style-name="ce109"/>
          <table:table-cell office:value-type="float" office:value="416697.8759734538" table:formula="of:=[.C4]/26" table:style-name="ce31">
            <text:p>416698</text:p>
          </table:table-cell>
          <table:table-cell office:value-type="float" office:value="208348.9379867269" table:formula="of:=[.F4]/2" table:style-name="ce31">
            <text:p>208349</text:p>
          </table:table-cell>
          <table:table-cell office:value-type="float" office:value="312523.40698009037" table:formula="of:=[.G4]*1.5" table:style-name="ce31">
            <text:p>312523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10" table:style-name="ce97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11388.9" table:style-name="ce10">
            <text:p>11389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3.32" table:style-name="ce33">
            <text:p>13.32</text:p>
          </table:table-cell>
          <table:table-cell table:style-name="ce30"/>
          <table:table-cell table:style-name="ce78"/>
          <table:table-cell office:value-type="float" office:value="129.41931818181817" table:formula="of:=[.CJ4]/88" table:style-name="ce29">
            <text:p>129.4</text:p>
          </table:table-cell>
          <table:table-cell office:value-type="float" office:value="129.41931818181817" table:style-name="ce29">
            <text:p>129.4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56.76" table:formula="of:=-0.06*(([.A4]-1963)^2)+8.5*([.A4]-1963)+140" table:style-name="ce30">
            <text:p>156.8</text:p>
          </table:table-cell>
          <table:table-cell office:value-type="float" office:value="206.76" table:formula="of:=[.DR4]+50" table:style-name="ce30">
            <text:p>206.8</text:p>
          </table:table-cell>
          <table:table-cell office:value-type="float" office:value="106.75999999999999" table:formula="of:=[.DR4]-50" table:style-name="ce30">
            <text:p>106.8</text:p>
          </table:table-cell>
          <table:table-cell office:value-type="float" office:value="256.76" table:formula="of:=[.DR4]+100" table:style-name="ce30">
            <text:p>256.8</text:p>
          </table:table-cell>
          <table:table-cell office:value-type="float" office:value="56.759999999999991" table:formula="of:=[.DR4]-100" table:style-name="ce30">
            <text:p>56.8</text:p>
          </table:table-cell>
          <table:table-cell office:value-type="float" office:value="185.9" table:formula="of:=-0.025*(([.A4]-1963)^2)+5.5*([.A4]-1963)+175" table:style-name="ce30">
            <text:p>185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66" table:style-name="ce18">
            <text:p>1966</text:p>
          </table:table-cell>
          <table:table-cell office:value-type="float" office:value="32394000" table:style-name="ce8">
            <text:p>32394000</text:p>
          </table:table-cell>
          <table:table-cell office:value-type="float" office:value="10948380.516951136" table:formula="of:=[.C6]*[.B5]/[.B6]" table:style-name="ce31">
            <text:p>10948381</text:p>
          </table:table-cell>
          <table:table-cell office:value-type="float" office:value="14062177.68611644" table:formula="of:=[.D6]*[.C5]/[.C6]" table:style-name="ce31">
            <text:p>14062178</text:p>
          </table:table-cell>
          <table:table-cell table:style-name="ce109"/>
          <table:table-cell office:value-type="float" office:value="421091.55834427447" table:formula="of:=[.C5]/26" table:style-name="ce31">
            <text:p>421092</text:p>
          </table:table-cell>
          <table:table-cell office:value-type="float" office:value="210545.77917213723" table:formula="of:=[.F5]/2" table:style-name="ce31">
            <text:p>210546</text:p>
          </table:table-cell>
          <table:table-cell office:value-type="float" office:value="315818.66875820584" table:formula="of:=[.G5]*1.5" table:style-name="ce31">
            <text:p>315819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10" table:style-name="ce97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13053.4" table:style-name="ce10">
            <text:p>1305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25" table:style-name="ce33">
            <text:p>6.25</text:p>
          </table:table-cell>
          <table:table-cell table:style-name="ce30"/>
          <table:table-cell table:style-name="ce78"/>
          <table:table-cell office:value-type="float" office:value="148.33409090909092" table:formula="of:=[.CJ5]/88" table:style-name="ce29">
            <text:p>148.3</text:p>
          </table:table-cell>
          <table:table-cell office:value-type="float" office:value="148.33409090909092" table:style-name="ce29">
            <text:p>148.3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64.96" table:formula="of:=-0.06*(([.A5]-1963)^2)+8.5*([.A5]-1963)+140" table:style-name="ce30">
            <text:p>165.0</text:p>
          </table:table-cell>
          <table:table-cell office:value-type="float" office:value="214.96" table:formula="of:=[.DR5]+50" table:style-name="ce30">
            <text:p>215.0</text:p>
          </table:table-cell>
          <table:table-cell office:value-type="float" office:value="114.96000000000001" table:formula="of:=[.DR5]-50" table:style-name="ce30">
            <text:p>115.0</text:p>
          </table:table-cell>
          <table:table-cell office:value-type="float" office:value="264.96000000000004" table:formula="of:=[.DR5]+100" table:style-name="ce30">
            <text:p>265.0</text:p>
          </table:table-cell>
          <table:table-cell office:value-type="float" office:value="64.960000000000008" table:formula="of:=[.DR5]-100" table:style-name="ce30">
            <text:p>65.0</text:p>
          </table:table-cell>
          <table:table-cell office:value-type="float" office:value="191.27500000000001" table:formula="of:=-0.025*(([.A5]-1963)^2)+5.5*([.A5]-1963)+175" table:style-name="ce30">
            <text:p>191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67" table:style-name="ce18">
            <text:p>1967</text:p>
          </table:table-cell>
          <table:table-cell office:value-type="float" office:value="32734000" table:style-name="ce8">
            <text:p>32734000</text:p>
          </table:table-cell>
          <table:table-cell office:value-type="float" office:value="11063292.209726445" table:formula="of:=[.C7]*[.B6]/[.B7]" table:style-name="ce31">
            <text:p>11063292</text:p>
          </table:table-cell>
          <table:table-cell office:value-type="float" office:value="14209771.080364743" table:formula="of:=[.D7]*[.C6]/[.C7]" table:style-name="ce31">
            <text:p>14209771</text:p>
          </table:table-cell>
          <table:table-cell table:style-name="ce109"/>
          <table:table-cell office:value-type="float" office:value="425511.23883563251" table:formula="of:=[.C6]/26" table:style-name="ce31">
            <text:p>425511</text:p>
          </table:table-cell>
          <table:table-cell office:value-type="float" office:value="212755.61941781626" table:formula="of:=[.F6]/2" table:style-name="ce31">
            <text:p>212756</text:p>
          </table:table-cell>
          <table:table-cell office:value-type="float" office:value="319133.42912672437" table:formula="of:=[.G6]*1.5" table:style-name="ce31">
            <text:p>319133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10" table:style-name="ce97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14071.399999999996" table:style-name="ce10">
            <text:p>14071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39" table:style-name="ce33">
            <text:p>6.39</text:p>
          </table:table-cell>
          <table:table-cell table:style-name="ce30"/>
          <table:table-cell table:style-name="ce78"/>
          <table:table-cell office:value-type="float" office:value="159.90227272727267" table:formula="of:=[.CJ6]/88" table:style-name="ce29">
            <text:p>159.9</text:p>
          </table:table-cell>
          <table:table-cell office:value-type="float" office:value="159.90227272727267" table:style-name="ce29">
            <text:p>159.9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73.04" table:formula="of:=-0.06*(([.A6]-1963)^2)+8.5*([.A6]-1963)+140" table:style-name="ce30">
            <text:p>173.0</text:p>
          </table:table-cell>
          <table:table-cell office:value-type="float" office:value="223.04" table:formula="of:=[.DR6]+50" table:style-name="ce30">
            <text:p>223.0</text:p>
          </table:table-cell>
          <table:table-cell office:value-type="float" office:value="123.03999999999999" table:formula="of:=[.DR6]-50" table:style-name="ce30">
            <text:p>123.0</text:p>
          </table:table-cell>
          <table:table-cell office:value-type="float" office:value="273.03999999999996" table:formula="of:=[.DR6]+100" table:style-name="ce30">
            <text:p>273.0</text:p>
          </table:table-cell>
          <table:table-cell office:value-type="float" office:value="73.039999999999992" table:formula="of:=[.DR6]-100" table:style-name="ce30">
            <text:p>73.0</text:p>
          </table:table-cell>
          <table:table-cell office:value-type="float" office:value="196.6" table:formula="of:=-0.025*(([.A6]-1963)^2)+5.5*([.A6]-1963)+175" table:style-name="ce30">
            <text:p>196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68" table:style-name="ce18">
            <text:p>1968</text:p>
          </table:table-cell>
          <table:table-cell office:value-type="float" office:value="33079000" table:style-name="ce8">
            <text:p>33079000</text:p>
          </table:table-cell>
          <table:table-cell office:value-type="float" office:value="11179893.780336685" table:formula="of:=[.C8]*[.B7]/[.B8]" table:style-name="ce31">
            <text:p>11179894</text:p>
          </table:table-cell>
          <table:table-cell office:value-type="float" office:value="14359534.965704935" table:formula="of:=[.D8]*[.C7]/[.C8]" table:style-name="ce31">
            <text:p>14359535</text:p>
          </table:table-cell>
          <table:table-cell table:style-name="ce109"/>
          <table:table-cell office:value-type="float" office:value="429995.91462833405" table:formula="of:=[.C7]/26" table:style-name="ce31">
            <text:p>429996</text:p>
          </table:table-cell>
          <table:table-cell office:value-type="float" office:value="214997.95731416703" table:formula="of:=[.F7]/2" table:style-name="ce31">
            <text:p>214998</text:p>
          </table:table-cell>
          <table:table-cell office:value-type="float" office:value="322496.93597125052" table:formula="of:=[.G7]*1.5" table:style-name="ce31">
            <text:p>322497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10" table:style-name="ce97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15284.300000000001" table:style-name="ce10">
            <text:p>15284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number-columns-repeated="2" table:style-name="ce76"/>
          <table:table-cell table:style-name="ce21"/>
          <table:table-cell table:style-name="ce31"/>
          <table:table-cell office:value-type="float" office:value="4.9800000000000004" table:style-name="ce33">
            <text:p>4.98</text:p>
          </table:table-cell>
          <table:table-cell table:style-name="ce30"/>
          <table:table-cell table:style-name="ce78"/>
          <table:table-cell office:value-type="float" office:value="201.10921052631579" table:formula="of:=[.CJ7]/76" table:style-name="ce29">
            <text:p>201.1</text:p>
          </table:table-cell>
          <table:table-cell office:value-type="float" office:value="201.10921052631579" table:style-name="ce29">
            <text:p>201.1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81" table:formula="of:=-0.06*(([.A7]-1963)^2)+8.5*([.A7]-1963)+140" table:style-name="ce30">
            <text:p>181.0</text:p>
          </table:table-cell>
          <table:table-cell office:value-type="float" office:value="231" table:formula="of:=[.DR7]+50" table:style-name="ce30">
            <text:p>231.0</text:p>
          </table:table-cell>
          <table:table-cell office:value-type="float" office:value="131" table:formula="of:=[.DR7]-50" table:style-name="ce30">
            <text:p>131.0</text:p>
          </table:table-cell>
          <table:table-cell office:value-type="float" office:value="281" table:formula="of:=[.DR7]+100" table:style-name="ce30">
            <text:p>281.0</text:p>
          </table:table-cell>
          <table:table-cell office:value-type="float" office:value="81" table:formula="of:=[.DR7]-100" table:style-name="ce30">
            <text:p>81.0</text:p>
          </table:table-cell>
          <table:table-cell office:value-type="float" office:value="201.875" table:formula="of:=-0.025*(([.A7]-1963)^2)+5.5*([.A7]-1963)+175" table:style-name="ce30">
            <text:p>201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69" table:style-name="ce18">
            <text:p>1969</text:p>
          </table:table-cell>
          <table:table-cell office:value-type="float" office:value="33427000" table:style-name="ce8">
            <text:p>33427000</text:p>
          </table:table-cell>
          <table:table-cell office:value-type="float" office:value="11297509.277647885" table:formula="of:=[.C9]*[.B8]/[.B9]" table:style-name="ce31">
            <text:p>11297509</text:p>
          </table:table-cell>
          <table:table-cell office:value-type="float" office:value="14510601.145700257" table:formula="of:=[.D9]*[.C8]/[.C9]" table:style-name="ce31">
            <text:p>14510601</text:p>
          </table:table-cell>
          <table:table-cell table:style-name="ce109"/>
          <table:table-cell office:value-type="float" office:value="434519.58760184172" table:formula="of:=[.C8]/26" table:style-name="ce31">
            <text:p>434520</text:p>
          </table:table-cell>
          <table:table-cell office:value-type="float" office:value="217259.79380092086" table:formula="of:=[.F8]/2" table:style-name="ce31">
            <text:p>217260</text:p>
          </table:table-cell>
          <table:table-cell office:value-type="float" office:value="325889.6907013813" table:formula="of:=[.G8]*1.5" table:style-name="ce31">
            <text:p>325890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22.24" table:style-name="ce106">
            <text:p>22</text:p>
          </table:table-cell>
          <table:table-cell table:number-columns-repeated="2" table:style-name="ce109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2" table:style-name="ce28"/>
          <table:table-cell table:number-columns-repeated="4" table:style-name="ce97"/>
          <table:table-cell table:number-columns-repeated="4" table:style-name="ce28"/>
          <table:table-cell table:number-columns-repeated="3" table:style-name="ce97"/>
          <table:table-cell office:value-type="float" office:value="16222.3" table:style-name="ce10">
            <text:p>16222</text:p>
          </table:table-cell>
          <table:table-cell table:style-name="ce72"/>
          <table:table-cell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2.16" table:style-name="ce33">
            <text:p>2.16</text:p>
          </table:table-cell>
          <table:table-cell table:style-name="ce30"/>
          <table:table-cell table:style-name="ce78"/>
          <table:table-cell office:value-type="float" office:value="213.45131578947368" table:formula="of:=[.CJ8]/76" table:style-name="ce29">
            <text:p>213.5</text:p>
          </table:table-cell>
          <table:table-cell office:value-type="float" office:value="213.45131578947368" table:style-name="ce29">
            <text:p>213.5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88.84" table:formula="of:=-0.06*(([.A8]-1963)^2)+8.5*([.A8]-1963)+140" table:style-name="ce30">
            <text:p>188.8</text:p>
          </table:table-cell>
          <table:table-cell office:value-type="float" office:value="238.84" table:formula="of:=[.DR8]+50" table:style-name="ce30">
            <text:p>238.8</text:p>
          </table:table-cell>
          <table:table-cell office:value-type="float" office:value="138.84" table:formula="of:=[.DR8]-50" table:style-name="ce30">
            <text:p>138.8</text:p>
          </table:table-cell>
          <table:table-cell office:value-type="float" office:value="288.84000000000003" table:formula="of:=[.DR8]+100" table:style-name="ce30">
            <text:p>288.8</text:p>
          </table:table-cell>
          <table:table-cell office:value-type="float" office:value="88.84" table:formula="of:=[.DR8]-100" table:style-name="ce30">
            <text:p>88.8</text:p>
          </table:table-cell>
          <table:table-cell office:value-type="float" office:value="207.1" table:formula="of:=-0.025*(([.A8]-1963)^2)+5.5*([.A8]-1963)+175" table:style-name="ce30">
            <text:p>207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0" table:style-name="ce18">
            <text:p>1970</text:p>
          </table:table-cell>
          <table:table-cell office:value-type="float" office:value="33779000" table:style-name="ce8">
            <text:p>33779000</text:p>
          </table:table-cell>
          <table:table-cell office:value-type="float" office:value="11416476.677227028" table:formula="of:=[.C10]*[.B9]/[.B10]" table:style-name="ce31">
            <text:p>11416477</text:p>
          </table:table-cell>
          <table:table-cell office:value-type="float" office:value="14663403.718569089" table:formula="of:=[.D10]*[.C9]/[.C10]" table:style-name="ce31">
            <text:p>14663404</text:p>
          </table:table-cell>
          <table:table-cell table:style-name="ce109"/>
          <table:table-cell office:value-type="float" office:value="439095.25681642414" table:formula="of:=[.C9]/26" table:style-name="ce31">
            <text:p>439095</text:p>
          </table:table-cell>
          <table:table-cell office:value-type="float" office:value="219547.62840821207" table:formula="of:=[.F9]/2" table:style-name="ce31">
            <text:p>219548</text:p>
          </table:table-cell>
          <table:table-cell office:value-type="float" office:value="329321.44261231809" table:formula="of:=[.G9]*1.5" table:style-name="ce31">
            <text:p>329321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23.789166666666663" table:style-name="ce106">
            <text:p>24</text:p>
          </table:table-cell>
          <table:table-cell table:number-columns-repeated="2" table:style-name="ce109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0658882" table:style-name="ce22">
            <text:p>10658882</text:p>
          </table:table-cell>
          <table:table-cell table:style-name="ce31"/>
          <table:table-cell table:number-columns-repeated="4" table:style-name="ce143"/>
          <table:table-cell table:number-columns-repeated="4" table:style-name="ce28"/>
          <table:table-cell table:number-columns-repeated="3" table:style-name="ce97"/>
          <table:table-cell office:value-type="float" office:value="16573.400000000001" table:style-name="ce10">
            <text:p>1657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5.72" table:style-name="ce33">
            <text:p>5.72</text:p>
          </table:table-cell>
          <table:table-cell table:style-name="ce30"/>
          <table:table-cell table:style-name="ce78"/>
          <table:table-cell office:value-type="float" office:value="233.42816901408452" table:formula="of:=[.CJ9]/71" table:style-name="ce29">
            <text:p>233.4</text:p>
          </table:table-cell>
          <table:table-cell office:value-type="float" office:value="233.42816901408452" table:style-name="ce29">
            <text:p>233.4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196.56" table:formula="of:=-0.06*(([.A9]-1963)^2)+8.5*([.A9]-1963)+140" table:style-name="ce30">
            <text:p>196.6</text:p>
          </table:table-cell>
          <table:table-cell office:value-type="float" office:value="246.56" table:formula="of:=[.DR9]+50" table:style-name="ce30">
            <text:p>246.6</text:p>
          </table:table-cell>
          <table:table-cell office:value-type="float" office:value="146.56" table:formula="of:=[.DR9]-50" table:style-name="ce30">
            <text:p>146.6</text:p>
          </table:table-cell>
          <table:table-cell office:value-type="float" office:value="296.56" table:formula="of:=[.DR9]+100" table:style-name="ce30">
            <text:p>296.6</text:p>
          </table:table-cell>
          <table:table-cell office:value-type="float" office:value="96.56" table:formula="of:=[.DR9]-100" table:style-name="ce30">
            <text:p>96.6</text:p>
          </table:table-cell>
          <table:table-cell office:value-type="float" office:value="212.27500000000001" table:formula="of:=-0.025*(([.A9]-1963)^2)+5.5*([.A9]-1963)+175" table:style-name="ce30">
            <text:p>212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1" table:style-name="ce18">
            <text:p>1971</text:p>
          </table:table-cell>
          <table:table-cell office:value-type="float" office:value="34216000" table:style-name="ce8">
            <text:p>34216000</text:p>
          </table:table-cell>
          <table:table-cell office:value-type="float" office:value="11564172" table:style-name="ce8">
            <text:p>11564172</text:p>
          </table:table-cell>
          <table:table-cell office:value-type="float" office:value="14853104.639999999" table:style-name="ce8">
            <text:p>14853104.64</text:p>
          </table:table-cell>
          <table:table-cell table:style-name="ce109"/>
          <table:table-cell office:value-type="float" office:value="444775.84615384613" table:formula="of:=[.C10]/26" table:style-name="ce34">
            <text:p>444776</text:p>
          </table:table-cell>
          <table:table-cell office:value-type="float" office:value="222387.92307692306" table:formula="of:=[.F10]/2" table:style-name="ce34">
            <text:p>222388</text:p>
          </table:table-cell>
          <table:table-cell office:value-type="float" office:value="333581.88461538462" table:formula="of:=[.G10]*1.5" table:style-name="ce10">
            <text:p>333582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26.610833333333336" table:style-name="ce106">
            <text:p>27</text:p>
          </table:table-cell>
          <table:table-cell table:number-columns-repeated="2" table:style-name="ce109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042601.752" table:style-name="ce31">
            <text:p>11042602</text:p>
          </table:table-cell>
          <table:table-cell office:value-type="float" office:value="383719.75200000033" table:formula="of:=[.BW10]-[.BW9]" table:style-name="ce31">
            <text:p>383720</text:p>
          </table:table-cell>
          <table:table-cell table:number-columns-repeated="4" table:style-name="ce143"/>
          <table:table-cell office:value-type="float" office:value="0.32273210638297872" table:formula="of:=([.BW10]/[.B10])" table:style-name="ce146">
            <text:p>0.3227</text:p>
          </table:table-cell>
          <table:table-cell office:value-type="float" office:value="3.6000000000000085" table:formula="of:=([.BW10]*100/[.BW9])-100" table:style-name="ce30">
            <text:p>3.6</text:p>
          </table:table-cell>
          <table:table-cell office:value-type="float" office:value="1.2937031883714667" table:formula="of:=([.B10]*100/[.B9])-100" table:style-name="ce33">
            <text:p>1.29</text:p>
          </table:table-cell>
          <table:table-cell office:value-type="float" office:value="2.3062968116285418" table:formula="of:=[.CD10]-[.CE10]" table:style-name="ce30">
            <text:p>2.3</text:p>
          </table:table-cell>
          <table:table-cell table:number-columns-repeated="3" table:style-name="ce148"/>
          <table:table-cell office:value-type="float" office:value="16604.8" table:style-name="ce10">
            <text:p>16605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8.24" table:style-name="ce33">
            <text:p>8.24</text:p>
          </table:table-cell>
          <table:table-cell table:style-name="ce30"/>
          <table:table-cell table:style-name="ce78"/>
          <table:table-cell office:value-type="float" office:value="240.64927536231883" table:formula="of:=[.CJ10]/69" table:style-name="ce29">
            <text:p>240.6</text:p>
          </table:table-cell>
          <table:table-cell office:value-type="float" office:value="240.649275362319" table:style-name="ce29">
            <text:p>240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04.16" table:formula="of:=-0.06*(([.A10]-1963)^2)+8.5*([.A10]-1963)+140" table:style-name="ce30">
            <text:p>204.2</text:p>
          </table:table-cell>
          <table:table-cell office:value-type="float" office:value="254.16" table:formula="of:=[.DR10]+50" table:style-name="ce30">
            <text:p>254.2</text:p>
          </table:table-cell>
          <table:table-cell office:value-type="float" office:value="154.16" table:formula="of:=[.DR10]-50" table:style-name="ce30">
            <text:p>154.2</text:p>
          </table:table-cell>
          <table:table-cell office:value-type="float" office:value="304.15999999999997" table:formula="of:=[.DR10]+100" table:style-name="ce30">
            <text:p>304.2</text:p>
          </table:table-cell>
          <table:table-cell office:value-type="float" office:value="104.16" table:formula="of:=[.DR10]-100" table:style-name="ce30">
            <text:p>104.2</text:p>
          </table:table-cell>
          <table:table-cell office:value-type="float" office:value="217.4" table:formula="of:=-0.025*(([.A10]-1963)^2)+5.5*([.A10]-1963)+175" table:style-name="ce30">
            <text:p>217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2" table:style-name="ce18">
            <text:p>1972</text:p>
          </table:table-cell>
          <table:table-cell office:value-type="float" office:value="34572000" table:style-name="ce8">
            <text:p>34572000</text:p>
          </table:table-cell>
          <table:table-cell office:value-type="float" office:value="11620299" table:style-name="ce8">
            <text:p>11620299</text:p>
          </table:table-cell>
          <table:table-cell office:value-type="float" office:value="14954372.827852" table:style-name="ce8">
            <text:p>14954372.83</text:p>
          </table:table-cell>
          <table:table-cell table:style-name="ce109"/>
          <table:table-cell office:value-type="float" office:value="446934.57692307694" table:formula="of:=[.C11]/26" table:style-name="ce34">
            <text:p>446935</text:p>
          </table:table-cell>
          <table:table-cell office:value-type="float" office:value="223467.28846153847" table:formula="of:=[.F11]/2" table:style-name="ce34">
            <text:p>223467</text:p>
          </table:table-cell>
          <table:table-cell office:value-type="float" office:value="335200.93269230769" table:formula="of:=[.G11]*1.5" table:style-name="ce10">
            <text:p>335201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35.909999999999997" table:style-name="ce106">
            <text:p>36</text:p>
          </table:table-cell>
          <table:table-cell table:number-columns-repeated="2" table:style-name="ce109"/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462220.618576001" table:style-name="ce31">
            <text:p>11462221</text:p>
          </table:table-cell>
          <table:table-cell office:value-type="float" office:value="419618.86657600105" table:formula="of:=[.BW11]-[.BW10]" table:style-name="ce31">
            <text:p>419619</text:p>
          </table:table-cell>
          <table:table-cell table:number-columns-repeated="4" table:style-name="ce143"/>
          <table:table-cell office:value-type="float" office:value="0.33154635596945509" table:formula="of:=([.BW11]/[.B11])" table:style-name="ce146">
            <text:p>0.3315</text:p>
          </table:table-cell>
          <table:table-cell office:value-type="float" office:value="3.8000000000000114" table:formula="of:=([.BW11]*100/[.BW10])-100" table:style-name="ce30">
            <text:p>3.8</text:p>
          </table:table-cell>
          <table:table-cell office:value-type="float" office:value="1.0404489127893441" table:formula="of:=([.B11]*100/[.B10])-100" table:style-name="ce33">
            <text:p>1.04</text:p>
          </table:table-cell>
          <table:table-cell office:value-type="float" office:value="2.7595510872106672" table:formula="of:=[.CD11]-[.CE11]" table:style-name="ce30">
            <text:p>2.8</text:p>
          </table:table-cell>
          <table:table-cell table:number-columns-repeated="3" table:style-name="ce148"/>
          <table:table-cell office:value-type="float" office:value="18872.100000000002" table:style-name="ce10">
            <text:p>18872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8.27" table:style-name="ce33">
            <text:p>8.27</text:p>
          </table:table-cell>
          <table:table-cell table:style-name="ce30"/>
          <table:table-cell table:style-name="ce78"/>
          <table:table-cell office:value-type="float" office:value="273.50869565217397" table:formula="of:=[.CJ11]/69" table:style-name="ce29">
            <text:p>273.5</text:p>
          </table:table-cell>
          <table:table-cell office:value-type="float" office:value="273.50869565217397" table:style-name="ce29">
            <text:p>273.5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11.64" table:formula="of:=-0.06*(([.A11]-1963)^2)+8.5*([.A11]-1963)+140" table:style-name="ce30">
            <text:p>211.6</text:p>
          </table:table-cell>
          <table:table-cell office:value-type="float" office:value="261.64" table:formula="of:=[.DR11]+50" table:style-name="ce30">
            <text:p>261.6</text:p>
          </table:table-cell>
          <table:table-cell office:value-type="float" office:value="161.63999999999999" table:formula="of:=[.DR11]-50" table:style-name="ce30">
            <text:p>161.6</text:p>
          </table:table-cell>
          <table:table-cell office:value-type="float" office:value="311.64" table:formula="of:=[.DR11]+100" table:style-name="ce30">
            <text:p>311.6</text:p>
          </table:table-cell>
          <table:table-cell office:value-type="float" office:value="111.63999999999999" table:formula="of:=[.DR11]-100" table:style-name="ce30">
            <text:p>111.6</text:p>
          </table:table-cell>
          <table:table-cell office:value-type="float" office:value="222.47499999999999" table:formula="of:=-0.025*(([.A11]-1963)^2)+5.5*([.A11]-1963)+175" table:style-name="ce30">
            <text:p>222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3" table:style-name="ce18">
            <text:p>1973</text:p>
          </table:table-cell>
          <table:table-cell office:value-type="float" office:value="34921000" table:style-name="ce8">
            <text:p>34921000</text:p>
          </table:table-cell>
          <table:table-cell office:value-type="float" office:value="11702665" table:style-name="ce8">
            <text:p>11702665</text:p>
          </table:table-cell>
          <table:table-cell office:value-type="float" office:value="15102980.013500001" table:style-name="ce8">
            <text:p>15102980.01</text:p>
          </table:table-cell>
          <table:table-cell table:style-name="ce109"/>
          <table:table-cell office:value-type="float" office:value="450102.5" table:formula="of:=[.C12]/26" table:style-name="ce34">
            <text:p>450103</text:p>
          </table:table-cell>
          <table:table-cell office:value-type="float" office:value="225051.25" table:formula="of:=[.F12]/2" table:style-name="ce34">
            <text:p>225051</text:p>
          </table:table-cell>
          <table:table-cell office:value-type="float" office:value="337576.875" table:formula="of:=[.G12]*1.5" table:style-name="ce10">
            <text:p>337577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56.747500000000002" table:style-name="ce106">
            <text:p>57</text:p>
          </table:table-cell>
          <table:table-cell table:style-name="ce109"/>
          <table:table-cell office:value-type="float" office:value="6.1516069921651706" table:style-name="ce150">
            <text:p>6.2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909247.222700465" table:style-name="ce31">
            <text:p>11909247</text:p>
          </table:table-cell>
          <table:table-cell office:value-type="float" office:value="447026.60412446409" table:formula="of:=[.BW12]-[.BW11]" table:style-name="ce31">
            <text:p>447027</text:p>
          </table:table-cell>
          <table:table-cell table:number-columns-repeated="4" table:style-name="ce143"/>
          <table:table-cell office:value-type="float" office:value="0.34103396874947639" table:formula="of:=([.BW12]/[.B12])" table:style-name="ce146">
            <text:p>0.3410</text:p>
          </table:table-cell>
          <table:table-cell office:value-type="float" office:value="3.8999999999999915" table:formula="of:=([.BW12]*100/[.BW11])-100" table:style-name="ce30">
            <text:p>3.9</text:p>
          </table:table-cell>
          <table:table-cell office:value-type="float" office:value="1.0094874464884924" table:formula="of:=([.B12]*100/[.B11])-100" table:style-name="ce33">
            <text:p>1.01</text:p>
          </table:table-cell>
          <table:table-cell office:value-type="float" office:value="2.890512553511499" table:formula="of:=[.CD12]-[.CE12]" table:style-name="ce30">
            <text:p>2.9</text:p>
          </table:table-cell>
          <table:table-cell table:number-columns-repeated="3" table:style-name="ce148"/>
          <table:table-cell office:value-type="float" office:value="21606.800000000003" table:style-name="ce10">
            <text:p>21607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1.37" table:style-name="ce33">
            <text:p>11.37</text:p>
          </table:table-cell>
          <table:table-cell table:style-name="ce30"/>
          <table:table-cell table:style-name="ce78"/>
          <table:table-cell office:value-type="float" office:value="313.1420289855073" table:formula="of:=[.CJ12]/69" table:style-name="ce29">
            <text:p>313.1</text:p>
          </table:table-cell>
          <table:table-cell office:value-type="float" office:value="313.1420289855073" table:style-name="ce29">
            <text:p>313.1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19" table:formula="of:=-0.06*(([.A12]-1963)^2)+8.5*([.A12]-1963)+140" table:style-name="ce30">
            <text:p>219.0</text:p>
          </table:table-cell>
          <table:table-cell office:value-type="float" office:value="269" table:formula="of:=[.DR12]+50" table:style-name="ce30">
            <text:p>269.0</text:p>
          </table:table-cell>
          <table:table-cell office:value-type="float" office:value="169" table:formula="of:=[.DR12]-50" table:style-name="ce30">
            <text:p>169.0</text:p>
          </table:table-cell>
          <table:table-cell office:value-type="float" office:value="319" table:formula="of:=[.DR12]+100" table:style-name="ce30">
            <text:p>319.0</text:p>
          </table:table-cell>
          <table:table-cell office:value-type="float" office:value="119" table:formula="of:=[.DR12]-100" table:style-name="ce30">
            <text:p>119.0</text:p>
          </table:table-cell>
          <table:table-cell office:value-type="float" office:value="227.5" table:formula="of:=-0.025*(([.A12]-1963)^2)+5.5*([.A12]-1963)+175" table:style-name="ce30">
            <text:p>227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4" table:style-name="ce18">
            <text:p>1974</text:p>
          </table:table-cell>
          <table:table-cell office:value-type="float" office:value="35288000" table:style-name="ce8">
            <text:p>35288000</text:p>
          </table:table-cell>
          <table:table-cell office:value-type="float" office:value="11800401" table:style-name="ce8">
            <text:p>11800401</text:p>
          </table:table-cell>
          <table:table-cell office:value-type="float" office:value="15283174.483626002" table:style-name="ce8">
            <text:p>15283174.48</text:p>
          </table:table-cell>
          <table:table-cell table:style-name="ce109"/>
          <table:table-cell office:value-type="float" office:value="453861.57692307694" table:formula="of:=[.C13]/26" table:style-name="ce34">
            <text:p>453862</text:p>
          </table:table-cell>
          <table:table-cell office:value-type="float" office:value="226930.78846153847" table:formula="of:=[.F13]/2" table:style-name="ce34">
            <text:p>226931</text:p>
          </table:table-cell>
          <table:table-cell office:value-type="float" office:value="340396.18269230769" table:formula="of:=[.G13]*1.5" table:style-name="ce10">
            <text:p>340396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95.59416666666668" table:style-name="ce106">
            <text:p>96</text:p>
          </table:table-cell>
          <table:table-cell table:style-name="ce109"/>
          <table:table-cell office:value-type="float" office:value="3.2137278539444765" table:style-name="ce150">
            <text:p>3.2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2326070.875494981" table:style-name="ce31">
            <text:p>12326071</text:p>
          </table:table-cell>
          <table:table-cell office:value-type="float" office:value="416823.65279451571" table:formula="of:=[.BW13]-[.BW12]" table:style-name="ce31">
            <text:p>416824</text:p>
          </table:table-cell>
          <table:table-cell table:number-columns-repeated="4" table:style-name="ce143"/>
          <table:table-cell office:value-type="float" office:value="0.34929922000382513" table:formula="of:=([.BW13]/[.B13])" table:style-name="ce146">
            <text:p>0.3493</text:p>
          </table:table-cell>
          <table:table-cell office:value-type="float" office:value="3.4999999999999858" table:formula="of:=([.BW13]*100/[.BW12])-100" table:style-name="ce30">
            <text:p>3.5</text:p>
          </table:table-cell>
          <table:table-cell office:value-type="float" office:value="1.0509435583173428" table:formula="of:=([.B13]*100/[.B12])-100" table:style-name="ce33">
            <text:p>1.05</text:p>
          </table:table-cell>
          <table:table-cell office:value-type="float" office:value="2.449056441682643" table:formula="of:=[.CD13]-[.CE13]" table:style-name="ce30">
            <text:p>2.4</text:p>
          </table:table-cell>
          <table:table-cell table:number-columns-repeated="3" table:style-name="ce148"/>
          <table:table-cell office:value-type="float" office:value="22147.3" table:style-name="ce10">
            <text:p>22147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66" table:style-name="ce33">
            <text:p>15.66</text:p>
          </table:table-cell>
          <table:table-cell table:style-name="ce30"/>
          <table:table-cell table:style-name="ce78"/>
          <table:table-cell office:value-type="float" office:value="320.97536231884055" table:formula="of:=[.CJ13]/69" table:style-name="ce29">
            <text:p>321.0</text:p>
          </table:table-cell>
          <table:table-cell office:value-type="float" office:value="320.97536231884055" table:style-name="ce29">
            <text:p>321.0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26.24" table:formula="of:=-0.06*(([.A13]-1963)^2)+8.5*([.A13]-1963)+140" table:style-name="ce30">
            <text:p>226.2</text:p>
          </table:table-cell>
          <table:table-cell office:value-type="float" office:value="276.24" table:formula="of:=[.DR13]+50" table:style-name="ce30">
            <text:p>276.2</text:p>
          </table:table-cell>
          <table:table-cell office:value-type="float" office:value="176.24" table:formula="of:=[.DR13]-50" table:style-name="ce30">
            <text:p>176.2</text:p>
          </table:table-cell>
          <table:table-cell office:value-type="float" office:value="326.24" table:formula="of:=[.DR13]+100" table:style-name="ce30">
            <text:p>326.2</text:p>
          </table:table-cell>
          <table:table-cell office:value-type="float" office:value="126.24000000000001" table:formula="of:=[.DR13]-100" table:style-name="ce30">
            <text:p>126.2</text:p>
          </table:table-cell>
          <table:table-cell office:value-type="float" office:value="232.47499999999999" table:formula="of:=-0.025*(([.A13]-1963)^2)+5.5*([.A13]-1963)+175" table:style-name="ce30">
            <text:p>232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5" table:style-name="ce18">
            <text:p>1975</text:p>
          </table:table-cell>
          <table:table-cell office:value-type="float" office:value="35688000" table:style-name="ce8">
            <text:p>35688000</text:p>
          </table:table-cell>
          <table:table-cell office:value-type="float" office:value="11872022" table:style-name="ce8">
            <text:p>11872022</text:p>
          </table:table-cell>
          <table:table-cell office:value-type="float" office:value="15433334.768084006" table:style-name="ce8">
            <text:p>15433334.77</text:p>
          </table:table-cell>
          <table:table-cell table:style-name="ce109"/>
          <table:table-cell office:value-type="float" office:value="456616.23076923075" table:formula="of:=[.C14]/26" table:style-name="ce34">
            <text:p>456616</text:p>
          </table:table-cell>
          <table:table-cell office:value-type="float" office:value="228308.11538461538" table:formula="of:=[.F14]/2" table:style-name="ce34">
            <text:p>228308</text:p>
          </table:table-cell>
          <table:table-cell office:value-type="float" office:value="342462.17307692306" table:formula="of:=[.G14]*1.5" table:style-name="ce10">
            <text:p>342462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92.156666666666652" table:style-name="ce106">
            <text:p>92</text:p>
          </table:table-cell>
          <table:table-cell table:style-name="ce109"/>
          <table:table-cell office:value-type="float" office:value="-0.77240179914257112" table:style-name="ce150">
            <text:p>-0.8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2695853.001759831" table:style-name="ce31">
            <text:p>12695853</text:p>
          </table:table-cell>
          <table:table-cell office:value-type="float" office:value="369782.12626484968" table:formula="of:=[.BW14]-[.BW13]" table:style-name="ce31">
            <text:p>369782</text:p>
          </table:table-cell>
          <table:table-cell table:number-columns-repeated="4" table:style-name="ce143"/>
          <table:table-cell office:value-type="float" office:value="0.35574571289396523" table:formula="of:=([.BW14]/[.B14])" table:style-name="ce146">
            <text:p>0.3557</text:p>
          </table:table-cell>
          <table:table-cell office:value-type="float" office:value="3.0000000000000142" table:formula="of:=([.BW14]*100/[.BW13])-100" table:style-name="ce30">
            <text:p>3.0</text:p>
          </table:table-cell>
          <table:table-cell office:value-type="float" office:value="1.1335298118340518" table:formula="of:=([.B14]*100/[.B13])-100" table:style-name="ce33">
            <text:p>1.13</text:p>
          </table:table-cell>
          <table:table-cell office:value-type="float" office:value="1.8664701881659624" table:formula="of:=[.CD14]-[.CE14]" table:style-name="ce30">
            <text:p>1.9</text:p>
          </table:table-cell>
          <table:table-cell table:number-columns-repeated="3" table:style-name="ce148"/>
          <table:table-cell office:value-type="float" office:value="20849.3" table:style-name="ce10">
            <text:p>20849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7.02" table:style-name="ce33">
            <text:p>17.02</text:p>
          </table:table-cell>
          <table:table-cell table:style-name="ce30"/>
          <table:table-cell table:style-name="ce78"/>
          <table:table-cell office:value-type="float" office:value="330.94126984126984" table:formula="of:=[.CJ14]/63" table:style-name="ce29">
            <text:p>330.9</text:p>
          </table:table-cell>
          <table:table-cell office:value-type="float" office:value="330.94126984126984" table:style-name="ce29">
            <text:p>330.9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33.36" table:formula="of:=-0.06*(([.A14]-1963)^2)+8.5*([.A14]-1963)+140" table:style-name="ce30">
            <text:p>233.4</text:p>
          </table:table-cell>
          <table:table-cell office:value-type="float" office:value="283.36" table:formula="of:=[.DR14]+50" table:style-name="ce30">
            <text:p>283.4</text:p>
          </table:table-cell>
          <table:table-cell office:value-type="float" office:value="183.36" table:formula="of:=[.DR14]-50" table:style-name="ce30">
            <text:p>183.4</text:p>
          </table:table-cell>
          <table:table-cell office:value-type="float" office:value="333.36" table:formula="of:=[.DR14]+100" table:style-name="ce30">
            <text:p>333.4</text:p>
          </table:table-cell>
          <table:table-cell office:value-type="float" office:value="133.36000000000001" table:formula="of:=[.DR14]-100" table:style-name="ce30">
            <text:p>133.4</text:p>
          </table:table-cell>
          <table:table-cell office:value-type="float" office:value="237.4" table:formula="of:=-0.025*(([.A14]-1963)^2)+5.5*([.A14]-1963)+175" table:style-name="ce30">
            <text:p>237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6" table:style-name="ce18">
            <text:p>1976</text:p>
          </table:table-cell>
          <table:table-cell office:value-type="float" office:value="36118000" table:style-name="ce8">
            <text:p>36118000</text:p>
          </table:table-cell>
          <table:table-cell office:value-type="float" office:value="11926333" table:style-name="ce8">
            <text:p>11926333</text:p>
          </table:table-cell>
          <table:table-cell office:value-type="float" office:value="15569723.748479994" table:style-name="ce8">
            <text:p>15569723.75</text:p>
          </table:table-cell>
          <table:table-cell table:style-name="ce109"/>
          <table:table-cell office:value-type="float" office:value="458705.11538461538" table:formula="of:=[.C15]/26" table:style-name="ce34">
            <text:p>458705</text:p>
          </table:table-cell>
          <table:table-cell office:value-type="float" office:value="229352.55769230769" table:formula="of:=[.F15]/2" table:style-name="ce34">
            <text:p>229353</text:p>
          </table:table-cell>
          <table:table-cell office:value-type="float" office:value="344028.8365384615" table:formula="of:=[.G15]*1.5" table:style-name="ce10">
            <text:p>344029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82.542500000000004" table:style-name="ce106">
            <text:p>83</text:p>
          </table:table-cell>
          <table:table-cell table:style-name="ce109"/>
          <table:table-cell office:value-type="float" office:value="5.027026800372127" table:style-name="ce150">
            <text:p>5.0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064032.738810865" table:style-name="ce31">
            <text:p>13064033</text:p>
          </table:table-cell>
          <table:table-cell office:value-type="float" office:value="368179.73705103435" table:formula="of:=[.BW15]-[.BW14]" table:style-name="ce31">
            <text:p>368180</text:p>
          </table:table-cell>
          <table:table-cell table:number-columns-repeated="4" table:style-name="ce143"/>
          <table:table-cell office:value-type="float" office:value="0.36170421227119071" table:formula="of:=([.BW15]/[.B15])" table:style-name="ce146">
            <text:p>0.3617</text:p>
          </table:table-cell>
          <table:table-cell office:value-type="float" office:value="2.9000000000000057" table:formula="of:=([.BW15]*100/[.BW14])-100" table:style-name="ce30">
            <text:p>2.9</text:p>
          </table:table-cell>
          <table:table-cell office:value-type="float" office:value="1.2048867966823593" table:formula="of:=([.B15]*100/[.B14])-100" table:style-name="ce33">
            <text:p>1.20</text:p>
          </table:table-cell>
          <table:table-cell office:value-type="float" office:value="1.6951132033176464" table:formula="of:=[.CD15]-[.CE15]" table:style-name="ce30">
            <text:p>1.7</text:p>
          </table:table-cell>
          <table:table-cell table:number-columns-repeated="3" table:style-name="ce148"/>
          <table:table-cell office:value-type="float" office:value="21293" table:style-name="ce10">
            <text:p>21293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7.559999999999999" table:style-name="ce33">
            <text:p>17.56</text:p>
          </table:table-cell>
          <table:table-cell table:style-name="ce30"/>
          <table:table-cell table:style-name="ce78"/>
          <table:table-cell office:value-type="float" office:value="322.62121212121212" table:formula="of:=[.CJ15]/66" table:style-name="ce29">
            <text:p>322.6</text:p>
          </table:table-cell>
          <table:table-cell office:value-type="float" office:value="322.62121212121212" table:style-name="ce29">
            <text:p>322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40.36" table:formula="of:=-0.06*(([.A15]-1963)^2)+8.5*([.A15]-1963)+140" table:style-name="ce30">
            <text:p>240.4</text:p>
          </table:table-cell>
          <table:table-cell office:value-type="float" office:value="290.36" table:formula="of:=[.DR15]+50" table:style-name="ce30">
            <text:p>290.4</text:p>
          </table:table-cell>
          <table:table-cell office:value-type="float" office:value="190.36" table:formula="of:=[.DR15]-50" table:style-name="ce30">
            <text:p>190.4</text:p>
          </table:table-cell>
          <table:table-cell office:value-type="float" office:value="340.36" table:formula="of:=[.DR15]+100" table:style-name="ce30">
            <text:p>340.4</text:p>
          </table:table-cell>
          <table:table-cell office:value-type="float" office:value="140.36000000000001" table:formula="of:=[.DR15]-100" table:style-name="ce30">
            <text:p>140.4</text:p>
          </table:table-cell>
          <table:table-cell office:value-type="float" office:value="242.27500000000001" table:formula="of:=-0.025*(([.A15]-1963)^2)+5.5*([.A15]-1963)+175" table:style-name="ce30">
            <text:p>242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7" table:style-name="ce18">
            <text:p>1977</text:p>
          </table:table-cell>
          <table:table-cell office:value-type="float" office:value="36564000" table:style-name="ce8">
            <text:p>36564000</text:p>
          </table:table-cell>
          <table:table-cell office:value-type="float" office:value="11966578" table:style-name="ce8">
            <text:p>11966578</text:p>
          </table:table-cell>
          <table:table-cell office:value-type="float" office:value="15701264.189243" table:style-name="ce8">
            <text:p>15701264.19</text:p>
          </table:table-cell>
          <table:table-cell table:style-name="ce109"/>
          <table:table-cell office:value-type="float" office:value="460253" table:formula="of:=[.C16]/26" table:style-name="ce34">
            <text:p>460253</text:p>
          </table:table-cell>
          <table:table-cell office:value-type="float" office:value="230126.5" table:formula="of:=[.F16]/2" table:style-name="ce34">
            <text:p>230127</text:p>
          </table:table-cell>
          <table:table-cell office:value-type="float" office:value="345189.75" table:formula="of:=[.G16]*1.5" table:style-name="ce10">
            <text:p>345190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102.25166666666667" table:style-name="ce106">
            <text:p>102</text:p>
          </table:table-cell>
          <table:table-cell table:style-name="ce109"/>
          <table:table-cell office:value-type="float" office:value="3.0857827457513736" table:style-name="ce150">
            <text:p>3.1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429825.65549757" table:style-name="ce31">
            <text:p>13429826</text:p>
          </table:table-cell>
          <table:table-cell office:value-type="float" office:value="365792.91668670438" table:formula="of:=[.BW16]-[.BW15]" table:style-name="ce31">
            <text:p>365793</text:p>
          </table:table-cell>
          <table:table-cell table:number-columns-repeated="4" table:style-name="ce143"/>
          <table:table-cell office:value-type="float" office:value="0.36729640234923888" table:formula="of:=([.BW16]/[.B16])" table:style-name="ce146">
            <text:p>0.3673</text:p>
          </table:table-cell>
          <table:table-cell office:value-type="float" office:value="2.8000000000000114" table:formula="of:=([.BW16]*100/[.BW15])-100" table:style-name="ce30">
            <text:p>2.8</text:p>
          </table:table-cell>
          <table:table-cell office:value-type="float" office:value="1.234841353341821" table:formula="of:=([.B16]*100/[.B15])-100" table:style-name="ce33">
            <text:p>1.23</text:p>
          </table:table-cell>
          <table:table-cell office:value-type="float" office:value="1.5651586466581904" table:formula="of:=[.CD16]-[.CE16]" table:style-name="ce30">
            <text:p>1.6</text:p>
          </table:table-cell>
          <table:table-cell table:number-columns-repeated="3" table:style-name="ce148"/>
          <table:table-cell office:value-type="float" office:value="21710" table:style-name="ce10">
            <text:p>21710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24.44" table:style-name="ce33">
            <text:p>24.44</text:p>
          </table:table-cell>
          <table:table-cell table:style-name="ce30"/>
          <table:table-cell table:style-name="ce78"/>
          <table:table-cell office:value-type="float" office:value="314.63768115942031" table:formula="of:=[.CJ16]/69" table:style-name="ce29">
            <text:p>314.6</text:p>
          </table:table-cell>
          <table:table-cell office:value-type="float" office:value="314.63768115942031" table:style-name="ce29">
            <text:p>314.6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47.24" table:formula="of:=-0.06*(([.A16]-1963)^2)+8.5*([.A16]-1963)+140" table:style-name="ce30">
            <text:p>247.2</text:p>
          </table:table-cell>
          <table:table-cell office:value-type="float" office:value="297.24" table:formula="of:=[.DR16]+50" table:style-name="ce30">
            <text:p>297.2</text:p>
          </table:table-cell>
          <table:table-cell office:value-type="float" office:value="197.24" table:formula="of:=[.DR16]-50" table:style-name="ce30">
            <text:p>197.2</text:p>
          </table:table-cell>
          <table:table-cell office:value-type="float" office:value="347.24" table:formula="of:=[.DR16]+100" table:style-name="ce30">
            <text:p>347.2</text:p>
          </table:table-cell>
          <table:table-cell office:value-type="float" office:value="147.24" table:formula="of:=[.DR16]-100" table:style-name="ce30">
            <text:p>147.2</text:p>
          </table:table-cell>
          <table:table-cell office:value-type="float" office:value="247.1" table:formula="of:=-0.025*(([.A16]-1963)^2)+5.5*([.A16]-1963)+175" table:style-name="ce30">
            <text:p>247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8" table:style-name="ce18">
            <text:p>1978</text:p>
          </table:table-cell>
          <table:table-cell office:value-type="float" office:value="36741000" table:style-name="ce8">
            <text:p>36741000</text:p>
          </table:table-cell>
          <table:table-cell office:value-type="float" office:value="12024081" table:style-name="ce8">
            <text:p>12024081</text:p>
          </table:table-cell>
          <table:table-cell office:value-type="float" office:value="15869336.209646001" table:style-name="ce8">
            <text:p>15869336.21</text:p>
          </table:table-cell>
          <table:table-cell table:style-name="ce109"/>
          <table:table-cell office:value-type="float" office:value="462464.65384615387" table:formula="of:=[.C17]/26" table:style-name="ce34">
            <text:p>462465</text:p>
          </table:table-cell>
          <table:table-cell office:value-type="float" office:value="231232.32692307694" table:formula="of:=[.F17]/2" table:style-name="ce34">
            <text:p>231232</text:p>
          </table:table-cell>
          <table:table-cell office:value-type="float" office:value="346848.49038461538" table:formula="of:=[.G17]*1.5" table:style-name="ce10">
            <text:p>346848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5" table:style-name="ce28"/>
          <table:table-cell table:number-columns-repeated="7" table:style-name="ce97"/>
          <table:table-cell office:value-type="float" office:value="125.8875" table:style-name="ce106">
            <text:p>126</text:p>
          </table:table-cell>
          <table:table-cell table:style-name="ce109"/>
          <table:table-cell office:value-type="float" office:value="3.1236846843172543" table:style-name="ce150">
            <text:p>3.1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792430.948196003" table:style-name="ce31">
            <text:p>13792431</text:p>
          </table:table-cell>
          <table:table-cell office:value-type="float" office:value="362605.29269843362" table:formula="of:=[.BW17]-[.BW16]" table:style-name="ce31">
            <text:p>362605</text:p>
          </table:table-cell>
          <table:table-cell table:number-columns-repeated="4" table:style-name="ce143"/>
          <table:table-cell office:value-type="float" office:value="0.37539617724601954" table:formula="of:=([.BW17]/[.B17])" table:style-name="ce146">
            <text:p>0.3754</text:p>
          </table:table-cell>
          <table:table-cell office:value-type="float" office:value="2.7000000000000028" table:formula="of:=([.BW17]*100/[.BW16])-100" table:style-name="ce30">
            <text:p>2.7</text:p>
          </table:table-cell>
          <table:table-cell office:value-type="float" office:value="0.48408270429931122" table:formula="of:=([.B17]*100/[.B16])-100" table:style-name="ce33">
            <text:p>0.48</text:p>
          </table:table-cell>
          <table:table-cell office:value-type="float" office:value="2.2159172957006916" table:formula="of:=[.CD17]-[.CE17]" table:style-name="ce30">
            <text:p>2.2</text:p>
          </table:table-cell>
          <table:table-cell table:number-columns-repeated="3" table:style-name="ce148"/>
          <table:table-cell office:value-type="float" office:value="22028" table:style-name="ce10">
            <text:p>22028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9.98" table:style-name="ce33">
            <text:p>19.98</text:p>
          </table:table-cell>
          <table:table-cell table:style-name="ce30"/>
          <table:table-cell table:style-name="ce78"/>
          <table:table-cell office:value-type="float" office:value="289.84210526315792" table:formula="of:=[.CJ17]/76" table:style-name="ce29">
            <text:p>289.8</text:p>
          </table:table-cell>
          <table:table-cell office:value-type="float" office:value="289.84210526315792" table:style-name="ce29">
            <text:p>289.8</text:p>
          </table:table-cell>
          <table:table-cell table:style-name="ce92"/>
          <table:table-cell table:style-name="ce75"/>
          <table:table-cell table:style-name="ce132"/>
          <table:table-cell table:style-name="ce114"/>
          <table:table-cell table:number-columns-repeated="4" table:style-name="ce28"/>
          <table:table-cell office:value-type="float" office:value="254" table:formula="of:=-0.06*(([.A17]-1963)^2)+8.5*([.A17]-1963)+140" table:style-name="ce30">
            <text:p>254.0</text:p>
          </table:table-cell>
          <table:table-cell office:value-type="float" office:value="304" table:formula="of:=[.DR17]+50" table:style-name="ce30">
            <text:p>304.0</text:p>
          </table:table-cell>
          <table:table-cell office:value-type="float" office:value="204" table:formula="of:=[.DR17]-50" table:style-name="ce30">
            <text:p>204.0</text:p>
          </table:table-cell>
          <table:table-cell office:value-type="float" office:value="354" table:formula="of:=[.DR17]+100" table:style-name="ce30">
            <text:p>354.0</text:p>
          </table:table-cell>
          <table:table-cell office:value-type="float" office:value="154" table:formula="of:=[.DR17]-100" table:style-name="ce30">
            <text:p>154.0</text:p>
          </table:table-cell>
          <table:table-cell office:value-type="float" office:value="251.875" table:formula="of:=-0.025*(([.A17]-1963)^2)+5.5*([.A17]-1963)+175" table:style-name="ce30">
            <text:p>251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79" table:style-name="ce18">
            <text:p>1979</text:p>
          </table:table-cell>
          <table:table-cell office:value-type="float" office:value="37289000" table:style-name="ce8">
            <text:p>37289000</text:p>
          </table:table-cell>
          <table:table-cell office:value-type="float" office:value="12074990" table:style-name="ce8">
            <text:p>12074990</text:p>
          </table:table-cell>
          <table:table-cell office:value-type="float" office:value="16022183.180545999" table:style-name="ce8">
            <text:p>16022183.18</text:p>
          </table:table-cell>
          <table:table-cell table:style-name="ce109"/>
          <table:table-cell office:value-type="float" office:value="464422.69230769231" table:formula="of:=[.C18]/26" table:style-name="ce34">
            <text:p>464423</text:p>
          </table:table-cell>
          <table:table-cell office:value-type="float" office:value="232211.34615384616" table:formula="of:=[.F18]/2" table:style-name="ce34">
            <text:p>232211</text:p>
          </table:table-cell>
          <table:table-cell office:value-type="float" office:value="348317.01923076925" table:formula="of:=[.G18]*1.5" table:style-name="ce10">
            <text:p>348317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7.516500000000001" table:style-name="ce94">
            <text:p>17.52</text:p>
          </table:table-cell>
          <table:table-cell table:number-columns-repeated="7" table:style-name="ce97"/>
          <table:table-cell office:value-type="float" office:value="193.33666666666667" table:style-name="ce106">
            <text:p>193</text:p>
          </table:table-cell>
          <table:table-cell table:style-name="ce109"/>
          <table:table-cell office:value-type="float" office:value="3.8734540929989691" table:style-name="ce150">
            <text:p>3.9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137241.721900903" table:style-name="ce31">
            <text:p>14137242</text:p>
          </table:table-cell>
          <table:table-cell office:value-type="float" office:value="344810.77370489947" table:formula="of:=[.BW18]-[.BW17]" table:style-name="ce31">
            <text:p>344811</text:p>
          </table:table-cell>
          <table:table-cell table:number-columns-repeated="4" table:style-name="ce143"/>
          <table:table-cell office:value-type="float" office:value="0.37912633006787261" table:formula="of:=([.BW18]/[.B18])" table:style-name="ce146">
            <text:p>0.3791</text:p>
          </table:table-cell>
          <table:table-cell office:value-type="float" office:value="2.4999999999999858" table:formula="of:=([.BW18]*100/[.BW17])-100" table:style-name="ce30">
            <text:p>2.5</text:p>
          </table:table-cell>
          <table:table-cell office:value-type="float" office:value="1.491521733213574" table:formula="of:=([.B18]*100/[.B17])-100" table:style-name="ce33">
            <text:p>1.49</text:p>
          </table:table-cell>
          <table:table-cell office:value-type="float" office:value="1.0084782667864118" table:formula="of:=[.CD18]-[.CE18]" table:style-name="ce30">
            <text:p>1.0</text:p>
          </table:table-cell>
          <table:table-cell table:number-columns-repeated="3" table:style-name="ce148"/>
          <table:table-cell office:value-type="float" office:value="20773" table:style-name="ce10">
            <text:p>20773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68" table:style-name="ce33">
            <text:p>15.68</text:p>
          </table:table-cell>
          <table:table-cell table:style-name="ce30"/>
          <table:table-cell table:style-name="ce78"/>
          <table:table-cell office:value-type="float" office:value="273.32894736842104" table:formula="of:=[.CJ18]/76" table:style-name="ce29">
            <text:p>273.3</text:p>
          </table:table-cell>
          <table:table-cell office:value-type="float" office:value="273.32894736842104" table:style-name="ce29">
            <text:p>273.3</text:p>
          </table:table-cell>
          <table:table-cell table:style-name="ce92"/>
          <table:table-cell table:style-name="ce33"/>
          <table:table-cell table:style-name="ce132"/>
          <table:table-cell table:style-name="ce114"/>
          <table:table-cell table:number-columns-repeated="4" table:style-name="ce28"/>
          <table:table-cell office:value-type="float" office:value="260.64" table:formula="of:=-0.06*(([.A18]-1963)^2)+8.5*([.A18]-1963)+140" table:style-name="ce30">
            <text:p>260.6</text:p>
          </table:table-cell>
          <table:table-cell office:value-type="float" office:value="310.64" table:formula="of:=[.DR18]+50" table:style-name="ce30">
            <text:p>310.6</text:p>
          </table:table-cell>
          <table:table-cell office:value-type="float" office:value="210.64" table:formula="of:=[.DR18]-50" table:style-name="ce30">
            <text:p>210.6</text:p>
          </table:table-cell>
          <table:table-cell office:value-type="float" office:value="360.64" table:formula="of:=[.DR18]+100" table:style-name="ce30">
            <text:p>360.6</text:p>
          </table:table-cell>
          <table:table-cell office:value-type="float" office:value="160.63999999999999" table:formula="of:=[.DR18]-100" table:style-name="ce30">
            <text:p>160.6</text:p>
          </table:table-cell>
          <table:table-cell office:value-type="float" office:value="256.60000000000002" table:formula="of:=-0.025*(([.A18]-1963)^2)+5.5*([.A18]-1963)+175" table:style-name="ce30">
            <text:p>256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0" table:style-name="ce18">
            <text:p>1980</text:p>
          </table:table-cell>
          <table:table-cell office:value-type="float" office:value="37527000" table:style-name="ce8">
            <text:p>37527000</text:p>
          </table:table-cell>
          <table:table-cell office:value-type="float" office:value="12092821" table:style-name="ce8">
            <text:p>12092821</text:p>
          </table:table-cell>
          <table:table-cell office:value-type="float" office:value="16153924.175535997" table:style-name="ce8">
            <text:p>16153924.18</text:p>
          </table:table-cell>
          <table:table-cell table:style-name="ce109"/>
          <table:table-cell office:value-type="float" office:value="465108.5" table:formula="of:=[.C19]/26" table:style-name="ce34">
            <text:p>465109</text:p>
          </table:table-cell>
          <table:table-cell office:value-type="float" office:value="232554.25" table:formula="of:=[.F19]/2" table:style-name="ce34">
            <text:p>232554</text:p>
          </table:table-cell>
          <table:table-cell office:value-type="float" office:value="348831.375" table:formula="of:=[.G19]*1.5" table:style-name="ce10">
            <text:p>348831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5.841749999999999" table:style-name="ce94">
            <text:p>15.84</text:p>
          </table:table-cell>
          <table:table-cell table:number-columns-repeated="3" table:style-name="ce97"/>
          <table:table-cell office:value-type="float" office:value="1230451000000" table:style-name="ce127">
            <text:p>1.23E+12</text:p>
          </table:table-cell>
          <table:table-cell table:number-columns-repeated="3" table:style-name="ce97"/>
          <table:table-cell office:value-type="float" office:value="374.74166666666662" table:style-name="ce106">
            <text:p>375</text:p>
          </table:table-cell>
          <table:table-cell table:style-name="ce109"/>
          <table:table-cell office:value-type="float" office:value="2.1593480833944625" table:style-name="ce150">
            <text:p>2.2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476535.523226524" table:style-name="ce31">
            <text:p>14476536</text:p>
          </table:table-cell>
          <table:table-cell office:value-type="float" office:value="339293.80132562108" table:formula="of:=[.BW19]-[.BW18]" table:style-name="ce31">
            <text:p>339294</text:p>
          </table:table-cell>
          <table:table-cell table:number-columns-repeated="4" table:style-name="ce143"/>
          <table:table-cell office:value-type="float" office:value="0.38576319778363644" table:formula="of:=([.BW19]/[.B19])" table:style-name="ce146">
            <text:p>0.3858</text:p>
          </table:table-cell>
          <table:table-cell office:value-type="float" office:value="2.3999999999999915" table:formula="of:=([.BW19]*100/[.BW18])-100" table:style-name="ce30">
            <text:p>2.4</text:p>
          </table:table-cell>
          <table:table-cell office:value-type="float" office:value="0.6382579312934098" table:formula="of:=([.B19]*100/[.B18])-100" table:style-name="ce33">
            <text:p>0.64</text:p>
          </table:table-cell>
          <table:table-cell office:value-type="float" office:value="1.7617420687065817" table:formula="of:=[.CD19]-[.CE19]" table:style-name="ce30">
            <text:p>1.8</text:p>
          </table:table-cell>
          <table:table-cell table:number-columns-repeated="3" table:style-name="ce148"/>
          <table:table-cell office:value-type="float" office:value="19725" table:style-name="ce10">
            <text:p>19725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59" table:style-name="ce33">
            <text:p>15.59</text:p>
          </table:table-cell>
          <table:table-cell table:style-name="ce30"/>
          <table:table-cell table:style-name="ce78"/>
          <table:table-cell office:value-type="float" office:value="259.53947368421052" table:formula="of:=[.CJ19]/76" table:style-name="ce29">
            <text:p>259.5</text:p>
          </table:table-cell>
          <table:table-cell office:value-type="float" office:value="259.53947368421052" table:style-name="ce29">
            <text:p>259.5</text:p>
          </table:table-cell>
          <table:table-cell table:style-name="ce92"/>
          <table:table-cell office:value-type="float" office:value="-1.6747500000000013" table:formula="of:=([.AH19]-[.AH18])" table:style-name="ce33">
            <text:p>-1.67</text:p>
          </table:table-cell>
          <table:table-cell table:style-name="ce132"/>
          <table:table-cell table:style-name="ce114"/>
          <table:table-cell table:number-columns-repeated="4" table:style-name="ce28"/>
          <table:table-cell office:value-type="float" office:value="267.15999999999997" table:formula="of:=-0.06*(([.A19]-1963)^2)+8.5*([.A19]-1963)+140" table:style-name="ce30">
            <text:p>267.2</text:p>
          </table:table-cell>
          <table:table-cell office:value-type="float" office:value="317.15999999999997" table:formula="of:=[.DR19]+50" table:style-name="ce30">
            <text:p>317.2</text:p>
          </table:table-cell>
          <table:table-cell office:value-type="float" office:value="217.15999999999997" table:formula="of:=[.DR19]-50" table:style-name="ce30">
            <text:p>217.2</text:p>
          </table:table-cell>
          <table:table-cell office:value-type="float" office:value="367.15999999999997" table:formula="of:=[.DR19]+100" table:style-name="ce30">
            <text:p>367.2</text:p>
          </table:table-cell>
          <table:table-cell office:value-type="float" office:value="167.15999999999997" table:formula="of:=[.DR19]-100" table:style-name="ce30">
            <text:p>167.2</text:p>
          </table:table-cell>
          <table:table-cell office:value-type="float" office:value="261.27499999999998" table:formula="of:=-0.025*(([.A19]-1963)^2)+5.5*([.A19]-1963)+175" table:style-name="ce30">
            <text:p>261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1" table:style-name="ce18">
            <text:p>1981</text:p>
          </table:table-cell>
          <table:table-cell office:value-type="float" office:value="37741000" table:style-name="ce8">
            <text:p>37741000</text:p>
          </table:table-cell>
          <table:table-cell office:value-type="float" office:value="12135566" table:style-name="ce8">
            <text:p>12135566</text:p>
          </table:table-cell>
          <table:table-cell office:value-type="float" office:value="16310425.597621998" table:style-name="ce8">
            <text:p>16310425.6</text:p>
          </table:table-cell>
          <table:table-cell table:style-name="ce109"/>
          <table:table-cell office:value-type="float" office:value="466752.53846153844" table:formula="of:=[.C20]/26" table:style-name="ce34">
            <text:p>466753</text:p>
          </table:table-cell>
          <table:table-cell office:value-type="float" office:value="233376.26923076922" table:formula="of:=[.F20]/2" table:style-name="ce34">
            <text:p>233376</text:p>
          </table:table-cell>
          <table:table-cell office:value-type="float" office:value="350064.40384615381" table:formula="of:=[.G20]*1.5" table:style-name="ce10">
            <text:p>350064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6.862454545454543" table:style-name="ce94">
            <text:p>16.86</text:p>
          </table:table-cell>
          <table:table-cell table:number-columns-repeated="3" table:style-name="ce97"/>
          <table:table-cell office:value-type="float" office:value="1356895000000" table:style-name="ce127">
            <text:p>1.36E+12</text:p>
          </table:table-cell>
          <table:table-cell office:value-type="float" office:value="10.276232048248971" table:formula="of:=([.AL20]*100/[.AL19])-100" table:style-name="ce103">
            <text:p>10.28</text:p>
          </table:table-cell>
          <table:table-cell table:number-columns-repeated="2" table:style-name="ce97"/>
          <table:table-cell office:value-type="float" office:value="356.03" table:style-name="ce106">
            <text:p>356</text:p>
          </table:table-cell>
          <table:table-cell table:style-name="ce109"/>
          <table:table-cell office:value-type="float" office:value="0.52395862262468995" table:style-name="ce150">
            <text:p>0.5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726000" table:style-name="ce22">
            <text:p>14726000</text:p>
          </table:table-cell>
          <table:table-cell office:value-type="float" office:value="249464.47677347623" table:formula="of:=[.BW20]-[.BW19]" table:style-name="ce31">
            <text:p>249464</text:p>
          </table:table-cell>
          <table:table-cell table:number-columns-repeated="4" table:style-name="ce143"/>
          <table:table-cell office:value-type="float" office:value="0.39018573964653824" table:formula="of:=([.BW20]/[.B20])" table:style-name="ce146">
            <text:p>0.3902</text:p>
          </table:table-cell>
          <table:table-cell office:value-type="float" office:value="1.7232332720299581" table:formula="of:=([.BW20]*100/[.BW19])-100" table:style-name="ce30">
            <text:p>1.7</text:p>
          </table:table-cell>
          <table:table-cell office:value-type="float" office:value="0.57025608228741476" table:formula="of:=([.B20]*100/[.B19])-100" table:style-name="ce33">
            <text:p>0.57</text:p>
          </table:table-cell>
          <table:table-cell office:value-type="float" office:value="1.1529771897425434" table:formula="of:=[.CD20]-[.CE20]" table:style-name="ce30">
            <text:p>1.2</text:p>
          </table:table-cell>
          <table:table-cell table:number-columns-repeated="3" table:style-name="ce148"/>
          <table:table-cell office:value-type="float" office:value="18487" table:style-name="ce10">
            <text:p>18487</text:p>
          </table:table-cell>
          <table:table-cell table:style-name="ce72"/>
          <table:table-cell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4.56" table:style-name="ce33">
            <text:p>14.56</text:p>
          </table:table-cell>
          <table:table-cell table:style-name="ce30"/>
          <table:table-cell table:style-name="ce78"/>
          <table:table-cell office:value-type="float" office:value="210.07954545454547" table:formula="of:=[.CJ20]/88" table:style-name="ce29">
            <text:p>210.1</text:p>
          </table:table-cell>
          <table:table-cell office:value-type="float" office:value="210.07954545454547" table:style-name="ce29">
            <text:p>210.1</text:p>
          </table:table-cell>
          <table:table-cell table:style-name="ce92"/>
          <table:table-cell office:value-type="float" office:value="1.020704545454544" table:formula="of:=([.AH20]-[.AH19])" table:style-name="ce33">
            <text:p>1.02</text:p>
          </table:table-cell>
          <table:table-cell table:style-name="ce132"/>
          <table:table-cell table:style-name="ce114"/>
          <table:table-cell table:number-columns-repeated="4" table:style-name="ce28"/>
          <table:table-cell office:value-type="float" office:value="273.56" table:formula="of:=-0.06*(([.A20]-1963)^2)+8.5*([.A20]-1963)+140" table:style-name="ce30">
            <text:p>273.6</text:p>
          </table:table-cell>
          <table:table-cell office:value-type="float" office:value="323.56" table:formula="of:=[.DR20]+50" table:style-name="ce30">
            <text:p>323.6</text:p>
          </table:table-cell>
          <table:table-cell office:value-type="float" office:value="223.56" table:formula="of:=[.DR20]-50" table:style-name="ce30">
            <text:p>223.6</text:p>
          </table:table-cell>
          <table:table-cell office:value-type="float" office:value="373.56" table:formula="of:=[.DR20]+100" table:style-name="ce30">
            <text:p>373.6</text:p>
          </table:table-cell>
          <table:table-cell office:value-type="float" office:value="173.56" table:formula="of:=[.DR20]-100" table:style-name="ce30">
            <text:p>173.6</text:p>
          </table:table-cell>
          <table:table-cell office:value-type="float" office:value="265.89999999999998" table:formula="of:=-0.025*(([.A20]-1963)^2)+5.5*([.A20]-1963)+175" table:style-name="ce30">
            <text:p>265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2" table:style-name="ce18">
            <text:p>1982</text:p>
          </table:table-cell>
          <table:table-cell office:value-type="float" office:value="37942000" table:style-name="ce8">
            <text:p>37942000</text:p>
          </table:table-cell>
          <table:table-cell office:value-type="float" office:value="12166940" table:style-name="ce8">
            <text:p>12166940</text:p>
          </table:table-cell>
          <table:table-cell office:value-type="float" office:value="16431397.080511" table:style-name="ce8">
            <text:p>16431397.08</text:p>
          </table:table-cell>
          <table:table-cell table:style-name="ce109"/>
          <table:table-cell office:value-type="float" office:value="467959.23076923075" table:formula="of:=[.C21]/26" table:style-name="ce34">
            <text:p>467959</text:p>
          </table:table-cell>
          <table:table-cell office:value-type="float" office:value="233979.61538461538" table:formula="of:=[.F21]/2" table:style-name="ce34">
            <text:p>233980</text:p>
          </table:table-cell>
          <table:table-cell office:value-type="float" office:value="350969.42307692306" table:formula="of:=[.G21]*1.5" table:style-name="ce10">
            <text:p>350969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6.58909090909091" table:style-name="ce94">
            <text:p>16.59</text:p>
          </table:table-cell>
          <table:table-cell table:number-columns-repeated="3" table:style-name="ce97"/>
          <table:table-cell office:value-type="float" office:value="1511643000000" table:style-name="ce127">
            <text:p>1.51E+12</text:p>
          </table:table-cell>
          <table:table-cell office:value-type="float" office:value="11.40456704461289" table:formula="of:=([.AL21]*100/[.AL20])-100" table:style-name="ce103">
            <text:p>11.40</text:p>
          </table:table-cell>
          <table:table-cell table:number-columns-repeated="2" table:style-name="ce97"/>
          <table:table-cell office:value-type="float" office:value="348.6608333333333" table:style-name="ce106">
            <text:p>349</text:p>
          </table:table-cell>
          <table:table-cell table:style-name="ce109"/>
          <table:table-cell office:value-type="float" office:value="0.71275271699988707" table:style-name="ce150">
            <text:p>0.7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951835.891732119" table:style-name="ce31">
            <text:p>14951836</text:p>
          </table:table-cell>
          <table:table-cell office:value-type="float" office:value="225835.89173211902" table:formula="of:=[.BW21]-[.BW20]" table:style-name="ce31">
            <text:p>225836</text:p>
          </table:table-cell>
          <table:table-cell table:number-columns-repeated="4" table:style-name="ce143"/>
          <table:table-cell office:value-type="float" office:value="0.39407084212039745" table:formula="of:=([.BW21]/[.B21])" table:style-name="ce146">
            <text:p>0.3941</text:p>
          </table:table-cell>
          <table:table-cell office:value-type="float" office:value="1.5335861179690227" table:formula="of:=([.BW21]*100/[.BW20])-100" table:style-name="ce30">
            <text:p>1.5</text:p>
          </table:table-cell>
          <table:table-cell office:value-type="float" office:value="0.53257730319811003" table:formula="of:=([.B21]*100/[.B20])-100" table:style-name="ce33">
            <text:p>0.53</text:p>
          </table:table-cell>
          <table:table-cell office:value-type="float" office:value="1.0010088147709126" table:formula="of:=[.CD21]-[.CE21]" table:style-name="ce30">
            <text:p>1.0</text:p>
          </table:table-cell>
          <table:table-cell table:number-columns-repeated="3" table:style-name="ce148"/>
          <table:table-cell office:value-type="float" office:value="18528" table:style-name="ce10">
            <text:p>18528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4.43" table:style-name="ce33">
            <text:p>14.43</text:p>
          </table:table-cell>
          <table:table-cell table:style-name="ce30"/>
          <table:table-cell table:style-name="ce78"/>
          <table:table-cell office:value-type="float" office:value="210.54545454545453" table:formula="of:=[.CJ21]/88" table:style-name="ce29">
            <text:p>210.5</text:p>
          </table:table-cell>
          <table:table-cell office:value-type="float" office:value="210.54545454545453" table:style-name="ce29">
            <text:p>210.5</text:p>
          </table:table-cell>
          <table:table-cell table:style-name="ce92"/>
          <table:table-cell office:value-type="float" office:value="-0.27336363636363359" table:formula="of:=([.AH21]-[.AH20])" table:style-name="ce33">
            <text:p>-0.27</text:p>
          </table:table-cell>
          <table:table-cell table:style-name="ce131"/>
          <table:table-cell table:style-name="ce114"/>
          <table:table-cell table:number-columns-repeated="4" table:style-name="ce28"/>
          <table:table-cell office:value-type="float" office:value="279.84000000000003" table:formula="of:=-0.06*(([.A21]-1963)^2)+8.5*([.A21]-1963)+140" table:style-name="ce30">
            <text:p>279.8</text:p>
          </table:table-cell>
          <table:table-cell office:value-type="float" office:value="329.84000000000003" table:formula="of:=[.DR21]+50" table:style-name="ce30">
            <text:p>329.8</text:p>
          </table:table-cell>
          <table:table-cell office:value-type="float" office:value="229.84000000000003" table:formula="of:=[.DR21]-50" table:style-name="ce30">
            <text:p>229.8</text:p>
          </table:table-cell>
          <table:table-cell office:value-type="float" office:value="379.84000000000003" table:formula="of:=[.DR21]+100" table:style-name="ce30">
            <text:p>379.8</text:p>
          </table:table-cell>
          <table:table-cell office:value-type="float" office:value="179.84000000000003" table:formula="of:=[.DR21]-100" table:style-name="ce30">
            <text:p>179.8</text:p>
          </table:table-cell>
          <table:table-cell office:value-type="float" office:value="270.47500000000002" table:formula="of:=-0.025*(([.A21]-1963)^2)+5.5*([.A21]-1963)+175" table:style-name="ce30">
            <text:p>270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3" table:style-name="ce18">
            <text:p>1983</text:p>
          </table:table-cell>
          <table:table-cell office:value-type="float" office:value="38122000" table:style-name="ce8">
            <text:p>38122000</text:p>
          </table:table-cell>
          <table:table-cell office:value-type="float" office:value="12255611" table:style-name="ce8">
            <text:p>12255611</text:p>
          </table:table-cell>
          <table:table-cell office:value-type="float" office:value="16581081.861881003" table:style-name="ce8">
            <text:p>16581081.86</text:p>
          </table:table-cell>
          <table:table-cell table:style-name="ce109"/>
          <table:table-cell office:value-type="float" office:value="471369.65384615387" table:formula="of:=[.C22]/26" table:style-name="ce34">
            <text:p>471370</text:p>
          </table:table-cell>
          <table:table-cell office:value-type="float" office:value="235684.82692307694" table:formula="of:=[.F22]/2" table:style-name="ce34">
            <text:p>235685</text:p>
          </table:table-cell>
          <table:table-cell office:value-type="float" office:value="353527.24038461538" table:formula="of:=[.G22]*1.5" table:style-name="ce10">
            <text:p>353527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8.514333333333337" table:style-name="ce94">
            <text:p>18.51</text:p>
          </table:table-cell>
          <table:table-cell table:number-columns-repeated="3" table:style-name="ce97"/>
          <table:table-cell office:value-type="float" office:value="1647621000000" table:style-name="ce127">
            <text:p>1.65E+12</text:p>
          </table:table-cell>
          <table:table-cell office:value-type="float" office:value="8.9953778769193491" table:formula="of:=([.AL22]*100/[.AL21])-100" table:style-name="ce103">
            <text:p>9.00</text:p>
          </table:table-cell>
          <table:table-cell table:number-columns-repeated="2" table:style-name="ce97"/>
          <table:table-cell office:value-type="float" office:value="437.62833333333333" table:style-name="ce106">
            <text:p>438</text:p>
          </table:table-cell>
          <table:table-cell table:style-name="ce109"/>
          <table:table-cell office:value-type="float" office:value="1.3901479648998247" table:style-name="ce150">
            <text:p>1.4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170301.157183452" table:style-name="ce31">
            <text:p>15170301</text:p>
          </table:table-cell>
          <table:table-cell office:value-type="float" office:value="218465.26545133255" table:formula="of:=[.BW22]-[.BW21]" table:style-name="ce31">
            <text:p>218465</text:p>
          </table:table-cell>
          <table:table-cell table:number-columns-repeated="4" table:style-name="ce143"/>
          <table:table-cell office:value-type="float" office:value="0.39794085192758649" table:formula="of:=([.BW22]/[.B22])" table:style-name="ce146">
            <text:p>0.3979</text:p>
          </table:table-cell>
          <table:table-cell office:value-type="float" office:value="1.4611266939609493" table:formula="of:=([.BW22]*100/[.BW21])-100" table:style-name="ce30">
            <text:p>1.5</text:p>
          </table:table-cell>
          <table:table-cell office:value-type="float" office:value="0.47440830741658147" table:formula="of:=([.B22]*100/[.B21])-100" table:style-name="ce33">
            <text:p>0.47</text:p>
          </table:table-cell>
          <table:table-cell office:value-type="float" office:value="0.98671838654436783" table:formula="of:=[.CD22]-[.CE22]" table:style-name="ce30">
            <text:p>1.0</text:p>
          </table:table-cell>
          <table:table-cell table:number-columns-repeated="3" table:style-name="ce148"/>
          <table:table-cell office:value-type="float" office:value="17923.3" table:style-name="ce10">
            <text:p>1792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2.19" table:style-name="ce33">
            <text:p>12.19</text:p>
          </table:table-cell>
          <table:table-cell table:style-name="ce30"/>
          <table:table-cell table:style-name="ce78"/>
          <table:table-cell office:value-type="float" office:value="203.67386363636362" table:formula="of:=[.CJ22]/88" table:style-name="ce29">
            <text:p>203.7</text:p>
          </table:table-cell>
          <table:table-cell office:value-type="float" office:value="203.67386363636362" table:style-name="ce29">
            <text:p>203.7</text:p>
          </table:table-cell>
          <table:table-cell table:style-name="ce92"/>
          <table:table-cell office:value-type="float" office:value="1.9252424242424269" table:formula="of:=([.AH22]-[.AH21])" table:style-name="ce33">
            <text:p>1.93</text:p>
          </table:table-cell>
          <table:table-cell table:style-name="ce132"/>
          <table:table-cell table:style-name="ce114"/>
          <table:table-cell table:number-columns-repeated="4" table:style-name="ce28"/>
          <table:table-cell office:value-type="float" office:value="286" table:formula="of:=-0.06*(([.A22]-1963)^2)+8.5*([.A22]-1963)+140" table:style-name="ce30">
            <text:p>286.0</text:p>
          </table:table-cell>
          <table:table-cell office:value-type="float" office:value="336" table:formula="of:=[.DR22]+50" table:style-name="ce30">
            <text:p>336.0</text:p>
          </table:table-cell>
          <table:table-cell office:value-type="float" office:value="236" table:formula="of:=[.DR22]-50" table:style-name="ce30">
            <text:p>236.0</text:p>
          </table:table-cell>
          <table:table-cell office:value-type="float" office:value="386" table:formula="of:=[.DR22]+100" table:style-name="ce30">
            <text:p>386.0</text:p>
          </table:table-cell>
          <table:table-cell office:value-type="float" office:value="186" table:formula="of:=[.DR22]-100" table:style-name="ce30">
            <text:p>186.0</text:p>
          </table:table-cell>
          <table:table-cell office:value-type="float" office:value="275" table:formula="of:=-0.025*(([.A22]-1963)^2)+5.5*([.A22]-1963)+175" table:style-name="ce30">
            <text:p>275.0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4" table:style-name="ce18">
            <text:p>1984</text:p>
          </table:table-cell>
          <table:table-cell office:value-type="float" office:value="38279000" table:style-name="ce8">
            <text:p>38279000</text:p>
          </table:table-cell>
          <table:table-cell office:value-type="float" office:value="12336331" table:style-name="ce8">
            <text:p>12336331</text:p>
          </table:table-cell>
          <table:table-cell office:value-type="float" office:value="16716163.316961" table:style-name="ce8">
            <text:p>16716163.32</text:p>
          </table:table-cell>
          <table:table-cell table:style-name="ce109"/>
          <table:table-cell office:value-type="float" office:value="474474.26923076925" table:formula="of:=[.C23]/26" table:style-name="ce34">
            <text:p>474474</text:p>
          </table:table-cell>
          <table:table-cell office:value-type="float" office:value="237237.13461538462" table:formula="of:=[.F23]/2" table:style-name="ce34">
            <text:p>237237</text:p>
          </table:table-cell>
          <table:table-cell office:value-type="float" office:value="355855.70192307694" table:formula="of:=[.G23]*1.5" table:style-name="ce10">
            <text:p>355856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4.03825" table:style-name="ce94">
            <text:p>14.04</text:p>
          </table:table-cell>
          <table:table-cell table:number-columns-repeated="3" table:style-name="ce97"/>
          <table:table-cell office:value-type="float" office:value="1788789000000" table:style-name="ce127">
            <text:p>1.79E+12</text:p>
          </table:table-cell>
          <table:table-cell office:value-type="float" office:value="8.5679898471796605" table:formula="of:=([.AL23]*100/[.AL22])-100" table:style-name="ce103">
            <text:p>8.57</text:p>
          </table:table-cell>
          <table:table-cell table:number-columns-repeated="2" table:style-name="ce97"/>
          <table:table-cell office:value-type="float" office:value="424.69833333333332" table:style-name="ce106">
            <text:p>425</text:p>
          </table:table-cell>
          <table:table-cell table:style-name="ce109"/>
          <table:table-cell office:value-type="float" office:value="2.3787407614169496" table:style-name="ce150">
            <text:p>2.4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368227.521006804" table:style-name="ce31">
            <text:p>15368228</text:p>
          </table:table-cell>
          <table:table-cell office:value-type="float" office:value="197926.36382335238" table:formula="of:=[.BW23]-[.BW22]" table:style-name="ce31">
            <text:p>197926</text:p>
          </table:table-cell>
          <table:table-cell table:number-columns-repeated="4" table:style-name="ce143"/>
          <table:table-cell office:value-type="float" office:value="0.40147933647709722" table:formula="of:=([.BW23]/[.B23])" table:style-name="ce146">
            <text:p>0.4015</text:p>
          </table:table-cell>
          <table:table-cell office:value-type="float" office:value="1.3046963390679309" table:formula="of:=([.BW23]*100/[.BW22])-100" table:style-name="ce30">
            <text:p>1.3</text:p>
          </table:table-cell>
          <table:table-cell office:value-type="float" office:value="0.41183568543098659" table:formula="of:=([.B23]*100/[.B22])-100" table:style-name="ce33">
            <text:p>0.41</text:p>
          </table:table-cell>
          <table:table-cell office:value-type="float" office:value="0.89286065363694433" table:formula="of:=[.CD23]-[.CE23]" table:style-name="ce30">
            <text:p>0.9</text:p>
          </table:table-cell>
          <table:table-cell table:number-columns-repeated="3" table:style-name="ce148"/>
          <table:table-cell office:value-type="float" office:value="16238.25" table:style-name="ce10">
            <text:p>16238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1.3" table:style-name="ce33">
            <text:p>11.30</text:p>
          </table:table-cell>
          <table:table-cell table:style-name="ce30"/>
          <table:table-cell table:style-name="ce46"/>
          <table:table-cell office:value-type="float" office:value="182.53501020832474" table:formula="of:=([.DH24]*(([.CJ23]*100/[.CJ24])/100))" table:style-name="ce77">
            <text:p>182.5</text:p>
          </table:table-cell>
          <table:table-cell office:value-type="float" office:value="182.53501020832474" table:style-name="ce91">
            <text:p>182.5</text:p>
          </table:table-cell>
          <table:table-cell table:style-name="ce30"/>
          <table:table-cell office:value-type="float" office:value="-4.476083333333337" table:formula="of:=([.AH23]-[.AH22])" table:style-name="ce33">
            <text:p>-4.48</text:p>
          </table:table-cell>
          <table:table-cell table:style-name="ce132"/>
          <table:table-cell table:style-name="ce114"/>
          <table:table-cell table:number-columns-repeated="4" table:style-name="ce28"/>
          <table:table-cell office:value-type="float" office:value="292.03999999999996" table:formula="of:=-0.06*(([.A23]-1963)^2)+8.5*([.A23]-1963)+140" table:style-name="ce30">
            <text:p>292.0</text:p>
          </table:table-cell>
          <table:table-cell office:value-type="float" office:value="342.03999999999996" table:formula="of:=[.DR23]+50" table:style-name="ce30">
            <text:p>342.0</text:p>
          </table:table-cell>
          <table:table-cell office:value-type="float" office:value="242.03999999999996" table:formula="of:=[.DR23]-50" table:style-name="ce30">
            <text:p>242.0</text:p>
          </table:table-cell>
          <table:table-cell office:value-type="float" office:value="392.03999999999996" table:formula="of:=[.DR23]+100" table:style-name="ce30">
            <text:p>392.0</text:p>
          </table:table-cell>
          <table:table-cell office:value-type="float" office:value="192.03999999999996" table:formula="of:=[.DR23]-100" table:style-name="ce30">
            <text:p>192.0</text:p>
          </table:table-cell>
          <table:table-cell office:value-type="float" office:value="279.47500000000002" table:formula="of:=-0.025*(([.A23]-1963)^2)+5.5*([.A23]-1963)+175" table:style-name="ce30">
            <text:p>279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5" table:style-name="ce18">
            <text:p>1985</text:p>
          </table:table-cell>
          <table:table-cell office:value-type="float" office:value="38419000" table:style-name="ce12">
            <text:p>38419000</text:p>
          </table:table-cell>
          <table:table-cell office:value-type="float" office:value="12422212" table:style-name="ce8">
            <text:p>12422212</text:p>
          </table:table-cell>
          <table:table-cell office:value-type="float" office:value="16858354.513330996" table:style-name="ce8">
            <text:p>16858354.51</text:p>
          </table:table-cell>
          <table:table-cell table:style-name="ce109"/>
          <table:table-cell office:value-type="float" office:value="477777.38461538462" table:formula="of:=[.C24]/26" table:style-name="ce34">
            <text:p>477777</text:p>
          </table:table-cell>
          <table:table-cell office:value-type="float" office:value="238888.69230769231" table:formula="of:=[.F24]/2" table:style-name="ce34">
            <text:p>238889</text:p>
          </table:table-cell>
          <table:table-cell office:value-type="float" office:value="358333.0384615385" table:formula="of:=[.G24]*1.5" table:style-name="ce10">
            <text:p>358333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3.096083333333333" table:style-name="ce94">
            <text:p>13.10</text:p>
          </table:table-cell>
          <table:table-cell office:value-type="float" office:value="0.7779454545454545" table:style-name="ce103">
            <text:p>0.78</text:p>
          </table:table-cell>
          <table:table-cell office:value-type="float" office:value="20400" table:formula="of:=[.DD24]*100" table:style-name="ce106">
            <text:p>20400</text:p>
          </table:table-cell>
          <table:table-cell office:value-type="float" office:value="15870.087272727271" table:formula="of:=([.DD24]*100)*[.AI24]" table:style-name="ce106">
            <text:p>15870</text:p>
          </table:table-cell>
          <table:table-cell office:value-type="float" office:value="1927935000000" table:style-name="ce127">
            <text:p>1.93E+12</text:p>
          </table:table-cell>
          <table:table-cell office:value-type="float" office:value="7.7787821816882854" table:formula="of:=([.AL24]*100/[.AL23])-100" table:style-name="ce103">
            <text:p>7.78</text:p>
          </table:table-cell>
          <table:table-cell table:number-columns-repeated="2" table:style-name="ce97"/>
          <table:table-cell office:value-type="float" office:value="391.07166666666666" table:style-name="ce106">
            <text:p>391</text:p>
          </table:table-cell>
          <table:table-cell office:value-type="float" office:value="52.164351802525537" table:formula="of:=[.DD24]*100/[.AP24]" table:style-name="ce109">
            <text:p>52</text:p>
          </table:table-cell>
          <table:table-cell office:value-type="float" office:value="2.3128861590184755" table:style-name="ce150">
            <text:p>2.3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223" table:style-name="ce10">
            <text:p>223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569896.729566457" table:style-name="ce31">
            <text:p>15569897</text:p>
          </table:table-cell>
          <table:table-cell office:value-type="float" office:value="201669.20855965279" table:formula="of:=[.BW24]-[.BW23]" table:style-name="ce31">
            <text:p>201669</text:p>
          </table:table-cell>
          <table:table-cell table:number-columns-repeated="4" table:style-name="ce143"/>
          <table:table-cell office:value-type="float" office:value="0.40526553865447973" table:formula="of:=([.BW24]/[.B24])" table:style-name="ce146">
            <text:p>0.4053</text:p>
          </table:table-cell>
          <table:table-cell office:value-type="float" office:value="1.3122476764740298" table:formula="of:=([.BW24]*100/[.BW23])-100" table:style-name="ce30">
            <text:p>1.3</text:p>
          </table:table-cell>
          <table:table-cell office:value-type="float" office:value="0.36573578202147417" table:formula="of:=([.B24]*100/[.B23])-100" table:style-name="ce33">
            <text:p>0.37</text:p>
          </table:table-cell>
          <table:table-cell office:value-type="float" office:value="0.94651189445255568" table:formula="of:=[.CD24]-[.CE24]" table:style-name="ce30">
            <text:p>0.9</text:p>
          </table:table-cell>
          <table:table-cell table:number-columns-repeated="3" table:style-name="ce148"/>
          <table:table-cell office:value-type="float" office:value="16545.320000000003" table:style-name="ce10">
            <text:p>16545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2" table:style-name="ce21"/>
          <table:table-cell table:style-name="ce76"/>
          <table:table-cell table:style-name="ce21"/>
          <table:table-cell table:style-name="ce76"/>
          <table:table-cell office:value-type="float" office:value="204" table:style-name="ce10">
            <text:p>204</text:p>
          </table:table-cell>
          <table:table-cell office:value-type="float" office:value="8.83" table:style-name="ce33">
            <text:p>8.83</text:p>
          </table:table-cell>
          <table:table-cell office:value-type="float" office:value="100" table:style-name="ce30">
            <text:p>100.0</text:p>
          </table:table-cell>
          <table:table-cell office:value-type="float" office:value="18.013199999999998" table:formula="of:=(([.DD24]*[.DE24])/100)" table:style-name="ce30">
            <text:p>18.0</text:p>
          </table:table-cell>
          <table:table-cell office:value-type="float" office:value="185.98680000000002" table:formula="of:=[.DD24]-[.DG24]" table:style-name="ce30">
            <text:p>186.0</text:p>
          </table:table-cell>
          <table:table-cell office:value-type="float" office:value="204" table:formula="of:=[.DD24]/[.DF24]*[.$DF$24]" table:style-name="ce30">
            <text:p>204.0</text:p>
          </table:table-cell>
          <table:table-cell office:value-type="float" office:value="0" table:formula="of:=[.DD24]-[.DI24]" table:style-name="ce30">
            <text:p>0.0</text:p>
          </table:table-cell>
          <table:table-cell office:value-type="float" office:value="-0.94216666666666704" table:formula="of:=([.AH24]-[.AH23])" table:style-name="ce33">
            <text:p>-0.94</text:p>
          </table:table-cell>
          <table:table-cell table:style-name="ce132"/>
          <table:table-cell table:style-name="ce114"/>
          <table:table-cell table:number-columns-repeated="3" table:style-name="ce28"/>
          <table:table-cell table:style-name="ce30"/>
          <table:table-cell office:value-type="float" office:value="297.96000000000004" table:formula="of:=-0.06*(([.A24]-1963)^2)+8.5*([.A24]-1963)+140" table:style-name="ce30">
            <text:p>298.0</text:p>
          </table:table-cell>
          <table:table-cell office:value-type="float" office:value="347.96000000000004" table:formula="of:=[.DR24]+50" table:style-name="ce30">
            <text:p>348.0</text:p>
          </table:table-cell>
          <table:table-cell office:value-type="float" office:value="247.96000000000004" table:formula="of:=[.DR24]-50" table:style-name="ce30">
            <text:p>248.0</text:p>
          </table:table-cell>
          <table:table-cell office:value-type="float" office:value="397.96000000000004" table:formula="of:=[.DR24]+100" table:style-name="ce30">
            <text:p>398.0</text:p>
          </table:table-cell>
          <table:table-cell office:value-type="float" office:value="197.96000000000004" table:formula="of:=[.DR24]-100" table:style-name="ce30">
            <text:p>198.0</text:p>
          </table:table-cell>
          <table:table-cell office:value-type="float" office:value="283.89999999999998" table:formula="of:=-0.025*(([.A24]-1963)^2)+5.5*([.A24]-1963)+175" table:style-name="ce30">
            <text:p>283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6" table:style-name="ce18">
            <text:p>1986</text:p>
          </table:table-cell>
          <table:table-cell office:value-type="float" office:value="38536000" table:style-name="ce12">
            <text:p>38536000</text:p>
          </table:table-cell>
          <table:table-cell office:value-type="float" office:value="12546626" table:style-name="ce8">
            <text:p>12546626</text:p>
          </table:table-cell>
          <table:table-cell office:value-type="float" office:value="17006709.148548" table:style-name="ce8">
            <text:p>17006709.15</text:p>
          </table:table-cell>
          <table:table-cell table:style-name="ce109"/>
          <table:table-cell office:value-type="float" office:value="482562.53846153844" table:formula="of:=[.C25]/26" table:style-name="ce34">
            <text:p>482563</text:p>
          </table:table-cell>
          <table:table-cell office:value-type="float" office:value="241281.26923076922" table:formula="of:=[.F25]/2" table:style-name="ce34">
            <text:p>241281</text:p>
          </table:table-cell>
          <table:table-cell office:value-type="float" office:value="361921.90384615381" table:formula="of:=[.G25]*1.5" table:style-name="ce10">
            <text:p>361922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1.718999999999999" table:style-name="ce94">
            <text:p>11.72</text:p>
          </table:table-cell>
          <table:table-cell office:value-type="float" office:value="0.99354166666666666" table:style-name="ce103">
            <text:p>0.99</text:p>
          </table:table-cell>
          <table:table-cell office:value-type="float" office:value="24400" table:formula="of:=[.DD25]*100" table:style-name="ce106">
            <text:p>24400</text:p>
          </table:table-cell>
          <table:table-cell office:value-type="float" office:value="24242.416666666668" table:formula="of:=([.DD25]*100)*[.AI25]" table:style-name="ce106">
            <text:p>24242</text:p>
          </table:table-cell>
          <table:table-cell office:value-type="float" office:value="2058939000000" table:style-name="ce127">
            <text:p>2.06E+12</text:p>
          </table:table-cell>
          <table:table-cell office:value-type="float" office:value="6.7950423639801159" table:formula="of:=([.AL25]*100/[.AL24])-100" table:style-name="ce103">
            <text:p>6.80</text:p>
          </table:table-cell>
          <table:table-cell table:number-columns-repeated="2" table:style-name="ce97"/>
          <table:table-cell office:value-type="float" office:value="347.98916666666668" table:style-name="ce106">
            <text:p>348</text:p>
          </table:table-cell>
          <table:table-cell office:value-type="float" office:value="70.117125293651384" table:formula="of:=[.DD25]*100/[.AP25]" table:style-name="ce109">
            <text:p>70</text:p>
          </table:table-cell>
          <table:table-cell office:value-type="float" office:value="2.5075144191065419" table:style-name="ce150">
            <text:p>2.5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241" table:style-name="ce10">
            <text:p>241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792181.264141027" table:style-name="ce31">
            <text:p>15792181</text:p>
          </table:table-cell>
          <table:table-cell office:value-type="float" office:value="222284.53457457013" table:formula="of:=[.BW25]-[.BW24]" table:style-name="ce31">
            <text:p>222285</text:p>
          </table:table-cell>
          <table:table-cell table:number-columns-repeated="4" table:style-name="ce143"/>
          <table:table-cell office:value-type="float" office:value="0.4098033336137904" table:formula="of:=([.BW25]/[.B25])" table:style-name="ce146">
            <text:p>0.4098</text:p>
          </table:table-cell>
          <table:table-cell office:value-type="float" office:value="1.427655805529298" table:formula="of:=([.BW25]*100/[.BW24])-100" table:style-name="ce30">
            <text:p>1.4</text:p>
          </table:table-cell>
          <table:table-cell office:value-type="float" office:value="0.30453681772040397" table:formula="of:=([.B25]*100/[.B24])-100" table:style-name="ce33">
            <text:p>0.30</text:p>
          </table:table-cell>
          <table:table-cell office:value-type="float" office:value="1.1231189878088941" table:formula="of:=[.CD25]-[.CE25]" table:style-name="ce30">
            <text:p>1.1</text:p>
          </table:table-cell>
          <table:table-cell table:number-columns-repeated="3" table:style-name="ce148"/>
          <table:table-cell office:value-type="float" office:value="18236.64" table:style-name="ce10">
            <text:p>1823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2" table:style-name="ce21"/>
          <table:table-cell table:style-name="ce76"/>
          <table:table-cell table:style-name="ce21"/>
          <table:table-cell table:style-name="ce76"/>
          <table:table-cell office:value-type="float" office:value="244" table:style-name="ce10">
            <text:p>244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08.8" table:formula="of:=[.DF24]+[.DE25]" table:style-name="ce30">
            <text:p>108.8</text:p>
          </table:table-cell>
          <table:table-cell office:value-type="float" office:value="39.485199999999999" table:formula="of:=(([.DD25]*[.DE25])/100)+[.DG24]" table:style-name="ce30">
            <text:p>39.5</text:p>
          </table:table-cell>
          <table:table-cell office:value-type="float" office:value="204.51480000000001" table:formula="of:=[.DD25]-[.DG25]" table:style-name="ce30">
            <text:p>204.5</text:p>
          </table:table-cell>
          <table:table-cell office:value-type="float" office:value="224.26470588235296" table:formula="of:=[.DD25]/[.DF25]*[.$DF$24]" table:style-name="ce30">
            <text:p>224.3</text:p>
          </table:table-cell>
          <table:table-cell office:value-type="float" office:value="19.735294117647044" table:formula="of:=[.DD25]-[.DI25]" table:style-name="ce30">
            <text:p>19.7</text:p>
          </table:table-cell>
          <table:table-cell office:value-type="float" office:value="-1.3770833333333332" table:formula="of:=([.AH25]-[.AH24])" table:style-name="ce33">
            <text:p>-1.38</text:p>
          </table:table-cell>
          <table:table-cell office:value-type="float" office:value="19.607843137254903" table:formula="of:=([.DD25]*100/[.DD24])-100" table:style-name="ce33">
            <text:p>19.61</text:p>
          </table:table-cell>
          <table:table-cell office:value-type="float" office:value="10.807843137254903" table:formula="of:=[.DL25]-[.DE25]" table:style-name="ce33">
            <text:p>10.81</text:p>
          </table:table-cell>
          <table:table-cell table:number-columns-repeated="2" table:style-name="ce33"/>
          <table:table-cell office:value-type="float" office:value="20.975000000000001" table:style-name="ce30">
            <text:p>21.0</text:p>
          </table:table-cell>
          <table:table-cell office:value-type="float" office:value="23.607843137254903" table:formula="of:=([.DL25])+(4)" table:style-name="ce30">
            <text:p>23.6</text:p>
          </table:table-cell>
          <table:table-cell office:value-type="float" office:value="303.76" table:formula="of:=-0.06*(([.A25]-1963)^2)+8.5*([.A25]-1963)+140" table:style-name="ce30">
            <text:p>303.8</text:p>
          </table:table-cell>
          <table:table-cell office:value-type="float" office:value="353.76" table:formula="of:=[.DR25]+50" table:style-name="ce30">
            <text:p>353.8</text:p>
          </table:table-cell>
          <table:table-cell office:value-type="float" office:value="253.76" table:formula="of:=[.DR25]-50" table:style-name="ce30">
            <text:p>253.8</text:p>
          </table:table-cell>
          <table:table-cell office:value-type="float" office:value="403.76" table:formula="of:=[.DR25]+100" table:style-name="ce30">
            <text:p>403.8</text:p>
          </table:table-cell>
          <table:table-cell office:value-type="float" office:value="203.76" table:formula="of:=[.DR25]-100" table:style-name="ce30">
            <text:p>203.8</text:p>
          </table:table-cell>
          <table:table-cell office:value-type="float" office:value="288.27499999999998" table:formula="of:=-0.025*(([.A25]-1963)^2)+5.5*([.A25]-1963)+175" table:style-name="ce30">
            <text:p>288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7" table:style-name="ce18">
            <text:p>1987</text:p>
          </table:table-cell>
          <table:table-cell office:value-type="float" office:value="38631000" table:style-name="ce12">
            <text:p>38631000</text:p>
          </table:table-cell>
          <table:table-cell office:value-type="float" office:value="12668258" table:style-name="ce8">
            <text:p>12668258</text:p>
          </table:table-cell>
          <table:table-cell office:value-type="float" office:value="17144739.832664005" table:style-name="ce8">
            <text:p>17144739.83</text:p>
          </table:table-cell>
          <table:table-cell table:style-name="ce109"/>
          <table:table-cell office:value-type="float" office:value="487240.69230769231" table:formula="of:=[.C26]/26" table:style-name="ce34">
            <text:p>487241</text:p>
          </table:table-cell>
          <table:table-cell office:value-type="float" office:value="243620.34615384616" table:formula="of:=[.F26]/2" table:style-name="ce34">
            <text:p>243620</text:p>
          </table:table-cell>
          <table:table-cell office:value-type="float" office:value="365430.51923076925" table:formula="of:=[.G26]*1.5" table:style-name="ce10">
            <text:p>365431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4.569333333333331" table:style-name="ce94">
            <text:p>14.57</text:p>
          </table:table-cell>
          <table:table-cell office:value-type="float" office:value="1.1646333333333332" table:style-name="ce103">
            <text:p>1.16</text:p>
          </table:table-cell>
          <table:table-cell office:value-type="float" office:value="30800" table:formula="of:=[.DD26]*100" table:style-name="ce106">
            <text:p>30800</text:p>
          </table:table-cell>
          <table:table-cell office:value-type="float" office:value="35870.706666666665" table:formula="of:=([.DD26]*100)*[.AI26]" table:style-name="ce106">
            <text:p>35871</text:p>
          </table:table-cell>
          <table:table-cell office:value-type="float" office:value="2221564000000" table:style-name="ce127">
            <text:p>2.22E+12</text:p>
          </table:table-cell>
          <table:table-cell office:value-type="float" office:value="7.8984855792230917" table:formula="of:=([.AL26]*100/[.AL25])-100" table:style-name="ce103">
            <text:p>7.90</text:p>
          </table:table-cell>
          <table:table-cell table:number-columns-repeated="2" table:style-name="ce97"/>
          <table:table-cell office:value-type="float" office:value="365.61166666666662" table:style-name="ce106">
            <text:p>366</text:p>
          </table:table-cell>
          <table:table-cell office:value-type="float" office:value="84.242388326411913" table:formula="of:=[.DD26]*100/[.AP26]" table:style-name="ce109">
            <text:p>84</text:p>
          </table:table-cell>
          <table:table-cell office:value-type="float" office:value="2.5335701495108793" table:style-name="ce150">
            <text:p>2.5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253" table:style-name="ce10">
            <text:p>253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038832.867361942" table:style-name="ce31">
            <text:p>16038833</text:p>
          </table:table-cell>
          <table:table-cell office:value-type="float" office:value="246651.60322091542" table:formula="of:=[.BW26]-[.BW25]" table:style-name="ce31">
            <text:p>246652</text:p>
          </table:table-cell>
          <table:table-cell table:number-columns-repeated="4" table:style-name="ce143"/>
          <table:table-cell office:value-type="float" office:value="0.41518036984188716" table:formula="of:=([.BW26]/[.B26])" table:style-name="ce146">
            <text:p>0.4152</text:p>
          </table:table-cell>
          <table:table-cell office:value-type="float" office:value="1.5618589927218096" table:formula="of:=([.BW26]*100/[.BW25])-100" table:style-name="ce30">
            <text:p>1.6</text:p>
          </table:table-cell>
          <table:table-cell office:value-type="float" office:value="0.24652273199086494" table:formula="of:=([.B26]*100/[.B25])-100" table:style-name="ce33">
            <text:p>0.25</text:p>
          </table:table-cell>
          <table:table-cell office:value-type="float" office:value="1.3153362607309447" table:formula="of:=[.CD26]-[.CE26]" table:style-name="ce30">
            <text:p>1.3</text:p>
          </table:table-cell>
          <table:table-cell table:number-columns-repeated="3" table:style-name="ce148"/>
          <table:table-cell office:value-type="float" office:value="20235.759999999998" table:style-name="ce10">
            <text:p>20236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308" table:style-name="ce10">
            <text:p>308</text:p>
          </table:table-cell>
          <table:table-cell office:value-type="float" office:value="5.26" table:style-name="ce33">
            <text:p>5.26</text:p>
          </table:table-cell>
          <table:table-cell office:value-type="float" office:value="114.06" table:formula="of:=[.DF25]+[.DE26]" table:style-name="ce30">
            <text:p>114.1</text:p>
          </table:table-cell>
          <table:table-cell office:value-type="float" office:value="55.686" table:formula="of:=(([.DD26]*[.DE26])/100)+[.DG25]" table:style-name="ce30">
            <text:p>55.7</text:p>
          </table:table-cell>
          <table:table-cell office:value-type="float" office:value="252.31399999999999" table:formula="of:=[.DD26]-[.DG26]" table:style-name="ce30">
            <text:p>252.3</text:p>
          </table:table-cell>
          <table:table-cell office:value-type="float" office:value="270.03331579870246" table:formula="of:=[.DD26]/[.DF26]*[.$DF$24]" table:style-name="ce30">
            <text:p>270.0</text:p>
          </table:table-cell>
          <table:table-cell office:value-type="float" office:value="37.966684201297539" table:formula="of:=[.DD26]-[.DI26]" table:style-name="ce30">
            <text:p>38.0</text:p>
          </table:table-cell>
          <table:table-cell office:value-type="float" office:value="2.8503333333333316" table:formula="of:=([.AH26]-[.AH25])" table:style-name="ce33">
            <text:p>2.85</text:p>
          </table:table-cell>
          <table:table-cell office:value-type="float" office:value="26.229508196721312" table:formula="of:=([.DD26]*100/[.DD25])-100" table:style-name="ce33">
            <text:p>26.23</text:p>
          </table:table-cell>
          <table:table-cell office:value-type="float" office:value="20.969508196721314" table:formula="of:=[.DL26]-[.DE26]" table:style-name="ce33">
            <text:p>20.97</text:p>
          </table:table-cell>
          <table:table-cell table:number-columns-repeated="2" table:style-name="ce33"/>
          <table:table-cell office:value-type="float" office:value="20.2225" table:style-name="ce30">
            <text:p>20.2</text:p>
          </table:table-cell>
          <table:table-cell office:value-type="float" office:value="30.229508196721312" table:formula="of:=[.DL26]+4" table:style-name="ce30">
            <text:p>30.2</text:p>
          </table:table-cell>
          <table:table-cell office:value-type="float" office:value="309.44" table:formula="of:=-0.06*(([.A26]-1963)^2)+8.5*([.A26]-1963)+140" table:style-name="ce30">
            <text:p>309.4</text:p>
          </table:table-cell>
          <table:table-cell office:value-type="float" office:value="359.44" table:formula="of:=[.DR26]+50" table:style-name="ce30">
            <text:p>359.4</text:p>
          </table:table-cell>
          <table:table-cell office:value-type="float" office:value="259.44" table:formula="of:=[.DR26]-50" table:style-name="ce30">
            <text:p>259.4</text:p>
          </table:table-cell>
          <table:table-cell office:value-type="float" office:value="409.44" table:formula="of:=[.DR26]+100" table:style-name="ce30">
            <text:p>409.4</text:p>
          </table:table-cell>
          <table:table-cell office:value-type="float" office:value="209.44" table:formula="of:=[.DR26]-100" table:style-name="ce30">
            <text:p>209.4</text:p>
          </table:table-cell>
          <table:table-cell office:value-type="float" office:value="292.60000000000002" table:formula="of:=-0.025*(([.A26]-1963)^2)+5.5*([.A26]-1963)+175" table:style-name="ce30">
            <text:p>292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8" table:style-name="ce18">
            <text:p>1988</text:p>
          </table:table-cell>
          <table:table-cell office:value-type="float" office:value="38716000" table:style-name="ce12">
            <text:p>38716000</text:p>
          </table:table-cell>
          <table:table-cell office:value-type="float" office:value="12781018" table:style-name="ce8">
            <text:p>12781018</text:p>
          </table:table-cell>
          <table:table-cell office:value-type="float" office:value="17276762.044735" table:style-name="ce8">
            <text:p>17276762.04</text:p>
          </table:table-cell>
          <table:table-cell table:style-name="ce109"/>
          <table:table-cell office:value-type="float" office:value="491577.61538461538" table:formula="of:=[.C27]/26" table:style-name="ce34">
            <text:p>491578</text:p>
          </table:table-cell>
          <table:table-cell office:value-type="float" office:value="245788.80769230769" table:formula="of:=[.F27]/2" table:style-name="ce34">
            <text:p>245789</text:p>
          </table:table-cell>
          <table:table-cell office:value-type="float" office:value="368683.2115384615" table:formula="of:=[.G27]*1.5" table:style-name="ce10">
            <text:p>368683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1.806583333333334" table:style-name="ce94">
            <text:p>11.81</text:p>
          </table:table-cell>
          <table:table-cell office:value-type="float" office:value="1.1783916666666665" table:style-name="ce103">
            <text:p>1.18</text:p>
          </table:table-cell>
          <table:table-cell office:value-type="float" office:value="40375" table:formula="of:=[.DD27]*100" table:style-name="ce106">
            <text:p>40375</text:p>
          </table:table-cell>
          <table:table-cell office:value-type="float" office:value="47577.563541666663" table:formula="of:=([.DD27]*100)*[.AI27]" table:style-name="ce106">
            <text:p>47578</text:p>
          </table:table-cell>
          <table:table-cell office:value-type="float" office:value="2410010000000" table:style-name="ce127">
            <text:p>2.41E+12</text:p>
          </table:table-cell>
          <table:table-cell office:value-type="float" office:value="8.4825825409486271" table:formula="of:=([.AL27]*100/[.AL26])-100" table:style-name="ce103">
            <text:p>8.48</text:p>
          </table:table-cell>
          <table:table-cell table:number-columns-repeated="2" table:style-name="ce97"/>
          <table:table-cell office:value-type="float" office:value="349.53416666666664" table:style-name="ce106">
            <text:p>350</text:p>
          </table:table-cell>
          <table:table-cell office:value-type="float" office:value="115.51088234102056" table:formula="of:=[.DD27]*100/[.AP27]" table:style-name="ce109">
            <text:p>116</text:p>
          </table:table-cell>
          <table:table-cell office:value-type="float" office:value="4.3059185450587023" table:style-name="ce150">
            <text:p>4.3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264" table:style-name="ce10">
            <text:p>264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265162.6075099" table:style-name="ce31">
            <text:p>16265163</text:p>
          </table:table-cell>
          <table:table-cell office:value-type="float" office:value="226329.74014795758" table:formula="of:=[.BW27]-[.BW26]" table:style-name="ce31">
            <text:p>226330</text:p>
          </table:table-cell>
          <table:table-cell table:number-columns-repeated="4" table:style-name="ce143"/>
          <table:table-cell office:value-type="float" office:value="0.42011474861839809" table:formula="of:=([.BW27]/[.B27])" table:style-name="ce146">
            <text:p>0.4201</text:p>
          </table:table-cell>
          <table:table-cell office:value-type="float" office:value="1.4111359724218033" table:formula="of:=([.BW27]*100/[.BW26])-100" table:style-name="ce30">
            <text:p>1.4</text:p>
          </table:table-cell>
          <table:table-cell office:value-type="float" office:value="0.22003054541688982" table:formula="of:=([.B27]*100/[.B26])-100" table:style-name="ce33">
            <text:p>0.22</text:p>
          </table:table-cell>
          <table:table-cell office:value-type="float" office:value="1.1911054270049135" table:formula="of:=[.CD27]-[.CE27]" table:style-name="ce30">
            <text:p>1.2</text:p>
          </table:table-cell>
          <table:table-cell table:number-columns-repeated="3" table:style-name="ce148"/>
          <table:table-cell office:value-type="float" office:value="22670.61" table:style-name="ce10">
            <text:p>2267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403.75" table:style-name="ce10">
            <text:p>404</text:p>
          </table:table-cell>
          <table:table-cell office:value-type="float" office:value="4.83" table:style-name="ce33">
            <text:p>4.83</text:p>
          </table:table-cell>
          <table:table-cell office:value-type="float" office:value="118.89" table:formula="of:=[.DF26]+[.DE27]" table:style-name="ce30">
            <text:p>118.9</text:p>
          </table:table-cell>
          <table:table-cell office:value-type="float" office:value="75.187124999999995" table:formula="of:=(([.DD27]*[.DE27])/100)+[.DG26]" table:style-name="ce30">
            <text:p>75.2</text:p>
          </table:table-cell>
          <table:table-cell office:value-type="float" office:value="328.56287500000002" table:formula="of:=[.DD27]-[.DG27]" table:style-name="ce30">
            <text:p>328.6</text:p>
          </table:table-cell>
          <table:table-cell office:value-type="float" office:value="339.59962991000083" table:formula="of:=[.DD27]/[.DF27]*[.$DF$24]" table:style-name="ce30">
            <text:p>339.6</text:p>
          </table:table-cell>
          <table:table-cell office:value-type="float" office:value="64.150370089999171" table:formula="of:=[.DD27]-[.DI27]" table:style-name="ce30">
            <text:p>64.2</text:p>
          </table:table-cell>
          <table:table-cell office:value-type="float" office:value="-2.7627499999999969" table:formula="of:=([.AH27]-[.AH26])" table:style-name="ce33">
            <text:p>-2.76</text:p>
          </table:table-cell>
          <table:table-cell office:value-type="float" office:value="31.087662337662351" table:formula="of:=([.DD27]*100/[.DD26])-100" table:style-name="ce33">
            <text:p>31.09</text:p>
          </table:table-cell>
          <table:table-cell office:value-type="float" office:value="26.257662337662353" table:formula="of:=[.DL27]-[.DE27]" table:style-name="ce33">
            <text:p>26.26</text:p>
          </table:table-cell>
          <table:table-cell table:number-columns-repeated="2" table:style-name="ce33"/>
          <table:table-cell office:value-type="float" office:value="19.237499999999997" table:style-name="ce30">
            <text:p>19.2</text:p>
          </table:table-cell>
          <table:table-cell office:value-type="float" office:value="35.087662337662351" table:formula="of:=[.DL27]+4" table:style-name="ce30">
            <text:p>35.1</text:p>
          </table:table-cell>
          <table:table-cell office:value-type="float" office:value="315" table:formula="of:=-0.06*(([.A27]-1963)^2)+8.5*([.A27]-1963)+140" table:style-name="ce30">
            <text:p>315.0</text:p>
          </table:table-cell>
          <table:table-cell office:value-type="float" office:value="365" table:formula="of:=[.DR27]+50" table:style-name="ce30">
            <text:p>365.0</text:p>
          </table:table-cell>
          <table:table-cell office:value-type="float" office:value="265" table:formula="of:=[.DR27]-50" table:style-name="ce30">
            <text:p>265.0</text:p>
          </table:table-cell>
          <table:table-cell office:value-type="float" office:value="415" table:formula="of:=[.DR27]+100" table:style-name="ce30">
            <text:p>415.0</text:p>
          </table:table-cell>
          <table:table-cell office:value-type="float" office:value="215" table:formula="of:=[.DR27]-100" table:style-name="ce30">
            <text:p>215.0</text:p>
          </table:table-cell>
          <table:table-cell office:value-type="float" office:value="296.875" table:formula="of:=-0.025*(([.A27]-1963)^2)+5.5*([.A27]-1963)+175" table:style-name="ce30">
            <text:p>296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89" table:style-name="ce18">
            <text:p>1989</text:p>
          </table:table-cell>
          <table:table-cell office:value-type="float" office:value="38792000" table:style-name="ce12">
            <text:p>38792000</text:p>
          </table:table-cell>
          <table:table-cell office:value-type="float" office:value="12966912" table:style-name="ce8">
            <text:p>12966912</text:p>
          </table:table-cell>
          <table:table-cell office:value-type="float" office:value="17431226.309064001" table:style-name="ce8">
            <text:p>17431226.31</text:p>
          </table:table-cell>
          <table:table-cell table:style-name="ce109"/>
          <table:table-cell office:value-type="float" office:value="498727.38461538462" table:formula="of:=[.C28]/26" table:style-name="ce34">
            <text:p>498727</text:p>
          </table:table-cell>
          <table:table-cell office:value-type="float" office:value="249363.69230769231" table:formula="of:=[.F28]/2" table:style-name="ce34">
            <text:p>249364</text:p>
          </table:table-cell>
          <table:table-cell office:value-type="float" office:value="374045.5384615385" table:formula="of:=[.G28]*1.5" table:style-name="ce10">
            <text:p>374046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5.14775" table:style-name="ce94">
            <text:p>15.15</text:p>
          </table:table-cell>
          <table:table-cell office:value-type="float" office:value="1.1066833333333335" table:style-name="ce103">
            <text:p>1.11</text:p>
          </table:table-cell>
          <table:table-cell office:value-type="float" office:value="50250" table:formula="of:=[.DD28]*100" table:style-name="ce106">
            <text:p>50250</text:p>
          </table:table-cell>
          <table:table-cell office:value-type="float" office:value="55610.837500000009" table:formula="of:=([.DD28]*100)*[.AI28]" table:style-name="ce106">
            <text:p>55611</text:p>
          </table:table-cell>
          <table:table-cell office:value-type="float" office:value="2659927000000" table:style-name="ce127">
            <text:p>2.66E+12</text:p>
          </table:table-cell>
          <table:table-cell office:value-type="float" office:value="10.369956971132893" table:formula="of:=([.AL28]*100/[.AL27])-100" table:style-name="ce103">
            <text:p>10.37</text:p>
          </table:table-cell>
          <table:table-cell table:number-columns-repeated="2" table:style-name="ce97"/>
          <table:table-cell office:value-type="float" office:value="322.01249999999999" table:style-name="ce106">
            <text:p>322</text:p>
          </table:table-cell>
          <table:table-cell office:value-type="float" office:value="156.04984278560616" table:formula="of:=[.DD28]*100/[.AP28]" table:style-name="ce109">
            <text:p>156</text:p>
          </table:table-cell>
          <table:table-cell office:value-type="float" office:value="4.0995932573563323" table:style-name="ce150">
            <text:p>4.1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280" table:style-name="ce10">
            <text:p>280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552406.6977991" table:style-name="ce31">
            <text:p>16552407</text:p>
          </table:table-cell>
          <table:table-cell office:value-type="float" office:value="287244.09028919972" table:formula="of:=[.BW28]-[.BW27]" table:style-name="ce31">
            <text:p>287244</text:p>
          </table:table-cell>
          <table:table-cell table:number-columns-repeated="4" table:style-name="ce143"/>
          <table:table-cell office:value-type="float" office:value="0.4266963986852727" table:formula="of:=([.BW28]/[.B28])" table:style-name="ce146">
            <text:p>0.4267</text:p>
          </table:table-cell>
          <table:table-cell office:value-type="float" office:value="1.7660081071465754" table:formula="of:=([.BW28]*100/[.BW27])-100" table:style-name="ce30">
            <text:p>1.8</text:p>
          </table:table-cell>
          <table:table-cell office:value-type="float" office:value="0.19630127079243209" table:formula="of:=([.B28]*100/[.B27])-100" table:style-name="ce33">
            <text:p>0.20</text:p>
          </table:table-cell>
          <table:table-cell office:value-type="float" office:value="1.5697068363541433" table:formula="of:=[.CD28]-[.CE28]" table:style-name="ce30">
            <text:p>1.6</text:p>
          </table:table-cell>
          <table:table-cell table:number-columns-repeated="3" table:style-name="ce148"/>
          <table:table-cell office:value-type="float" office:value="26027.3" table:style-name="ce10">
            <text:p>260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02.5" table:style-name="ce10">
            <text:p>503</text:p>
          </table:table-cell>
          <table:table-cell office:value-type="float" office:value="6.79" table:style-name="ce33">
            <text:p>6.79</text:p>
          </table:table-cell>
          <table:table-cell office:value-type="float" office:value="125.68" table:formula="of:=[.DF27]+[.DE28]" table:style-name="ce30">
            <text:p>125.7</text:p>
          </table:table-cell>
          <table:table-cell office:value-type="float" office:value="109.30687499999999" table:formula="of:=(([.DD28]*[.DE28])/100)+[.DG27]" table:style-name="ce30">
            <text:p>109.3</text:p>
          </table:table-cell>
          <table:table-cell office:value-type="float" office:value="393.19312500000001" table:formula="of:=[.DD28]-[.DG28]" table:style-name="ce30">
            <text:p>393.2</text:p>
          </table:table-cell>
          <table:table-cell office:value-type="float" office:value="399.82495225970717" table:formula="of:=[.DD28]/[.DF28]*[.$DF$24]" table:style-name="ce30">
            <text:p>399.8</text:p>
          </table:table-cell>
          <table:table-cell office:value-type="float" office:value="102.67504774029283" table:formula="of:=[.DD28]-[.DI28]" table:style-name="ce30">
            <text:p>102.7</text:p>
          </table:table-cell>
          <table:table-cell office:value-type="float" office:value="3.3411666666666662" table:formula="of:=([.AH28]-[.AH27])" table:style-name="ce33">
            <text:p>3.34</text:p>
          </table:table-cell>
          <table:table-cell office:value-type="float" office:value="24.45820433436532" table:formula="of:=([.DD28]*100/[.DD27])-100" table:style-name="ce33">
            <text:p>24.46</text:p>
          </table:table-cell>
          <table:table-cell office:value-type="float" office:value="17.668204334365321" table:formula="of:=[.DL28]-[.DE28]" table:style-name="ce33">
            <text:p>17.67</text:p>
          </table:table-cell>
          <table:table-cell table:number-columns-repeated="2" table:style-name="ce33"/>
          <table:table-cell office:value-type="float" office:value="17.240000000000002" table:style-name="ce30">
            <text:p>17.2</text:p>
          </table:table-cell>
          <table:table-cell office:value-type="float" office:value="28.45820433436532" table:formula="of:=[.DL28]+4" table:style-name="ce30">
            <text:p>28.5</text:p>
          </table:table-cell>
          <table:table-cell office:value-type="float" office:value="320.44" table:formula="of:=-0.06*(([.A28]-1963)^2)+8.5*([.A28]-1963)+140" table:style-name="ce30">
            <text:p>320.4</text:p>
          </table:table-cell>
          <table:table-cell office:value-type="float" office:value="370.44" table:formula="of:=[.DR28]+50" table:style-name="ce30">
            <text:p>370.4</text:p>
          </table:table-cell>
          <table:table-cell office:value-type="float" office:value="270.44" table:formula="of:=[.DR28]-50" table:style-name="ce30">
            <text:p>270.4</text:p>
          </table:table-cell>
          <table:table-cell office:value-type="float" office:value="420.44" table:formula="of:=[.DR28]+100" table:style-name="ce30">
            <text:p>420.4</text:p>
          </table:table-cell>
          <table:table-cell office:value-type="float" office:value="220.44" table:formula="of:=[.DR28]-100" table:style-name="ce30">
            <text:p>220.4</text:p>
          </table:table-cell>
          <table:table-cell office:value-type="float" office:value="301.10000000000002" table:formula="of:=-0.025*(([.A28]-1963)^2)+5.5*([.A28]-1963)+175" table:style-name="ce30">
            <text:p>301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1990" table:style-name="ce18">
            <text:p>1990</text:p>
          </table:table-cell>
          <table:table-cell office:value-type="float" office:value="38851000" table:style-name="ce12">
            <text:p>38851000</text:p>
          </table:table-cell>
          <table:table-cell office:value-type="float" office:value="13222820" table:style-name="ce8">
            <text:p>13222820</text:p>
          </table:table-cell>
          <table:table-cell office:value-type="float" office:value="17583744.759444002" table:style-name="ce8">
            <text:p>17583744.76</text:p>
          </table:table-cell>
          <table:table-cell table:style-name="ce109"/>
          <table:table-cell office:value-type="float" office:value="508570" table:formula="of:=[.C29]/26" table:style-name="ce34">
            <text:p>508570</text:p>
          </table:table-cell>
          <table:table-cell office:value-type="float" office:value="254285" table:formula="of:=[.F29]/2" table:style-name="ce34">
            <text:p>254285</text:p>
          </table:table-cell>
          <table:table-cell office:value-type="float" office:value="381427.5" table:formula="of:=[.G29]*1.5" table:style-name="ce10">
            <text:p>381428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5.442833333333333" table:style-name="ce94">
            <text:p>15.44</text:p>
          </table:table-cell>
          <table:table-cell office:value-type="float" office:value="1.2770833333333333" table:style-name="ce103">
            <text:p>1.28</text:p>
          </table:table-cell>
          <table:table-cell office:value-type="float" office:value="57250" table:formula="of:=[.DD29]*100" table:style-name="ce106">
            <text:p>57250</text:p>
          </table:table-cell>
          <table:table-cell office:value-type="float" office:value="73113.020833333328" table:formula="of:=([.DD29]*100)*[.AI29]" table:style-name="ce106">
            <text:p>73113</text:p>
          </table:table-cell>
          <table:table-cell office:value-type="float" office:value="2979949000000" table:style-name="ce127">
            <text:p>2.98E+12</text:p>
          </table:table-cell>
          <table:table-cell office:value-type="float" office:value="12.031232436078128" table:formula="of:=([.AL29]*100/[.AL28])-100" table:style-name="ce103">
            <text:p>12.03</text:p>
          </table:table-cell>
          <table:table-cell table:number-columns-repeated="2" table:style-name="ce97"/>
          <table:table-cell office:value-type="float" office:value="281.57" table:style-name="ce106">
            <text:p>282</text:p>
          </table:table-cell>
          <table:table-cell office:value-type="float" office:value="203.32421777888271" table:formula="of:=[.DD29]*100/[.AP29]" table:style-name="ce109">
            <text:p>203</text:p>
          </table:table-cell>
          <table:table-cell office:value-type="float" office:value="3.603853546041293" table:style-name="ce150">
            <text:p>3.6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300" table:style-name="ce10">
            <text:p>300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1"/>
          <table:table-cell office:value-type="float" office:value="16880663.853062801" table:style-name="ce31">
            <text:p>16880664</text:p>
          </table:table-cell>
          <table:table-cell office:value-type="float" office:value="328257.15526370145" table:formula="of:=[.BW29]-[.BW28]" table:style-name="ce31">
            <text:p>328257</text:p>
          </table:table-cell>
          <table:table-cell table:style-name="ce143"/>
          <table:table-cell table:number-columns-repeated="3" table:style-name="ce109"/>
          <table:table-cell office:value-type="float" office:value="0.4344975381087437" table:formula="of:=([.BW29]/[.B29])" table:style-name="ce146">
            <text:p>0.4345</text:p>
          </table:table-cell>
          <table:table-cell office:value-type="float" office:value="1.9831385324005453" table:formula="of:=([.BW29]*100/[.BW28])-100" table:style-name="ce30">
            <text:p>2.0</text:p>
          </table:table-cell>
          <table:table-cell office:value-type="float" office:value="0.15209321509590268" table:formula="of:=([.B29]*100/[.B28])-100" table:style-name="ce33">
            <text:p>0.15</text:p>
          </table:table-cell>
          <table:table-cell office:value-type="float" office:value="1.8310453173046426" table:formula="of:=[.CD29]-[.CE29]" table:style-name="ce30">
            <text:p>1.8</text:p>
          </table:table-cell>
          <table:table-cell office:value-type="float" office:value="1276000" table:style-name="ce116">
            <text:p>1276000</text:p>
          </table:table-cell>
          <table:table-cell office:value-type="float" office:value="3.8871963018595608" table:formula="of:=[.CG29]/[.BX29]" table:style-name="ce116">
            <text:p>4</text:p>
          </table:table-cell>
          <table:table-cell office:value-type="float" office:value="3.2843427453604801" table:formula="of:=[.CG29]/[.B29]*100" table:style-name="ce148">
            <text:p>3.3</text:p>
          </table:table-cell>
          <table:table-cell office:value-type="float" office:value="28571.669999999995" table:style-name="ce10">
            <text:p>28572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2.5" table:style-name="ce10">
            <text:p>573</text:p>
          </table:table-cell>
          <table:table-cell office:value-type="float" office:value="6.72" table:style-name="ce33">
            <text:p>6.72</text:p>
          </table:table-cell>
          <table:table-cell office:value-type="float" office:value="132.4" table:formula="of:=[.DF28]+[.DE29]" table:style-name="ce30">
            <text:p>132.4</text:p>
          </table:table-cell>
          <table:table-cell office:value-type="float" office:value="147.778875" table:formula="of:=(([.DD29]*[.DE29])/100)+[.DG28]" table:style-name="ce30">
            <text:p>147.8</text:p>
          </table:table-cell>
          <table:table-cell office:value-type="float" office:value="424.72112500000003" table:formula="of:=[.DD29]-[.DG29]" table:style-name="ce30">
            <text:p>424.7</text:p>
          </table:table-cell>
          <table:table-cell office:value-type="float" office:value="432.40181268882168" table:formula="of:=[.DD29]/[.DF29]*[.$DF$24]" table:style-name="ce30">
            <text:p>432.4</text:p>
          </table:table-cell>
          <table:table-cell office:value-type="float" office:value="140.09818731117832" table:formula="of:=[.DD29]-[.DI29]" table:style-name="ce30">
            <text:p>140.1</text:p>
          </table:table-cell>
          <table:table-cell office:value-type="float" office:value="0.29508333333333248" table:formula="of:=([.AH29]-[.AH28])" table:style-name="ce33">
            <text:p>0.30</text:p>
          </table:table-cell>
          <table:table-cell office:value-type="float" office:value="13.930348258706474" table:formula="of:=([.DD29]*100/[.DD28])-100" table:style-name="ce33">
            <text:p>13.93</text:p>
          </table:table-cell>
          <table:table-cell office:value-type="float" office:value="7.2103482587064738" table:formula="of:=[.DL29]-[.DE29]" table:style-name="ce33">
            <text:p>7.21</text:p>
          </table:table-cell>
          <table:table-cell table:number-columns-repeated="2" table:style-name="ce33"/>
          <table:table-cell office:value-type="float" office:value="16.237500000000001" table:style-name="ce30">
            <text:p>16.2</text:p>
          </table:table-cell>
          <table:table-cell office:value-type="float" office:value="17.930348258706474" table:formula="of:=[.DL29]+4" table:style-name="ce30">
            <text:p>17.9</text:p>
          </table:table-cell>
          <table:table-cell office:value-type="float" office:value="325.76" table:formula="of:=-0.06*(([.A29]-1963)^2)+8.5*([.A29]-1963)+140" table:style-name="ce30">
            <text:p>325.8</text:p>
          </table:table-cell>
          <table:table-cell office:value-type="float" office:value="375.76" table:formula="of:=[.DR29]+50" table:style-name="ce30">
            <text:p>375.8</text:p>
          </table:table-cell>
          <table:table-cell office:value-type="float" office:value="275.76" table:formula="of:=[.DR29]-50" table:style-name="ce30">
            <text:p>275.8</text:p>
          </table:table-cell>
          <table:table-cell office:value-type="float" office:value="425.76" table:formula="of:=[.DR29]+100" table:style-name="ce30">
            <text:p>425.8</text:p>
          </table:table-cell>
          <table:table-cell office:value-type="float" office:value="225.76" table:formula="of:=[.DR29]-100" table:style-name="ce30">
            <text:p>225.8</text:p>
          </table:table-cell>
          <table:table-cell office:value-type="float" office:value="305.27499999999998" table:formula="of:=-0.025*(([.A29]-1963)^2)+5.5*([.A29]-1963)+175" table:style-name="ce30">
            <text:p>305.3</text:p>
          </table:table-cell>
          <table:table-cell office:value-type="float" office:value="0.34312647404149998" table:formula="of:=1.298875*0.264172052" table:style-name="ce94">
            <text:p>0.34</text:p>
          </table:table-cell>
          <table:table-cell table:style-name="ce137"/>
          <table:table-cell office:value-type="float" office:value="0.73" table:style-name="ce94">
            <text:p>0.73</text:p>
          </table:table-cell>
          <table:table-cell table:number-columns-repeated="16254"/>
        </table:table-row>
        <table:table-row table:style-name="ro3">
          <table:table-cell office:value-type="float" office:value="1991" table:style-name="ce18">
            <text:p>1991</text:p>
          </table:table-cell>
          <table:table-cell office:value-type="float" office:value="38940000" table:style-name="ce12">
            <text:p>38940000</text:p>
          </table:table-cell>
          <table:table-cell office:value-type="float" office:value="13511072" table:style-name="ce8">
            <text:p>13511072</text:p>
          </table:table-cell>
          <table:table-cell office:value-type="float" office:value="17725855.180836" table:style-name="ce8">
            <text:p>17725855.18</text:p>
          </table:table-cell>
          <table:table-cell table:style-name="ce109"/>
          <table:table-cell office:value-type="float" office:value="519656.61538461538" table:formula="of:=[.C30]/26" table:style-name="ce34">
            <text:p>519657</text:p>
          </table:table-cell>
          <table:table-cell office:value-type="float" office:value="259828.30769230769" table:formula="of:=[.F30]/2" table:style-name="ce34">
            <text:p>259828</text:p>
          </table:table-cell>
          <table:table-cell office:value-type="float" office:value="389742.4615384615" table:formula="of:=[.G30]*1.5" table:style-name="ce10">
            <text:p>389742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3.081166666666668" table:style-name="ce94">
            <text:p>13.08</text:p>
          </table:table-cell>
          <table:table-cell office:value-type="float" office:value="1.2385166666666667" table:style-name="ce103">
            <text:p>1.24</text:p>
          </table:table-cell>
          <table:table-cell office:value-type="float" office:value="58218.75" table:formula="of:=[.DD30]*100" table:style-name="ce106">
            <text:p>58219</text:p>
          </table:table-cell>
          <table:table-cell office:value-type="float" office:value="72104.892187500009" table:formula="of:=([.DD30]*100)*[.AI30]" table:style-name="ce106">
            <text:p>72105</text:p>
          </table:table-cell>
          <table:table-cell office:value-type="float" office:value="3204633000000" table:style-name="ce127">
            <text:p>3.20E+12</text:p>
          </table:table-cell>
          <table:table-cell office:value-type="float" office:value="7.539860581506602" table:formula="of:=([.AL30]*100/[.AL29])-100" table:style-name="ce103">
            <text:p>7.54</text:p>
          </table:table-cell>
          <table:table-cell table:number-columns-repeated="2" table:style-name="ce97"/>
          <table:table-cell office:value-type="float" office:value="276.57833333333338" table:style-name="ce106">
            <text:p>277</text:p>
          </table:table-cell>
          <table:table-cell office:value-type="float" office:value="210.49642355691876" table:formula="of:=[.DD30]*100/[.AP30]" table:style-name="ce109">
            <text:p>210</text:p>
          </table:table-cell>
          <table:table-cell office:value-type="float" office:value="2.677377758725271" table:style-name="ce150">
            <text:p>2.7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320" table:style-name="ce10">
            <text:p>320</text:p>
          </table:table-cell>
          <table:table-cell table:style-name="ce21"/>
          <table:table-cell table:style-name="ce27"/>
          <table:table-cell office:value-type="float" office:value="81900" table:style-name="ce69">
            <text:p>81900</text:p>
          </table:table-cell>
          <table:table-cell office:value-type="float" office:value="55104" table:style-name="ce21">
            <text:p>55104</text:p>
          </table:table-cell>
          <table:table-cell office:value-type="float" office:value="26124" table:style-name="ce21">
            <text:p>26124</text:p>
          </table:table-cell>
          <table:table-cell office:value-type="float" office:value="672" table:style-name="ce21">
            <text:p>672</text:p>
          </table:table-cell>
          <table:table-cell office:value-type="float" office:value="61098" table:style-name="ce21">
            <text:p>61098</text:p>
          </table:table-cell>
          <table:table-cell office:value-type="float" office:value="162.39090328286042" table:style-name="ce82">
            <text:p>162</text:p>
          </table:table-cell>
          <table:table-cell office:value-type="float" office:value="2692233599.9999995" table:style-name="ce21">
            <text:p>2692233600</text:p>
          </table:table-cell>
          <table:table-cell office:value-type="float" office:value="44064.185407050958" table:formula="of:=[.BL30]/[.BJ30]" table:style-name="ce69">
            <text:p>44064</text:p>
          </table:table-cell>
          <table:table-cell office:value-type="float" office:value="271.34639019956558" table:formula="of:=[.BM30]/[.BK30]" table:style-name="ce69">
            <text:p>271</text:p>
          </table:table-cell>
          <table:table-cell office:value-type="float" office:value="176142" table:style-name="ce21">
            <text:p>176142</text:p>
          </table:table-cell>
          <table:table-cell office:value-type="float" office:value="111.14777423345399" table:style-name="ce82">
            <text:p>111</text:p>
          </table:table-cell>
          <table:table-cell office:value-type="float" office:value="5773451400" table:style-name="ce21">
            <text:p>5773451400</text:p>
          </table:table-cell>
          <table:table-cell office:value-type="float" office:value="32777.255850393434" table:formula="of:=[.BQ30]/[.BO30]" table:style-name="ce80">
            <text:p>32777</text:p>
          </table:table-cell>
          <table:table-cell office:value-type="float" office:value="294.89799572187854" table:formula="of:=[.BR30]/[.BP30]" table:style-name="ce80">
            <text:p>295</text:p>
          </table:table-cell>
          <table:table-cell office:value-type="float" office:value="2.056311778005929" table:formula="of:=[.DD30]/(([.BS30]+[.BN30])/2)" table:style-name="ce86">
            <text:p>2.06</text:p>
          </table:table-cell>
          <table:table-cell table:style-name="ce85"/>
          <table:table-cell table:style-name="ce80"/>
          <table:table-cell office:value-type="float" office:value="17206000" table:style-name="ce22">
            <text:p>17206000</text:p>
          </table:table-cell>
          <table:table-cell office:value-type="float" office:value="325336.14693719894" table:formula="of:=[.BW30]-[.BW29]" table:style-name="ce31">
            <text:p>325336</text:p>
          </table:table-cell>
          <table:table-cell office:value-type="float" office:value="227970" table:style-name="ce109">
            <text:p>227970</text:p>
          </table:table-cell>
          <table:table-cell office:value-type="float" office:value="44514" table:style-name="ce109">
            <text:p>44514</text:p>
          </table:table-cell>
          <table:table-cell office:value-type="float" office:value="83.663627956136878" table:formula="of:=100-[.CB30]" table:style-name="ce109">
            <text:p>84</text:p>
          </table:table-cell>
          <table:table-cell office:value-type="float" office:value="16.336372043863125" table:formula="of:=([.BZ30]*100)/([.BY30]+[.BZ30])" table:style-name="ce109">
            <text:p>16</text:p>
          </table:table-cell>
          <table:table-cell office:value-type="float" office:value="0.44185927067282998" table:formula="of:=([.BW30]/[.B30])" table:style-name="ce146">
            <text:p>0.4419</text:p>
          </table:table-cell>
          <table:table-cell office:value-type="float" office:value="1.9272710467377152" table:formula="of:=([.BW30]*100/[.BW29])-100" table:style-name="ce30">
            <text:p>1.9</text:p>
          </table:table-cell>
          <table:table-cell office:value-type="float" office:value="0.2290803325525701" table:formula="of:=([.B30]*100/[.B29])-100" table:style-name="ce33">
            <text:p>0.23</text:p>
          </table:table-cell>
          <table:table-cell office:value-type="float" office:value="1.6981907141851451" table:formula="of:=[.CD30]-[.CE30]" table:style-name="ce30">
            <text:p>1.7</text:p>
          </table:table-cell>
          <table:table-cell office:value-type="float" office:value="1339000" table:style-name="ce116">
            <text:p>1339000</text:p>
          </table:table-cell>
          <table:table-cell office:value-type="float" office:value="4.115743094045043" table:formula="of:=[.CG30]/[.BX30]" table:style-name="ce116">
            <text:p>4</text:p>
          </table:table-cell>
          <table:table-cell office:value-type="float" office:value="3.4386235233692859" table:formula="of:=[.CG30]/[.B30]*100" table:style-name="ce148">
            <text:p>3.4</text:p>
          </table:table-cell>
          <table:table-cell office:value-type="float" office:value="28797.27" table:style-name="ce10">
            <text:p>2879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82.1875" table:style-name="ce10">
            <text:p>582</text:p>
          </table:table-cell>
          <table:table-cell office:value-type="float" office:value="5.94" table:style-name="ce33">
            <text:p>5.94</text:p>
          </table:table-cell>
          <table:table-cell office:value-type="float" office:value="138.34" table:formula="of:=[.DF29]+[.DE30]" table:style-name="ce30">
            <text:p>138.3</text:p>
          </table:table-cell>
          <table:table-cell office:value-type="float" office:value="182.36081250000001" table:formula="of:=(([.DD30]*[.DE30])/100)+[.DG29]" table:style-name="ce30">
            <text:p>182.4</text:p>
          </table:table-cell>
          <table:table-cell office:value-type="float" office:value="399.82668749999999" table:formula="of:=[.DD30]-[.DG30]" table:style-name="ce30">
            <text:p>399.8</text:p>
          </table:table-cell>
          <table:table-cell office:value-type="float" office:value="420.83815237819857" table:formula="of:=[.DD30]/[.DF30]*[.$DF$24]" table:style-name="ce30">
            <text:p>420.8</text:p>
          </table:table-cell>
          <table:table-cell office:value-type="float" office:value="161.34934762180143" table:formula="of:=[.DD30]-[.DI30]" table:style-name="ce30">
            <text:p>161.3</text:p>
          </table:table-cell>
          <table:table-cell office:value-type="float" office:value="-2.3616666666666646" table:formula="of:=([.AH30]-[.AH29])" table:style-name="ce33">
            <text:p>-2.36</text:p>
          </table:table-cell>
          <table:table-cell office:value-type="float" office:value="1.692139737991269" table:formula="of:=([.DD30]*100/[.DD29])-100" table:style-name="ce33">
            <text:p>1.69</text:p>
          </table:table-cell>
          <table:table-cell office:value-type="float" office:value="-4.2478602620087313" table:formula="of:=[.DL30]-[.DE30]" table:style-name="ce33">
            <text:p>-4.25</text:p>
          </table:table-cell>
          <table:table-cell table:number-columns-repeated="2" table:style-name="ce33"/>
          <table:table-cell office:value-type="float" office:value="16.3125" table:style-name="ce30">
            <text:p>16.3</text:p>
          </table:table-cell>
          <table:table-cell office:value-type="float" office:value="5.692139737991269" table:formula="of:=[.DL30]+4" table:style-name="ce30">
            <text:p>5.7</text:p>
          </table:table-cell>
          <table:table-cell office:value-type="float" office:value="330.96000000000004" table:formula="of:=-0.06*(([.A30]-1963)^2)+8.5*([.A30]-1963)+140" table:style-name="ce30">
            <text:p>331.0</text:p>
          </table:table-cell>
          <table:table-cell office:value-type="float" office:value="380.96000000000004" table:formula="of:=[.DR30]+50" table:style-name="ce30">
            <text:p>381.0</text:p>
          </table:table-cell>
          <table:table-cell office:value-type="float" office:value="280.96000000000004" table:formula="of:=[.DR30]-50" table:style-name="ce30">
            <text:p>281.0</text:p>
          </table:table-cell>
          <table:table-cell office:value-type="float" office:value="430.96000000000004" table:formula="of:=[.DR30]+100" table:style-name="ce30">
            <text:p>431.0</text:p>
          </table:table-cell>
          <table:table-cell office:value-type="float" office:value="230.96000000000004" table:formula="of:=[.DR30]-100" table:style-name="ce30">
            <text:p>231.0</text:p>
          </table:table-cell>
          <table:table-cell office:value-type="float" office:value="309.39999999999998" table:formula="of:=-0.025*(([.A30]-1963)^2)+5.5*([.A30]-1963)+175" table:style-name="ce30">
            <text:p>309.4</text:p>
          </table:table-cell>
          <table:table-cell office:value-type="float" office:value="0.29009261374223999" table:formula="of:=1.09812*0.264172052" table:style-name="ce94">
            <text:p>0.29</text:p>
          </table:table-cell>
          <table:table-cell office:value-type="float" office:value="-15.456067750938303" table:formula="of:=([.DX30]*100/[.DX29])-100" table:style-name="ce139">
            <text:p>-15.5</text:p>
          </table:table-cell>
          <table:table-cell office:value-type="float" office:value="0.82" table:style-name="ce94">
            <text:p>0.82</text:p>
          </table:table-cell>
          <table:table-cell table:number-columns-repeated="16254"/>
        </table:table-row>
        <table:table-row table:style-name="ro3">
          <table:table-cell office:value-type="float" office:value="1992" table:style-name="ce18">
            <text:p>1992</text:p>
          </table:table-cell>
          <table:table-cell office:value-type="float" office:value="39068000" table:style-name="ce12">
            <text:p>39068000</text:p>
          </table:table-cell>
          <table:table-cell office:value-type="float" office:value="13710030" table:style-name="ce8">
            <text:p>13710030</text:p>
          </table:table-cell>
          <table:table-cell office:value-type="float" office:value="17922997.984375" table:style-name="ce8">
            <text:p>17922997.98</text:p>
          </table:table-cell>
          <table:table-cell table:style-name="ce109"/>
          <table:table-cell office:value-type="float" office:value="527308.84615384613" table:formula="of:=[.C31]/26" table:style-name="ce34">
            <text:p>527309</text:p>
          </table:table-cell>
          <table:table-cell office:value-type="float" office:value="263654.42307692306" table:formula="of:=[.F31]/2" table:style-name="ce34">
            <text:p>263654</text:p>
          </table:table-cell>
          <table:table-cell office:value-type="float" office:value="395481.63461538462" table:formula="of:=[.G31]*1.5" table:style-name="ce10">
            <text:p>395482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3.308999999999999" table:style-name="ce94">
            <text:p>13.31</text:p>
          </table:table-cell>
          <table:table-cell office:value-type="float" office:value="1.2956166666666664" table:style-name="ce103">
            <text:p>1.30</text:p>
          </table:table-cell>
          <table:table-cell office:value-type="float" office:value="57656.25" table:formula="of:=[.DD31]*100" table:style-name="ce106">
            <text:p>57656</text:p>
          </table:table-cell>
          <table:table-cell office:value-type="float" office:value="74700.398437499985" table:formula="of:=([.DD31]*100)*[.AI31]" table:style-name="ce106">
            <text:p>74700</text:p>
          </table:table-cell>
          <table:table-cell office:value-type="float" office:value="3433178000000" table:style-name="ce127">
            <text:p>3.43E+12</text:p>
          </table:table-cell>
          <table:table-cell office:value-type="float" office:value="7.1317058770848263" table:formula="of:=([.AL31]*100/[.AL30])-100" table:style-name="ce103">
            <text:p>7.13</text:p>
          </table:table-cell>
          <table:table-cell table:number-columns-repeated="2" table:style-name="ce97"/>
          <table:table-cell office:value-type="float" office:value="253.61166666666665" table:style-name="ce106">
            <text:p>254</text:p>
          </table:table-cell>
          <table:table-cell office:value-type="float" office:value="227.3406849054" table:formula="of:=[.DD31]*100/[.AP31]" table:style-name="ce109">
            <text:p>227</text:p>
          </table:table-cell>
          <table:table-cell office:value-type="float" office:value="1.4176834078589451" table:style-name="ce150">
            <text:p>1.4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338" table:style-name="ce10">
            <text:p>338</text:p>
          </table:table-cell>
          <table:table-cell table:style-name="ce21"/>
          <table:table-cell table:style-name="ce27"/>
          <table:table-cell office:value-type="float" office:value="81380" table:style-name="ce6">
            <text:p>81380</text:p>
          </table:table-cell>
          <table:table-cell office:value-type="float" office:value="52825" table:style-name="ce21">
            <text:p>52825</text:p>
          </table:table-cell>
          <table:table-cell office:value-type="float" office:value="27296" table:style-name="ce21">
            <text:p>27296</text:p>
          </table:table-cell>
          <table:table-cell office:value-type="float" office:value="1259" table:style-name="ce21">
            <text:p>1259</text:p>
          </table:table-cell>
          <table:table-cell office:value-type="float" office:value="66137" table:style-name="ce21">
            <text:p>66137</text:p>
          </table:table-cell>
          <table:table-cell office:value-type="float" office:value="156.49320362586838" table:style-name="ce82">
            <text:p>156</text:p>
          </table:table-cell>
          <table:table-cell office:value-type="float" office:value="2929328500" table:style-name="ce21">
            <text:p>2929328500</text:p>
          </table:table-cell>
          <table:table-cell office:value-type="float" office:value="44291.82605803106" table:formula="of:=[.BL31]/[.BJ31]" table:style-name="ce69">
            <text:p>44292</text:p>
          </table:table-cell>
          <table:table-cell office:value-type="float" office:value="283.02715409878419" table:formula="of:=[.BM31]/[.BK31]" table:style-name="ce69">
            <text:p>283</text:p>
          </table:table-cell>
          <table:table-cell office:value-type="float" office:value="152483" table:style-name="ce21">
            <text:p>152483</text:p>
          </table:table-cell>
          <table:table-cell office:value-type="float" office:value="109.6253646284643" table:style-name="ce82">
            <text:p>110</text:p>
          </table:table-cell>
          <table:table-cell office:value-type="float" office:value="5082786000" table:style-name="ce21">
            <text:p>5082786000</text:p>
          </table:table-cell>
          <table:table-cell office:value-type="float" office:value="33333.460123423596" table:formula="of:=[.BQ31]/[.BO31]" table:style-name="ce80">
            <text:p>33333</text:p>
          </table:table-cell>
          <table:table-cell office:value-type="float" office:value="304.06703992634692" table:formula="of:=[.BR31]/[.BP31]" table:style-name="ce80">
            <text:p>304</text:p>
          </table:table-cell>
          <table:table-cell office:value-type="float" office:value="1.9641226429001941" table:formula="of:=[.DD31]/(([.BS31]+[.BN31])/2)" table:style-name="ce86">
            <text:p>1.96</text:p>
          </table:table-cell>
          <table:table-cell office:value-type="float" office:value="3.6821218226752706" table:formula="of:=(([.BN31]+[.BS31])*100/([.BN30]+[.BS30]))-100" table:style-name="ce85">
            <text:p>3.7</text:p>
          </table:table-cell>
          <table:table-cell table:style-name="ce80"/>
          <table:table-cell office:value-type="float" office:value="17558891.149678409" table:style-name="ce31">
            <text:p>17558891</text:p>
          </table:table-cell>
          <table:table-cell office:value-type="float" office:value="352891.1496784091" table:formula="of:=[.BW31]-[.BW30]" table:style-name="ce31">
            <text:p>352891</text:p>
          </table:table-cell>
          <table:table-cell office:value-type="float" office:value="178501" table:style-name="ce109">
            <text:p>178501</text:p>
          </table:table-cell>
          <table:table-cell office:value-type="float" office:value="35695" table:style-name="ce109">
            <text:p>35695</text:p>
          </table:table-cell>
          <table:table-cell office:value-type="float" office:value="83.335356402547205" table:formula="of:=100-[.CB31]" table:style-name="ce109">
            <text:p>83</text:p>
          </table:table-cell>
          <table:table-cell office:value-type="float" office:value="16.664643597452802" table:formula="of:=([.BZ31]*100)/([.BY31]+[.BZ31])" table:style-name="ce109">
            <text:p>17</text:p>
          </table:table-cell>
          <table:table-cell office:value-type="float" office:value="0.44944433166986814" table:formula="of:=([.BW31]/[.B31])" table:style-name="ce146">
            <text:p>0.4494</text:p>
          </table:table-cell>
          <table:table-cell office:value-type="float" office:value="2.0509772734999956" table:formula="of:=([.BW31]*100/[.BW30])-100" table:style-name="ce30">
            <text:p>2.1</text:p>
          </table:table-cell>
          <table:table-cell office:value-type="float" office:value="0.32871083718541172" table:formula="of:=([.B31]*100/[.B30])-100" table:style-name="ce33">
            <text:p>0.33</text:p>
          </table:table-cell>
          <table:table-cell office:value-type="float" office:value="1.7222664363145839" table:formula="of:=[.CD31]-[.CE31]" table:style-name="ce30">
            <text:p>1.7</text:p>
          </table:table-cell>
          <table:table-cell office:value-type="float" office:value="1255000" table:style-name="ce116">
            <text:p>1255000</text:p>
          </table:table-cell>
          <table:table-cell office:value-type="float" office:value="3.5563374177665996" table:formula="of:=[.CG31]/[.BX31]" table:style-name="ce116">
            <text:p>4</text:p>
          </table:table-cell>
          <table:table-cell office:value-type="float" office:value="3.2123477014436368" table:formula="of:=[.CG31]/[.B31]*100" table:style-name="ce148">
            <text:p>3.2</text:p>
          </table:table-cell>
          <table:table-cell office:value-type="float" office:value="26051.130000000005" table:style-name="ce10">
            <text:p>2605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6.5625" table:style-name="ce10">
            <text:p>577</text:p>
          </table:table-cell>
          <table:table-cell office:value-type="float" office:value="5.93" table:style-name="ce33">
            <text:p>5.93</text:p>
          </table:table-cell>
          <table:table-cell office:value-type="float" office:value="144.27000000000001" table:formula="of:=[.DF30]+[.DE31]" table:style-name="ce30">
            <text:p>144.3</text:p>
          </table:table-cell>
          <table:table-cell office:value-type="float" office:value="216.55096875000001" table:formula="of:=(([.DD31]*[.DE31])/100)+[.DG30]" table:style-name="ce30">
            <text:p>216.6</text:p>
          </table:table-cell>
          <table:table-cell office:value-type="float" office:value="360.01153124999996" table:formula="of:=[.DD31]-[.DG31]" table:style-name="ce30">
            <text:p>360.0</text:p>
          </table:table-cell>
          <table:table-cell office:value-type="float" office:value="399.64129756706177" table:formula="of:=[.DD31]/[.DF31]*[.$DF$24]" table:style-name="ce30">
            <text:p>399.6</text:p>
          </table:table-cell>
          <table:table-cell office:value-type="float" office:value="176.92120243293823" table:formula="of:=[.DD31]-[.DI31]" table:style-name="ce30">
            <text:p>176.9</text:p>
          </table:table-cell>
          <table:table-cell office:value-type="float" office:value="0.22783333333333111" table:formula="of:=([.AH31]-[.AH30])" table:style-name="ce33">
            <text:p>0.23</text:p>
          </table:table-cell>
          <table:table-cell office:value-type="float" office:value="-0.96618357487922424" table:formula="of:=([.DD31]*100/[.DD30])-100" table:style-name="ce33">
            <text:p>-0.97</text:p>
          </table:table-cell>
          <table:table-cell office:value-type="float" office:value="-6.896183574879224" table:formula="of:=[.DL31]-[.DE31]" table:style-name="ce33">
            <text:p>-6.90</text:p>
          </table:table-cell>
          <table:table-cell table:number-columns-repeated="2" table:style-name="ce33"/>
          <table:table-cell office:value-type="float" office:value="18.352499999999999" table:style-name="ce30">
            <text:p>18.4</text:p>
          </table:table-cell>
          <table:table-cell office:value-type="float" office:value="3.0338164251207758" table:formula="of:=[.DL31]+4" table:style-name="ce30">
            <text:p>3.0</text:p>
          </table:table-cell>
          <table:table-cell office:value-type="float" office:value="336.03999999999996" table:formula="of:=-0.06*(([.A31]-1963)^2)+8.5*([.A31]-1963)+140" table:style-name="ce30">
            <text:p>336.0</text:p>
          </table:table-cell>
          <table:table-cell office:value-type="float" office:value="386.03999999999996" table:formula="of:=[.DR31]+50" table:style-name="ce30">
            <text:p>386.0</text:p>
          </table:table-cell>
          <table:table-cell office:value-type="float" office:value="286.03999999999996" table:formula="of:=[.DR31]-50" table:style-name="ce30">
            <text:p>286.0</text:p>
          </table:table-cell>
          <table:table-cell office:value-type="float" office:value="436.03999999999996" table:formula="of:=[.DR31]+100" table:style-name="ce30">
            <text:p>436.0</text:p>
          </table:table-cell>
          <table:table-cell office:value-type="float" office:value="236.03999999999996" table:formula="of:=[.DR31]-100" table:style-name="ce30">
            <text:p>236.0</text:p>
          </table:table-cell>
          <table:table-cell office:value-type="float" office:value="313.47500000000002" table:formula="of:=-0.025*(([.A31]-1963)^2)+5.5*([.A31]-1963)+175" table:style-name="ce30">
            <text:p>313.5</text:p>
          </table:table-cell>
          <table:table-cell office:value-type="float" office:value="0.28702293449799998" table:formula="of:=1.0865*0.264172052" table:style-name="ce94">
            <text:p>0.29</text:p>
          </table:table-cell>
          <table:table-cell office:value-type="float" office:value="-1.0581721487633473" table:formula="of:=([.DX31]*100/[.DX30])-100" table:style-name="ce139">
            <text:p>-1.1</text:p>
          </table:table-cell>
          <table:table-cell office:value-type="float" office:value="0.92" table:style-name="ce94">
            <text:p>0.92</text:p>
          </table:table-cell>
          <table:table-cell table:number-columns-repeated="16254"/>
        </table:table-row>
        <table:table-row table:style-name="ro3">
          <table:table-cell office:value-type="float" office:value="1993" table:style-name="ce18">
            <text:p>1993</text:p>
          </table:table-cell>
          <table:table-cell office:value-type="float" office:value="39190000" table:style-name="ce12">
            <text:p>39190000</text:p>
          </table:table-cell>
          <table:table-cell office:value-type="float" office:value="14031422" table:style-name="ce8">
            <text:p>14031422</text:p>
          </table:table-cell>
          <table:table-cell office:value-type="float" office:value="18163606.59375" table:style-name="ce8">
            <text:p>18163606.59</text:p>
          </table:table-cell>
          <table:table-cell table:style-name="ce109"/>
          <table:table-cell office:value-type="float" office:value="539670.07692307688" table:formula="of:=[.C32]/26" table:style-name="ce34">
            <text:p>539670</text:p>
          </table:table-cell>
          <table:table-cell office:value-type="float" office:value="269835.03846153844" table:formula="of:=[.F32]/2" table:style-name="ce34">
            <text:p>269835</text:p>
          </table:table-cell>
          <table:table-cell office:value-type="float" office:value="404752.55769230763" table:formula="of:=[.G32]*1.5" table:style-name="ce10">
            <text:p>404753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10.913333333333336" table:style-name="ce94">
            <text:p>10.91</text:p>
          </table:table-cell>
          <table:table-cell office:value-type="float" office:value="1.1633333333333336" table:style-name="ce103">
            <text:p>1.16</text:p>
          </table:table-cell>
          <table:table-cell office:value-type="float" office:value="57343.75" table:formula="of:=[.DD32]*100" table:style-name="ce106">
            <text:p>57344</text:p>
          </table:table-cell>
          <table:table-cell office:value-type="float" office:value="66709.895833333343" table:formula="of:=([.DD32]*100)*[.AI32]" table:style-name="ce106">
            <text:p>66710</text:p>
          </table:table-cell>
          <table:table-cell office:value-type="float" office:value="3651774000000" table:style-name="ce127">
            <text:p>3.65E+12</text:p>
          </table:table-cell>
          <table:table-cell office:value-type="float" office:value="6.3671618541188337" table:formula="of:=([.AL32]*100/[.AL31])-100" table:style-name="ce103">
            <text:p>6.37</text:p>
          </table:table-cell>
          <table:table-cell table:number-columns-repeated="2" table:style-name="ce97"/>
          <table:table-cell office:value-type="float" office:value="306.66666666666663" table:style-name="ce106">
            <text:p>307</text:p>
          </table:table-cell>
          <table:table-cell office:value-type="float" office:value="186.99048913043481" table:formula="of:=[.DD32]*100/[.AP32]" table:style-name="ce109">
            <text:p>187</text:p>
          </table:table-cell>
          <table:table-cell office:value-type="float" office:value="-0.66143725355601646" table:style-name="ce150">
            <text:p>-0.7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351" table:style-name="ce10">
            <text:p>351</text:p>
          </table:table-cell>
          <table:table-cell table:style-name="ce21"/>
          <table:table-cell table:style-name="ce27"/>
          <table:table-cell office:value-type="float" office:value="74158" table:style-name="ce6">
            <text:p>74158</text:p>
          </table:table-cell>
          <table:table-cell office:value-type="float" office:value="48588" table:style-name="ce21">
            <text:p>48588</text:p>
          </table:table-cell>
          <table:table-cell office:value-type="float" office:value="24533" table:style-name="ce21">
            <text:p>24533</text:p>
          </table:table-cell>
          <table:table-cell office:value-type="float" office:value="1037" table:style-name="ce21">
            <text:p>1037</text:p>
          </table:table-cell>
          <table:table-cell office:value-type="float" office:value="66788" table:style-name="ce21">
            <text:p>66788</text:p>
          </table:table-cell>
          <table:table-cell office:value-type="float" office:value="148.96771219272443" table:style-name="ce82">
            <text:p>149</text:p>
          </table:table-cell>
          <table:table-cell office:value-type="float" office:value="2966748399.9999995" table:style-name="ce21">
            <text:p>2966748400</text:p>
          </table:table-cell>
          <table:table-cell office:value-type="float" office:value="44420.380906749706" table:formula="of:=[.BL32]/[.BJ32]" table:style-name="ce69">
            <text:p>44420</text:p>
          </table:table-cell>
          <table:table-cell office:value-type="float" office:value="298.18797813905871" table:formula="of:=[.BM32]/[.BK32]" table:style-name="ce69">
            <text:p>298</text:p>
          </table:table-cell>
          <table:table-cell office:value-type="float" office:value="147981" table:style-name="ce21">
            <text:p>147981</text:p>
          </table:table-cell>
          <table:table-cell office:value-type="float" office:value="108.07798596309799" table:style-name="ce82">
            <text:p>108</text:p>
          </table:table-cell>
          <table:table-cell office:value-type="float" office:value="5170784200" table:style-name="ce21">
            <text:p>5170784200</text:p>
          </table:table-cell>
          <table:table-cell office:value-type="float" office:value="34942.21690622445" table:formula="of:=[.BQ32]/[.BO32]" table:style-name="ce80">
            <text:p>34942</text:p>
          </table:table-cell>
          <table:table-cell office:value-type="float" office:value="323.3055889675357" table:formula="of:=[.BR32]/[.BP32]" table:style-name="ce80">
            <text:p>323</text:p>
          </table:table-cell>
          <table:table-cell office:value-type="float" office:value="1.8453529701672613" table:formula="of:=[.DD32]/(([.BS32]+[.BN32])/2)" table:style-name="ce86">
            <text:p>1.85</text:p>
          </table:table-cell>
          <table:table-cell office:value-type="float" office:value="5.8592596267424" table:formula="of:=(([.BN32]+[.BS32])*100/([.BN31]+[.BS31]))-100" table:style-name="ce85">
            <text:p>5.9</text:p>
          </table:table-cell>
          <table:table-cell table:style-name="ce80"/>
          <table:table-cell office:value-type="float" office:value="17865724.212892946" table:style-name="ce31">
            <text:p>17865724</text:p>
          </table:table-cell>
          <table:table-cell office:value-type="float" office:value="306833.06321453676" table:formula="of:=[.BW32]-[.BW31]" table:style-name="ce31">
            <text:p>306833</text:p>
          </table:table-cell>
          <table:table-cell office:value-type="float" office:value="170403" table:style-name="ce109">
            <text:p>170403</text:p>
          </table:table-cell>
          <table:table-cell office:value-type="float" office:value="45795" table:style-name="ce109">
            <text:p>45795</text:p>
          </table:table-cell>
          <table:table-cell office:value-type="float" office:value="78.818027918852167" table:formula="of:=100-[.CB32]" table:style-name="ce109">
            <text:p>79</text:p>
          </table:table-cell>
          <table:table-cell office:value-type="float" office:value="21.181972081147837" table:formula="of:=([.BZ32]*100)/([.BY32]+[.BZ32])" table:style-name="ce109">
            <text:p>21</text:p>
          </table:table-cell>
          <table:table-cell office:value-type="float" office:value="0.45587456526902131" table:formula="of:=([.BW32]/[.B32])" table:style-name="ce146">
            <text:p>0.4559</text:p>
          </table:table-cell>
          <table:table-cell office:value-type="float" office:value="1.7474512518984113" table:formula="of:=([.BW32]*100/[.BW31])-100" table:style-name="ce30">
            <text:p>1.7</text:p>
          </table:table-cell>
          <table:table-cell office:value-type="float" office:value="0.3122760315347648" table:formula="of:=([.B32]*100/[.B31])-100" table:style-name="ce33">
            <text:p>0.31</text:p>
          </table:table-cell>
          <table:table-cell office:value-type="float" office:value="1.4351752203636465" table:formula="of:=[.CD32]-[.CE32]" table:style-name="ce30">
            <text:p>1.4</text:p>
          </table:table-cell>
          <table:table-cell office:value-type="float" office:value="1144000" table:style-name="ce116">
            <text:p>1144000</text:p>
          </table:table-cell>
          <table:table-cell office:value-type="float" office:value="3.7284117559394785" table:formula="of:=[.CG32]/[.BX32]" table:style-name="ce116">
            <text:p>4</text:p>
          </table:table-cell>
          <table:table-cell office:value-type="float" office:value="2.9191120183720338" table:formula="of:=[.CG32]/[.B32]*100" table:style-name="ce148">
            <text:p>2.9</text:p>
          </table:table-cell>
          <table:table-cell office:value-type="float" office:value="22651.03" table:style-name="ce10">
            <text:p>2265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3.4375" table:style-name="ce10">
            <text:p>573</text:p>
          </table:table-cell>
          <table:table-cell office:value-type="float" office:value="4.5699999999999994" table:style-name="ce33">
            <text:p>4.57</text:p>
          </table:table-cell>
          <table:table-cell office:value-type="float" office:value="148.84" table:formula="of:=[.DF31]+[.DE32]" table:style-name="ce30">
            <text:p>148.8</text:p>
          </table:table-cell>
          <table:table-cell office:value-type="float" office:value="242.75706250000002" table:formula="of:=(([.DD32]*[.DE32])/100)+[.DG31]" table:style-name="ce30">
            <text:p>242.8</text:p>
          </table:table-cell>
          <table:table-cell office:value-type="float" office:value="330.68043749999998" table:formula="of:=[.DD32]-[.DG32]" table:style-name="ce30">
            <text:p>330.7</text:p>
          </table:table-cell>
          <table:table-cell office:value-type="float" office:value="385.27109647944104" table:formula="of:=[.DD32]/[.DF32]*[.$DF$24]" table:style-name="ce30">
            <text:p>385.3</text:p>
          </table:table-cell>
          <table:table-cell office:value-type="float" office:value="188.16640352055896" table:formula="of:=[.DD32]-[.DI32]" table:style-name="ce30">
            <text:p>188.2</text:p>
          </table:table-cell>
          <table:table-cell office:value-type="float" office:value="-2.3956666666666635" table:formula="of:=([.AH32]-[.AH31])" table:style-name="ce33">
            <text:p>-2.40</text:p>
          </table:table-cell>
          <table:table-cell office:value-type="float" office:value="-0.5420054200541955" table:formula="of:=([.DD32]*100/[.DD31])-100" table:style-name="ce33">
            <text:p>-0.54</text:p>
          </table:table-cell>
          <table:table-cell office:value-type="float" office:value="-5.1120054200541949" table:formula="of:=[.DL32]-[.DE32]" table:style-name="ce33">
            <text:p>-5.11</text:p>
          </table:table-cell>
          <table:table-cell table:number-columns-repeated="2" table:style-name="ce33"/>
          <table:table-cell office:value-type="float" office:value="22.64" table:style-name="ce30">
            <text:p>22.6</text:p>
          </table:table-cell>
          <table:table-cell office:value-type="float" office:value="3.4579945799458045" table:formula="of:=[.DL32]+4" table:style-name="ce30">
            <text:p>3.5</text:p>
          </table:table-cell>
          <table:table-cell office:value-type="float" office:value="341" table:formula="of:=-0.06*(([.A32]-1963)^2)+8.5*([.A32]-1963)+140" table:style-name="ce30">
            <text:p>341.0</text:p>
          </table:table-cell>
          <table:table-cell office:value-type="float" office:value="391" table:formula="of:=[.DR32]+50" table:style-name="ce30">
            <text:p>391.0</text:p>
          </table:table-cell>
          <table:table-cell office:value-type="float" office:value="291" table:formula="of:=[.DR32]-50" table:style-name="ce30">
            <text:p>291.0</text:p>
          </table:table-cell>
          <table:table-cell office:value-type="float" office:value="441" table:formula="of:=[.DR32]+100" table:style-name="ce30">
            <text:p>441.0</text:p>
          </table:table-cell>
          <table:table-cell office:value-type="float" office:value="241" table:formula="of:=[.DR32]-100" table:style-name="ce30">
            <text:p>241.0</text:p>
          </table:table-cell>
          <table:table-cell office:value-type="float" office:value="317.5" table:formula="of:=-0.025*(([.A32]-1963)^2)+5.5*([.A32]-1963)+175" table:style-name="ce30">
            <text:p>317.5</text:p>
          </table:table-cell>
          <table:table-cell office:value-type="float" office:value="0.28195286319230711" table:formula="of:=1.06730769230769*0.264172052" table:style-name="ce94">
            <text:p>0.28</text:p>
          </table:table-cell>
          <table:table-cell office:value-type="float" office:value="-1.7664342100607371" table:formula="of:=([.DX32]*100/[.DX31])-100" table:style-name="ce139">
            <text:p>-1.8</text:p>
          </table:table-cell>
          <table:table-cell office:value-type="float" office:value="0.8" table:style-name="ce94">
            <text:p>0.80</text:p>
          </table:table-cell>
          <table:table-cell table:number-columns-repeated="16254"/>
        </table:table-row>
        <table:table-row table:style-name="ro3">
          <table:table-cell office:value-type="float" office:value="1994" table:style-name="ce18">
            <text:p>1994</text:p>
          </table:table-cell>
          <table:table-cell office:value-type="float" office:value="39295000" table:style-name="ce12">
            <text:p>39295000</text:p>
          </table:table-cell>
          <table:table-cell office:value-type="float" office:value="14319606" table:style-name="ce8">
            <text:p>14319606</text:p>
          </table:table-cell>
          <table:table-cell office:value-type="float" office:value="18384993.4375" table:style-name="ce8">
            <text:p>18384993.44</text:p>
          </table:table-cell>
          <table:table-cell table:style-name="ce109"/>
          <table:table-cell office:value-type="float" office:value="550754.07692307688" table:formula="of:=[.C33]/26" table:style-name="ce34">
            <text:p>550754</text:p>
          </table:table-cell>
          <table:table-cell office:value-type="float" office:value="275377.03846153844" table:formula="of:=[.F33]/2" table:style-name="ce34">
            <text:p>275377</text:p>
          </table:table-cell>
          <table:table-cell office:value-type="float" office:value="413065.55769230763" table:formula="of:=[.G33]*1.5" table:style-name="ce10">
            <text:p>413066</text:p>
          </table:table-cell>
          <table:table-cell table:number-columns-repeated="11" table:style-name="ce21"/>
          <table:table-cell table:style-name="ce27"/>
          <table:table-cell table:number-columns-repeated="5" table:style-name="ce21"/>
          <table:table-cell table:style-name="ce118"/>
          <table:table-cell table:style-name="ce21"/>
          <table:table-cell table:style-name="ce118"/>
          <table:table-cell table:style-name="ce21"/>
          <table:table-cell table:number-columns-repeated="4" table:style-name="ce28"/>
          <table:table-cell office:value-type="float" office:value="9.0772499999999994" table:style-name="ce94">
            <text:p>9.08</text:p>
          </table:table-cell>
          <table:table-cell office:value-type="float" office:value="1.1923250000000001" table:style-name="ce103">
            <text:p>1.19</text:p>
          </table:table-cell>
          <table:table-cell office:value-type="float" office:value="59093.75" table:formula="of:=[.DD33]*100" table:style-name="ce106">
            <text:p>59094</text:p>
          </table:table-cell>
          <table:table-cell office:value-type="float" office:value="70458.955468750006" table:formula="of:=([.DD33]*100)*[.AI33]" table:style-name="ce106">
            <text:p>70459</text:p>
          </table:table-cell>
          <table:table-cell office:value-type="float" office:value="3735799000000" table:style-name="ce127">
            <text:p>3.74E+12</text:p>
          </table:table-cell>
          <table:table-cell office:value-type="float" office:value="2.3009364763536837" table:formula="of:=([.AL33]*100/[.AL32])-100" table:style-name="ce103">
            <text:p>2.30</text:p>
          </table:table-cell>
          <table:table-cell table:number-columns-repeated="2" table:style-name="ce97"/>
          <table:table-cell office:value-type="float" office:value="318.25166666666701" table:style-name="ce106">
            <text:p>318</text:p>
          </table:table-cell>
          <table:table-cell office:value-type="float" office:value="185.68245256636499" table:formula="of:=[.DD33]*100/[.AP33]" table:style-name="ce109">
            <text:p>186</text:p>
          </table:table-cell>
          <table:table-cell office:value-type="float" office:value="2.4602013241278939" table:style-name="ce150">
            <text:p>2.5</text:p>
          </table:table-cell>
          <table:table-cell table:style-name="ce120"/>
          <table:table-cell table:style-name="ce21"/>
          <table:table-cell table:number-columns-repeated="2" table:style-name="ce123"/>
          <table:table-cell table:number-columns-repeated="3" table:style-name="ce118"/>
          <table:table-cell table:number-columns-repeated="3" table:style-name="ce21"/>
          <table:table-cell office:value-type="float" office:value="364" table:style-name="ce10">
            <text:p>364</text:p>
          </table:table-cell>
          <table:table-cell table:style-name="ce21"/>
          <table:table-cell table:style-name="ce27"/>
          <table:table-cell office:value-type="float" office:value="85789" table:style-name="ce6">
            <text:p>85789</text:p>
          </table:table-cell>
          <table:table-cell office:value-type="float" office:value="56532" table:style-name="ce21">
            <text:p>56532</text:p>
          </table:table-cell>
          <table:table-cell office:value-type="float" office:value="28118" table:style-name="ce21">
            <text:p>28118</text:p>
          </table:table-cell>
          <table:table-cell office:value-type="float" office:value="1139" table:style-name="ce21">
            <text:p>1139</text:p>
          </table:table-cell>
          <table:table-cell office:value-type="float" office:value="86187" table:style-name="ce21">
            <text:p>86187</text:p>
          </table:table-cell>
          <table:table-cell office:value-type="float" office:value="148.88098640885858" table:style-name="ce82">
            <text:p>149</text:p>
          </table:table-cell>
          <table:table-cell office:value-type="float" office:value="4025289699.9999995" table:style-name="ce21">
            <text:p>4025289700</text:p>
          </table:table-cell>
          <table:table-cell office:value-type="float" office:value="46704.139835474023" table:formula="of:=[.BL33]/[.BJ33]" table:style-name="ce69">
            <text:p>46704</text:p>
          </table:table-cell>
          <table:table-cell office:value-type="float" office:value="313.70117139884206" table:formula="of:=[.BM33]/[.BK33]" table:style-name="ce69">
            <text:p>314</text:p>
          </table:table-cell>
          <table:table-cell office:value-type="float" office:value="180702" table:style-name="ce21">
            <text:p>180702</text:p>
          </table:table-cell>
          <table:table-cell office:value-type="float" office:value="107.31739484502098" table:style-name="ce82">
            <text:p>107</text:p>
          </table:table-cell>
          <table:table-cell office:value-type="float" office:value="6401262300" table:style-name="ce21">
            <text:p>6401262300</text:p>
          </table:table-cell>
          <table:table-cell office:value-type="float" office:value="35424.413122156919" table:formula="of:=[.BQ33]/[.BO33]" table:style-name="ce80">
            <text:p>35424</text:p>
          </table:table-cell>
          <table:table-cell office:value-type="float" office:value="330.09013285603851" table:formula="of:=[.BR33]/[.BP33]" table:style-name="ce80">
            <text:p>330</text:p>
          </table:table-cell>
          <table:table-cell office:value-type="float" office:value="1.8358045412991306" table:formula="of:=[.DD33]/(([.BS33]+[.BN33])/2)" table:style-name="ce86">
            <text:p>1.84</text:p>
          </table:table-cell>
          <table:table-cell office:value-type="float" office:value="3.5877663629078" table:formula="of:=(([.BN33]+[.BS33])*100/([.BN32]+[.BS32]))-100" table:style-name="ce85">
            <text:p>3.6</text:p>
          </table:table-cell>
          <table:table-cell table:style-name="ce80"/>
          <table:table-cell office:value-type="float" office:value="18191342.462421015" table:style-name="ce31">
            <text:p>18191342</text:p>
          </table:table-cell>
          <table:table-cell office:value-type="float" office:value="325618.24952806905" table:formula="of:=[.BW33]-[.BW32]" table:style-name="ce31">
            <text:p>325618</text:p>
          </table:table-cell>
          <table:table-cell office:value-type="float" office:value="174793" table:style-name="ce109">
            <text:p>174793</text:p>
          </table:table-cell>
          <table:table-cell office:value-type="float" office:value="67639" table:style-name="ce109">
            <text:p>67639</text:p>
          </table:table-cell>
          <table:table-cell office:value-type="float" office:value="72.099805306230195" table:formula="of:=100-[.CB33]" table:style-name="ce109">
            <text:p>72</text:p>
          </table:table-cell>
          <table:table-cell office:value-type="float" office:value="27.900194693769798" table:formula="of:=([.BZ33]*100)/([.BY33]+[.BZ33])" table:style-name="ce109">
            <text:p>28</text:p>
          </table:table-cell>
          <table:table-cell office:value-type="float" office:value="0.4629429307143661" table:formula="of:=([.BW33]/[.B33])" table:style-name="ce146">
            <text:p>0.4629</text:p>
          </table:table-cell>
          <table:table-cell office:value-type="float" office:value="1.8225863426968374" table:formula="of:=([.BW33]*100/[.BW32])-100" table:style-name="ce30">
            <text:p>1.8</text:p>
          </table:table-cell>
          <table:table-cell office:value-type="float" office:value="0.26792549119673481" table:formula="of:=([.B33]*100/[.B32])-100" table:style-name="ce33">
            <text:p>0.27</text:p>
          </table:table-cell>
          <table:table-cell office:value-type="float" office:value="1.5546608515001026" table:formula="of:=[.CD33]-[.CE33]" table:style-name="ce30">
            <text:p>1.6</text:p>
          </table:table-cell>
          <table:table-cell office:value-type="float" office:value="1118000" table:style-name="ce116">
            <text:p>1118000</text:p>
          </table:table-cell>
          <table:table-cell office:value-type="float" office:value="3.4334684914631168" table:formula="of:=[.CG33]/[.BX33]" table:style-name="ce116">
            <text:p>3</text:p>
          </table:table-cell>
          <table:table-cell office:value-type="float" office:value="2.8451456928362386" table:formula="of:=[.CG33]/[.B33]*100" table:style-name="ce148">
            <text:p>2.8</text:p>
          </table:table-cell>
          <table:table-cell office:value-type="float" office:value="24037.79" table:style-name="ce10">
            <text:p>24038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90.9375" table:style-name="ce10">
            <text:p>591</text:p>
          </table:table-cell>
          <table:table-cell office:value-type="float" office:value="4.72" table:style-name="ce33">
            <text:p>4.72</text:p>
          </table:table-cell>
          <table:table-cell office:value-type="float" office:value="153.56" table:formula="of:=[.DF32]+[.DE33]" table:style-name="ce30">
            <text:p>153.6</text:p>
          </table:table-cell>
          <table:table-cell office:value-type="float" office:value="270.64931250000001" table:formula="of:=(([.DD33]*[.DE33])/100)+[.DG32]" table:style-name="ce30">
            <text:p>270.6</text:p>
          </table:table-cell>
          <table:table-cell office:value-type="float" office:value="320.28818749999999" table:formula="of:=[.DD33]-[.DG33]" table:style-name="ce30">
            <text:p>320.3</text:p>
          </table:table-cell>
          <table:table-cell office:value-type="float" office:value="384.82514977858818" table:formula="of:=[.DD33]/[.DF33]*[.$DF$24]" table:style-name="ce30">
            <text:p>384.8</text:p>
          </table:table-cell>
          <table:table-cell office:value-type="float" office:value="206.11235022141182" table:formula="of:=[.DD33]-[.DI33]" table:style-name="ce30">
            <text:p>206.1</text:p>
          </table:table-cell>
          <table:table-cell office:value-type="float" office:value="-1.8360833333333364" table:formula="of:=([.AH33]-[.AH32])" table:style-name="ce33">
            <text:p>-1.84</text:p>
          </table:table-cell>
          <table:table-cell office:value-type="float" office:value="3.0517711171662114" table:formula="of:=([.DD33]*100/[.DD32])-100" table:style-name="ce33">
            <text:p>3.05</text:p>
          </table:table-cell>
          <table:table-cell office:value-type="float" office:value="-1.6682288828337883" table:formula="of:=[.DL33]-[.DE33]" table:style-name="ce33">
            <text:p>-1.67</text:p>
          </table:table-cell>
          <table:table-cell table:number-columns-repeated="2" table:style-name="ce33"/>
          <table:table-cell office:value-type="float" office:value="24.1175" table:style-name="ce30">
            <text:p>24.1</text:p>
          </table:table-cell>
          <table:table-cell office:value-type="float" office:value="7.0517711171662114" table:formula="of:=[.DL33]+4" table:style-name="ce30">
            <text:p>7.1</text:p>
          </table:table-cell>
          <table:table-cell office:value-type="float" office:value="345.84000000000003" table:formula="of:=-0.06*(([.A33]-1963)^2)+8.5*([.A33]-1963)+140" table:style-name="ce30">
            <text:p>345.8</text:p>
          </table:table-cell>
          <table:table-cell office:value-type="float" office:value="395.84000000000003" table:formula="of:=[.DR33]+50" table:style-name="ce30">
            <text:p>395.8</text:p>
          </table:table-cell>
          <table:table-cell office:value-type="float" office:value="295.84000000000003" table:formula="of:=[.DR33]-50" table:style-name="ce30">
            <text:p>295.8</text:p>
          </table:table-cell>
          <table:table-cell office:value-type="float" office:value="445.84000000000003" table:formula="of:=[.DR33]+100" table:style-name="ce30">
            <text:p>445.8</text:p>
          </table:table-cell>
          <table:table-cell office:value-type="float" office:value="245.84000000000003" table:formula="of:=[.DR33]-100" table:style-name="ce30">
            <text:p>245.8</text:p>
          </table:table-cell>
          <table:table-cell office:value-type="float" office:value="321.47500000000002" table:formula="of:=-0.025*(([.A33]-1963)^2)+5.5*([.A33]-1963)+175" table:style-name="ce30">
            <text:p>321.5</text:p>
          </table:table-cell>
          <table:table-cell office:value-type="float" office:value="0.28315179788984512" table:formula="of:=1.07184615384615*0.264172052" table:style-name="ce94">
            <text:p>0.28</text:p>
          </table:table-cell>
          <table:table-cell office:value-type="float" office:value="0.42522522522506279" table:formula="of:=([.DX33]*100/[.DX32])-100" table:style-name="ce139">
            <text:p>0.4</text:p>
          </table:table-cell>
          <table:table-cell office:value-type="float" office:value="0.79" table:style-name="ce94">
            <text:p>0.79</text:p>
          </table:table-cell>
          <table:table-cell table:number-columns-repeated="16254"/>
        </table:table-row>
        <table:table-row table:style-name="ro3">
          <table:table-cell office:value-type="float" office:value="1995" table:style-name="ce18">
            <text:p>1995</text:p>
          </table:table-cell>
          <table:table-cell office:value-type="float" office:value="39387000" table:style-name="ce12">
            <text:p>39387000</text:p>
          </table:table-cell>
          <table:table-cell office:value-type="float" office:value="14555126" table:style-name="ce8">
            <text:p>14555126</text:p>
          </table:table-cell>
          <table:table-cell office:value-type="float" office:value="18613771.359375" table:style-name="ce8">
            <text:p>18613771.36</text:p>
          </table:table-cell>
          <table:table-cell table:style-name="ce109"/>
          <table:table-cell office:value-type="float" office:value="559812.5384615385" table:formula="of:=[.C34]/26" table:style-name="ce34">
            <text:p>559813</text:p>
          </table:table-cell>
          <table:table-cell office:value-type="float" office:value="279906.26923076925" table:formula="of:=[.F34]/2" table:style-name="ce34">
            <text:p>279906</text:p>
          </table:table-cell>
          <table:table-cell office:value-type="float" office:value="419859.40384615387" table:formula="of:=[.G34]*1.5" table:style-name="ce10">
            <text:p>419859</text:p>
          </table:table-cell>
          <table:table-cell table:number-columns-repeated="11" table:style-name="ce21"/>
          <table:table-cell office:value-type="float" office:value="403587" table:style-name="ce22">
            <text:p>403587</text:p>
          </table:table-cell>
          <table:table-cell office:value-type="float" office:value="269058" table:formula="of:=[.T34]/1.5" table:style-name="ce31">
            <text:p>269058</text:p>
          </table:table-cell>
          <table:table-cell office:value-type="float" office:value="17899907000" table:style-name="ce126">
            <text:p>1.8E+10</text:p>
          </table:table-cell>
          <table:table-cell office:value-type="float" office:value="44352.040576133521" table:formula="of:=[.V34]/[.T34]" table:style-name="ce34">
            <text:p>44352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60.13328801610848" table:formula="of:=([.W34]*100)/([.DD34]*(([.BP34]*([.BO34]/([.BJ34]+[.BO34])))+([.BK34]*([.BJ34]/([.BJ34]+[.BO34])))))" table:style-name="ce98">
            <text:p>60.13</text:p>
          </table:table-cell>
          <table:table-cell table:style-name="ce32"/>
          <table:table-cell table:number-columns-repeated="4" table:style-name="ce33"/>
          <table:table-cell office:value-type="float" office:value="9.9973333333333354" table:style-name="ce94">
            <text:p>10.00</text:p>
          </table:table-cell>
          <table:table-cell office:value-type="float" office:value="1.297625" table:style-name="ce104">
            <text:p>1.30</text:p>
          </table:table-cell>
          <table:table-cell office:value-type="float" office:value="61343.75" table:formula="of:=[.DD34]*100" table:style-name="ce106">
            <text:p>61344</text:p>
          </table:table-cell>
          <table:table-cell office:value-type="float" office:value="79601.18359375" table:formula="of:=([.DD34]*100)*[.AI34]" table:style-name="ce106">
            <text:p>79601</text:p>
          </table:table-cell>
          <table:table-cell office:value-type="float" office:value="3937403000000" table:style-name="ce127">
            <text:p>3.94E+12</text:p>
          </table:table-cell>
          <table:table-cell office:value-type="float" office:value="5.3965430152960607" table:formula="of:=([.AL34]*100/[.AL33])-100" table:style-name="ce103">
            <text:p>5.40</text:p>
          </table:table-cell>
          <table:table-cell table:number-columns-repeated="2" table:style-name="ce98"/>
          <table:table-cell office:value-type="float" office:value="290.52250000000004" table:style-name="ce109">
            <text:p>291</text:p>
          </table:table-cell>
          <table:table-cell office:value-type="float" office:value="211.1497388326205" table:formula="of:=[.DD34]*100/[.AP34]" table:style-name="ce109">
            <text:p>211</text:p>
          </table:table-cell>
          <table:table-cell office:value-type="float" office:value="2.4203529679821543" table:style-name="ce150">
            <text:p>2.4</text:p>
          </table:table-cell>
          <table:table-cell table:style-name="ce121"/>
          <table:table-cell table:style-name="ce35"/>
          <table:table-cell table:number-columns-repeated="2" table:style-name="ce100"/>
          <table:table-cell table:number-columns-repeated="3" table:style-name="ce102"/>
          <table:table-cell table:number-columns-repeated="3" table:style-name="ce22"/>
          <table:table-cell office:value-type="float" office:value="376" table:style-name="ce10">
            <text:p>376</text:p>
          </table:table-cell>
          <table:table-cell table:style-name="ce21"/>
          <table:table-cell table:style-name="ce27"/>
          <table:table-cell office:value-type="float" office:value="87673" table:style-name="ce6">
            <text:p>87673</text:p>
          </table:table-cell>
          <table:table-cell office:value-type="float" office:value="57527" table:style-name="ce21">
            <text:p>57527</text:p>
          </table:table-cell>
          <table:table-cell office:value-type="float" office:value="28991" table:style-name="ce21">
            <text:p>28991</text:p>
          </table:table-cell>
          <table:table-cell office:value-type="float" office:value="1155" table:style-name="ce21">
            <text:p>1155</text:p>
          </table:table-cell>
          <table:table-cell office:value-type="float" office:value="92749" table:style-name="ce21">
            <text:p>92749</text:p>
          </table:table-cell>
          <table:table-cell office:value-type="float" office:value="150.39587395661388" table:style-name="ce82">
            <text:p>150</text:p>
          </table:table-cell>
          <table:table-cell office:value-type="float" office:value="4421153500" table:style-name="ce21">
            <text:p>4421153500</text:p>
          </table:table-cell>
          <table:table-cell office:value-type="float" office:value="47667.937120615854" table:formula="of:=[.BL34]/[.BJ34]" table:style-name="ce69">
            <text:p>47668</text:p>
          </table:table-cell>
          <table:table-cell office:value-type="float" office:value="316.94976641691028" table:formula="of:=[.BM34]/[.BK34]" table:style-name="ce69">
            <text:p>317</text:p>
          </table:table-cell>
          <table:table-cell office:value-type="float" office:value="214997" table:style-name="ce21">
            <text:p>214997</text:p>
          </table:table-cell>
          <table:table-cell office:value-type="float" office:value="107.222677845717" table:style-name="ce82">
            <text:p>107</text:p>
          </table:table-cell>
          <table:table-cell office:value-type="float" office:value="7875175899.999999" table:style-name="ce21">
            <text:p>7875175900</text:p>
          </table:table-cell>
          <table:table-cell office:value-type="float" office:value="36629.236221900763" table:formula="of:=[.BQ34]/[.BO34]" table:style-name="ce80">
            <text:p>36629</text:p>
          </table:table-cell>
          <table:table-cell office:value-type="float" office:value="341.61836803410813" table:formula="of:=[.BR34]/[.BP34]" table:style-name="ce80">
            <text:p>342</text:p>
          </table:table-cell>
          <table:table-cell office:value-type="float" office:value="1.8629431577686666" table:formula="of:=[.DD34]/(([.BS34]+[.BN34])/2)" table:style-name="ce86">
            <text:p>1.86</text:p>
          </table:table-cell>
          <table:table-cell office:value-type="float" office:value="2.2952826635706884" table:formula="of:=(([.BN34]+[.BS34])*100/([.BN33]+[.BS33]))-100" table:style-name="ce85">
            <text:p>2.3</text:p>
          </table:table-cell>
          <table:table-cell table:style-name="ce80"/>
          <table:table-cell office:value-type="float" office:value="18536203.485439684" table:style-name="ce31">
            <text:p>18536203</text:p>
          </table:table-cell>
          <table:table-cell office:value-type="float" office:value="344861.02301866934" table:formula="of:=[.BW34]-[.BW33]" table:style-name="ce31">
            <text:p>344861</text:p>
          </table:table-cell>
          <table:table-cell office:value-type="float" office:value="155902" table:style-name="ce109">
            <text:p>155902</text:p>
          </table:table-cell>
          <table:table-cell office:value-type="float" office:value="71141" table:style-name="ce109">
            <text:p>71141</text:p>
          </table:table-cell>
          <table:table-cell office:value-type="float" office:value="68.666287883792933" table:formula="of:=100-[.CB34]" table:style-name="ce109">
            <text:p>69</text:p>
          </table:table-cell>
          <table:table-cell office:value-type="float" office:value="31.333712116207064" table:formula="of:=([.BZ34]*100)/([.BY34]+[.BZ34])" table:style-name="ce109">
            <text:p>31</text:p>
          </table:table-cell>
          <table:table-cell office:value-type="float" office:value="0.47061729721582463" table:formula="of:=([.BW34]/[.B34])" table:style-name="ce146">
            <text:p>0.4706</text:p>
          </table:table-cell>
          <table:table-cell office:value-type="float" office:value="1.8957425694726453" table:formula="of:=([.BW34]*100/[.BW33])-100" table:style-name="ce30">
            <text:p>1.9</text:p>
          </table:table-cell>
          <table:table-cell office:value-type="float" office:value="0.23412647919582241" table:formula="of:=([.B34]*100/[.B33])-100" table:style-name="ce33">
            <text:p>0.23</text:p>
          </table:table-cell>
          <table:table-cell office:value-type="float" office:value="1.6616160902768229" table:formula="of:=[.CD34]-[.CE34]" table:style-name="ce30">
            <text:p>1.7</text:p>
          </table:table-cell>
          <table:table-cell office:value-type="float" office:value="1193000" table:style-name="ce116">
            <text:p>1193000</text:p>
          </table:table-cell>
          <table:table-cell office:value-type="float" office:value="3.459364556647551" table:formula="of:=[.CG34]/[.BX34]" table:style-name="ce116">
            <text:p>3</text:p>
          </table:table-cell>
          <table:table-cell office:value-type="float" office:value="3.0289181709701172" table:formula="of:=[.CG34]/[.B34]*100" table:style-name="ce148">
            <text:p>3.0</text:p>
          </table:table-cell>
          <table:table-cell office:value-type="float" office:value="25458.329999999998" table:style-name="ce10">
            <text:p>25458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13.4375" table:style-name="ce10">
            <text:p>613</text:p>
          </table:table-cell>
          <table:table-cell office:value-type="float" office:value="4.67" table:style-name="ce33">
            <text:p>4.67</text:p>
          </table:table-cell>
          <table:table-cell office:value-type="float" office:value="158.22999999999999" table:formula="of:=[.DF33]+[.DE34]" table:style-name="ce30">
            <text:p>158.2</text:p>
          </table:table-cell>
          <table:table-cell office:value-type="float" office:value="299.29684374999999" table:formula="of:=(([.DD34]*[.DE34])/100)+[.DG33]" table:style-name="ce30">
            <text:p>299.3</text:p>
          </table:table-cell>
          <table:table-cell office:value-type="float" office:value="314.14065625000001" table:formula="of:=[.DD34]-[.DG34]" table:style-name="ce30">
            <text:p>314.1</text:p>
          </table:table-cell>
          <table:table-cell office:value-type="float" office:value="387.68722745370667" table:formula="of:=[.DD34]/[.DF34]*[.$DF$24]" table:style-name="ce30">
            <text:p>387.7</text:p>
          </table:table-cell>
          <table:table-cell office:value-type="float" office:value="225.75027254629333" table:formula="of:=[.DD34]-[.DI34]" table:style-name="ce30">
            <text:p>225.8</text:p>
          </table:table-cell>
          <table:table-cell office:value-type="float" office:value="0.92008333333333603" table:formula="of:=([.AH34]-[.AH33])" table:style-name="ce33">
            <text:p>0.92</text:p>
          </table:table-cell>
          <table:table-cell office:value-type="float" office:value="3.8075092543627704" table:formula="of:=([.DD34]*100/[.DD33])-100" table:style-name="ce33">
            <text:p>3.81</text:p>
          </table:table-cell>
          <table:table-cell office:value-type="float" office:value="-0.86249074563722949" table:formula="of:=[.DL34]-[.DE34]" table:style-name="ce33">
            <text:p>-0.86</text:p>
          </table:table-cell>
          <table:table-cell table:number-columns-repeated="2" table:style-name="ce33"/>
          <table:table-cell office:value-type="float" office:value="22.9" table:style-name="ce30">
            <text:p>22.9</text:p>
          </table:table-cell>
          <table:table-cell office:value-type="float" office:value="7.8075092543627704" table:formula="of:=[.DL34]+4" table:style-name="ce30">
            <text:p>7.8</text:p>
          </table:table-cell>
          <table:table-cell office:value-type="float" office:value="350.56" table:formula="of:=-0.06*(([.A34]-1963)^2)+8.5*([.A34]-1963)+140" table:style-name="ce30">
            <text:p>350.6</text:p>
          </table:table-cell>
          <table:table-cell office:value-type="float" office:value="400.56" table:formula="of:=[.DR34]+50" table:style-name="ce30">
            <text:p>400.6</text:p>
          </table:table-cell>
          <table:table-cell office:value-type="float" office:value="300.56" table:formula="of:=[.DR34]-50" table:style-name="ce30">
            <text:p>300.6</text:p>
          </table:table-cell>
          <table:table-cell office:value-type="float" office:value="450.56" table:formula="of:=[.DR34]+100" table:style-name="ce30">
            <text:p>450.6</text:p>
          </table:table-cell>
          <table:table-cell office:value-type="float" office:value="250.56" table:formula="of:=[.DR34]-100" table:style-name="ce30">
            <text:p>250.6</text:p>
          </table:table-cell>
          <table:table-cell office:value-type="float" office:value="325.39999999999998" table:formula="of:=-0.025*(([.A34]-1963)^2)+5.5*([.A34]-1963)+175" table:style-name="ce30">
            <text:p>325.4</text:p>
          </table:table-cell>
          <table:table-cell office:value-type="float" office:value="0.29146305706430709" table:formula="of:=1.10330769230769*0.264172052" table:style-name="ce94">
            <text:p>0.29</text:p>
          </table:table-cell>
          <table:table-cell office:value-type="float" office:value="2.9352662552032598" table:formula="of:=([.DX34]*100/[.DX33])-100" table:style-name="ce139">
            <text:p>2.9</text:p>
          </table:table-cell>
          <table:table-cell office:value-type="float" office:value="0.86" table:style-name="ce94">
            <text:p>0.86</text:p>
          </table:table-cell>
          <table:table-cell table:number-columns-repeated="16254"/>
        </table:table-row>
        <table:table-row table:style-name="ro3">
          <table:table-cell office:value-type="float" office:value="1996" table:style-name="ce18">
            <text:p>1996</text:p>
          </table:table-cell>
          <table:table-cell office:value-type="float" office:value="39478000" table:style-name="ce12">
            <text:p>39478000</text:p>
          </table:table-cell>
          <table:table-cell office:value-type="float" office:value="14798908" table:style-name="ce8">
            <text:p>14798908</text:p>
          </table:table-cell>
          <table:table-cell office:value-type="float" office:value="18872892.640625" table:style-name="ce8">
            <text:p>18872892.64</text:p>
          </table:table-cell>
          <table:table-cell table:style-name="ce109"/>
          <table:table-cell office:value-type="float" office:value="569188.76923076925" table:formula="of:=[.C35]/26" table:style-name="ce34">
            <text:p>569189</text:p>
          </table:table-cell>
          <table:table-cell office:value-type="float" office:value="284594.38461538462" table:formula="of:=[.F35]/2" table:style-name="ce34">
            <text:p>284594</text:p>
          </table:table-cell>
          <table:table-cell office:value-type="float" office:value="426891.57692307694" table:formula="of:=[.G35]*1.5" table:style-name="ce10">
            <text:p>426892</text:p>
          </table:table-cell>
          <table:table-cell table:number-columns-repeated="11" table:style-name="ce21"/>
          <table:table-cell office:value-type="float" office:value="412982" table:style-name="ce22">
            <text:p>412982</text:p>
          </table:table-cell>
          <table:table-cell office:value-type="float" office:value="275321.33333333331" table:formula="of:=[.T35]/1.5" table:style-name="ce31">
            <text:p>275321</text:p>
          </table:table-cell>
          <table:table-cell office:value-type="float" office:value="19566189000" table:style-name="ce126">
            <text:p>2.0E+10</text:p>
          </table:table-cell>
          <table:table-cell office:value-type="float" office:value="47377.825183664179" table:formula="of:=[.V35]/[.T35]" table:style-name="ce34">
            <text:p>47378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63.927391308910813" table:formula="of:=([.W35]*100)/([.DD35]*(([.BP35]*([.BO35]/([.BJ35]+[.BO35])))+([.BK35]*([.BJ35]/([.BJ35]+[.BO35])))))" table:style-name="ce98">
            <text:p>63.93</text:p>
          </table:table-cell>
          <table:table-cell office:value-type="float" office:value="5.748886353431887" table:formula="of:=(([.V35]*100/[.V34])-100)-[.DE35]" table:style-name="ce36">
            <text:p>5.75</text:p>
          </table:table-cell>
          <table:table-cell table:number-columns-repeated="4" table:style-name="ce33"/>
          <table:table-cell office:value-type="float" office:value="7.3560000000000008" table:style-name="ce94">
            <text:p>7.36</text:p>
          </table:table-cell>
          <table:table-cell office:value-type="float" office:value="1.2521833333333336" table:style-name="ce104">
            <text:p>1.25</text:p>
          </table:table-cell>
          <table:table-cell office:value-type="float" office:value="62406.25" table:formula="of:=[.DD35]*100" table:style-name="ce106">
            <text:p>62406</text:p>
          </table:table-cell>
          <table:table-cell office:value-type="float" office:value="78144.066145833349" table:formula="of:=([.DD35]*100)*[.AI35]" table:style-name="ce106">
            <text:p>78144</text:p>
          </table:table-cell>
          <table:table-cell office:value-type="float" office:value="4090345000000" table:style-name="ce127">
            <text:p>4.09E+12</text:p>
          </table:table-cell>
          <table:table-cell office:value-type="float" office:value="3.8843369601739965" table:formula="of:=([.AL35]*100/[.AL34])-100" table:style-name="ce103">
            <text:p>3.88</text:p>
          </table:table-cell>
          <table:table-cell table:number-columns-repeated="2" table:style-name="ce98"/>
          <table:table-cell office:value-type="float" office:value="300.08749999999992" table:style-name="ce109">
            <text:p>300</text:p>
          </table:table-cell>
          <table:table-cell office:value-type="float" office:value="207.96017828133466" table:formula="of:=[.DD35]*100/[.AP35]" table:style-name="ce109">
            <text:p>208</text:p>
          </table:table-cell>
          <table:table-cell office:value-type="float" office:value="1.6904393390356489" table:style-name="ce150">
            <text:p>1.7</text:p>
          </table:table-cell>
          <table:table-cell table:style-name="ce121"/>
          <table:table-cell table:style-name="ce35"/>
          <table:table-cell table:number-columns-repeated="2" table:style-name="ce100"/>
          <table:table-cell table:number-columns-repeated="3" table:style-name="ce102"/>
          <table:table-cell table:number-columns-repeated="3" table:style-name="ce22"/>
          <table:table-cell office:value-type="float" office:value="390" table:style-name="ce10">
            <text:p>390</text:p>
          </table:table-cell>
          <table:table-cell table:style-name="ce21"/>
          <table:table-cell table:style-name="ce27"/>
          <table:table-cell office:value-type="float" office:value="89323" table:style-name="ce6">
            <text:p>89323</text:p>
          </table:table-cell>
          <table:table-cell office:value-type="float" office:value="56928" table:style-name="ce21">
            <text:p>56928</text:p>
          </table:table-cell>
          <table:table-cell office:value-type="float" office:value="31111" table:style-name="ce21">
            <text:p>31111</text:p>
          </table:table-cell>
          <table:table-cell office:value-type="float" office:value="1284" table:style-name="ce21">
            <text:p>1284</text:p>
          </table:table-cell>
          <table:table-cell office:value-type="float" office:value="88707" table:style-name="ce21">
            <text:p>88707</text:p>
          </table:table-cell>
          <table:table-cell office:value-type="float" office:value="146.29492017656852" table:style-name="ce82">
            <text:p>146</text:p>
          </table:table-cell>
          <table:table-cell office:value-type="float" office:value="4368693100" table:style-name="ce21">
            <text:p>4368693100</text:p>
          </table:table-cell>
          <table:table-cell office:value-type="float" office:value="49248.572265999304" table:formula="of:=[.BL35]/[.BJ35]" table:style-name="ce69">
            <text:p>49249</text:p>
          </table:table-cell>
          <table:table-cell office:value-type="float" office:value="336.63897698265572" table:formula="of:=[.BM35]/[.BK35]" table:style-name="ce69">
            <text:p>337</text:p>
          </table:table-cell>
          <table:table-cell office:value-type="float" office:value="192120" table:style-name="ce21">
            <text:p>192120</text:p>
          </table:table-cell>
          <table:table-cell office:value-type="float" office:value="106.04233083913887" table:style-name="ce82">
            <text:p>106</text:p>
          </table:table-cell>
          <table:table-cell office:value-type="float" office:value="7125463000" table:style-name="ce21">
            <text:p>7125463000</text:p>
          </table:table-cell>
          <table:table-cell office:value-type="float" office:value="37088.606079533623" table:formula="of:=[.BQ35]/[.BO35]" table:style-name="ce80">
            <text:p>37089</text:p>
          </table:table-cell>
          <table:table-cell office:value-type="float" office:value="349.75283724944956" table:formula="of:=[.BR35]/[.BP35]" table:style-name="ce80">
            <text:p>350</text:p>
          </table:table-cell>
          <table:table-cell office:value-type="float" office:value="1.8183856131739111" table:formula="of:=[.DD35]/(([.BS35]+[.BN35])/2)" table:style-name="ce86">
            <text:p>1.82</text:p>
          </table:table-cell>
          <table:table-cell office:value-type="float" office:value="4.2248748953334427" table:formula="of:=(([.BN35]+[.BS35])*100/([.BN34]+[.BS34]))-100" table:style-name="ce85">
            <text:p>4.2</text:p>
          </table:table-cell>
          <table:table-cell table:style-name="ce80"/>
          <table:table-cell office:value-type="float" office:value="18871157.299053606" table:style-name="ce31">
            <text:p>18871157</text:p>
          </table:table-cell>
          <table:table-cell office:value-type="float" office:value="334953.8136139214" table:formula="of:=[.BW35]-[.BW34]" table:style-name="ce31">
            <text:p>334954</text:p>
          </table:table-cell>
          <table:table-cell office:value-type="float" office:value="194871" table:style-name="ce109">
            <text:p>194871</text:p>
          </table:table-cell>
          <table:table-cell office:value-type="float" office:value="77544" table:style-name="ce109">
            <text:p>77544</text:p>
          </table:table-cell>
          <table:table-cell office:value-type="float" office:value="71.534607125158303" table:formula="of:=100-[.CB35]" table:style-name="ce109">
            <text:p>72</text:p>
          </table:table-cell>
          <table:table-cell office:value-type="float" office:value="28.465392874841694" table:formula="of:=([.BZ35]*100)/([.BY35]+[.BZ35])" table:style-name="ce109">
            <text:p>28</text:p>
          </table:table-cell>
          <table:table-cell office:value-type="float" office:value="0.47801705504467312" table:formula="of:=([.BW35]/[.B35])" table:style-name="ce146">
            <text:p>0.4780</text:p>
          </table:table-cell>
          <table:table-cell office:value-type="float" office:value="1.8070249060279764" table:formula="of:=([.BW35]*100/[.BW34])-100" table:style-name="ce30">
            <text:p>1.8</text:p>
          </table:table-cell>
          <table:table-cell office:value-type="float" office:value="0.23104069870770161" table:formula="of:=([.B35]*100/[.B34])-100" table:style-name="ce33">
            <text:p>0.23</text:p>
          </table:table-cell>
          <table:table-cell office:value-type="float" office:value="1.5759842073202748" table:formula="of:=[.CD35]-[.CE35]" table:style-name="ce30">
            <text:p>1.6</text:p>
          </table:table-cell>
          <table:table-cell office:value-type="float" office:value="1228000" table:style-name="ce116">
            <text:p>1228000</text:p>
          </table:table-cell>
          <table:table-cell office:value-type="float" office:value="3.6661770969278544" table:formula="of:=[.CG35]/[.BX35]" table:style-name="ce116">
            <text:p>4</text:p>
          </table:table-cell>
          <table:table-cell office:value-type="float" office:value="3.1105932418055628" table:formula="of:=[.CG35]/[.B35]*100" table:style-name="ce148">
            <text:p>3.1</text:p>
          </table:table-cell>
          <table:table-cell office:value-type="float" office:value="24726.959999999999" table:style-name="ce10">
            <text:p>247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24.0625" table:style-name="ce10">
            <text:p>624</text:p>
          </table:table-cell>
          <table:table-cell office:value-type="float" office:value="3.56" table:style-name="ce33">
            <text:p>3.56</text:p>
          </table:table-cell>
          <table:table-cell office:value-type="float" office:value="161.79" table:formula="of:=[.DF34]+[.DE35]" table:style-name="ce30">
            <text:p>161.8</text:p>
          </table:table-cell>
          <table:table-cell office:value-type="float" office:value="321.51346875000002" table:formula="of:=(([.DD35]*[.DE35])/100)+[.DG34]" table:style-name="ce30">
            <text:p>321.5</text:p>
          </table:table-cell>
          <table:table-cell office:value-type="float" office:value="302.54903124999998" table:formula="of:=[.DD35]-[.DG35]" table:style-name="ce30">
            <text:p>302.5</text:p>
          </table:table-cell>
          <table:table-cell office:value-type="float" office:value="385.72377773657212" table:formula="of:=[.DD35]/[.DF35]*[.$DF$24]" table:style-name="ce30">
            <text:p>385.7</text:p>
          </table:table-cell>
          <table:table-cell office:value-type="float" office:value="238.33872226342788" table:formula="of:=[.DD35]-[.DI35]" table:style-name="ce30">
            <text:p>238.3</text:p>
          </table:table-cell>
          <table:table-cell office:value-type="float" office:value="-2.6413333333333346" table:formula="of:=([.AH35]-[.AH34])" table:style-name="ce33">
            <text:p>-2.64</text:p>
          </table:table-cell>
          <table:table-cell office:value-type="float" office:value="1.7320427916454406" table:formula="of:=([.DD35]*100/[.DD34])-100" table:style-name="ce33">
            <text:p>1.73</text:p>
          </table:table-cell>
          <table:table-cell office:value-type="float" office:value="-1.8279572083545594" table:formula="of:=[.DL35]-[.DE35]" table:style-name="ce33">
            <text:p>-1.83</text:p>
          </table:table-cell>
          <table:table-cell table:style-name="ce33"/>
          <table:table-cell office:value-type="float" office:value="2.33" table:style-name="ce33">
            <text:p>2.33</text:p>
          </table:table-cell>
          <table:table-cell office:value-type="float" office:value="22.08" table:style-name="ce30">
            <text:p>22.1</text:p>
          </table:table-cell>
          <table:table-cell office:value-type="float" office:value="5.7320427916454406" table:formula="of:=[.DL35]+4" table:style-name="ce30">
            <text:p>5.7</text:p>
          </table:table-cell>
          <table:table-cell office:value-type="float" office:value="355.15999999999997" table:formula="of:=-0.06*(([.A35]-1963)^2)+8.5*([.A35]-1963)+140" table:style-name="ce30">
            <text:p>355.2</text:p>
          </table:table-cell>
          <table:table-cell office:value-type="float" office:value="405.15999999999997" table:formula="of:=[.DR35]+50" table:style-name="ce30">
            <text:p>405.2</text:p>
          </table:table-cell>
          <table:table-cell office:value-type="float" office:value="305.15999999999997" table:formula="of:=[.DR35]-50" table:style-name="ce30">
            <text:p>305.2</text:p>
          </table:table-cell>
          <table:table-cell office:value-type="float" office:value="455.15999999999997" table:formula="of:=[.DR35]+100" table:style-name="ce30">
            <text:p>455.2</text:p>
          </table:table-cell>
          <table:table-cell office:value-type="float" office:value="255.15999999999997" table:formula="of:=[.DR35]-100" table:style-name="ce30">
            <text:p>255.2</text:p>
          </table:table-cell>
          <table:table-cell office:value-type="float" office:value="329.27499999999998" table:formula="of:=-0.025*(([.A35]-1963)^2)+5.5*([.A35]-1963)+175" table:style-name="ce30">
            <text:p>329.3</text:p>
          </table:table-cell>
          <table:table-cell office:value-type="float" office:value="0.31545699171038583" table:formula="of:=1.19413461538462*0.264172052" table:style-name="ce94">
            <text:p>0.32</text:p>
          </table:table-cell>
          <table:table-cell office:value-type="float" office:value="8.2322387227225278" table:formula="of:=([.DX35]*100/[.DX34])-100" table:style-name="ce139">
            <text:p>8.2</text:p>
          </table:table-cell>
          <table:table-cell office:value-type="float" office:value="0.88" table:style-name="ce94">
            <text:p>0.88</text:p>
          </table:table-cell>
          <table:table-cell table:number-columns-repeated="16254"/>
        </table:table-row>
        <table:table-row table:style-name="ro3">
          <table:table-cell office:value-type="float" office:value="1997" table:style-name="ce18">
            <text:p>1997</text:p>
          </table:table-cell>
          <table:table-cell office:value-type="float" office:value="39582000" table:style-name="ce12">
            <text:p>39582000</text:p>
          </table:table-cell>
          <table:table-cell office:value-type="float" office:value="15027010" table:style-name="ce8">
            <text:p>15027010</text:p>
          </table:table-cell>
          <table:table-cell office:value-type="float" office:value="19143359.265625" table:style-name="ce8">
            <text:p>19143359.27</text:p>
          </table:table-cell>
          <table:table-cell table:style-name="ce109"/>
          <table:table-cell office:value-type="float" office:value="577961.92307692312" table:formula="of:=[.C36]/26" table:style-name="ce34">
            <text:p>577962</text:p>
          </table:table-cell>
          <table:table-cell office:value-type="float" office:value="288980.96153846156" table:formula="of:=[.F36]/2" table:style-name="ce34">
            <text:p>288981</text:p>
          </table:table-cell>
          <table:table-cell office:value-type="float" office:value="433471.44230769237" table:formula="of:=[.G36]*1.5" table:style-name="ce10">
            <text:p>433471</text:p>
          </table:table-cell>
          <table:table-cell table:number-columns-repeated="11" table:style-name="ce21"/>
          <table:table-cell office:value-type="float" office:value="479237" table:style-name="ce22">
            <text:p>479237</text:p>
          </table:table-cell>
          <table:table-cell office:value-type="float" office:value="319491.33333333331" table:formula="of:=[.T36]/1.5" table:style-name="ce31">
            <text:p>319491</text:p>
          </table:table-cell>
          <table:table-cell office:value-type="float" office:value="24338352000" table:style-name="ce126">
            <text:p>2.4E+10</text:p>
          </table:table-cell>
          <table:table-cell office:value-type="float" office:value="50785.627987822307" table:formula="of:=[.V36]/[.T36]" table:style-name="ce34">
            <text:p>50786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67.245255727944198" table:formula="of:=([.W36]*100)/([.DD36]*(([.BP36]*([.BO36]/([.BJ36]+[.BO36])))+([.BK36]*([.BJ36]/([.BJ36]+[.BO36])))))" table:style-name="ce98">
            <text:p>67.25</text:p>
          </table:table-cell>
          <table:table-cell office:value-type="float" office:value="22.419844133673649" table:formula="of:=(([.V36]*100/[.V35])-100)-[.DE36]" table:style-name="ce36">
            <text:p>22.42</text:p>
          </table:table-cell>
          <table:table-cell table:number-columns-repeated="4" table:style-name="ce33"/>
          <table:table-cell office:value-type="float" office:value="5.197916666666667" table:style-name="ce94">
            <text:p>5.20</text:p>
          </table:table-cell>
          <table:table-cell office:value-type="float" office:value="1.1270083333333334" table:style-name="ce104">
            <text:p>1.13</text:p>
          </table:table-cell>
          <table:table-cell office:value-type="float" office:value="64250" table:formula="of:=[.DD36]*100" table:style-name="ce106">
            <text:p>64250</text:p>
          </table:table-cell>
          <table:table-cell office:value-type="float" office:value="72410.285416666666" table:formula="of:=([.DD36]*100)*[.AI36]" table:style-name="ce106">
            <text:p>72410</text:p>
          </table:table-cell>
          <table:table-cell office:value-type="float" office:value="4267311000000.0005" table:style-name="ce127">
            <text:p>4.27E+12</text:p>
          </table:table-cell>
          <table:table-cell office:value-type="float" office:value="4.3264321224737898" table:formula="of:=([.AL36]*100/[.AL35])-100" table:style-name="ce103">
            <text:p>4.33</text:p>
          </table:table-cell>
          <table:table-cell table:number-columns-repeated="2" table:style-name="ce98"/>
          <table:table-cell office:value-type="float" office:value="291.96583333333331" table:style-name="ce109">
            <text:p>292</text:p>
          </table:table-cell>
          <table:table-cell office:value-type="float" office:value="220.05999560450854" table:formula="of:=[.DD36]*100/[.AP36]" table:style-name="ce109">
            <text:p>220</text:p>
          </table:table-cell>
          <table:table-cell office:value-type="float" office:value="2.707822889041168" table:style-name="ce150">
            <text:p>2.7</text:p>
          </table:table-cell>
          <table:table-cell table:style-name="ce121"/>
          <table:table-cell table:style-name="ce35"/>
          <table:table-cell table:number-columns-repeated="2" table:style-name="ce100"/>
          <table:table-cell table:number-columns-repeated="3" table:style-name="ce102"/>
          <table:table-cell table:number-columns-repeated="3" table:style-name="ce22"/>
          <table:table-cell office:value-type="float" office:value="400" table:style-name="ce10">
            <text:p>400</text:p>
          </table:table-cell>
          <table:table-cell table:style-name="ce21"/>
          <table:table-cell table:style-name="ce27"/>
          <table:table-cell office:value-type="float" office:value="104790" table:style-name="ce6">
            <text:p>104790</text:p>
          </table:table-cell>
          <table:table-cell office:value-type="float" office:value="66740" table:style-name="ce21">
            <text:p>66740</text:p>
          </table:table-cell>
          <table:table-cell office:value-type="float" office:value="36487" table:style-name="ce21">
            <text:p>36487</text:p>
          </table:table-cell>
          <table:table-cell office:value-type="float" office:value="1563" table:style-name="ce21">
            <text:p>1563</text:p>
          </table:table-cell>
          <table:table-cell office:value-type="float" office:value="104094" table:style-name="ce21">
            <text:p>104094</text:p>
          </table:table-cell>
          <table:table-cell office:value-type="float" office:value="148.00938669993204" table:style-name="ce82">
            <text:p>148</text:p>
          </table:table-cell>
          <table:table-cell office:value-type="float" office:value="5435822699.999999" table:style-name="ce21">
            <text:p>5435822700</text:p>
          </table:table-cell>
          <table:table-cell office:value-type="float" office:value="52220.326819989612" table:formula="of:=[.BL36]/[.BJ36]" table:style-name="ce69">
            <text:p>52220</text:p>
          </table:table-cell>
          <table:table-cell office:value-type="float" office:value="352.81766909729106" table:formula="of:=[.BM36]/[.BK36]" table:style-name="ce69">
            <text:p>353</text:p>
          </table:table-cell>
          <table:table-cell office:value-type="float" office:value="231524" table:style-name="ce21">
            <text:p>231524</text:p>
          </table:table-cell>
          <table:table-cell office:value-type="float" office:value="103.8488448819956" table:style-name="ce82">
            <text:p>104</text:p>
          </table:table-cell>
          <table:table-cell office:value-type="float" office:value="8764069200" table:style-name="ce21">
            <text:p>8764069200</text:p>
          </table:table-cell>
          <table:table-cell office:value-type="float" office:value="37853.82595324891" table:formula="of:=[.BQ36]/[.BO36]" table:style-name="ce80">
            <text:p>37854</text:p>
          </table:table-cell>
          <table:table-cell office:value-type="float" office:value="364.50887822837666" table:formula="of:=[.BR36]/[.BP36]" table:style-name="ce80">
            <text:p>365</text:p>
          </table:table-cell>
          <table:table-cell office:value-type="float" office:value="1.7913738238055303" table:formula="of:=[.DD36]/(([.BS36]+[.BN36])/2)" table:style-name="ce86">
            <text:p>1.79</text:p>
          </table:table-cell>
          <table:table-cell office:value-type="float" office:value="4.5068621816491685" table:formula="of:=(([.BN36]+[.BS36])*100/([.BN35]+[.BS35]))-100" table:style-name="ce85">
            <text:p>4.5</text:p>
          </table:table-cell>
          <table:table-cell table:style-name="ce80"/>
          <table:table-cell office:value-type="float" office:value="19234119.565917771" table:style-name="ce31">
            <text:p>19234120</text:p>
          </table:table-cell>
          <table:table-cell office:value-type="float" office:value="362962.26686416566" table:formula="of:=[.BW36]-[.BW35]" table:style-name="ce31">
            <text:p>362962</text:p>
          </table:table-cell>
          <table:table-cell office:value-type="float" office:value="224332" table:style-name="ce109">
            <text:p>224332</text:p>
          </table:table-cell>
          <table:table-cell office:value-type="float" office:value="85028" table:style-name="ce109">
            <text:p>85028</text:p>
          </table:table-cell>
          <table:table-cell office:value-type="float" office:value="72.51486940780967" table:formula="of:=100-[.CB36]" table:style-name="ce109">
            <text:p>73</text:p>
          </table:table-cell>
          <table:table-cell office:value-type="float" office:value="27.485130592190327" table:formula="of:=([.BZ36]*100)/([.BY36]+[.BZ36])" table:style-name="ce109">
            <text:p>27</text:p>
          </table:table-cell>
          <table:table-cell office:value-type="float" office:value="0.48593096776104722" table:formula="of:=([.BW36]/[.B36])" table:style-name="ce146">
            <text:p>0.4859</text:p>
          </table:table-cell>
          <table:table-cell office:value-type="float" office:value="1.9233704701426433" table:formula="of:=([.BW36]*100/[.BW35])-100" table:style-name="ce30">
            <text:p>1.9</text:p>
          </table:table-cell>
          <table:table-cell office:value-type="float" office:value="0.26343786412685688" table:formula="of:=([.B36]*100/[.B35])-100" table:style-name="ce33">
            <text:p>0.26</text:p>
          </table:table-cell>
          <table:table-cell office:value-type="float" office:value="1.6599326060157864" table:formula="of:=[.CD36]-[.CE36]" table:style-name="ce30">
            <text:p>1.7</text:p>
          </table:table-cell>
          <table:table-cell office:value-type="float" office:value="1306000" table:style-name="ce116">
            <text:p>1306000</text:p>
          </table:table-cell>
          <table:table-cell office:value-type="float" office:value="3.5981701659604055" table:formula="of:=[.CG36]/[.BX36]" table:style-name="ce116">
            <text:p>4</text:p>
          </table:table-cell>
          <table:table-cell office:value-type="float" office:value="3.2994795614168058" table:formula="of:=[.CG36]/[.B36]*100" table:style-name="ce148">
            <text:p>3.3</text:p>
          </table:table-cell>
          <table:table-cell office:value-type="float" office:value="26794.600000000002" table:style-name="ce10">
            <text:p>26795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42.5" table:style-name="ce10">
            <text:p>643</text:p>
          </table:table-cell>
          <table:table-cell office:value-type="float" office:value="1.97" table:style-name="ce33">
            <text:p>1.97</text:p>
          </table:table-cell>
          <table:table-cell office:value-type="float" office:value="163.76" table:formula="of:=[.DF35]+[.DE36]" table:style-name="ce30">
            <text:p>163.8</text:p>
          </table:table-cell>
          <table:table-cell office:value-type="float" office:value="334.17071874999999" table:formula="of:=(([.DD36]*[.DE36])/100)+[.DG35]" table:style-name="ce30">
            <text:p>334.2</text:p>
          </table:table-cell>
          <table:table-cell office:value-type="float" office:value="308.32928125000001" table:formula="of:=[.DD36]-[.DG36]" table:style-name="ce30">
            <text:p>308.3</text:p>
          </table:table-cell>
          <table:table-cell office:value-type="float" office:value="392.34245236932099" table:formula="of:=[.DD36]/[.DF36]*[.$DF$24]" table:style-name="ce30">
            <text:p>392.3</text:p>
          </table:table-cell>
          <table:table-cell office:value-type="float" office:value="250.15754763067901" table:formula="of:=[.DD36]-[.DI36]" table:style-name="ce30">
            <text:p>250.2</text:p>
          </table:table-cell>
          <table:table-cell office:value-type="float" office:value="-2.1580833333333338" table:formula="of:=([.AH36]-[.AH35])" table:style-name="ce33">
            <text:p>-2.16</text:p>
          </table:table-cell>
          <table:table-cell office:value-type="float" office:value="2.9544316474712105" table:formula="of:=([.DD36]*100/[.DD35])-100" table:style-name="ce33">
            <text:p>2.95</text:p>
          </table:table-cell>
          <table:table-cell office:value-type="float" office:value="0.98443164747121048" table:formula="of:=[.DL36]-[.DE36]" table:style-name="ce33">
            <text:p>0.98</text:p>
          </table:table-cell>
          <table:table-cell table:style-name="ce33"/>
          <table:table-cell office:value-type="float" office:value="16.04" table:style-name="ce33">
            <text:p>16.04</text:p>
          </table:table-cell>
          <table:table-cell office:value-type="float" office:value="20.61" table:style-name="ce30">
            <text:p>20.6</text:p>
          </table:table-cell>
          <table:table-cell office:value-type="float" office:value="6.9544316474712105" table:formula="of:=[.DL36]+4" table:style-name="ce30">
            <text:p>7.0</text:p>
          </table:table-cell>
          <table:table-cell office:value-type="float" office:value="359.64" table:formula="of:=-0.06*(([.A36]-1963)^2)+8.5*([.A36]-1963)+140" table:style-name="ce30">
            <text:p>359.6</text:p>
          </table:table-cell>
          <table:table-cell office:value-type="float" office:value="409.64" table:formula="of:=[.DR36]+50" table:style-name="ce30">
            <text:p>409.6</text:p>
          </table:table-cell>
          <table:table-cell office:value-type="float" office:value="309.64" table:formula="of:=[.DR36]-50" table:style-name="ce30">
            <text:p>309.6</text:p>
          </table:table-cell>
          <table:table-cell office:value-type="float" office:value="459.64" table:formula="of:=[.DR36]+100" table:style-name="ce30">
            <text:p>459.6</text:p>
          </table:table-cell>
          <table:table-cell office:value-type="float" office:value="259.64" table:formula="of:=[.DR36]-100" table:style-name="ce30">
            <text:p>259.6</text:p>
          </table:table-cell>
          <table:table-cell office:value-type="float" office:value="333.1" table:formula="of:=-0.025*(([.A36]-1963)^2)+5.5*([.A36]-1963)+175" table:style-name="ce30">
            <text:p>333.1</text:p>
          </table:table-cell>
          <table:table-cell office:value-type="float" office:value="0.31401928611969288" table:formula="of:=1.18869230769231*0.264172052" table:style-name="ce94">
            <text:p>0.31</text:p>
          </table:table-cell>
          <table:table-cell office:value-type="float" office:value="-0.4557532812627727" table:formula="of:=([.DX36]*100/[.DX35])-100" table:style-name="ce139">
            <text:p>-0.5</text:p>
          </table:table-cell>
          <table:table-cell office:value-type="float" office:value="0.79" table:style-name="ce94">
            <text:p>0.79</text:p>
          </table:table-cell>
          <table:table-cell table:number-columns-repeated="16254"/>
        </table:table-row>
        <table:table-row table:style-name="ro3">
          <table:table-cell office:value-type="float" office:value="1998" table:style-name="ce18">
            <text:p>1998</text:p>
          </table:table-cell>
          <table:table-cell office:value-type="float" office:value="39721000" table:style-name="ce12">
            <text:p>39721000</text:p>
          </table:table-cell>
          <table:table-cell office:value-type="float" office:value="15300398" table:style-name="ce8">
            <text:p>15300398</text:p>
          </table:table-cell>
          <table:table-cell office:value-type="float" office:value="19418779.78125" table:style-name="ce8">
            <text:p>19418779.78</text:p>
          </table:table-cell>
          <table:table-cell table:style-name="ce109"/>
          <table:table-cell office:value-type="float" office:value="588476.84615384613" table:formula="of:=[.C37]/26" table:style-name="ce34">
            <text:p>588477</text:p>
          </table:table-cell>
          <table:table-cell office:value-type="float" office:value="294238.42307692306" table:formula="of:=[.F37]/2" table:style-name="ce34">
            <text:p>294238</text:p>
          </table:table-cell>
          <table:table-cell office:value-type="float" office:value="441357.63461538462" table:formula="of:=[.G37]*1.5" table:style-name="ce10">
            <text:p>441358</text:p>
          </table:table-cell>
          <table:table-cell table:number-columns-repeated="11" table:style-name="ce21"/>
          <table:table-cell office:value-type="float" office:value="529565" table:style-name="ce22">
            <text:p>529565</text:p>
          </table:table-cell>
          <table:table-cell office:value-type="float" office:value="353043.33333333331" table:formula="of:=[.T37]/1.5" table:style-name="ce31">
            <text:p>353043</text:p>
          </table:table-cell>
          <table:table-cell office:value-type="float" office:value="29595669000" table:style-name="ce126">
            <text:p>3.0E+10</text:p>
          </table:table-cell>
          <table:table-cell office:value-type="float" office:value="55886.75422280551" table:formula="of:=[.V37]/[.T37]" table:style-name="ce34">
            <text:p>55887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70.203244120505957" table:formula="of:=([.W37]*100)/([.DD37]*(([.BP37]*([.BO37]/([.BJ37]+[.BO37])))+([.BK37]*([.BJ37]/([.BJ37]+[.BO37])))))" table:style-name="ce98">
            <text:p>70.20</text:p>
          </table:table-cell>
          <table:table-cell office:value-type="float" office:value="19.770957205319405" table:formula="of:=(([.V37]*100/[.V36])-100)-[.DE37]" table:style-name="ce36">
            <text:p>19.77</text:p>
          </table:table-cell>
          <table:table-cell table:number-columns-repeated="3" table:style-name="ce33"/>
          <table:table-cell table:style-name="ce31"/>
          <table:table-cell office:value-type="float" office:value="4.0049166666666665" table:style-name="ce95">
            <text:p>4.00</text:p>
          </table:table-cell>
          <table:table-cell office:value-type="float" office:value="1.1237166666666667" table:style-name="ce104">
            <text:p>1.12</text:p>
          </table:table-cell>
          <table:table-cell office:value-type="float" office:value="67093.75" table:formula="of:=[.DD37]*100" table:style-name="ce106">
            <text:p>67094</text:p>
          </table:table-cell>
          <table:table-cell office:value-type="float" office:value="75394.365104166674" table:formula="of:=([.DD37]*100)*[.AI37]" table:style-name="ce106">
            <text:p>75394</text:p>
          </table:table-cell>
          <table:table-cell office:value-type="float" office:value="4471961000000" table:style-name="ce127">
            <text:p>4.47E+12</text:p>
          </table:table-cell>
          <table:table-cell office:value-type="float" office:value="4.7957601402850543" table:formula="of:=([.AL37]*100/[.AL36])-100" table:style-name="ce103">
            <text:p>4.80</text:p>
          </table:table-cell>
          <table:table-cell table:number-columns-repeated="2" table:style-name="ce98"/>
          <table:table-cell office:value-type="float" office:value="264.7141666666667" table:style-name="ce109">
            <text:p>265</text:p>
          </table:table-cell>
          <table:table-cell office:value-type="float" office:value="253.45734550159446" table:formula="of:=[.DD37]*100/[.AP37]" table:style-name="ce109">
            <text:p>253</text:p>
          </table:table-cell>
          <table:table-cell office:value-type="float" office:value="3.0363567805609364" table:style-name="ce150">
            <text:p>3.0</text:p>
          </table:table-cell>
          <table:table-cell table:style-name="ce121"/>
          <table:table-cell table:style-name="ce35"/>
          <table:table-cell table:number-columns-repeated="2" table:style-name="ce100"/>
          <table:table-cell table:number-columns-repeated="3" table:style-name="ce102"/>
          <table:table-cell table:number-columns-repeated="3" table:style-name="ce22"/>
          <table:table-cell office:value-type="float" office:value="408" table:style-name="ce10">
            <text:p>408</text:p>
          </table:table-cell>
          <table:table-cell table:style-name="ce21"/>
          <table:table-cell table:style-name="ce27"/>
          <table:table-cell office:value-type="float" office:value="120765" table:style-name="ce6">
            <text:p>120765</text:p>
          </table:table-cell>
          <table:table-cell office:value-type="float" office:value="79803" table:style-name="ce21">
            <text:p>79803</text:p>
          </table:table-cell>
          <table:table-cell office:value-type="float" office:value="39195" table:style-name="ce21">
            <text:p>39195</text:p>
          </table:table-cell>
          <table:table-cell office:value-type="float" office:value="1767" table:style-name="ce21">
            <text:p>1767</text:p>
          </table:table-cell>
          <table:table-cell office:value-type="float" office:value="136282" table:style-name="ce21">
            <text:p>136282</text:p>
          </table:table-cell>
          <table:table-cell office:value-type="float" office:value="149.19655531869017" table:style-name="ce82">
            <text:p>149</text:p>
          </table:table-cell>
          <table:table-cell office:value-type="float" office:value="7090628000" table:style-name="ce21">
            <text:p>7090628000</text:p>
          </table:table-cell>
          <table:table-cell office:value-type="float" office:value="52029.086746598965" table:formula="of:=[.BL37]/[.BJ37]" table:style-name="ce69">
            <text:p>52029</text:p>
          </table:table-cell>
          <table:table-cell office:value-type="float" office:value="348.7284718837015" table:formula="of:=[.BM37]/[.BK37]" table:style-name="ce69">
            <text:p>349</text:p>
          </table:table-cell>
          <table:table-cell office:value-type="float" office:value="291165" table:style-name="ce21">
            <text:p>291165</text:p>
          </table:table-cell>
          <table:table-cell office:value-type="float" office:value="104.35321266364991" table:style-name="ce82">
            <text:p>104</text:p>
          </table:table-cell>
          <table:table-cell office:value-type="float" office:value="10917020500" table:style-name="ce21">
            <text:p>10917020500</text:p>
          </table:table-cell>
          <table:table-cell office:value-type="float" office:value="37494.274723953771" table:formula="of:=[.BQ37]/[.BO37]" table:style-name="ce80">
            <text:p>37494</text:p>
          </table:table-cell>
          <table:table-cell office:value-type="float" office:value="359.30158513475664" table:formula="of:=[.BR37]/[.BP37]" table:style-name="ce80">
            <text:p>359</text:p>
          </table:table-cell>
          <table:table-cell office:value-type="float" office:value="1.8952232136170706" table:formula="of:=[.DD37]/(([.BS37]+[.BN37])/2)" table:style-name="ce86">
            <text:p>1.90</text:p>
          </table:table-cell>
          <table:table-cell office:value-type="float" office:value="-1.2959913921865365" table:formula="of:=(([.BN37]+[.BS37])*100/([.BN36]+[.BS36]))-100" table:style-name="ce85">
            <text:p>-1.3</text:p>
          </table:table-cell>
          <table:table-cell table:style-name="ce80"/>
          <table:table-cell office:value-type="float" office:value="19653914.349819176" table:style-name="ce31">
            <text:p>19653914</text:p>
          </table:table-cell>
          <table:table-cell office:value-type="float" office:value="419794.78390140459" table:formula="of:=[.BW37]-[.BW36]" table:style-name="ce31">
            <text:p>419795</text:p>
          </table:table-cell>
          <table:table-cell office:value-type="float" office:value="226631" table:style-name="ce109">
            <text:p>226631</text:p>
          </table:table-cell>
          <table:table-cell office:value-type="float" office:value="74597" table:style-name="ce109">
            <text:p>74597</text:p>
          </table:table-cell>
          <table:table-cell office:value-type="float" office:value="75.235701860384822" table:formula="of:=100-[.CB37]" table:style-name="ce109">
            <text:p>75</text:p>
          </table:table-cell>
          <table:table-cell office:value-type="float" office:value="24.764298139615175" table:formula="of:=([.BZ37]*100)/([.BY37]+[.BZ37])" table:style-name="ce109">
            <text:p>25</text:p>
          </table:table-cell>
          <table:table-cell office:value-type="float" office:value="0.49479908234483461" table:formula="of:=([.BW37]/[.B37])" table:style-name="ce146">
            <text:p>0.4948</text:p>
          </table:table-cell>
          <table:table-cell office:value-type="float" office:value="2.1825526375809119" table:formula="of:=([.BW37]*100/[.BW36])-100" table:style-name="ce30">
            <text:p>2.2</text:p>
          </table:table-cell>
          <table:table-cell office:value-type="float" office:value="0.35116972361174703" table:formula="of:=([.B37]*100/[.B36])-100" table:style-name="ce33">
            <text:p>0.35</text:p>
          </table:table-cell>
          <table:table-cell office:value-type="float" office:value="1.8313829139691649" table:formula="of:=[.CD37]-[.CE37]" table:style-name="ce30">
            <text:p>1.8</text:p>
          </table:table-cell>
          <table:table-cell office:value-type="float" office:value="1386000" table:style-name="ce116">
            <text:p>1386000</text:p>
          </table:table-cell>
          <table:table-cell office:value-type="float" office:value="3.3016132004287218" table:formula="of:=[.CG37]/[.BX37]" table:style-name="ce116">
            <text:p>3</text:p>
          </table:table-cell>
          <table:table-cell office:value-type="float" office:value="3.4893381334810298" table:formula="of:=[.CG37]/[.B37]*100" table:style-name="ce148">
            <text:p>3.5</text:p>
          </table:table-cell>
          <table:table-cell office:value-type="float" office:value="30990.089999999997" table:style-name="ce10">
            <text:p>30990</text:p>
          </table:table-cell>
          <table:table-cell table:style-name="ce70"/>
          <table:table-cell table:style-name="ce1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70.9375" table:style-name="ce10">
            <text:p>671</text:p>
          </table:table-cell>
          <table:table-cell office:value-type="float" office:value="1.83" table:style-name="ce33">
            <text:p>1.83</text:p>
          </table:table-cell>
          <table:table-cell office:value-type="float" office:value="165.59" table:formula="of:=[.DF36]+[.DE37]" table:style-name="ce30">
            <text:p>165.6</text:p>
          </table:table-cell>
          <table:table-cell office:value-type="float" office:value="346.44887499999999" table:formula="of:=(([.DD37]*[.DE37])/100)+[.DG36]" table:style-name="ce30">
            <text:p>346.4</text:p>
          </table:table-cell>
          <table:table-cell office:value-type="float" office:value="324.48862500000001" table:formula="of:=[.DD37]-[.DG37]" table:style-name="ce30">
            <text:p>324.5</text:p>
          </table:table-cell>
          <table:table-cell office:value-type="float" office:value="405.17996255812551" table:formula="of:=[.DD37]/[.DF37]*[.$DF$24]" table:style-name="ce30">
            <text:p>405.2</text:p>
          </table:table-cell>
          <table:table-cell office:value-type="float" office:value="265.75753744187449" table:formula="of:=[.DD37]-[.DI37]" table:style-name="ce30">
            <text:p>265.8</text:p>
          </table:table-cell>
          <table:table-cell office:value-type="float" office:value="-1.1930000000000005" table:formula="of:=([.AH37]-[.AH36])" table:style-name="ce33">
            <text:p>-1.19</text:p>
          </table:table-cell>
          <table:table-cell office:value-type="float" office:value="4.4260700389105097" table:formula="of:=([.DD37]*100/[.DD36])-100" table:style-name="ce33">
            <text:p>4.43</text:p>
          </table:table-cell>
          <table:table-cell office:value-type="float" office:value="2.5960700389105096" table:formula="of:=[.DL37]-[.DE37]" table:style-name="ce33">
            <text:p>2.60</text:p>
          </table:table-cell>
          <table:table-cell table:style-name="ce33"/>
          <table:table-cell office:value-type="float" office:value="10.5" table:style-name="ce33">
            <text:p>10.50</text:p>
          </table:table-cell>
          <table:table-cell office:value-type="float" office:value="18.61" table:style-name="ce30">
            <text:p>18.6</text:p>
          </table:table-cell>
          <table:table-cell office:value-type="float" office:value="8.4260700389105097" table:formula="of:=[.DL37]+4" table:style-name="ce30">
            <text:p>8.4</text:p>
          </table:table-cell>
          <table:table-cell office:value-type="float" office:value="364" table:formula="of:=-0.06*(([.A37]-1963)^2)+8.5*([.A37]-1963)+140" table:style-name="ce30">
            <text:p>364.0</text:p>
          </table:table-cell>
          <table:table-cell office:value-type="float" office:value="414" table:formula="of:=[.DR37]+50" table:style-name="ce30">
            <text:p>414.0</text:p>
          </table:table-cell>
          <table:table-cell office:value-type="float" office:value="314" table:formula="of:=[.DR37]-50" table:style-name="ce30">
            <text:p>314.0</text:p>
          </table:table-cell>
          <table:table-cell office:value-type="float" office:value="464" table:formula="of:=[.DR37]+100" table:style-name="ce30">
            <text:p>464.0</text:p>
          </table:table-cell>
          <table:table-cell office:value-type="float" office:value="264" table:formula="of:=[.DR37]-100" table:style-name="ce30">
            <text:p>264.0</text:p>
          </table:table-cell>
          <table:table-cell office:value-type="float" office:value="336.875" table:formula="of:=-0.025*(([.A37]-1963)^2)+5.5*([.A37]-1963)+175" table:style-name="ce30">
            <text:p>336.9</text:p>
          </table:table-cell>
          <table:table-cell office:value-type="float" office:value="0.26857153271215484" table:formula="of:=1.01665384615385*0.264172052" table:style-name="ce94">
            <text:p>0.27</text:p>
          </table:table-cell>
          <table:table-cell office:value-type="float" office:value="-14.472917880023132" table:formula="of:=([.DX37]*100/[.DX36])-100" table:style-name="ce139">
            <text:p>-14.5</text:p>
          </table:table-cell>
          <table:table-cell office:value-type="float" office:value="0.74" table:style-name="ce94">
            <text:p>0.74</text:p>
          </table:table-cell>
          <table:table-cell table:number-columns-repeated="16254"/>
        </table:table-row>
        <table:table-row table:style-name="ro3">
          <table:table-cell office:value-type="float" office:value="1999" table:style-name="ce18">
            <text:p>1999</text:p>
          </table:table-cell>
          <table:table-cell office:value-type="float" office:value="39927000" table:style-name="ce12">
            <text:p>39927000</text:p>
          </table:table-cell>
          <table:table-cell office:value-type="float" office:value="15557958" table:style-name="ce8">
            <text:p>15557958</text:p>
          </table:table-cell>
          <table:table-cell office:value-type="float" office:value="19747448.4375" table:style-name="ce8">
            <text:p>19747448.44</text:p>
          </table:table-cell>
          <table:table-cell office:value-type="float" office:value="32632826" table:style-name="ce115">
            <text:p>32632826</text:p>
          </table:table-cell>
          <table:table-cell office:value-type="float" office:value="598383" table:formula="of:=[.C38]/26" table:style-name="ce34">
            <text:p>598383</text:p>
          </table:table-cell>
          <table:table-cell office:value-type="float" office:value="299191.5" table:formula="of:=[.F38]/2" table:style-name="ce34">
            <text:p>299192</text:p>
          </table:table-cell>
          <table:table-cell office:value-type="float" office:value="448787.25" table:formula="of:=[.G38]*1.5" table:style-name="ce10">
            <text:p>448787</text:p>
          </table:table-cell>
          <table:table-cell table:number-columns-repeated="11" table:style-name="ce21"/>
          <table:table-cell office:value-type="float" office:value="585782" table:style-name="ce22">
            <text:p>585782</text:p>
          </table:table-cell>
          <table:table-cell office:value-type="float" office:value="390521.33333333331" table:formula="of:=[.T38]/1.5" table:style-name="ce31">
            <text:p>390521</text:p>
          </table:table-cell>
          <table:table-cell office:value-type="float" office:value="36218444000" table:style-name="ce126">
            <text:p>3.6E+10</text:p>
          </table:table-cell>
          <table:table-cell office:value-type="float" office:value="61829.21974386376" table:formula="of:=[.V38]/[.T38]" table:style-name="ce34">
            <text:p>61829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71.685341476391613" table:formula="of:=([.W38]*100)/([.DD38]*(([.BP38]*([.BO38]/([.BJ38]+[.BO38])))+([.BK38]*([.BJ38]/([.BJ38]+[.BO38])))))" table:style-name="ce98">
            <text:p>71.69</text:p>
          </table:table-cell>
          <table:table-cell office:value-type="float" office:value="20.067514088294477" table:formula="of:=(([.V38]*100/[.V37])-100)-[.DE38]" table:style-name="ce36">
            <text:p>20.07</text:p>
          </table:table-cell>
          <table:table-cell office:value-type="float" office:value="4.7240000000000002" table:style-name="ce42">
            <text:p>4.72</text:p>
          </table:table-cell>
          <table:table-cell table:number-columns-repeated="2" table:style-name="ce33"/>
          <table:table-cell office:value-type="float" office:value="23" table:style-name="ce31">
            <text:p>23</text:p>
          </table:table-cell>
          <table:table-cell office:value-type="float" office:value="3.1549166666666664" table:style-name="ce42">
            <text:p>3.15</text:p>
          </table:table-cell>
          <table:table-cell office:value-type="float" office:value="1.0598583333333333" table:style-name="ce104">
            <text:p>1.06</text:p>
          </table:table-cell>
          <table:table-cell office:value-type="float" office:value="72906.25" table:formula="of:=[.DD38]*100" table:style-name="ce106">
            <text:p>72906</text:p>
          </table:table-cell>
          <table:table-cell office:value-type="float" office:value="77270.296614583334" table:formula="of:=([.DD38]*100)*[.AI38]" table:style-name="ce106">
            <text:p>77270</text:p>
          </table:table-cell>
          <table:table-cell office:value-type="float" office:value="4708947000000" table:style-name="ce127">
            <text:p>4.71E+12</text:p>
          </table:table-cell>
          <table:table-cell office:value-type="float" office:value="5.2993753746957992" table:formula="of:=([.AL38]*100/[.AL37])-100" table:style-name="ce103">
            <text:p>5.30</text:p>
          </table:table-cell>
          <table:table-cell table:number-columns-repeated="2" table:style-name="ce98"/>
          <table:table-cell office:value-type="float" office:value="264.7833333333333" table:style-name="ce109">
            <text:p>265</text:p>
          </table:table-cell>
          <table:table-cell office:value-type="float" office:value="275.34304777491036" table:formula="of:=[.DD38]*100/[.AP38]" table:style-name="ce109">
            <text:p>275</text:p>
          </table:table-cell>
          <table:table-cell office:value-type="float" office:value="2.9649268315867374" table:style-name="ce150">
            <text:p>3.0</text:p>
          </table:table-cell>
          <table:table-cell office:value-type="float" office:value="376354000000" table:style-name="ce122">
            <text:p>3.76E+11</text:p>
          </table:table-cell>
          <table:table-cell office:value-type="float" office:value="11532.988286089596" table:formula="of:=[.AS38]/[.E38]" table:style-name="ce34">
            <text:p>11533</text:p>
          </table:table-cell>
          <table:table-cell office:value-type="float" office:value="11532.988286089596" table:formula="of:=[.AT38]" table:style-name="ce109">
            <text:p>11533</text:p>
          </table:table-cell>
          <table:table-cell office:value-type="float" office:value="15648.608253621127" table:formula="of:=[.AT38]+(12*PMT([.AD38]/100/12;[.AG38]*12;([.AT38]*5)*-1))" table:style-name="ce109">
            <text:p>15649</text:p>
          </table:table-cell>
          <table:table-cell office:value-type="float" office:value="11532.988286089596" table:formula="of:=[.AT38]" table:style-name="ce109">
            <text:p>11533</text:p>
          </table:table-cell>
          <table:table-cell office:value-type="float" office:value="15648.608253621127" table:formula="of:=(([.AW38]+([.AU38]-[.AT38])+([.AV38]-[.AT38]))-[.AT38])+[.$AT$38]" table:style-name="ce109">
            <text:p>15649</text:p>
          </table:table-cell>
          <table:table-cell office:value-type="float" office:value="100" table:style-name="ce109">
            <text:p>100</text:p>
          </table:table-cell>
          <table:table-cell office:value-type="float" office:value="5.3610753960825992" table:formula="of:=[.W38]/[.AT38]" table:style-name="ce37">
            <text:p>5.4</text:p>
          </table:table-cell>
          <table:table-cell office:value-type="float" office:value="12365.843948772752" table:formula="of:=[.W38]/5" table:style-name="ce34">
            <text:p>12366</text:p>
          </table:table-cell>
          <table:table-cell office:value-type="float" office:value="6.7351299768408666" table:formula="of:=100-(([.AT38]*100)/[.BA38])" table:style-name="ce34">
            <text:p>7</text:p>
          </table:table-cell>
          <table:table-cell office:value-type="float" office:value="416" table:style-name="ce10">
            <text:p>416</text:p>
          </table:table-cell>
          <table:table-cell table:style-name="ce21"/>
          <table:table-cell table:style-name="ce27"/>
          <table:table-cell office:value-type="float" office:value="141338" table:style-name="ce6">
            <text:p>141338</text:p>
          </table:table-cell>
          <table:table-cell office:value-type="float" office:value="91284" table:style-name="ce21">
            <text:p>91284</text:p>
          </table:table-cell>
          <table:table-cell office:value-type="float" office:value="47753" table:style-name="ce21">
            <text:p>47753</text:p>
          </table:table-cell>
          <table:table-cell office:value-type="float" office:value="2301" table:style-name="ce21">
            <text:p>2301</text:p>
          </table:table-cell>
          <table:table-cell office:value-type="float" office:value="158487" table:style-name="ce21">
            <text:p>158487</text:p>
          </table:table-cell>
          <table:table-cell office:value-type="float" office:value="146.32930434216055" table:style-name="ce82">
            <text:p>146</text:p>
          </table:table-cell>
          <table:table-cell office:value-type="float" office:value="8253696800" table:style-name="ce21">
            <text:p>8253696800</text:p>
          </table:table-cell>
          <table:table-cell office:value-type="float" office:value="52078.068232725709" table:formula="of:=[.BL38]/[.BJ38]" table:style-name="ce69">
            <text:p>52078</text:p>
          </table:table-cell>
          <table:table-cell office:value-type="float" office:value="355.89636995028701" table:formula="of:=[.BM38]/[.BK38]" table:style-name="ce69">
            <text:p>356</text:p>
          </table:table-cell>
          <table:table-cell office:value-type="float" office:value="354324" table:style-name="ce21">
            <text:p>354324</text:p>
          </table:table-cell>
          <table:table-cell office:value-type="float" office:value="105.76814123949669" table:style-name="ce82">
            <text:p>106</text:p>
          </table:table-cell>
          <table:table-cell office:value-type="float" office:value="13636129599.999998" table:style-name="ce21">
            <text:p>13636129600</text:p>
          </table:table-cell>
          <table:table-cell office:value-type="float" office:value="38484.91662997708" table:formula="of:=[.BQ38]/[.BO38]" table:style-name="ce80">
            <text:p>38485</text:p>
          </table:table-cell>
          <table:table-cell office:value-type="float" office:value="363.86114172918616" table:formula="of:=[.BR38]/[.BP38]" table:style-name="ce80">
            <text:p>364</text:p>
          </table:table-cell>
          <table:table-cell office:value-type="float" office:value="2.0258558977698327" table:formula="of:=[.DD38]/(([.BS38]+[.BN38])/2)" table:style-name="ce86">
            <text:p>2.03</text:p>
          </table:table-cell>
          <table:table-cell office:value-type="float" office:value="1.6563498321525714" table:formula="of:=(([.BN38]+[.BS38])*100/([.BN37]+[.BS37]))-100" table:style-name="ce85">
            <text:p>1.7</text:p>
          </table:table-cell>
          <table:table-cell table:style-name="ce80"/>
          <table:table-cell office:value-type="float" office:value="20122974.800636135" table:style-name="ce31">
            <text:p>20122975</text:p>
          </table:table-cell>
          <table:table-cell office:value-type="float" office:value="469060.45081695914" table:formula="of:=[.BW38]-[.BW37]" table:style-name="ce31">
            <text:p>469060</text:p>
          </table:table-cell>
          <table:table-cell office:value-type="float" office:value="296250" table:style-name="ce109">
            <text:p>296250</text:p>
          </table:table-cell>
          <table:table-cell office:value-type="float" office:value="55972" table:style-name="ce109">
            <text:p>55972</text:p>
          </table:table-cell>
          <table:table-cell office:value-type="float" office:value="84.108885873114119" table:formula="of:=100-[.CB38]" table:style-name="ce109">
            <text:p>84</text:p>
          </table:table-cell>
          <table:table-cell office:value-type="float" office:value="15.891114126885885" table:formula="of:=([.BZ38]*100)/([.BY38]+[.BZ38])" table:style-name="ce109">
            <text:p>16</text:p>
          </table:table-cell>
          <table:table-cell office:value-type="float" office:value="0.50399415935672942" table:formula="of:=([.BW38]/[.B38])" table:style-name="ce146">
            <text:p>0.5040</text:p>
          </table:table-cell>
          <table:table-cell office:value-type="float" office:value="2.3866006662498478" table:formula="of:=([.BW38]*100/[.BW37])-100" table:style-name="ce30">
            <text:p>2.4</text:p>
          </table:table-cell>
          <table:table-cell office:value-type="float" office:value="0.51861735605851322" table:formula="of:=([.B38]*100/[.B37])-100" table:style-name="ce33">
            <text:p>0.52</text:p>
          </table:table-cell>
          <table:table-cell office:value-type="float" office:value="1.8679833101913346" table:formula="of:=[.CD38]-[.CE38]" table:style-name="ce30">
            <text:p>1.9</text:p>
          </table:table-cell>
          <table:table-cell office:value-type="float" office:value="1573000" table:style-name="ce116">
            <text:p>1573000</text:p>
          </table:table-cell>
          <table:table-cell office:value-type="float" office:value="3.3535123186367928" table:formula="of:=[.CG38]/[.BX38]" table:style-name="ce116">
            <text:p>3</text:p>
          </table:table-cell>
          <table:table-cell office:value-type="float" office:value="3.9396899341297873" table:formula="of:=[.CG38]/[.B38]*100" table:style-name="ce148">
            <text:p>3.9</text:p>
          </table:table-cell>
          <table:table-cell office:value-type="float" office:value="34626.979999999996" table:style-name="ce10">
            <text:p>346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729.0625" table:style-name="ce10">
            <text:p>729</text:p>
          </table:table-cell>
          <table:table-cell office:value-type="float" office:value="2.31" table:style-name="ce33">
            <text:p>2.31</text:p>
          </table:table-cell>
          <table:table-cell office:value-type="float" office:value="167.9" table:formula="of:=[.DF37]+[.DE38]" table:style-name="ce30">
            <text:p>167.9</text:p>
          </table:table-cell>
          <table:table-cell office:value-type="float" office:value="363.29021875000001" table:formula="of:=(([.DD38]*[.DE38])/100)+[.DG37]" table:style-name="ce30">
            <text:p>363.3</text:p>
          </table:table-cell>
          <table:table-cell office:value-type="float" office:value="365.77228124999999" table:formula="of:=[.DD38]-[.DG38]" table:style-name="ce30">
            <text:p>365.8</text:p>
          </table:table-cell>
          <table:table-cell office:value-type="float" office:value="434.22424061941632" table:formula="of:=[.DD38]/[.DF38]*[.$DF$24]" table:style-name="ce30">
            <text:p>434.2</text:p>
          </table:table-cell>
          <table:table-cell office:value-type="float" office:value="294.83825938058368" table:formula="of:=[.DD38]-[.DI38]" table:style-name="ce30">
            <text:p>294.8</text:p>
          </table:table-cell>
          <table:table-cell office:value-type="float" office:value="-0.85000000000000009" table:formula="of:=([.AH38]-[.AH37])" table:style-name="ce33">
            <text:p>-0.85</text:p>
          </table:table-cell>
          <table:table-cell office:value-type="float" office:value="8.6632510479739153" table:formula="of:=([.DD38]*100/[.DD37])-100" table:style-name="ce33">
            <text:p>8.66</text:p>
          </table:table-cell>
          <table:table-cell office:value-type="float" office:value="6.3532510479739148" table:formula="of:=[.DL38]-[.DE38]" table:style-name="ce33">
            <text:p>6.35</text:p>
          </table:table-cell>
          <table:table-cell table:style-name="ce33"/>
          <table:table-cell office:value-type="float" office:value="10.62" table:style-name="ce33">
            <text:p>10.62</text:p>
          </table:table-cell>
          <table:table-cell office:value-type="float" office:value="15.64" table:style-name="ce30">
            <text:p>15.6</text:p>
          </table:table-cell>
          <table:table-cell office:value-type="float" office:value="12.663251047973915" table:formula="of:=[.DL38]+4" table:style-name="ce30">
            <text:p>12.7</text:p>
          </table:table-cell>
          <table:table-cell office:value-type="float" office:value="368.24" table:formula="of:=-0.06*(([.A38]-1963)^2)+8.5*([.A38]-1963)+140" table:style-name="ce30">
            <text:p>368.2</text:p>
          </table:table-cell>
          <table:table-cell office:value-type="float" office:value="418.24" table:formula="of:=[.DR38]+50" table:style-name="ce30">
            <text:p>418.2</text:p>
          </table:table-cell>
          <table:table-cell office:value-type="float" office:value="318.24" table:formula="of:=[.DR38]-50" table:style-name="ce30">
            <text:p>318.2</text:p>
          </table:table-cell>
          <table:table-cell office:value-type="float" office:value="468.24" table:formula="of:=[.DR38]+100" table:style-name="ce30">
            <text:p>468.2</text:p>
          </table:table-cell>
          <table:table-cell office:value-type="float" office:value="268.24" table:formula="of:=[.DR38]-100" table:style-name="ce30">
            <text:p>268.2</text:p>
          </table:table-cell>
          <table:table-cell office:value-type="float" office:value="340.6" table:formula="of:=-0.025*(([.A38]-1963)^2)+5.5*([.A38]-1963)+175" table:style-name="ce30">
            <text:p>340.6</text:p>
          </table:table-cell>
          <table:table-cell office:value-type="float" office:value="0.29481092980023094" table:formula="of:=1.11598076923077*0.264172052" table:style-name="ce94">
            <text:p>0.29</text:p>
          </table:table-cell>
          <table:table-cell office:value-type="float" office:value="9.7699844890852603" table:formula="of:=([.DX38]*100/[.DX37])-100" table:style-name="ce139">
            <text:p>9.8</text:p>
          </table:table-cell>
          <table:table-cell office:value-type="float" office:value="0.75" table:style-name="ce94">
            <text:p>0.75</text:p>
          </table:table-cell>
          <table:table-cell table:number-columns-repeated="16254"/>
        </table:table-row>
        <table:table-row table:style-name="ro3">
          <table:table-cell office:value-type="float" office:value="2000" table:style-name="ce18">
            <text:p>2000</text:p>
          </table:table-cell>
          <table:table-cell office:value-type="float" office:value="40264000" table:style-name="ce12">
            <text:p>40264000</text:p>
          </table:table-cell>
          <table:table-cell office:value-type="float" office:value="15786797" table:style-name="ce8">
            <text:p>15786797</text:p>
          </table:table-cell>
          <table:table-cell office:value-type="float" office:value="20138439.421875" table:style-name="ce8">
            <text:p>20138439.42</text:p>
          </table:table-cell>
          <table:table-cell office:value-type="float" office:value="32954866" table:style-name="ce115">
            <text:p>32954866</text:p>
          </table:table-cell>
          <table:table-cell office:value-type="float" office:value="607184.5" table:formula="of:=[.C39]/26" table:style-name="ce34">
            <text:p>607185</text:p>
          </table:table-cell>
          <table:table-cell office:value-type="float" office:value="303592.25" table:formula="of:=[.F39]/2" table:style-name="ce34">
            <text:p>303592</text:p>
          </table:table-cell>
          <table:table-cell office:value-type="float" office:value="455388.375" table:formula="of:=[.G39]*1.5" table:style-name="ce10">
            <text:p>455388</text:p>
          </table:table-cell>
          <table:table-cell table:number-columns-repeated="11" table:style-name="ce22"/>
          <table:table-cell office:value-type="float" office:value="612852" table:style-name="ce22">
            <text:p>612852</text:p>
          </table:table-cell>
          <table:table-cell office:value-type="float" office:value="408568" table:formula="of:=[.T39]/1.5" table:style-name="ce31">
            <text:p>408568</text:p>
          </table:table-cell>
          <table:table-cell office:value-type="float" office:value="42325628000" table:style-name="ce126">
            <text:p>4.2E+10</text:p>
          </table:table-cell>
          <table:table-cell office:value-type="float" office:value="69063.375823200375" table:formula="of:=[.V39]/[.T39]" table:style-name="ce34">
            <text:p>69063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72.073117984420676" table:formula="of:=([.W39]*100)/([.DD39]*(([.BP39]*([.BO39]/([.BJ39]+[.BO39])))+([.BK39]*([.BJ39]/([.BJ39]+[.BO39])))))" table:style-name="ce98">
            <text:p>72.07</text:p>
          </table:table-cell>
          <table:table-cell office:value-type="float" office:value="13.432082755404956" table:formula="of:=(([.V39]*100/[.V38])-100)-[.DE39]" table:style-name="ce36">
            <text:p>13.43</text:p>
          </table:table-cell>
          <table:table-cell office:value-type="float" office:value="5.7640000000000002" table:style-name="ce42">
            <text:p>5.76</text:p>
          </table:table-cell>
          <table:table-cell table:number-columns-repeated="2" table:style-name="ce33"/>
          <table:table-cell office:value-type="float" office:value="23" table:style-name="ce31">
            <text:p>23</text:p>
          </table:table-cell>
          <table:table-cell office:value-type="float" office:value="4.773083333333334" table:style-name="ce42">
            <text:p>4.77</text:p>
          </table:table-cell>
          <table:table-cell office:value-type="float" office:value="0.9213583333333335" table:style-name="ce104">
            <text:p>0.92</text:p>
          </table:table-cell>
          <table:table-cell office:value-type="float" office:value="81218.75" table:formula="of:=[.DD39]*100" table:style-name="ce106">
            <text:p>81219</text:p>
          </table:table-cell>
          <table:table-cell office:value-type="float" office:value="74831.572135416674" table:formula="of:=([.DD39]*100)*[.AI39]" table:style-name="ce106">
            <text:p>74832</text:p>
          </table:table-cell>
          <table:table-cell office:value-type="float" office:value="4910328000000" table:style-name="ce127">
            <text:p>4.91E+12</text:p>
          </table:table-cell>
          <table:table-cell office:value-type="float" office:value="4.2765611929800826" table:formula="of:=([.AL39]*100/[.AL38])-100" table:style-name="ce103">
            <text:p>4.28</text:p>
          </table:table-cell>
          <table:table-cell table:number-columns-repeated="2" table:style-name="ce98"/>
          <table:table-cell office:value-type="float" office:value="301.12833333333333" table:style-name="ce109">
            <text:p>301</text:p>
          </table:table-cell>
          <table:table-cell office:value-type="float" office:value="269.71473956286633" table:formula="of:=[.DD39]*100/[.AP39]" table:style-name="ce109">
            <text:p>270</text:p>
          </table:table-cell>
          <table:table-cell office:value-type="float" office:value="3.8651626898674039" table:style-name="ce150">
            <text:p>3.9</text:p>
          </table:table-cell>
          <table:table-cell office:value-type="float" office:value="410675000000" table:style-name="ce122">
            <text:p>4.11E+11</text:p>
          </table:table-cell>
          <table:table-cell office:value-type="float" office:value="12461.740854901367" table:formula="of:=[.AS39]/[.E39]" table:style-name="ce34">
            <text:p>12462</text:p>
          </table:table-cell>
          <table:table-cell office:value-type="float" office:value="11928.569784302468" table:formula="of:=[.AU38]*(1+([.DE39]/100))" table:style-name="ce109">
            <text:p>11929</text:p>
          </table:table-cell>
          <table:table-cell office:value-type="float" office:value="17357.798383695477" table:formula="of:=[.AT39]+(12*PMT([.AD39]/100/12;[.AG39]*12;([.AT39]*5)*-1))" table:style-name="ce109">
            <text:p>17358</text:p>
          </table:table-cell>
          <table:table-cell office:value-type="float" office:value="12847.936800491583" table:formula="of:=[.AW38]*(1+([.DL39]/100))" table:style-name="ce109">
            <text:p>12848</text:p>
          </table:table-cell>
          <table:table-cell office:value-type="float" office:value="16282.070689875025" table:formula="of:=(([.AW39]+([.AU39]-[.AT39])+([.AV39]-[.AT39]))-[.AT39])+[.$AT$38]" table:style-name="ce109">
            <text:p>16282</text:p>
          </table:table-cell>
          <table:table-cell office:value-type="float" office:value="104.04804328913603" table:formula="of:=[.AX39]*[.$AY$38]/[.$AX$38]" table:style-name="ce109">
            <text:p>104</text:p>
          </table:table-cell>
          <table:table-cell office:value-type="float" office:value="5.5420327406372634" table:formula="of:=[.W39]/[.AT39]" table:style-name="ce37">
            <text:p>5.5</text:p>
          </table:table-cell>
          <table:table-cell office:value-type="float" office:value="13812.675164640075" table:formula="of:=[.W39]/5" table:style-name="ce34">
            <text:p>13813</text:p>
          </table:table-cell>
          <table:table-cell office:value-type="float" office:value="9.7803958584145221" table:formula="of:=100-(([.AT39]*100)/[.BA39])" table:style-name="ce34">
            <text:p>10</text:p>
          </table:table-cell>
          <table:table-cell office:value-type="float" office:value="424" table:style-name="ce10">
            <text:p>424</text:p>
          </table:table-cell>
          <table:table-cell table:style-name="ce21"/>
          <table:table-cell table:style-name="ce22"/>
          <table:table-cell office:value-type="float" office:value="143902" table:style-name="ce22">
            <text:p>143902</text:p>
          </table:table-cell>
          <table:table-cell office:value-type="float" office:value="89889" table:style-name="ce22">
            <text:p>89889</text:p>
          </table:table-cell>
          <table:table-cell office:value-type="float" office:value="51570" table:style-name="ce22">
            <text:p>51570</text:p>
          </table:table-cell>
          <table:table-cell office:value-type="float" office:value="2443" table:style-name="ce22">
            <text:p>2443</text:p>
          </table:table-cell>
          <table:table-cell office:value-type="float" office:value="165400" table:style-name="ce22">
            <text:p>165400</text:p>
          </table:table-cell>
          <table:table-cell office:value-type="float" office:value="146.04556760124009" table:style-name="ce83">
            <text:p>146</text:p>
          </table:table-cell>
          <table:table-cell office:value-type="float" office:value="8895954999.9999981" table:style-name="ce22">
            <text:p>8895955000</text:p>
          </table:table-cell>
          <table:table-cell office:value-type="float" office:value="53784.492140266011" table:formula="of:=[.BL39]/[.BJ39]" table:style-name="ce69">
            <text:p>53784</text:p>
          </table:table-cell>
          <table:table-cell office:value-type="float" office:value="368.27199225325427" table:formula="of:=[.BM39]/[.BK39]" table:style-name="ce69">
            <text:p>368</text:p>
          </table:table-cell>
          <table:table-cell office:value-type="float" office:value="365833" table:style-name="ce22">
            <text:p>365833</text:p>
          </table:table-cell>
          <table:table-cell office:value-type="float" office:value="105.29489313462319" table:style-name="ce83">
            <text:p>105</text:p>
          </table:table-cell>
          <table:table-cell office:value-type="float" office:value="14670248899.999998" table:style-name="ce22">
            <text:p>14670248900</text:p>
          </table:table-cell>
          <table:table-cell office:value-type="float" office:value="40100.944693343677" table:formula="of:=[.BQ39]/[.BO39]" table:style-name="ce80">
            <text:p>40101</text:p>
          </table:table-cell>
          <table:table-cell office:value-type="float" office:value="380.84415587062915" table:formula="of:=[.BR39]/[.BP39]" table:style-name="ce80">
            <text:p>381</text:p>
          </table:table-cell>
          <table:table-cell office:value-type="float" office:value="2.16838871257568" table:formula="of:=[.DD39]/(([.BS39]+[.BN39])/2)" table:style-name="ce86">
            <text:p>2.17</text:p>
          </table:table-cell>
          <table:table-cell office:value-type="float" office:value="4.0789621460018139" table:formula="of:=(([.BN39]+[.BS39])*100/([.BN38]+[.BS38]))-100" table:style-name="ce85">
            <text:p>4.1</text:p>
          </table:table-cell>
          <table:table-cell table:style-name="ce80"/>
          <table:table-cell office:value-type="float" office:value="20643668.369846933" table:style-name="ce31">
            <text:p>20643668</text:p>
          </table:table-cell>
          <table:table-cell office:value-type="float" office:value="520693.56921079755" table:formula="of:=[.BW39]-[.BW38]" table:style-name="ce31">
            <text:p>520694</text:p>
          </table:table-cell>
          <table:table-cell office:value-type="float" office:value="362940" table:style-name="ce109">
            <text:p>362940</text:p>
          </table:table-cell>
          <table:table-cell office:value-type="float" office:value="52318" table:style-name="ce109">
            <text:p>52318</text:p>
          </table:table-cell>
          <table:table-cell office:value-type="float" office:value="87.40108559016322" table:formula="of:=100-[.CB39]" table:style-name="ce109">
            <text:p>87</text:p>
          </table:table-cell>
          <table:table-cell office:value-type="float" office:value="12.598914409836777" table:formula="of:=([.BZ39]*100)/([.BY39]+[.BZ39])" table:style-name="ce109">
            <text:p>13</text:p>
          </table:table-cell>
          <table:table-cell office:value-type="float" office:value="0.51270783751855087" table:formula="of:=([.BW39]/[.B39])" table:style-name="ce146">
            <text:p>0.5127</text:p>
          </table:table-cell>
          <table:table-cell office:value-type="float" office:value="2.5875576268889233" table:formula="of:=([.BW39]*100/[.BW38])-100" table:style-name="ce30">
            <text:p>2.6</text:p>
          </table:table-cell>
          <table:table-cell office:value-type="float" office:value="0.84404037368196327" table:formula="of:=([.B39]*100/[.B38])-100" table:style-name="ce33">
            <text:p>0.84</text:p>
          </table:table-cell>
          <table:table-cell office:value-type="float" office:value="1.74351725320696" table:formula="of:=[.CD39]-[.CE39]" table:style-name="ce30">
            <text:p>1.7</text:p>
          </table:table-cell>
          <table:table-cell office:value-type="float" office:value="1722000" table:style-name="ce116">
            <text:p>1722000</text:p>
          </table:table-cell>
          <table:table-cell office:value-type="float" office:value="3.3071274581132104" table:formula="of:=[.CG39]/[.BX39]" table:style-name="ce116">
            <text:p>3</text:p>
          </table:table-cell>
          <table:table-cell office:value-type="float" office:value="4.2767732962447846" table:formula="of:=[.CG39]/[.B39]*100" table:style-name="ce148">
            <text:p>4.3</text:p>
          </table:table-cell>
          <table:table-cell office:value-type="float" office:value="38438.639999999999" table:style-name="ce10">
            <text:p>38439</text:p>
          </table:table-cell>
          <table:table-cell table:style-name="ce71"/>
          <table:table-cell table:number-columns-repeated="11" table:style-name="ce22"/>
          <table:table-cell table:number-columns-repeated="6" table:style-name="ce30"/>
          <table:table-cell table:style-name="ce76"/>
          <table:table-cell office:value-type="float" office:value="812.1875" table:style-name="ce10">
            <text:p>812</text:p>
          </table:table-cell>
          <table:table-cell office:value-type="float" office:value="3.4299999999999997" table:style-name="ce33">
            <text:p>3.43</text:p>
          </table:table-cell>
          <table:table-cell office:value-type="float" office:value="171.33" table:formula="of:=[.DF38]+[.DE39]" table:style-name="ce30">
            <text:p>171.3</text:p>
          </table:table-cell>
          <table:table-cell office:value-type="float" office:value="391.14825000000002" table:formula="of:=(([.DD39]*[.DE39])/100)+[.DG38]" table:style-name="ce30">
            <text:p>391.1</text:p>
          </table:table-cell>
          <table:table-cell office:value-type="float" office:value="421.03924999999998" table:formula="of:=[.DD39]-[.DG39]" table:style-name="ce30">
            <text:p>421.0</text:p>
          </table:table-cell>
          <table:table-cell office:value-type="float" office:value="474.04861962294984" table:formula="of:=[.DD39]/[.DF39]*[.$DF$24]" table:style-name="ce30">
            <text:p>474.0</text:p>
          </table:table-cell>
          <table:table-cell office:value-type="float" office:value="338.13888037705016" table:formula="of:=[.DD39]-[.DI39]" table:style-name="ce30">
            <text:p>338.1</text:p>
          </table:table-cell>
          <table:table-cell office:value-type="float" office:value="1.6181666666666676" table:formula="of:=([.AH39]-[.AH38])" table:style-name="ce33">
            <text:p>1.62</text:p>
          </table:table-cell>
          <table:table-cell office:value-type="float" office:value="11.401628804114878" table:formula="of:=([.DD39]*100/[.DD38])-100" table:style-name="ce33">
            <text:p>11.40</text:p>
          </table:table-cell>
          <table:table-cell office:value-type="float" office:value="7.9716288041148786" table:formula="of:=[.DL39]-[.DE39]" table:style-name="ce33">
            <text:p>7.97</text:p>
          </table:table-cell>
          <table:table-cell table:style-name="ce33"/>
          <table:table-cell office:value-type="float" office:value="4.62" table:style-name="ce33">
            <text:p>4.62</text:p>
          </table:table-cell>
          <table:table-cell office:value-type="float" office:value="13.87" table:style-name="ce30">
            <text:p>13.9</text:p>
          </table:table-cell>
          <table:table-cell office:value-type="float" office:value="15.401628804114878" table:formula="of:=[.DL39]+4" table:style-name="ce30">
            <text:p>15.4</text:p>
          </table:table-cell>
          <table:table-cell office:value-type="float" office:value="372.36" table:formula="of:=-0.06*(([.A39]-1963)^2)+8.5*([.A39]-1963)+140" table:style-name="ce30">
            <text:p>372.4</text:p>
          </table:table-cell>
          <table:table-cell office:value-type="float" office:value="422.36" table:formula="of:=[.DR39]+50" table:style-name="ce30">
            <text:p>422.4</text:p>
          </table:table-cell>
          <table:table-cell office:value-type="float" office:value="322.36" table:formula="of:=[.DR39]-50" table:style-name="ce30">
            <text:p>322.4</text:p>
          </table:table-cell>
          <table:table-cell office:value-type="float" office:value="472.36" table:formula="of:=[.DR39]+100" table:style-name="ce30">
            <text:p>472.4</text:p>
          </table:table-cell>
          <table:table-cell office:value-type="float" office:value="272.36" table:formula="of:=[.DR39]-100" table:style-name="ce30">
            <text:p>272.4</text:p>
          </table:table-cell>
          <table:table-cell office:value-type="float" office:value="344.27499999999998" table:formula="of:=-0.025*(([.A39]-1963)^2)+5.5*([.A39]-1963)+175" table:style-name="ce30">
            <text:p>344.3</text:p>
          </table:table-cell>
          <table:table-cell office:value-type="float" office:value="0.38630082373230712" table:formula="of:=1.46230769230769*0.264172052" table:style-name="ce94">
            <text:p>0.39</text:p>
          </table:table-cell>
          <table:table-cell office:value-type="float" office:value="31.033413175716163" table:formula="of:=([.DX39]*100/[.DX38])-100" table:style-name="ce139">
            <text:p>31.0</text:p>
          </table:table-cell>
          <table:table-cell office:value-type="float" office:value="0.76" table:style-name="ce94">
            <text:p>0.76</text:p>
          </table:table-cell>
          <table:table-cell table:number-columns-repeated="16254"/>
        </table:table-row>
        <table:table-row table:style-name="ro3">
          <table:table-cell office:value-type="float" office:value="2001" table:style-name="ce18">
            <text:p>2001</text:p>
          </table:table-cell>
          <table:table-cell office:value-type="float" office:value="40476000" table:style-name="ce12">
            <text:p>40476000</text:p>
          </table:table-cell>
          <table:table-cell office:value-type="float" office:value="16049762" table:style-name="ce8">
            <text:p>16049762</text:p>
          </table:table-cell>
          <table:table-cell office:value-type="float" office:value="20583404.03125" table:style-name="ce8">
            <text:p>20583404.03</text:p>
          </table:table-cell>
          <table:table-cell office:value-type="float" office:value="33263433" table:style-name="ce115">
            <text:p>33263433</text:p>
          </table:table-cell>
          <table:table-cell office:value-type="float" office:value="617298.5384615385" table:formula="of:=[.C40]/26" table:style-name="ce34">
            <text:p>617299</text:p>
          </table:table-cell>
          <table:table-cell office:value-type="float" office:value="308649.26923076925" table:formula="of:=[.F40]/2" table:style-name="ce34">
            <text:p>308649</text:p>
          </table:table-cell>
          <table:table-cell office:value-type="float" office:value="462973.90384615387" table:formula="of:=[.G40]*1.5" table:style-name="ce10">
            <text:p>462974</text:p>
          </table:table-cell>
          <table:table-cell table:number-columns-repeated="11" table:style-name="ce22"/>
          <table:table-cell office:value-type="float" office:value="615703" table:style-name="ce22">
            <text:p>615703</text:p>
          </table:table-cell>
          <table:table-cell office:value-type="float" office:value="410468.66666666669" table:formula="of:=[.T40]/1.5" table:style-name="ce31">
            <text:p>410469</text:p>
          </table:table-cell>
          <table:table-cell office:value-type="float" office:value="46574600000" table:style-name="ce126">
            <text:p>4.7E+10</text:p>
          </table:table-cell>
          <table:table-cell office:value-type="float" office:value="75644.588381086331" table:formula="of:=[.V40]/[.T40]" table:style-name="ce34">
            <text:p>75645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71.988963873634205" table:formula="of:=([.W40]*100)/([.DD40]*(([.BP40]*([.BO40]/([.BJ40]+[.BO40])))+([.BK40]*([.BJ40]/([.BJ40]+[.BO40])))))" table:style-name="ce98">
            <text:p>71.99</text:p>
          </table:table-cell>
          <table:table-cell office:value-type="float" office:value="6.4487689463225486" table:formula="of:=(([.V40]*100/[.V39])-100)-[.DE40]" table:style-name="ce36">
            <text:p>6.45</text:p>
          </table:table-cell>
          <table:table-cell office:value-type="float" office:value="5.76" table:style-name="ce42">
            <text:p>5.76</text:p>
          </table:table-cell>
          <table:table-cell table:number-columns-repeated="2" table:style-name="ce33"/>
          <table:table-cell office:value-type="float" office:value="23" table:style-name="ce31">
            <text:p>23</text:p>
          </table:table-cell>
          <table:table-cell office:value-type="float" office:value="4.0766666666666671" table:style-name="ce42">
            <text:p>4.08</text:p>
          </table:table-cell>
          <table:table-cell office:value-type="float" office:value="0.89243333333333341" table:style-name="ce104">
            <text:p>0.89</text:p>
          </table:table-cell>
          <table:table-cell office:value-type="float" office:value="89250" table:formula="of:=[.DD40]*100" table:style-name="ce106">
            <text:p>89250</text:p>
          </table:table-cell>
          <table:table-cell office:value-type="float" office:value="79649.675000000003" table:formula="of:=([.DD40]*100)*[.AI40]" table:style-name="ce106">
            <text:p>79650</text:p>
          </table:table-cell>
          <table:table-cell office:value-type="float" office:value="5446737000000" table:style-name="ce127">
            <text:p>5.45E+12</text:p>
          </table:table-cell>
          <table:table-cell office:value-type="float" office:value="10.924097127523865" table:formula="of:=([.AL40]*100/[.AL39])-100" table:style-name="ce103">
            <text:p>10.92</text:p>
          </table:table-cell>
          <table:table-cell table:number-columns-repeated="2" table:style-name="ce98"/>
          <table:table-cell office:value-type="float" office:value="304.32833333333332" table:style-name="ce109">
            <text:p>304</text:p>
          </table:table-cell>
          <table:table-cell office:value-type="float" office:value="293.2687831673029" table:formula="of:=[.DD40]*100/[.AP40]" table:style-name="ce109">
            <text:p>293</text:p>
          </table:table-cell>
          <table:table-cell office:value-type="float" office:value="2.195762233317609" table:style-name="ce150">
            <text:p>2.2</text:p>
          </table:table-cell>
          <table:table-cell office:value-type="float" office:value="442044000000" table:style-name="ce122">
            <text:p>4.42E+11</text:p>
          </table:table-cell>
          <table:table-cell office:value-type="float" office:value="13289.187559203525" table:formula="of:=[.AS40]/[.E40]" table:style-name="ce34">
            <text:p>13289</text:p>
          </table:table-cell>
          <table:table-cell office:value-type="float" office:value="12356.805439558928" table:formula="of:=[.AU39]*(1+([.DE40]/100))" table:style-name="ce109">
            <text:p>12357</text:p>
          </table:table-cell>
          <table:table-cell office:value-type="float" office:value="18508.451621595988" table:formula="of:=[.AT40]+(12*PMT([.AD40]/100/12;[.AG40]*12;([.AT40]*5)*-1))" table:style-name="ce109">
            <text:p>18508</text:p>
          </table:table-cell>
          <table:table-cell office:value-type="float" office:value="14118.394575684481" table:formula="of:=[.AW39]*(1+([.DL40]/100))" table:style-name="ce109">
            <text:p>14118</text:p>
          </table:table-cell>
          <table:table-cell office:value-type="float" office:value="16649.077245318418" table:formula="of:=(([.AW40]+([.AU40]-[.AT40])+([.AV40]-[.AT40]))-[.AT40])+[.$AT$38]" table:style-name="ce109">
            <text:p>16649</text:p>
          </table:table-cell>
          <table:table-cell office:value-type="float" office:value="106.3933416664436" table:formula="of:=[.AX40]*[.$AY$38]/[.$AX$38]" table:style-name="ce109">
            <text:p>106</text:p>
          </table:table-cell>
          <table:table-cell office:value-type="float" office:value="5.692190590590176" table:formula="of:=[.W40]/[.AT40]" table:style-name="ce37">
            <text:p>5.7</text:p>
          </table:table-cell>
          <table:table-cell office:value-type="float" office:value="15128.917676217266" table:formula="of:=[.W40]/5" table:style-name="ce34">
            <text:p>15129</text:p>
          </table:table-cell>
          <table:table-cell office:value-type="float" office:value="12.160355131721076" table:formula="of:=100-(([.AT40]*100)/[.BA40])" table:style-name="ce34">
            <text:p>12</text:p>
          </table:table-cell>
          <table:table-cell office:value-type="float" office:value="433" table:style-name="ce10">
            <text:p>433</text:p>
          </table:table-cell>
          <table:table-cell table:style-name="ce21"/>
          <table:table-cell table:style-name="ce22"/>
          <table:table-cell office:value-type="float" office:value="140616" table:style-name="ce22">
            <text:p>140616</text:p>
          </table:table-cell>
          <table:table-cell office:value-type="float" office:value="82802" table:style-name="ce22">
            <text:p>82802</text:p>
          </table:table-cell>
          <table:table-cell office:value-type="float" office:value="55042" table:style-name="ce22">
            <text:p>55042</text:p>
          </table:table-cell>
          <table:table-cell office:value-type="float" office:value="2772" table:style-name="ce22">
            <text:p>2772</text:p>
          </table:table-cell>
          <table:table-cell office:value-type="float" office:value="144937" table:style-name="ce22">
            <text:p>144937</text:p>
          </table:table-cell>
          <table:table-cell office:value-type="float" office:value="150.93763104378507" table:style-name="ce83">
            <text:p>151</text:p>
          </table:table-cell>
          <table:table-cell office:value-type="float" office:value="8477207199.999999" table:style-name="ce22">
            <text:p>8477207200</text:p>
          </table:table-cell>
          <table:table-cell office:value-type="float" office:value="58488.910354153864" table:formula="of:=[.BL40]/[.BJ40]" table:style-name="ce69">
            <text:p>58489</text:p>
          </table:table-cell>
          <table:table-cell office:value-type="float" office:value="387.50383154739575" table:formula="of:=[.BM40]/[.BK40]" table:style-name="ce69">
            <text:p>388</text:p>
          </table:table-cell>
          <table:table-cell office:value-type="float" office:value="354248" table:style-name="ce22">
            <text:p>354248</text:p>
          </table:table-cell>
          <table:table-cell office:value-type="float" office:value="104.14976299989212" table:style-name="ce83">
            <text:p>104</text:p>
          </table:table-cell>
          <table:table-cell office:value-type="float" office:value="14853672299.999998" table:style-name="ce22">
            <text:p>14853672300</text:p>
          </table:table-cell>
          <table:table-cell office:value-type="float" office:value="41930.15147580226" table:formula="of:=[.BQ40]/[.BO40]" table:style-name="ce80">
            <text:p>41930</text:p>
          </table:table-cell>
          <table:table-cell office:value-type="float" office:value="402.59478531742502" table:formula="of:=[.BR40]/[.BP40]" table:style-name="ce80">
            <text:p>403</text:p>
          </table:table-cell>
          <table:table-cell office:value-type="float" office:value="2.2592116501646764" table:formula="of:=[.DD40]/(([.BS40]+[.BN40])/2)" table:style-name="ce86">
            <text:p>2.26</text:p>
          </table:table-cell>
          <table:table-cell office:value-type="float" office:value="5.4707763066615911" table:formula="of:=(([.BN40]+[.BS40])*100/([.BN39]+[.BS39]))-100" table:style-name="ce85">
            <text:p>5.5</text:p>
          </table:table-cell>
          <table:table-cell table:style-name="ce80"/>
          <table:table-cell office:value-type="float" office:value="21033759" table:style-name="ce22">
            <text:p>21033759</text:p>
          </table:table-cell>
          <table:table-cell office:value-type="float" office:value="390090.63015306741" table:formula="of:=[.BW40]-[.BW39]" table:style-name="ce34">
            <text:p>390091</text:p>
          </table:table-cell>
          <table:table-cell office:value-type="float" office:value="452252" table:style-name="ce109">
            <text:p>452252</text:p>
          </table:table-cell>
          <table:table-cell office:value-type="float" office:value="53413" table:style-name="ce109">
            <text:p>53413</text:p>
          </table:table-cell>
          <table:table-cell office:value-type="float" office:value="89.437077907310169" table:formula="of:=100-[.CB40]" table:style-name="ce109">
            <text:p>89</text:p>
          </table:table-cell>
          <table:table-cell office:value-type="float" office:value="10.562922092689824" table:formula="of:=([.BZ40]*100)/([.BY40]+[.BZ40])" table:style-name="ce109">
            <text:p>11</text:p>
          </table:table-cell>
          <table:table-cell office:value-type="float" office:value="0.51966002075303885" table:formula="of:=([.BW40]/[.B40])" table:style-name="ce146">
            <text:p>0.5197</text:p>
          </table:table-cell>
          <table:table-cell office:value-type="float" office:value="1.8896381358404852" table:formula="of:=([.BW40]*100/[.BW39])-100" table:style-name="ce30">
            <text:p>1.9</text:p>
          </table:table-cell>
          <table:table-cell office:value-type="float" office:value="0.52652493542618117" table:formula="of:=([.B40]*100/[.B39])-100" table:style-name="ce33">
            <text:p>0.53</text:p>
          </table:table-cell>
          <table:table-cell office:value-type="float" office:value="1.3631132004143041" table:formula="of:=[.CD40]-[.CE40]" table:style-name="ce30">
            <text:p>1.4</text:p>
          </table:table-cell>
          <table:table-cell office:value-type="float" office:value="1876000" table:style-name="ce116">
            <text:p>1876000</text:p>
          </table:table-cell>
          <table:table-cell office:value-type="float" office:value="4.809138838489603" table:formula="of:=[.CG40]/[.BX40]" table:style-name="ce116">
            <text:p>5</text:p>
          </table:table-cell>
          <table:table-cell office:value-type="float" office:value="4.6348453404486607" table:formula="of:=[.CG40]/[.B40]*100" table:style-name="ce148">
            <text:p>4.6</text:p>
          </table:table-cell>
          <table:table-cell office:value-type="float" office:value="42150.579999999994" table:style-name="ce10">
            <text:p>42151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892.5" table:style-name="ce10">
            <text:p>893</text:p>
          </table:table-cell>
          <table:table-cell office:value-type="float" office:value="3.5900000000000003" table:style-name="ce33">
            <text:p>3.59</text:p>
          </table:table-cell>
          <table:table-cell office:value-type="float" office:value="174.92000000000002" table:formula="of:=[.DF39]+[.DE40]" table:style-name="ce30">
            <text:p>174.9</text:p>
          </table:table-cell>
          <table:table-cell office:value-type="float" office:value="423.18900000000002" table:formula="of:=(([.DD40]*[.DE40])/100)+[.DG39]" table:style-name="ce30">
            <text:p>423.2</text:p>
          </table:table-cell>
          <table:table-cell office:value-type="float" office:value="469.31099999999998" table:formula="of:=[.DD40]-[.DG40]" table:style-name="ce30">
            <text:p>469.3</text:p>
          </table:table-cell>
          <table:table-cell office:value-type="float" office:value="510.23324948547906" table:formula="of:=[.DD40]/[.DF40]*[.$DF$24]" table:style-name="ce30">
            <text:p>510.2</text:p>
          </table:table-cell>
          <table:table-cell office:value-type="float" office:value="382.26675051452094" table:formula="of:=[.DD40]-[.DI40]" table:style-name="ce30">
            <text:p>382.3</text:p>
          </table:table-cell>
          <table:table-cell office:value-type="float" office:value="-0.69641666666666691" table:formula="of:=([.AH40]-[.AH39])" table:style-name="ce33">
            <text:p>-0.70</text:p>
          </table:table-cell>
          <table:table-cell office:value-type="float" office:value="9.8884186225471353" table:formula="of:=([.DD40]*100/[.DD39])-100" table:style-name="ce33">
            <text:p>9.89</text:p>
          </table:table-cell>
          <table:table-cell office:value-type="float" office:value="6.2984186225471355" table:formula="of:=[.DL40]-[.DE40]" table:style-name="ce33">
            <text:p>6.30</text:p>
          </table:table-cell>
          <table:table-cell table:style-name="ce33"/>
          <table:table-cell office:value-type="float" office:value="0.47" table:style-name="ce33">
            <text:p>0.47</text:p>
          </table:table-cell>
          <table:table-cell office:value-type="float" office:value="10.55" table:style-name="ce30">
            <text:p>10.6</text:p>
          </table:table-cell>
          <table:table-cell office:value-type="float" office:value="13.888418622547135" table:formula="of:=[.DL40]+4" table:style-name="ce30">
            <text:p>13.9</text:p>
          </table:table-cell>
          <table:table-cell office:value-type="float" office:value="376.36" table:formula="of:=-0.06*(([.A40]-1963)^2)+8.5*([.A40]-1963)+140" table:style-name="ce30">
            <text:p>376.4</text:p>
          </table:table-cell>
          <table:table-cell office:value-type="float" office:value="426.36" table:formula="of:=[.DR40]+50" table:style-name="ce30">
            <text:p>426.4</text:p>
          </table:table-cell>
          <table:table-cell office:value-type="float" office:value="326.36" table:formula="of:=[.DR40]-50" table:style-name="ce30">
            <text:p>326.4</text:p>
          </table:table-cell>
          <table:table-cell office:value-type="float" office:value="476.36" table:formula="of:=[.DR40]+100" table:style-name="ce30">
            <text:p>476.4</text:p>
          </table:table-cell>
          <table:table-cell office:value-type="float" office:value="276.36" table:formula="of:=[.DR40]-100" table:style-name="ce30">
            <text:p>276.4</text:p>
          </table:table-cell>
          <table:table-cell office:value-type="float" office:value="347.9" table:formula="of:=-0.025*(([.A40]-1963)^2)+5.5*([.A40]-1963)+175" table:style-name="ce30">
            <text:p>347.9</text:p>
          </table:table-cell>
          <table:table-cell office:value-type="float" office:value="0.36556926056294459" table:formula="of:=1.38383018867925*0.264172052" table:style-name="ce94">
            <text:p>0.37</text:p>
          </table:table-cell>
          <table:table-cell office:value-type="float" office:value="-5.366688833086414" table:formula="of:=([.DX40]*100/[.DX39])-100" table:style-name="ce139">
            <text:p>-5.4</text:p>
          </table:table-cell>
          <table:table-cell office:value-type="float" office:value="0.72" table:style-name="ce94">
            <text:p>0.72</text:p>
          </table:table-cell>
          <table:table-cell table:number-columns-repeated="16254"/>
        </table:table-row>
        <table:table-row table:style-name="ro3">
          <table:table-cell office:value-type="float" office:value="2002" table:style-name="ce18">
            <text:p>2002</text:p>
          </table:table-cell>
          <table:table-cell office:value-type="float" office:value="41035000" table:style-name="ce12">
            <text:p>41035000</text:p>
          </table:table-cell>
          <table:table-cell office:value-type="float" office:value="16417960" table:style-name="ce8">
            <text:p>16417960</text:p>
          </table:table-cell>
          <table:table-cell office:value-type="float" office:value="20974128.361842997" table:style-name="ce8">
            <text:p>20974128.36</text:p>
          </table:table-cell>
          <table:table-cell office:value-type="float" office:value="33673695.183534995" table:style-name="ce115">
            <text:p>33673695.18</text:p>
          </table:table-cell>
          <table:table-cell office:value-type="float" office:value="631460" table:formula="of:=[.C41]/26" table:style-name="ce34">
            <text:p>631460</text:p>
          </table:table-cell>
          <table:table-cell office:value-type="float" office:value="315730" table:formula="of:=[.F41]/2" table:style-name="ce34">
            <text:p>315730</text:p>
          </table:table-cell>
          <table:table-cell office:value-type="float" office:value="473595" table:formula="of:=[.G41]*1.5" table:style-name="ce10">
            <text:p>473595</text:p>
          </table:table-cell>
          <table:table-cell table:number-columns-repeated="11" table:style-name="ce22"/>
          <table:table-cell office:value-type="float" office:value="690230" table:style-name="ce22">
            <text:p>690230</text:p>
          </table:table-cell>
          <table:table-cell office:value-type="float" office:value="460153.33333333331" table:formula="of:=[.T41]/1.5" table:style-name="ce31">
            <text:p>460153</text:p>
          </table:table-cell>
          <table:table-cell office:value-type="float" office:value="58985647000" table:style-name="ce126">
            <text:p>5.9E+10</text:p>
          </table:table-cell>
          <table:table-cell office:value-type="float" office:value="85457.958941222489" table:formula="of:=[.V41]/[.T41]" table:style-name="ce34">
            <text:p>85458</text:p>
          </table:table-cell>
          <table:table-cell table:number-columns-repeated="2" table:style-name="ce22"/>
          <table:table-cell table:style-name="ce119"/>
          <table:table-cell table:style-name="ce33"/>
          <table:table-cell office:value-type="float" office:value="71.951689548942923" table:formula="of:=([.W41]*100)/([.DD41]*(([.BP41]*([.BO41]/([.BJ41]+[.BO41])))+([.BK41]*([.BJ41]/([.BJ41]+[.BO41])))))" table:style-name="ce98">
            <text:p>71.95</text:p>
          </table:table-cell>
          <table:table-cell office:value-type="float" office:value="23.57767276584233" table:formula="of:=(([.V41]*100/[.V40])-100)-[.DE41]" table:style-name="ce36">
            <text:p>23.58</text:p>
          </table:table-cell>
          <table:table-cell office:value-type="float" office:value="4.7949999999999999" table:style-name="ce42">
            <text:p>4.80</text:p>
          </table:table-cell>
          <table:table-cell table:number-columns-repeated="2" table:style-name="ce33"/>
          <table:table-cell office:value-type="float" office:value="23" table:style-name="ce149">
            <text:p>23</text:p>
          </table:table-cell>
          <table:table-cell office:value-type="float" office:value="3.4943" table:style-name="ce33">
            <text:p>3.49</text:p>
          </table:table-cell>
          <table:table-cell office:value-type="float" office:value="0.95054166666666662" table:style-name="ce104">
            <text:p>0.95</text:p>
          </table:table-cell>
          <table:table-cell office:value-type="float" office:value="100875" table:formula="of:=[.DD41]*100" table:style-name="ce106">
            <text:p>100875</text:p>
          </table:table-cell>
          <table:table-cell office:value-type="float" office:value="95885.890625" table:formula="of:=([.DD41]*100)*[.AI41]" table:style-name="ce106">
            <text:p>95886</text:p>
          </table:table-cell>
          <table:table-cell office:value-type="float" office:value="5807825000000" table:style-name="ce127">
            <text:p>5.81E+12</text:p>
          </table:table-cell>
          <table:table-cell office:value-type="float" office:value="6.6294370372573468" table:formula="of:=([.AL41]*100/[.AL40])-100" table:style-name="ce103">
            <text:p>6.63</text:p>
          </table:table-cell>
          <table:table-cell table:number-columns-repeated="2" table:style-name="ce98"/>
          <table:table-cell office:value-type="float" office:value="329.95666666666665" table:style-name="ce109">
            <text:p>330</text:p>
          </table:table-cell>
          <table:table-cell office:value-type="float" office:value="305.7219634901553" table:formula="of:=[.DD41]*100/[.AP41]" table:style-name="ce109">
            <text:p>306</text:p>
          </table:table-cell>
          <table:table-cell office:value-type="float" office:value="0.94035155658922065" table:style-name="ce150">
            <text:p>0.9</text:p>
          </table:table-cell>
          <table:table-cell office:value-type="float" office:value="467021000000" table:style-name="ce122">
            <text:p>4.67E+11</text:p>
          </table:table-cell>
          <table:table-cell office:value-type="float" office:value="13869.015486852581" table:formula="of:=[.AS41]/[.E41]" table:style-name="ce34">
            <text:p>13869</text:p>
          </table:table-cell>
          <table:table-cell office:value-type="float" office:value="12736.159366553386" table:formula="of:=[.AU40]*(1+([.DE41]/100))" table:style-name="ce109">
            <text:p>12736</text:p>
          </table:table-cell>
          <table:table-cell office:value-type="float" office:value="18851.582742719889" table:formula="of:=[.AT41]+(12*PMT([.AD41]/100/12;[.AG41]*12;([.AT41]*5)*-1))" table:style-name="ce109">
            <text:p>18852</text:p>
          </table:table-cell>
          <table:table-cell office:value-type="float" office:value="15957.345129660191" table:formula="of:=[.AW40]*(1+([.DL41]/100))" table:style-name="ce109">
            <text:p>15957</text:p>
          </table:table-cell>
          <table:table-cell office:value-type="float" office:value="17471.029064465321" table:formula="of:=(([.AW41]+([.AU41]-[.AT41])+([.AV41]-[.AT41]))-[.AT41])+[.$AT$38]" table:style-name="ce109">
            <text:p>17471</text:p>
          </table:table-cell>
          <table:table-cell office:value-type="float" office:value="111.64589707472855" table:formula="of:=[.AX41]*[.$AY$38]/[.$AX$38]" table:style-name="ce109">
            <text:p>112</text:p>
          </table:table-cell>
          <table:table-cell office:value-type="float" office:value="6.1617898561173376" table:formula="of:=[.W41]/[.AT41]" table:style-name="ce37">
            <text:p>6.2</text:p>
          </table:table-cell>
          <table:table-cell office:value-type="float" office:value="17091.591788244499" table:formula="of:=[.W41]/5" table:style-name="ce34">
            <text:p>17092</text:p>
          </table:table-cell>
          <table:table-cell office:value-type="float" office:value="18.854746481883495" table:formula="of:=100-(([.AT41]*100)/[.BA41])" table:style-name="ce34">
            <text:p>19</text:p>
          </table:table-cell>
          <table:table-cell office:value-type="float" office:value="442" table:style-name="ce10">
            <text:p>442</text:p>
          </table:table-cell>
          <table:table-cell table:style-name="ce21"/>
          <table:table-cell table:style-name="ce22"/>
          <table:table-cell office:value-type="float" office:value="136544" table:style-name="ce22">
            <text:p>136544</text:p>
          </table:table-cell>
          <table:table-cell office:value-type="float" office:value="82569" table:style-name="ce22">
            <text:p>82569</text:p>
          </table:table-cell>
          <table:table-cell office:value-type="float" office:value="50771" table:style-name="ce22">
            <text:p>50771</text:p>
          </table:table-cell>
          <table:table-cell office:value-type="float" office:value="3204" table:style-name="ce22">
            <text:p>3204</text:p>
          </table:table-cell>
          <table:table-cell office:value-type="float" office:value="145368" table:style-name="ce22">
            <text:p>145368</text:p>
          </table:table-cell>
          <table:table-cell office:value-type="float" office:value="154.80400172476095" table:style-name="ce83">
            <text:p>155</text:p>
          </table:table-cell>
          <table:table-cell office:value-type="float" office:value="9087576399.9999981" table:style-name="ce22">
            <text:p>9087576400</text:p>
          </table:table-cell>
          <table:table-cell office:value-type="float" office:value="62514.283748830538" table:formula="of:=[.BL41]/[.BJ41]" table:style-name="ce69">
            <text:p>62514</text:p>
          </table:table-cell>
          <table:table-cell office:value-type="float" office:value="403.82860295808075" table:formula="of:=[.BM41]/[.BK41]" table:style-name="ce69">
            <text:p>404</text:p>
          </table:table-cell>
          <table:table-cell office:value-type="float" office:value="375292" table:style-name="ce22">
            <text:p>375292</text:p>
          </table:table-cell>
          <table:table-cell office:value-type="float" office:value="103.38487494805224" table:style-name="ce83">
            <text:p>103</text:p>
          </table:table-cell>
          <table:table-cell office:value-type="float" office:value="16380710700" table:style-name="ce22">
            <text:p>16380710700</text:p>
          </table:table-cell>
          <table:table-cell office:value-type="float" office:value="43647.908028948128" table:formula="of:=[.BQ41]/[.BO41]" table:style-name="ce80">
            <text:p>43648</text:p>
          </table:table-cell>
          <table:table-cell office:value-type="float" office:value="422.1885266184234" table:formula="of:=[.BR41]/[.BP41]" table:style-name="ce80">
            <text:p>422</text:p>
          </table:table-cell>
          <table:table-cell office:value-type="float" office:value="2.4424432953761679" table:formula="of:=[.DD41]/(([.BS41]+[.BN41])/2)" table:style-name="ce86">
            <text:p>2.44</text:p>
          </table:table-cell>
          <table:table-cell office:value-type="float" office:value="4.5460796848640541" table:formula="of:=(([.BN41]+[.BS41])*100/([.BN40]+[.BS40]))-100" table:style-name="ce85">
            <text:p>4.5</text:p>
          </table:table-cell>
          <table:table-cell table:style-name="ce80"/>
          <table:table-cell office:value-type="float" office:value="21487307" table:style-name="ce10">
            <text:p>21487307</text:p>
          </table:table-cell>
          <table:table-cell office:value-type="float" office:value="453548" table:formula="of:=[.BW41]-[.BW40]" table:style-name="ce34">
            <text:p>453548</text:p>
          </table:table-cell>
          <table:table-cell office:value-type="float" office:value="480729" table:style-name="ce109">
            <text:p>480729</text:p>
          </table:table-cell>
          <table:table-cell office:value-type="float" office:value="37544" table:style-name="ce109">
            <text:p>37544</text:p>
          </table:table-cell>
          <table:table-cell office:value-type="float" office:value="92.755941366808614" table:formula="of:=100-[.CB41]" table:style-name="ce109">
            <text:p>93</text:p>
          </table:table-cell>
          <table:table-cell office:value-type="float" office:value="7.2440586331913872" table:formula="of:=([.BZ41]*100)/([.BY41]+[.BZ41])" table:style-name="ce109">
            <text:p>7</text:p>
          </table:table-cell>
          <table:table-cell office:value-type="float" office:value="0.52363365419763619" table:formula="of:=([.BW41]/[.B41])" table:style-name="ce146">
            <text:p>0.5236</text:p>
          </table:table-cell>
          <table:table-cell office:value-type="float" office:value="2.1562859971914605" table:formula="of:=([.BW41]*100/[.BW40])-100" table:style-name="ce30">
            <text:p>2.2</text:p>
          </table:table-cell>
          <table:table-cell office:value-type="float" office:value="1.3810653226603478" table:formula="of:=([.B41]*100/[.B40])-100" table:style-name="ce33">
            <text:p>1.38</text:p>
          </table:table-cell>
          <table:table-cell office:value-type="float" office:value="0.77522067453111276" table:formula="of:=[.CD41]-[.CE41]" table:style-name="ce30">
            <text:p>0.8</text:p>
          </table:table-cell>
          <table:table-cell office:value-type="float" office:value="1981000" table:style-name="ce116">
            <text:p>1981000</text:p>
          </table:table-cell>
          <table:table-cell office:value-type="float" office:value="4.3677846666725459" table:formula="of:=[.CG41]/[.BX41]" table:style-name="ce116">
            <text:p>4</text:p>
          </table:table-cell>
          <table:table-cell office:value-type="float" office:value="4.8275862068965516" table:formula="of:=[.CG41]/[.B41]*100" table:style-name="ce148">
            <text:p>4.8</text:p>
          </table:table-cell>
          <table:table-cell office:value-type="float" office:value="44119.82" table:style-name="ce10">
            <text:p>44120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008.75" table:style-name="ce10">
            <text:p>1009</text:p>
          </table:table-cell>
          <table:table-cell office:value-type="float" office:value="3.0700000000000003" table:style-name="ce33">
            <text:p>3.07</text:p>
          </table:table-cell>
          <table:table-cell office:value-type="float" office:value="177.99" table:formula="of:=[.DF40]+[.DE41]" table:style-name="ce30">
            <text:p>178.0</text:p>
          </table:table-cell>
          <table:table-cell office:value-type="float" office:value="454.15762500000005" table:formula="of:=(([.DD41]*[.DE41])/100)+[.DG40]" table:style-name="ce30">
            <text:p>454.2</text:p>
          </table:table-cell>
          <table:table-cell office:value-type="float" office:value="554.59237499999995" table:formula="of:=[.DD41]-[.DG41]" table:style-name="ce30">
            <text:p>554.6</text:p>
          </table:table-cell>
          <table:table-cell office:value-type="float" office:value="566.74532277094215" table:formula="of:=[.DD41]/[.DF41]*[.$DF$24]" table:style-name="ce30">
            <text:p>566.7</text:p>
          </table:table-cell>
          <table:table-cell office:value-type="float" office:value="442.00467722905785" table:formula="of:=[.DD41]-[.DI41]" table:style-name="ce30">
            <text:p>442.0</text:p>
          </table:table-cell>
          <table:table-cell office:value-type="float" office:value="-0.58236666666666714" table:formula="of:=([.AH41]-[.AH40])" table:style-name="ce33">
            <text:p>-0.58</text:p>
          </table:table-cell>
          <table:table-cell office:value-type="float" office:value="13.025210084033617" table:formula="of:=([.DD41]*100/[.DD40])-100" table:style-name="ce33">
            <text:p>13.03</text:p>
          </table:table-cell>
          <table:table-cell office:value-type="float" office:value="9.9552100840336166" table:formula="of:=[.DL41]-[.DE41]" table:style-name="ce33">
            <text:p>9.96</text:p>
          </table:table-cell>
          <table:table-cell table:style-name="ce33"/>
          <table:table-cell office:value-type="float" office:value="12.1" table:style-name="ce33">
            <text:p>12.10</text:p>
          </table:table-cell>
          <table:table-cell office:value-type="float" office:value="11.45" table:style-name="ce30">
            <text:p>11.5</text:p>
          </table:table-cell>
          <table:table-cell office:value-type="float" office:value="17.025210084033617" table:formula="of:=[.DL41]+4" table:style-name="ce30">
            <text:p>17.0</text:p>
          </table:table-cell>
          <table:table-cell office:value-type="float" office:value="380.24" table:formula="of:=-0.06*(([.A41]-1963)^2)+8.5*([.A41]-1963)+140" table:style-name="ce30">
            <text:p>380.2</text:p>
          </table:table-cell>
          <table:table-cell office:value-type="float" office:value="430.24" table:formula="of:=[.DR41]+50" table:style-name="ce30">
            <text:p>430.2</text:p>
          </table:table-cell>
          <table:table-cell office:value-type="float" office:value="330.24" table:formula="of:=[.DR41]-50" table:style-name="ce30">
            <text:p>330.2</text:p>
          </table:table-cell>
          <table:table-cell office:value-type="float" office:value="480.24" table:formula="of:=[.DR41]+100" table:style-name="ce30">
            <text:p>480.2</text:p>
          </table:table-cell>
          <table:table-cell office:value-type="float" office:value="280.24" table:formula="of:=[.DR41]-100" table:style-name="ce30">
            <text:p>280.2</text:p>
          </table:table-cell>
          <table:table-cell office:value-type="float" office:value="351.47500000000002" table:formula="of:=-0.025*(([.A41]-1963)^2)+5.5*([.A41]-1963)+175" table:style-name="ce30">
            <text:p>351.5</text:p>
          </table:table-cell>
          <table:table-cell office:value-type="float" office:value="0.34677154033592389" table:formula="of:=1.31267307692308*0.264172052" table:style-name="ce94">
            <text:p>0.35</text:p>
          </table:table-cell>
          <table:table-cell office:value-type="float" office:value="-5.1420407170104738" table:formula="of:=([.DX41]*100/[.DX40])-100" table:style-name="ce139">
            <text:p>-5.1</text:p>
          </table:table-cell>
          <table:table-cell office:value-type="float" office:value="0.77" table:style-name="ce94">
            <text:p>0.77</text:p>
          </table:table-cell>
          <table:table-cell table:number-columns-repeated="16254"/>
        </table:table-row>
        <table:table-row table:style-name="ro3">
          <table:table-cell office:value-type="float" office:value="2003" table:style-name="ce18">
            <text:p>2003</text:p>
          </table:table-cell>
          <table:table-cell office:value-type="float" office:value="41827000" table:style-name="ce12">
            <text:p>41827000</text:p>
          </table:table-cell>
          <table:table-cell office:value-type="float" office:value="16984055" table:style-name="ce10">
            <text:p>16984055</text:p>
          </table:table-cell>
          <table:table-cell office:value-type="float" office:value="21681084.844793003" table:style-name="ce10">
            <text:p>21681085</text:p>
          </table:table-cell>
          <table:table-cell office:value-type="float" office:value="34394751.119045995" table:style-name="ce116">
            <text:p>34394751</text:p>
          </table:table-cell>
          <table:table-cell office:value-type="float" office:value="653232.88461538462" table:formula="of:=[.C42]/26" table:style-name="ce34">
            <text:p>653233</text:p>
          </table:table-cell>
          <table:table-cell office:value-type="float" office:value="326616.44230769231" table:formula="of:=[.F42]/2" table:style-name="ce34">
            <text:p>326616</text:p>
          </table:table-cell>
          <table:table-cell office:value-type="float" office:value="489924.6634615385" table:formula="of:=[.G42]*1.5" table:style-name="ce10">
            <text:p>489925</text:p>
          </table:table-cell>
          <table:table-cell office:value-type="float" office:value="718536" table:style-name="ce10">
            <text:p>718536</text:p>
          </table:table-cell>
          <table:table-cell office:value-type="float" office:value="359268" table:formula="of:=[.I42]/2" table:style-name="ce10">
            <text:p>359268</text:p>
          </table:table-cell>
          <table:table-cell office:value-type="float" office:value="643990" table:style-name="ce10">
            <text:p>643990</text:p>
          </table:table-cell>
          <table:table-cell office:value-type="float" office:value="321995" table:formula="of:=[.K42]/2" table:style-name="ce10">
            <text:p>321995</text:p>
          </table:table-cell>
          <table:table-cell office:value-type="float" office:value="519454" table:style-name="ce10">
            <text:p>519454</text:p>
          </table:table-cell>
          <table:table-cell office:value-type="float" office:value="259727" table:formula="of:=[.M42]/2" table:style-name="ce10">
            <text:p>259727</text:p>
          </table:table-cell>
          <table:table-cell office:value-type="float" office:value="619193.03303763864" table:formula="of:=([.O43]*(([.T42]*100/[.T43])/100))" table:style-name="ce31">
            <text:p>619193</text:p>
          </table:table-cell>
          <table:table-cell office:value-type="float" office:value="116138.90786547" table:formula="of:=[.P43]*0.97" table:style-name="ce31">
            <text:p>116139</text:p>
          </table:table-cell>
          <table:table-cell table:number-columns-repeated="3" table:style-name="ce35"/>
          <table:table-cell office:value-type="float" office:value="989439" table:style-name="ce22">
            <text:p>989439</text:p>
          </table:table-cell>
          <table:table-cell office:value-type="float" office:value="494719.5" table:formula="of:=[.T42]/2" table:style-name="ce31">
            <text:p>494720</text:p>
          </table:table-cell>
          <table:table-cell office:value-type="float" office:value="96175561000" table:style-name="ce126">
            <text:p>9.6E+10</text:p>
          </table:table-cell>
          <table:table-cell office:value-type="float" office:value="97202.112510220439" table:formula="of:=[.V42]/[.T42]" table:style-name="ce34">
            <text:p>97202</text:p>
          </table:table-cell>
          <table:table-cell table:number-columns-repeated="2" table:style-name="ce22"/>
          <table:table-cell table:style-name="ce119"/>
          <table:table-cell office:value-type="float" office:value="1.5979491809622079" table:formula="of:=[.T42]/[.O42]" table:style-name="ce33">
            <text:p>1.60</text:p>
          </table:table-cell>
          <table:table-cell office:value-type="float" office:value="71.92526823141624" table:formula="of:=([.W42]*100)/([.DD42]*(([.BP42]*([.BO42]/([.BJ42]+[.BO42])))+([.BK42]*([.BJ42]/([.BJ42]+[.BO42])))))" table:style-name="ce98">
            <text:p>71.93</text:p>
          </table:table-cell>
          <table:table-cell office:value-type="float" office:value="60.009090569439728" table:formula="of:=(([.V42]*100/[.V41])-100)-[.DE42]" table:style-name="ce36">
            <text:p>60.01</text:p>
          </table:table-cell>
          <table:table-cell office:value-type="float" office:value="3.7130000000000001" table:style-name="ce36">
            <text:p>3.71</text:p>
          </table:table-cell>
          <table:table-cell office:value-type="float" office:value="2.9" table:style-name="ce36">
            <text:p>2.90</text:p>
          </table:table-cell>
          <table:table-cell office:value-type="float" office:value="97.1" table:style-name="ce36">
            <text:p>97.10</text:p>
          </table:table-cell>
          <table:table-cell office:value-type="float" office:value="23" table:style-name="ce88">
            <text:p>23</text:p>
          </table:table-cell>
          <table:table-cell office:value-type="float" office:value="2.3030454545454542" table:style-name="ce36">
            <text:p>2.30</text:p>
          </table:table-cell>
          <table:table-cell office:value-type="float" office:value="1.1417416666666667" table:style-name="ce105">
            <text:p>1.14</text:p>
          </table:table-cell>
          <table:table-cell office:value-type="float" office:value="116656.25" table:formula="of:=[.DD42]*100" table:style-name="ce106">
            <text:p>116656</text:p>
          </table:table-cell>
          <table:table-cell office:value-type="float" office:value="133191.30130208333" table:formula="of:=([.DD42]*100)*[.AI42]" table:style-name="ce106">
            <text:p>133191</text:p>
          </table:table-cell>
          <table:table-cell office:value-type="float" office:value="6180922000000" table:style-name="ce127">
            <text:p>6.18E+12</text:p>
          </table:table-cell>
          <table:table-cell office:value-type="float" office:value="6.4240399805434976" table:formula="of:=([.AL42]*100/[.AL41])-100" table:style-name="ce103">
            <text:p>6.42</text:p>
          </table:table-cell>
          <table:table-cell table:number-columns-repeated="2" table:style-name="ce99"/>
          <table:table-cell office:value-type="float" office:value="322.245" table:style-name="ce108">
            <text:p>322</text:p>
          </table:table-cell>
          <table:table-cell office:value-type="float" office:value="362.01104749491844" table:formula="of:=[.DD42]*100/[.AP42]" table:style-name="ce109">
            <text:p>362</text:p>
          </table:table-cell>
          <table:table-cell office:value-type="float" office:value="0.68221001391268032" table:style-name="ce150">
            <text:p>0.7</text:p>
          </table:table-cell>
          <table:table-cell office:value-type="float" office:value="500247000000" table:style-name="ce122">
            <text:p>5.00E+11</text:p>
          </table:table-cell>
          <table:table-cell office:value-type="float" office:value="14544.283174736789" table:formula="of:=[.AS42]/[.E42]" table:style-name="ce34">
            <text:p>14544</text:p>
          </table:table-cell>
          <table:table-cell office:value-type="float" office:value="13123.338611296609" table:formula="of:=[.AU41]*(1+([.DE42]/100))" table:style-name="ce109">
            <text:p>13123</text:p>
          </table:table-cell>
          <table:table-cell office:value-type="float" office:value="19250.622130111911" table:formula="of:=[.AT42]+(12*PMT([.AD42]/100/12;[.AG42]*12;([.AT42]*5)*-1))" table:style-name="ce109">
            <text:p>19251</text:p>
          </table:table-cell>
          <table:table-cell office:value-type="float" office:value="18453.769940836894" table:formula="of:=[.AW41]*(1+([.DL42]/100))" table:style-name="ce109">
            <text:p>18454</text:p>
          </table:table-cell>
          <table:table-cell office:value-type="float" office:value="18727.869444124644" table:formula="of:=(([.AW42]+([.AU42]-[.AT42])+([.AV42]-[.AT42]))-[.AT42])+[.$AT$38]" table:style-name="ce109">
            <text:p>18728</text:p>
          </table:table-cell>
          <table:table-cell office:value-type="float" office:value="119.6775402681" table:formula="of:=[.AX42]*[.$AY$38]/[.$AX$38]" table:style-name="ce109">
            <text:p>120</text:p>
          </table:table-cell>
          <table:table-cell office:value-type="float" office:value="6.6831834434480148" table:formula="of:=[.W42]/[.AT42]" table:style-name="ce37">
            <text:p>6.7</text:p>
          </table:table-cell>
          <table:table-cell office:value-type="float" office:value="19440.422502044086" table:formula="of:=[.W42]/5" table:style-name="ce34">
            <text:p>19440</text:p>
          </table:table-cell>
          <table:table-cell office:value-type="float" office:value="25.185354519905559" table:formula="of:=100-(([.AT42]*100)/[.BA42])" table:style-name="ce34">
            <text:p>25</text:p>
          </table:table-cell>
          <table:table-cell office:value-type="float" office:value="451" table:style-name="ce10">
            <text:p>451</text:p>
          </table:table-cell>
          <table:table-cell table:style-name="ce21"/>
          <table:table-cell table:style-name="ce22"/>
          <table:table-cell office:value-type="float" office:value="152785" table:style-name="ce22">
            <text:p>152785</text:p>
          </table:table-cell>
          <table:table-cell office:value-type="float" office:value="94476" table:style-name="ce22">
            <text:p>94476</text:p>
          </table:table-cell>
          <table:table-cell office:value-type="float" office:value="54505" table:style-name="ce22">
            <text:p>54505</text:p>
          </table:table-cell>
          <table:table-cell office:value-type="float" office:value="3804" table:style-name="ce22">
            <text:p>3804</text:p>
          </table:table-cell>
          <table:table-cell office:value-type="float" office:value="183411" table:style-name="ce22">
            <text:p>183411</text:p>
          </table:table-cell>
          <table:table-cell office:value-type="float" office:value="151.72747698417351" table:style-name="ce83">
            <text:p>152</text:p>
          </table:table-cell>
          <table:table-cell office:value-type="float" office:value="11731425600" table:style-name="ce22">
            <text:p>11731425600</text:p>
          </table:table-cell>
          <table:table-cell office:value-type="float" office:value="63962.497342035102" table:formula="of:=[.BL42]/[.BJ42]" table:style-name="ce69">
            <text:p>63962</text:p>
          </table:table-cell>
          <table:table-cell office:value-type="float" office:value="421.56172773311812" table:formula="of:=[.BM42]/[.BK42]" table:style-name="ce69">
            <text:p>422</text:p>
          </table:table-cell>
          <table:table-cell office:value-type="float" office:value="448260" table:style-name="ce22">
            <text:p>448260</text:p>
          </table:table-cell>
          <table:table-cell office:value-type="float" office:value="101.16659898776612" table:style-name="ce83">
            <text:p>101</text:p>
          </table:table-cell>
          <table:table-cell office:value-type="float" office:value="20112128800" table:style-name="ce22">
            <text:p>20112128800</text:p>
          </table:table-cell>
          <table:table-cell office:value-type="float" office:value="44867.105697586223" table:formula="of:=[.BQ42]/[.BO42]" table:style-name="ce80">
            <text:p>44867</text:p>
          </table:table-cell>
          <table:table-cell office:value-type="float" office:value="443.49722286316961" table:formula="of:=[.BR42]/[.BP42]" table:style-name="ce80">
            <text:p>443</text:p>
          </table:table-cell>
          <table:table-cell office:value-type="float" office:value="2.6970705272649567" table:formula="of:=[.DD42]/(([.BS42]+[.BN42])/2)" table:style-name="ce86">
            <text:p>2.70</text:p>
          </table:table-cell>
          <table:table-cell office:value-type="float" office:value="4.7265146958635285" table:formula="of:=(([.BN42]+[.BS42])*100/([.BN41]+[.BS41]))-100" table:style-name="ce85">
            <text:p>4.7</text:p>
          </table:table-cell>
          <table:table-cell table:style-name="ce80"/>
          <table:table-cell office:value-type="float" office:value="21926409" table:style-name="ce10">
            <text:p>21926409</text:p>
          </table:table-cell>
          <table:table-cell office:value-type="float" office:value="439102" table:formula="of:=[.BW42]-[.BW41]" table:style-name="ce34">
            <text:p>439102</text:p>
          </table:table-cell>
          <table:table-cell office:value-type="float" office:value="462730" table:style-name="ce109">
            <text:p>462730</text:p>
          </table:table-cell>
          <table:table-cell office:value-type="float" office:value="40994" table:style-name="ce109">
            <text:p>40994</text:p>
          </table:table-cell>
          <table:table-cell office:value-type="float" office:value="91.861813215173385" table:formula="of:=100-[.CB42]" table:style-name="ce109">
            <text:p>92</text:p>
          </table:table-cell>
          <table:table-cell office:value-type="float" office:value="8.1381867848266118" table:formula="of:=([.BZ42]*100)/([.BY42]+[.BZ42])" table:style-name="ce109">
            <text:p>8</text:p>
          </table:table-cell>
          <table:table-cell office:value-type="float" office:value="0.52421663040619693" table:formula="of:=([.BW42]/[.B42])" table:style-name="ce146">
            <text:p>0.5242</text:p>
          </table:table-cell>
          <table:table-cell office:value-type="float" office:value="2.0435413334951704" table:formula="of:=([.BW42]*100/[.BW41])-100" table:style-name="ce30">
            <text:p>2.0</text:p>
          </table:table-cell>
          <table:table-cell office:value-type="float" office:value="1.9300597051297643" table:formula="of:=([.B42]*100/[.B41])-100" table:style-name="ce33">
            <text:p>1.93</text:p>
          </table:table-cell>
          <table:table-cell office:value-type="float" office:value="0.1134816283654061" table:formula="of:=[.CD42]-[.CE42]" table:style-name="ce30">
            <text:p>0.1</text:p>
          </table:table-cell>
          <table:table-cell office:value-type="float" office:value="2102000" table:style-name="ce116">
            <text:p>2102000</text:p>
          </table:table-cell>
          <table:table-cell office:value-type="float" office:value="4.7870426461277793" table:formula="of:=[.CG42]/[.BX42]" table:style-name="ce116">
            <text:p>5</text:p>
          </table:table-cell>
          <table:table-cell office:value-type="float" office:value="5.0254620221388091" table:formula="of:=[.CG42]/[.B42]*100" table:style-name="ce148">
            <text:p>5.0</text:p>
          </table:table-cell>
          <table:table-cell office:value-type="float" office:value="46223.24" table:style-name="ce10">
            <text:p>46223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166.5625" table:style-name="ce10">
            <text:p>1167</text:p>
          </table:table-cell>
          <table:table-cell office:value-type="float" office:value="3.04" table:style-name="ce33">
            <text:p>3.04</text:p>
          </table:table-cell>
          <table:table-cell office:value-type="float" office:value="181.03" table:formula="of:=[.DF41]+[.DE42]" table:style-name="ce30">
            <text:p>181.0</text:p>
          </table:table-cell>
          <table:table-cell office:value-type="float" office:value="489.62112500000006" table:formula="of:=(([.DD42]*[.DE42])/100)+[.DG41]" table:style-name="ce30">
            <text:p>489.6</text:p>
          </table:table-cell>
          <table:table-cell office:value-type="float" office:value="676.94137499999988" table:formula="of:=[.DD42]-[.DG42]" table:style-name="ce30">
            <text:p>676.9</text:p>
          </table:table-cell>
          <table:table-cell office:value-type="float" office:value="644.40286140418721" table:formula="of:=[.DD42]/[.DF42]*[.$DF$24]" table:style-name="ce30">
            <text:p>644.4</text:p>
          </table:table-cell>
          <table:table-cell office:value-type="float" office:value="522.15963859581279" table:formula="of:=[.DD42]-[.DI42]" table:style-name="ce30">
            <text:p>522.2</text:p>
          </table:table-cell>
          <table:table-cell office:value-type="float" office:value="-1.1912545454545458" table:formula="of:=([.AH42]-[.AH41])" table:style-name="ce33">
            <text:p>-1.19</text:p>
          </table:table-cell>
          <table:table-cell office:value-type="float" office:value="15.644361833952914" table:formula="of:=([.DD42]*100/[.DD41])-100" table:style-name="ce33">
            <text:p>15.64</text:p>
          </table:table-cell>
          <table:table-cell office:value-type="float" office:value="12.604361833952915" table:formula="of:=[.DL42]-[.DE42]" table:style-name="ce33">
            <text:p>12.60</text:p>
          </table:table-cell>
          <table:table-cell table:style-name="ce33"/>
          <table:table-cell office:value-type="float" office:value="14.45" table:style-name="ce33">
            <text:p>14.45</text:p>
          </table:table-cell>
          <table:table-cell office:value-type="float" office:value="11.49" table:style-name="ce30">
            <text:p>11.5</text:p>
          </table:table-cell>
          <table:table-cell office:value-type="float" office:value="19.644361833952914" table:formula="of:=[.DL42]+4" table:style-name="ce30">
            <text:p>19.6</text:p>
          </table:table-cell>
          <table:table-cell office:value-type="float" office:value="384" table:formula="of:=-0.06*(([.A42]-1963)^2)+8.5*([.A42]-1963)+140" table:style-name="ce30">
            <text:p>384.0</text:p>
          </table:table-cell>
          <table:table-cell office:value-type="float" office:value="434" table:formula="of:=[.DR42]+50" table:style-name="ce30">
            <text:p>434.0</text:p>
          </table:table-cell>
          <table:table-cell office:value-type="float" office:value="334" table:formula="of:=[.DR42]-50" table:style-name="ce30">
            <text:p>334.0</text:p>
          </table:table-cell>
          <table:table-cell office:value-type="float" office:value="484" table:formula="of:=[.DR42]+100" table:style-name="ce30">
            <text:p>484.0</text:p>
          </table:table-cell>
          <table:table-cell office:value-type="float" office:value="284" table:formula="of:=[.DR42]-100" table:style-name="ce30">
            <text:p>284.0</text:p>
          </table:table-cell>
          <table:table-cell office:value-type="float" office:value="355" table:formula="of:=-0.025*(([.A42]-1963)^2)+5.5*([.A42]-1963)+175" table:style-name="ce30">
            <text:p>355.0</text:p>
          </table:table-cell>
          <table:table-cell office:value-type="float" office:value="0.40043402851430704" table:formula="of:=1.51580769230769*0.264172052" table:style-name="ce94">
            <text:p>0.40</text:p>
          </table:table-cell>
          <table:table-cell office:value-type="float" office:value="15.474882433085298" table:formula="of:=([.DX42]*100/[.DX41])-100" table:style-name="ce139">
            <text:p>15.5</text:p>
          </table:table-cell>
          <table:table-cell office:value-type="float" office:value="0.92" table:style-name="ce94">
            <text:p>0.92</text:p>
          </table:table-cell>
          <table:table-cell table:number-columns-repeated="16254"/>
        </table:table-row>
        <table:table-row table:style-name="ro3">
          <table:table-cell office:value-type="float" office:value="2004" table:style-name="ce18">
            <text:p>2004</text:p>
          </table:table-cell>
          <table:table-cell office:value-type="float" office:value="42547000" table:style-name="ce12">
            <text:p>42547000</text:p>
          </table:table-cell>
          <table:table-cell office:value-type="float" office:value="17468532" table:style-name="ce10">
            <text:p>17468532</text:p>
          </table:table-cell>
          <table:table-cell office:value-type="float" office:value="22312466.315581996" table:style-name="ce10">
            <text:p>22312466</text:p>
          </table:table-cell>
          <table:table-cell office:value-type="float" office:value="35021216.215986006" table:style-name="ce116">
            <text:p>35021216</text:p>
          </table:table-cell>
          <table:table-cell office:value-type="float" office:value="671866.61538461538" table:formula="of:=[.C43]/26" table:style-name="ce34">
            <text:p>671867</text:p>
          </table:table-cell>
          <table:table-cell office:value-type="float" office:value="335933.30769230769" table:formula="of:=[.F43]/2" table:style-name="ce34">
            <text:p>335933</text:p>
          </table:table-cell>
          <table:table-cell office:value-type="float" office:value="503899.9615384615" table:formula="of:=[.G43]*1.5" table:style-name="ce10">
            <text:p>503900</text:p>
          </table:table-cell>
          <table:table-cell office:value-type="float" office:value="736869" table:style-name="ce10">
            <text:p>736869</text:p>
          </table:table-cell>
          <table:table-cell office:value-type="float" office:value="368434.5" table:formula="of:=[.I43]/2" table:style-name="ce10">
            <text:p>368435</text:p>
          </table:table-cell>
          <table:table-cell office:value-type="float" office:value="674206" table:style-name="ce10">
            <text:p>674206</text:p>
          </table:table-cell>
          <table:table-cell office:value-type="float" office:value="337103" table:formula="of:=[.K43]/2" table:style-name="ce10">
            <text:p>337103</text:p>
          </table:table-cell>
          <table:table-cell office:value-type="float" office:value="523975" table:style-name="ce10">
            <text:p>523975</text:p>
          </table:table-cell>
          <table:table-cell office:value-type="float" office:value="261987.5" table:formula="of:=[.M43]/2" table:style-name="ce10">
            <text:p>261988</text:p>
          </table:table-cell>
          <table:table-cell office:value-type="float" office:value="693178.48977713939" table:formula="of:=([.O44]*(([.T43]*100/[.T44])/100))" table:style-name="ce31">
            <text:p>693178</text:p>
          </table:table-cell>
          <table:table-cell office:value-type="float" office:value="119730.832851" table:formula="of:=[.P44]*0.97" table:style-name="ce31">
            <text:p>119731</text:p>
          </table:table-cell>
          <table:table-cell table:number-columns-repeated="3" table:style-name="ce35"/>
          <table:table-cell office:value-type="float" office:value="1107664" table:style-name="ce22">
            <text:p>1107664</text:p>
          </table:table-cell>
          <table:table-cell office:value-type="float" office:value="553832" table:formula="of:=[.T43]/2" table:style-name="ce31">
            <text:p>553832</text:p>
          </table:table-cell>
          <table:table-cell office:value-type="float" office:value="122147451000" table:style-name="ce126">
            <text:p>1.2E+11</text:p>
          </table:table-cell>
          <table:table-cell office:value-type="float" office:value="110274.82250935302" table:formula="of:=[.V43]/[.T43]" table:style-name="ce34">
            <text:p>110275</text:p>
          </table:table-cell>
          <table:table-cell table:number-columns-repeated="2" table:style-name="ce22"/>
          <table:table-cell table:style-name="ce119"/>
          <table:table-cell office:value-type="float" office:value="1.5979491809622077" table:formula="of:=[.T43]/[.O43]" table:style-name="ce33">
            <text:p>1.60</text:p>
          </table:table-cell>
          <table:table-cell office:value-type="float" office:value="69.044245349399446" table:formula="of:=([.W43]*100)/([.DD43]*(([.BP43]*([.BO43]/([.BJ43]+[.BO43])))+([.BK43]*([.BJ43]/([.BJ43]+[.BO43])))))" table:style-name="ce98">
            <text:p>69.04</text:p>
          </table:table-cell>
          <table:table-cell office:value-type="float" office:value="23.964667017226965" table:formula="of:=(([.V43]*100/[.V42])-100)-[.DE43]" table:style-name="ce36">
            <text:p>23.96</text:p>
          </table:table-cell>
          <table:table-cell office:value-type="float" office:value="3.3559999999999999" table:style-name="ce36">
            <text:p>3.36</text:p>
          </table:table-cell>
          <table:table-cell office:value-type="float" office:value="2.9" table:style-name="ce36">
            <text:p>2.90</text:p>
          </table:table-cell>
          <table:table-cell office:value-type="float" office:value="97.1" table:style-name="ce36">
            <text:p>97.10</text:p>
          </table:table-cell>
          <table:table-cell office:value-type="float" office:value="24" table:style-name="ce88">
            <text:p>24</text:p>
          </table:table-cell>
          <table:table-cell office:value-type="float" office:value="2.2788909090909093" table:style-name="ce36">
            <text:p>2.28</text:p>
          </table:table-cell>
          <table:table-cell office:value-type="float" office:value="1.2492083333333335" table:style-name="ce105">
            <text:p>1.25</text:p>
          </table:table-cell>
          <table:table-cell office:value-type="float" office:value="135531.25" table:formula="of:=[.DD43]*100" table:style-name="ce106">
            <text:p>135531</text:p>
          </table:table-cell>
          <table:table-cell office:value-type="float" office:value="169306.76692708334" table:formula="of:=([.DD43]*100)*[.AI43]" table:style-name="ce106">
            <text:p>169307</text:p>
          </table:table-cell>
          <table:table-cell office:value-type="float" office:value="6568176000000" table:style-name="ce127">
            <text:p>6.57E+12</text:p>
          </table:table-cell>
          <table:table-cell office:value-type="float" office:value="6.2653112270305371" table:formula="of:=([.AL43]*100/[.AL42])-100" table:style-name="ce103">
            <text:p>6.27</text:p>
          </table:table-cell>
          <table:table-cell table:number-columns-repeated="2" table:style-name="ce99"/>
          <table:table-cell office:value-type="float" office:value="328.96749999999997" table:style-name="ce108">
            <text:p>329</text:p>
          </table:table-cell>
          <table:table-cell office:value-type="float" office:value="411.98978622508304" table:formula="of:=[.DD43]*100/[.AP43]" table:style-name="ce109">
            <text:p>412</text:p>
          </table:table-cell>
          <table:table-cell office:value-type="float" office:value="2.2939324924064977" table:style-name="ce150">
            <text:p>2.3</text:p>
          </table:table-cell>
          <table:table-cell office:value-type="float" office:value="527648000000" table:style-name="ce122">
            <text:p>5.28E+11</text:p>
          </table:table-cell>
          <table:table-cell office:value-type="float" office:value="15066.52415341151" table:formula="of:=[.AS43]/[.E43]" table:style-name="ce34">
            <text:p>15067</text:p>
          </table:table-cell>
          <table:table-cell office:value-type="float" office:value="13522.288105080026" table:formula="of:=[.AU42]*(1+([.DE43]/100))" table:style-name="ce109">
            <text:p>13522</text:p>
          </table:table-cell>
          <table:table-cell office:value-type="float" office:value="19641.505934960056" table:formula="of:=[.AT43]+(12*PMT([.AD43]/100/12;[.AG43]*12;([.AT43]*5)*-1))" table:style-name="ce109">
            <text:p>19642</text:p>
          </table:table-cell>
          <table:table-cell office:value-type="float" office:value="21439.592883313584" table:formula="of:=[.AW42]*(1+([.DL43]/100))" table:style-name="ce109">
            <text:p>21440</text:p>
          </table:table-cell>
          <table:table-cell office:value-type="float" office:value="20936.802749208728" table:formula="of:=(([.AW43]+([.AU43]-[.AT43])+([.AV43]-[.AT43]))-[.AT43])+[.$AT$38]" table:style-name="ce109">
            <text:p>20937</text:p>
          </table:table-cell>
          <table:table-cell office:value-type="float" office:value="133.79338539172582" table:formula="of:=[.AX43]*[.$AY$38]/[.$AX$38]" table:style-name="ce109">
            <text:p>134</text:p>
          </table:table-cell>
          <table:table-cell office:value-type="float" office:value="7.3191946189117223" table:formula="of:=[.W43]/[.AT43]" table:style-name="ce37">
            <text:p>7.3</text:p>
          </table:table-cell>
          <table:table-cell office:value-type="float" office:value="22054.964501870603" table:formula="of:=[.W43]/5" table:style-name="ce34">
            <text:p>22055</text:p>
          </table:table-cell>
          <table:table-cell office:value-type="float" office:value="31.68647289305936" table:formula="of:=100-(([.AT43]*100)/[.BA43])" table:style-name="ce34">
            <text:p>32</text:p>
          </table:table-cell>
          <table:table-cell office:value-type="float" office:value="460" table:style-name="ce10">
            <text:p>460</text:p>
          </table:table-cell>
          <table:table-cell office:value-type="float" office:value="227" table:style-name="ce10">
            <text:p>227</text:p>
          </table:table-cell>
          <table:table-cell office:value-type="float" office:value="86898" table:style-name="ce22">
            <text:p>86898</text:p>
          </table:table-cell>
          <table:table-cell office:value-type="float" office:value="166437" table:style-name="ce22">
            <text:p>166437</text:p>
          </table:table-cell>
          <table:table-cell office:value-type="float" office:value="102121" table:style-name="ce22">
            <text:p>102121</text:p>
          </table:table-cell>
          <table:table-cell office:value-type="float" office:value="59594" table:style-name="ce22">
            <text:p>59594</text:p>
          </table:table-cell>
          <table:table-cell office:value-type="float" office:value="4722" table:style-name="ce22">
            <text:p>4722</text:p>
          </table:table-cell>
          <table:table-cell office:value-type="float" office:value="186728" table:style-name="ce22">
            <text:p>186728</text:p>
          </table:table-cell>
          <table:table-cell office:value-type="float" office:value="158.916614292796" table:style-name="ce83">
            <text:p>159</text:p>
          </table:table-cell>
          <table:table-cell office:value-type="float" office:value="13060840900" table:style-name="ce22">
            <text:p>13060840900</text:p>
          </table:table-cell>
          <table:table-cell office:value-type="float" office:value="69945.808341544922" table:formula="of:=[.BL43]/[.BJ43]" table:style-name="ce69">
            <text:p>69946</text:p>
          </table:table-cell>
          <table:table-cell office:value-type="float" office:value="440.14157143238168" table:formula="of:=[.BM43]/[.BK43]" table:style-name="ce69">
            <text:p>440</text:p>
          </table:table-cell>
          <table:table-cell office:value-type="float" office:value="498250" table:style-name="ce22">
            <text:p>498250</text:p>
          </table:table-cell>
          <table:table-cell office:value-type="float" office:value="102.45204288804246" table:style-name="ce83">
            <text:p>102</text:p>
          </table:table-cell>
          <table:table-cell office:value-type="float" office:value="23448077600" table:style-name="ce22">
            <text:p>23448077600</text:p>
          </table:table-cell>
          <table:table-cell office:value-type="float" office:value="47060.868238835923" table:formula="of:=[.BQ43]/[.BO43]" table:style-name="ce80">
            <text:p>47061</text:p>
          </table:table-cell>
          <table:table-cell office:value-type="float" office:value="459.34533770364249" table:formula="of:=[.BR43]/[.BP43]" table:style-name="ce80">
            <text:p>459</text:p>
          </table:table-cell>
          <table:table-cell office:value-type="float" office:value="3.0135235682347075" table:formula="of:=[.DD43]/(([.BS43]+[.BN43])/2)" table:style-name="ce86">
            <text:p>3.01</text:p>
          </table:table-cell>
          <table:table-cell office:value-type="float" office:value="3.9798395838809739" table:formula="of:=(([.BN43]+[.BS43])*100/([.BN42]+[.BS42]))-100" table:style-name="ce85">
            <text:p>4.0</text:p>
          </table:table-cell>
          <table:table-cell table:style-name="ce80"/>
          <table:table-cell office:value-type="float" office:value="22417950" table:style-name="ce10">
            <text:p>22417950</text:p>
          </table:table-cell>
          <table:table-cell office:value-type="float" office:value="491541" table:formula="of:=[.BW43]-[.BW42]" table:style-name="ce34">
            <text:p>491541</text:p>
          </table:table-cell>
          <table:table-cell office:value-type="float" office:value="509293" table:style-name="ce109">
            <text:p>509293</text:p>
          </table:table-cell>
          <table:table-cell office:value-type="float" office:value="54630" table:style-name="ce109">
            <text:p>54630</text:p>
          </table:table-cell>
          <table:table-cell office:value-type="float" office:value="90.312507203997711" table:formula="of:=100-[.CB43]" table:style-name="ce109">
            <text:p>90</text:p>
          </table:table-cell>
          <table:table-cell office:value-type="float" office:value="9.6874927960022905" table:formula="of:=([.BZ43]*100)/([.BY43]+[.BZ43])" table:style-name="ce109">
            <text:p>10</text:p>
          </table:table-cell>
          <table:table-cell office:value-type="float" office:value="0.52689848873011025" table:formula="of:=([.BW43]/[.B43])" table:style-name="ce146">
            <text:p>0.5269</text:p>
          </table:table-cell>
          <table:table-cell office:value-type="float" office:value="2.241776115733316" table:formula="of:=([.BW43]*100/[.BW42])-100" table:style-name="ce30">
            <text:p>2.2</text:p>
          </table:table-cell>
          <table:table-cell office:value-type="float" office:value="1.7213761445955953" table:formula="of:=([.B43]*100/[.B42])-100" table:style-name="ce33">
            <text:p>1.72</text:p>
          </table:table-cell>
          <table:table-cell office:value-type="float" office:value="0.52039997113772074" table:formula="of:=[.CD43]-[.CE43]" table:style-name="ce30">
            <text:p>0.5</text:p>
          </table:table-cell>
          <table:table-cell office:value-type="float" office:value="2253000" table:style-name="ce116">
            <text:p>2253000</text:p>
          </table:table-cell>
          <table:table-cell office:value-type="float" office:value="4.5835444042307767" table:formula="of:=[.CG43]/[.BX43]" table:style-name="ce116">
            <text:p>5</text:p>
          </table:table-cell>
          <table:table-cell office:value-type="float" office:value="5.2953204691282583" table:formula="of:=[.CG43]/[.B43]*100" table:style-name="ce148">
            <text:p>5.3</text:p>
          </table:table-cell>
          <table:table-cell office:value-type="float" office:value="48003.11" table:style-name="ce10">
            <text:p>48003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355.3125" table:style-name="ce10">
            <text:p>1355</text:p>
          </table:table-cell>
          <table:table-cell office:value-type="float" office:value="3.04" table:style-name="ce33">
            <text:p>3.04</text:p>
          </table:table-cell>
          <table:table-cell office:value-type="float" office:value="184.07" table:formula="of:=[.DF42]+[.DE43]" table:style-name="ce30">
            <text:p>184.1</text:p>
          </table:table-cell>
          <table:table-cell office:value-type="float" office:value="530.82262500000002" table:formula="of:=(([.DD43]*[.DE43])/100)+[.DG42]" table:style-name="ce30">
            <text:p>530.8</text:p>
          </table:table-cell>
          <table:table-cell office:value-type="float" office:value="824.48987499999998" table:formula="of:=[.DD43]-[.DG43]" table:style-name="ce30">
            <text:p>824.5</text:p>
          </table:table-cell>
          <table:table-cell office:value-type="float" office:value="736.30276525234967" table:formula="of:=[.DD43]/[.DF43]*[.$DF$24]" table:style-name="ce30">
            <text:p>736.3</text:p>
          </table:table-cell>
          <table:table-cell office:value-type="float" office:value="619.00973474765033" table:formula="of:=[.DD43]-[.DI43]" table:style-name="ce30">
            <text:p>619.0</text:p>
          </table:table-cell>
          <table:table-cell office:value-type="float" office:value="-2.4154545454544873E-2" table:formula="of:=([.AH43]-[.AH42])" table:style-name="ce33">
            <text:p>-0.02</text:p>
          </table:table-cell>
          <table:table-cell office:value-type="float" office:value="16.180016072863651" table:formula="of:=([.DD43]*100/[.DD42])-100" table:style-name="ce33">
            <text:p>16.18</text:p>
          </table:table-cell>
          <table:table-cell office:value-type="float" office:value="13.140016072863652" table:formula="of:=[.DL43]-[.DE43]" table:style-name="ce33">
            <text:p>13.14</text:p>
          </table:table-cell>
          <table:table-cell office:value-type="float" office:value="11.94869011631846" table:formula="of:=([.O43]*100/[.O42])-100" table:style-name="ce33">
            <text:p>11.95</text:p>
          </table:table-cell>
          <table:table-cell office:value-type="float" office:value="11.948690116318446" table:formula="of:=([.T43]*100/[.T42])-100" table:style-name="ce33">
            <text:p>11.95</text:p>
          </table:table-cell>
          <table:table-cell office:value-type="float" office:value="10.97" table:style-name="ce37">
            <text:p>11.0</text:p>
          </table:table-cell>
          <table:table-cell office:value-type="float" office:value="20.180016072863651" table:formula="of:=[.DL43]+4" table:style-name="ce30">
            <text:p>20.2</text:p>
          </table:table-cell>
          <table:table-cell office:value-type="float" office:value="387.64" table:formula="of:=-0.06*(([.A43]-1963)^2)+8.5*([.A43]-1963)+140" table:style-name="ce30">
            <text:p>387.6</text:p>
          </table:table-cell>
          <table:table-cell office:value-type="float" office:value="437.64" table:formula="of:=[.DR43]+50" table:style-name="ce30">
            <text:p>437.6</text:p>
          </table:table-cell>
          <table:table-cell office:value-type="float" office:value="337.64" table:formula="of:=[.DR43]-50" table:style-name="ce30">
            <text:p>337.6</text:p>
          </table:table-cell>
          <table:table-cell office:value-type="float" office:value="487.64" table:formula="of:=[.DR43]+100" table:style-name="ce30">
            <text:p>487.6</text:p>
          </table:table-cell>
          <table:table-cell office:value-type="float" office:value="287.64" table:formula="of:=[.DR43]-100" table:style-name="ce30">
            <text:p>287.6</text:p>
          </table:table-cell>
          <table:table-cell office:value-type="float" office:value="358.47500000000002" table:formula="of:=-0.025*(([.A43]-1963)^2)+5.5*([.A43]-1963)+175" table:style-name="ce30">
            <text:p>358.5</text:p>
          </table:table-cell>
          <table:table-cell office:value-type="float" office:value="0.47857815358861416" table:formula="of:=1.81161538461538*0.264172052" table:style-name="ce94">
            <text:p>0.48</text:p>
          </table:table-cell>
          <table:table-cell office:value-type="float" office:value="19.514856258404905" table:formula="of:=([.DX43]*100/[.DX42])-100" table:style-name="ce139">
            <text:p>19.5</text:p>
          </table:table-cell>
          <table:table-cell office:value-type="float" office:value="1.08" table:style-name="ce94">
            <text:p>1.08</text:p>
          </table:table-cell>
          <table:table-cell table:number-columns-repeated="16254"/>
        </table:table-row>
        <table:table-row table:style-name="ro3">
          <table:table-cell office:value-type="float" office:value="2005" table:style-name="ce18">
            <text:p>2005</text:p>
          </table:table-cell>
          <table:table-cell office:value-type="float" office:value="43296000" table:style-name="ce12">
            <text:p>43296000</text:p>
          </table:table-cell>
          <table:table-cell office:value-type="float" office:value="17953604" table:style-name="ce10">
            <text:p>17953604</text:p>
          </table:table-cell>
          <table:table-cell office:value-type="float" office:value="22889243.004323997" table:style-name="ce10">
            <text:p>22889243</text:p>
          </table:table-cell>
          <table:table-cell office:value-type="float" office:value="35680161.197958998" table:style-name="ce116">
            <text:p>35680161</text:p>
          </table:table-cell>
          <table:table-cell office:value-type="float" office:value="690523.23076923075" table:formula="of:=[.C44]/26" table:style-name="ce34">
            <text:p>690523</text:p>
          </table:table-cell>
          <table:table-cell office:value-type="float" office:value="345261.61538461538" table:formula="of:=[.F44]/2" table:style-name="ce34">
            <text:p>345262</text:p>
          </table:table-cell>
          <table:table-cell office:value-type="float" office:value="517892.42307692306" table:formula="of:=[.G44]*1.5" table:style-name="ce10">
            <text:p>517892</text:p>
          </table:table-cell>
          <table:table-cell office:value-type="float" office:value="771189" table:style-name="ce10">
            <text:p>771189</text:p>
          </table:table-cell>
          <table:table-cell office:value-type="float" office:value="385594.5" table:formula="of:=[.I44]/2" table:style-name="ce10">
            <text:p>385595</text:p>
          </table:table-cell>
          <table:table-cell office:value-type="float" office:value="716343" table:style-name="ce10">
            <text:p>716343</text:p>
          </table:table-cell>
          <table:table-cell office:value-type="float" office:value="358171.5" table:formula="of:=[.K44]/2" table:style-name="ce10">
            <text:p>358172</text:p>
          </table:table-cell>
          <table:table-cell office:value-type="float" office:value="526025" table:style-name="ce10">
            <text:p>526025</text:p>
          </table:table-cell>
          <table:table-cell office:value-type="float" office:value="263012.5" table:formula="of:=[.M44]/2" table:style-name="ce10">
            <text:p>263013</text:p>
          </table:table-cell>
          <table:table-cell office:value-type="float" office:value="787016.8932673604" table:formula="of:=([.O45]*(([.T44]*100/[.T45])/100))" table:style-name="ce31">
            <text:p>787017</text:p>
          </table:table-cell>
          <table:table-cell office:value-type="float" office:value="123433.8483" table:formula="of:=[.P45]*0.97" table:style-name="ce31">
            <text:p>123434</text:p>
          </table:table-cell>
          <table:table-cell table:number-columns-repeated="3" table:style-name="ce35"/>
          <table:table-cell office:value-type="float" office:value="1257613" table:style-name="ce22">
            <text:p>1257613</text:p>
          </table:table-cell>
          <table:table-cell office:value-type="float" office:value="628806.5" table:formula="of:=[.T44]/2" table:style-name="ce31">
            <text:p>628807</text:p>
          </table:table-cell>
          <table:table-cell office:value-type="float" office:value="156946440000" table:style-name="ce126">
            <text:p>1.6E+11</text:p>
          </table:table-cell>
          <table:table-cell office:value-type="float" office:value="124797.08781636322" table:formula="of:=[.V44]/[.T44]" table:style-name="ce34">
            <text:p>124797</text:p>
          </table:table-cell>
          <table:table-cell table:number-columns-repeated="2" table:style-name="ce22"/>
          <table:table-cell table:style-name="ce119"/>
          <table:table-cell office:value-type="float" office:value="1.5979491809622079" table:formula="of:=[.T44]/[.O44]" table:style-name="ce33">
            <text:p>1.60</text:p>
          </table:table-cell>
          <table:table-cell office:value-type="float" office:value="70.418188503441058" table:formula="of:=([.W44]*100)/([.DD44]*(([.BP44]*([.BO44]/([.BJ44]+[.BO44])))+([.BK44]*([.BJ44]/([.BJ44]+[.BO44])))))" table:style-name="ce98">
            <text:p>70.42</text:p>
          </table:table-cell>
          <table:table-cell office:value-type="float" office:value="25.119328852224672" table:formula="of:=(([.V44]*100/[.V43])-100)-[.DE44]" table:style-name="ce36">
            <text:p>25.12</text:p>
          </table:table-cell>
          <table:table-cell office:value-type="float" office:value="3.2829999999999999" table:style-name="ce36">
            <text:p>3.28</text:p>
          </table:table-cell>
          <table:table-cell office:value-type="float" office:value="3" table:style-name="ce36">
            <text:p>3.00</text:p>
          </table:table-cell>
          <table:table-cell office:value-type="float" office:value="97" table:style-name="ce36">
            <text:p>97.00</text:p>
          </table:table-cell>
          <table:table-cell office:value-type="float" office:value="25" table:style-name="ce88">
            <text:p>25</text:p>
          </table:table-cell>
          <table:table-cell office:value-type="float" office:value="2.3361545454545456" table:style-name="ce36">
            <text:p>2.34</text:p>
          </table:table-cell>
          <table:table-cell office:value-type="float" office:value="1.2386916666666667" table:style-name="ce105">
            <text:p>1.24</text:p>
          </table:table-cell>
          <table:table-cell office:value-type="float" office:value="153312.5" table:formula="of:=[.DD44]*100" table:style-name="ce106">
            <text:p>153313</text:p>
          </table:table-cell>
          <table:table-cell office:value-type="float" office:value="189906.91614583335" table:formula="of:=([.DD44]*100)*[.AI44]" table:style-name="ce106">
            <text:p>189907</text:p>
          </table:table-cell>
          <table:table-cell office:value-type="float" office:value="7130670000000" table:style-name="ce127">
            <text:p>7.13E+12</text:p>
          </table:table-cell>
          <table:table-cell office:value-type="float" office:value="8.5639300773913476" table:formula="of:=([.AL44]*100/[.AL43])-100" table:style-name="ce103">
            <text:p>8.56</text:p>
          </table:table-cell>
          <table:table-cell table:number-columns-repeated="2" table:style-name="ce99"/>
          <table:table-cell office:value-type="float" office:value="363.45" table:style-name="ce108">
            <text:p>363</text:p>
          </table:table-cell>
          <table:table-cell office:value-type="float" office:value="421.82556059980743" table:formula="of:=[.DD44]*100/[.AP44]" table:style-name="ce109">
            <text:p>422</text:p>
          </table:table-cell>
          <table:table-cell office:value-type="float" office:value="1.6814917300090144" table:style-name="ce150">
            <text:p>1.7</text:p>
          </table:table-cell>
          <table:table-cell office:value-type="float" office:value="563143000000" table:style-name="ce122">
            <text:p>5.63E+11</text:p>
          </table:table-cell>
          <table:table-cell office:value-type="float" office:value="15783.084523514241" table:formula="of:=[.AS44]/[.E44]" table:style-name="ce34">
            <text:p>15783</text:p>
          </table:table-cell>
          <table:table-cell office:value-type="float" office:value="13977.989214221223" table:formula="of:=[.AU43]*(1+([.DE44]/100))" table:style-name="ce109">
            <text:p>13978</text:p>
          </table:table-cell>
          <table:table-cell office:value-type="float" office:value="20414.421485086259" table:formula="of:=[.AT44]+(12*PMT([.AD44]/100/12;[.AG44]*12;([.AT44]*5)*-1))" table:style-name="ce109">
            <text:p>20414</text:p>
          </table:table-cell>
          <table:table-cell office:value-type="float" office:value="24252.396284421589" table:formula="of:=[.AW43]*(1+([.DL44]/100))" table:style-name="ce109">
            <text:p>24252</text:p>
          </table:table-cell>
          <table:table-cell office:value-type="float" office:value="22828.541699275946" table:formula="of:=(([.AW44]+([.AU44]-[.AT44])+([.AV44]-[.AT44]))-[.AT44])+[.$AT$38]" table:style-name="ce109">
            <text:p>22829</text:p>
          </table:table-cell>
          <table:table-cell office:value-type="float" office:value="145.8822492664379" table:formula="of:=[.AX44]*[.$AY$38]/[.$AX$38]" table:style-name="ce109">
            <text:p>146</text:p>
          </table:table-cell>
          <table:table-cell office:value-type="float" office:value="7.9070151104136688" table:formula="of:=[.W44]/[.AT44]" table:style-name="ce37">
            <text:p>7.9</text:p>
          </table:table-cell>
          <table:table-cell office:value-type="float" office:value="24959.417563272644" table:formula="of:=[.W44]/5" table:style-name="ce34">
            <text:p>24959</text:p>
          </table:table-cell>
          <table:table-cell office:value-type="float" office:value="36.765012711118786" table:formula="of:=100-(([.AT44]*100)/[.BA44])" table:style-name="ce34">
            <text:p>37</text:p>
          </table:table-cell>
          <table:table-cell office:value-type="float" office:value="490" table:style-name="ce10">
            <text:p>490</text:p>
          </table:table-cell>
          <table:table-cell office:value-type="float" office:value="261" table:style-name="ce10">
            <text:p>261</text:p>
          </table:table-cell>
          <table:table-cell office:value-type="float" office:value="75538" table:style-name="ce22">
            <text:p>75538</text:p>
          </table:table-cell>
          <table:table-cell office:value-type="float" office:value="179257" table:style-name="ce22">
            <text:p>179257</text:p>
          </table:table-cell>
          <table:table-cell office:value-type="float" office:value="107577" table:style-name="ce22">
            <text:p>107577</text:p>
          </table:table-cell>
          <table:table-cell office:value-type="float" office:value="65368" table:style-name="ce22">
            <text:p>65368</text:p>
          </table:table-cell>
          <table:table-cell office:value-type="float" office:value="6312" table:style-name="ce22">
            <text:p>6312</text:p>
          </table:table-cell>
          <table:table-cell office:value-type="float" office:value="193468" table:style-name="ce22">
            <text:p>193468</text:p>
          </table:table-cell>
          <table:table-cell office:value-type="float" office:value="159.93556798953756" table:style-name="ce83">
            <text:p>160</text:p>
          </table:table-cell>
          <table:table-cell office:value-type="float" office:value="14401052899.999998" table:style-name="ce22">
            <text:p>14401052900</text:p>
          </table:table-cell>
          <table:table-cell office:value-type="float" office:value="74436.355883143449" table:formula="of:=[.BL44]/[.BJ44]" table:style-name="ce69">
            <text:p>74436</text:p>
          </table:table-cell>
          <table:table-cell office:value-type="float" office:value="465.41464677833778" table:formula="of:=[.BM44]/[.BK44]" table:style-name="ce69">
            <text:p>465</text:p>
          </table:table-cell>
          <table:table-cell office:value-type="float" office:value="534859" table:style-name="ce22">
            <text:p>534859</text:p>
          </table:table-cell>
          <table:table-cell office:value-type="float" office:value="99.557311813912108" table:style-name="ce83">
            <text:p>100</text:p>
          </table:table-cell>
          <table:table-cell office:value-type="float" office:value="25597812799.999992" table:style-name="ce22">
            <text:p>25597812800</text:p>
          </table:table-cell>
          <table:table-cell office:value-type="float" office:value="47858.992369951695" table:formula="of:=[.BQ44]/[.BO44]" table:style-name="ce80">
            <text:p>47859</text:p>
          </table:table-cell>
          <table:table-cell office:value-type="float" office:value="480.718005518344" table:formula="of:=[.BR44]/[.BP44]" table:style-name="ce80">
            <text:p>481</text:p>
          </table:table-cell>
          <table:table-cell office:value-type="float" office:value="3.240824627029685" table:formula="of:=[.DD44]/(([.BS44]+[.BN44])/2)" table:style-name="ce86">
            <text:p>3.24</text:p>
          </table:table-cell>
          <table:table-cell office:value-type="float" office:value="5.1858167903145755" table:formula="of:=(([.BN44]+[.BS44])*100/([.BN43]+[.BS43]))-100" table:style-name="ce85">
            <text:p>5.2</text:p>
          </table:table-cell>
          <table:table-cell office:value-type="float" office:value="82.324366364621127" table:style-name="ce81">
            <text:p>82</text:p>
          </table:table-cell>
          <table:table-cell office:value-type="float" office:value="22927382" table:style-name="ce10">
            <text:p>22927382</text:p>
          </table:table-cell>
          <table:table-cell office:value-type="float" office:value="509432" table:formula="of:=[.BW44]-[.BW43]" table:style-name="ce34">
            <text:p>509432</text:p>
          </table:table-cell>
          <table:table-cell office:value-type="float" office:value="528754" table:style-name="ce109">
            <text:p>528754</text:p>
          </table:table-cell>
          <table:table-cell office:value-type="float" office:value="62850" table:style-name="ce109">
            <text:p>62850</text:p>
          </table:table-cell>
          <table:table-cell office:value-type="float" office:value="89.376339578501842" table:formula="of:=100-[.CB44]" table:style-name="ce109">
            <text:p>89</text:p>
          </table:table-cell>
          <table:table-cell office:value-type="float" office:value="10.623660421498164" table:formula="of:=([.BZ44]*100)/([.BY44]+[.BZ44])" table:style-name="ce109">
            <text:p>11</text:p>
          </table:table-cell>
          <table:table-cell office:value-type="float" office:value="0.52954965816703625" table:formula="of:=([.BW44]/[.B44])" table:style-name="ce146">
            <text:p>0.5295</text:p>
          </table:table-cell>
          <table:table-cell office:value-type="float" office:value="2.2724290133575948" table:formula="of:=([.BW44]*100/[.BW43])-100" table:style-name="ce30">
            <text:p>2.3</text:p>
          </table:table-cell>
          <table:table-cell office:value-type="float" office:value="1.7604061390932344" table:formula="of:=([.B44]*100/[.B43])-100" table:style-name="ce33">
            <text:p>1.76</text:p>
          </table:table-cell>
          <table:table-cell office:value-type="float" office:value="0.51202287426436044" table:formula="of:=[.CD44]-[.CE44]" table:style-name="ce30">
            <text:p>0.5</text:p>
          </table:table-cell>
          <table:table-cell office:value-type="float" office:value="2357000" table:style-name="ce116">
            <text:p>2357000</text:p>
          </table:table-cell>
          <table:table-cell office:value-type="float" office:value="4.6267215251495788" table:formula="of:=[.CG44]/[.BX44]" table:style-name="ce116">
            <text:p>5</text:p>
          </table:table-cell>
          <table:table-cell office:value-type="float" office:value="5.4439209164818916" table:formula="of:=[.CG44]/[.B44]*100" table:style-name="ce148">
            <text:p>5.4</text:p>
          </table:table-cell>
          <table:table-cell office:value-type="float" office:value="51509.639999999992" table:style-name="ce10">
            <text:p>51510</text:p>
          </table:table-cell>
          <table:table-cell table:number-columns-repeated="12" table:style-name="ce22"/>
          <table:table-cell table:number-columns-repeated="7" table:style-name="ce30"/>
          <table:table-cell office:value-type="float" office:value="1533.125" table:style-name="ce10">
            <text:p>1533</text:p>
          </table:table-cell>
          <table:table-cell office:value-type="float" office:value="3.37" table:style-name="ce33">
            <text:p>3.37</text:p>
          </table:table-cell>
          <table:table-cell office:value-type="float" office:value="187.44" table:formula="of:=[.DF43]+[.DE44]" table:style-name="ce30">
            <text:p>187.4</text:p>
          </table:table-cell>
          <table:table-cell office:value-type="float" office:value="582.48893750000002" table:formula="of:=(([.DD44]*[.DE44])/100)+[.DG43]" table:style-name="ce30">
            <text:p>582.5</text:p>
          </table:table-cell>
          <table:table-cell office:value-type="float" office:value="950.63606249999998" table:formula="of:=[.DD44]-[.DG44]" table:style-name="ce30">
            <text:p>950.6</text:p>
          </table:table-cell>
          <table:table-cell office:value-type="float" office:value="817.92840375586854" table:formula="of:=[.DD44]/[.DF44]*[.$DF$24]" table:style-name="ce30">
            <text:p>817.9</text:p>
          </table:table-cell>
          <table:table-cell office:value-type="float" office:value="715.19659624413146" table:formula="of:=[.DD44]-[.DI44]" table:style-name="ce30">
            <text:p>715.2</text:p>
          </table:table-cell>
          <table:table-cell office:value-type="float" office:value="5.7263636363636294E-2" table:formula="of:=([.AH44]-[.AH43])" table:style-name="ce33">
            <text:p>0.06</text:p>
          </table:table-cell>
          <table:table-cell office:value-type="float" office:value="13.119667973253399" table:formula="of:=([.DD44]*100/[.DD43])-100" table:style-name="ce33">
            <text:p>13.12</text:p>
          </table:table-cell>
          <table:table-cell office:value-type="float" office:value="9.7496679732533984" table:formula="of:=[.DL44]-[.DE44]" table:style-name="ce33">
            <text:p>9.75</text:p>
          </table:table-cell>
          <table:table-cell office:value-type="float" office:value="13.537408455993855" table:formula="of:=([.O44]*100/[.O43])-100" table:style-name="ce33">
            <text:p>13.54</text:p>
          </table:table-cell>
          <table:table-cell office:value-type="float" office:value="13.537408455993869" table:formula="of:=([.T44]*100/[.T43])-100" table:style-name="ce33">
            <text:p>13.54</text:p>
          </table:table-cell>
          <table:table-cell office:value-type="float" office:value="9.15" table:style-name="ce37">
            <text:p>9.2</text:p>
          </table:table-cell>
          <table:table-cell office:value-type="float" office:value="17.119667973253399" table:formula="of:=[.DL44]+4" table:style-name="ce30">
            <text:p>17.1</text:p>
          </table:table-cell>
          <table:table-cell office:value-type="float" office:value="391.16" table:formula="of:=-0.06*(([.A44]-1963)^2)+8.5*([.A44]-1963)+140" table:style-name="ce30">
            <text:p>391.2</text:p>
          </table:table-cell>
          <table:table-cell office:value-type="float" office:value="441.16" table:formula="of:=[.DR44]+50" table:style-name="ce30">
            <text:p>441.2</text:p>
          </table:table-cell>
          <table:table-cell office:value-type="float" office:value="341.16" table:formula="of:=[.DR44]-50" table:style-name="ce30">
            <text:p>341.2</text:p>
          </table:table-cell>
          <table:table-cell office:value-type="float" office:value="491.16" table:formula="of:=[.DR44]+100" table:style-name="ce30">
            <text:p>491.2</text:p>
          </table:table-cell>
          <table:table-cell office:value-type="float" office:value="291.16000000000003" table:formula="of:=[.DR44]-100" table:style-name="ce30">
            <text:p>291.2</text:p>
          </table:table-cell>
          <table:table-cell office:value-type="float" office:value="361.9" table:formula="of:=-0.025*(([.A44]-1963)^2)+5.5*([.A44]-1963)+175" table:style-name="ce30">
            <text:p>361.9</text:p>
          </table:table-cell>
          <table:table-cell office:value-type="float" office:value="0.59163363138107605" table:formula="of:=2.23957692307692*0.264172052" table:style-name="ce94">
            <text:p>0.59</text:p>
          </table:table-cell>
          <table:table-cell office:value-type="float" office:value="23.623200713345639" table:formula="of:=([.DX44]*100/[.DX43])-100" table:style-name="ce139">
            <text:p>23.6</text:p>
          </table:table-cell>
          <table:table-cell office:value-type="float" office:value="1.19" table:style-name="ce94">
            <text:p>1.19</text:p>
          </table:table-cell>
          <table:table-cell table:number-columns-repeated="16254"/>
        </table:table-row>
        <table:table-row table:style-name="ro3">
          <table:table-cell office:value-type="float" office:value="2006" table:style-name="ce18">
            <text:p>2006</text:p>
          </table:table-cell>
          <table:table-cell office:value-type="float" office:value="44009000" table:style-name="ce12">
            <text:p>44009000</text:p>
          </table:table-cell>
          <table:table-cell office:value-type="float" office:value="18401584" table:style-name="ce10">
            <text:p>18401584</text:p>
          </table:table-cell>
          <table:table-cell office:value-type="float" office:value="23421862.105553005" table:style-name="ce10">
            <text:p>23421862</text:p>
          </table:table-cell>
          <table:table-cell office:value-type="float" office:value="36280525.295378998" table:style-name="ce116">
            <text:p>36280525</text:p>
          </table:table-cell>
          <table:table-cell office:value-type="float" office:value="707753.23076923075" table:formula="of:=[.C45]/26" table:style-name="ce34">
            <text:p>707753</text:p>
          </table:table-cell>
          <table:table-cell office:value-type="float" office:value="353876.61538461538" table:formula="of:=[.F45]/2" table:style-name="ce34">
            <text:p>353877</text:p>
          </table:table-cell>
          <table:table-cell office:value-type="float" office:value="530814.92307692301" table:formula="of:=[.G45]*1.5" table:style-name="ce10">
            <text:p>530815</text:p>
          </table:table-cell>
          <table:table-cell office:value-type="float" office:value="792819" table:style-name="ce10">
            <text:p>792819</text:p>
          </table:table-cell>
          <table:table-cell office:value-type="float" office:value="396409.5" table:formula="of:=[.I45]/2" table:style-name="ce10">
            <text:p>396410</text:p>
          </table:table-cell>
          <table:table-cell office:value-type="float" office:value="714420" table:style-name="ce10">
            <text:p>714420</text:p>
          </table:table-cell>
          <table:table-cell office:value-type="float" office:value="357210" table:formula="of:=[.K45]/2" table:style-name="ce10">
            <text:p>357210</text:p>
          </table:table-cell>
          <table:table-cell office:value-type="float" office:value="554330" table:style-name="ce10">
            <text:p>554330</text:p>
          </table:table-cell>
          <table:table-cell office:value-type="float" office:value="277165" table:formula="of:=[.M45]/2" table:style-name="ce10">
            <text:p>277165</text:p>
          </table:table-cell>
          <table:table-cell office:value-type="float" office:value="839933.46971886128" table:formula="of:=([.O46]*(([.T45]*100/[.T46])/100))" table:style-name="ce31">
            <text:p>839933</text:p>
          </table:table-cell>
          <table:table-cell office:value-type="float" office:value="127251.39" table:formula="of:=[.P46]*0.97" table:style-name="ce31">
            <text:p>127251</text:p>
          </table:table-cell>
          <table:table-cell table:number-columns-repeated="3" table:style-name="ce35"/>
          <table:table-cell office:value-type="float" office:value="1342171" table:style-name="ce22">
            <text:p>1342171</text:p>
          </table:table-cell>
          <table:table-cell office:value-type="float" office:value="650836" table:style-name="ce22">
            <text:p>650836</text:p>
          </table:table-cell>
          <table:table-cell office:value-type="float" office:value="188339112000" table:style-name="ce126">
            <text:p>1.9E+11</text:p>
          </table:table-cell>
          <table:table-cell office:value-type="float" office:value="140324.22992301278" table:formula="of:=[.V45]/[.T45]" table:style-name="ce34">
            <text:p>140324</text:p>
          </table:table-cell>
          <table:table-cell office:value-type="float" office:value="44335" table:style-name="ce22">
            <text:p>44335</text:p>
          </table:table-cell>
          <table:table-cell office:value-type="float" office:value="17733" table:style-name="ce22">
            <text:p>17733</text:p>
          </table:table-cell>
          <table:table-cell office:value-type="float" office:value="2.5001409800936107" table:formula="of:=[.X45]/[.Y45]" table:style-name="ce98">
            <text:p>2.50</text:p>
          </table:table-cell>
          <table:table-cell office:value-type="float" office:value="1.5979491809622082" table:formula="of:=[.T45]/[.O45]" table:style-name="ce33">
            <text:p>1.60</text:p>
          </table:table-cell>
          <table:table-cell office:value-type="float" office:value="73.69411086300137" table:formula="of:=([.W45]*100)/([.DD45]*(([.BP45]*([.BO45]/([.BJ45]+[.BO45])))+([.BK45]*([.BJ45]/([.BJ45]+[.BO45])))))" table:style-name="ce98">
            <text:p>73.69</text:p>
          </table:table-cell>
          <table:table-cell office:value-type="float" office:value="16.482156149575612" table:formula="of:=(([.V45]*100/[.V44])-100)-[.DE45]" table:style-name="ce36">
            <text:p>16.48</text:p>
          </table:table-cell>
          <table:table-cell office:value-type="float" office:value="4.173" table:style-name="ce36">
            <text:p>4.17</text:p>
          </table:table-cell>
          <table:table-cell office:value-type="float" office:value="2.2999999999999998" table:style-name="ce36">
            <text:p>2.30</text:p>
          </table:table-cell>
          <table:table-cell office:value-type="float" office:value="97.7" table:style-name="ce36">
            <text:p>97.70</text:p>
          </table:table-cell>
          <table:table-cell office:value-type="float" office:value="27" table:style-name="ce88">
            <text:p>27</text:p>
          </table:table-cell>
          <table:table-cell office:value-type="float" office:value="3.491090909090909" table:style-name="ce36">
            <text:p>3.49</text:p>
          </table:table-cell>
          <table:table-cell office:value-type="float" office:value="1.2656499999999999" table:style-name="ce105">
            <text:p>1.27</text:p>
          </table:table-cell>
          <table:table-cell office:value-type="float" office:value="169937.5" table:formula="of:=[.DD45]*100" table:style-name="ce106">
            <text:p>169938</text:p>
          </table:table-cell>
          <table:table-cell office:value-type="float" office:value="215081.39687499998" table:formula="of:=([.DD45]*100)*[.AI45]" table:style-name="ce106">
            <text:p>215081</text:p>
          </table:table-cell>
          <table:table-cell office:value-type="float" office:value="7801675000000" table:style-name="ce127">
            <text:p>7.80E+12</text:p>
          </table:table-cell>
          <table:table-cell office:value-type="float" office:value="9.4101255562240311" table:formula="of:=([.AL45]*100/[.AL44])-100" table:style-name="ce103">
            <text:p>9.41</text:p>
          </table:table-cell>
          <table:table-cell table:number-columns-repeated="2" table:style-name="ce99"/>
          <table:table-cell office:value-type="float" office:value="484.25500000000005" table:style-name="ce108">
            <text:p>484</text:p>
          </table:table-cell>
          <table:table-cell office:value-type="float" office:value="350.92564867683348" table:formula="of:=[.DD45]*100/[.AP45]" table:style-name="ce109">
            <text:p>351</text:p>
          </table:table-cell>
          <table:table-cell office:value-type="float" office:value="3.2308554377746219" table:style-name="ce150">
            <text:p>3.2</text:p>
          </table:table-cell>
          <table:table-cell office:value-type="float" office:value="594787000000" table:style-name="ce122">
            <text:p>5.95E+11</text:p>
          </table:table-cell>
          <table:table-cell office:value-type="float" office:value="16394.112134747873" table:formula="of:=[.AS45]/[.E45]" table:style-name="ce34">
            <text:p>16394</text:p>
          </table:table-cell>
          <table:table-cell office:value-type="float" office:value="14470.014434561808" table:formula="of:=[.AU44]*(1+([.DE45]/100))" table:style-name="ce109">
            <text:p>14470</text:p>
          </table:table-cell>
          <table:table-cell office:value-type="float" office:value="21459.702124630319" table:formula="of:=[.AT45]+(12*PMT([.AD45]/100/12;[.AG45]*12;([.AT45]*5)*-1))" table:style-name="ce109">
            <text:p>21460</text:p>
          </table:table-cell>
          <table:table-cell office:value-type="float" office:value="26882.29331322556" table:formula="of:=[.AW44]*(1+([.DL45]/100))" table:style-name="ce109">
            <text:p>26882</text:p>
          </table:table-cell>
          <table:table-cell office:value-type="float" office:value="25162.661754263667" table:formula="of:=(([.AW45]+([.AU45]-[.AT45])+([.AV45]-[.AT45]))-[.AT45])+[.$AT$38]" table:style-name="ce109">
            <text:p>25163</text:p>
          </table:table-cell>
          <table:table-cell office:value-type="float" office:value="160.79808086729352" table:formula="of:=[.AX45]*[.$AY$38]/[.$AX$38]" table:style-name="ce109">
            <text:p>161</text:p>
          </table:table-cell>
          <table:table-cell office:value-type="float" office:value="8.5594284563657972" table:formula="of:=[.W45]/[.AT45]" table:style-name="ce37">
            <text:p>8.6</text:p>
          </table:table-cell>
          <table:table-cell office:value-type="float" office:value="28064.845984602558" table:formula="of:=[.W45]/5" table:style-name="ce34">
            <text:p>28065</text:p>
          </table:table-cell>
          <table:table-cell office:value-type="float" office:value="41.584884721112289" table:formula="of:=100-(([.AT45]*100)/[.BA45])" table:style-name="ce34">
            <text:p>42</text:p>
          </table:table-cell>
          <table:table-cell office:value-type="float" office:value="513" table:style-name="ce10">
            <text:p>513</text:p>
          </table:table-cell>
          <table:table-cell office:value-type="float" office:value="269" table:style-name="ce10">
            <text:p>269</text:p>
          </table:table-cell>
          <table:table-cell office:value-type="float" office:value="58479" table:style-name="ce22">
            <text:p>58479</text:p>
          </table:table-cell>
          <table:table-cell office:value-type="float" office:value="181702" table:style-name="ce22">
            <text:p>181702</text:p>
          </table:table-cell>
          <table:table-cell office:value-type="float" office:value="113041" table:style-name="ce22">
            <text:p>113041</text:p>
          </table:table-cell>
          <table:table-cell office:value-type="float" office:value="60548" table:style-name="ce22">
            <text:p>60548</text:p>
          </table:table-cell>
          <table:table-cell office:value-type="float" office:value="8113" table:style-name="ce22">
            <text:p>8113</text:p>
          </table:table-cell>
          <table:table-cell office:value-type="float" office:value="165988" table:style-name="ce22">
            <text:p>165988</text:p>
          </table:table-cell>
          <table:table-cell office:value-type="float" office:value="166.23240380210862" table:style-name="ce83">
            <text:p>166</text:p>
          </table:table-cell>
          <table:table-cell office:value-type="float" office:value="14037838399.999998" table:style-name="ce22">
            <text:p>14037838400</text:p>
          </table:table-cell>
          <table:table-cell office:value-type="float" office:value="84571.405161818911" table:formula="of:=[.BL45]/[.BJ45]" table:style-name="ce69">
            <text:p>84571</text:p>
          </table:table-cell>
          <table:table-cell office:value-type="float" office:value="508.75402886248912" table:formula="of:=[.BM45]/[.BK45]" table:style-name="ce69">
            <text:p>509</text:p>
          </table:table-cell>
          <table:table-cell office:value-type="float" office:value="699162" table:style-name="ce22">
            <text:p>699162</text:p>
          </table:table-cell>
          <table:table-cell office:value-type="float" office:value="99.186175801707236" table:style-name="ce83">
            <text:p>99</text:p>
          </table:table-cell>
          <table:table-cell office:value-type="float" office:value="35593133099.999992" table:style-name="ce22">
            <text:p>35593133100</text:p>
          </table:table-cell>
          <table:table-cell office:value-type="float" office:value="50908.277480755525" table:formula="of:=[.BQ45]/[.BO45]" table:style-name="ce80">
            <text:p>50908</text:p>
          </table:table-cell>
          <table:table-cell office:value-type="float" office:value="513.2598073196333" table:formula="of:=[.BR45]/[.BP45]" table:style-name="ce80">
            <text:p>513</text:p>
          </table:table-cell>
          <table:table-cell office:value-type="float" office:value="3.3255420618340281" table:formula="of:=[.DD45]/(([.BS45]+[.BN45])/2)" table:style-name="ce86">
            <text:p>3.33</text:p>
          </table:table-cell>
          <table:table-cell office:value-type="float" office:value="3.4845667088727765" table:formula="of:=[.BV45]-[.BV44]" table:style-name="ce85">
            <text:p>3.5</text:p>
          </table:table-cell>
          <table:table-cell office:value-type="float" office:value="85.808933073493904" table:style-name="ce81">
            <text:p>86</text:p>
          </table:table-cell>
          <table:table-cell office:value-type="float" office:value="23493772" table:style-name="ce10">
            <text:p>23493772</text:p>
          </table:table-cell>
          <table:table-cell office:value-type="float" office:value="566390" table:formula="of:=[.BW45]-[.BW44]" table:style-name="ce34">
            <text:p>566390</text:p>
          </table:table-cell>
          <table:table-cell office:value-type="float" office:value="597632" table:style-name="ce109">
            <text:p>597632</text:p>
          </table:table-cell>
          <table:table-cell office:value-type="float" office:value="60878" table:style-name="ce109">
            <text:p>60878</text:p>
          </table:table-cell>
          <table:table-cell office:value-type="float" office:value="90.755189746549021" table:formula="of:=100-[.CB45]" table:style-name="ce109">
            <text:p>91</text:p>
          </table:table-cell>
          <table:table-cell office:value-type="float" office:value="9.2448102534509733" table:formula="of:=([.BZ45]*100)/([.BY45]+[.BZ45])" table:style-name="ce109">
            <text:p>9</text:p>
          </table:table-cell>
          <table:table-cell office:value-type="float" office:value="0.53384016905632936" table:formula="of:=([.BW45]/[.B45])" table:style-name="ce146">
            <text:p>0.5338</text:p>
          </table:table-cell>
          <table:table-cell office:value-type="float" office:value="2.4703649112663584" table:formula="of:=([.BW45]*100/[.BW44])-100" table:style-name="ce30">
            <text:p>2.5</text:p>
          </table:table-cell>
          <table:table-cell office:value-type="float" office:value="1.6468033998521747" table:formula="of:=([.B45]*100/[.B44])-100" table:style-name="ce33">
            <text:p>1.65</text:p>
          </table:table-cell>
          <table:table-cell office:value-type="float" office:value="0.82356151141418366" table:formula="of:=[.CD45]-[.CE45]" table:style-name="ce30">
            <text:p>0.8</text:p>
          </table:table-cell>
          <table:table-cell office:value-type="float" office:value="2542000" table:style-name="ce116">
            <text:p>2542000</text:p>
          </table:table-cell>
          <table:table-cell office:value-type="float" office:value="4.4880735888698604" table:formula="of:=[.CG45]/[.BX45]" table:style-name="ce116">
            <text:p>4</text:p>
          </table:table-cell>
          <table:table-cell office:value-type="float" office:value="5.7760912540616696" table:formula="of:=[.CG45]/[.B45]*100" table:style-name="ce148">
            <text:p>5.8</text:p>
          </table:table-cell>
          <table:table-cell office:value-type="float" office:value="55896.39" table:style-name="ce10">
            <text:p>55896</text:p>
          </table:table-cell>
          <table:table-cell table:number-columns-repeated="12" table:style-name="ce22"/>
          <table:table-cell office:value-type="float" office:value="9.15" table:style-name="ce30">
            <text:p>9.2</text:p>
          </table:table-cell>
          <table:table-cell table:number-columns-repeated="6" table:style-name="ce30"/>
          <table:table-cell office:value-type="float" office:value="1699.375" table:style-name="ce10">
            <text:p>1699</text:p>
          </table:table-cell>
          <table:table-cell office:value-type="float" office:value="3.52" table:style-name="ce33">
            <text:p>3.52</text:p>
          </table:table-cell>
          <table:table-cell office:value-type="float" office:value="190.96" table:formula="of:=[.DF44]+[.DE45]" table:style-name="ce30">
            <text:p>191.0</text:p>
          </table:table-cell>
          <table:table-cell office:value-type="float" office:value="642.3069375" table:formula="of:=(([.DD45]*[.DE45])/100)+[.DG44]" table:style-name="ce30">
            <text:p>642.3</text:p>
          </table:table-cell>
          <table:table-cell office:value-type="float" office:value="1057.0680625" table:formula="of:=[.DD45]-[.DG45]" table:style-name="ce30">
            <text:p>1057.1</text:p>
          </table:table-cell>
          <table:table-cell office:value-type="float" office:value="889.91149979053205" table:formula="of:=[.DD45]/[.DF45]*[.$DF$24]" table:style-name="ce30">
            <text:p>889.9</text:p>
          </table:table-cell>
          <table:table-cell office:value-type="float" office:value="809.46350020946795" table:formula="of:=[.DD45]-[.DI45]" table:style-name="ce30">
            <text:p>809.5</text:p>
          </table:table-cell>
          <table:table-cell office:value-type="float" office:value="1.1549363636363634" table:formula="of:=([.AH45]-[.AH44])" table:style-name="ce33">
            <text:p>1.15</text:p>
          </table:table-cell>
          <table:table-cell office:value-type="float" office:value="10.843864655523845" table:formula="of:=([.DD45]*100/[.DD44])-100" table:style-name="ce33">
            <text:p>10.84</text:p>
          </table:table-cell>
          <table:table-cell office:value-type="float" office:value="7.3238646555238454" table:formula="of:=[.DL45]-[.DE45]" table:style-name="ce33">
            <text:p>7.32</text:p>
          </table:table-cell>
          <table:table-cell office:value-type="float" office:value="6.7236900381913927" table:formula="of:=([.O45]*100/[.O44])-100" table:style-name="ce33">
            <text:p>6.72</text:p>
          </table:table-cell>
          <table:table-cell office:value-type="float" office:value="6.7236900381913927" table:formula="of:=([.T45]*100/[.T44])-100" table:style-name="ce33">
            <text:p>6.72</text:p>
          </table:table-cell>
          <table:table-cell office:value-type="float" office:value="8.4499999999999993" table:style-name="ce38">
            <text:p>8.5</text:p>
          </table:table-cell>
          <table:table-cell office:value-type="float" office:value="14.843864655523845" table:formula="of:=[.DL45]+4" table:style-name="ce30">
            <text:p>14.8</text:p>
          </table:table-cell>
          <table:table-cell office:value-type="float" office:value="394.56" table:formula="of:=-0.06*(([.A45]-1963)^2)+8.5*([.A45]-1963)+140" table:style-name="ce30">
            <text:p>394.6</text:p>
          </table:table-cell>
          <table:table-cell office:value-type="float" office:value="444.56" table:formula="of:=[.DR45]+50" table:style-name="ce30">
            <text:p>444.6</text:p>
          </table:table-cell>
          <table:table-cell office:value-type="float" office:value="344.56" table:formula="of:=[.DR45]-50" table:style-name="ce30">
            <text:p>344.6</text:p>
          </table:table-cell>
          <table:table-cell office:value-type="float" office:value="494.56" table:formula="of:=[.DR45]+100" table:style-name="ce30">
            <text:p>494.6</text:p>
          </table:table-cell>
          <table:table-cell office:value-type="float" office:value="294.56" table:formula="of:=[.DR45]-100" table:style-name="ce30">
            <text:p>294.6</text:p>
          </table:table-cell>
          <table:table-cell office:value-type="float" office:value="365.27499999999998" table:formula="of:=-0.025*(([.A45]-1963)^2)+5.5*([.A45]-1963)+175" table:style-name="ce30">
            <text:p>365.3</text:p>
          </table:table-cell>
          <table:table-cell office:value-type="float" office:value="0.6691732088748451" table:formula="of:=2.53309615384615*0.264172052" table:style-name="ce94">
            <text:p>0.67</text:p>
          </table:table-cell>
          <table:table-cell office:value-type="float" office:value="13.1060124680142" table:formula="of:=([.DX45]*100/[.DX44])-100" table:style-name="ce139">
            <text:p>13.1</text:p>
          </table:table-cell>
          <table:table-cell office:value-type="float" office:value="1.28" table:style-name="ce94">
            <text:p>1.28</text:p>
          </table:table-cell>
          <table:table-cell table:number-columns-repeated="16254"/>
        </table:table-row>
        <table:table-row table:style-name="ro3">
          <table:table-cell office:value-type="float" office:value="2007" table:style-name="ce18">
            <text:p>2007</text:p>
          </table:table-cell>
          <table:table-cell office:value-type="float" office:value="44784000" table:style-name="ce12">
            <text:p>44784000</text:p>
          </table:table-cell>
          <table:table-cell office:value-type="float" office:value="18807430" table:style-name="ce10">
            <text:p>18807430</text:p>
          </table:table-cell>
          <table:table-cell office:value-type="float" office:value="23916621.473299999" table:style-name="ce10">
            <text:p>23916621</text:p>
          </table:table-cell>
          <table:table-cell office:value-type="float" office:value="36913702.206436016" table:style-name="ce116">
            <text:p>36913702</text:p>
          </table:table-cell>
          <table:table-cell office:value-type="float" office:value="723362.69230769225" table:formula="of:=[.C46]/26" table:style-name="ce34">
            <text:p>723363</text:p>
          </table:table-cell>
          <table:table-cell office:value-type="float" office:value="361681.34615384613" table:formula="of:=[.F46]/2" table:style-name="ce34">
            <text:p>361681</text:p>
          </table:table-cell>
          <table:table-cell office:value-type="float" office:value="542522.01923076925" table:formula="of:=[.G46]*1.5" table:style-name="ce10">
            <text:p>542522</text:p>
          </table:table-cell>
          <table:table-cell office:value-type="float" office:value="813429" table:style-name="ce10">
            <text:p>813429</text:p>
          </table:table-cell>
          <table:table-cell office:value-type="float" office:value="406714.5" table:formula="of:=[.I46]/2" table:style-name="ce10">
            <text:p>406715</text:p>
          </table:table-cell>
          <table:table-cell office:value-type="float" office:value="742545" table:style-name="ce10">
            <text:p>742545</text:p>
          </table:table-cell>
          <table:table-cell office:value-type="float" office:value="371272.5" table:formula="of:=[.K46]/2" table:style-name="ce10">
            <text:p>371273</text:p>
          </table:table-cell>
          <table:table-cell office:value-type="float" office:value="574966" table:style-name="ce10">
            <text:p>574966</text:p>
          </table:table-cell>
          <table:table-cell office:value-type="float" office:value="287483" table:formula="of:=[.M46]/2" table:style-name="ce10">
            <text:p>287483</text:p>
          </table:table-cell>
          <table:table-cell office:value-type="float" office:value="775300" table:style-name="ce22">
            <text:p>775300</text:p>
          </table:table-cell>
          <table:table-cell office:value-type="float" office:value="131187" table:style-name="ce22">
            <text:p>131187</text:p>
          </table:table-cell>
          <table:table-cell office:value-type="float" office:value="19567" table:style-name="ce22">
            <text:p>19567</text:p>
          </table:table-cell>
          <table:table-cell office:value-type="float" office:value="11231" table:style-name="ce22">
            <text:p>11231</text:p>
          </table:table-cell>
          <table:table-cell office:value-type="float" office:value="244856" table:style-name="ce22">
            <text:p>244856</text:p>
          </table:table-cell>
          <table:table-cell office:value-type="float" office:value="1238890" table:style-name="ce22">
            <text:p>1238890</text:p>
          </table:table-cell>
          <table:table-cell office:value-type="float" office:value="640693" table:style-name="ce22">
            <text:p>640693</text:p>
          </table:table-cell>
          <table:table-cell office:value-type="float" office:value="184427159000" table:style-name="ce126">
            <text:p>1.8E+11</text:p>
          </table:table-cell>
          <table:table-cell office:value-type="float" office:value="148864.83787906918" table:formula="of:=[.V46]/[.T46]" table:style-name="ce34">
            <text:p>148865</text:p>
          </table:table-cell>
          <table:table-cell office:value-type="float" office:value="55159" table:style-name="ce22">
            <text:p>55159</text:p>
          </table:table-cell>
          <table:table-cell office:value-type="float" office:value="23084" table:style-name="ce22">
            <text:p>23084</text:p>
          </table:table-cell>
          <table:table-cell office:value-type="float" office:value="2.3894905562294229" table:formula="of:=[.X46]/[.Y46]" table:style-name="ce98">
            <text:p>2.39</text:p>
          </table:table-cell>
          <table:table-cell office:value-type="float" office:value="1.5979491809622082" table:formula="of:=[.T46]/[.O46]" table:style-name="ce33">
            <text:p>1.60</text:p>
          </table:table-cell>
          <table:table-cell office:value-type="float" office:value="76.258923213735798" table:formula="of:=([.W46]*100)/([.DD46]*(([.BP46]*([.BO46]/([.BJ46]+[.BO46])))+([.BK46]*([.BJ46]/([.BJ46]+[.BO46])))))" table:style-name="ce98">
            <text:p>76.26</text:p>
          </table:table-cell>
          <table:table-cell office:value-type="float" office:value="-4.8670794544257996" table:formula="of:=(([.V46]*100/[.V45])-100)-[.DE46]" table:style-name="ce36">
            <text:p>-4.87</text:p>
          </table:table-cell>
          <table:table-cell office:value-type="float" office:value="5.242" table:style-name="ce36">
            <text:p>5.24</text:p>
          </table:table-cell>
          <table:table-cell office:value-type="float" office:value="1.9" table:style-name="ce36">
            <text:p>1.90</text:p>
          </table:table-cell>
          <table:table-cell office:value-type="float" office:value="98.1" table:style-name="ce36">
            <text:p>98.10</text:p>
          </table:table-cell>
          <table:table-cell office:value-type="float" office:value="28" table:style-name="ce88">
            <text:p>28</text:p>
          </table:table-cell>
          <table:table-cell office:value-type="float" office:value="4.4847090909090914" table:style-name="ce36">
            <text:p>4.48</text:p>
          </table:table-cell>
          <table:table-cell office:value-type="float" office:value="1.3795583333333337" table:style-name="ce105">
            <text:p>1.38</text:p>
          </table:table-cell>
          <table:table-cell office:value-type="float" office:value="179035.58333333334" table:formula="of:=[.DD46]*100" table:style-name="ce106">
            <text:p>179036</text:p>
          </table:table-cell>
          <table:table-cell office:value-type="float" office:value="246990.03095069452" table:formula="of:=([.DD46]*100)*[.AI46]" table:style-name="ce106">
            <text:p>246990</text:p>
          </table:table-cell>
          <table:table-cell office:value-type="float" office:value="8691439000000.001" table:style-name="ce127">
            <text:p>8.69E+12</text:p>
          </table:table-cell>
          <table:table-cell office:value-type="float" office:value="11.404781665475696" table:formula="of:=([.AL46]*100/[.AL45])-100" table:style-name="ce103">
            <text:p>11.40</text:p>
          </table:table-cell>
          <table:table-cell table:number-columns-repeated="2" table:style-name="ce99"/>
          <table:table-cell office:value-type="float" office:value="509.94750000000005" table:style-name="ce108">
            <text:p>510</text:p>
          </table:table-cell>
          <table:table-cell office:value-type="float" office:value="351.08630463593471" table:formula="of:=[.DD46]*100/[.AP46]" table:style-name="ce109">
            <text:p>351</text:p>
          </table:table-cell>
          <table:table-cell office:value-type="float" office:value="3.0016468928014746" table:style-name="ce150">
            <text:p>3.0</text:p>
          </table:table-cell>
          <table:table-cell office:value-type="float" office:value="625389000000" table:style-name="ce122">
            <text:p>6.25E+11</text:p>
          </table:table-cell>
          <table:table-cell office:value-type="float" office:value="16941.920279428421" table:formula="of:=[.AS46]/[.E46]" table:style-name="ce34">
            <text:p>16942</text:p>
          </table:table-cell>
          <table:table-cell office:value-type="float" office:value="14873.727837286084" table:formula="of:=[.AU45]*(1+([.DE46]/100))" table:style-name="ce109">
            <text:p>14874</text:p>
          </table:table-cell>
          <table:table-cell office:value-type="float" office:value="22717.616628056701" table:formula="of:=[.AT46]+(12*PMT([.AD46]/100/12;[.AG46]*12;([.AT46]*5)*-1))" table:style-name="ce109">
            <text:p>22718</text:p>
          </table:table-cell>
          <table:table-cell office:value-type="float" office:value="28321.512701264313" table:formula="of:=[.AW45]*(1+([.DL46]/100))" table:style-name="ce109">
            <text:p>28322</text:p>
          </table:table-cell>
          <table:table-cell office:value-type="float" office:value="26620.084614411429" table:formula="of:=(([.AW46]+([.AU46]-[.AT46])+([.AV46]-[.AT46]))-[.AT46])+[.$AT$38]" table:style-name="ce109">
            <text:p>26620</text:p>
          </table:table-cell>
          <table:table-cell office:value-type="float" office:value="170.11151524130892" table:formula="of:=[.AX46]*[.$AY$38]/[.$AX$38]" table:style-name="ce109">
            <text:p>170</text:p>
          </table:table-cell>
          <table:table-cell office:value-type="float" office:value="8.7867747825390854" table:formula="of:=[.W46]/[.AT46]" table:style-name="ce37">
            <text:p>8.8</text:p>
          </table:table-cell>
          <table:table-cell office:value-type="float" office:value="29772.967575813836" table:formula="of:=[.W46]/5" table:style-name="ce34">
            <text:p>29773</text:p>
          </table:table-cell>
          <table:table-cell office:value-type="float" office:value="43.096299566754496" table:formula="of:=100-(([.AT46]*100)/[.BA46])" table:style-name="ce34">
            <text:p>43</text:p>
          </table:table-cell>
          <table:table-cell office:value-type="float" office:value="540" table:style-name="ce10">
            <text:p>540</text:p>
          </table:table-cell>
          <table:table-cell office:value-type="float" office:value="279" table:style-name="ce10">
            <text:p>279</text:p>
          </table:table-cell>
          <table:table-cell office:value-type="float" office:value="46437" table:style-name="ce22">
            <text:p>46437</text:p>
          </table:table-cell>
          <table:table-cell office:value-type="float" office:value="151730" table:style-name="ce22">
            <text:p>151730</text:p>
          </table:table-cell>
          <table:table-cell office:value-type="float" office:value="86357" table:style-name="ce22">
            <text:p>86357</text:p>
          </table:table-cell>
          <table:table-cell office:value-type="float" office:value="58193" table:style-name="ce22">
            <text:p>58193</text:p>
          </table:table-cell>
          <table:table-cell office:value-type="float" office:value="7180" table:style-name="ce22">
            <text:p>7180</text:p>
          </table:table-cell>
          <table:table-cell office:value-type="float" office:value="101152" table:style-name="ce22">
            <text:p>101152</text:p>
          </table:table-cell>
          <table:table-cell office:value-type="float" office:value="167.6163251138089" table:style-name="ce83">
            <text:p>168</text:p>
          </table:table-cell>
          <table:table-cell office:value-type="float" office:value="9562511100" table:style-name="ce22">
            <text:p>9562511100</text:p>
          </table:table-cell>
          <table:table-cell office:value-type="float" office:value="94536.055639038284" table:formula="of:=[.BL46]/[.BJ46]" table:style-name="ce69">
            <text:p>94536</text:p>
          </table:table-cell>
          <table:table-cell office:value-type="float" office:value="564.00267441044161" table:formula="of:=[.BM46]/[.BK46]" table:style-name="ce69">
            <text:p>564</text:p>
          </table:table-cell>
          <table:table-cell office:value-type="float" office:value="550093" table:style-name="ce22">
            <text:p>550093</text:p>
          </table:table-cell>
          <table:table-cell office:value-type="float" office:value="98.261833760132035" table:style-name="ce83">
            <text:p>98</text:p>
          </table:table-cell>
          <table:table-cell office:value-type="float" office:value="29850899100" table:style-name="ce22">
            <text:p>29850899100</text:p>
          </table:table-cell>
          <table:table-cell office:value-type="float" office:value="54265.186250324943" table:formula="of:=[.BQ46]/[.BO46]" table:style-name="ce80">
            <text:p>54265</text:p>
          </table:table-cell>
          <table:table-cell office:value-type="float" office:value="552.25090122775691" table:formula="of:=[.BR46]/[.BP46]" table:style-name="ce80">
            <text:p>552</text:p>
          </table:table-cell>
          <table:table-cell office:value-type="float" office:value="3.2077941292322016" table:formula="of:=[.DD46]/(([.BS46]+[.BN46])/2)" table:style-name="ce86">
            <text:p>3.21</text:p>
          </table:table-cell>
          <table:table-cell office:value-type="float" office:value="4.8134349650098898" table:formula="of:=[.BV46]-[.BV45]" table:style-name="ce85">
            <text:p>4.8</text:p>
          </table:table-cell>
          <table:table-cell office:value-type="float" office:value="90.622368038503794" table:style-name="ce81">
            <text:p>91</text:p>
          </table:table-cell>
          <table:table-cell office:value-type="float" office:value="24034966" table:style-name="ce10">
            <text:p>24034966</text:p>
          </table:table-cell>
          <table:table-cell office:value-type="float" office:value="541194" table:formula="of:=[.BW46]-[.BW45]" table:style-name="ce34">
            <text:p>541194</text:p>
          </table:table-cell>
          <table:table-cell office:value-type="float" office:value="579665" table:style-name="ce109">
            <text:p>579665</text:p>
          </table:table-cell>
          <table:table-cell office:value-type="float" office:value="67514" table:style-name="ce109">
            <text:p>67514</text:p>
          </table:table-cell>
          <table:table-cell office:value-type="float" office:value="89.567955696955551" table:formula="of:=100-[.CB46]" table:style-name="ce109">
            <text:p>90</text:p>
          </table:table-cell>
          <table:table-cell office:value-type="float" office:value="10.432044303044444" table:formula="of:=([.BZ46]*100)/([.BY46]+[.BZ46])" table:style-name="ce109">
            <text:p>10</text:p>
          </table:table-cell>
          <table:table-cell office:value-type="float" office:value="0.5366864505180422" table:formula="of:=([.BW46]/[.B46])" table:style-name="ce146">
            <text:p>0.5367</text:p>
          </table:table-cell>
          <table:table-cell office:value-type="float" office:value="2.3035636848778438" table:formula="of:=([.BW46]*100/[.BW45])-100" table:style-name="ce30">
            <text:p>2.3</text:p>
          </table:table-cell>
          <table:table-cell office:value-type="float" office:value="1.7610034311163645" table:formula="of:=([.B46]*100/[.B45])-100" table:style-name="ce33">
            <text:p>1.76</text:p>
          </table:table-cell>
          <table:table-cell office:value-type="float" office:value="0.54256025376147932" table:formula="of:=[.CD46]-[.CE46]" table:style-name="ce30">
            <text:p>0.5</text:p>
          </table:table-cell>
          <table:table-cell office:value-type="float" office:value="2697000" table:style-name="ce116">
            <text:p>2697000</text:p>
          </table:table-cell>
          <table:table-cell office:value-type="float" office:value="4.9834255368684799" table:formula="of:=[.CG46]/[.BX46]" table:style-name="ce116">
            <text:p>5</text:p>
          </table:table-cell>
          <table:table-cell office:value-type="float" office:value="6.022240085744909" table:formula="of:=[.CG46]/[.B46]*100" table:style-name="ce148">
            <text:p>6.0</text:p>
          </table:table-cell>
          <table:table-cell office:value-type="float" office:value="55997.069999999992" table:style-name="ce10">
            <text:p>55997</text:p>
          </table:table-cell>
          <table:table-cell table:number-columns-repeated="12" table:style-name="ce22"/>
          <table:table-cell office:value-type="float" office:value="8.4499999999999993" table:style-name="ce30">
            <text:p>8.5</text:p>
          </table:table-cell>
          <table:table-cell office:value-type="float" office:value="-7.6502732240437297" table:formula="of:=(([.CW46]*100)/[.CW45])-100" table:style-name="ce30">
            <text:p>-7.7</text:p>
          </table:table-cell>
          <table:table-cell office:value-type="float" office:value="19.970414201183434" table:formula="of:=[.DC46]/([.CW46]*12)" table:style-name="ce30">
            <text:p>20.0</text:p>
          </table:table-cell>
          <table:table-cell office:value-type="float" office:value="5.0074074074074071" table:formula="of:=100/[.CY46]" table:style-name="ce30">
            <text:p>5.0</text:p>
          </table:table-cell>
          <table:table-cell office:value-type="float" office:value="26.627218934911244" table:formula="of:=[.DC46]/(([.CW46]*12)*0.75)" table:style-name="ce30">
            <text:p>26.6</text:p>
          </table:table-cell>
          <table:table-cell office:value-type="float" office:value="3.7555555555555551" table:formula="of:=100/[.DA46]" table:style-name="ce30">
            <text:p>3.8</text:p>
          </table:table-cell>
          <table:table-cell office:value-type="float" office:value="2025" table:formula="of:=AVERAGE([Quarterly.D2:.D5])" table:style-name="ce10">
            <text:p>2025</text:p>
          </table:table-cell>
          <table:table-cell office:value-type="float" office:value="1790.3558333333333" table:style-name="ce10">
            <text:p>1790</text:p>
          </table:table-cell>
          <table:table-cell office:value-type="float" office:value="2.79" table:style-name="ce33">
            <text:p>2.79</text:p>
          </table:table-cell>
          <table:table-cell office:value-type="float" office:value="193.75" table:formula="of:=[.DF45]+[.DE46]" table:style-name="ce30">
            <text:p>193.8</text:p>
          </table:table-cell>
          <table:table-cell office:value-type="float" office:value="692.25786525000001" table:formula="of:=(([.DD46]*[.DE46])/100)+[.DG45]" table:style-name="ce30">
            <text:p>692.3</text:p>
          </table:table-cell>
          <table:table-cell office:value-type="float" office:value="1098.0979680833334" table:formula="of:=[.DD46]-[.DG46]" table:style-name="ce30">
            <text:p>1098.1</text:p>
          </table:table-cell>
          <table:table-cell office:value-type="float" office:value="924.05462365591404" table:formula="of:=[.DD46]/[.DF46]*[.$DF$24]" table:style-name="ce30">
            <text:p>924.1</text:p>
          </table:table-cell>
          <table:table-cell office:value-type="float" office:value="866.30120967741925" table:formula="of:=[.DD46]-[.DI46]" table:style-name="ce30">
            <text:p>866.3</text:p>
          </table:table-cell>
          <table:table-cell office:value-type="float" office:value="0.9936181818181824" table:formula="of:=([.AH46]-[.AH45])" table:style-name="ce33">
            <text:p>0.99</text:p>
          </table:table-cell>
          <table:table-cell office:value-type="float" office:value="5.3537820277062735" table:formula="of:=([.DD46]*100/[.DD45])-100" table:style-name="ce33">
            <text:p>5.35</text:p>
          </table:table-cell>
          <table:table-cell office:value-type="float" office:value="2.5637820277062735" table:formula="of:=[.DL46]-[.DE46]" table:style-name="ce33">
            <text:p>2.56</text:p>
          </table:table-cell>
          <table:table-cell office:value-type="float" office:value="-7.6950701512698458" table:formula="of:=([.O46]*100/[.O45])-100" table:style-name="ce33">
            <text:p>-7.70</text:p>
          </table:table-cell>
          <table:table-cell office:value-type="float" office:value="-7.6950701512698458" table:formula="of:=([.T46]*100/[.T45])-100" table:style-name="ce33">
            <text:p>-7.70</text:p>
          </table:table-cell>
          <table:table-cell office:value-type="float" office:value="8.23" table:style-name="ce38">
            <text:p>8.2</text:p>
          </table:table-cell>
          <table:table-cell office:value-type="float" office:value="9.1093375832618282" table:formula="of:=([.DB46]+[.DL46])" table:style-name="ce30">
            <text:p>9.1</text:p>
          </table:table-cell>
          <table:table-cell office:value-type="float" office:value="397.84000000000003" table:formula="of:=-0.06*(([.A46]-1963)^2)+8.5*([.A46]-1963)+140" table:style-name="ce30">
            <text:p>397.8</text:p>
          </table:table-cell>
          <table:table-cell office:value-type="float" office:value="447.84000000000003" table:formula="of:=[.DR46]+50" table:style-name="ce30">
            <text:p>447.8</text:p>
          </table:table-cell>
          <table:table-cell office:value-type="float" office:value="347.84000000000003" table:formula="of:=[.DR46]-50" table:style-name="ce30">
            <text:p>347.8</text:p>
          </table:table-cell>
          <table:table-cell office:value-type="float" office:value="497.84000000000003" table:formula="of:=[.DR46]+100" table:style-name="ce30">
            <text:p>497.8</text:p>
          </table:table-cell>
          <table:table-cell office:value-type="float" office:value="297.84000000000003" table:formula="of:=[.DR46]-100" table:style-name="ce30">
            <text:p>297.8</text:p>
          </table:table-cell>
          <table:table-cell office:value-type="float" office:value="368.6" table:formula="of:=-0.025*(([.A46]-1963)^2)+5.5*([.A46]-1963)+175" table:style-name="ce30">
            <text:p>368.6</text:p>
          </table:table-cell>
          <table:table-cell office:value-type="float" office:value="0.73097902101901757" table:formula="of:=2.76705660377358*0.264172052" table:style-name="ce94">
            <text:p>0.73</text:p>
          </table:table-cell>
          <table:table-cell office:value-type="float" office:value="9.2361456383009397" table:formula="of:=([.DX46]*100/[.DX45])-100" table:style-name="ce139">
            <text:p>9.2</text:p>
          </table:table-cell>
          <table:table-cell office:value-type="float" office:value="1.42" table:style-name="ce94">
            <text:p>1.42</text:p>
          </table:table-cell>
          <table:table-cell table:number-columns-repeated="16254"/>
        </table:table-row>
        <table:table-row table:style-name="ro3">
          <table:table-cell office:value-type="float" office:value="2008" table:style-name="ce18">
            <text:p>2008</text:p>
          </table:table-cell>
          <table:table-cell office:value-type="float" office:value="45668000" table:style-name="ce12">
            <text:p>45668000</text:p>
          </table:table-cell>
          <table:table-cell office:value-type="float" office:value="19246126" table:style-name="ce10">
            <text:p>19246126</text:p>
          </table:table-cell>
          <table:table-cell office:value-type="float" office:value="24490354.573479004" table:style-name="ce10">
            <text:p>24490355</text:p>
          </table:table-cell>
          <table:table-cell office:value-type="float" office:value="37631693.419524007" table:style-name="ce116">
            <text:p>37631693</text:p>
          </table:table-cell>
          <table:table-cell office:value-type="float" office:value="740235.61538461538" table:formula="of:=[.C47]/26" table:style-name="ce34">
            <text:p>740236</text:p>
          </table:table-cell>
          <table:table-cell office:value-type="float" office:value="370117.80769230769" table:formula="of:=[.F47]/2" table:style-name="ce34">
            <text:p>370118</text:p>
          </table:table-cell>
          <table:table-cell office:value-type="float" office:value="555176.7115384615" table:formula="of:=[.G47]*1.5" table:style-name="ce10">
            <text:p>555177</text:p>
          </table:table-cell>
          <table:table-cell office:value-type="float" office:value="817295" table:style-name="ce10">
            <text:p>817295</text:p>
          </table:table-cell>
          <table:table-cell office:value-type="float" office:value="408647.5" table:formula="of:=[.I47]/2" table:style-name="ce10">
            <text:p>408648</text:p>
          </table:table-cell>
          <table:table-cell office:value-type="float" office:value="760332" table:style-name="ce10">
            <text:p>760332</text:p>
          </table:table-cell>
          <table:table-cell office:value-type="float" office:value="380166" table:formula="of:=[.K47]/2" table:style-name="ce10">
            <text:p>380166</text:p>
          </table:table-cell>
          <table:table-cell office:value-type="float" office:value="620629" table:style-name="ce10">
            <text:p>620629</text:p>
          </table:table-cell>
          <table:table-cell office:value-type="float" office:value="310314.5" table:formula="of:=[.M47]/2" table:style-name="ce10">
            <text:p>310315</text:p>
          </table:table-cell>
          <table:table-cell office:value-type="float" office:value="552080" table:style-name="ce22">
            <text:p>552080</text:p>
          </table:table-cell>
          <table:table-cell office:value-type="float" office:value="130481" table:style-name="ce22">
            <text:p>130481</text:p>
          </table:table-cell>
          <table:table-cell office:value-type="float" office:value="23507" table:style-name="ce22">
            <text:p>23507</text:p>
          </table:table-cell>
          <table:table-cell office:value-type="float" office:value="10653" table:style-name="ce22">
            <text:p>10653</text:p>
          </table:table-cell>
          <table:table-cell office:value-type="float" office:value="208499" table:style-name="ce22">
            <text:p>208499</text:p>
          </table:table-cell>
          <table:table-cell office:value-type="float" office:value="836419" table:style-name="ce22">
            <text:p>836419</text:p>
          </table:table-cell>
          <table:table-cell office:value-type="float" office:value="481028" table:style-name="ce22">
            <text:p>481028</text:p>
          </table:table-cell>
          <table:table-cell office:value-type="float" office:value="116809939000" table:style-name="ce126">
            <text:p>1.2E+11</text:p>
          </table:table-cell>
          <table:table-cell office:value-type="float" office:value="139654.81295857698" table:formula="of:=[.V47]/[.T47]" table:style-name="ce34">
            <text:p>139655</text:p>
          </table:table-cell>
          <table:table-cell office:value-type="float" office:value="59375" table:style-name="ce22">
            <text:p>59375</text:p>
          </table:table-cell>
          <table:table-cell office:value-type="float" office:value="43992" table:style-name="ce22">
            <text:p>43992</text:p>
          </table:table-cell>
          <table:table-cell office:value-type="float" office:value="1.3496772140389162" table:formula="of:=[.X47]/[.Y47]" table:style-name="ce98">
            <text:p>1.35</text:p>
          </table:table-cell>
          <table:table-cell office:value-type="float" office:value="1.5150322417041009" table:formula="of:=[.T47]/[.O47]" table:style-name="ce33">
            <text:p>1.52</text:p>
          </table:table-cell>
          <table:table-cell office:value-type="float" office:value="70.534796393300994" table:formula="of:=([.W47]*100)/([.DD47]*(([.BP47]*([.BO47]/([.BJ47]+[.BO47])))+([.BK47]*([.BJ47]/([.BJ47]+[.BO47])))))" table:style-name="ce98">
            <text:p>70.53</text:p>
          </table:table-cell>
          <table:table-cell office:value-type="float" office:value="-40.743374508740331" table:formula="of:=(([.V47]*100/[.V46])-100)-[.DE47]" table:style-name="ce36">
            <text:p>-40.74</text:p>
          </table:table-cell>
          <table:table-cell office:value-type="float" office:value="5.835" table:style-name="ce36">
            <text:p>5.84</text:p>
          </table:table-cell>
          <table:table-cell office:value-type="float" office:value="2.1" table:style-name="ce36">
            <text:p>2.10</text:p>
          </table:table-cell>
          <table:table-cell office:value-type="float" office:value="97.9" table:style-name="ce36">
            <text:p>97.90</text:p>
          </table:table-cell>
          <table:table-cell office:value-type="float" office:value="27" table:style-name="ce88">
            <text:p>27</text:p>
          </table:table-cell>
          <table:table-cell office:value-type="float" office:value="4.8421636363636358" table:style-name="ce36">
            <text:p>4.84</text:p>
          </table:table-cell>
          <table:table-cell office:value-type="float" office:value="1.47115" table:style-name="ce105">
            <text:p>1.47</text:p>
          </table:table-cell>
          <table:table-cell office:value-type="float" office:value="176600" table:formula="of:=[.DD47]*100" table:style-name="ce106">
            <text:p>176600</text:p>
          </table:table-cell>
          <table:table-cell office:value-type="float" office:value="259805.09" table:formula="of:=([.DD47]*100)*[.AI47]" table:style-name="ce106">
            <text:p>259805</text:p>
          </table:table-cell>
          <table:table-cell office:value-type="float" office:value="9423780000000" table:style-name="ce127">
            <text:p>9.42E+12</text:p>
          </table:table-cell>
          <table:table-cell office:value-type="float" office:value="8.426004025340319" table:formula="of:=([.AL47]*100/[.AL46])-100" table:style-name="ce103">
            <text:p>8.43</text:p>
          </table:table-cell>
          <table:table-cell table:number-columns-repeated="2" table:style-name="ce99"/>
          <table:table-cell office:value-type="float" office:value="600.01666666666665" table:style-name="ce108">
            <text:p>600</text:p>
          </table:table-cell>
          <table:table-cell office:value-type="float" office:value="294.32515763451016" table:formula="of:=[.DD47]*100/[.AP47]" table:style-name="ce109">
            <text:p>294</text:p>
          </table:table-cell>
          <table:table-cell office:value-type="float" office:value="0.41667177546489143" table:style-name="ce150">
            <text:p>0.4</text:p>
          </table:table-cell>
          <table:table-cell office:value-type="float" office:value="659028000000" table:style-name="ce122">
            <text:p>6.59E+11</text:p>
          </table:table-cell>
          <table:table-cell office:value-type="float" office:value="17512.578896013336" table:formula="of:=[.AS47]/[.E47]" table:style-name="ce34">
            <text:p>17513</text:p>
          </table:table-cell>
          <table:table-cell office:value-type="float" office:value="15480.575933047356" table:formula="of:=[.AU46]*(1+([.DE47]/100))" table:style-name="ce109">
            <text:p>15481</text:p>
          </table:table-cell>
          <table:table-cell office:value-type="float" office:value="23961.314289492293" table:formula="of:=[.AT47]+(12*PMT([.AD47]/100/12;[.AG47]*12;([.AT47]*5)*-1))" table:style-name="ce109">
            <text:p>23961</text:p>
          </table:table-cell>
          <table:table-cell office:value-type="float" office:value="27936.22949093422" table:formula="of:=[.AW46]*(1+([.DL47]/100))" table:style-name="ce109">
            <text:p>27936</text:p>
          </table:table-cell>
          <table:table-cell office:value-type="float" office:value="26373.371311523457" table:formula="of:=(([.AW47]+([.AU47]-[.AT47])+([.AV47]-[.AT47]))-[.AT47])+[.$AT$38]" table:style-name="ce109">
            <text:p>26373</text:p>
          </table:table-cell>
          <table:table-cell office:value-type="float" office:value="168.53493220664268" table:formula="of:=[.AX47]*[.$AY$38]/[.$AX$38]" table:style-name="ce109">
            <text:p>169</text:p>
          </table:table-cell>
          <table:table-cell office:value-type="float" office:value="7.9745429721015446" table:formula="of:=[.W47]/[.AT47]" table:style-name="ce37">
            <text:p>8.0</text:p>
          </table:table-cell>
          <table:table-cell office:value-type="float" office:value="27930.962591715397" table:formula="of:=[.W47]/5" table:style-name="ce34">
            <text:p>27931</text:p>
          </table:table-cell>
          <table:table-cell office:value-type="float" office:value="37.300482077879614" table:formula="of:=100-(([.AT47]*100)/[.BA47])" table:style-name="ce34">
            <text:p>37</text:p>
          </table:table-cell>
          <table:table-cell office:value-type="float" office:value="570" table:style-name="ce10">
            <text:p>570</text:p>
          </table:table-cell>
          <table:table-cell office:value-type="float" office:value="254.63333333333335" table:style-name="ce10">
            <text:p>255</text:p>
          </table:table-cell>
          <table:table-cell office:value-type="float" office:value="31479" table:style-name="ce22">
            <text:p>31479</text:p>
          </table:table-cell>
          <table:table-cell office:value-type="float" office:value="108332" table:style-name="ce22">
            <text:p>108332</text:p>
          </table:table-cell>
          <table:table-cell office:value-type="float" office:value="50959" table:style-name="ce22">
            <text:p>50959</text:p>
          </table:table-cell>
          <table:table-cell office:value-type="float" office:value="53623" table:style-name="ce22">
            <text:p>53623</text:p>
          </table:table-cell>
          <table:table-cell office:value-type="float" office:value="3750" table:style-name="ce22">
            <text:p>3750</text:p>
          </table:table-cell>
          <table:table-cell office:value-type="float" office:value="53031" table:style-name="ce22">
            <text:p>53031</text:p>
          </table:table-cell>
          <table:table-cell office:value-type="float" office:value="172.45045712159359" table:style-name="ce83">
            <text:p>172</text:p>
          </table:table-cell>
          <table:table-cell office:value-type="float" office:value="5718860600.000001" table:style-name="ce22">
            <text:p>5718860600</text:p>
          </table:table-cell>
          <table:table-cell office:value-type="float" office:value="107839.95398917617" table:formula="of:=[.BL47]/[.BJ47]" table:style-name="ce69">
            <text:p>107840</text:p>
          </table:table-cell>
          <table:table-cell office:value-type="float" office:value="625.33875403495733" table:formula="of:=[.BM47]/[.BK47]" table:style-name="ce69">
            <text:p>625</text:p>
          </table:table-cell>
          <table:table-cell office:value-type="float" office:value="211758" table:style-name="ce22">
            <text:p>211758</text:p>
          </table:table-cell>
          <table:table-cell office:value-type="float" office:value="97.004441921524517" table:style-name="ce83">
            <text:p>97</text:p>
          </table:table-cell>
          <table:table-cell office:value-type="float" office:value="12685046799.999998" table:style-name="ce22">
            <text:p>12685046800</text:p>
          </table:table-cell>
          <table:table-cell office:value-type="float" office:value="59903.506833271931" table:formula="of:=[.BQ47]/[.BO47]" table:style-name="ce80">
            <text:p>59904</text:p>
          </table:table-cell>
          <table:table-cell office:value-type="float" office:value="617.53364739455105" table:formula="of:=[.BR47]/[.BP47]" table:style-name="ce80">
            <text:p>618</text:p>
          </table:table-cell>
          <table:table-cell office:value-type="float" office:value="2.8418041915949028" table:formula="of:=[.DD47]/(([.BS47]+[.BN47])/2)" table:style-name="ce86">
            <text:p>2.84</text:p>
          </table:table-cell>
          <table:table-cell office:value-type="float" office:value="4.6308400623306056" table:formula="of:=[.BV47]-[.BV46]" table:style-name="ce85">
            <text:p>4.6</text:p>
          </table:table-cell>
          <table:table-cell office:value-type="float" office:value="95.253208100834399" table:style-name="ce81">
            <text:p>95</text:p>
          </table:table-cell>
          <table:table-cell office:value-type="float" office:value="24569715" table:style-name="ce10">
            <text:p>24569715</text:p>
          </table:table-cell>
          <table:table-cell office:value-type="float" office:value="534749" table:formula="of:=[.BW47]-[.BW46]" table:style-name="ce34">
            <text:p>534749</text:p>
          </table:table-cell>
          <table:table-cell office:value-type="float" office:value="563631" table:style-name="ce109">
            <text:p>563631</text:p>
          </table:table-cell>
          <table:table-cell office:value-type="float" office:value="68587" table:style-name="ce109">
            <text:p>68587</text:p>
          </table:table-cell>
          <table:table-cell office:value-type="float" office:value="89.151368673463907" table:formula="of:=100-[.CB47]" table:style-name="ce109">
            <text:p>89</text:p>
          </table:table-cell>
          <table:table-cell office:value-type="float" office:value="10.848631326536101" table:formula="of:=([.BZ47]*100)/([.BY47]+[.BZ47])" table:style-name="ce109">
            <text:p>11</text:p>
          </table:table-cell>
          <table:table-cell office:value-type="float" office:value="0.53800724796356314" table:formula="of:=([.BW47]/[.B47])" table:style-name="ce146">
            <text:p>0.5380</text:p>
          </table:table-cell>
          <table:table-cell office:value-type="float" office:value="2.2248793694985949" table:formula="of:=([.BW47]*100/[.BW46])-100" table:style-name="ce30">
            <text:p>2.2</text:p>
          </table:table-cell>
          <table:table-cell office:value-type="float" office:value="1.9739192568774513" table:formula="of:=([.B47]*100/[.B46])-100" table:style-name="ce33">
            <text:p>1.97</text:p>
          </table:table-cell>
          <table:table-cell office:value-type="float" office:value="0.25096011262114359" table:formula="of:=[.CD47]-[.CE47]" table:style-name="ce30">
            <text:p>0.3</text:p>
          </table:table-cell>
          <table:table-cell office:value-type="float" office:value="1890000" table:style-name="ce116">
            <text:p>1890000</text:p>
          </table:table-cell>
          <table:table-cell office:value-type="float" office:value="3.5343684607170842" table:formula="of:=[.CG47]/[.BX47]" table:style-name="ce116">
            <text:p>4</text:p>
          </table:table-cell>
          <table:table-cell office:value-type="float" office:value="4.1385652973635807" table:formula="of:=[.CG47]/[.B47]*100" table:style-name="ce148">
            <text:p>4.1</text:p>
          </table:table-cell>
          <table:table-cell office:value-type="float" office:value="42695.54" table:style-name="ce10">
            <text:p>42696</text:p>
          </table:table-cell>
          <table:table-cell table:number-columns-repeated="12" table:style-name="ce22"/>
          <table:table-cell office:value-type="float" office:value="8" table:style-name="ce30">
            <text:p>8.0</text:p>
          </table:table-cell>
          <table:table-cell office:value-type="float" office:value="-5.325443786982234" table:formula="of:=(([.CW47]*100)/[.CW46])-100" table:style-name="ce30">
            <text:p>-5.3</text:p>
          </table:table-cell>
          <table:table-cell office:value-type="float" office:value="20.627604166666668" table:formula="of:=[.DC47]/([.CW47]*12)" table:style-name="ce30">
            <text:p>20.6</text:p>
          </table:table-cell>
          <table:table-cell office:value-type="float" office:value="4.8478727433404867" table:formula="of:=100/[.CY47]" table:style-name="ce30">
            <text:p>4.8</text:p>
          </table:table-cell>
          <table:table-cell office:value-type="float" office:value="27.503472222222221" table:formula="of:=[.DC47]/(([.CW47]*12)*0.75)" table:style-name="ce30">
            <text:p>27.5</text:p>
          </table:table-cell>
          <table:table-cell office:value-type="float" office:value="3.6359045575053655" table:formula="of:=100/[.DA47]" table:style-name="ce30">
            <text:p>3.6</text:p>
          </table:table-cell>
          <table:table-cell office:value-type="float" office:value="1980.25" table:formula="of:=AVERAGE([Quarterly.D6:.D9])" table:style-name="ce10">
            <text:p>1980</text:p>
          </table:table-cell>
          <table:table-cell office:value-type="float" office:value="1766" table:style-name="ce34">
            <text:p>1766</text:p>
          </table:table-cell>
          <table:table-cell office:value-type="float" office:value="4.08" table:style-name="ce33">
            <text:p>4.08</text:p>
          </table:table-cell>
          <table:table-cell office:value-type="float" office:value="197.83" table:formula="of:=[.DF46]+[.DE47]" table:style-name="ce30">
            <text:p>197.8</text:p>
          </table:table-cell>
          <table:table-cell office:value-type="float" office:value="764.31066525000006" table:formula="of:=(([.DD47]*[.DE47])/100)+[.DG46]" table:style-name="ce30">
            <text:p>764.3</text:p>
          </table:table-cell>
          <table:table-cell office:value-type="float" office:value="1001.6893347499999" table:formula="of:=[.DD47]-[.DG47]" table:style-name="ce30">
            <text:p>1001.7</text:p>
          </table:table-cell>
          <table:table-cell office:value-type="float" office:value="892.68563918515883" table:formula="of:=[.DD47]/[.DF47]*[.$DF$24]" table:style-name="ce30">
            <text:p>892.7</text:p>
          </table:table-cell>
          <table:table-cell office:value-type="float" office:value="873.31436081484117" table:formula="of:=[.DD47]-[.DI47]" table:style-name="ce30">
            <text:p>873.3</text:p>
          </table:table-cell>
          <table:table-cell office:value-type="float" office:value="0.35745454545454436" table:formula="of:=([.AH47]-[.AH46])" table:style-name="ce33">
            <text:p>0.36</text:p>
          </table:table-cell>
          <table:table-cell office:value-type="float" office:value="-1.3603906486001165" table:formula="of:=([.DD47]*100/[.DD46])-100" table:style-name="ce33">
            <text:p>-1.36</text:p>
          </table:table-cell>
          <table:table-cell office:value-type="float" office:value="-5.4403906486001166" table:formula="of:=[.DL47]-[.DE47]" table:style-name="ce33">
            <text:p>-5.44</text:p>
          </table:table-cell>
          <table:table-cell office:value-type="float" office:value="-28.791435573326453" table:formula="of:=([.O47]*100/[.O46])-100" table:style-name="ce33">
            <text:p>-28.79</text:p>
          </table:table-cell>
          <table:table-cell office:value-type="float" office:value="-32.486419294691217" table:formula="of:=([.T47]*100/[.T46])-100" table:style-name="ce33">
            <text:p>-32.49</text:p>
          </table:table-cell>
          <table:table-cell office:value-type="float" office:value="11.25" table:style-name="ce38">
            <text:p>11.3</text:p>
          </table:table-cell>
          <table:table-cell office:value-type="float" office:value="2.275513908905249" table:formula="of:=([.DB47]+[.DL47])" table:style-name="ce30">
            <text:p>2.3</text:p>
          </table:table-cell>
          <table:table-cell office:value-type="float" office:value="401" table:formula="of:=-0.06*(([.A47]-1963)^2)+8.5*([.A47]-1963)+140" table:style-name="ce30">
            <text:p>401.0</text:p>
          </table:table-cell>
          <table:table-cell office:value-type="float" office:value="451" table:formula="of:=[.DR47]+50" table:style-name="ce30">
            <text:p>451.0</text:p>
          </table:table-cell>
          <table:table-cell office:value-type="float" office:value="351" table:formula="of:=[.DR47]-50" table:style-name="ce30">
            <text:p>351.0</text:p>
          </table:table-cell>
          <table:table-cell office:value-type="float" office:value="501" table:formula="of:=[.DR47]+100" table:style-name="ce30">
            <text:p>501.0</text:p>
          </table:table-cell>
          <table:table-cell office:value-type="float" office:value="301" table:formula="of:=[.DR47]-100" table:style-name="ce30">
            <text:p>301.0</text:p>
          </table:table-cell>
          <table:table-cell office:value-type="float" office:value="371.875" table:formula="of:=-0.025*(([.A47]-1963)^2)+5.5*([.A47]-1963)+175" table:style-name="ce30">
            <text:p>371.9</text:p>
          </table:table-cell>
          <table:table-cell office:value-type="float" office:value="0.84874924145361408" table:formula="of:=3.21286538461538*0.264172052" table:style-name="ce94">
            <text:p>0.85</text:p>
          </table:table-cell>
          <table:table-cell office:value-type="float" office:value="16.111299647207318" table:formula="of:=([.DX47]*100/[.DX46])-100" table:style-name="ce139">
            <text:p>16.1</text:p>
          </table:table-cell>
          <table:table-cell office:value-type="float" office:value="1.62" table:style-name="ce94">
            <text:p>1.62</text:p>
          </table:table-cell>
          <table:table-cell table:number-columns-repeated="16254"/>
        </table:table-row>
        <table:table-row table:style-name="ro3">
          <table:table-cell office:value-type="float" office:value="2009" table:style-name="ce18">
            <text:p>2009</text:p>
          </table:table-cell>
          <table:table-cell office:value-type="float" office:value="46239000" table:style-name="ce12">
            <text:p>46239000</text:p>
          </table:table-cell>
          <table:table-cell office:value-type="float" office:value="19428733" table:style-name="ce10">
            <text:p>19428733</text:p>
          </table:table-cell>
          <table:table-cell office:value-type="float" office:value="24810150.917160992" table:style-name="ce10">
            <text:p>24810151</text:p>
          </table:table-cell>
          <table:table-cell office:value-type="float" office:value="38051704.392753989" table:style-name="ce116">
            <text:p>38051704</text:p>
          </table:table-cell>
          <table:table-cell office:value-type="float" office:value="747258.9615384615" table:formula="of:=[.C48]/26" table:style-name="ce34">
            <text:p>747259</text:p>
          </table:table-cell>
          <table:table-cell office:value-type="float" office:value="373629.48076923075" table:formula="of:=[.F48]/2" table:style-name="ce34">
            <text:p>373629</text:p>
          </table:table-cell>
          <table:table-cell office:value-type="float" office:value="560444.22115384613" table:formula="of:=[.G48]*1.5" table:style-name="ce10">
            <text:p>560444</text:p>
          </table:table-cell>
          <table:table-cell office:value-type="float" office:value="816375" table:style-name="ce10">
            <text:p>816375</text:p>
          </table:table-cell>
          <table:table-cell office:value-type="float" office:value="408187.5" table:formula="of:=[.I48]/2" table:style-name="ce10">
            <text:p>408188</text:p>
          </table:table-cell>
          <table:table-cell office:value-type="float" office:value="764551" table:style-name="ce10">
            <text:p>764551</text:p>
          </table:table-cell>
          <table:table-cell office:value-type="float" office:value="382275.5" table:formula="of:=[.K48]/2" table:style-name="ce10">
            <text:p>382276</text:p>
          </table:table-cell>
          <table:table-cell office:value-type="float" office:value="638318" table:style-name="ce10">
            <text:p>638318</text:p>
          </table:table-cell>
          <table:table-cell office:value-type="float" office:value="319159" table:formula="of:=[.M48]/2" table:style-name="ce10">
            <text:p>319159</text:p>
          </table:table-cell>
          <table:table-cell office:value-type="float" office:value="413393" table:style-name="ce22">
            <text:p>413393</text:p>
          </table:table-cell>
          <table:table-cell office:value-type="float" office:value="122546" table:style-name="ce22">
            <text:p>122546</text:p>
          </table:table-cell>
          <table:table-cell office:value-type="float" office:value="22765" table:style-name="ce22">
            <text:p>22765</text:p>
          </table:table-cell>
          <table:table-cell office:value-type="float" office:value="7512" table:style-name="ce22">
            <text:p>7512</text:p>
          </table:table-cell>
          <table:table-cell office:value-type="float" office:value="200749" table:style-name="ce22">
            <text:p>200749</text:p>
          </table:table-cell>
          <table:table-cell office:value-type="float" office:value="650889" table:style-name="ce22">
            <text:p>650889</text:p>
          </table:table-cell>
          <table:table-cell office:value-type="float" office:value="360397" table:style-name="ce22">
            <text:p>360397</text:p>
          </table:table-cell>
          <table:table-cell office:value-type="float" office:value="76677074000" table:style-name="ce126">
            <text:p>7.7E+10</text:p>
          </table:table-cell>
          <table:table-cell office:value-type="float" office:value="117803.61013936324" table:formula="of:=[.V48]/[.T48]" table:style-name="ce34">
            <text:p>117804</text:p>
          </table:table-cell>
          <table:table-cell office:value-type="float" office:value="70471" table:style-name="ce22">
            <text:p>70471</text:p>
          </table:table-cell>
          <table:table-cell office:value-type="float" office:value="27640" table:style-name="ce22">
            <text:p>27640</text:p>
          </table:table-cell>
          <table:table-cell office:value-type="float" office:value="2.5496020260492043" table:formula="of:=[.X48]/[.Y48]" table:style-name="ce98">
            <text:p>2.55</text:p>
          </table:table-cell>
          <table:table-cell office:value-type="float" office:value="1.5745041643182154" table:formula="of:=[.T48]/[.O48]" table:style-name="ce33">
            <text:p>1.57</text:p>
          </table:table-cell>
          <table:table-cell office:value-type="float" office:value="58.167734650235502" table:formula="of:=([.W48]*100)/([.DD48]*(([.BP48]*([.BO48]/([.BJ48]+[.BO48])))+([.BK48]*([.BJ48]/([.BJ48]+[.BO48])))))" table:style-name="ce98">
            <text:p>58.17</text:p>
          </table:table-cell>
          <table:table-cell office:value-type="float" office:value="-34.067406008062385" table:formula="of:=(([.V48]*100/[.V47])-100)-[.DE48]" table:style-name="ce36">
            <text:p>-34.07</text:p>
          </table:table-cell>
          <table:table-cell office:value-type="float" office:value="3.4390000000000001" table:style-name="ce36">
            <text:p>3.44</text:p>
          </table:table-cell>
          <table:table-cell office:value-type="float" office:value="3.1" table:style-name="ce36">
            <text:p>3.10</text:p>
          </table:table-cell>
          <table:table-cell office:value-type="float" office:value="96.9" table:style-name="ce36">
            <text:p>96.90</text:p>
          </table:table-cell>
          <table:table-cell office:value-type="float" office:value="24" table:style-name="ce88">
            <text:p>24</text:p>
          </table:table-cell>
          <table:table-cell office:value-type="float" office:value="1.5266454545454544" table:style-name="ce36">
            <text:p>1.53</text:p>
          </table:table-cell>
          <table:table-cell office:value-type="float" office:value="1.3948333333333334" table:style-name="ce105">
            <text:p>1.39</text:p>
          </table:table-cell>
          <table:table-cell office:value-type="float" office:value="169200" table:formula="of:=[.DD48]*100" table:style-name="ce106">
            <text:p>169200</text:p>
          </table:table-cell>
          <table:table-cell office:value-type="float" office:value="236005.80000000002" table:formula="of:=([.DD48]*100)*[.AI48]" table:style-name="ce106">
            <text:p>236006</text:p>
          </table:table-cell>
          <table:table-cell office:value-type="float" office:value="9382249000000" table:style-name="ce127">
            <text:p>9.38E+12</text:p>
          </table:table-cell>
          <table:table-cell office:value-type="float" office:value="-0.44070426092289949" table:formula="of:=([.AL48]*100/[.AL47])-100" table:style-name="ce103">
            <text:p>-0.44</text:p>
          </table:table-cell>
          <table:table-cell table:number-columns-repeated="2" table:style-name="ce99"/>
          <table:table-cell office:value-type="float" office:value="702.89249999999993" table:style-name="ce108">
            <text:p>703</text:p>
          </table:table-cell>
          <table:table-cell office:value-type="float" office:value="240.71959794705452" table:formula="of:=[.DD48]*100/[.AP48]" table:style-name="ce109">
            <text:p>241</text:p>
          </table:table-cell>
          <table:table-cell office:value-type="float" office:value="-4.5211394287207014" table:style-name="ce150">
            <text:p>-4.5</text:p>
          </table:table-cell>
          <table:table-cell office:value-type="float" office:value="655007000000" table:style-name="ce122">
            <text:p>6.55E+11</text:p>
          </table:table-cell>
          <table:table-cell office:value-type="float" office:value="17213.604763647065" table:formula="of:=[.AS48]/[.E48]" table:style-name="ce34">
            <text:p>17214</text:p>
          </table:table-cell>
          <table:table-cell office:value-type="float" office:value="15435.682262841518" table:formula="of:=[.AU47]*(1+([.DE48]/100))" table:style-name="ce109">
            <text:p>15436</text:p>
          </table:table-cell>
          <table:table-cell office:value-type="float" office:value="22485.872785424886" table:formula="of:=[.AT48]+(12*PMT([.AD48]/100/12;[.AG48]*12;([.AT48]*5)*-1))" table:style-name="ce109">
            <text:p>22486</text:p>
          </table:table-cell>
          <table:table-cell office:value-type="float" office:value="26765.628708188393" table:formula="of:=[.AW47]*(1+([.DL48]/100))" table:style-name="ce109">
            <text:p>26766</text:p>
          </table:table-cell>
          <table:table-cell office:value-type="float" office:value="24579.357751603198" table:formula="of:=(([.AW48]+([.AU48]-[.AT48])+([.AV48]-[.AT48]))-[.AT48])+[.$AT$38]" table:style-name="ce109">
            <text:p>24579</text:p>
          </table:table-cell>
          <table:table-cell office:value-type="float" office:value="157.07056725581631" table:formula="of:=[.AX48]*[.$AY$38]/[.$AX$38]" table:style-name="ce109">
            <text:p>157</text:p>
          </table:table-cell>
          <table:table-cell office:value-type="float" office:value="6.8436339602817782" table:formula="of:=[.W48]/[.AT48]" table:style-name="ce37">
            <text:p>6.8</text:p>
          </table:table-cell>
          <table:table-cell office:value-type="float" office:value="23560.722027872649" table:formula="of:=[.W48]/5" table:style-name="ce34">
            <text:p>23561</text:p>
          </table:table-cell>
          <table:table-cell office:value-type="float" office:value="26.939400484912397" table:formula="of:=100-(([.AT48]*100)/[.BA48])" table:style-name="ce34">
            <text:p>27</text:p>
          </table:table-cell>
          <table:table-cell office:value-type="float" office:value="600" table:style-name="ce10">
            <text:p>600</text:p>
          </table:table-cell>
          <table:table-cell office:value-type="float" office:value="239.02499999999998" table:style-name="ce10">
            <text:p>239</text:p>
          </table:table-cell>
          <table:table-cell office:value-type="float" office:value="22656" table:style-name="ce22">
            <text:p>22656</text:p>
          </table:table-cell>
          <table:table-cell office:value-type="float" office:value="89108" table:style-name="ce22">
            <text:p>89108</text:p>
          </table:table-cell>
          <table:table-cell office:value-type="float" office:value="31595" table:style-name="ce22">
            <text:p>31595</text:p>
          </table:table-cell>
          <table:table-cell office:value-type="float" office:value="55012" table:style-name="ce22">
            <text:p>55012</text:p>
          </table:table-cell>
          <table:table-cell office:value-type="float" office:value="2501" table:style-name="ce22">
            <text:p>2501</text:p>
          </table:table-cell>
          <table:table-cell office:value-type="float" office:value="27072" table:style-name="ce22">
            <text:p>27072</text:p>
          </table:table-cell>
          <table:table-cell office:value-type="float" office:value="183.24247835965181" table:style-name="ce83">
            <text:p>183</text:p>
          </table:table-cell>
          <table:table-cell office:value-type="float" office:value="3199472400.0000005" table:style-name="ce22">
            <text:p>3199472400</text:p>
          </table:table-cell>
          <table:table-cell office:value-type="float" office:value="118183.82092198584" table:formula="of:=[.BL48]/[.BJ48]" table:style-name="ce69">
            <text:p>118184</text:p>
          </table:table-cell>
          <table:table-cell office:value-type="float" office:value="644.95864703393329" table:formula="of:=[.BM48]/[.BK48]" table:style-name="ce69">
            <text:p>645</text:p>
          </table:table-cell>
          <table:table-cell office:value-type="float" office:value="83750" table:style-name="ce22">
            <text:p>83750</text:p>
          </table:table-cell>
          <table:table-cell office:value-type="float" office:value="99.153449626823587" table:style-name="ce83">
            <text:p>99</text:p>
          </table:table-cell>
          <table:table-cell office:value-type="float" office:value="5318232000" table:style-name="ce22">
            <text:p>5318232000</text:p>
          </table:table-cell>
          <table:table-cell office:value-type="float" office:value="63501.277611940299" table:formula="of:=[.BQ48]/[.BO48]" table:style-name="ce80">
            <text:p>63501</text:p>
          </table:table-cell>
          <table:table-cell office:value-type="float" office:value="640.43437571698519" table:formula="of:=[.BR48]/[.BP48]" table:style-name="ce80">
            <text:p>640</text:p>
          </table:table-cell>
          <table:table-cell office:value-type="float" office:value="2.6326578253535038" table:formula="of:=[.DD48]/(([.BS48]+[.BN48])/2)" table:style-name="ce86">
            <text:p>2.63</text:p>
          </table:table-cell>
          <table:table-cell office:value-type="float" office:value="1.1307987187614543" table:formula="of:=[.BV48]-[.BV47]" table:style-name="ce85">
            <text:p>1.1</text:p>
          </table:table-cell>
          <table:table-cell office:value-type="float" office:value="96.384006819595854" table:style-name="ce81">
            <text:p>96</text:p>
          </table:table-cell>
          <table:table-cell office:value-type="float" office:value="24908126" table:style-name="ce10">
            <text:p>24908126</text:p>
          </table:table-cell>
          <table:table-cell office:value-type="float" office:value="338411" table:formula="of:=[.BW48]-[.BW47]" table:style-name="ce34">
            <text:p>338411</text:p>
          </table:table-cell>
          <table:table-cell office:value-type="float" office:value="356555" table:style-name="ce109">
            <text:p>356555</text:p>
          </table:table-cell>
          <table:table-cell office:value-type="float" office:value="67904" table:style-name="ce109">
            <text:p>67904</text:p>
          </table:table-cell>
          <table:table-cell office:value-type="float" office:value="84.002224007501312" table:formula="of:=100-[.CB48]" table:style-name="ce109">
            <text:p>84</text:p>
          </table:table-cell>
          <table:table-cell office:value-type="float" office:value="15.997775992498687" table:formula="of:=([.BZ48]*100)/([.BY48]+[.BZ48])" table:style-name="ce109">
            <text:p>16</text:p>
          </table:table-cell>
          <table:table-cell office:value-type="float" office:value="0.53868219468414114" table:formula="of:=([.BW48]/[.B48])" table:style-name="ce146">
            <text:p>0.5387</text:p>
          </table:table-cell>
          <table:table-cell office:value-type="float" office:value="1.3773501239228807" table:formula="of:=([.BW48]*100/[.BW47])-100" table:style-name="ce30">
            <text:p>1.4</text:p>
          </table:table-cell>
          <table:table-cell office:value-type="float" office:value="1.2503284575632847" table:formula="of:=([.B48]*100/[.B47])-100" table:style-name="ce33">
            <text:p>1.25</text:p>
          </table:table-cell>
          <table:table-cell office:value-type="float" office:value="0.127021666359596" table:formula="of:=[.CD48]-[.CE48]" table:style-name="ce30">
            <text:p>0.1</text:p>
          </table:table-cell>
          <table:table-cell office:value-type="float" office:value="2460000" table:style-name="ce116">
            <text:p>2460000</text:p>
          </table:table-cell>
          <table:table-cell office:value-type="float" office:value="7.26926725195103" table:formula="of:=[.CG48]/[.BX48]" table:style-name="ce116">
            <text:p>7</text:p>
          </table:table-cell>
          <table:table-cell office:value-type="float" office:value="5.3201842600402252" table:formula="of:=[.CG48]/[.B48]*100" table:style-name="ce148">
            <text:p>5.3</text:p>
          </table:table-cell>
          <table:table-cell office:value-type="float" office:value="28911.140000000003" table:style-name="ce10">
            <text:p>28911</text:p>
          </table:table-cell>
          <table:table-cell table:number-columns-repeated="12" table:style-name="ce22"/>
          <table:table-cell office:value-type="float" office:value="7.65" table:style-name="ce30">
            <text:p>7.7</text:p>
          </table:table-cell>
          <table:table-cell office:value-type="float" office:value="-4.375" table:formula="of:=(([.CW48]*100)/[.CW47])-100" table:style-name="ce30">
            <text:p>-4.4</text:p>
          </table:table-cell>
          <table:table-cell office:value-type="float" office:value="20.687182280319533" table:formula="of:=[.DC48]/([.CW48]*12)" table:style-name="ce30">
            <text:p>20.7</text:p>
          </table:table-cell>
          <table:table-cell office:value-type="float" office:value="4.8339110974593007" table:formula="of:=100/[.CY48]" table:style-name="ce30">
            <text:p>4.8</text:p>
          </table:table-cell>
          <table:table-cell office:value-type="float" office:value="27.582909707092714" table:formula="of:=[.DC48]/(([.CW48]*12)*0.75)" table:style-name="ce30">
            <text:p>27.6</text:p>
          </table:table-cell>
          <table:table-cell office:value-type="float" office:value="3.6254333230944753" table:formula="of:=100/[.DA48]" table:style-name="ce30">
            <text:p>3.6</text:p>
          </table:table-cell>
          <table:table-cell office:value-type="float" office:value="1899.0833333333335" table:formula="of:=AVERAGE([Quarterly.D10:.D13])" table:style-name="ce10">
            <text:p>1899</text:p>
          </table:table-cell>
          <table:table-cell office:value-type="float" office:value="1692" table:style-name="ce34">
            <text:p>1692</text:p>
          </table:table-cell>
          <table:table-cell office:value-type="float" office:value="-0.28999999999999998" table:style-name="ce33">
            <text:p>-0.29</text:p>
          </table:table-cell>
          <table:table-cell office:value-type="float" office:value="197.54000000000002" table:formula="of:=[.DF47]+[.DE48]" table:style-name="ce30">
            <text:p>197.5</text:p>
          </table:table-cell>
          <table:table-cell office:value-type="float" office:value="759.40386525000008" table:formula="of:=(([.DD48]*[.DE48])/100)+[.DG47]" table:style-name="ce30">
            <text:p>759.4</text:p>
          </table:table-cell>
          <table:table-cell office:value-type="float" office:value="932.59613474999992" table:formula="of:=[.DD48]-[.DG48]" table:style-name="ce30">
            <text:p>932.6</text:p>
          </table:table-cell>
          <table:table-cell office:value-type="float" office:value="856.5353852384327" table:formula="of:=[.DD48]/[.DF48]*[.$DF$24]" table:style-name="ce30">
            <text:p>856.5</text:p>
          </table:table-cell>
          <table:table-cell office:value-type="float" office:value="835.4646147615673" table:formula="of:=[.DD48]-[.DI48]" table:style-name="ce30">
            <text:p>835.5</text:p>
          </table:table-cell>
          <table:table-cell office:value-type="float" office:value="-3.3155181818181814" table:formula="of:=([.AH48]-[.AH47])" table:style-name="ce33">
            <text:p>-3.32</text:p>
          </table:table-cell>
          <table:table-cell office:value-type="float" office:value="-4.1902604756511863" table:formula="of:=([.DD48]*100/[.DD47])-100" table:style-name="ce33">
            <text:p>-4.19</text:p>
          </table:table-cell>
          <table:table-cell office:value-type="float" office:value="-3.9002604756511863" table:formula="of:=[.DL48]-[.DE48]" table:style-name="ce33">
            <text:p>-3.90</text:p>
          </table:table-cell>
          <table:table-cell office:value-type="float" office:value="-25.120815823793649" table:formula="of:=([.O48]*100/[.O47])-100" table:style-name="ce33">
            <text:p>-25.12</text:p>
          </table:table-cell>
          <table:table-cell office:value-type="float" office:value="-22.181466465969805" table:formula="of:=([.T48]*100/[.T47])-100" table:style-name="ce33">
            <text:p>-22.18</text:p>
          </table:table-cell>
          <table:table-cell office:value-type="float" office:value="17.86" table:style-name="ce38">
            <text:p>17.9</text:p>
          </table:table-cell>
          <table:table-cell office:value-type="float" office:value="-0.56482715255671101" table:formula="of:=([.DB48]+[.DL48])" table:style-name="ce30">
            <text:p>-0.6</text:p>
          </table:table-cell>
          <table:table-cell office:value-type="float" office:value="404.04" table:formula="of:=-0.06*(([.A48]-1963)^2)+8.5*([.A48]-1963)+140" table:style-name="ce30">
            <text:p>404.0</text:p>
          </table:table-cell>
          <table:table-cell office:value-type="float" office:value="454.04" table:formula="of:=[.DR48]+50" table:style-name="ce30">
            <text:p>454.0</text:p>
          </table:table-cell>
          <table:table-cell office:value-type="float" office:value="354.04" table:formula="of:=[.DR48]-50" table:style-name="ce30">
            <text:p>354.0</text:p>
          </table:table-cell>
          <table:table-cell office:value-type="float" office:value="504.04" table:formula="of:=[.DR48]+100" table:style-name="ce30">
            <text:p>504.0</text:p>
          </table:table-cell>
          <table:table-cell office:value-type="float" office:value="304.04000000000002" table:formula="of:=[.DR48]-100" table:style-name="ce30">
            <text:p>304.0</text:p>
          </table:table-cell>
          <table:table-cell office:value-type="float" office:value="375.1" table:formula="of:=-0.025*(([.A48]-1963)^2)+5.5*([.A48]-1963)+175" table:style-name="ce30">
            <text:p>375.1</text:p>
          </table:table-cell>
          <table:table-cell office:value-type="float" office:value="0.61142621435399991" table:formula="of:=2.3145*0.264172052" table:style-name="ce94">
            <text:p>0.61</text:p>
          </table:table-cell>
          <table:table-cell office:value-type="float" office:value="-27.961500936738616" table:formula="of:=([.DX48]*100/[.DX47])-100" table:style-name="ce139">
            <text:p>-28.0</text:p>
          </table:table-cell>
          <table:table-cell office:value-type="float" office:value="1.39" table:style-name="ce94">
            <text:p>1.39</text:p>
          </table:table-cell>
          <table:table-cell table:number-columns-repeated="16254"/>
        </table:table-row>
        <table:table-row table:style-name="ro3">
          <table:table-cell office:value-type="float" office:value="2010" table:style-name="ce18">
            <text:p>2010</text:p>
          </table:table-cell>
          <table:table-cell office:value-type="float" office:value="46486000" table:style-name="ce12">
            <text:p>46486000</text:p>
          </table:table-cell>
          <table:table-cell office:value-type="float" office:value="19403020" table:style-name="ce10">
            <text:p>19403020</text:p>
          </table:table-cell>
          <table:table-cell office:value-type="float" office:value="24881374.896898001" table:style-name="ce10">
            <text:p>24881375</text:p>
          </table:table-cell>
          <table:table-cell office:value-type="float" office:value="38223381.611099005" table:style-name="ce116">
            <text:p>38223382</text:p>
          </table:table-cell>
          <table:table-cell office:value-type="float" office:value="746270" table:formula="of:=[.C49]/26" table:style-name="ce34">
            <text:p>746270</text:p>
          </table:table-cell>
          <table:table-cell office:value-type="float" office:value="373135" table:formula="of:=[.F49]/2" table:style-name="ce34">
            <text:p>373135</text:p>
          </table:table-cell>
          <table:table-cell office:value-type="float" office:value="559702.5" table:formula="of:=[.G49]*1.5" table:style-name="ce10">
            <text:p>559703</text:p>
          </table:table-cell>
          <table:table-cell office:value-type="float" office:value="779876" table:style-name="ce10">
            <text:p>779876</text:p>
          </table:table-cell>
          <table:table-cell office:value-type="float" office:value="389938" table:formula="of:=[.I49]/2" table:style-name="ce10">
            <text:p>389938</text:p>
          </table:table-cell>
          <table:table-cell office:value-type="float" office:value="771872" table:style-name="ce10">
            <text:p>771872</text:p>
          </table:table-cell>
          <table:table-cell office:value-type="float" office:value="385936" table:formula="of:=[.K49]/2" table:style-name="ce10">
            <text:p>385936</text:p>
          </table:table-cell>
          <table:table-cell office:value-type="float" office:value="652384" table:style-name="ce10">
            <text:p>652384</text:p>
          </table:table-cell>
          <table:table-cell office:value-type="float" office:value="326192" table:formula="of:=[.M49]/2" table:style-name="ce10">
            <text:p>326192</text:p>
          </table:table-cell>
          <table:table-cell office:value-type="float" office:value="439591" table:style-name="ce22">
            <text:p>439591</text:p>
          </table:table-cell>
          <table:table-cell office:value-type="float" office:value="132407" table:style-name="ce22">
            <text:p>132407</text:p>
          </table:table-cell>
          <table:table-cell office:value-type="float" office:value="21986" table:style-name="ce22">
            <text:p>21986</text:p>
          </table:table-cell>
          <table:table-cell office:value-type="float" office:value="5885" table:style-name="ce22">
            <text:p>5885</text:p>
          </table:table-cell>
          <table:table-cell office:value-type="float" office:value="194221" table:style-name="ce22">
            <text:p>194221</text:p>
          </table:table-cell>
          <table:table-cell office:value-type="float" office:value="607535" table:style-name="ce22">
            <text:p>607535</text:p>
          </table:table-cell>
          <table:table-cell office:value-type="float" office:value="370543" table:style-name="ce22">
            <text:p>370543</text:p>
          </table:table-cell>
          <table:table-cell office:value-type="float" office:value="71041231000" table:style-name="ce126">
            <text:p>7.1E+10</text:p>
          </table:table-cell>
          <table:table-cell office:value-type="float" office:value="116933.56102940571" table:formula="of:=[.V49]/[.T49]" table:style-name="ce34">
            <text:p>116934</text:p>
          </table:table-cell>
          <table:table-cell office:value-type="float" office:value="57697" table:style-name="ce22">
            <text:p>57697</text:p>
          </table:table-cell>
          <table:table-cell office:value-type="float" office:value="23852" table:style-name="ce22">
            <text:p>23852</text:p>
          </table:table-cell>
          <table:table-cell office:value-type="float" office:value="2.4189585778970315" table:formula="of:=[.X49]/[.Y49]" table:style-name="ce98">
            <text:p>2.42</text:p>
          </table:table-cell>
          <table:table-cell office:value-type="float" office:value="1.3820460382491908" table:formula="of:=[.T49]/[.O49]" table:style-name="ce33">
            <text:p>1.38</text:p>
          </table:table-cell>
          <table:table-cell office:value-type="float" office:value="56.64971667880652" table:formula="of:=([.W49]*100)/([.DD49]*(([.BP49]*([.BO49]/([.BJ49]+[.BO49])))+([.BK49]*([.BJ49]/([.BJ49]+[.BO49])))))" table:style-name="ce98">
            <text:p>56.65</text:p>
          </table:table-cell>
          <table:table-cell office:value-type="float" office:value="-9.1501018048758631" table:formula="of:=(([.V49]*100/[.V48])-100)-[.DE49]" table:style-name="ce36">
            <text:p>-9.15</text:p>
          </table:table-cell>
          <table:table-cell office:value-type="float" office:value="2.77" table:style-name="ce36">
            <text:p>2.77</text:p>
          </table:table-cell>
          <table:table-cell office:value-type="float" office:value="2.7" table:style-name="ce36">
            <text:p>2.70</text:p>
          </table:table-cell>
          <table:table-cell office:value-type="float" office:value="97.3" table:style-name="ce36">
            <text:p>97.30</text:p>
          </table:table-cell>
          <table:table-cell office:value-type="float" office:value="24" table:style-name="ce88">
            <text:p>24</text:p>
          </table:table-cell>
          <table:table-cell office:value-type="float" office:value="1.361181818181818" table:style-name="ce36">
            <text:p>1.36</text:p>
          </table:table-cell>
          <table:table-cell office:value-type="float" office:value="1.3209833333333336" table:style-name="ce105">
            <text:p>1.32</text:p>
          </table:table-cell>
          <table:table-cell office:value-type="float" office:value="166200" table:formula="of:=[.DD49]*100" table:style-name="ce106">
            <text:p>166200</text:p>
          </table:table-cell>
          <table:table-cell office:value-type="float" office:value="219547.43000000005" table:formula="of:=([.DD49]*100)*[.AI49]" table:style-name="ce106">
            <text:p>219547</text:p>
          </table:table-cell>
          <table:table-cell office:value-type="float" office:value="9320772000000" table:style-name="ce127">
            <text:p>9.32E+12</text:p>
          </table:table-cell>
          <table:table-cell office:value-type="float" office:value="-0.6552480114309418" table:formula="of:=([.AL49]*100/[.AL48])-100" table:style-name="ce103">
            <text:p>-0.66</text:p>
          </table:table-cell>
          <table:table-cell office:value-type="float" office:value="8.1666666666666679E-2" table:style-name="ce107">
            <text:p>0.1</text:p>
          </table:table-cell>
          <table:table-cell office:value-type="float" office:value="2035102.0408163262" table:formula="of:=[.DD49]*100/[.AN49]" table:style-name="ce99">
            <text:p>2035102</text:p>
          </table:table-cell>
          <table:table-cell office:value-type="float" office:value="934.45249999999987" table:style-name="ce108">
            <text:p>934</text:p>
          </table:table-cell>
          <table:table-cell office:value-type="float" office:value="177.85815758425392" table:formula="of:=[.DD49]*100/[.AP49]" table:style-name="ce109">
            <text:p>178</text:p>
          </table:table-cell>
          <table:table-cell office:value-type="float" office:value="2.1806787881752712" table:style-name="ce150">
            <text:p>2.2</text:p>
          </table:table-cell>
          <table:table-cell office:value-type="float" office:value="657840000000" table:style-name="ce122">
            <text:p>6.58E+11</text:p>
          </table:table-cell>
          <table:table-cell office:value-type="float" office:value="17210.408191853479" table:formula="of:=[.AS49]/[.E49]" table:style-name="ce34">
            <text:p>17210</text:p>
          </table:table-cell>
          <table:table-cell office:value-type="float" office:value="15713.524543572665" table:formula="of:=[.AU48]*(1+([.DE49]/100))" table:style-name="ce109">
            <text:p>15714</text:p>
          </table:table-cell>
          <table:table-cell office:value-type="float" office:value="22122.80962424288" table:formula="of:=[.AT49]+(12*PMT([.AD49]/100/12;[.AG49]*12;([.AT49]*5)*-1))" table:style-name="ce109">
            <text:p>22123</text:p>
          </table:table-cell>
          <table:table-cell office:value-type="float" office:value="26291.060823291435" table:formula="of:=[.AW48]*(1+([.DL49]/100))" table:style-name="ce109">
            <text:p>26291</text:p>
          </table:table-cell>
          <table:table-cell office:value-type="float" office:value="24029.158701636137" table:formula="of:=(([.AW49]+([.AU49]-[.AT49])+([.AV49]-[.AT49]))-[.AT49])+[.$AT$38]" table:style-name="ce109">
            <text:p>24029</text:p>
          </table:table-cell>
          <table:table-cell office:value-type="float" office:value="153.55460570160119" table:formula="of:=[.AX49]*[.$AY$38]/[.$AX$38]" table:style-name="ce109">
            <text:p>154</text:p>
          </table:table-cell>
          <table:table-cell office:value-type="float" office:value="6.7943514021216558" table:formula="of:=[.W49]/[.AT49]" table:style-name="ce37">
            <text:p>6.8</text:p>
          </table:table-cell>
          <table:table-cell office:value-type="float" office:value="23386.712205881144" table:formula="of:=[.W49]/5" table:style-name="ce34">
            <text:p>23387</text:p>
          </table:table-cell>
          <table:table-cell office:value-type="float" office:value="26.409458326829224" table:formula="of:=100-(([.AT49]*100)/[.BA49])" table:style-name="ce34">
            <text:p>26</text:p>
          </table:table-cell>
          <table:table-cell office:value-type="float" office:value="624" table:style-name="ce10">
            <text:p>624</text:p>
          </table:table-cell>
          <table:table-cell office:value-type="float" office:value="208.47500000000002" table:style-name="ce10">
            <text:p>208</text:p>
          </table:table-cell>
          <table:table-cell office:value-type="float" office:value="21220" table:style-name="ce22">
            <text:p>21220</text:p>
          </table:table-cell>
          <table:table-cell office:value-type="float" office:value="89788" table:style-name="ce22">
            <text:p>89788</text:p>
          </table:table-cell>
          <table:table-cell office:value-type="float" office:value="29715" table:style-name="ce22">
            <text:p>29715</text:p>
          </table:table-cell>
          <table:table-cell office:value-type="float" office:value="56957" table:style-name="ce22">
            <text:p>56957</text:p>
          </table:table-cell>
          <table:table-cell office:value-type="float" office:value="3116" table:style-name="ce22">
            <text:p>3116</text:p>
          </table:table-cell>
          <table:table-cell office:value-type="float" office:value="24633" table:style-name="ce22">
            <text:p>24633</text:p>
          </table:table-cell>
          <table:table-cell office:value-type="float" office:value="188.56656918891656" table:style-name="ce83">
            <text:p>189</text:p>
          </table:table-cell>
          <table:table-cell office:value-type="float" office:value="3009437099.999999" table:style-name="ce22">
            <text:p>3009437100</text:p>
          </table:table-cell>
          <table:table-cell office:value-type="float" office:value="122170.95359883079" table:formula="of:=[.BL49]/[.BJ49]" table:style-name="ce69">
            <text:p>122171</text:p>
          </table:table-cell>
          <table:table-cell office:value-type="float" office:value="647.89296493183303" table:formula="of:=[.BM49]/[.BK49]" table:style-name="ce69">
            <text:p>648</text:p>
          </table:table-cell>
          <table:table-cell office:value-type="float" office:value="66994" table:style-name="ce22">
            <text:p>66994</text:p>
          </table:table-cell>
          <table:table-cell office:value-type="float" office:value="100.52870557289202" table:style-name="ce83">
            <text:p>101</text:p>
          </table:table-cell>
          <table:table-cell office:value-type="float" office:value="4380167900" table:style-name="ce22">
            <text:p>4380167900</text:p>
          </table:table-cell>
          <table:table-cell office:value-type="float" office:value="65381.495357793232" table:formula="of:=[.BQ49]/[.BO49]" table:style-name="ce80">
            <text:p>65381</text:p>
          </table:table-cell>
          <table:table-cell office:value-type="float" office:value="650.37637742570939" table:formula="of:=[.BR49]/[.BP49]" table:style-name="ce80">
            <text:p>650</text:p>
          </table:table-cell>
          <table:table-cell office:value-type="float" office:value="2.5603315826313127" table:formula="of:=[.DD49]/(([.BS49]+[.BN49])/2)" table:style-name="ce86">
            <text:p>2.56</text:p>
          </table:table-cell>
          <table:table-cell office:value-type="float" office:value="0.41907223116302816" table:formula="of:=[.BV49]-[.BV48]" table:style-name="ce85">
            <text:p>0.4</text:p>
          </table:table-cell>
          <table:table-cell office:value-type="float" office:value="96.803079050758882" table:style-name="ce81">
            <text:p>97</text:p>
          </table:table-cell>
          <table:table-cell office:value-type="float" office:value="25106251" table:style-name="ce10">
            <text:p>25106251</text:p>
          </table:table-cell>
          <table:table-cell office:value-type="float" office:value="198125" table:formula="of:=[.BW49]-[.BW48]" table:style-name="ce34">
            <text:p>198125</text:p>
          </table:table-cell>
          <table:table-cell office:value-type="float" office:value="218572" table:style-name="ce109">
            <text:p>218572</text:p>
          </table:table-cell>
          <table:table-cell office:value-type="float" office:value="58311" table:style-name="ce109">
            <text:p>58311</text:p>
          </table:table-cell>
          <table:table-cell office:value-type="float" office:value="78.940202179259828" table:formula="of:=100-[.CB49]" table:style-name="ce109">
            <text:p>79</text:p>
          </table:table-cell>
          <table:table-cell office:value-type="float" office:value="21.059797820740169" table:formula="of:=([.BZ49]*100)/([.BY49]+[.BZ49])" table:style-name="ce109">
            <text:p>21</text:p>
          </table:table-cell>
          <table:table-cell office:value-type="float" office:value="0.54008198167190125" table:formula="of:=([.BW49]/[.B49])" table:style-name="ce146">
            <text:p>0.5401</text:p>
          </table:table-cell>
          <table:table-cell office:value-type="float" office:value="0.79542314825290816" table:formula="of:=([.BW49]*100/[.BW48])-100" table:style-name="ce30">
            <text:p>0.8</text:p>
          </table:table-cell>
          <table:table-cell office:value-type="float" office:value="0.53418110253250006" table:formula="of:=([.B49]*100/[.B48])-100" table:style-name="ce33">
            <text:p>0.53</text:p>
          </table:table-cell>
          <table:table-cell office:value-type="float" office:value="0.2612420457204081" table:formula="of:=[.CD49]-[.CE49]" table:style-name="ce30">
            <text:p>0.3</text:p>
          </table:table-cell>
          <table:table-cell office:value-type="float" office:value="1651000" table:style-name="ce116">
            <text:p>1651000</text:p>
          </table:table-cell>
          <table:table-cell office:value-type="float" office:value="8.3331230283911673" table:formula="of:=[.CG49]/[.BX49]" table:style-name="ce116">
            <text:p>8</text:p>
          </table:table-cell>
          <table:table-cell office:value-type="float" office:value="3.5516069354214168" table:formula="of:=[.CG49]/[.B49]*100" table:style-name="ce148">
            <text:p>3.6</text:p>
          </table:table-cell>
          <table:table-cell office:value-type="float" office:value="24456.010000000002" table:style-name="ce10">
            <text:p>24456</text:p>
          </table:table-cell>
          <table:table-cell table:style-name="ce22"/>
          <table:table-cell table:number-columns-repeated="2" table:style-name="ce33"/>
          <table:table-cell table:number-columns-repeated="9" table:style-name="ce22"/>
          <table:table-cell office:value-type="float" office:value="7.65" table:style-name="ce30">
            <text:p>7.7</text:p>
          </table:table-cell>
          <table:table-cell office:value-type="float" office:value="0" table:formula="of:=(([.CW49]*100)/[.CW48])-100" table:style-name="ce30">
            <text:p>0.0</text:p>
          </table:table-cell>
          <table:table-cell office:value-type="float" office:value="20.875998547567171" table:formula="of:=[.DC49]/([.CW49]*12)" table:style-name="ce30">
            <text:p>20.9</text:p>
          </table:table-cell>
          <table:table-cell office:value-type="float" office:value="4.7901900247858427" table:formula="of:=100/[.CY49]" table:style-name="ce30">
            <text:p>4.8</text:p>
          </table:table-cell>
          <table:table-cell office:value-type="float" office:value="27.83466473008956" table:formula="of:=[.DC49]/(([.CW49]*12)*0.75)" table:style-name="ce30">
            <text:p>27.8</text:p>
          </table:table-cell>
          <table:table-cell office:value-type="float" office:value="3.5926425185893822" table:formula="of:=100/[.DA49]" table:style-name="ce30">
            <text:p>3.6</text:p>
          </table:table-cell>
          <table:table-cell office:value-type="float" office:value="1916.4166666666665" table:formula="of:=AVERAGE([Quarterly.D14:.D17])" table:style-name="ce10">
            <text:p>1916</text:p>
          </table:table-cell>
          <table:table-cell office:value-type="float" office:value="1662" table:style-name="ce34">
            <text:p>1662</text:p>
          </table:table-cell>
          <table:table-cell office:value-type="float" office:value="1.7999999999999998" table:style-name="ce33">
            <text:p>1.80</text:p>
          </table:table-cell>
          <table:table-cell office:value-type="float" office:value="199.34000000000003" table:formula="of:=[.DF48]+[.DE49]" table:style-name="ce30">
            <text:p>199.3</text:p>
          </table:table-cell>
          <table:table-cell office:value-type="float" office:value="789.31986525000013" table:formula="of:=(([.DD49]*[.DE49])/100)+[.DG48]" table:style-name="ce30">
            <text:p>789.3</text:p>
          </table:table-cell>
          <table:table-cell office:value-type="float" office:value="872.68013474999987" table:formula="of:=[.DD49]-[.DG49]" table:style-name="ce30">
            <text:p>872.7</text:p>
          </table:table-cell>
          <table:table-cell office:value-type="float" office:value="833.7513795525233" table:formula="of:=[.DD49]/[.DF49]*[.$DF$24]" table:style-name="ce30">
            <text:p>833.8</text:p>
          </table:table-cell>
          <table:table-cell office:value-type="float" office:value="828.2486204474767" table:formula="of:=[.DD49]-[.DI49]" table:style-name="ce30">
            <text:p>828.2</text:p>
          </table:table-cell>
          <table:table-cell office:value-type="float" office:value="-0.16546363636363637" table:formula="of:=([.AH49]-[.AH48])" table:style-name="ce33">
            <text:p>-0.17</text:p>
          </table:table-cell>
          <table:table-cell office:value-type="float" office:value="-1.7730496453900741" table:formula="of:=([.DD49]*100/[.DD48])-100" table:style-name="ce33">
            <text:p>-1.77</text:p>
          </table:table-cell>
          <table:table-cell office:value-type="float" office:value="-3.573049645390074" table:formula="of:=[.DL49]-[.DE49]" table:style-name="ce33">
            <text:p>-3.57</text:p>
          </table:table-cell>
          <table:table-cell office:value-type="float" office:value="6.3373109849465266" table:formula="of:=([.O49]*100/[.O48])-100" table:style-name="ce33">
            <text:p>6.34</text:p>
          </table:table-cell>
          <table:table-cell office:value-type="float" office:value="-6.6607363160231614" table:formula="of:=([.T49]*100/[.T48])-100" table:style-name="ce33">
            <text:p>-6.66</text:p>
          </table:table-cell>
          <table:table-cell office:value-type="float" office:value="19.86" table:style-name="ce38">
            <text:p>19.9</text:p>
          </table:table-cell>
          <table:table-cell office:value-type="float" office:value="1.8195928731993081" table:formula="of:=([.DB49]+[.DL49])" table:style-name="ce30">
            <text:p>1.8</text:p>
          </table:table-cell>
          <table:table-cell office:value-type="float" office:value="406.96000000000004" table:formula="of:=-0.06*(([.A49]-1963)^2)+8.5*([.A49]-1963)+140" table:style-name="ce30">
            <text:p>407.0</text:p>
          </table:table-cell>
          <table:table-cell office:value-type="float" office:value="456.96000000000004" table:formula="of:=[.DR49]+50" table:style-name="ce30">
            <text:p>457.0</text:p>
          </table:table-cell>
          <table:table-cell office:value-type="float" office:value="356.96000000000004" table:formula="of:=[.DR49]-50" table:style-name="ce30">
            <text:p>357.0</text:p>
          </table:table-cell>
          <table:table-cell office:value-type="float" office:value="506.96000000000004" table:formula="of:=[.DR49]+100" table:style-name="ce30">
            <text:p>507.0</text:p>
          </table:table-cell>
          <table:table-cell office:value-type="float" office:value="306.96000000000004" table:formula="of:=[.DR49]-100" table:style-name="ce30">
            <text:p>307.0</text:p>
          </table:table-cell>
          <table:table-cell office:value-type="float" office:value="378.27499999999998" table:formula="of:=-0.025*(([.A49]-1963)^2)+5.5*([.A49]-1963)+175" table:style-name="ce30">
            <text:p>378.3</text:p>
          </table:table-cell>
          <table:table-cell office:value-type="float" office:value="0.72446137121938581" table:formula="of:=2.74238461538462*0.264172052" table:style-name="ce94">
            <text:p>0.72</text:p>
          </table:table-cell>
          <table:table-cell office:value-type="float" office:value="18.487129634245846" table:formula="of:=([.DX49]*100/[.DX48])-100" table:style-name="ce139">
            <text:p>18.5</text:p>
          </table:table-cell>
          <table:table-cell office:value-type="float" office:value="1.54" table:style-name="ce94">
            <text:p>1.54</text:p>
          </table:table-cell>
          <table:table-cell table:number-columns-repeated="16254"/>
        </table:table-row>
        <table:table-row table:style-name="ro3">
          <table:table-cell office:value-type="float" office:value="2011" table:style-name="ce18">
            <text:p>2011</text:p>
          </table:table-cell>
          <table:table-cell office:value-type="float" office:value="46667000" table:style-name="ce12">
            <text:p>46667000</text:p>
          </table:table-cell>
          <table:table-cell office:value-type="float" office:value="19304501" table:style-name="ce10">
            <text:p>19304501</text:p>
          </table:table-cell>
          <table:table-cell office:value-type="float" office:value="24916645.057879005" table:style-name="ce10">
            <text:p>24916645</text:p>
          </table:table-cell>
          <table:table-cell office:value-type="float" office:value="38356621.864022002" table:style-name="ce116">
            <text:p>38356622</text:p>
          </table:table-cell>
          <table:table-cell office:value-type="float" office:value="742480.80769230775" table:formula="of:=[.C50]/26" table:style-name="ce34">
            <text:p>742481</text:p>
          </table:table-cell>
          <table:table-cell office:value-type="float" office:value="371240.40384615387" table:formula="of:=[.F50]/2" table:style-name="ce34">
            <text:p>371240</text:p>
          </table:table-cell>
          <table:table-cell office:value-type="float" office:value="556860.60576923075" table:formula="of:=[.G50]*1.5" table:style-name="ce10">
            <text:p>556861</text:p>
          </table:table-cell>
          <table:table-cell office:value-type="float" office:value="754073" table:style-name="ce10">
            <text:p>754073</text:p>
          </table:table-cell>
          <table:table-cell office:value-type="float" office:value="377036.5" table:formula="of:=[.I50]/2" table:style-name="ce10">
            <text:p>377037</text:p>
          </table:table-cell>
          <table:table-cell office:value-type="float" office:value="780597" table:style-name="ce10">
            <text:p>780597</text:p>
          </table:table-cell>
          <table:table-cell office:value-type="float" office:value="390298.5" table:formula="of:=[.K50]/2" table:style-name="ce10">
            <text:p>390299</text:p>
          </table:table-cell>
          <table:table-cell office:value-type="float" office:value="670579" table:style-name="ce10">
            <text:p>670579</text:p>
          </table:table-cell>
          <table:table-cell office:value-type="float" office:value="335289.5" table:formula="of:=[.M50]/2" table:style-name="ce10">
            <text:p>335290</text:p>
          </table:table-cell>
          <table:table-cell office:value-type="float" office:value="359824" table:style-name="ce22">
            <text:p>359824</text:p>
          </table:table-cell>
          <table:table-cell office:value-type="float" office:value="134536" table:style-name="ce22">
            <text:p>134536</text:p>
          </table:table-cell>
          <table:table-cell office:value-type="float" office:value="18875" table:style-name="ce22">
            <text:p>18875</text:p>
          </table:table-cell>
          <table:table-cell office:value-type="float" office:value="4310" table:style-name="ce22">
            <text:p>4310</text:p>
          </table:table-cell>
          <table:table-cell office:value-type="float" office:value="191539" table:style-name="ce22">
            <text:p>191539</text:p>
          </table:table-cell>
          <table:table-cell office:value-type="float" office:value="408461" table:style-name="ce22">
            <text:p>408461</text:p>
          </table:table-cell>
          <table:table-cell office:value-type="float" office:value="320866" table:style-name="ce22">
            <text:p>320866</text:p>
          </table:table-cell>
          <table:table-cell office:value-type="float" office:value="45715937000" table:style-name="ce126">
            <text:p>4.6E+10</text:p>
          </table:table-cell>
          <table:table-cell office:value-type="float" office:value="111922.40385250979" table:formula="of:=[.V50]/[.T50]" table:style-name="ce34">
            <text:p>111922</text:p>
          </table:table-cell>
          <table:table-cell office:value-type="float" office:value="38155" table:style-name="ce22">
            <text:p>38155</text:p>
          </table:table-cell>
          <table:table-cell office:value-type="float" office:value="16266" table:style-name="ce22">
            <text:p>16266</text:p>
          </table:table-cell>
          <table:table-cell office:value-type="float" office:value="2.3456903971474241" table:formula="of:=[.X50]/[.Y50]" table:style-name="ce98">
            <text:p>2.35</text:p>
          </table:table-cell>
          <table:table-cell office:value-type="float" office:value="1.1351688603317178" table:formula="of:=[.T50]/[.O50]" table:style-name="ce33">
            <text:p>1.14</text:p>
          </table:table-cell>
          <table:table-cell office:value-type="float" office:value="57.804332969874238" table:formula="of:=([.W50]*100)/([.DD50]*(([.BP50]*([.BO50]/([.BJ50]+[.BO50])))+([.BK50]*([.BJ50]/([.BJ50]+[.BO50])))))" table:style-name="ce98">
            <text:p>57.80</text:p>
          </table:table-cell>
          <table:table-cell office:value-type="float" office:value="-38.848726300927979" table:formula="of:=(([.V50]*100/[.V49])-100)-[.DE50]" table:style-name="ce36">
            <text:p>-38.85</text:p>
          </table:table-cell>
          <table:table-cell office:value-type="float" office:value="3.383" table:style-name="ce36">
            <text:p>3.38</text:p>
          </table:table-cell>
          <table:table-cell office:value-type="float" office:value="3.4" table:style-name="ce36">
            <text:p>3.40</text:p>
          </table:table-cell>
          <table:table-cell office:value-type="float" office:value="96.6" table:style-name="ce36">
            <text:p>96.60</text:p>
          </table:table-cell>
          <table:table-cell office:value-type="float" office:value="24" table:style-name="ce88">
            <text:p>24</text:p>
          </table:table-cell>
          <table:table-cell office:value-type="float" office:value="2.0471727272727271" table:style-name="ce36">
            <text:p>2.05</text:p>
          </table:table-cell>
          <table:table-cell office:value-type="float" office:value="1.3978999999999999" table:style-name="ce105">
            <text:p>1.40</text:p>
          </table:table-cell>
          <table:table-cell office:value-type="float" office:value="153800" table:formula="of:=[.DD50]*100" table:style-name="ce106">
            <text:p>153800</text:p>
          </table:table-cell>
          <table:table-cell office:value-type="float" office:value="214997.02" table:formula="of:=([.DD50]*100)*[.AI50]" table:style-name="ce106">
            <text:p>214997</text:p>
          </table:table-cell>
          <table:table-cell office:value-type="float" office:value="9535047000000" table:style-name="ce127">
            <text:p>9.54E+12</text:p>
          </table:table-cell>
          <table:table-cell office:value-type="float" office:value="2.298897559129216" table:formula="of:=([.AL50]*100/[.AL49])-100" table:style-name="ce103">
            <text:p>2.30</text:p>
          </table:table-cell>
          <table:table-cell office:value-type="float" office:value="3.5887000000000002" table:style-name="ce107">
            <text:p>3.6</text:p>
          </table:table-cell>
          <table:table-cell office:value-type="float" office:value="42856.744782233116" table:formula="of:=[.DD50]*100/[.AN50]" table:style-name="ce99">
            <text:p>42857</text:p>
          </table:table-cell>
          <table:table-cell office:value-type="float" office:value="1121.4075" table:style-name="ce108">
            <text:p>1121</text:p>
          </table:table-cell>
          <table:table-cell office:value-type="float" office:value="137.14907382017688" table:formula="of:=[.DD50]*100/[.AP50]" table:style-name="ce109">
            <text:p>137</text:p>
          </table:table-cell>
          <table:table-cell office:value-type="float" office:value="1.7142289274400895" table:style-name="ce150">
            <text:p>1.7</text:p>
          </table:table-cell>
          <table:table-cell office:value-type="float" office:value="663220000000" table:style-name="ce122">
            <text:p>6.63E+11</text:p>
          </table:table-cell>
          <table:table-cell office:value-type="float" office:value="17290.886625813404" table:formula="of:=[.AS50]/[.E50]" table:style-name="ce34">
            <text:p>17291</text:p>
          </table:table-cell>
          <table:table-cell office:value-type="float" office:value="16216.357328966991" table:formula="of:=[.AU49]*(1+([.DE50]/100))" table:style-name="ce109">
            <text:p>16216</text:p>
          </table:table-cell>
          <table:table-cell office:value-type="float" office:value="22556.085442998759" table:formula="of:=[.AT50]+(12*PMT([.AD50]/100/12;[.AG50]*12;([.AT50]*5)*-1))" table:style-name="ce109">
            <text:p>22556</text:p>
          </table:table-cell>
          <table:table-cell office:value-type="float" office:value="24329.513565717345" table:formula="of:=[.AW49]*(1+([.DL50]/100))" table:style-name="ce109">
            <text:p>24330</text:p>
          </table:table-cell>
          <table:table-cell office:value-type="float" office:value="22762.28474633248" table:formula="of:=(([.AW50]+([.AU50]-[.AT50])+([.AV50]-[.AT50]))-[.AT50])+[.$AT$38]" table:style-name="ce109">
            <text:p>22762</text:p>
          </table:table-cell>
          <table:table-cell office:value-type="float" office:value="145.45884450181205" table:formula="of:=[.AX50]*[.$AY$38]/[.$AX$38]" table:style-name="ce109">
            <text:p>145</text:p>
          </table:table-cell>
          <table:table-cell office:value-type="float" office:value="6.4729129439448103" table:formula="of:=[.W50]/[.AT50]" table:style-name="ce37">
            <text:p>6.5</text:p>
          </table:table-cell>
          <table:table-cell office:value-type="float" office:value="22384.480770501956" table:formula="of:=[.W50]/5" table:style-name="ce34">
            <text:p>22384</text:p>
          </table:table-cell>
          <table:table-cell office:value-type="float" office:value="22.755024773238603" table:formula="of:=100-(([.AT50]*100)/[.BA50])" table:style-name="ce34">
            <text:p>23</text:p>
          </table:table-cell>
          <table:table-cell office:value-type="float" office:value="633" table:style-name="ce10">
            <text:p>633</text:p>
          </table:table-cell>
          <table:table-cell office:value-type="float" office:value="194.6" table:style-name="ce10">
            <text:p>195</text:p>
          </table:table-cell>
          <table:table-cell office:value-type="float" office:value="16796" table:style-name="ce22">
            <text:p>16796</text:p>
          </table:table-cell>
          <table:table-cell office:value-type="float" office:value="76339" table:style-name="ce22">
            <text:p>76339</text:p>
          </table:table-cell>
          <table:table-cell office:value-type="float" office:value="24285" table:style-name="ce22">
            <text:p>24285</text:p>
          </table:table-cell>
          <table:table-cell office:value-type="float" office:value="49199" table:style-name="ce22">
            <text:p>49199</text:p>
          </table:table-cell>
          <table:table-cell office:value-type="float" office:value="2855" table:style-name="ce22">
            <text:p>2855</text:p>
          </table:table-cell>
          <table:table-cell office:value-type="float" office:value="19914" table:style-name="ce22">
            <text:p>19914</text:p>
          </table:table-cell>
          <table:table-cell office:value-type="float" office:value="189.77535706948277" table:style-name="ce83">
            <text:p>190</text:p>
          </table:table-cell>
          <table:table-cell office:value-type="float" office:value="2440981800.0000005" table:style-name="ce22">
            <text:p>2440981800</text:p>
          </table:table-cell>
          <table:table-cell office:value-type="float" office:value="122576.16752033748" table:formula="of:=[.BL50]/[.BJ50]" table:style-name="ce69">
            <text:p>122576</text:p>
          </table:table-cell>
          <table:table-cell office:value-type="float" office:value="645.90139316907448" table:formula="of:=[.BM50]/[.BK50]" table:style-name="ce69">
            <text:p>646</text:p>
          </table:table-cell>
          <table:table-cell office:value-type="float" office:value="58346" table:style-name="ce22">
            <text:p>58346</text:p>
          </table:table-cell>
          <table:table-cell office:value-type="float" office:value="104.08889406620307" table:style-name="ce83">
            <text:p>104</text:p>
          </table:table-cell>
          <table:table-cell office:value-type="float" office:value="3923135000" table:style-name="ce22">
            <text:p>3923135000</text:p>
          </table:table-cell>
          <table:table-cell office:value-type="float" office:value="67239.142357659483" table:formula="of:=[.BQ50]/[.BO50]" table:style-name="ce80">
            <text:p>67239</text:p>
          </table:table-cell>
          <table:table-cell office:value-type="float" office:value="645.9780648153851" table:formula="of:=[.BR50]/[.BP50]" table:style-name="ce80">
            <text:p>646</text:p>
          </table:table-cell>
          <table:table-cell office:value-type="float" office:value="2.3810271004688444" table:formula="of:=[.DD50]/(([.BS50]+[.BN50])/2)" table:style-name="ce86">
            <text:p>2.38</text:p>
          </table:table-cell>
          <table:table-cell office:value-type="float" office:value="3.4691980955592356" table:formula="of:=[.BV50]-[.BV49]" table:style-name="ce85">
            <text:p>3.5</text:p>
          </table:table-cell>
          <table:table-cell office:value-type="float" office:value="100.27227714631812" table:style-name="ce81">
            <text:p>100</text:p>
          </table:table-cell>
          <table:table-cell office:value-type="float" office:value="25249053" table:style-name="ce22">
            <text:p>25249053</text:p>
          </table:table-cell>
          <table:table-cell office:value-type="float" office:value="142802" table:formula="of:=[.BW50]-[.BW49]" table:style-name="ce34">
            <text:p>142802</text:p>
          </table:table-cell>
          <table:table-cell office:value-type="float" office:value="121043" table:style-name="ce109">
            <text:p>121043</text:p>
          </table:table-cell>
          <table:table-cell office:value-type="float" office:value="58308" table:style-name="ce109">
            <text:p>58308</text:p>
          </table:table-cell>
          <table:table-cell office:value-type="float" office:value="67.489448065525153" table:formula="of:=100-[.CB50]" table:style-name="ce109">
            <text:p>67</text:p>
          </table:table-cell>
          <table:table-cell office:value-type="float" office:value="32.510551934474854" table:formula="of:=([.BZ50]*100)/([.BY50]+[.BZ50])" table:style-name="ce109">
            <text:p>33</text:p>
          </table:table-cell>
          <table:table-cell office:value-type="float" office:value="0.54104727109092077" table:formula="of:=([.BW50]/[.B50])" table:style-name="ce146">
            <text:p>0.5410</text:p>
          </table:table-cell>
          <table:table-cell office:value-type="float" office:value="0.5687906171255861" table:formula="of:=([.BW50]*100/[.BW49])-100" table:style-name="ce30">
            <text:p>0.6</text:p>
          </table:table-cell>
          <table:table-cell office:value-type="float" office:value="0.38936453986146091" table:formula="of:=([.B50]*100/[.B49])-100" table:style-name="ce33">
            <text:p>0.39</text:p>
          </table:table-cell>
          <table:table-cell office:value-type="float" office:value="0.17942607726412518" table:formula="of:=[.CD50]-[.CE50]" table:style-name="ce30">
            <text:p>0.2</text:p>
          </table:table-cell>
          <table:table-cell office:value-type="float" office:value="1404000" table:style-name="ce116">
            <text:p>1404000</text:p>
          </table:table-cell>
          <table:table-cell office:value-type="float" office:value="9.8317950728981387" table:formula="of:=[.CG50]/[.BX50]" table:style-name="ce116">
            <text:p>10</text:p>
          </table:table-cell>
          <table:table-cell office:value-type="float" office:value="3.0085499389290078" table:formula="of:=[.CG50]/[.B50]*100" table:style-name="ce148">
            <text:p>3.0</text:p>
          </table:table-cell>
          <table:table-cell office:value-type="float" office:value="20441.07" table:style-name="ce10">
            <text:p>20441</text:p>
          </table:table-cell>
          <table:table-cell office:value-type="float" office:value="12.77" table:style-name="ce22">
            <text:p>12.77</text:p>
          </table:table-cell>
          <table:table-cell office:value-type="float" office:value="81.961308000000002" table:formula="of:=100-([.CK50]+[.CM50])" table:style-name="ce33">
            <text:p>81.96</text:p>
          </table:table-cell>
          <table:table-cell office:value-type="float" office:value="5.2686919999999997" table:formula="of:=([.CN50]*(100-[.CK50]))/100" table:style-name="ce33">
            <text:p>5.27</text:p>
          </table:table-cell>
          <table:table-cell office:value-type="float" office:value="6.04" table:style-name="ce22">
            <text:p>6.04</text:p>
          </table:table-cell>
          <table:table-cell table:number-columns-repeated="8" table:style-name="ce22"/>
          <table:table-cell office:value-type="float" office:value="7.9" table:style-name="ce30">
            <text:p>7.9</text:p>
          </table:table-cell>
          <table:table-cell office:value-type="float" office:value="3.2679738562091387" table:formula="of:=(([.CW50]*100)/[.CW49])-100" table:style-name="ce30">
            <text:p>3.3</text:p>
          </table:table-cell>
          <table:table-cell office:value-type="float" office:value="20.683895921237688" table:formula="of:=[.DC50]/([.CW50]*12)" table:style-name="ce30">
            <text:p>20.7</text:p>
          </table:table-cell>
          <table:table-cell office:value-type="float" office:value="4.8346791330216758" table:formula="of:=100/[.CY50]" table:style-name="ce30">
            <text:p>4.8</text:p>
          </table:table-cell>
          <table:table-cell office:value-type="float" office:value="27.578527894983587" table:formula="of:=[.DC50]/(([.CW50]*12)*0.75)" table:style-name="ce30">
            <text:p>27.6</text:p>
          </table:table-cell>
          <table:table-cell office:value-type="float" office:value="3.6260093497662562" table:formula="of:=100/[.DA50]" table:style-name="ce30">
            <text:p>3.6</text:p>
          </table:table-cell>
          <table:table-cell office:value-type="float" office:value="1960.8333333333333" table:formula="of:=AVERAGE([Quarterly.D18:.D21])" table:style-name="ce10">
            <text:p>1961</text:p>
          </table:table-cell>
          <table:table-cell office:value-type="float" office:value="1538" table:style-name="ce34">
            <text:p>1538</text:p>
          </table:table-cell>
          <table:table-cell office:value-type="float" office:value="3.2" table:style-name="ce33">
            <text:p>3.20</text:p>
          </table:table-cell>
          <table:table-cell office:value-type="float" office:value="202.54000000000002" table:formula="of:=[.DF49]+[.DE50]" table:style-name="ce30">
            <text:p>202.5</text:p>
          </table:table-cell>
          <table:table-cell office:value-type="float" office:value="838.53586525000014" table:formula="of:=(([.DD50]*[.DE50])/100)+[.DG49]" table:style-name="ce30">
            <text:p>838.5</text:p>
          </table:table-cell>
          <table:table-cell office:value-type="float" office:value="699.46413474999986" table:formula="of:=[.DD50]-[.DG50]" table:style-name="ce30">
            <text:p>699.5</text:p>
          </table:table-cell>
          <table:table-cell office:value-type="float" office:value="759.35617655771694" table:formula="of:=[.DD50]/[.DF50]*[.$DF$24]" table:style-name="ce30">
            <text:p>759.4</text:p>
          </table:table-cell>
          <table:table-cell office:value-type="float" office:value="778.64382344228306" table:formula="of:=[.DD50]-[.DI50]" table:style-name="ce30">
            <text:p>778.6</text:p>
          </table:table-cell>
          <table:table-cell office:value-type="float" office:value="0.6859909090909091" table:formula="of:=([.AH50]-[.AH49])" table:style-name="ce33">
            <text:p>0.69</text:p>
          </table:table-cell>
          <table:table-cell office:value-type="float" office:value="-7.4608904933814699" table:formula="of:=([.DD50]*100/[.DD49])-100" table:style-name="ce33">
            <text:p>-7.46</text:p>
          </table:table-cell>
          <table:table-cell office:value-type="float" office:value="-10.660890493381469" table:formula="of:=[.DL50]-[.DE50]" table:style-name="ce33">
            <text:p>-10.66</text:p>
          </table:table-cell>
          <table:table-cell office:value-type="float" office:value="-18.145730918057922" table:formula="of:=([.O50]*100/[.O49])-100" table:style-name="ce33">
            <text:p>-18.15</text:p>
          </table:table-cell>
          <table:table-cell office:value-type="float" office:value="-32.76749487683837" table:formula="of:=([.T50]*100/[.T49])-100" table:style-name="ce33">
            <text:p>-32.77</text:p>
          </table:table-cell>
          <table:table-cell office:value-type="float" office:value="21.39" table:style-name="ce38">
            <text:p>21.4</text:p>
          </table:table-cell>
          <table:table-cell office:value-type="float" office:value="-3.8348811436152137" table:formula="of:=([.DB50]+[.DL50])" table:style-name="ce30">
            <text:p>-3.8</text:p>
          </table:table-cell>
          <table:table-cell office:value-type="float" office:value="409.76" table:formula="of:=-0.06*(([.A50]-1963)^2)+8.5*([.A50]-1963)+140" table:style-name="ce30">
            <text:p>409.8</text:p>
          </table:table-cell>
          <table:table-cell office:value-type="float" office:value="459.76" table:formula="of:=[.DR50]+50" table:style-name="ce30">
            <text:p>459.8</text:p>
          </table:table-cell>
          <table:table-cell office:value-type="float" office:value="359.76" table:formula="of:=[.DR50]-50" table:style-name="ce30">
            <text:p>359.8</text:p>
          </table:table-cell>
          <table:table-cell office:value-type="float" office:value="509.76" table:formula="of:=[.DR50]+100" table:style-name="ce30">
            <text:p>509.8</text:p>
          </table:table-cell>
          <table:table-cell office:value-type="float" office:value="309.76" table:formula="of:=[.DR50]-100" table:style-name="ce30">
            <text:p>309.8</text:p>
          </table:table-cell>
          <table:table-cell office:value-type="float" office:value="381.4" table:formula="of:=-0.025*(([.A50]-1963)^2)+5.5*([.A50]-1963)+175" table:style-name="ce30">
            <text:p>381.4</text:p>
          </table:table-cell>
          <table:table-cell office:value-type="float" office:value="0.918216330666076" table:formula="of:=3.47582692307692*0.264172052" table:style-name="ce94">
            <text:p>0.92</text:p>
          </table:table-cell>
          <table:table-cell office:value-type="float" office:value="26.744691593503362" table:formula="of:=([.DX50]*100/[.DX49])-100" table:style-name="ce139">
            <text:p>26.7</text:p>
          </table:table-cell>
          <table:table-cell office:value-type="float" office:value="1.83" table:style-name="ce94">
            <text:p>1.83</text:p>
          </table:table-cell>
          <table:table-cell table:number-columns-repeated="16254"/>
        </table:table-row>
        <table:table-row table:style-name="ro3">
          <table:table-cell office:value-type="float" office:value="2012" table:style-name="ce18">
            <text:p>2012</text:p>
          </table:table-cell>
          <table:table-cell office:value-type="float" office:value="46818000" table:style-name="ce12">
            <text:p>46818000</text:p>
          </table:table-cell>
          <table:table-cell office:value-type="float" office:value="19150018" table:style-name="ce10">
            <text:p>19150018</text:p>
          </table:table-cell>
          <table:table-cell office:value-type="float" office:value="24934891.831125006" table:style-name="ce10">
            <text:p>24934892</text:p>
          </table:table-cell>
          <table:table-cell office:value-type="float" office:value="38460725.691791013" table:style-name="ce116">
            <text:p>38460726</text:p>
          </table:table-cell>
          <table:table-cell office:value-type="float" office:value="736539.15384615387" table:formula="of:=[.C51]/26" table:style-name="ce34">
            <text:p>736539</text:p>
          </table:table-cell>
          <table:table-cell office:value-type="float" office:value="368269.57692307694" table:formula="of:=[.F51]/2" table:style-name="ce34">
            <text:p>368270</text:p>
          </table:table-cell>
          <table:table-cell office:value-type="float" office:value="552404.36538461538" table:formula="of:=[.G51]*1.5" table:style-name="ce10">
            <text:p>552404</text:p>
          </table:table-cell>
          <table:table-cell office:value-type="float" office:value="712602" table:style-name="ce10">
            <text:p>712602</text:p>
          </table:table-cell>
          <table:table-cell office:value-type="float" office:value="356301" table:formula="of:=[.I51]/2" table:style-name="ce10">
            <text:p>356301</text:p>
          </table:table-cell>
          <table:table-cell office:value-type="float" office:value="789026" table:style-name="ce10">
            <text:p>789026</text:p>
          </table:table-cell>
          <table:table-cell office:value-type="float" office:value="394513" table:formula="of:=[.K51]/2" table:style-name="ce10">
            <text:p>394513</text:p>
          </table:table-cell>
          <table:table-cell office:value-type="float" office:value="666360" table:style-name="ce10">
            <text:p>666360</text:p>
          </table:table-cell>
          <table:table-cell office:value-type="float" office:value="333180" table:formula="of:=[.M51]/2" table:style-name="ce10">
            <text:p>333180</text:p>
          </table:table-cell>
          <table:table-cell office:value-type="float" office:value="318534" table:style-name="ce22">
            <text:p>318534</text:p>
          </table:table-cell>
          <table:table-cell office:value-type="float" office:value="136922" table:style-name="ce22">
            <text:p>136922</text:p>
          </table:table-cell>
          <table:table-cell office:value-type="float" office:value="19901" table:style-name="ce22">
            <text:p>19901</text:p>
          </table:table-cell>
          <table:table-cell office:value-type="float" office:value="2890" table:style-name="ce22">
            <text:p>2890</text:p>
          </table:table-cell>
          <table:table-cell office:value-type="float" office:value="201009" table:style-name="ce22">
            <text:p>201009</text:p>
          </table:table-cell>
          <table:table-cell office:value-type="float" office:value="273873" table:style-name="ce22">
            <text:p>273873</text:p>
          </table:table-cell>
          <table:table-cell office:value-type="float" office:value="294261" table:style-name="ce22">
            <text:p>294261</text:p>
          </table:table-cell>
          <table:table-cell office:value-type="float" office:value="28328881000" table:style-name="ce126">
            <text:p>2.8E+10</text:p>
          </table:table-cell>
          <table:table-cell office:value-type="float" office:value="103438.02054236818" table:formula="of:=[.V51]/[.T51]" table:style-name="ce34">
            <text:p>103438</text:p>
          </table:table-cell>
          <table:table-cell office:value-type="float" office:value="37108" table:style-name="ce22">
            <text:p>37108</text:p>
          </table:table-cell>
          <table:table-cell office:value-type="float" office:value="17271" table:style-name="ce22">
            <text:p>17271</text:p>
          </table:table-cell>
          <table:table-cell office:value-type="float" office:value="2.1485727520120435" table:formula="of:=[.X51]/[.Y51]" table:style-name="ce98">
            <text:p>2.15</text:p>
          </table:table-cell>
          <table:table-cell office:value-type="float" office:value="0.85979204731676995" table:formula="of:=[.T51]/[.O51]" table:style-name="ce33">
            <text:p>0.86</text:p>
          </table:table-cell>
          <table:table-cell office:value-type="float" office:value="55.281401608330235" table:formula="of:=([.W51]*100)/([.DD51]*(([.BP51]*([.BO51]/([.BJ51]+[.BO51])))+([.BK51]*([.BJ51]/([.BJ51]+[.BO51])))))" table:style-name="ce98">
            <text:p>55.28</text:p>
          </table:table-cell>
          <table:table-cell office:value-type="float" office:value="-40.482811183548534" table:formula="of:=(([.V51]*100/[.V50])-100)-[.DE51]" table:style-name="ce36">
            <text:p>-40.48</text:p>
          </table:table-cell>
          <table:table-cell office:value-type="float" office:value="3.4159999999999999" table:style-name="ce36">
            <text:p>3.42</text:p>
          </table:table-cell>
          <table:table-cell office:value-type="float" office:value="4.7" table:style-name="ce36">
            <text:p>4.70</text:p>
          </table:table-cell>
          <table:table-cell office:value-type="float" office:value="95.3" table:style-name="ce36">
            <text:p>95.30</text:p>
          </table:table-cell>
          <table:table-cell office:value-type="float" office:value="24" table:style-name="ce88">
            <text:p>24</text:p>
          </table:table-cell>
          <table:table-cell office:value-type="float" office:value="1.0449181818181819" table:style-name="ce36">
            <text:p>1.04</text:p>
          </table:table-cell>
          <table:table-cell office:value-type="float" office:value="1.2905916666666666" table:style-name="ce105">
            <text:p>1.29</text:p>
          </table:table-cell>
          <table:table-cell office:value-type="float" office:value="136400" table:formula="of:=[.DD51]*100" table:style-name="ce106">
            <text:p>136400</text:p>
          </table:table-cell>
          <table:table-cell office:value-type="float" office:value="176036.70333333331" table:formula="of:=([.DD51]*100)*[.AI51]" table:style-name="ce106">
            <text:p>176037</text:p>
          </table:table-cell>
          <table:table-cell office:value-type="float" office:value="9807968000000" table:style-name="ce127">
            <text:p>9.81E+12</text:p>
          </table:table-cell>
          <table:table-cell office:value-type="float" office:value="2.8622931800965432" table:formula="of:=([.AL51]*100/[.AL50])-100" table:style-name="ce103">
            <text:p>2.86</text:p>
          </table:table-cell>
          <table:table-cell office:value-type="float" office:value="5.5066416666666678" table:style-name="ce107">
            <text:p>5.5</text:p>
          </table:table-cell>
          <table:table-cell office:value-type="float" office:value="24770.088241926034" table:formula="of:=[.DD51]*100/[.AN51]" table:style-name="ce99">
            <text:p>24770</text:p>
          </table:table-cell>
          <table:table-cell office:value-type="float" office:value="1298.9416666666666" table:style-name="ce108">
            <text:p>1299</text:p>
          </table:table-cell>
          <table:table-cell office:value-type="float" office:value="105.0085646648233" table:formula="of:=[.DD51]*100/[.AP51]" table:style-name="ce109">
            <text:p>105</text:p>
          </table:table-cell>
          <table:table-cell office:value-type="float" office:value="-0.84183247974780784" table:style-name="ce150">
            <text:p>-0.8</text:p>
          </table:table-cell>
          <table:table-cell office:value-type="float" office:value="629440000000" table:style-name="ce122">
            <text:p>6.29E+11</text:p>
          </table:table-cell>
          <table:table-cell office:value-type="float" office:value="16365.785842006266" table:formula="of:=[.AS51]/[.E51]" table:style-name="ce34">
            <text:p>16366</text:p>
          </table:table-cell>
          <table:table-cell office:value-type="float" office:value="16613.658083526683" table:formula="of:=[.AU50]*(1+([.DE51]/100))" table:style-name="ce109">
            <text:p>16614</text:p>
          </table:table-cell>
          <table:table-cell office:value-type="float" office:value="21366.418448404867" table:formula="of:=[.AT51]+(12*PMT([.AD51]/100/12;[.AG51]*12;([.AT51]*5)*-1))" table:style-name="ce109">
            <text:p>21366</text:p>
          </table:table-cell>
          <table:table-cell office:value-type="float" office:value="21577.019833314993" table:formula="of:=[.AW50]*(1+([.DL51]/100))" table:style-name="ce109">
            <text:p>21577</text:p>
          </table:table-cell>
          <table:table-cell office:value-type="float" office:value="21992.727125317342" table:formula="of:=(([.AW51]+([.AU51]-[.AT51])+([.AV51]-[.AT51]))-[.AT51])+[.$AT$38]" table:style-name="ce109">
            <text:p>21993</text:p>
          </table:table-cell>
          <table:table-cell office:value-type="float" office:value="140.54110607713739" table:formula="of:=[.AX51]*[.$AY$38]/[.$AX$38]" table:style-name="ce109">
            <text:p>141</text:p>
          </table:table-cell>
          <table:table-cell office:value-type="float" office:value="6.3203821399686486" table:formula="of:=[.W51]/[.AT51]" table:style-name="ce37">
            <text:p>6.3</text:p>
          </table:table-cell>
          <table:table-cell office:value-type="float" office:value="20687.604108473635" table:formula="of:=[.W51]/5" table:style-name="ce34">
            <text:p>20688</text:p>
          </table:table-cell>
          <table:table-cell office:value-type="float" office:value="20.89085929818792" table:formula="of:=100-(([.AT51]*100)/[.BA51])" table:style-name="ce34">
            <text:p>21</text:p>
          </table:table-cell>
          <table:table-cell office:value-type="float" office:value="641" table:style-name="ce10">
            <text:p>641</text:p>
          </table:table-cell>
          <table:table-cell office:value-type="float" office:value="182.22499999999999" table:style-name="ce10">
            <text:p>182</text:p>
          </table:table-cell>
          <table:table-cell office:value-type="float" office:value="14908" table:style-name="ce22">
            <text:p>14908</text:p>
          </table:table-cell>
          <table:table-cell office:value-type="float" office:value="60670" table:style-name="ce22">
            <text:p>60670</text:p>
          </table:table-cell>
          <table:table-cell office:value-type="float" office:value="18289" table:style-name="ce22">
            <text:p>18289</text:p>
          </table:table-cell>
          <table:table-cell office:value-type="float" office:value="40094" table:style-name="ce22">
            <text:p>40094</text:p>
          </table:table-cell>
          <table:table-cell office:value-type="float" office:value="2287" table:style-name="ce22">
            <text:p>2287</text:p>
          </table:table-cell>
          <table:table-cell office:value-type="float" office:value="14515" table:style-name="ce22">
            <text:p>14515</text:p>
          </table:table-cell>
          <table:table-cell office:value-type="float" office:value="196.6635838317799" table:style-name="ce83">
            <text:p>197</text:p>
          </table:table-cell>
          <table:table-cell office:value-type="float" office:value="1816255299.9999998" table:style-name="ce22">
            <text:p>1816255300</text:p>
          </table:table-cell>
          <table:table-cell office:value-type="float" office:value="125129.54185325524" table:formula="of:=[.BL51]/[.BJ51]" table:style-name="ce69">
            <text:p>125130</text:p>
          </table:table-cell>
          <table:table-cell office:value-type="float" office:value="636.26188140803572" table:formula="of:=[.BM51]/[.BK51]" table:style-name="ce69">
            <text:p>636</text:p>
          </table:table-cell>
          <table:table-cell office:value-type="float" office:value="29611" table:style-name="ce22">
            <text:p>29611</text:p>
          </table:table-cell>
          <table:table-cell office:value-type="float" office:value="108.01988521501141" table:style-name="ce83">
            <text:p>108</text:p>
          </table:table-cell>
          <table:table-cell office:value-type="float" office:value="2082608800.0000002" table:style-name="ce22">
            <text:p>2082608800</text:p>
          </table:table-cell>
          <table:table-cell office:value-type="float" office:value="70332.268413765167" table:formula="of:=[.BQ51]/[.BO51]" table:style-name="ce80">
            <text:p>70332</text:p>
          </table:table-cell>
          <table:table-cell office:value-type="float" office:value="651.10482457716182" table:formula="of:=[.BR51]/[.BP51]" table:style-name="ce80">
            <text:p>651</text:p>
          </table:table-cell>
          <table:table-cell office:value-type="float" office:value="2.1190543357359184" table:formula="of:=[.DD51]/(([.BS51]+[.BN51])/2)" table:style-name="ce86">
            <text:p>2.12</text:p>
          </table:table-cell>
          <table:table-cell office:value-type="float" office:value="1.0233950723015397" table:formula="of:=[.BV51]-[.BV50]" table:style-name="ce85">
            <text:p>1.0</text:p>
          </table:table-cell>
          <table:table-cell office:value-type="float" office:value="101.29567221861966" table:style-name="ce81">
            <text:p>101</text:p>
          </table:table-cell>
          <table:table-cell office:value-type="float" office:value="25382415" table:style-name="ce10">
            <text:p>25382415</text:p>
          </table:table-cell>
          <table:table-cell office:value-type="float" office:value="133362" table:formula="of:=[.BW51]-[.BW50]" table:style-name="ce34">
            <text:p>133362</text:p>
          </table:table-cell>
          <table:table-cell office:value-type="float" office:value="80083" table:style-name="ce109">
            <text:p>80083</text:p>
          </table:table-cell>
          <table:table-cell office:value-type="float" office:value="53332" table:style-name="ce109">
            <text:p>53332</text:p>
          </table:table-cell>
          <table:table-cell office:value-type="float" office:value="60.025484390810625" table:formula="of:=100-[.CB51]" table:style-name="ce109">
            <text:p>60</text:p>
          </table:table-cell>
          <table:table-cell office:value-type="float" office:value="39.974515609189375" table:formula="of:=([.BZ51]*100)/([.BY51]+[.BZ51])" table:style-name="ce109">
            <text:p>40</text:p>
          </table:table-cell>
          <table:table-cell office:value-type="float" office:value="0.54215077534281686" table:formula="of:=([.BW51]/[.B51])" table:style-name="ce146">
            <text:p>0.5422</text:p>
          </table:table-cell>
          <table:table-cell office:value-type="float" office:value="0.52818614622893278" table:formula="of:=([.BW51]*100/[.BW50])-100" table:style-name="ce30">
            <text:p>0.5</text:p>
          </table:table-cell>
          <table:table-cell office:value-type="float" office:value="0.32356911736344784" table:formula="of:=([.B51]*100/[.B50])-100" table:style-name="ce33">
            <text:p>0.32</text:p>
          </table:table-cell>
          <table:table-cell office:value-type="float" office:value="0.20461702886548494" table:formula="of:=[.CD51]-[.CE51]" table:style-name="ce30">
            <text:p>0.2</text:p>
          </table:table-cell>
          <table:table-cell office:value-type="float" office:value="1161000" table:style-name="ce116">
            <text:p>1161000</text:p>
          </table:table-cell>
          <table:table-cell office:value-type="float" office:value="8.7056282899176676" table:formula="of:=[.CG51]/[.BX51]" table:style-name="ce116">
            <text:p>9</text:p>
          </table:table-cell>
          <table:table-cell office:value-type="float" office:value="2.4798154555940024" table:formula="of:=[.CG51]/[.B51]*100" table:style-name="ce148">
            <text:p>2.5</text:p>
          </table:table-cell>
          <table:table-cell office:value-type="float" office:value="13581.800000000001" table:style-name="ce10">
            <text:p>13582</text:p>
          </table:table-cell>
          <table:table-cell office:value-type="float" office:value="18.649999999999999" table:style-name="ce22">
            <text:p>18.65</text:p>
          </table:table-cell>
          <table:table-cell office:value-type="float" office:value="74.744380000000007" table:formula="of:=100-([.CK51]+[.CM51])" table:style-name="ce33">
            <text:p>74.74</text:p>
          </table:table-cell>
          <table:table-cell office:value-type="float" office:value="6.6056199999999992" table:formula="of:=([.CN51]*(100-[.CK51]))/100" table:style-name="ce33">
            <text:p>6.61</text:p>
          </table:table-cell>
          <table:table-cell office:value-type="float" office:value="8.1199999999999992" table:style-name="ce22">
            <text:p>8.12</text:p>
          </table:table-cell>
          <table:table-cell table:number-columns-repeated="8" table:style-name="ce22"/>
          <table:table-cell office:value-type="float" office:value="7.75" table:style-name="ce30">
            <text:p>7.8</text:p>
          </table:table-cell>
          <table:table-cell office:value-type="float" office:value="-1.8987341772151893" table:formula="of:=(([.CW51]*100)/[.CW50])-100" table:style-name="ce30">
            <text:p>-1.9</text:p>
          </table:table-cell>
          <table:table-cell office:value-type="float" office:value="19.378136200716845" table:formula="of:=[.DC51]/([.CW51]*12)" table:style-name="ce30">
            <text:p>19.4</text:p>
          </table:table-cell>
          <table:table-cell office:value-type="float" office:value="5.1604550078609082" table:formula="of:=100/[.CY51]" table:style-name="ce30">
            <text:p>5.2</text:p>
          </table:table-cell>
          <table:table-cell office:value-type="float" office:value="25.837514934289125" table:formula="of:=[.DC51]/(([.CW51]*12)*0.75)" table:style-name="ce30">
            <text:p>25.8</text:p>
          </table:table-cell>
          <table:table-cell office:value-type="float" office:value="3.8703412558956818" table:formula="of:=100/[.DA51]" table:style-name="ce30">
            <text:p>3.9</text:p>
          </table:table-cell>
          <table:table-cell office:value-type="float" office:value="1802.1666666666665" table:formula="of:=AVERAGE([Quarterly.D22:.D25])" table:style-name="ce10">
            <text:p>1802</text:p>
          </table:table-cell>
          <table:table-cell office:value-type="float" office:value="1364" table:style-name="ce34">
            <text:p>1364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204.99" table:formula="of:=[.DF50]+[.DE51]" table:style-name="ce30">
            <text:p>205.0</text:p>
          </table:table-cell>
          <table:table-cell office:value-type="float" office:value="871.95386525000015" table:formula="of:=(([.DD51]*[.DE51])/100)+[.DG50]" table:style-name="ce30">
            <text:p>872.0</text:p>
          </table:table-cell>
          <table:table-cell office:value-type="float" office:value="492.04613474999985" table:formula="of:=[.DD51]-[.DG51]" table:style-name="ce30">
            <text:p>492.0</text:p>
          </table:table-cell>
          <table:table-cell office:value-type="float" office:value="665.39831211278602" table:formula="of:=[.DD51]/[.DF51]*[.$DF$24]" table:style-name="ce30">
            <text:p>665.4</text:p>
          </table:table-cell>
          <table:table-cell office:value-type="float" office:value="698.60168788721398" table:formula="of:=[.DD51]-[.DI51]" table:style-name="ce30">
            <text:p>698.6</text:p>
          </table:table-cell>
          <table:table-cell office:value-type="float" office:value="-1.0022545454545453" table:formula="of:=([.AH51]-[.AH50])" table:style-name="ce33">
            <text:p>-1.00</text:p>
          </table:table-cell>
          <table:table-cell office:value-type="float" office:value="-11.313394018205457" table:formula="of:=([.DD51]*100/[.DD50])-100" table:style-name="ce33">
            <text:p>-11.31</text:p>
          </table:table-cell>
          <table:table-cell office:value-type="float" office:value="-13.763394018205457" table:formula="of:=[.DL51]-[.DE51]" table:style-name="ce33">
            <text:p>-13.76</text:p>
          </table:table-cell>
          <table:table-cell office:value-type="float" office:value="-11.475054471074742" table:formula="of:=([.O51]*100/[.O50])-100" table:style-name="ce33">
            <text:p>-11.48</text:p>
          </table:table-cell>
          <table:table-cell office:value-type="float" office:value="-32.950024604552212" table:formula="of:=([.T51]*100/[.T50])-100" table:style-name="ce33">
            <text:p>-32.95</text:p>
          </table:table-cell>
          <table:table-cell office:value-type="float" office:value="24.79" table:style-name="ce38">
            <text:p>24.8</text:p>
          </table:table-cell>
          <table:table-cell office:value-type="float" office:value="-7.443052762309776" table:formula="of:=([.DB51]+[.DL51])" table:style-name="ce30">
            <text:p>-7.4</text:p>
          </table:table-cell>
          <table:table-cell office:value-type="float" office:value="412.44" table:formula="of:=-0.06*(([.A51]-1963)^2)+8.5*([.A51]-1963)+140" table:style-name="ce30">
            <text:p>412.4</text:p>
          </table:table-cell>
          <table:table-cell office:value-type="float" office:value="462.44" table:formula="of:=[.DR51]+50" table:style-name="ce30">
            <text:p>462.4</text:p>
          </table:table-cell>
          <table:table-cell office:value-type="float" office:value="362.44" table:formula="of:=[.DR51]-50" table:style-name="ce30">
            <text:p>362.4</text:p>
          </table:table-cell>
          <table:table-cell office:value-type="float" office:value="512.44000000000005" table:formula="of:=[.DR51]+100" table:style-name="ce30">
            <text:p>512.4</text:p>
          </table:table-cell>
          <table:table-cell office:value-type="float" office:value="312.44" table:formula="of:=[.DR51]-100" table:style-name="ce30">
            <text:p>312.4</text:p>
          </table:table-cell>
          <table:table-cell office:value-type="float" office:value="384.47500000000002" table:formula="of:=-0.025*(([.A51]-1963)^2)+5.5*([.A51]-1963)+175" table:style-name="ce30">
            <text:p>384.5</text:p>
          </table:table-cell>
          <table:table-cell office:value-type="float" office:value="0.93839395686573546" table:formula="of:=3.55220754716981*0.264172052" table:style-name="ce94">
            <text:p>0.94</text:p>
          </table:table-cell>
          <table:table-cell office:value-type="float" office:value="2.1974806508856659" table:formula="of:=([.DX51]*100/[.DX50])-100" table:style-name="ce139">
            <text:p>2.2</text:p>
          </table:table-cell>
          <table:table-cell office:value-type="float" office:value="1.83" table:style-name="ce94">
            <text:p>1.83</text:p>
          </table:table-cell>
          <table:table-cell table:number-columns-repeated="16254"/>
        </table:table-row>
        <table:table-row table:style-name="ro3">
          <table:table-cell office:value-type="float" office:value="2013" table:style-name="ce18">
            <text:p>2013</text:p>
          </table:table-cell>
          <table:table-cell office:value-type="float" office:value="46728000" table:style-name="ce12">
            <text:p>46728000</text:p>
          </table:table-cell>
          <table:table-cell office:value-type="float" office:value="18863926" table:style-name="ce10">
            <text:p>18863926</text:p>
          </table:table-cell>
          <table:table-cell office:value-type="float" office:value="24787829.744423002" table:style-name="ce10">
            <text:p>24787830</text:p>
          </table:table-cell>
          <table:table-cell office:value-type="float" office:value="38356537.256903015" table:style-name="ce116">
            <text:p>38356537</text:p>
          </table:table-cell>
          <table:table-cell office:value-type="float" office:value="725535.61538461538" table:formula="of:=[.C52]/26" table:style-name="ce34">
            <text:p>725536</text:p>
          </table:table-cell>
          <table:table-cell office:value-type="float" office:value="362767.80769230769" table:formula="of:=[.F52]/2" table:style-name="ce34">
            <text:p>362768</text:p>
          </table:table-cell>
          <table:table-cell office:value-type="float" office:value="544151.7115384615" table:formula="of:=[.G52]*1.5" table:style-name="ce10">
            <text:p>544152</text:p>
          </table:table-cell>
          <table:table-cell office:value-type="float" office:value="671705" table:style-name="ce10">
            <text:p>671705</text:p>
          </table:table-cell>
          <table:table-cell office:value-type="float" office:value="335852.5" table:formula="of:=[.I52]/2" table:style-name="ce10">
            <text:p>335853</text:p>
          </table:table-cell>
          <table:table-cell office:value-type="float" office:value="790313" table:style-name="ce10">
            <text:p>790313</text:p>
          </table:table-cell>
          <table:table-cell office:value-type="float" office:value="395156.5" table:formula="of:=[.K52]/2" table:style-name="ce10">
            <text:p>395157</text:p>
          </table:table-cell>
          <table:table-cell office:value-type="float" office:value="679546" table:style-name="ce10">
            <text:p>679546</text:p>
          </table:table-cell>
          <table:table-cell office:value-type="float" office:value="339773" table:formula="of:=[.M52]/2" table:style-name="ce10">
            <text:p>339773</text:p>
          </table:table-cell>
          <table:table-cell office:value-type="float" office:value="312593" table:style-name="ce22">
            <text:p>312593</text:p>
          </table:table-cell>
          <table:table-cell office:value-type="float" office:value="132980" table:style-name="ce22">
            <text:p>132980</text:p>
          </table:table-cell>
          <table:table-cell office:value-type="float" office:value="15898" table:style-name="ce22">
            <text:p>15898</text:p>
          </table:table-cell>
          <table:table-cell office:value-type="float" office:value="2351" table:style-name="ce22">
            <text:p>2351</text:p>
          </table:table-cell>
          <table:table-cell office:value-type="float" office:value="231836" table:style-name="ce22">
            <text:p>231836</text:p>
          </table:table-cell>
          <table:table-cell office:value-type="float" office:value="199703" table:style-name="ce22">
            <text:p>199703</text:p>
          </table:table-cell>
          <table:table-cell office:value-type="float" office:value="283488" table:style-name="ce22">
            <text:p>283488</text:p>
          </table:table-cell>
          <table:table-cell office:value-type="float" office:value="19972573000" table:style-name="ce126">
            <text:p>2.0E+10</text:p>
          </table:table-cell>
          <table:table-cell office:value-type="float" office:value="100011.38190212466" table:formula="of:=[.V52]/[.T52]" table:style-name="ce34">
            <text:p>100011</text:p>
          </table:table-cell>
          <table:table-cell office:value-type="float" office:value="36877" table:style-name="ce22">
            <text:p>36877</text:p>
          </table:table-cell>
          <table:table-cell office:value-type="float" office:value="11325" table:style-name="ce22">
            <text:p>11325</text:p>
          </table:table-cell>
          <table:table-cell office:value-type="float" office:value="3.2562472406181016" table:formula="of:=[.X52]/[.Y52]" table:style-name="ce98">
            <text:p>3.26</text:p>
          </table:table-cell>
          <table:table-cell office:value-type="float" office:value="0.63885947542011501" table:formula="of:=[.T52]/[.O52]" table:style-name="ce33">
            <text:p>0.64</text:p>
          </table:table-cell>
          <table:table-cell office:value-type="float" office:value="58.478995637435418" table:formula="of:=([.W52]*100)/([.DD52]*(([.BP52]*([.BO52]/([.BJ52]+[.BO52])))+([.BK52]*([.BJ52]/([.BJ52]+[.BO52])))))" table:style-name="ce98">
            <text:p>58.48</text:p>
          </table:table-cell>
          <table:table-cell office:value-type="float" office:value="-30.907487034521413" table:formula="of:=(([.V52]*100/[.V51])-100)-[.DE52]" table:style-name="ce36">
            <text:p>-30.91</text:p>
          </table:table-cell>
          <table:table-cell office:value-type="float" office:value="3.3530000000000002" table:style-name="ce36">
            <text:p>3.35</text:p>
          </table:table-cell>
          <table:table-cell office:value-type="float" office:value="5.9" table:style-name="ce36">
            <text:p>5.90</text:p>
          </table:table-cell>
          <table:table-cell office:value-type="float" office:value="94.1" table:style-name="ce36">
            <text:p>94.10</text:p>
          </table:table-cell>
          <table:table-cell office:value-type="float" office:value="23" table:style-name="ce88">
            <text:p>23</text:p>
          </table:table-cell>
          <table:table-cell office:value-type="float" office:value="0.53268181818181815" table:style-name="ce36">
            <text:p>0.53</text:p>
          </table:table-cell>
          <table:table-cell office:value-type="float" office:value="1.3298416666666666" table:style-name="ce105">
            <text:p>1.33</text:p>
          </table:table-cell>
          <table:table-cell office:value-type="float" office:value="125000" table:formula="of:=[.DD52]*100" table:style-name="ce106">
            <text:p>125000</text:p>
          </table:table-cell>
          <table:table-cell office:value-type="float" office:value="166230.20833333331" table:formula="of:=([.DD52]*100)*[.AI52]" table:style-name="ce106">
            <text:p>166230</text:p>
          </table:table-cell>
          <table:table-cell office:value-type="float" office:value="9849473000000" table:style-name="ce127">
            <text:p>9.85E+12</text:p>
          </table:table-cell>
          <table:table-cell office:value-type="float" office:value="0.42317633989017622" table:formula="of:=([.AL52]*100/[.AL51])-100" table:style-name="ce103">
            <text:p>0.42</text:p>
          </table:table-cell>
          <table:table-cell office:value-type="float" office:value="117.12691666666665" table:style-name="ce99">
            <text:p>117</text:p>
          </table:table-cell>
          <table:table-cell office:value-type="float" office:value="1067.2183948608456" table:formula="of:=[.DD52]*100/[.AN52]" table:style-name="ce99">
            <text:p>1067</text:p>
          </table:table-cell>
          <table:table-cell office:value-type="float" office:value="1049.1100000000001" table:style-name="ce108">
            <text:p>1049</text:p>
          </table:table-cell>
          <table:table-cell office:value-type="float" office:value="119.14861168037669" table:formula="of:=[.DD52]*100/[.AP52]" table:style-name="ce109">
            <text:p>119</text:p>
          </table:table-cell>
          <table:table-cell office:value-type="float" office:value="-0.21968235244212053" table:style-name="ce150">
            <text:p>-0.2</text:p>
          </table:table-cell>
          <table:table-cell office:value-type="float" office:value="629150000000" table:style-name="ce122">
            <text:p>6.29E+11</text:p>
          </table:table-cell>
          <table:table-cell office:value-type="float" office:value="16402.679829675501" table:formula="of:=[.AS52]/[.E52]" table:style-name="ce34">
            <text:p>16403</text:p>
          </table:table-cell>
          <table:table-cell office:value-type="float" office:value="16847.910662504408" table:formula="of:=[.AU51]*(1+([.DE52]/100))" table:style-name="ce109">
            <text:p>16848</text:p>
          </table:table-cell>
          <table:table-cell office:value-type="float" office:value="21523.172451989853" table:formula="of:=[.AT52]+(12*PMT([.AD52]/100/12;[.AG52]*12;([.AT52]*5)*-1))" table:style-name="ce109">
            <text:p>21523</text:p>
          </table:table-cell>
          <table:table-cell office:value-type="float" office:value="19773.661870706554" table:formula="of:=[.AW51]*(1+([.DL52]/100))" table:style-name="ce109">
            <text:p>19774</text:p>
          </table:table-cell>
          <table:table-cell office:value-type="float" office:value="20469.693782263908" table:formula="of:=(([.AW52]+([.AU52]-[.AT52])+([.AV52]-[.AT52]))-[.AT52])+[.$AT$38]" table:style-name="ce109">
            <text:p>20470</text:p>
          </table:table-cell>
          <table:table-cell office:value-type="float" office:value="130.80839810484213" table:formula="of:=[.AX52]*[.$AY$38]/[.$AX$38]" table:style-name="ce109">
            <text:p>131</text:p>
          </table:table-cell>
          <table:table-cell office:value-type="float" office:value="6.0972586760600826" table:formula="of:=[.W52]/[.AT52]" table:style-name="ce37">
            <text:p>6.1</text:p>
          </table:table-cell>
          <table:table-cell office:value-type="float" office:value="20002.276380424933" table:formula="of:=[.W52]/5" table:style-name="ce34">
            <text:p>20002</text:p>
          </table:table-cell>
          <table:table-cell office:value-type="float" office:value="17.995934474098902" table:formula="of:=100-(([.AT52]*100)/[.BA52])" table:style-name="ce34">
            <text:p>18</text:p>
          </table:table-cell>
          <table:table-cell office:value-type="float" office:value="641" table:style-name="ce10">
            <text:p>641</text:p>
          </table:table-cell>
          <table:table-cell office:value-type="float" office:value="153.52500000000001" table:style-name="ce10">
            <text:p>154</text:p>
          </table:table-cell>
          <table:table-cell office:value-type="float" office:value="14555" table:style-name="ce22">
            <text:p>14555</text:p>
          </table:table-cell>
          <table:table-cell office:value-type="float" office:value="56436" table:style-name="ce22">
            <text:p>56436</text:p>
          </table:table-cell>
          <table:table-cell office:value-type="float" office:value="15025" table:style-name="ce22">
            <text:p>15025</text:p>
          </table:table-cell>
          <table:table-cell office:value-type="float" office:value="38894" table:style-name="ce22">
            <text:p>38894</text:p>
          </table:table-cell>
          <table:table-cell office:value-type="float" office:value="2517" table:style-name="ce22">
            <text:p>2517</text:p>
          </table:table-cell>
          <table:table-cell office:value-type="float" office:value="11311" table:style-name="ce22">
            <text:p>11311</text:p>
          </table:table-cell>
          <table:table-cell office:value-type="float" office:value="197.77760310692932" table:style-name="ce83">
            <text:p>198</text:p>
          </table:table-cell>
          <table:table-cell office:value-type="float" office:value="1487085500.0000002" table:style-name="ce22">
            <text:p>1487085500</text:p>
          </table:table-cell>
          <table:table-cell office:value-type="float" office:value="131472.50464149946" table:formula="of:=[.BL52]/[.BJ52]" table:style-name="ce69">
            <text:p>131473</text:p>
          </table:table-cell>
          <table:table-cell office:value-type="float" office:value="664.74920605857619" table:formula="of:=[.BM52]/[.BK52]" table:style-name="ce69">
            <text:p>665</text:p>
          </table:table-cell>
          <table:table-cell office:value-type="float" office:value="22961" table:style-name="ce22">
            <text:p>22961</text:p>
          </table:table-cell>
          <table:table-cell office:value-type="float" office:value="106.78645446722538" table:style-name="ce83">
            <text:p>107</text:p>
          </table:table-cell>
          <table:table-cell office:value-type="float" office:value="1620894999.9999998" table:style-name="ce22">
            <text:p>1620895000</text:p>
          </table:table-cell>
          <table:table-cell office:value-type="float" office:value="70593.397500108869" table:formula="of:=[.BQ52]/[.BO52]" table:style-name="ce80">
            <text:p>70593</text:p>
          </table:table-cell>
          <table:table-cell office:value-type="float" office:value="661.0707121264636" table:formula="of:=[.BR52]/[.BP52]" table:style-name="ce80">
            <text:p>661</text:p>
          </table:table-cell>
          <table:table-cell office:value-type="float" office:value="1.8856256160507345" table:formula="of:=[.DD52]/(([.BS52]+[.BN52])/2)" table:style-name="ce86">
            <text:p>1.89</text:p>
          </table:table-cell>
          <table:table-cell office:value-type="float" office:value="-0.17193174811406209" table:formula="of:=[.BV52]-[.BV51]" table:style-name="ce85">
            <text:p>-0.2</text:p>
          </table:table-cell>
          <table:table-cell office:value-type="float" office:value="101.1237404705056" table:style-name="ce81">
            <text:p>101</text:p>
          </table:table-cell>
          <table:table-cell office:value-type="float" office:value="25441306" table:style-name="ce10">
            <text:p>25441306</text:p>
          </table:table-cell>
          <table:table-cell office:value-type="float" office:value="58891" table:formula="of:=[.BW52]-[.BW51]" table:style-name="ce34">
            <text:p>58891</text:p>
          </table:table-cell>
          <table:table-cell office:value-type="float" office:value="43230" table:style-name="ce109">
            <text:p>43230</text:p>
          </table:table-cell>
          <table:table-cell office:value-type="float" office:value="17059" table:style-name="ce109">
            <text:p>17059</text:p>
          </table:table-cell>
          <table:table-cell office:value-type="float" office:value="71.704622733832039" table:formula="of:=100-[.CB52]" table:style-name="ce109">
            <text:p>72</text:p>
          </table:table-cell>
          <table:table-cell office:value-type="float" office:value="28.295377266167957" table:formula="of:=([.BZ52]*100)/([.BY52]+[.BZ52])" table:style-name="ce109">
            <text:p>28</text:p>
          </table:table-cell>
          <table:table-cell office:value-type="float" office:value="0.54445527306967989" table:formula="of:=([.BW52]/[.B52])" table:style-name="ce146">
            <text:p>0.5445</text:p>
          </table:table-cell>
          <table:table-cell office:value-type="float" office:value="0.23201495996342203" table:formula="of:=([.BW52]*100/[.BW51])-100" table:style-name="ce30">
            <text:p>0.2</text:p>
          </table:table-cell>
          <table:table-cell office:value-type="float" office:value="-0.19223375624760308" table:formula="of:=([.B52]*100/[.B51])-100" table:style-name="ce33">
            <text:p>-0.19</text:p>
          </table:table-cell>
          <table:table-cell office:value-type="float" office:value="0.42424871621102511" table:formula="of:=[.CD52]-[.CE52]" table:style-name="ce30">
            <text:p>0.4</text:p>
          </table:table-cell>
          <table:table-cell office:value-type="float" office:value="1029000" table:style-name="ce116">
            <text:p>1029000</text:p>
          </table:table-cell>
          <table:table-cell office:value-type="float" office:value="17.472958516581482" table:formula="of:=[.CG52]/[.BX52]" table:style-name="ce116">
            <text:p>17</text:p>
          </table:table-cell>
          <table:table-cell office:value-type="float" office:value="2.2021058038007189" table:formula="of:=[.CG52]/[.B52]*100" table:style-name="ce148">
            <text:p>2.2</text:p>
          </table:table-cell>
          <table:table-cell office:value-type="float" office:value="10742.990000000002" table:style-name="ce10">
            <text:p>10743</text:p>
          </table:table-cell>
          <table:table-cell office:value-type="float" office:value="21.93" table:style-name="ce22">
            <text:p>21.93</text:p>
          </table:table-cell>
          <table:table-cell office:value-type="float" office:value="69.365195" table:formula="of:=100-([.CK52]+[.CM52])" table:style-name="ce33">
            <text:p>69.37</text:p>
          </table:table-cell>
          <table:table-cell office:value-type="float" office:value="8.7048050000000003" table:formula="of:=([.CN52]*(100-[.CK52]))/100" table:style-name="ce33">
            <text:p>8.70</text:p>
          </table:table-cell>
          <table:table-cell office:value-type="float" office:value="11.15" table:style-name="ce22">
            <text:p>11.15</text:p>
          </table:table-cell>
          <table:table-cell office:value-type="float" office:value="8893100" table:style-name="ce22">
            <text:p>8893100</text:p>
          </table:table-cell>
          <table:table-cell office:value-type="float" office:value="5485900" table:style-name="ce22">
            <text:p>5485900</text:p>
          </table:table-cell>
          <table:table-cell office:value-type="float" office:value="2939400" table:style-name="ce22">
            <text:p>2939400</text:p>
          </table:table-cell>
          <table:table-cell office:value-type="float" office:value="898900" table:style-name="ce22">
            <text:p>898900</text:p>
          </table:table-cell>
          <table:table-cell office:value-type="float" office:value="48.816784045934362" table:formula="of:=(([.CO52]*100)/SUM([.$CO$52:.$CR$52]))" table:style-name="ce30">
            <text:p>48.8</text:p>
          </table:table-cell>
          <table:table-cell office:value-type="float" office:value="30.113683147337969" table:formula="of:=(([.CP52]*100)/SUM([.$CO$52:.$CR$52]))" table:style-name="ce30">
            <text:p>30.1</text:p>
          </table:table-cell>
          <table:table-cell office:value-type="float" office:value="16.135212133521431" table:formula="of:=(([.CQ52]*100)/SUM([.$CO$52:.$CR$52]))" table:style-name="ce30">
            <text:p>16.1</text:p>
          </table:table-cell>
          <table:table-cell office:value-type="float" office:value="4.9343206732062379" table:formula="of:=(([.CR52]*100)/SUM([.$CO$52:.$CR$52]))" table:style-name="ce30">
            <text:p>4.9</text:p>
          </table:table-cell>
          <table:table-cell office:value-type="float" office:value="7.3" table:style-name="ce30">
            <text:p>7.3</text:p>
          </table:table-cell>
          <table:table-cell office:value-type="float" office:value="-5.8064516129032313" table:formula="of:=(([.CW52]*100)/[.CW51])-100" table:style-name="ce30">
            <text:p>-5.8</text:p>
          </table:table-cell>
          <table:table-cell office:value-type="float" office:value="18.774733637747335" table:formula="of:=[.DC52]/([.CW52]*12)" table:style-name="ce30">
            <text:p>18.8</text:p>
          </table:table-cell>
          <table:table-cell office:value-type="float" office:value="5.3263072557762472" table:formula="of:=100/[.CY52]" table:style-name="ce30">
            <text:p>5.3</text:p>
          </table:table-cell>
          <table:table-cell office:value-type="float" office:value="25.032978183663118" table:formula="of:=[.DC52]/(([.CW52]*12)*0.75)" table:style-name="ce30">
            <text:p>25.0</text:p>
          </table:table-cell>
          <table:table-cell office:value-type="float" office:value="3.9947304418321843" table:formula="of:=100/[.DA52]" table:style-name="ce30">
            <text:p>4.0</text:p>
          </table:table-cell>
          <table:table-cell office:value-type="float" office:value="1644.6666666666665" table:formula="of:=AVERAGE([Quarterly.D26:.D29])" table:style-name="ce10">
            <text:p>1645</text:p>
          </table:table-cell>
          <table:table-cell office:value-type="float" office:value="1250" table:style-name="ce34">
            <text:p>1250</text:p>
          </table:table-cell>
          <table:table-cell office:value-type="float" office:value="1.41" table:style-name="ce33">
            <text:p>1.41</text:p>
          </table:table-cell>
          <table:table-cell office:value-type="float" office:value="206.4" table:formula="of:=[.DF51]+[.DE52]" table:style-name="ce30">
            <text:p>206.4</text:p>
          </table:table-cell>
          <table:table-cell office:value-type="float" office:value="889.57886525000015" table:formula="of:=(([.DD52]*[.DE52])/100)+[.DG51]" table:style-name="ce30">
            <text:p>889.6</text:p>
          </table:table-cell>
          <table:table-cell office:value-type="float" office:value="360.42113474999985" table:formula="of:=[.DD52]-[.DG52]" table:style-name="ce30">
            <text:p>360.4</text:p>
          </table:table-cell>
          <table:table-cell office:value-type="float" office:value="605.62015503875966" table:formula="of:=[.DD52]/[.DF52]*[.$DF$24]" table:style-name="ce30">
            <text:p>605.6</text:p>
          </table:table-cell>
          <table:table-cell office:value-type="float" office:value="644.37984496124034" table:formula="of:=[.DD52]-[.DI52]" table:style-name="ce30">
            <text:p>644.4</text:p>
          </table:table-cell>
          <table:table-cell office:value-type="float" office:value="-0.51223636363636371" table:formula="of:=([.AH52]-[.AH51])" table:style-name="ce33">
            <text:p>-0.51</text:p>
          </table:table-cell>
          <table:table-cell office:value-type="float" office:value="-8.3577712609970689" table:formula="of:=([.DD52]*100/[.DD51])-100" table:style-name="ce33">
            <text:p>-8.36</text:p>
          </table:table-cell>
          <table:table-cell office:value-type="float" office:value="-9.767771260997069" table:formula="of:=[.DL52]-[.DE52]" table:style-name="ce33">
            <text:p>-9.77</text:p>
          </table:table-cell>
          <table:table-cell office:value-type="float" office:value="-1.8651070215424426" table:formula="of:=([.O52]*100/[.O51])-100" table:style-name="ce33">
            <text:p>-1.87</text:p>
          </table:table-cell>
          <table:table-cell office:value-type="float" office:value="-27.081895623153798" table:formula="of:=([.T52]*100/[.T51])-100" table:style-name="ce33">
            <text:p>-27.08</text:p>
          </table:table-cell>
          <table:table-cell office:value-type="float" office:value="26.09" table:style-name="ce38">
            <text:p>26.1</text:p>
          </table:table-cell>
          <table:table-cell office:value-type="float" office:value="-4.3630408191648851" table:formula="of:=([.DB52]+[.DL52])" table:style-name="ce30">
            <text:p>-4.4</text:p>
          </table:table-cell>
          <table:table-cell office:value-type="float" office:value="415" table:formula="of:=-0.06*(([.A52]-1963)^2)+8.5*([.A52]-1963)+140" table:style-name="ce30">
            <text:p>415.0</text:p>
          </table:table-cell>
          <table:table-cell office:value-type="float" office:value="465" table:formula="of:=[.DR52]+50" table:style-name="ce30">
            <text:p>465.0</text:p>
          </table:table-cell>
          <table:table-cell office:value-type="float" office:value="365" table:formula="of:=[.DR52]-50" table:style-name="ce30">
            <text:p>365.0</text:p>
          </table:table-cell>
          <table:table-cell office:value-type="float" office:value="515" table:formula="of:=[.DR52]+100" table:style-name="ce30">
            <text:p>515.0</text:p>
          </table:table-cell>
          <table:table-cell office:value-type="float" office:value="315" table:formula="of:=[.DR52]-100" table:style-name="ce30">
            <text:p>315.0</text:p>
          </table:table-cell>
          <table:table-cell office:value-type="float" office:value="387.5" table:formula="of:=-0.025*(([.A52]-1963)^2)+5.5*([.A52]-1963)+175" table:style-name="ce30">
            <text:p>387.5</text:p>
          </table:table-cell>
          <table:table-cell office:value-type="float" office:value="0.90950881341361678" table:formula="of:=3.44286538461539*0.264172052" table:style-name="ce94">
            <text:p>0.91</text:p>
          </table:table-cell>
          <table:table-cell office:value-type="float" office:value="-3.0781467890731022" table:formula="of:=([.DX52]*100/[.DX51])-100" table:style-name="ce139">
            <text:p>-3.1</text:p>
          </table:table-cell>
          <table:table-cell office:value-type="float" office:value="1.9" table:style-name="ce94">
            <text:p>1.90</text:p>
          </table:table-cell>
          <table:table-cell table:number-columns-repeated="16254"/>
        </table:table-row>
        <table:table-row table:style-name="ro3">
          <table:table-cell office:value-type="float" office:value="2014" table:style-name="ce18">
            <text:p>2014</text:p>
          </table:table-cell>
          <table:table-cell office:value-type="float" office:value="46508000" table:style-name="ce12">
            <text:p>46508000</text:p>
          </table:table-cell>
          <table:table-cell office:value-type="float" office:value="18485411" table:style-name="ce10">
            <text:p>18485411</text:p>
          </table:table-cell>
          <table:table-cell office:value-type="float" office:value="24520794.517032005" table:style-name="ce10">
            <text:p>24520795</text:p>
          </table:table-cell>
          <table:table-cell office:value-type="float" office:value="38162986.049431995" table:style-name="ce116">
            <text:p>38162986</text:p>
          </table:table-cell>
          <table:table-cell office:value-type="float" office:value="710977.34615384613" table:formula="of:=[.C53]/26" table:style-name="ce34">
            <text:p>710977</text:p>
          </table:table-cell>
          <table:table-cell office:value-type="float" office:value="355488.67307692306" table:formula="of:=[.F53]/2" table:style-name="ce34">
            <text:p>355489</text:p>
          </table:table-cell>
          <table:table-cell office:value-type="float" office:value="533233.00961538462" table:formula="of:=[.G53]*1.5" table:style-name="ce10">
            <text:p>533233</text:p>
          </table:table-cell>
          <table:table-cell office:value-type="float" office:value="619820" table:style-name="ce10">
            <text:p>619820</text:p>
          </table:table-cell>
          <table:table-cell office:value-type="float" office:value="309910" table:formula="of:=[.I53]/2" table:style-name="ce10">
            <text:p>309910</text:p>
          </table:table-cell>
          <table:table-cell office:value-type="float" office:value="795232" table:style-name="ce10">
            <text:p>795232</text:p>
          </table:table-cell>
          <table:table-cell office:value-type="float" office:value="397616" table:formula="of:=[.K53]/2" table:style-name="ce10">
            <text:p>397616</text:p>
          </table:table-cell>
          <table:table-cell office:value-type="float" office:value="698441" table:style-name="ce10">
            <text:p>698441</text:p>
          </table:table-cell>
          <table:table-cell office:value-type="float" office:value="349220.5" table:formula="of:=[.M53]/2" table:style-name="ce10">
            <text:p>349221</text:p>
          </table:table-cell>
          <table:table-cell office:value-type="float" office:value="318830" table:style-name="ce22">
            <text:p>318830</text:p>
          </table:table-cell>
          <table:table-cell office:value-type="float" office:value="137594" table:style-name="ce22">
            <text:p>137594</text:p>
          </table:table-cell>
          <table:table-cell office:value-type="float" office:value="14306" table:style-name="ce22">
            <text:p>14306</text:p>
          </table:table-cell>
          <table:table-cell office:value-type="float" office:value="1827" table:style-name="ce22">
            <text:p>1827</text:p>
          </table:table-cell>
          <table:table-cell office:value-type="float" office:value="196646" table:style-name="ce22">
            <text:p>196646</text:p>
          </table:table-cell>
          <table:table-cell office:value-type="float" office:value="204302" table:style-name="ce22">
            <text:p>204302</text:p>
          </table:table-cell>
          <table:table-cell office:value-type="float" office:value="282360" table:style-name="ce22">
            <text:p>282360</text:p>
          </table:table-cell>
          <table:table-cell office:value-type="float" office:value="20890540000" table:style-name="ce126">
            <text:p>2.1E+10</text:p>
          </table:table-cell>
          <table:table-cell office:value-type="float" office:value="102253.23295905082" table:formula="of:=[.V53]/[.T53]" table:style-name="ce34">
            <text:p>102253</text:p>
          </table:table-cell>
          <table:table-cell office:value-type="float" office:value="33601" table:style-name="ce22">
            <text:p>33601</text:p>
          </table:table-cell>
          <table:table-cell office:value-type="float" office:value="9547" table:style-name="ce22">
            <text:p>9547</text:p>
          </table:table-cell>
          <table:table-cell office:value-type="float" office:value="3.5195349324395098" table:formula="of:=[.X53]/[.Y53]" table:style-name="ce98">
            <text:p>3.52</text:p>
          </table:table-cell>
          <table:table-cell office:value-type="float" office:value="0.64078662610168424" table:formula="of:=[.T53]/[.O53]" table:style-name="ce33">
            <text:p>0.64</text:p>
          </table:table-cell>
          <table:table-cell office:value-type="float" office:value="57.940806173985102" table:formula="of:=([.W53]*100)/([.DD53]*(([.BP53]*([.BO53]/([.BJ53]+[.BO53])))+([.BK53]*([.BJ53]/([.BJ53]+[.BO53])))))" table:style-name="ce98">
            <text:p>57.94</text:p>
          </table:table-cell>
          <table:table-cell office:value-type="float" office:value="4.7461379137279867" table:formula="of:=(([.V53]*100/[.V52])-100)-[.DE53]" table:style-name="ce36">
            <text:p>4.75</text:p>
          </table:table-cell>
          <table:table-cell office:value-type="float" office:value="3.004" table:style-name="ce36">
            <text:p>3.00</text:p>
          </table:table-cell>
          <table:table-cell office:value-type="float" office:value="5.4" table:style-name="ce36">
            <text:p>5.40</text:p>
          </table:table-cell>
          <table:table-cell office:value-type="float" office:value="94.6" table:style-name="ce36">
            <text:p>94.60</text:p>
          </table:table-cell>
          <table:table-cell office:value-type="float" office:value="23" table:style-name="ce88">
            <text:p>23</text:p>
          </table:table-cell>
          <table:table-cell office:value-type="float" office:value="0.46862727272727284" table:style-name="ce36">
            <text:p>0.47</text:p>
          </table:table-cell>
          <table:table-cell office:value-type="float" office:value="1.3205499999999999" table:style-name="ce105">
            <text:p>1.32</text:p>
          </table:table-cell>
          <table:table-cell office:value-type="float" office:value="125300" table:formula="of:=[.DD53]*100" table:style-name="ce106">
            <text:p>125300</text:p>
          </table:table-cell>
          <table:table-cell office:value-type="float" office:value="165464.91499999998" table:formula="of:=([.DD53]*100)*[.AI53]" table:style-name="ce106">
            <text:p>165465</text:p>
          </table:table-cell>
          <table:table-cell office:value-type="float" office:value="10328136000000" table:style-name="ce127">
            <text:p>1.03E+13</text:p>
          </table:table-cell>
          <table:table-cell office:value-type="float" office:value="4.8597828533567196" table:formula="of:=([.AL53]*100/[.AL52])-100" table:style-name="ce103">
            <text:p>4.86</text:p>
          </table:table-cell>
          <table:table-cell office:value-type="float" office:value="374.17320000000001" table:style-name="ce99">
            <text:p>374</text:p>
          </table:table-cell>
          <table:table-cell office:value-type="float" office:value="334.87165836569801" table:formula="of:=[.DD53]*100/[.AN53]" table:style-name="ce99">
            <text:p>335</text:p>
          </table:table-cell>
          <table:table-cell office:value-type="float" office:value="950.48333333333323" table:style-name="ce108">
            <text:p>950</text:p>
          </table:table-cell>
          <table:table-cell office:value-type="float" office:value="131.82766662575182" table:formula="of:=[.DD53]*100/[.AP53]" table:style-name="ce109">
            <text:p>132</text:p>
          </table:table-cell>
          <table:table-cell office:value-type="float" office:value="1.4026054335030125" table:style-name="ce150">
            <text:p>1.4</text:p>
          </table:table-cell>
          <table:table-cell office:value-type="float" office:value="628963000000" table:style-name="ce122">
            <text:p>6.29E+11</text:p>
          </table:table-cell>
          <table:table-cell office:value-type="float" office:value="16480.969261297134" table:formula="of:=[.AS53]/[.E53]" table:style-name="ce34">
            <text:p>16481</text:p>
          </table:table-cell>
          <table:table-cell office:value-type="float" office:value="16822.638796510651" table:formula="of:=[.AU52]*(1+([.DE53]/100))" table:style-name="ce109">
            <text:p>16823</text:p>
          </table:table-cell>
          <table:table-cell office:value-type="float" office:value="21447.224587689256" table:formula="of:=[.AT53]+(12*PMT([.AD53]/100/12;[.AG53]*12;([.AT53]*5)*-1))" table:style-name="ce109">
            <text:p>21447</text:p>
          </table:table-cell>
          <table:table-cell office:value-type="float" office:value="19821.118659196247" table:formula="of:=[.AW52]*(1+([.DL53]/100))" table:style-name="ce109">
            <text:p>19821</text:p>
          </table:table-cell>
          <table:table-cell office:value-type="float" office:value="20181.062545594348" table:formula="of:=(([.AW53]+([.AU53]-[.AT53])+([.AV53]-[.AT53]))-[.AT53])+[.$AT$38]" table:style-name="ce109">
            <text:p>20181</text:p>
          </table:table-cell>
          <table:table-cell office:value-type="float" office:value="128.96394502638532" table:formula="of:=[.AX53]*[.$AY$38]/[.$AX$38]" table:style-name="ce109">
            <text:p>129</text:p>
          </table:table-cell>
          <table:table-cell office:value-type="float" office:value="6.2043215625173112" table:formula="of:=[.W53]/[.AT53]" table:style-name="ce37">
            <text:p>6.2</text:p>
          </table:table-cell>
          <table:table-cell office:value-type="float" office:value="20450.646591810164" table:formula="of:=[.W53]/5" table:style-name="ce34">
            <text:p>20451</text:p>
          </table:table-cell>
          <table:table-cell office:value-type="float" office:value="19.411011347204834" table:formula="of:=100-(([.AT53]*100)/[.BA53])" table:style-name="ce34">
            <text:p>19</text:p>
          </table:table-cell>
          <table:table-cell office:value-type="float" office:value="645" table:style-name="ce10">
            <text:p>645</text:p>
          </table:table-cell>
          <table:table-cell office:value-type="float" office:value="146.52500000000001" table:style-name="ce10">
            <text:p>147</text:p>
          </table:table-cell>
          <table:table-cell office:value-type="float" office:value="15899" table:style-name="ce22">
            <text:p>15899</text:p>
          </table:table-cell>
          <table:table-cell office:value-type="float" office:value="56606" table:style-name="ce22">
            <text:p>56606</text:p>
          </table:table-cell>
          <table:table-cell office:value-type="float" office:value="14934" table:style-name="ce22">
            <text:p>14934</text:p>
          </table:table-cell>
          <table:table-cell office:value-type="float" office:value="39293" table:style-name="ce22">
            <text:p>39293</text:p>
          </table:table-cell>
          <table:table-cell office:value-type="float" office:value="2379" table:style-name="ce22">
            <text:p>2379</text:p>
          </table:table-cell>
          <table:table-cell office:value-type="float" office:value="11550" table:style-name="ce22">
            <text:p>11550</text:p>
          </table:table-cell>
          <table:table-cell office:value-type="float" office:value="198.73922895243689" table:style-name="ce83">
            <text:p>199</text:p>
          </table:table-cell>
          <table:table-cell office:value-type="float" office:value="1527021399.9999998" table:style-name="ce22">
            <text:p>1527021400</text:p>
          </table:table-cell>
          <table:table-cell office:value-type="float" office:value="132209.645021645" table:formula="of:=[.BL53]/[.BJ53]" table:style-name="ce69">
            <text:p>132210</text:p>
          </table:table-cell>
          <table:table-cell office:value-type="float" office:value="665.24181319675927" table:formula="of:=[.BM53]/[.BK53]" table:style-name="ce69">
            <text:p>665</text:p>
          </table:table-cell>
          <table:table-cell office:value-type="float" office:value="23301" table:style-name="ce22">
            <text:p>23301</text:p>
          </table:table-cell>
          <table:table-cell office:value-type="float" office:value="112.14759479853062" table:style-name="ce83">
            <text:p>112</text:p>
          </table:table-cell>
          <table:table-cell office:value-type="float" office:value="1719056499.9999998" table:style-name="ce22">
            <text:p>1719056500</text:p>
          </table:table-cell>
          <table:table-cell office:value-type="float" office:value="73776.082571563442" table:formula="of:=[.BQ53]/[.BO53]" table:style-name="ce80">
            <text:p>73776</text:p>
          </table:table-cell>
          <table:table-cell office:value-type="float" office:value="657.84810368960382" table:formula="of:=[.BR53]/[.BP53]" table:style-name="ce80">
            <text:p>658</text:p>
          </table:table-cell>
          <table:table-cell office:value-type="float" office:value="1.8940511661500588" table:formula="of:=[.DD53]/(([.BS53]+[.BN53])/2)" table:style-name="ce86">
            <text:p>1.89</text:p>
          </table:table-cell>
          <table:table-cell office:value-type="float" office:value="-1.1389488202908638E-2" table:formula="of:=[.BV53]-[.BV52]" table:style-name="ce85">
            <text:p>0.0</text:p>
          </table:table-cell>
          <table:table-cell office:value-type="float" office:value="101.11235098230269" table:style-name="ce81">
            <text:p>101</text:p>
          </table:table-cell>
          <table:table-cell office:value-type="float" office:value="25492335" table:style-name="ce10">
            <text:p>25492335</text:p>
          </table:table-cell>
          <table:table-cell office:value-type="float" office:value="51029" table:formula="of:=[.BW53]-[.BW52]" table:style-name="ce34">
            <text:p>51029</text:p>
          </table:table-cell>
          <table:table-cell office:value-type="float" office:value="35382" table:style-name="ce109">
            <text:p>35382</text:p>
          </table:table-cell>
          <table:table-cell office:value-type="float" office:value="15046" table:style-name="ce109">
            <text:p>15046</text:p>
          </table:table-cell>
          <table:table-cell office:value-type="float" office:value="70.16340128500039" table:formula="of:=100-[.CB53]" table:style-name="ce109">
            <text:p>70</text:p>
          </table:table-cell>
          <table:table-cell office:value-type="float" office:value="29.836598714999603" table:formula="of:=([.BZ53]*100)/([.BY53]+[.BZ53])" table:style-name="ce109">
            <text:p>30</text:p>
          </table:table-cell>
          <table:table-cell office:value-type="float" office:value="0.54812795648060553" table:formula="of:=([.BW53]/[.B53])" table:style-name="ce146">
            <text:p>0.5481</text:p>
          </table:table-cell>
          <table:table-cell office:value-type="float" office:value="0.20057539498955634" table:formula="of:=([.BW53]*100/[.BW52])-100" table:style-name="ce30">
            <text:p>0.2</text:p>
          </table:table-cell>
          <table:table-cell office:value-type="float" office:value="-0.47080979284369562" table:formula="of:=([.B53]*100/[.B52])-100" table:style-name="ce33">
            <text:p>-0.47</text:p>
          </table:table-cell>
          <table:table-cell office:value-type="float" office:value="0.67138518783325196" table:formula="of:=[.CD53]-[.CE53]" table:style-name="ce30">
            <text:p>0.7</text:p>
          </table:table-cell>
          <table:table-cell office:value-type="float" office:value="993000" table:style-name="ce116">
            <text:p>993000</text:p>
          </table:table-cell>
          <table:table-cell office:value-type="float" office:value="19.459523016324052" table:formula="of:=[.CG53]/[.BX53]" table:style-name="ce116">
            <text:p>19</text:p>
          </table:table-cell>
          <table:table-cell office:value-type="float" office:value="2.1351165390900491" table:formula="of:=[.CG53]/[.B53]*100" table:style-name="ce148">
            <text:p>2.1</text:p>
          </table:table-cell>
          <table:table-cell office:value-type="float" office:value="10833.2" table:style-name="ce10">
            <text:p>10833</text:p>
          </table:table-cell>
          <table:table-cell office:value-type="float" office:value="15.28" table:style-name="ce22">
            <text:p>15.28</text:p>
          </table:table-cell>
          <table:table-cell office:value-type="float" office:value="73.69792799999999" table:formula="of:=100-([.CK53]+[.CM53])" table:style-name="ce33">
            <text:p>73.70</text:p>
          </table:table-cell>
          <table:table-cell office:value-type="float" office:value="11.022072000000001" table:formula="of:=([.CN53]*(100-[.CK53]))/100" table:style-name="ce33">
            <text:p>11.02</text:p>
          </table:table-cell>
          <table:table-cell office:value-type="float" office:value="13.01" table:style-name="ce22">
            <text:p>13.01</text:p>
          </table:table-cell>
          <table:table-cell office:value-type="float" office:value="8885000" table:style-name="ce22">
            <text:p>8885000</text:p>
          </table:table-cell>
          <table:table-cell office:value-type="float" office:value="5396300" table:style-name="ce22">
            <text:p>5396300</text:p>
          </table:table-cell>
          <table:table-cell office:value-type="float" office:value="3044500" table:style-name="ce22">
            <text:p>3044500</text:p>
          </table:table-cell>
          <table:table-cell office:value-type="float" office:value="977300" table:style-name="ce22">
            <text:p>977300</text:p>
          </table:table-cell>
          <table:table-cell office:value-type="float" office:value="48.543689320388353" table:formula="of:=(([.CO53]*100)/SUM([.$CO$53:.$CR$53]))" table:style-name="ce30">
            <text:p>48.5</text:p>
          </table:table-cell>
          <table:table-cell office:value-type="float" office:value="29.482983756849933" table:formula="of:=(([.CP53]*100)/SUM([.$CO$53:.$CR$53]))" table:style-name="ce30">
            <text:p>29.5</text:p>
          </table:table-cell>
          <table:table-cell office:value-type="float" office:value="16.6337942752867" table:formula="of:=(([.CQ53]*100)/SUM([.$CO$53:.$CR$53]))" table:style-name="ce30">
            <text:p>16.6</text:p>
          </table:table-cell>
          <table:table-cell office:value-type="float" office:value="5.3395326474750178" table:formula="of:=(([.CR53]*100)/SUM([.$CO$53:.$CR$53]))" table:style-name="ce30">
            <text:p>5.3</text:p>
          </table:table-cell>
          <table:table-cell office:value-type="float" office:value="7.25" table:style-name="ce30">
            <text:p>7.3</text:p>
          </table:table-cell>
          <table:table-cell office:value-type="float" office:value="-0.68493150684930981" table:formula="of:=(([.CW53]*100)/[.CW52])-100" table:style-name="ce30">
            <text:p>-0.7</text:p>
          </table:table-cell>
          <table:table-cell office:value-type="float" office:value="17.995210727969351" table:formula="of:=[.DC53]/([.CW53]*12)" table:style-name="ce30">
            <text:p>18.0</text:p>
          </table:table-cell>
          <table:table-cell office:value-type="float" office:value="5.557034119337839" table:formula="of:=100/[.CY53]" table:style-name="ce30">
            <text:p>5.6</text:p>
          </table:table-cell>
          <table:table-cell office:value-type="float" office:value="23.993614303959134" table:formula="of:=[.DC53]/(([.CW53]*12)*0.75)" table:style-name="ce30">
            <text:p>24.0</text:p>
          </table:table-cell>
          <table:table-cell office:value-type="float" office:value="4.1677755895033792" table:formula="of:=100/[.DA53]" table:style-name="ce30">
            <text:p>4.2</text:p>
          </table:table-cell>
          <table:table-cell office:value-type="float" office:value="1565.5833333333335" table:formula="of:=AVERAGE([Quarterly.D30:.D33])" table:style-name="ce10">
            <text:p>1566</text:p>
          </table:table-cell>
          <table:table-cell office:value-type="float" office:value="1253" table:style-name="ce34">
            <text:p>1253</text:p>
          </table:table-cell>
          <table:table-cell office:value-type="float" office:value="-0.15" table:style-name="ce33">
            <text:p>-0.15</text:p>
          </table:table-cell>
          <table:table-cell office:value-type="float" office:value="206.25" table:formula="of:=[.DF52]+[.DE53]" table:style-name="ce30">
            <text:p>206.3</text:p>
          </table:table-cell>
          <table:table-cell office:value-type="float" office:value="887.69936525000014" table:formula="of:=(([.DD53]*[.DE53])/100)+[.DG52]" table:style-name="ce30">
            <text:p>887.7</text:p>
          </table:table-cell>
          <table:table-cell office:value-type="float" office:value="365.30063474999986" table:formula="of:=[.DD53]-[.DG53]" table:style-name="ce30">
            <text:p>365.3</text:p>
          </table:table-cell>
          <table:table-cell office:value-type="float" office:value="607.5151515151515" table:formula="of:=[.DD53]/[.DF53]*[.$DF$24]" table:style-name="ce30">
            <text:p>607.5</text:p>
          </table:table-cell>
          <table:table-cell office:value-type="float" office:value="645.4848484848485" table:formula="of:=[.DD53]-[.DI53]" table:style-name="ce30">
            <text:p>645.5</text:p>
          </table:table-cell>
          <table:table-cell office:value-type="float" office:value="-6.4054545454545309E-2" table:formula="of:=([.AH53]-[.AH52])" table:style-name="ce33">
            <text:p>-0.06</text:p>
          </table:table-cell>
          <table:table-cell office:value-type="float" office:value="0.23999999999999488" table:formula="of:=([.DD53]*100/[.DD52])-100" table:style-name="ce33">
            <text:p>0.24</text:p>
          </table:table-cell>
          <table:table-cell office:value-type="float" office:value="0.38999999999999491" table:formula="of:=[.DL53]-[.DE53]" table:style-name="ce33">
            <text:p>0.39</text:p>
          </table:table-cell>
          <table:table-cell office:value-type="float" office:value="1.9952462147264924" table:formula="of:=([.O53]*100/[.O52])-100" table:style-name="ce33">
            <text:p>2.00</text:p>
          </table:table-cell>
          <table:table-cell office:value-type="float" office:value="2.302919835956402" table:formula="of:=([.T53]*100/[.T52])-100" table:style-name="ce33">
            <text:p>2.30</text:p>
          </table:table-cell>
          <table:table-cell office:value-type="float" office:value="24.44" table:style-name="ce38">
            <text:p>24.4</text:p>
          </table:table-cell>
          <table:table-cell office:value-type="float" office:value="4.4077755895033741" table:formula="of:=([.DB53]+[.DL53])" table:style-name="ce30">
            <text:p>4.4</text:p>
          </table:table-cell>
          <table:table-cell office:value-type="float" office:value="417.44" table:formula="of:=-0.06*(([.A53]-1963)^2)+8.5*([.A53]-1963)+140" table:style-name="ce30">
            <text:p>417.4</text:p>
          </table:table-cell>
          <table:table-cell office:value-type="float" office:value="467.44" table:formula="of:=[.DR53]+50" table:style-name="ce30">
            <text:p>467.4</text:p>
          </table:table-cell>
          <table:table-cell office:value-type="float" office:value="367.44" table:formula="of:=[.DR53]-50" table:style-name="ce30">
            <text:p>367.4</text:p>
          </table:table-cell>
          <table:table-cell office:value-type="float" office:value="517.44000000000005" table:formula="of:=[.DR53]+100" table:style-name="ce30">
            <text:p>517.4</text:p>
          </table:table-cell>
          <table:table-cell office:value-type="float" office:value="317.44" table:formula="of:=[.DR53]-100" table:style-name="ce30">
            <text:p>317.4</text:p>
          </table:table-cell>
          <table:table-cell office:value-type="float" office:value="390.47500000000002" table:formula="of:=-0.025*(([.A53]-1963)^2)+5.5*([.A53]-1963)+175" table:style-name="ce30">
            <text:p>390.5</text:p>
          </table:table-cell>
          <table:table-cell office:value-type="float" office:value="0.87144771699853796" table:formula="of:=3.29878846153846*0.264172052" table:style-name="ce94">
            <text:p>0.87</text:p>
          </table:table-cell>
          <table:table-cell office:value-type="float" office:value="-4.184796876483901" table:formula="of:=([.DX53]*100/[.DX52])-100" table:style-name="ce139">
            <text:p>-4.2</text:p>
          </table:table-cell>
          <table:table-cell office:value-type="float" office:value="1.84" table:style-name="ce94">
            <text:p>1.84</text:p>
          </table:table-cell>
          <table:table-cell table:number-columns-repeated="16254"/>
        </table:table-row>
        <table:table-row table:style-name="ro3">
          <table:table-cell office:value-type="float" office:value="2015" table:style-name="ce18">
            <text:p>2015</text:p>
          </table:table-cell>
          <table:table-cell office:value-type="float" office:value="46449000" table:style-name="ce12">
            <text:p>46449000</text:p>
          </table:table-cell>
          <table:table-cell office:value-type="float" office:value="18171401" table:style-name="ce10">
            <text:p>18171401</text:p>
          </table:table-cell>
          <table:table-cell office:value-type="float" office:value="24348397.706585001" table:style-name="ce10">
            <text:p>24348398</text:p>
          </table:table-cell>
          <table:table-cell office:value-type="float" office:value="38102545.920077994" table:style-name="ce116">
            <text:p>38102546</text:p>
          </table:table-cell>
          <table:table-cell office:value-type="float" office:value="698900.0384615385" table:formula="of:=[.C54]/26" table:style-name="ce34">
            <text:p>698900</text:p>
          </table:table-cell>
          <table:table-cell office:value-type="float" office:value="349450.01923076925" table:formula="of:=[.F54]/2" table:style-name="ce34">
            <text:p>349450</text:p>
          </table:table-cell>
          <table:table-cell office:value-type="float" office:value="524175.02884615387" table:formula="of:=[.G54]*1.5" table:style-name="ce10">
            <text:p>524175</text:p>
          </table:table-cell>
          <table:table-cell office:value-type="float" office:value="591237" table:style-name="ce10">
            <text:p>591237</text:p>
          </table:table-cell>
          <table:table-cell office:value-type="float" office:value="295618.5" table:formula="of:=[.I54]/2" table:style-name="ce10">
            <text:p>295619</text:p>
          </table:table-cell>
          <table:table-cell office:value-type="float" office:value="803340" table:style-name="ce10">
            <text:p>803340</text:p>
          </table:table-cell>
          <table:table-cell office:value-type="float" office:value="401670" table:formula="of:=[.K54]/2" table:style-name="ce10">
            <text:p>401670</text:p>
          </table:table-cell>
          <table:table-cell office:value-type="float" office:value="730731" table:style-name="ce10">
            <text:p>730731</text:p>
          </table:table-cell>
          <table:table-cell office:value-type="float" office:value="365365.5" table:formula="of:=[.M54]/2" table:style-name="ce10">
            <text:p>365366</text:p>
          </table:table-cell>
          <table:table-cell office:value-type="float" office:value="355556" table:style-name="ce22">
            <text:p>355556</text:p>
          </table:table-cell>
          <table:table-cell office:value-type="float" office:value="151206" table:style-name="ce22">
            <text:p>151206</text:p>
          </table:table-cell>
          <table:table-cell office:value-type="float" office:value="14992" table:style-name="ce22">
            <text:p>14992</text:p>
          </table:table-cell>
          <table:table-cell office:value-type="float" office:value="1720" table:style-name="ce22">
            <text:p>1720</text:p>
          </table:table-cell>
          <table:table-cell office:value-type="float" office:value="196668" table:style-name="ce22">
            <text:p>196668</text:p>
          </table:table-cell>
          <table:table-cell office:value-type="float" office:value="246767" table:style-name="ce22">
            <text:p>246767</text:p>
          </table:table-cell>
          <table:table-cell office:value-type="float" office:value="302418" table:style-name="ce22">
            <text:p>302418</text:p>
          </table:table-cell>
          <table:table-cell office:value-type="float" office:value="26338940000" table:style-name="ce126">
            <text:p>2.6E+10</text:p>
          </table:table-cell>
          <table:table-cell office:value-type="float" office:value="106736.07086847107" table:formula="of:=[.V54]/[.T54]" table:style-name="ce34">
            <text:p>106736</text:p>
          </table:table-cell>
          <table:table-cell office:value-type="float" office:value="29029" table:style-name="ce22">
            <text:p>29029</text:p>
          </table:table-cell>
          <table:table-cell office:value-type="float" office:value="7055" table:style-name="ce22">
            <text:p>7055</text:p>
          </table:table-cell>
          <table:table-cell office:value-type="float" office:value="4.11467044649185" table:formula="of:=[.X54]/[.Y54]" table:style-name="ce98">
            <text:p>4.11</text:p>
          </table:table-cell>
          <table:table-cell office:value-type="float" office:value="0.6940313199608501" table:formula="of:=[.T54]/[.O54]" table:style-name="ce33">
            <text:p>0.69</text:p>
          </table:table-cell>
          <table:table-cell office:value-type="float" office:value="59.848546403258034" table:formula="of:=([.W54]*100)/([.DD54]*(([.BP54]*([.BO54]/([.BJ54]+[.BO54])))+([.BK54]*([.BJ54]/([.BJ54]+[.BO54])))))" table:style-name="ce98">
            <text:p>59.85</text:p>
          </table:table-cell>
          <table:table-cell office:value-type="float" office:value="26.580704471976304" table:formula="of:=(([.V54]*100/[.V53])-100)-[.DE54]" table:style-name="ce36">
            <text:p>26.58</text:p>
          </table:table-cell>
          <table:table-cell office:value-type="float" office:value="2.2120000000000002" table:style-name="ce36">
            <text:p>2.21</text:p>
          </table:table-cell>
          <table:table-cell office:value-type="float" office:value="7.4" table:style-name="ce36">
            <text:p>7.40</text:p>
          </table:table-cell>
          <table:table-cell office:value-type="float" office:value="92.6" table:style-name="ce36">
            <text:p>92.60</text:p>
          </table:table-cell>
          <table:table-cell office:value-type="float" office:value="23" table:style-name="ce88">
            <text:p>23</text:p>
          </table:table-cell>
          <table:table-cell office:value-type="float" office:value="0.15673636363636365" table:style-name="ce36">
            <text:p>0.16</text:p>
          </table:table-cell>
          <table:table-cell office:value-type="float" office:value="1.1029583333333333" table:style-name="ce105">
            <text:p>1.10</text:p>
          </table:table-cell>
          <table:table-cell office:value-type="float" office:value="127800" table:formula="of:=[.DD54]*100" table:style-name="ce106">
            <text:p>127800</text:p>
          </table:table-cell>
          <table:table-cell office:value-type="float" office:value="140958.07499999998" table:formula="of:=([.DD54]*100)*[.AI54]" table:style-name="ce106">
            <text:p>140958</text:p>
          </table:table-cell>
          <table:table-cell office:value-type="float" office:value="10837680000000" table:style-name="ce127">
            <text:p>1.08E+13</text:p>
          </table:table-cell>
          <table:table-cell office:value-type="float" office:value="4.933552385444969" table:formula="of:=([.AL54]*100/[.AL53])-100" table:style-name="ce103">
            <text:p>4.93</text:p>
          </table:table-cell>
          <table:table-cell office:value-type="float" office:value="251.56777449999996" table:style-name="ce99">
            <text:p>252</text:p>
          </table:table-cell>
          <table:table-cell office:value-type="float" office:value="508.01419320899555" table:formula="of:=[.DD54]*100/[.AN54]" table:style-name="ce99">
            <text:p>508</text:p>
          </table:table-cell>
          <table:table-cell office:value-type="float" office:value="1042.9791666666667" table:style-name="ce108">
            <text:p>1043</text:p>
          </table:table-cell>
          <table:table-cell office:value-type="float" office:value="122.53360765435551" table:formula="of:=[.DD54]*100/[.AP54]" table:style-name="ce109">
            <text:p>123</text:p>
          </table:table-cell>
          <table:table-cell office:value-type="float" office:value="2.0495685046878975" table:style-name="ce150">
            <text:p>2.0</text:p>
          </table:table-cell>
          <table:table-cell office:value-type="float" office:value="653814000000" table:style-name="ce122">
            <text:p>6.54E+11</text:p>
          </table:table-cell>
          <table:table-cell office:value-type="float" office:value="17159.325819629157" table:formula="of:=[.AS54]/[.E54]" table:style-name="ce34">
            <text:p>17159</text:p>
          </table:table-cell>
          <table:table-cell office:value-type="float" office:value="16738.525602528098" table:formula="of:=[.AU53]*(1+([.DE54]/100))" table:style-name="ce109">
            <text:p>16739</text:p>
          </table:table-cell>
          <table:table-cell office:value-type="float" office:value="21922.00498909341" table:formula="of:=[.AT54]+(12*PMT([.AD54]/100/12;[.AG54]*12;([.AT54]*5)*-1))" table:style-name="ce109">
            <text:p>21922</text:p>
          </table:table-cell>
          <table:table-cell office:value-type="float" office:value="20216.591896610378" table:formula="of:=[.AW53]*(1+([.DL54]/100))" table:style-name="ce109">
            <text:p>20217</text:p>
          </table:table-cell>
          <table:table-cell office:value-type="float" office:value="18932.13331543401" table:formula="of:=(([.AW54]+([.AU54]-[.AT54])+([.AV54]-[.AT54]))-[.AT54])+[.$AT$38]" table:style-name="ce109">
            <text:p>18932</text:p>
          </table:table-cell>
          <table:table-cell office:value-type="float" office:value="120.98285680487315" table:formula="of:=[.AX54]*[.$AY$38]/[.$AX$38]" table:style-name="ce109">
            <text:p>121</text:p>
          </table:table-cell>
          <table:table-cell office:value-type="float" office:value="6.2202951322465081" table:formula="of:=[.W54]/[.AT54]" table:style-name="ce37">
            <text:p>6.2</text:p>
          </table:table-cell>
          <table:table-cell office:value-type="float" office:value="21347.214173694214" table:formula="of:=[.W54]/5" table:style-name="ce34">
            <text:p>21347</text:p>
          </table:table-cell>
          <table:table-cell office:value-type="float" office:value="19.617961950396861" table:formula="of:=100-(([.AT54]*100)/[.BA54])" table:style-name="ce34">
            <text:p>20</text:p>
          </table:table-cell>
          <table:table-cell office:value-type="float" office:value="645" table:style-name="ce10">
            <text:p>645</text:p>
          </table:table-cell>
          <table:table-cell office:value-type="float" office:value="152.875" table:style-name="ce10">
            <text:p>153</text:p>
          </table:table-cell>
          <table:table-cell office:value-type="float" office:value="15718" table:style-name="ce22">
            <text:p>15718</text:p>
          </table:table-cell>
          <table:table-cell office:value-type="float" office:value="64156" table:style-name="ce22">
            <text:p>64156</text:p>
          </table:table-cell>
          <table:table-cell office:value-type="float" office:value="17915" table:style-name="ce22">
            <text:p>17915</text:p>
          </table:table-cell>
          <table:table-cell office:value-type="float" office:value="43700" table:style-name="ce22">
            <text:p>43700</text:p>
          </table:table-cell>
          <table:table-cell office:value-type="float" office:value="2541" table:style-name="ce22">
            <text:p>2541</text:p>
          </table:table-cell>
          <table:table-cell office:value-type="float" office:value="14651" table:style-name="ce22">
            <text:p>14651</text:p>
          </table:table-cell>
          <table:table-cell office:value-type="float" office:value="201.52778170772271" table:style-name="ce83">
            <text:p>202</text:p>
          </table:table-cell>
          <table:table-cell office:value-type="float" office:value="2013348599.9999998" table:style-name="ce22">
            <text:p>2013348600</text:p>
          </table:table-cell>
          <table:table-cell office:value-type="float" office:value="137420.55832366389" table:formula="of:=[.BL54]/[.BJ54]" table:style-name="ce69">
            <text:p>137421</text:p>
          </table:table-cell>
          <table:table-cell office:value-type="float" office:value="681.89386673727188" table:formula="of:=[.BM54]/[.BK54]" table:style-name="ce69">
            <text:p>682</text:p>
          </table:table-cell>
          <table:table-cell office:value-type="float" office:value="35025" table:style-name="ce22">
            <text:p>35025</text:p>
          </table:table-cell>
          <table:table-cell office:value-type="float" office:value="113.62321060148459" table:style-name="ce83">
            <text:p>114</text:p>
          </table:table-cell>
          <table:table-cell office:value-type="float" office:value="2698152700" table:style-name="ce22">
            <text:p>2698152700</text:p>
          </table:table-cell>
          <table:table-cell office:value-type="float" office:value="77035.052105638824" table:formula="of:=[.BQ54]/[.BO54]" table:style-name="ce80">
            <text:p>77035</text:p>
          </table:table-cell>
          <table:table-cell office:value-type="float" office:value="677.98693328449474" table:formula="of:=[.BR54]/[.BP54]" table:style-name="ce80">
            <text:p>678</text:p>
          </table:table-cell>
          <table:table-cell office:value-type="float" office:value="1.879576504028212" table:formula="of:=[.DD54]/(([.BS54]+[.BN54])/2)" table:style-name="ce86">
            <text:p>1.88</text:p>
          </table:table-cell>
          <table:table-cell office:value-type="float" office:value="-1.1117345204210523" table:formula="of:=[.BV54]-[.BV53]" table:style-name="ce85">
            <text:p>-1.1</text:p>
          </table:table-cell>
          <table:table-cell office:value-type="float" office:value="100.00061646188163" table:style-name="ce81">
            <text:p>100</text:p>
          </table:table-cell>
          <table:table-cell office:value-type="float" office:value="25541915" table:style-name="ce10">
            <text:p>25541915</text:p>
          </table:table-cell>
          <table:table-cell office:value-type="float" office:value="49580" table:formula="of:=[.BW54]-[.BW53]" table:style-name="ce34">
            <text:p>49580</text:p>
          </table:table-cell>
          <table:table-cell office:value-type="float" office:value="41541" table:style-name="ce109">
            <text:p>41541</text:p>
          </table:table-cell>
          <table:table-cell office:value-type="float" office:value="7931" table:style-name="ce109">
            <text:p>7931</text:p>
          </table:table-cell>
          <table:table-cell office:value-type="float" office:value="83.968709573091843" table:formula="of:=100-[.CB54]" table:style-name="ce109">
            <text:p>84</text:p>
          </table:table-cell>
          <table:table-cell office:value-type="float" office:value="16.03129042690815" table:formula="of:=([.BZ54]*100)/([.BY54]+[.BZ54])" table:style-name="ce109">
            <text:p>16</text:p>
          </table:table-cell>
          <table:table-cell office:value-type="float" office:value="0.54989160154147565" table:formula="of:=([.BW54]/[.B54])" table:style-name="ce146">
            <text:p>0.5499</text:p>
          </table:table-cell>
          <table:table-cell office:value-type="float" office:value="0.19448983390498142" table:formula="of:=([.BW54]*100/[.BW53])-100" table:style-name="ce30">
            <text:p>0.2</text:p>
          </table:table-cell>
          <table:table-cell office:value-type="float" office:value="-0.12685989507181716" table:formula="of:=([.B54]*100/[.B53])-100" table:style-name="ce33">
            <text:p>-0.13</text:p>
          </table:table-cell>
          <table:table-cell office:value-type="float" office:value="0.32134972897679859" table:formula="of:=[.CD54]-[.CE54]" table:style-name="ce30">
            <text:p>0.3</text:p>
          </table:table-cell>
          <table:table-cell office:value-type="float" office:value="1074000" table:style-name="ce116">
            <text:p>1074000</text:p>
          </table:table-cell>
          <table:table-cell office:value-type="float" office:value="21.661960467930616" table:formula="of:=[.CG54]/[.BX54]" table:style-name="ce116">
            <text:p>22</text:p>
          </table:table-cell>
          <table:table-cell office:value-type="float" office:value="2.3122133953368209" table:formula="of:=[.CG54]/[.B54]*100" table:style-name="ce148">
            <text:p>2.3</text:p>
          </table:table-cell>
          <table:table-cell office:value-type="float" office:value="11491.999999999998" table:style-name="ce10">
            <text:p>11492</text:p>
          </table:table-cell>
          <table:table-cell office:value-type="float" office:value="12.71" table:style-name="ce22">
            <text:p>12.71</text:p>
          </table:table-cell>
          <table:table-cell office:value-type="float" office:value="75.785178000000002" table:formula="of:=100-([.CK54]+[.CM54])" table:style-name="ce33">
            <text:p>75.79</text:p>
          </table:table-cell>
          <table:table-cell office:value-type="float" office:value="11.504821999999999" table:formula="of:=([.CN54]*(100-[.CK54]))/100" table:style-name="ce33">
            <text:p>11.50</text:p>
          </table:table-cell>
          <table:table-cell office:value-type="float" office:value="13.18" table:style-name="ce22">
            <text:p>13.18</text:p>
          </table:table-cell>
          <table:table-cell office:value-type="float" office:value="8975000" table:style-name="ce22">
            <text:p>8975000</text:p>
          </table:table-cell>
          <table:table-cell office:value-type="float" office:value="5199800" table:style-name="ce22">
            <text:p>5199800</text:p>
          </table:table-cell>
          <table:table-cell office:value-type="float" office:value="3203500" table:style-name="ce22">
            <text:p>3203500</text:p>
          </table:table-cell>
          <table:table-cell office:value-type="float" office:value="967900" table:style-name="ce22">
            <text:p>967900</text:p>
          </table:table-cell>
          <table:table-cell office:value-type="float" office:value="48.920212360052766" table:formula="of:=(([.CO54]*100)/SUM([.$CO$54:.$CR$54]))" table:style-name="ce30">
            <text:p>48.9</text:p>
          </table:table-cell>
          <table:table-cell office:value-type="float" office:value="28.342654064601934" table:formula="of:=(([.CP54]*100)/SUM([.$CO$54:.$CR$54]))" table:style-name="ce30">
            <text:p>28.3</text:p>
          </table:table-cell>
          <table:table-cell office:value-type="float" office:value="17.461381648515768" table:formula="of:=(([.CQ54]*100)/SUM([.$CO$54:.$CR$54]))" table:style-name="ce30">
            <text:p>17.5</text:p>
          </table:table-cell>
          <table:table-cell office:value-type="float" office:value="5.2757519268295345" table:formula="of:=(([.CR54]*100)/SUM([.$CO$54:.$CR$54]))" table:style-name="ce30">
            <text:p>5.3</text:p>
          </table:table-cell>
          <table:table-cell office:value-type="float" office:value="7.4" table:style-name="ce30">
            <text:p>7.4</text:p>
          </table:table-cell>
          <table:table-cell office:value-type="float" office:value="2.0689655172413808" table:formula="of:=(([.CW54]*100)/[.CW53])-100" table:style-name="ce30">
            <text:p>2.1</text:p>
          </table:table-cell>
          <table:table-cell office:value-type="float" office:value="17.334834834834833" table:formula="of:=[.DC54]/([.CW54]*12)" table:style-name="ce30">
            <text:p>17.3</text:p>
          </table:table-cell>
          <table:table-cell office:value-type="float" office:value="5.7687310524036386" table:formula="of:=100/[.CY54]" table:style-name="ce30">
            <text:p>5.8</text:p>
          </table:table-cell>
          <table:table-cell office:value-type="float" office:value="23.113113113113108" table:formula="of:=[.DC54]/(([.CW54]*12)*0.75)" table:style-name="ce30">
            <text:p>23.1</text:p>
          </table:table-cell>
          <table:table-cell office:value-type="float" office:value="4.3265482893027292" table:formula="of:=100/[.DA54]" table:style-name="ce30">
            <text:p>4.3</text:p>
          </table:table-cell>
          <table:table-cell office:value-type="float" office:value="1539.3333333333333" table:formula="of:=AVERAGE([Quarterly.D34:.D37])" table:style-name="ce10">
            <text:p>1539</text:p>
          </table:table-cell>
          <table:table-cell office:value-type="float" office:value="1278" table:style-name="ce34">
            <text:p>1278</text:p>
          </table:table-cell>
          <table:table-cell office:value-type="float" office:value="-0.5" table:style-name="ce33">
            <text:p>-0.50</text:p>
          </table:table-cell>
          <table:table-cell office:value-type="float" office:value="205.75" table:formula="of:=[.DF53]+[.DE54]" table:style-name="ce30">
            <text:p>205.8</text:p>
          </table:table-cell>
          <table:table-cell office:value-type="float" office:value="881.30936525000016" table:formula="of:=(([.DD54]*[.DE54])/100)+[.DG53]" table:style-name="ce30">
            <text:p>881.3</text:p>
          </table:table-cell>
          <table:table-cell office:value-type="float" office:value="396.69063474999984" table:formula="of:=[.DD54]-[.DG54]" table:style-name="ce30">
            <text:p>396.7</text:p>
          </table:table-cell>
          <table:table-cell office:value-type="float" office:value="621.14216281895506" table:formula="of:=[.DD54]/[.DF54]*[.$DF$24]" table:style-name="ce30">
            <text:p>621.1</text:p>
          </table:table-cell>
          <table:table-cell office:value-type="float" office:value="656.85783718104494" table:formula="of:=[.DD54]-[.DI54]" table:style-name="ce30">
            <text:p>656.9</text:p>
          </table:table-cell>
          <table:table-cell office:value-type="float" office:value="-0.31189090909090922" table:formula="of:=([.AH54]-[.AH53])" table:style-name="ce33">
            <text:p>-0.31</text:p>
          </table:table-cell>
          <table:table-cell office:value-type="float" office:value="1.9952114924181927" table:formula="of:=([.DD54]*100/[.DD53])-100" table:style-name="ce33">
            <text:p>2.00</text:p>
          </table:table-cell>
          <table:table-cell office:value-type="float" office:value="2.4952114924181927" table:formula="of:=[.DL54]-[.DE54]" table:style-name="ce33">
            <text:p>2.50</text:p>
          </table:table-cell>
          <table:table-cell office:value-type="float" office:value="11.518991311984436" table:formula="of:=([.O54]*100/[.O53])-100" table:style-name="ce33">
            <text:p>11.52</text:p>
          </table:table-cell>
          <table:table-cell office:value-type="float" office:value="20.785405918688994" table:formula="of:=([.T54]*100/[.T53])-100" table:style-name="ce33">
            <text:p>20.79</text:p>
          </table:table-cell>
          <table:table-cell office:value-type="float" office:value="22.06" table:style-name="ce38">
            <text:p>22.1</text:p>
          </table:table-cell>
          <table:table-cell office:value-type="float" office:value="6.3217597817209219" table:formula="of:=([.DB54]+[.DL54])" table:style-name="ce30">
            <text:p>6.3</text:p>
          </table:table-cell>
          <table:table-cell office:value-type="float" office:value="419.76" table:formula="of:=-0.06*(([.A54]-1963)^2)+8.5*([.A54]-1963)+140" table:style-name="ce30">
            <text:p>419.8</text:p>
          </table:table-cell>
          <table:table-cell office:value-type="float" office:value="469.76" table:formula="of:=[.DR54]+50" table:style-name="ce30">
            <text:p>469.8</text:p>
          </table:table-cell>
          <table:table-cell office:value-type="float" office:value="369.76" table:formula="of:=[.DR54]-50" table:style-name="ce30">
            <text:p>369.8</text:p>
          </table:table-cell>
          <table:table-cell office:value-type="float" office:value="519.76" table:formula="of:=[.DR54]+100" table:style-name="ce30">
            <text:p>519.8</text:p>
          </table:table-cell>
          <table:table-cell office:value-type="float" office:value="319.76" table:formula="of:=[.DR54]-100" table:style-name="ce30">
            <text:p>319.8</text:p>
          </table:table-cell>
          <table:table-cell office:value-type="float" office:value="393.4" table:formula="of:=-0.025*(([.A54]-1963)^2)+5.5*([.A54]-1963)+175" table:style-name="ce30">
            <text:p>393.4</text:p>
          </table:table-cell>
          <table:table-cell office:value-type="float" office:value="0.61651152635500006" table:formula="of:=2.33375*0.264172052" table:style-name="ce94">
            <text:p>0.62</text:p>
          </table:table-cell>
          <table:table-cell office:value-type="float" office:value="-29.254329969627491" table:formula="of:=([.DX54]*100/[.DX53])-100" table:style-name="ce139">
            <text:p>-29.3</text:p>
          </table:table-cell>
          <table:table-cell office:value-type="float" office:value="1.36" table:style-name="ce94">
            <text:p>1.36</text:p>
          </table:table-cell>
          <table:table-cell table:number-columns-repeated="16254"/>
        </table:table-row>
        <table:table-row table:style-name="ro3">
          <table:table-cell office:value-type="float" office:value="2016" table:style-name="ce18">
            <text:p>2016</text:p>
          </table:table-cell>
          <table:table-cell office:value-type="float" office:value="46440000" table:style-name="ce12">
            <text:p>46440000</text:p>
          </table:table-cell>
          <table:table-cell office:value-type="float" office:value="17870984" table:style-name="ce10">
            <text:p>17870984</text:p>
          </table:table-cell>
          <table:table-cell office:value-type="float" office:value="24229402.166594997" table:style-name="ce10">
            <text:p>24229402</text:p>
          </table:table-cell>
          <table:table-cell office:value-type="float" office:value="38103799.890201993" table:style-name="ce116">
            <text:p>38103800</text:p>
          </table:table-cell>
          <table:table-cell office:value-type="float" office:value="687345.5384615385" table:formula="of:=[.C55]/26" table:style-name="ce34">
            <text:p>687346</text:p>
          </table:table-cell>
          <table:table-cell office:value-type="float" office:value="343672.76923076925" table:formula="of:=[.F55]/2" table:style-name="ce34">
            <text:p>343673</text:p>
          </table:table-cell>
          <table:table-cell office:value-type="float" office:value="515509.15384615387" table:formula="of:=[.G55]*1.5" table:style-name="ce10">
            <text:p>515509</text:p>
          </table:table-cell>
          <table:table-cell office:value-type="float" office:value="563692" table:style-name="ce10">
            <text:p>563692</text:p>
          </table:table-cell>
          <table:table-cell office:value-type="float" office:value="281846" table:formula="of:=[.I55]/2" table:style-name="ce10">
            <text:p>281846</text:p>
          </table:table-cell>
          <table:table-cell office:value-type="float" office:value="805801" table:style-name="ce10">
            <text:p>805801</text:p>
          </table:table-cell>
          <table:table-cell office:value-type="float" office:value="402900.5" table:formula="of:=[.K55]/2" table:style-name="ce10">
            <text:p>402901</text:p>
          </table:table-cell>
          <table:table-cell office:value-type="float" office:value="719688" table:style-name="ce10">
            <text:p>719688</text:p>
          </table:table-cell>
          <table:table-cell office:value-type="float" office:value="359844" table:formula="of:=[.M55]/2" table:style-name="ce10">
            <text:p>359844</text:p>
          </table:table-cell>
          <table:table-cell office:value-type="float" office:value="405385" table:style-name="ce22">
            <text:p>405385</text:p>
          </table:table-cell>
          <table:table-cell office:value-type="float" office:value="159988" table:style-name="ce22">
            <text:p>159988</text:p>
          </table:table-cell>
          <table:table-cell office:value-type="float" office:value="16148" table:style-name="ce22">
            <text:p>16148</text:p>
          </table:table-cell>
          <table:table-cell office:value-type="float" office:value="1313" table:style-name="ce22">
            <text:p>1313</text:p>
          </table:table-cell>
          <table:table-cell office:value-type="float" office:value="187238" table:style-name="ce22">
            <text:p>187238</text:p>
          </table:table-cell>
          <table:table-cell office:value-type="float" office:value="282707" table:style-name="ce22">
            <text:p>282707</text:p>
          </table:table-cell>
          <table:table-cell office:value-type="float" office:value="309357" table:style-name="ce22">
            <text:p>309357</text:p>
          </table:table-cell>
          <table:table-cell office:value-type="float" office:value="31036970000" table:style-name="ce126">
            <text:p>3.1E+10</text:p>
          </table:table-cell>
          <table:table-cell office:value-type="float" office:value="109784.93634752589" table:formula="of:=[.V55]/[.T55]" table:style-name="ce34">
            <text:p>109785</text:p>
          </table:table-cell>
          <table:table-cell office:value-type="float" office:value="22583" table:style-name="ce22">
            <text:p>22583</text:p>
          </table:table-cell>
          <table:table-cell office:value-type="float" office:value="7440" table:style-name="ce22">
            <text:p>7440</text:p>
          </table:table-cell>
          <table:table-cell office:value-type="float" office:value="3.0353494623655912" table:formula="of:=[.X55]/[.Y55]" table:style-name="ce98">
            <text:p>3.04</text:p>
          </table:table-cell>
          <table:table-cell office:value-type="float" office:value="0.69737903474474883" table:formula="of:=[.T55]/[.O55]" table:style-name="ce33">
            <text:p>0.70</text:p>
          </table:table-cell>
          <table:table-cell office:value-type="float" office:value="60.527672312232106" table:formula="of:=([.W55]*100)/([.DD55]*(([.BP55]*([.BO55]/([.BJ55]+[.BO55])))+([.BK55]*([.BJ55]/([.BJ55]+[.BO55])))))" table:style-name="ce98">
            <text:p>60.53</text:p>
          </table:table-cell>
          <table:table-cell office:value-type="float" office:value="18.036822590430742" table:formula="of:=(([.V55]*100/[.V54])-100)-[.DE55]" table:style-name="ce36">
            <text:p>18.04</text:p>
          </table:table-cell>
          <table:table-cell office:value-type="float" office:value="1.952" table:style-name="ce36">
            <text:p>1.95</text:p>
          </table:table-cell>
          <table:table-cell office:value-type="float" office:value="23.7" table:style-name="ce36">
            <text:p>23.70</text:p>
          </table:table-cell>
          <table:table-cell office:value-type="float" office:value="76.3" table:style-name="ce36">
            <text:p>76.30</text:p>
          </table:table-cell>
          <table:table-cell office:value-type="float" office:value="23" table:style-name="ce88">
            <text:p>23</text:p>
          </table:table-cell>
          <table:table-cell office:value-type="float" office:value="-4.1390909090909096E-2" table:style-name="ce36">
            <text:p>-0.04</text:p>
          </table:table-cell>
          <table:table-cell office:value-type="float" office:value="1.1034249999999999" table:style-name="ce105">
            <text:p>1.10</text:p>
          </table:table-cell>
          <table:table-cell office:value-type="float" office:value="131000" table:formula="of:=[.DD55]*100" table:style-name="ce106">
            <text:p>131000</text:p>
          </table:table-cell>
          <table:table-cell office:value-type="float" office:value="144548.67499999999" table:formula="of:=([.DD55]*100)*[.AI55]" table:style-name="ce106">
            <text:p>144549</text:p>
          </table:table-cell>
          <table:table-cell office:value-type="float" office:value="11392602000000" table:style-name="ce127">
            <text:p>1.14E+13</text:p>
          </table:table-cell>
          <table:table-cell office:value-type="float" office:value="5.1203025001660905" table:formula="of:=([.AL55]*100/[.AL54])-100" table:style-name="ce103">
            <text:p>5.12</text:p>
          </table:table-cell>
          <table:table-cell office:value-type="float" office:value="538.52805583333338" table:style-name="ce99">
            <text:p>539</text:p>
          </table:table-cell>
          <table:table-cell office:value-type="float" office:value="243.25566436327432" table:formula="of:=[.DD55]*100/[.AN55]" table:style-name="ce99">
            <text:p>243</text:p>
          </table:table-cell>
          <table:table-cell office:value-type="float" office:value="1129.9566666666667" table:style-name="ce108">
            <text:p>1130</text:p>
          </table:table-cell>
          <table:table-cell office:value-type="float" office:value="115.9336493729848" table:formula="of:=[.DD55]*100/[.AP55]" table:style-name="ce109">
            <text:p>116</text:p>
          </table:table-cell>
          <table:table-cell office:value-type="float" office:value="1.8640243075169991" table:style-name="ce150">
            <text:p>1.9</text:p>
          </table:table-cell>
          <table:table-cell office:value-type="float" office:value="671205000000" table:style-name="ce122">
            <text:p>6.71E+11</text:p>
          </table:table-cell>
          <table:table-cell office:value-type="float" office:value="17615.172290798051" table:formula="of:=[.AS55]/[.E55]" table:style-name="ce34">
            <text:p>17615</text:p>
          </table:table-cell>
          <table:table-cell office:value-type="float" office:value="16705.048551323041" table:formula="of:=[.AU54]*(1+([.DE55]/100))" table:style-name="ce109">
            <text:p>16705</text:p>
          </table:table-cell>
          <table:table-cell office:value-type="float" office:value="22371.34744054954" table:formula="of:=[.AT55]+(12*PMT([.AD55]/100/12;[.AG55]*12;([.AT55]*5)*-1))" table:style-name="ce109">
            <text:p>22371</text:p>
          </table:table-cell>
          <table:table-cell office:value-type="float" office:value="20722.797640500463" table:formula="of:=[.AW54]*(1+([.DL55]/100))" table:style-name="ce109">
            <text:p>20723</text:p>
          </table:table-cell>
          <table:table-cell office:value-type="float" office:value="18486.665046068487" table:formula="of:=(([.AW55]+([.AU55]-[.AT55])+([.AV55]-[.AT55]))-[.AT55])+[.$AT$38]" table:style-name="ce109">
            <text:p>18487</text:p>
          </table:table-cell>
          <table:table-cell office:value-type="float" office:value="118.13616103394131" table:formula="of:=[.AX55]*[.$AY$38]/[.$AX$38]" table:style-name="ce109">
            <text:p>118</text:p>
          </table:table-cell>
          <table:table-cell office:value-type="float" office:value="6.2324077525416079" table:formula="of:=[.W55]/[.AT55]" table:style-name="ce37">
            <text:p>6.2</text:p>
          </table:table-cell>
          <table:table-cell office:value-type="float" office:value="21956.987269505178" table:formula="of:=[.W55]/5" table:style-name="ce34">
            <text:p>21957</text:p>
          </table:table-cell>
          <table:table-cell office:value-type="float" office:value="19.774183613692898" table:formula="of:=100-(([.AT55]*100)/[.BA55])" table:style-name="ce34">
            <text:p>20</text:p>
          </table:table-cell>
          <table:table-cell office:value-type="float" office:value="648" table:style-name="ce10">
            <text:p>648</text:p>
          </table:table-cell>
          <table:table-cell office:value-type="float" office:value="160.92500000000001" table:style-name="ce10">
            <text:p>161</text:p>
          </table:table-cell>
          <table:table-cell office:value-type="float" office:value="17396" table:style-name="ce22">
            <text:p>17396</text:p>
          </table:table-cell>
          <table:table-cell office:value-type="float" office:value="66417" table:style-name="ce22">
            <text:p>66417</text:p>
          </table:table-cell>
          <table:table-cell office:value-type="float" office:value="19285" table:style-name="ce22">
            <text:p>19285</text:p>
          </table:table-cell>
          <table:table-cell office:value-type="float" office:value="44361" table:style-name="ce22">
            <text:p>44361</text:p>
          </table:table-cell>
          <table:table-cell office:value-type="float" office:value="2771" table:style-name="ce22">
            <text:p>2771</text:p>
          </table:table-cell>
          <table:table-cell office:value-type="float" office:value="17134" table:style-name="ce22">
            <text:p>17134</text:p>
          </table:table-cell>
          <table:table-cell office:value-type="float" office:value="198.13151507455737" table:style-name="ce83">
            <text:p>198</text:p>
          </table:table-cell>
          <table:table-cell office:value-type="float" office:value="2337858800.0000005" table:style-name="ce22">
            <text:p>2337858800</text:p>
          </table:table-cell>
          <table:table-cell office:value-type="float" office:value="136445.59355667097" table:formula="of:=[.BL55]/[.BJ55]" table:style-name="ce69">
            <text:p>136446</text:p>
          </table:table-cell>
          <table:table-cell office:value-type="float" office:value="688.66173816581454" table:formula="of:=[.BM55]/[.BK55]" table:style-name="ce69">
            <text:p>689</text:p>
          </table:table-cell>
          <table:table-cell office:value-type="float" office:value="46889" table:style-name="ce22">
            <text:p>46889</text:p>
          </table:table-cell>
          <table:table-cell office:value-type="float" office:value="116.65208387727343" table:style-name="ce83">
            <text:p>117</text:p>
          </table:table-cell>
          <table:table-cell office:value-type="float" office:value="3646366499.9999995" table:style-name="ce22">
            <text:p>3646366500</text:p>
          </table:table-cell>
          <table:table-cell office:value-type="float" office:value="77765.925910128164" table:formula="of:=[.BQ55]/[.BO55]" table:style-name="ce80">
            <text:p>77766</text:p>
          </table:table-cell>
          <table:table-cell office:value-type="float" office:value="666.64840717242259" table:formula="of:=[.BR55]/[.BP55]" table:style-name="ce80">
            <text:p>667</text:p>
          </table:table-cell>
          <table:table-cell office:value-type="float" office:value="1.9331368609700337" table:formula="of:=[.DD55]/(([.BS55]+[.BN55])/2)" table:style-name="ce86">
            <text:p>1.93</text:p>
          </table:table-cell>
          <table:table-cell office:value-type="float" office:value="-1.1692286982975588" table:formula="of:=[.BV55]-[.BV54]" table:style-name="ce85">
            <text:p>-1.2</text:p>
          </table:table-cell>
          <table:table-cell office:value-type="float" office:value="98.831387763584075" table:style-name="ce81">
            <text:p>99</text:p>
          </table:table-cell>
          <table:table-cell office:value-type="float" office:value="25586279" table:style-name="ce10">
            <text:p>25586279</text:p>
          </table:table-cell>
          <table:table-cell office:value-type="float" office:value="44364" table:formula="of:=[.BW55]-[.BW54]" table:style-name="ce34">
            <text:p>44364</text:p>
          </table:table-cell>
          <table:table-cell office:value-type="float" office:value="37512" table:style-name="ce109">
            <text:p>37512</text:p>
          </table:table-cell>
          <table:table-cell office:value-type="float" office:value="7118" table:style-name="ce109">
            <text:p>7118</text:p>
          </table:table-cell>
          <table:table-cell office:value-type="float" office:value="84.05108671297333" table:formula="of:=100-[.CB55]" table:style-name="ce109">
            <text:p>84</text:p>
          </table:table-cell>
          <table:table-cell office:value-type="float" office:value="15.948913287026663" table:formula="of:=([.BZ55]*100)/([.BY55]+[.BZ55])" table:style-name="ce109">
            <text:p>16</text:p>
          </table:table-cell>
          <table:table-cell office:value-type="float" office:value="0.55095346683893198" table:formula="of:=([.BW55]/[.B55])" table:style-name="ce146">
            <text:p>0.5510</text:p>
          </table:table-cell>
          <table:table-cell office:value-type="float" office:value="0.17369097031291858" table:formula="of:=([.BW55]*100/[.BW54])-100" table:style-name="ce30">
            <text:p>0.2</text:p>
          </table:table-cell>
          <table:table-cell office:value-type="float" office:value="-1.9376089905051685E-2" table:formula="of:=([.B55]*100/[.B54])-100" table:style-name="ce33">
            <text:p>-0.02</text:p>
          </table:table-cell>
          <table:table-cell office:value-type="float" office:value="0.19306706021797027" table:formula="of:=[.CD55]-[.CE55]" table:style-name="ce30">
            <text:p>0.2</text:p>
          </table:table-cell>
          <table:table-cell office:value-type="float" office:value="1074000" table:style-name="ce116">
            <text:p>1074000</text:p>
          </table:table-cell>
          <table:table-cell office:value-type="float" office:value="24.208817960508519" table:formula="of:=[.CG55]/[.BX55]" table:style-name="ce116">
            <text:p>24</text:p>
          </table:table-cell>
          <table:table-cell office:value-type="float" office:value="2.3126614987080103" table:formula="of:=[.CG55]/[.B55]*100" table:style-name="ce148">
            <text:p>2.3</text:p>
          </table:table-cell>
          <table:table-cell office:value-type="float" office:value="11157.839999999998" table:style-name="ce10">
            <text:p>11158</text:p>
          </table:table-cell>
          <table:table-cell office:value-type="float" office:value="12.54" table:style-name="ce22">
            <text:p>12.54</text:p>
          </table:table-cell>
          <table:table-cell office:value-type="float" office:value="75.871549999999999" table:formula="of:=100-([.CK55]+[.CM55])" table:style-name="ce33">
            <text:p>75.87</text:p>
          </table:table-cell>
          <table:table-cell office:value-type="float" office:value="11.58845" table:formula="of:=([.CN55]*(100-[.CK55]))/100" table:style-name="ce33">
            <text:p>11.59</text:p>
          </table:table-cell>
          <table:table-cell office:value-type="float" office:value="13.25" table:style-name="ce22">
            <text:p>13.25</text:p>
          </table:table-cell>
          <table:table-cell office:value-type="float" office:value="8963700" table:style-name="ce22">
            <text:p>8963700</text:p>
          </table:table-cell>
          <table:table-cell office:value-type="float" office:value="5306900" table:style-name="ce22">
            <text:p>5306900</text:p>
          </table:table-cell>
          <table:table-cell office:value-type="float" office:value="3190600" table:style-name="ce22">
            <text:p>3190600</text:p>
          </table:table-cell>
          <table:table-cell office:value-type="float" office:value="944800" table:style-name="ce22">
            <text:p>944800</text:p>
          </table:table-cell>
          <table:table-cell office:value-type="float" office:value="48.699880473758554" table:formula="of:=(([.CO55]*100)/SUM([.$CO$55:.$CR$55]))" table:style-name="ce30">
            <text:p>48.7</text:p>
          </table:table-cell>
          <table:table-cell office:value-type="float" office:value="28.832445941540801" table:formula="of:=(([.CP55]*100)/SUM([.$CO$55:.$CR$55]))" table:style-name="ce30">
            <text:p>28.8</text:p>
          </table:table-cell>
          <table:table-cell office:value-type="float" office:value="17.334564815820929" table:formula="of:=(([.CQ55]*100)/SUM([.$CO$55:.$CR$55]))" table:style-name="ce30">
            <text:p>17.3</text:p>
          </table:table-cell>
          <table:table-cell office:value-type="float" office:value="5.1331087688797128" table:formula="of:=(([.CR55]*100)/SUM([.$CO$55:.$CR$55]))" table:style-name="ce30">
            <text:p>5.1</text:p>
          </table:table-cell>
          <table:table-cell office:value-type="float" office:value="7.9" table:style-name="ce30">
            <text:p>7.9</text:p>
          </table:table-cell>
          <table:table-cell office:value-type="float" office:value="6.7567567567567579" table:formula="of:=(([.CW55]*100)/[.CW54])-100" table:style-name="ce30">
            <text:p>6.8</text:p>
          </table:table-cell>
          <table:table-cell office:value-type="float" office:value="15.974859353023909" table:formula="of:=[.DC55]/([.CW55]*12)" table:style-name="ce30">
            <text:p>16.0</text:p>
          </table:table-cell>
          <table:table-cell office:value-type="float" office:value="6.2598360204699279" table:formula="of:=100/[.CY55]" table:style-name="ce30">
            <text:p>6.3</text:p>
          </table:table-cell>
          <table:table-cell office:value-type="float" office:value="21.299812470698544" table:formula="of:=[.DC55]/(([.CW55]*12)*0.75)" table:style-name="ce30">
            <text:p>21.3</text:p>
          </table:table-cell>
          <table:table-cell office:value-type="float" office:value="4.6948770153524464" table:formula="of:=100/[.DA55]" table:style-name="ce30">
            <text:p>4.7</text:p>
          </table:table-cell>
          <table:table-cell office:value-type="float" office:value="1514.4166666666667" table:formula="of:=AVERAGE([Quarterly.D38:.D41])" table:style-name="ce10">
            <text:p>1514</text:p>
          </table:table-cell>
          <table:table-cell office:value-type="float" office:value="1310" table:style-name="ce34">
            <text:p>1310</text:p>
          </table:table-cell>
          <table:table-cell office:value-type="float" office:value="-0.2" table:style-name="ce33">
            <text:p>-0.20</text:p>
          </table:table-cell>
          <table:table-cell office:value-type="float" office:value="205.55" table:formula="of:=[.DF54]+[.DE55]" table:style-name="ce30">
            <text:p>205.6</text:p>
          </table:table-cell>
          <table:table-cell office:value-type="float" office:value="878.68936525000015" table:formula="of:=(([.DD55]*[.DE55])/100)+[.DG54]" table:style-name="ce30">
            <text:p>878.7</text:p>
          </table:table-cell>
          <table:table-cell office:value-type="float" office:value="431.31063474999985" table:formula="of:=[.DD55]-[.DG55]" table:style-name="ce30">
            <text:p>431.3</text:p>
          </table:table-cell>
          <table:table-cell office:value-type="float" office:value="637.31452201410855" table:formula="of:=[.DD55]/[.DF55]*[.$DF$24]" table:style-name="ce30">
            <text:p>637.3</text:p>
          </table:table-cell>
          <table:table-cell office:value-type="float" office:value="672.68547798589145" table:formula="of:=[.DD55]-[.DI55]" table:style-name="ce30">
            <text:p>672.7</text:p>
          </table:table-cell>
          <table:table-cell office:value-type="float" office:value="-0.19812727272727274" table:formula="of:=([.AH55]-[.AH54])" table:style-name="ce33">
            <text:p>-0.20</text:p>
          </table:table-cell>
          <table:table-cell office:value-type="float" office:value="2.5039123630672862" table:formula="of:=([.DD55]*100/[.DD54])-100" table:style-name="ce33">
            <text:p>2.50</text:p>
          </table:table-cell>
          <table:table-cell office:value-type="float" office:value="2.7039123630672863" table:formula="of:=[.DL55]-[.DE55]" table:style-name="ce33">
            <text:p>2.70</text:p>
          </table:table-cell>
          <table:table-cell office:value-type="float" office:value="14.014388732014083" table:formula="of:=([.O55]*100/[.O54])-100" table:style-name="ce33">
            <text:p>14.01</text:p>
          </table:table-cell>
          <table:table-cell office:value-type="float" office:value="14.564346124076565" table:formula="of:=([.T55]*100/[.T54])-100" table:style-name="ce33">
            <text:p>14.56</text:p>
          </table:table-cell>
          <table:table-cell office:value-type="float" office:value="19.63" table:style-name="ce38">
            <text:p>19.6</text:p>
          </table:table-cell>
          <table:table-cell office:value-type="float" office:value="7.1987893784197325" table:formula="of:=([.DB55]+[.DL55])" table:style-name="ce30">
            <text:p>7.2</text:p>
          </table:table-cell>
          <table:table-cell office:value-type="float" office:value="421.96000000000004" table:formula="of:=-0.06*(([.A55]-1963)^2)+8.5*([.A55]-1963)+140" table:style-name="ce30">
            <text:p>422.0</text:p>
          </table:table-cell>
          <table:table-cell office:value-type="float" office:value="471.96000000000004" table:formula="of:=[.DR55]+50" table:style-name="ce30">
            <text:p>472.0</text:p>
          </table:table-cell>
          <table:table-cell office:value-type="float" office:value="371.96000000000004" table:formula="of:=[.DR55]-50" table:style-name="ce30">
            <text:p>372.0</text:p>
          </table:table-cell>
          <table:table-cell office:value-type="float" office:value="521.96" table:formula="of:=[.DR55]+100" table:style-name="ce30">
            <text:p>522.0</text:p>
          </table:table-cell>
          <table:table-cell office:value-type="float" office:value="321.96000000000004" table:formula="of:=[.DR55]-100" table:style-name="ce30">
            <text:p>322.0</text:p>
          </table:table-cell>
          <table:table-cell office:value-type="float" office:value="396.27499999999998" table:formula="of:=-0.025*(([.A55]-1963)^2)+5.5*([.A55]-1963)+175" table:style-name="ce30">
            <text:p>396.3</text:p>
          </table:table-cell>
          <table:table-cell office:value-type="float" office:value="0.54695807320246193" table:formula="of:=2.07046153846154*0.264172052" table:style-name="ce94">
            <text:p>0.55</text:p>
          </table:table-cell>
          <table:table-cell office:value-type="float" office:value="-11.28177660582584" table:formula="of:=([.DX55]*100/[.DX54])-100" table:style-name="ce139">
            <text:p>-11.3</text:p>
          </table:table-cell>
          <table:table-cell office:value-type="float" office:value="1.27" table:style-name="ce94">
            <text:p>1.27</text:p>
          </table:table-cell>
          <table:table-cell table:number-columns-repeated="16254"/>
        </table:table-row>
        <table:table-row table:style-name="ro3">
          <table:table-cell office:value-type="float" office:value="2017" table:style-name="ce18">
            <text:p>2017</text:p>
          </table:table-cell>
          <table:table-cell office:value-type="float" office:value="46549000" table:style-name="ce12">
            <text:p>46549000</text:p>
          </table:table-cell>
          <table:table-cell office:value-type="float" office:value="17626310" table:style-name="ce10">
            <text:p>17626310</text:p>
          </table:table-cell>
          <table:table-cell office:value-type="float" office:value="24138154.269976992" table:style-name="ce10">
            <text:p>24138154</text:p>
          </table:table-cell>
          <table:table-cell office:value-type="float" office:value="38181116.413720004" table:style-name="ce116">
            <text:p>38181116</text:p>
          </table:table-cell>
          <table:table-cell office:value-type="float" office:value="677935" table:formula="of:=[.C56]/26" table:style-name="ce34">
            <text:p>677935</text:p>
          </table:table-cell>
          <table:table-cell office:value-type="float" office:value="338967.5" table:formula="of:=[.F56]/2" table:style-name="ce34">
            <text:p>338968</text:p>
          </table:table-cell>
          <table:table-cell office:value-type="float" office:value="508451.25" table:formula="of:=[.G56]*1.5" table:style-name="ce10">
            <text:p>508451</text:p>
          </table:table-cell>
          <table:table-cell office:value-type="float" office:value="543363" table:style-name="ce10">
            <text:p>543363</text:p>
          </table:table-cell>
          <table:table-cell office:value-type="float" office:value="271681.5" table:formula="of:=[.I56]/2" table:style-name="ce10">
            <text:p>271682</text:p>
          </table:table-cell>
          <table:table-cell office:value-type="float" office:value="798927" table:style-name="ce10">
            <text:p>798927</text:p>
          </table:table-cell>
          <table:table-cell office:value-type="float" office:value="399463.5" table:formula="of:=[.K56]/2" table:style-name="ce10">
            <text:p>399464</text:p>
          </table:table-cell>
          <table:table-cell office:value-type="float" office:value="724119" table:style-name="ce10">
            <text:p>724119</text:p>
          </table:table-cell>
          <table:table-cell office:value-type="float" office:value="362059.5" table:formula="of:=[.M56]/2" table:style-name="ce10">
            <text:p>362060</text:p>
          </table:table-cell>
          <table:table-cell office:value-type="float" office:value="467644" table:style-name="ce22">
            <text:p>467644</text:p>
          </table:table-cell>
          <table:table-cell office:value-type="float" office:value="169851" table:style-name="ce22">
            <text:p>169851</text:p>
          </table:table-cell>
          <table:table-cell office:value-type="float" office:value="15865" table:style-name="ce22">
            <text:p>15865</text:p>
          </table:table-cell>
          <table:table-cell office:value-type="float" office:value="1407" table:style-name="ce22">
            <text:p>1407</text:p>
          </table:table-cell>
          <table:table-cell office:value-type="float" office:value="179964" table:style-name="ce22">
            <text:p>179964</text:p>
          </table:table-cell>
          <table:table-cell office:value-type="float" office:value="312843" table:style-name="ce22">
            <text:p>312843</text:p>
          </table:table-cell>
          <table:table-cell office:value-type="float" office:value="313911" table:style-name="ce22">
            <text:p>313911</text:p>
          </table:table-cell>
          <table:table-cell office:value-type="float" office:value="36664867000" table:style-name="ce126">
            <text:p>3.7E+10</text:p>
          </table:table-cell>
          <table:table-cell office:value-type="float" office:value="117198.93684691683" table:formula="of:=[.V56]/[.T56]" table:style-name="ce34">
            <text:p>117199</text:p>
          </table:table-cell>
          <table:table-cell office:value-type="float" office:value="14469" table:style-name="ce22">
            <text:p>14469</text:p>
          </table:table-cell>
          <table:table-cell office:value-type="float" office:value="4572" table:style-name="ce22">
            <text:p>4572</text:p>
          </table:table-cell>
          <table:table-cell office:value-type="float" office:value="3.1646981627296586" table:formula="of:=[.X56]/[.Y56]" table:style-name="ce98">
            <text:p>3.16</text:p>
          </table:table-cell>
          <table:table-cell office:value-type="float" office:value="0.66897682852768348" table:formula="of:=[.T56]/[.O56]" table:style-name="ce33">
            <text:p>0.67</text:p>
          </table:table-cell>
          <table:table-cell office:value-type="float" office:value="61.811510583511129" table:formula="of:=([.W56]*100)/([.DD56]*(([.BP56]*([.BO56]/([.BJ56]+[.BO56])))+([.BK56]*([.BJ56]/([.BJ56]+[.BO56])))))" table:style-name="ce98">
            <text:p>61.81</text:p>
          </table:table-cell>
          <table:table-cell office:value-type="float" office:value="16.172881528061531" table:formula="of:=(([.V56]*100/[.V55])-100)-[.DE56]" table:style-name="ce36">
            <text:p>16.17</text:p>
          </table:table-cell>
          <table:table-cell office:value-type="float" office:value="1.91" table:style-name="ce36">
            <text:p>1.91</text:p>
          </table:table-cell>
          <table:table-cell office:value-type="float" office:value="37.799999999999997" table:style-name="ce36">
            <text:p>37.80</text:p>
          </table:table-cell>
          <table:table-cell office:value-type="float" office:value="62.2" table:style-name="ce36">
            <text:p>62.20</text:p>
          </table:table-cell>
          <table:table-cell office:value-type="float" office:value="23" table:style-name="ce88">
            <text:p>23</text:p>
          </table:table-cell>
          <table:table-cell office:value-type="float" office:value="-0.14981818181818179" table:style-name="ce36">
            <text:p>-0.15</text:p>
          </table:table-cell>
          <table:table-cell office:value-type="float" office:value="1.139" table:style-name="ce105">
            <text:p>1.14</text:p>
          </table:table-cell>
          <table:table-cell office:value-type="float" office:value="137200" table:formula="of:=[.DD56]*100" table:style-name="ce106">
            <text:p>137200</text:p>
          </table:table-cell>
          <table:table-cell office:value-type="float" office:value="156270.79999999999" table:formula="of:=([.DD56]*100)*[.AI56]" table:style-name="ce106">
            <text:p>156271</text:p>
          </table:table-cell>
          <table:table-cell office:value-type="float" office:value="11855689000000" table:style-name="ce127">
            <text:p>1.19E+13</text:p>
          </table:table-cell>
          <table:table-cell office:value-type="float" office:value="4.0648045108571296" table:formula="of:=([.AL56]*100/[.AL55])-100" table:style-name="ce103">
            <text:p>4.06</text:p>
          </table:table-cell>
          <table:table-cell office:value-type="float" office:value="3705.6640219166661" table:style-name="ce99">
            <text:p>3706</text:p>
          </table:table-cell>
          <table:table-cell office:value-type="float" office:value="37.024403504621169" table:formula="of:=[.DD56]*100/[.AN56]" table:style-name="ce99">
            <text:p>37</text:p>
          </table:table-cell>
          <table:table-cell office:value-type="float" office:value="1112.4033333333334" table:style-name="ce108">
            <text:p>1112</text:p>
          </table:table-cell>
          <table:table-cell office:value-type="float" office:value="123.33655958120704" table:formula="of:=[.DD56]*100/[.AP56]" table:style-name="ce109">
            <text:p>123</text:p>
          </table:table-cell>
          <table:table-cell office:value-type="float" office:value="2.617793484450857" table:style-name="ce150">
            <text:p>2.6</text:p>
          </table:table-cell>
          <table:table-cell office:value-type="float" office:value="692498000000" table:style-name="ce122">
            <text:p>6.92E+11</text:p>
          </table:table-cell>
          <table:table-cell office:value-type="float" office:value="18137.185735908908" table:formula="of:=[.AS56]/[.E56]" table:style-name="ce34">
            <text:p>18137</text:p>
          </table:table-cell>
          <table:table-cell office:value-type="float" office:value="17032.467502928976" table:formula="of:=[.AU55]*(1+([.DE56]/100))" table:style-name="ce109">
            <text:p>17032</text:p>
          </table:table-cell>
          <table:table-cell office:value-type="float" office:value="23012.396246283643" table:formula="of:=[.AT56]+(12*PMT([.AD56]/100/12;[.AG56]*12;([.AT56]*5)*-1))" table:style-name="ce109">
            <text:p>23012</text:p>
          </table:table-cell>
          <table:table-cell office:value-type="float" office:value="21703.571269287509" table:formula="of:=[.AW55]*(1+([.DL56]/100))" table:style-name="ce109">
            <text:p>21704</text:p>
          </table:table-cell>
          <table:table-cell office:value-type="float" office:value="18869.866096862999" table:formula="of:=(([.AW56]+([.AU56]-[.AT56])+([.AV56]-[.AT56]))-[.AT56])+[.$AT$38]" table:style-name="ce109">
            <text:p>18870</text:p>
          </table:table-cell>
          <table:table-cell office:value-type="float" office:value="120.58494781794072" table:formula="of:=[.AX56]*[.$AY$38]/[.$AX$38]" table:style-name="ce109">
            <text:p>121</text:p>
          </table:table-cell>
          <table:table-cell office:value-type="float" office:value="6.4618038627062466" table:formula="of:=[.W56]/[.AT56]" table:style-name="ce37">
            <text:p>6.5</text:p>
          </table:table-cell>
          <table:table-cell office:value-type="float" office:value="23439.787369383364" table:formula="of:=[.W56]/5" table:style-name="ce34">
            <text:p>23440</text:p>
          </table:table-cell>
          <table:table-cell office:value-type="float" office:value="22.622225832989514" table:formula="of:=100-(([.AT56]*100)/[.BA56])" table:style-name="ce34">
            <text:p>23</text:p>
          </table:table-cell>
          <table:table-cell office:value-type="float" office:value="655" table:style-name="ce10">
            <text:p>655</text:p>
          </table:table-cell>
          <table:table-cell office:value-type="float" office:value="162.22499999999999" table:style-name="ce10">
            <text:p>162</text:p>
          </table:table-cell>
          <table:table-cell office:value-type="float" office:value="20789" table:style-name="ce22">
            <text:p>20789</text:p>
          </table:table-cell>
          <table:table-cell office:value-type="float" office:value="70982" table:style-name="ce22">
            <text:p>70982</text:p>
          </table:table-cell>
          <table:table-cell office:value-type="float" office:value="22041" table:style-name="ce22">
            <text:p>22041</text:p>
          </table:table-cell>
          <table:table-cell office:value-type="float" office:value="45719" table:style-name="ce22">
            <text:p>45719</text:p>
          </table:table-cell>
          <table:table-cell office:value-type="float" office:value="3222" table:style-name="ce22">
            <text:p>3222</text:p>
          </table:table-cell>
          <table:table-cell office:value-type="float" office:value="19411" table:style-name="ce22">
            <text:p>19411</text:p>
          </table:table-cell>
          <table:table-cell office:value-type="float" office:value="199.19877171105509" table:style-name="ce83">
            <text:p>199</text:p>
          </table:table-cell>
          <table:table-cell office:value-type="float" office:value="2714055300" table:style-name="ce22">
            <text:p>2714055300</text:p>
          </table:table-cell>
          <table:table-cell office:value-type="float" office:value="139820.47807943949" table:formula="of:=[.BL56]/[.BJ56]" table:style-name="ce69">
            <text:p>139820</text:p>
          </table:table-cell>
          <table:table-cell office:value-type="float" office:value="701.91435859983153" table:formula="of:=[.BM56]/[.BK56]" table:style-name="ce69">
            <text:p>702</text:p>
          </table:table-cell>
          <table:table-cell office:value-type="float" office:value="61337" table:style-name="ce22">
            <text:p>61337</text:p>
          </table:table-cell>
          <table:table-cell office:value-type="float" office:value="118.89275319185471" table:style-name="ce83">
            <text:p>119</text:p>
          </table:table-cell>
          <table:table-cell office:value-type="float" office:value="4978249800" table:style-name="ce22">
            <text:p>4978249800</text:p>
          </table:table-cell>
          <table:table-cell office:value-type="float" office:value="81162.264212465554" table:formula="of:=[.BQ56]/[.BO56]" table:style-name="ce80">
            <text:p>81162</text:p>
          </table:table-cell>
          <table:table-cell office:value-type="float" office:value="682.65106184811566" table:formula="of:=[.BR56]/[.BP56]" table:style-name="ce80">
            <text:p>683</text:p>
          </table:table-cell>
          <table:table-cell office:value-type="float" office:value="1.9818492932693901" table:formula="of:=[.DD56]/(([.BS56]+[.BN56])/2)" table:style-name="ce86">
            <text:p>1.98</text:p>
          </table:table-cell>
          <table:table-cell office:value-type="float" office:value="1.7070175375356911" table:formula="of:=[.BV56]-[.BV55]" table:style-name="ce85">
            <text:p>1.7</text:p>
          </table:table-cell>
          <table:table-cell office:value-type="float" office:value="100.53840530111977" table:style-name="ce81">
            <text:p>101</text:p>
          </table:table-cell>
          <table:table-cell office:value-type="float" office:value="25645100" table:style-name="ce10">
            <text:p>25645100</text:p>
          </table:table-cell>
          <table:table-cell office:value-type="float" office:value="58821" table:formula="of:=[.BW56]-[.BW55]" table:style-name="ce34">
            <text:p>58821</text:p>
          </table:table-cell>
          <table:table-cell office:value-type="float" office:value="49336" table:style-name="ce109">
            <text:p>49336</text:p>
          </table:table-cell>
          <table:table-cell office:value-type="float" office:value="4938" table:style-name="ce109">
            <text:p>4938</text:p>
          </table:table-cell>
          <table:table-cell office:value-type="float" office:value="90.901720897667388" table:formula="of:=100-[.CB56]" table:style-name="ce109">
            <text:p>91</text:p>
          </table:table-cell>
          <table:table-cell office:value-type="float" office:value="9.0982791023326079" table:formula="of:=([.BZ56]*100)/([.BY56]+[.BZ56])" table:style-name="ce109">
            <text:p>9</text:p>
          </table:table-cell>
          <table:table-cell office:value-type="float" office:value="0.55092698017143227" table:formula="of:=([.BW56]/[.B56])" table:style-name="ce146">
            <text:p>0.5509</text:p>
          </table:table-cell>
          <table:table-cell office:value-type="float" office:value="0.22989274837502194" table:formula="of:=([.BW56]*100/[.BW55])-100" table:style-name="ce30">
            <text:p>0.2</text:p>
          </table:table-cell>
          <table:table-cell office:value-type="float" office:value="0.23471145564168694" table:formula="of:=([.B56]*100/[.B55])-100" table:style-name="ce33">
            <text:p>0.23</text:p>
          </table:table-cell>
          <table:table-cell office:value-type="float" office:value="-4.818707266665001E-3" table:formula="of:=[.CD56]-[.CE56]" table:style-name="ce30">
            <text:p>0.0</text:p>
          </table:table-cell>
          <table:table-cell office:value-type="float" office:value="1128000" table:style-name="ce116">
            <text:p>1128000</text:p>
          </table:table-cell>
          <table:table-cell office:value-type="float" office:value="19.176824603457948" table:formula="of:=[.CG56]/[.BX56]" table:style-name="ce116">
            <text:p>19</text:p>
          </table:table-cell>
          <table:table-cell office:value-type="float" office:value="2.4232529162817675" table:formula="of:=[.CG56]/[.B56]*100" table:style-name="ce148">
            <text:p>2.4</text:p>
          </table:table-cell>
          <table:table-cell office:value-type="float" office:value="12392.989999999998" table:style-name="ce10">
            <text:p>12393</text:p>
          </table:table-cell>
          <table:table-cell office:value-type="float" office:value="12.55" table:style-name="ce22">
            <text:p>12.55</text:p>
          </table:table-cell>
          <table:table-cell office:value-type="float" office:value="75.985304999999997" table:formula="of:=100-([.CK56]+[.CM56])" table:style-name="ce33">
            <text:p>75.99</text:p>
          </table:table-cell>
          <table:table-cell office:value-type="float" office:value="11.464694999999999" table:formula="of:=([.CN56]*(100-[.CK56]))/100" table:style-name="ce33">
            <text:p>11.46</text:p>
          </table:table-cell>
          <table:table-cell office:value-type="float" office:value="13.11" table:style-name="ce22">
            <text:p>13.11</text:p>
          </table:table-cell>
          <table:table-cell office:value-type="float" office:value="9005600" table:style-name="ce22">
            <text:p>9005600</text:p>
          </table:table-cell>
          <table:table-cell office:value-type="float" office:value="5169000" table:style-name="ce22">
            <text:p>5169000</text:p>
          </table:table-cell>
          <table:table-cell office:value-type="float" office:value="3330900" table:style-name="ce22">
            <text:p>3330900</text:p>
          </table:table-cell>
          <table:table-cell office:value-type="float" office:value="967300" table:style-name="ce22">
            <text:p>967300</text:p>
          </table:table-cell>
          <table:table-cell office:value-type="float" office:value="48.750595470096577" table:formula="of:=(([.CO56]*100)/SUM([.$CO$56:.$CR$56]))" table:style-name="ce30">
            <text:p>48.8</text:p>
          </table:table-cell>
          <table:table-cell office:value-type="float" office:value="27.981681174483565" table:formula="of:=(([.CP56]*100)/SUM([.$CO$56:.$CR$56]))" table:style-name="ce30">
            <text:p>28.0</text:p>
          </table:table-cell>
          <table:table-cell office:value-type="float" office:value="18.031375860724957" table:formula="of:=(([.CQ56]*100)/SUM([.$CO$56:.$CR$56]))" table:style-name="ce30">
            <text:p>18.0</text:p>
          </table:table-cell>
          <table:table-cell office:value-type="float" office:value="5.2363474946949031" table:formula="of:=(([.CR56]*100)/SUM([.$CO$56:.$CR$56]))" table:style-name="ce30">
            <text:p>5.2</text:p>
          </table:table-cell>
          <table:table-cell office:value-type="float" office:value="8.9499999999999993" table:style-name="ce30">
            <text:p>9.0</text:p>
          </table:table-cell>
          <table:table-cell office:value-type="float" office:value="13.291139240506311" table:formula="of:=(([.CW56]*100)/[.CW55])-100" table:style-name="ce30">
            <text:p>13.3</text:p>
          </table:table-cell>
          <table:table-cell office:value-type="float" office:value="14.351334574798262" table:formula="of:=[.DC56]/([.CW56]*12)" table:style-name="ce30">
            <text:p>14.4</text:p>
          </table:table-cell>
          <table:table-cell office:value-type="float" office:value="6.9679930795847751" table:formula="of:=100/[.CY56]" table:style-name="ce30">
            <text:p>7.0</text:p>
          </table:table-cell>
          <table:table-cell office:value-type="float" office:value="19.135112766397683" table:formula="of:=[.DC56]/(([.CW56]*12)*0.75)" table:style-name="ce30">
            <text:p>19.1</text:p>
          </table:table-cell>
          <table:table-cell office:value-type="float" office:value="5.2259948096885811" table:formula="of:=100/[.DA56]" table:style-name="ce30">
            <text:p>5.2</text:p>
          </table:table-cell>
          <table:table-cell office:value-type="float" office:value="1541.3333333333333" table:formula="of:=AVERAGE([Quarterly.D42:.D45])" table:style-name="ce10">
            <text:p>1541</text:p>
          </table:table-cell>
          <table:table-cell office:value-type="float" office:value="1372" table:style-name="ce34">
            <text:p>1372</text:p>
          </table:table-cell>
          <table:table-cell office:value-type="float" office:value="1.96" table:style-name="ce33">
            <text:p>1.96</text:p>
          </table:table-cell>
          <table:table-cell office:value-type="float" office:value="207.51000000000002" table:formula="of:=[.DF55]+[.DE56]" table:style-name="ce30">
            <text:p>207.5</text:p>
          </table:table-cell>
          <table:table-cell office:value-type="float" office:value="905.58056525000018" table:formula="of:=(([.DD56]*[.DE56])/100)+[.DG55]" table:style-name="ce30">
            <text:p>905.6</text:p>
          </table:table-cell>
          <table:table-cell office:value-type="float" office:value="466.41943474999982" table:formula="of:=[.DD56]-[.DG56]" table:style-name="ce30">
            <text:p>466.4</text:p>
          </table:table-cell>
          <table:table-cell office:value-type="float" office:value="661.17295552021585" table:formula="of:=[.DD56]/[.DF56]*[.$DF$24]" table:style-name="ce30">
            <text:p>661.2</text:p>
          </table:table-cell>
          <table:table-cell office:value-type="float" office:value="710.82704447978415" table:formula="of:=[.DD56]-[.DI56]" table:style-name="ce30">
            <text:p>710.8</text:p>
          </table:table-cell>
          <table:table-cell office:value-type="float" office:value="-0.10842727272727271" table:formula="of:=([.AH56]-[.AH55])" table:style-name="ce33">
            <text:p>-0.11</text:p>
          </table:table-cell>
          <table:table-cell office:value-type="float" office:value="4.7328244274809208" table:formula="of:=([.DD56]*100/[.DD55])-100" table:style-name="ce33">
            <text:p>4.73</text:p>
          </table:table-cell>
          <table:table-cell office:value-type="float" office:value="2.7728244274809208" table:formula="of:=[.DL56]-[.DE56]" table:style-name="ce33">
            <text:p>2.77</text:p>
          </table:table-cell>
          <table:table-cell office:value-type="float" office:value="15.357993018981958" table:formula="of:=([.O56]*100/[.O55])-100" table:style-name="ce33">
            <text:p>15.36</text:p>
          </table:table-cell>
          <table:table-cell office:value-type="float" office:value="10.659799721973627" table:formula="of:=([.T56]*100/[.T55])-100" table:style-name="ce33">
            <text:p>10.66</text:p>
          </table:table-cell>
          <table:table-cell office:value-type="float" office:value="17.22" table:style-name="ce38">
            <text:p>17.2</text:p>
          </table:table-cell>
          <table:table-cell office:value-type="float" office:value="9.9588192371695019" table:formula="of:=([.DB56]+[.DL56])" table:style-name="ce30">
            <text:p>10.0</text:p>
          </table:table-cell>
          <table:table-cell office:value-type="float" office:value="424.04" table:formula="of:=-0.06*(([.A56]-1963)^2)+8.5*([.A56]-1963)+140" table:style-name="ce30">
            <text:p>424.0</text:p>
          </table:table-cell>
          <table:table-cell office:value-type="float" office:value="474.04" table:formula="of:=[.DR56]+50" table:style-name="ce30">
            <text:p>474.0</text:p>
          </table:table-cell>
          <table:table-cell office:value-type="float" office:value="374.04" table:formula="of:=[.DR56]-50" table:style-name="ce30">
            <text:p>374.0</text:p>
          </table:table-cell>
          <table:table-cell office:value-type="float" office:value="524.04" table:formula="of:=[.DR56]+100" table:style-name="ce30">
            <text:p>524.0</text:p>
          </table:table-cell>
          <table:table-cell office:value-type="float" office:value="324.04000000000002" table:formula="of:=[.DR56]-100" table:style-name="ce30">
            <text:p>324.0</text:p>
          </table:table-cell>
          <table:table-cell office:value-type="float" office:value="399.1" table:formula="of:=-0.025*(([.A56]-1963)^2)+5.5*([.A56]-1963)+175" table:style-name="ce30">
            <text:p>399.1</text:p>
          </table:table-cell>
          <table:table-cell office:value-type="float" office:value="0.61635911940192378" table:formula="of:=2.33317307692308*0.264172052" table:style-name="ce94">
            <text:p>0.62</text:p>
          </table:table-cell>
          <table:table-cell office:value-type="float" office:value="12.688549561599103" table:formula="of:=([.DX56]*100/[.DX55])-100" table:style-name="ce139">
            <text:p>12.7</text:p>
          </table:table-cell>
          <table:table-cell office:value-type="float" office:value="1.37" table:style-name="ce94">
            <text:p>1.37</text:p>
          </table:table-cell>
          <table:table-cell table:number-columns-repeated="16254"/>
        </table:table-row>
        <table:table-row table:style-name="ro3">
          <table:table-cell office:value-type="float" office:value="2018" table:style-name="ce18">
            <text:p>2018</text:p>
          </table:table-cell>
          <table:table-cell office:value-type="float" office:value="46658447" table:style-name="ce12">
            <text:p>46658447</text:p>
          </table:table-cell>
          <table:table-cell office:value-type="float" office:value="17425139" table:style-name="ce10">
            <text:p>17425139</text:p>
          </table:table-cell>
          <table:table-cell office:value-type="float" office:value="24078859.366817996" table:style-name="ce10">
            <text:p>24078859</text:p>
          </table:table-cell>
          <table:table-cell office:value-type="float" office:value="38317702.677854009" table:style-name="ce116">
            <text:p>38317703</text:p>
          </table:table-cell>
          <table:table-cell office:value-type="float" office:value="670197.65384615387" table:formula="of:=[.C57]/26" table:style-name="ce34">
            <text:p>670198</text:p>
          </table:table-cell>
          <table:table-cell office:value-type="float" office:value="335098.82692307694" table:formula="of:=[.F57]/2" table:style-name="ce34">
            <text:p>335099</text:p>
          </table:table-cell>
          <table:table-cell office:value-type="float" office:value="502648.24038461538" table:formula="of:=[.G57]*1.5" table:style-name="ce10">
            <text:p>502648</text:p>
          </table:table-cell>
          <table:table-cell office:value-type="float" office:value="531498" table:style-name="ce10">
            <text:p>531498</text:p>
          </table:table-cell>
          <table:table-cell office:value-type="float" office:value="265749" table:formula="of:=[.I57]/2" table:style-name="ce10">
            <text:p>265749</text:p>
          </table:table-cell>
          <table:table-cell office:value-type="float" office:value="791467.40806499997" table:style-name="ce10">
            <text:p>791467</text:p>
          </table:table-cell>
          <table:table-cell office:value-type="float" office:value="395733.70403249998" table:formula="of:=[.K57]/2" table:style-name="ce10">
            <text:p>395734</text:p>
          </table:table-cell>
          <table:table-cell office:value-type="float" office:value="741197" table:style-name="ce10">
            <text:p>741197</text:p>
          </table:table-cell>
          <table:table-cell office:value-type="float" office:value="370598.5" table:formula="of:=[.M57]/2" table:style-name="ce10">
            <text:p>370599</text:p>
          </table:table-cell>
          <table:table-cell office:value-type="float" office:value="517984" table:style-name="ce22">
            <text:p>517984</text:p>
          </table:table-cell>
          <table:table-cell office:value-type="float" office:value="179385" table:style-name="ce22">
            <text:p>179385</text:p>
          </table:table-cell>
          <table:table-cell office:value-type="float" office:value="16278" table:style-name="ce22">
            <text:p>16278</text:p>
          </table:table-cell>
          <table:table-cell office:value-type="float" office:value="1338" table:style-name="ce22">
            <text:p>1338</text:p>
          </table:table-cell>
          <table:table-cell office:value-type="float" office:value="210091" table:style-name="ce22">
            <text:p>210091</text:p>
          </table:table-cell>
          <table:table-cell office:value-type="float" office:value="348326" table:style-name="ce22">
            <text:p>348326</text:p>
          </table:table-cell>
          <table:table-cell office:value-type="float" office:value="342799" table:style-name="ce22">
            <text:p>342799</text:p>
          </table:table-cell>
          <table:table-cell office:value-type="float" office:value="43284882000" table:style-name="ce126">
            <text:p>4.3E+10</text:p>
          </table:table-cell>
          <table:table-cell office:value-type="float" office:value="124265.43525318237" table:formula="of:=[.V57]/[.T57]" table:style-name="ce34">
            <text:p>124265</text:p>
          </table:table-cell>
          <table:table-cell office:value-type="float" office:value="11970" table:style-name="ce22">
            <text:p>11970</text:p>
          </table:table-cell>
          <table:table-cell office:value-type="float" office:value="4049" table:style-name="ce22">
            <text:p>4049</text:p>
          </table:table-cell>
          <table:table-cell office:value-type="float" office:value="2.9562855025932331" table:formula="of:=[.X57]/[.Y57]" table:style-name="ce98">
            <text:p>2.96</text:p>
          </table:table-cell>
          <table:table-cell office:value-type="float" office:value="0.67246478655711373" table:formula="of:=[.T57]/[.O57]" table:style-name="ce33">
            <text:p>0.67</text:p>
          </table:table-cell>
          <table:table-cell office:value-type="float" office:value="65.621353533989321" table:formula="of:=([.W57]*100)/([.DD57]*(([.BP57]*([.BO57]/([.BJ57]+[.BO57])))+([.BK57]*([.BJ57]/([.BJ57]+[.BO57])))))" table:style-name="ce98">
            <text:p>65.62</text:p>
          </table:table-cell>
          <table:table-cell office:value-type="float" office:value="16.385472559057689" table:formula="of:=(([.V57]*100/[.V56])-100)-[.DE57]" table:style-name="ce36">
            <text:p>16.39</text:p>
          </table:table-cell>
          <table:table-cell office:value-type="float" office:value="1.921" table:style-name="ce36">
            <text:p>1.92</text:p>
          </table:table-cell>
          <table:table-cell office:value-type="float" office:value="39.200000000000003" table:style-name="ce36">
            <text:p>39.20</text:p>
          </table:table-cell>
          <table:table-cell office:value-type="float" office:value="60.8" table:style-name="ce36">
            <text:p>60.80</text:p>
          </table:table-cell>
          <table:table-cell office:value-type="float" office:value="24" table:style-name="ce88">
            <text:p>24</text:p>
          </table:table-cell>
          <table:table-cell office:value-type="float" office:value="-0.17148181818181818" table:style-name="ce36">
            <text:p>-0.17</text:p>
          </table:table-cell>
          <table:table-cell office:value-type="float" office:value="1.1781333333333335" table:style-name="ce105">
            <text:p>1.18</text:p>
          </table:table-cell>
          <table:table-cell office:value-type="float" office:value="140700" table:formula="of:=[.DD57]*100" table:style-name="ce106">
            <text:p>140700</text:p>
          </table:table-cell>
          <table:table-cell office:value-type="float" office:value="165763.36000000002" table:formula="of:=([.DD57]*100)*[.AI57]" table:style-name="ce106">
            <text:p>165763</text:p>
          </table:table-cell>
          <table:table-cell office:value-type="float" office:value="12359586000000" table:style-name="ce127">
            <text:p>1.24E+13</text:p>
          </table:table-cell>
          <table:table-cell office:value-type="float" office:value="4.2502548776372322" table:formula="of:=([.AL57]*100/[.AL56])-100" table:style-name="ce103">
            <text:p>4.25</text:p>
          </table:table-cell>
          <table:table-cell office:value-type="float" office:value="6065.6484375" table:style-name="ce99">
            <text:p>6066</text:p>
          </table:table-cell>
          <table:table-cell office:value-type="float" office:value="23.196200942036544" table:formula="of:=[.DD57]*100/[.AN57]" table:style-name="ce99">
            <text:p>23</text:p>
          </table:table-cell>
          <table:table-cell office:value-type="float" office:value="1073.2033333333334" table:style-name="ce108">
            <text:p>1073</text:p>
          </table:table-cell>
          <table:table-cell office:value-type="float" office:value="131.10283543659014" table:formula="of:=[.DD57]*100/[.AP57]" table:style-name="ce109">
            <text:p>131</text:p>
          </table:table-cell>
          <table:table-cell office:value-type="float" office:value="1.7833486822981968" table:style-name="ce150">
            <text:p>1.8</text:p>
          </table:table-cell>
          <table:table-cell office:value-type="float" office:value="712210000000" table:style-name="ce122">
            <text:p>7.12E+11</text:p>
          </table:table-cell>
          <table:table-cell office:value-type="float" office:value="18586.970257265108" table:formula="of:=[.AS57]/[.E57]" table:style-name="ce34">
            <text:p>18587</text:p>
          </table:table-cell>
          <table:table-cell office:value-type="float" office:value="17316.90971022789" table:formula="of:=[.AU56]*(1+([.DE57]/100))" table:style-name="ce109">
            <text:p>17317</text:p>
          </table:table-cell>
          <table:table-cell office:value-type="float" office:value="23423.287957277495" table:formula="of:=[.AT57]+(12*PMT([.AD57]/100/12;[.AG57]*12;([.AT57]*5)*-1))" table:style-name="ce109">
            <text:p>23423</text:p>
          </table:table-cell>
          <table:table-cell office:value-type="float" office:value="22257.233801667291" table:formula="of:=[.AW56]*(1+([.DL57]/100))" table:style-name="ce109">
            <text:p>22257</text:p>
          </table:table-cell>
          <table:table-cell office:value-type="float" office:value="18769.508983466949" table:formula="of:=(([.AW57]+([.AU57]-[.AT57])+([.AV57]-[.AT57]))-[.AT57])+[.$AT$38]" table:style-name="ce109">
            <text:p>18770</text:p>
          </table:table-cell>
          <table:table-cell office:value-type="float" office:value="119.94363127547548" table:formula="of:=[.AX57]*[.$AY$38]/[.$AX$38]" table:style-name="ce109">
            <text:p>120</text:p>
          </table:table-cell>
          <table:table-cell office:value-type="float" office:value="6.685620815722273" table:formula="of:=[.W57]/[.AT57]" table:style-name="ce37">
            <text:p>6.7</text:p>
          </table:table-cell>
          <table:table-cell office:value-type="float" office:value="24853.087050636474" table:formula="of:=[.W57]/5" table:style-name="ce34">
            <text:p>24853</text:p>
          </table:table-cell>
          <table:table-cell office:value-type="float" office:value="25.21262964477846" table:formula="of:=100-(([.AT57]*100)/[.BA57])" table:style-name="ce34">
            <text:p>25</text:p>
          </table:table-cell>
          <table:table-cell office:value-type="float" office:value="707" table:style-name="ce10">
            <text:p>707</text:p>
          </table:table-cell>
          <table:table-cell office:value-type="float" office:value="159.69999999999999" table:style-name="ce10">
            <text:p>160</text:p>
          </table:table-cell>
          <table:table-cell office:value-type="float" office:value="21901" table:style-name="ce22">
            <text:p>21901</text:p>
          </table:table-cell>
          <table:table-cell office:value-type="float" office:value="74081" table:style-name="ce22">
            <text:p>74081</text:p>
          </table:table-cell>
          <table:table-cell office:value-type="float" office:value="24175" table:style-name="ce22">
            <text:p>24175</text:p>
          </table:table-cell>
          <table:table-cell office:value-type="float" office:value="46560" table:style-name="ce22">
            <text:p>46560</text:p>
          </table:table-cell>
          <table:table-cell office:value-type="float" office:value="3346" table:style-name="ce22">
            <text:p>3346</text:p>
          </table:table-cell>
          <table:table-cell office:value-type="float" office:value="21254" table:style-name="ce22">
            <text:p>21254</text:p>
          </table:table-cell>
          <table:table-cell office:value-type="float" office:value="200.23759273547648" table:style-name="ce83">
            <text:p>200</text:p>
          </table:table-cell>
          <table:table-cell office:value-type="float" office:value="3063400400" table:style-name="ce22">
            <text:p>3063400400</text:p>
          </table:table-cell>
          <table:table-cell office:value-type="float" office:value="144132.88792697844" table:formula="of:=[.BL57]/[.BJ57]" table:style-name="ce69">
            <text:p>144133</text:p>
          </table:table-cell>
          <table:table-cell office:value-type="float" office:value="719.80933229348659" table:formula="of:=[.BM57]/[.BK57]" table:style-name="ce69">
            <text:p>720</text:p>
          </table:table-cell>
          <table:table-cell office:value-type="float" office:value="79453" table:style-name="ce22">
            <text:p>79453</text:p>
          </table:table-cell>
          <table:table-cell office:value-type="float" office:value="117.0283231932777" table:style-name="ce83">
            <text:p>117</text:p>
          </table:table-cell>
          <table:table-cell office:value-type="float" office:value="6541922000" table:style-name="ce22">
            <text:p>6541922000</text:p>
          </table:table-cell>
          <table:table-cell office:value-type="float" office:value="82337.004266673379" table:formula="of:=[.BQ57]/[.BO57]" table:style-name="ce80">
            <text:p>82337</text:p>
          </table:table-cell>
          <table:table-cell office:value-type="float" office:value="703.56476124749736" table:formula="of:=[.BR57]/[.BP57]" table:style-name="ce80">
            <text:p>704</text:p>
          </table:table-cell>
          <table:table-cell office:value-type="float" office:value="1.9769925648987337" table:formula="of:=[.DD57]/(([.BS57]+[.BN57])/2)" table:style-name="ce86">
            <text:p>1.98</text:p>
          </table:table-cell>
          <table:table-cell office:value-type="float" office:value="2.1194322867583253" table:formula="of:=[.BV57]-[.BV56]" table:style-name="ce85">
            <text:p>2.1</text:p>
          </table:table-cell>
          <table:table-cell office:value-type="float" office:value="102.65783758787809" table:style-name="ce81">
            <text:p>103</text:p>
          </table:table-cell>
          <table:table-cell office:value-type="float" office:value="25712558" table:style-name="ce10">
            <text:p>25712558</text:p>
          </table:table-cell>
          <table:table-cell office:value-type="float" office:value="67458" table:formula="of:=[.BW57]-[.BW56]" table:style-name="ce34">
            <text:p>67458</text:p>
          </table:table-cell>
          <table:table-cell office:value-type="float" office:value="58853" table:style-name="ce109">
            <text:p>58853</text:p>
          </table:table-cell>
          <table:table-cell office:value-type="float" office:value="5191" table:style-name="ce109">
            <text:p>5191</text:p>
          </table:table-cell>
          <table:table-cell office:value-type="float" office:value="91.894634938479797" table:formula="of:=100-[.CB57]" table:style-name="ce109">
            <text:p>92</text:p>
          </table:table-cell>
          <table:table-cell office:value-type="float" office:value="8.1053650615202049" table:formula="of:=([.BZ57]*100)/([.BY57]+[.BZ57])" table:style-name="ce109">
            <text:p>8</text:p>
          </table:table-cell>
          <table:table-cell office:value-type="float" office:value="0.55108045066309219" table:formula="of:=([.BW57]/[.B57])" table:style-name="ce146">
            <text:p>0.5511</text:p>
          </table:table-cell>
          <table:table-cell office:value-type="float" office:value="0.26304440224448911" table:formula="of:=([.BW57]*100/[.BW56])-100" table:style-name="ce30">
            <text:p>0.3</text:p>
          </table:table-cell>
          <table:table-cell office:value-type="float" office:value="0.23512212936904575" table:formula="of:=([.B57]*100/[.B56])-100" table:style-name="ce33">
            <text:p>0.24</text:p>
          </table:table-cell>
          <table:table-cell office:value-type="float" office:value="2.7922272875443355E-2" table:formula="of:=[.CD57]-[.CE57]" table:style-name="ce30">
            <text:p>0.0</text:p>
          </table:table-cell>
          <table:table-cell office:value-type="float" office:value="1222000" table:style-name="ce116">
            <text:p>1222000</text:p>
          </table:table-cell>
          <table:table-cell office:value-type="float" office:value="18.114975243855437" table:formula="of:=[.CG57]/[.BX57]" table:style-name="ce116">
            <text:p>18</text:p>
          </table:table-cell>
          <table:table-cell office:value-type="float" office:value="2.6190327337727295" table:formula="of:=[.CG57]/[.B57]*100" table:style-name="ce148">
            <text:p>2.6</text:p>
          </table:table-cell>
          <table:table-cell office:value-type="float" office:value="13461.079999999998" table:style-name="ce10">
            <text:p>13461</text:p>
          </table:table-cell>
          <table:table-cell office:value-type="float" office:value="12.18" table:style-name="ce22">
            <text:p>12.18</text:p>
          </table:table-cell>
          <table:table-cell office:value-type="float" office:value="76.719551999999993" table:formula="of:=100-([.CK57]+[.CM57])" table:style-name="ce33">
            <text:p>76.72</text:p>
          </table:table-cell>
          <table:table-cell office:value-type="float" office:value="11.100447999999998" table:formula="of:=([.CN57]*(100-[.CK57]))/100" table:style-name="ce33">
            <text:p>11.10</text:p>
          </table:table-cell>
          <table:table-cell office:value-type="float" office:value="12.64" table:style-name="ce22">
            <text:p>12.64</text:p>
          </table:table-cell>
          <table:table-cell office:value-type="float" office:value="9104600" table:style-name="ce22">
            <text:p>9104600</text:p>
          </table:table-cell>
          <table:table-cell office:value-type="float" office:value="5119400" table:style-name="ce22">
            <text:p>5119400</text:p>
          </table:table-cell>
          <table:table-cell office:value-type="float" office:value="3291300" table:style-name="ce22">
            <text:p>3291300</text:p>
          </table:table-cell>
          <table:table-cell office:value-type="float" office:value="1020600" table:style-name="ce22">
            <text:p>1020600</text:p>
          </table:table-cell>
          <table:table-cell office:value-type="float" office:value="49.118737153307904" table:formula="of:=(([.CO57]*100)/SUM([.$CO$57:.$CR$57]))" table:style-name="ce30">
            <text:p>49.1</text:p>
          </table:table-cell>
          <table:table-cell office:value-type="float" office:value="27.618836959629693" table:formula="of:=(([.CP57]*100)/SUM([.$CO$57:.$CR$57]))" table:style-name="ce30">
            <text:p>27.6</text:p>
          </table:table-cell>
          <table:table-cell office:value-type="float" office:value="17.756353886242373" table:formula="of:=(([.CQ57]*100)/SUM([.$CO$57:.$CR$57]))" table:style-name="ce30">
            <text:p>17.8</text:p>
          </table:table-cell>
          <table:table-cell office:value-type="float" office:value="5.5060720008200299" table:formula="of:=(([.CR57]*100)/SUM([.$CO$57:.$CR$57]))" table:style-name="ce30">
            <text:p>5.5</text:p>
          </table:table-cell>
          <table:table-cell office:value-type="float" office:value="10.050000000000001" table:style-name="ce30">
            <text:p>10.1</text:p>
          </table:table-cell>
          <table:table-cell office:value-type="float" office:value="12.290502793296113" table:formula="of:=(([.CW57]*100)/[.CW56])-100" table:style-name="ce30">
            <text:p>12.3</text:p>
          </table:table-cell>
          <table:table-cell office:value-type="float" office:value="13.574488667772249" table:formula="of:=[.DC57]/([.CW57]*12)" table:style-name="ce30">
            <text:p>13.6</text:p>
          </table:table-cell>
          <table:table-cell office:value-type="float" office:value="7.3667599898192933" table:formula="of:=100/[.CY57]" table:style-name="ce30">
            <text:p>7.4</text:p>
          </table:table-cell>
          <table:table-cell office:value-type="float" office:value="18.099318223696333" table:formula="of:=[.DC57]/(([.CW57]*12)*0.75)" table:style-name="ce30">
            <text:p>18.1</text:p>
          </table:table-cell>
          <table:table-cell office:value-type="float" office:value="5.5250699923644691" table:formula="of:=100/[.DA57]" table:style-name="ce30">
            <text:p>5.5</text:p>
          </table:table-cell>
          <table:table-cell office:value-type="float" office:value="1637.0833333333333" table:formula="of:=AVERAGE([Quarterly.D46:.D49])" table:style-name="ce10">
            <text:p>1637</text:p>
          </table:table-cell>
          <table:table-cell office:value-type="float" office:value="1407" table:style-name="ce34">
            <text:p>1407</text:p>
          </table:table-cell>
          <table:table-cell office:value-type="float" office:value="1.67" table:style-name="ce33">
            <text:p>1.67</text:p>
          </table:table-cell>
          <table:table-cell office:value-type="float" office:value="209.18" table:formula="of:=[.DF56]+[.DE57]" table:style-name="ce30">
            <text:p>209.2</text:p>
          </table:table-cell>
          <table:table-cell office:value-type="float" office:value="929.07746525000016" table:formula="of:=(([.DD57]*[.DE57])/100)+[.DG56]" table:style-name="ce30">
            <text:p>929.1</text:p>
          </table:table-cell>
          <table:table-cell office:value-type="float" office:value="477.92253474999984" table:formula="of:=[.DD57]-[.DG57]" table:style-name="ce30">
            <text:p>477.9</text:p>
          </table:table-cell>
          <table:table-cell office:value-type="float" office:value="672.62644612295628" table:formula="of:=[.DD57]/[.DF57]*[.$DF$24]" table:style-name="ce30">
            <text:p>672.6</text:p>
          </table:table-cell>
          <table:table-cell office:value-type="float" office:value="734.37355387704372" table:formula="of:=[.DD57]-[.DI57]" table:style-name="ce30">
            <text:p>734.4</text:p>
          </table:table-cell>
          <table:table-cell office:value-type="float" office:value="-2.1663636363636385E-2" table:formula="of:=([.AH57]-[.AH56])" table:style-name="ce33">
            <text:p>-0.02</text:p>
          </table:table-cell>
          <table:table-cell office:value-type="float" office:value="2.5510204081632679" table:formula="of:=([.DD57]*100/[.DD56])-100" table:style-name="ce33">
            <text:p>2.55</text:p>
          </table:table-cell>
          <table:table-cell office:value-type="float" office:value="0.88102040816326799" table:formula="of:=[.DL57]-[.DE57]" table:style-name="ce33">
            <text:p>0.88</text:p>
          </table:table-cell>
          <table:table-cell office:value-type="float" office:value="10.764598711840634" table:formula="of:=([.O57]*100/[.O56])-100" table:style-name="ce33">
            <text:p>10.76</text:p>
          </table:table-cell>
          <table:table-cell office:value-type="float" office:value="11.34211089907717" table:formula="of:=([.T57]*100/[.T56])-100" table:style-name="ce33">
            <text:p>11.34</text:p>
          </table:table-cell>
          <table:table-cell office:value-type="float" office:value="15.25" table:style-name="ce38">
            <text:p>15.3</text:p>
          </table:table-cell>
          <table:table-cell office:value-type="float" office:value="8.0760904005277361" table:formula="of:=([.DB57]+[.DL57])" table:style-name="ce30">
            <text:p>8.1</text:p>
          </table:table-cell>
          <table:table-cell office:value-type="float" office:value="426" table:formula="of:=-0.06*(([.A57]-1963)^2)+8.5*([.A57]-1963)+140" table:style-name="ce30">
            <text:p>426.0</text:p>
          </table:table-cell>
          <table:table-cell office:value-type="float" office:value="476" table:formula="of:=[.DR57]+50" table:style-name="ce30">
            <text:p>476.0</text:p>
          </table:table-cell>
          <table:table-cell office:value-type="float" office:value="376" table:formula="of:=[.DR57]-50" table:style-name="ce30">
            <text:p>376.0</text:p>
          </table:table-cell>
          <table:table-cell office:value-type="float" office:value="526" table:formula="of:=[.DR57]+100" table:style-name="ce30">
            <text:p>526.0</text:p>
          </table:table-cell>
          <table:table-cell office:value-type="float" office:value="326" table:formula="of:=[.DR57]-100" table:style-name="ce30">
            <text:p>326.0</text:p>
          </table:table-cell>
          <table:table-cell office:value-type="float" office:value="401.875" table:formula="of:=-0.025*(([.A57]-1963)^2)+5.5*([.A57]-1963)+175" table:style-name="ce30">
            <text:p>401.9</text:p>
          </table:table-cell>
          <table:table-cell office:value-type="float" office:value="0.69491205935350886" table:formula="of:=2.63052830188679*0.264172052" table:style-name="ce94">
            <text:p>0.69</text:p>
          </table:table-cell>
          <table:table-cell office:value-type="float" office:value="12.744670676375804" table:formula="of:=([.DX57]*100/[.DX56])-100" table:style-name="ce139">
            <text:p>12.7</text:p>
          </table:table-cell>
          <table:table-cell office:value-type="float" office:value="1.52" table:style-name="ce94">
            <text:p>1.52</text:p>
          </table:table-cell>
          <table:table-cell table:number-columns-repeated="16254"/>
        </table:table-row>
        <table:table-row table:style-name="ro3">
          <table:table-cell office:value-type="float" office:value="2019" table:style-name="ce18">
            <text:p>2019</text:p>
          </table:table-cell>
          <table:table-cell office:value-type="float" office:value="46937060" table:style-name="ce12">
            <text:p>46937060</text:p>
          </table:table-cell>
          <table:table-cell office:value-type="float" office:value="17297371" table:style-name="ce10">
            <text:p>17297371</text:p>
          </table:table-cell>
          <table:table-cell office:value-type="float" office:value="24085636.634564992" table:style-name="ce10">
            <text:p>24085637</text:p>
          </table:table-cell>
          <table:table-cell office:value-type="float" office:value="38612346.577307008" table:style-name="ce116">
            <text:p>38612347</text:p>
          </table:table-cell>
          <table:table-cell office:value-type="float" office:value="665283.5" table:formula="of:=[.C58]/26" table:style-name="ce34">
            <text:p>665284</text:p>
          </table:table-cell>
          <table:table-cell office:value-type="float" office:value="332641.75" table:formula="of:=[.F58]/2" table:style-name="ce34">
            <text:p>332642</text:p>
          </table:table-cell>
          <table:table-cell office:value-type="float" office:value="498962.625" table:formula="of:=[.G58]*1.5" table:style-name="ce10">
            <text:p>498963</text:p>
          </table:table-cell>
          <table:table-cell office:value-type="float" office:value="531765" table:style-name="ce10">
            <text:p>531765</text:p>
          </table:table-cell>
          <table:table-cell office:value-type="float" office:value="265882.5" table:formula="of:=[.I58]/2" table:style-name="ce10">
            <text:p>265883</text:p>
          </table:table-cell>
          <table:table-cell office:value-type="float" office:value="779874.82120899996" table:style-name="ce10">
            <text:p>779875</text:p>
          </table:table-cell>
          <table:table-cell office:value-type="float" office:value="389937.41060449998" table:formula="of:=[.K58]/2" table:style-name="ce10">
            <text:p>389937</text:p>
          </table:table-cell>
          <table:table-cell office:value-type="float" office:value="737469" table:style-name="ce10">
            <text:p>737469</text:p>
          </table:table-cell>
          <table:table-cell office:value-type="float" office:value="368734.5" table:formula="of:=[.M58]/2" table:style-name="ce10">
            <text:p>368735</text:p>
          </table:table-cell>
          <table:table-cell office:value-type="float" office:value="503546" table:style-name="ce22">
            <text:p>503546</text:p>
          </table:table-cell>
          <table:table-cell office:value-type="float" office:value="176046" table:style-name="ce22">
            <text:p>176046</text:p>
          </table:table-cell>
          <table:table-cell office:value-type="float" office:value="18764" table:style-name="ce22">
            <text:p>18764</text:p>
          </table:table-cell>
          <table:table-cell office:value-type="float" office:value="1355" table:style-name="ce22">
            <text:p>1355</text:p>
          </table:table-cell>
          <table:table-cell office:value-type="float" office:value="249414" table:style-name="ce22">
            <text:p>249414</text:p>
          </table:table-cell>
          <table:table-cell office:value-type="float" office:value="361291" table:style-name="ce22">
            <text:p>361291</text:p>
          </table:table-cell>
          <table:table-cell office:value-type="float" office:value="340776" table:style-name="ce22">
            <text:p>340776</text:p>
          </table:table-cell>
          <table:table-cell office:value-type="float" office:value="45383450000" table:style-name="ce126">
            <text:p>4.5E+10</text:p>
          </table:table-cell>
          <table:table-cell office:value-type="float" office:value="125614.67072249239" table:formula="of:=[.V58]/[.T58]" table:style-name="ce34">
            <text:p>125615</text:p>
          </table:table-cell>
          <table:table-cell office:value-type="float" office:value="11183" table:style-name="ce22">
            <text:p>11183</text:p>
          </table:table-cell>
          <table:table-cell office:value-type="float" office:value="3607" table:style-name="ce22">
            <text:p>3607</text:p>
          </table:table-cell>
          <table:table-cell office:value-type="float" office:value="3.1003604103132796" table:formula="of:=[.X58]/[.Y58]" table:style-name="ce98">
            <text:p>3.10</text:p>
          </table:table-cell>
          <table:table-cell office:value-type="float" office:value="0.71749353584379583" table:formula="of:=[.T58]/[.O58]" table:style-name="ce33">
            <text:p>0.72</text:p>
          </table:table-cell>
          <table:table-cell office:value-type="float" office:value="67.113538027177086" table:formula="of:=([.W58]*100)/([.DD58]*(([.BP58]*([.BO58]/([.BJ58]+[.BO58])))+([.BK58]*([.BJ58]/([.BJ58]+[.BO58])))))" table:style-name="ce98">
            <text:p>67.11</text:p>
          </table:table-cell>
          <table:table-cell office:value-type="float" office:value="4.1482701188835334" table:formula="of:=(([.V58]*100/[.V57])-100)-[.DE58]" table:style-name="ce36">
            <text:p>4.15</text:p>
          </table:table-cell>
          <table:table-cell office:value-type="float" office:value="1.9350000000000001" table:style-name="ce36">
            <text:p>1.94</text:p>
          </table:table-cell>
          <table:table-cell office:value-type="float" office:value="42.1" table:style-name="ce36">
            <text:p>42.10</text:p>
          </table:table-cell>
          <table:table-cell office:value-type="float" office:value="57.9" table:style-name="ce36">
            <text:p>57.90</text:p>
          </table:table-cell>
          <table:table-cell office:value-type="float" office:value="23" table:style-name="ce88">
            <text:p>23</text:p>
          </table:table-cell>
          <table:table-cell office:value-type="float" office:value="-0.22453636363636367" table:style-name="ce36">
            <text:p>-0.22</text:p>
          </table:table-cell>
          <table:table-cell office:value-type="float" office:value="1.1176416666666669" table:style-name="ce105">
            <text:p>1.12</text:p>
          </table:table-cell>
          <table:table-cell office:value-type="float" office:value="143800" table:formula="of:=[.DD58]*100" table:style-name="ce106">
            <text:p>143800</text:p>
          </table:table-cell>
          <table:table-cell office:value-type="float" office:value="160716.8716666667" table:formula="of:=([.DD58]*100)*[.AI58]" table:style-name="ce106">
            <text:p>160717</text:p>
          </table:table-cell>
          <table:table-cell office:value-type="float" office:value="12977013000000" table:style-name="ce127">
            <text:p>1.30E+13</text:p>
          </table:table-cell>
          <table:table-cell office:value-type="float" office:value="4.9955314037217704" table:formula="of:=([.AL58]*100/[.AL57])-100" table:style-name="ce103">
            <text:p>5.00</text:p>
          </table:table-cell>
          <table:table-cell office:value-type="float" office:value="6584.3950399166679" table:style-name="ce99">
            <text:p>6584</text:p>
          </table:table-cell>
          <table:table-cell office:value-type="float" office:value="21.839515874767432" table:formula="of:=[.DD58]*100/[.AN58]" table:style-name="ce99">
            <text:p>22</text:p>
          </table:table-cell>
          <table:table-cell office:value-type="float" office:value="1255.8258333333333" table:style-name="ce108">
            <text:p>1256</text:p>
          </table:table-cell>
          <table:table-cell office:value-type="float" office:value="114.50632419171714" table:formula="of:=[.DD58]*100/[.AP58]" table:style-name="ce109">
            <text:p>115</text:p>
          </table:table-cell>
          <table:table-cell office:value-type="float" office:value="1.5839828692098195" table:style-name="ce150">
            <text:p>1.6</text:p>
          </table:table-cell>
          <table:table-cell office:value-type="float" office:value="747877000000" table:style-name="ce122">
            <text:p>7.48E+11</text:p>
          </table:table-cell>
          <table:table-cell office:value-type="float" office:value="19368.856500411122" table:formula="of:=[.AS58]/[.E58]" table:style-name="ce34">
            <text:p>19369</text:p>
          </table:table-cell>
          <table:table-cell office:value-type="float" office:value="17438.128078199483" table:formula="of:=[.AU57]*(1+([.DE58]/100))" table:style-name="ce109">
            <text:p>17438</text:p>
          </table:table-cell>
          <table:table-cell office:value-type="float" office:value="24589.055670045356" table:formula="of:=[.AT58]+(12*PMT([.AD58]/100/12;[.AG58]*12;([.AT58]*5)*-1))" table:style-name="ce109">
            <text:p>24589</text:p>
          </table:table-cell>
          <table:table-cell office:value-type="float" office:value="22747.620616060816" table:formula="of:=[.AW57]*(1+([.DL58]/100))" table:style-name="ce109">
            <text:p>22748</text:p>
          </table:table-cell>
          <table:table-cell office:value-type="float" office:value="18201.223149161884" table:formula="of:=(([.AW58]+([.AU58]-[.AT58])+([.AV58]-[.AT58]))-[.AT58])+[.$AT$38]" table:style-name="ce109">
            <text:p>18201</text:p>
          </table:table-cell>
          <table:table-cell office:value-type="float" office:value="116.31208893576894" table:formula="of:=[.AX58]*[.$AY$38]/[.$AX$38]" table:style-name="ce109">
            <text:p>116</text:p>
          </table:table-cell>
          <table:table-cell office:value-type="float" office:value="6.4853942575198538" table:formula="of:=[.W58]/[.AT58]" table:style-name="ce37">
            <text:p>6.5</text:p>
          </table:table-cell>
          <table:table-cell office:value-type="float" office:value="25122.934144498478" table:formula="of:=[.W58]/5" table:style-name="ce34">
            <text:p>25123</text:p>
          </table:table-cell>
          <table:table-cell office:value-type="float" office:value="22.90368478057492" table:formula="of:=100-(([.AT58]*100)/[.BA58])" table:style-name="ce34">
            <text:p>23</text:p>
          </table:table-cell>
          <table:table-cell office:value-type="float" office:value="735" table:style-name="ce10">
            <text:p>735</text:p>
          </table:table-cell>
          <table:table-cell office:value-type="float" office:value="160.9" table:style-name="ce10">
            <text:p>161</text:p>
          </table:table-cell>
          <table:table-cell office:value-type="float" office:value="19047" table:style-name="ce22">
            <text:p>19047</text:p>
          </table:table-cell>
          <table:table-cell office:value-type="float" office:value="78325" table:style-name="ce22">
            <text:p>78325</text:p>
          </table:table-cell>
          <table:table-cell office:value-type="float" office:value="24947" table:style-name="ce22">
            <text:p>24947</text:p>
          </table:table-cell>
          <table:table-cell office:value-type="float" office:value="50024" table:style-name="ce22">
            <text:p>50024</text:p>
          </table:table-cell>
          <table:table-cell office:value-type="float" office:value="3354" table:style-name="ce22">
            <text:p>3354</text:p>
          </table:table-cell>
          <table:table-cell office:value-type="float" office:value="21982" table:style-name="ce22">
            <text:p>21982</text:p>
          </table:table-cell>
          <table:table-cell office:value-type="float" office:value="197.91902503962376" table:style-name="ce83">
            <text:p>198</text:p>
          </table:table-cell>
          <table:table-cell office:value-type="float" office:value="3245249300" table:style-name="ce22">
            <text:p>3245249300</text:p>
          </table:table-cell>
          <table:table-cell office:value-type="float" office:value="147632.1217359658" table:formula="of:=[.BL58]/[.BJ58]" table:style-name="ce69">
            <text:p>147632</text:p>
          </table:table-cell>
          <table:table-cell office:value-type="float" office:value="745.92183195329289" table:formula="of:=[.BM58]/[.BK58]" table:style-name="ce69">
            <text:p>746</text:p>
          </table:table-cell>
          <table:table-cell office:value-type="float" office:value="84223" table:style-name="ce22">
            <text:p>84223</text:p>
          </table:table-cell>
          <table:table-cell office:value-type="float" office:value="112.47271621837696" table:style-name="ce83">
            <text:p>112</text:p>
          </table:table-cell>
          <table:table-cell office:value-type="float" office:value="6965173000" table:style-name="ce22">
            <text:p>6965173000</text:p>
          </table:table-cell>
          <table:table-cell office:value-type="float" office:value="82699.17955902782" table:formula="of:=[.BQ58]/[.BO58]" table:style-name="ce80">
            <text:p>82699</text:p>
          </table:table-cell>
          <table:table-cell office:value-type="float" office:value="735.28214076789197" table:formula="of:=[.BR58]/[.BP58]" table:style-name="ce80">
            <text:p>735</text:p>
          </table:table-cell>
          <table:table-cell office:value-type="float" office:value="1.9416637093650067" table:formula="of:=[.DD58]/(([.BS58]+[.BN58])/2)" table:style-name="ce86">
            <text:p>1.94</text:p>
          </table:table-cell>
          <table:table-cell office:value-type="float" office:value="1.3411766163904986" table:formula="of:=[.BV58]-[.BV57]" table:style-name="ce85">
            <text:p>1.3</text:p>
          </table:table-cell>
          <table:table-cell office:value-type="float" office:value="103.99901420426859" table:style-name="ce81">
            <text:p>104</text:p>
          </table:table-cell>
          <table:table-cell office:value-type="float" office:value="25793043" table:style-name="ce10">
            <text:p>25793043</text:p>
          </table:table-cell>
          <table:table-cell office:value-type="float" office:value="80485" table:formula="of:=[.BW58]-[.BW57]" table:style-name="ce34">
            <text:p>80485</text:p>
          </table:table-cell>
          <table:table-cell office:value-type="float" office:value="71562" table:style-name="ce109">
            <text:p>71562</text:p>
          </table:table-cell>
          <table:table-cell office:value-type="float" office:value="6615" table:style-name="ce109">
            <text:p>6615</text:p>
          </table:table-cell>
          <table:table-cell office:value-type="float" office:value="91.538432019647729" table:formula="of:=100-[.CB58]" table:style-name="ce109">
            <text:p>92</text:p>
          </table:table-cell>
          <table:table-cell office:value-type="float" office:value="8.4615679803522781" table:formula="of:=([.BZ58]*100)/([.BY58]+[.BZ58])" table:style-name="ce109">
            <text:p>8</text:p>
          </table:table-cell>
          <table:table-cell office:value-type="float" office:value="0.54952404347438888" table:formula="of:=([.BW58]/[.B58])" table:style-name="ce146">
            <text:p>0.5495</text:p>
          </table:table-cell>
          <table:table-cell office:value-type="float" office:value="0.31301825357088831" table:formula="of:=([.BW58]*100/[.BW57])-100" table:style-name="ce30">
            <text:p>0.3</text:p>
          </table:table-cell>
          <table:table-cell office:value-type="float" office:value="0.59713303359625058" table:formula="of:=([.B58]*100/[.B57])-100" table:style-name="ce33">
            <text:p>0.60</text:p>
          </table:table-cell>
          <table:table-cell office:value-type="float" office:value="-0.28411478002536228" table:formula="of:=[.CD58]-[.CE58]" table:style-name="ce30">
            <text:p>-0.3</text:p>
          </table:table-cell>
          <table:table-cell office:value-type="float" office:value="1278000" table:style-name="ce116">
            <text:p>1278000</text:p>
          </table:table-cell>
          <table:table-cell office:value-type="float" office:value="15.878735168043734" table:formula="of:=[.CG58]/[.BX58]" table:style-name="ce116">
            <text:p>16</text:p>
          </table:table-cell>
          <table:table-cell office:value-type="float" office:value="2.7227951644180526" table:formula="of:=[.CG58]/[.B58]*100" table:style-name="ce148">
            <text:p>2.7</text:p>
          </table:table-cell>
          <table:table-cell office:value-type="float" office:value="14718.939999999997" table:style-name="ce10">
            <text:p>14719</text:p>
          </table:table-cell>
          <table:table-cell office:value-type="float" office:value="12.03" table:style-name="ce22">
            <text:p>12.03</text:p>
          </table:table-cell>
          <table:table-cell office:value-type="float" office:value="76.876982999999996" table:formula="of:=100-([.CK58]+[.CM58])" table:style-name="ce33">
            <text:p>76.88</text:p>
          </table:table-cell>
          <table:table-cell office:value-type="float" office:value="11.093017" table:formula="of:=([.CN58]*(100-[.CK58]))/100" table:style-name="ce33">
            <text:p>11.09</text:p>
          </table:table-cell>
          <table:table-cell office:value-type="float" office:value="12.61" table:style-name="ce22">
            <text:p>12.61</text:p>
          </table:table-cell>
          <table:table-cell office:value-type="float" office:value="9153900" table:style-name="ce22">
            <text:p>9153900</text:p>
          </table:table-cell>
          <table:table-cell office:value-type="float" office:value="5031700" table:style-name="ce22">
            <text:p>5031700</text:p>
          </table:table-cell>
          <table:table-cell office:value-type="float" office:value="3401200" table:style-name="ce22">
            <text:p>3401200</text:p>
          </table:table-cell>
          <table:table-cell office:value-type="float" office:value="1038800" table:style-name="ce22">
            <text:p>1038800</text:p>
          </table:table-cell>
          <table:table-cell office:value-type="float" office:value="49.146873120865905" table:formula="of:=(([.CO58]*100)/SUM([.$CO$58:.$CR$58]))" table:style-name="ce30">
            <text:p>49.1</text:p>
          </table:table-cell>
          <table:table-cell office:value-type="float" office:value="27.014968645305387" table:formula="of:=(([.CP58]*100)/SUM([.$CO$58:.$CR$58]))" table:style-name="ce30">
            <text:p>27.0</text:p>
          </table:table-cell>
          <table:table-cell office:value-type="float" office:value="18.26088823984194" table:formula="of:=(([.CQ58]*100)/SUM([.$CO$58:.$CR$58]))" table:style-name="ce30">
            <text:p>18.3</text:p>
          </table:table-cell>
          <table:table-cell office:value-type="float" office:value="5.5772699939867705" table:formula="of:=(([.CR58]*100)/SUM([.$CO$58:.$CR$58]))" table:style-name="ce30">
            <text:p>5.6</text:p>
          </table:table-cell>
          <table:table-cell office:value-type="float" office:value="10.65" table:style-name="ce30">
            <text:p>10.7</text:p>
          </table:table-cell>
          <table:table-cell office:value-type="float" office:value="5.9701492537313356" table:formula="of:=(([.CW58]*100)/[.CW57])-100" table:style-name="ce30">
            <text:p>6.0</text:p>
          </table:table-cell>
          <table:table-cell office:value-type="float" office:value="13.513302034428794" table:formula="of:=[.DC58]/([.CW58]*12)" table:style-name="ce30">
            <text:p>13.5</text:p>
          </table:table-cell>
          <table:table-cell office:value-type="float" office:value="7.4001158077591205" table:formula="of:=100/[.CY58]" table:style-name="ce30">
            <text:p>7.4</text:p>
          </table:table-cell>
          <table:table-cell office:value-type="float" office:value="18.017736045905057" table:formula="of:=[.DC58]/(([.CW58]*12)*0.75)" table:style-name="ce30">
            <text:p>18.0</text:p>
          </table:table-cell>
          <table:table-cell office:value-type="float" office:value="5.550086855819341" table:formula="of:=100/[.DA58]" table:style-name="ce30">
            <text:p>5.6</text:p>
          </table:table-cell>
          <table:table-cell office:value-type="float" office:value="1727" table:formula="of:=AVERAGE([Quarterly.D50:.D53])" table:style-name="ce10">
            <text:p>1727</text:p>
          </table:table-cell>
          <table:table-cell office:value-type="float" office:value="1438" table:style-name="ce34">
            <text:p>1438</text:p>
          </table:table-cell>
          <table:table-cell office:value-type="float" office:value="0.70000000000000007" table:style-name="ce33">
            <text:p>0.70</text:p>
          </table:table-cell>
          <table:table-cell office:value-type="float" office:value="209.88" table:formula="of:=[.DF57]+[.DE58]" table:style-name="ce30">
            <text:p>209.9</text:p>
          </table:table-cell>
          <table:table-cell office:value-type="float" office:value="939.14346525000019" table:formula="of:=(([.DD58]*[.DE58])/100)+[.DG57]" table:style-name="ce30">
            <text:p>939.1</text:p>
          </table:table-cell>
          <table:table-cell office:value-type="float" office:value="498.85653474999981" table:formula="of:=[.DD58]-[.DG58]" table:style-name="ce30">
            <text:p>498.9</text:p>
          </table:table-cell>
          <table:table-cell office:value-type="float" office:value="685.15342100247767" table:formula="of:=[.DD58]/[.DF58]*[.$DF$24]" table:style-name="ce30">
            <text:p>685.2</text:p>
          </table:table-cell>
          <table:table-cell office:value-type="float" office:value="752.84657899752233" table:formula="of:=[.DD58]-[.DI58]" table:style-name="ce30">
            <text:p>752.8</text:p>
          </table:table-cell>
          <table:table-cell office:value-type="float" office:value="-5.3054545454545493E-2" table:formula="of:=([.AH58]-[.AH57])" table:style-name="ce33">
            <text:p>-0.05</text:p>
          </table:table-cell>
          <table:table-cell office:value-type="float" office:value="2.2032693674484705" table:formula="of:=([.DD58]*100/[.DD57])-100" table:style-name="ce33">
            <text:p>2.20</text:p>
          </table:table-cell>
          <table:table-cell office:value-type="float" office:value="1.5032693674484703" table:formula="of:=[.DL58]-[.DE58]" table:style-name="ce33">
            <text:p>1.50</text:p>
          </table:table-cell>
          <table:table-cell office:value-type="float" office:value="-2.7873447828504396" table:formula="of:=([.O58]*100/[.O57])-100" table:style-name="ce33">
            <text:p>-2.79</text:p>
          </table:table-cell>
          <table:table-cell office:value-type="float" office:value="3.7220879291238731" table:formula="of:=([.T58]*100/[.T57])-100" table:style-name="ce33">
            <text:p>3.72</text:p>
          </table:table-cell>
          <table:table-cell office:value-type="float" office:value="14.1" table:style-name="ce38">
            <text:p>14.1</text:p>
          </table:table-cell>
          <table:table-cell office:value-type="float" office:value="7.7533562232678115" table:formula="of:=([.DB58]+[.DL58])" table:style-name="ce30">
            <text:p>7.8</text:p>
          </table:table-cell>
          <table:table-cell office:value-type="float" office:value="427.84000000000003" table:formula="of:=-0.06*(([.A58]-1963)^2)+8.5*([.A58]-1963)+140" table:style-name="ce30">
            <text:p>427.8</text:p>
          </table:table-cell>
          <table:table-cell office:value-type="float" office:value="477.84000000000003" table:formula="of:=[.DR58]+50" table:style-name="ce30">
            <text:p>477.8</text:p>
          </table:table-cell>
          <table:table-cell office:value-type="float" office:value="377.84000000000003" table:formula="of:=[.DR58]-50" table:style-name="ce30">
            <text:p>377.8</text:p>
          </table:table-cell>
          <table:table-cell office:value-type="float" office:value="527.84" table:formula="of:=[.DR58]+100" table:style-name="ce30">
            <text:p>527.8</text:p>
          </table:table-cell>
          <table:table-cell office:value-type="float" office:value="327.84000000000003" table:formula="of:=[.DR58]-100" table:style-name="ce30">
            <text:p>327.8</text:p>
          </table:table-cell>
          <table:table-cell office:value-type="float" office:value="404.6" table:formula="of:=-0.025*(([.A58]-1963)^2)+5.5*([.A58]-1963)+175" table:style-name="ce30">
            <text:p>404.6</text:p>
          </table:table-cell>
          <table:table-cell office:value-type="float" office:value="0.660567296257769" table:formula="of:=2.50051923076923*0.264172052" table:style-name="ce94">
            <text:p>0.66</text:p>
          </table:table-cell>
          <table:table-cell office:value-type="float" office:value="-4.9423178995758832" table:formula="of:=([.DX58]*100/[.DX57])-100" table:style-name="ce139">
            <text:p>-4.9</text:p>
          </table:table-cell>
          <table:table-cell office:value-type="float" office:value="1.45" table:style-name="ce94">
            <text:p>1.45</text:p>
          </table:table-cell>
          <table:table-cell table:number-columns-repeated="16254"/>
        </table:table-row>
        <table:table-row table:style-name="ro3">
          <table:table-cell office:value-type="float" office:value="2020" table:style-name="ce18">
            <text:p>2020</text:p>
          </table:table-cell>
          <table:table-cell office:value-type="float" office:value="47332614" table:style-name="ce12">
            <text:p>47332614</text:p>
          </table:table-cell>
          <table:table-cell office:value-type="float" office:value="17228035" table:style-name="ce10">
            <text:p>17228035</text:p>
          </table:table-cell>
          <table:table-cell office:value-type="float" office:value="24144513.017656997" table:style-name="ce10">
            <text:p>24144513</text:p>
          </table:table-cell>
          <table:table-cell office:value-type="float" office:value="39019391.287652001" table:style-name="ce116">
            <text:p>39019391</text:p>
          </table:table-cell>
          <table:table-cell office:value-type="float" office:value="662616.73076923075" table:formula="of:=[.C59]/26" table:style-name="ce34">
            <text:p>662617</text:p>
          </table:table-cell>
          <table:table-cell office:value-type="float" office:value="331308.36538461538" table:formula="of:=[.F59]/2" table:style-name="ce34">
            <text:p>331308</text:p>
          </table:table-cell>
          <table:table-cell office:value-type="float" office:value="496962.54807692306" table:formula="of:=[.G59]*1.5" table:style-name="ce10">
            <text:p>496963</text:p>
          </table:table-cell>
          <table:table-cell office:value-type="float" office:value="533950" table:style-name="ce10">
            <text:p>533950</text:p>
          </table:table-cell>
          <table:table-cell office:value-type="float" office:value="266975" table:formula="of:=[.I59]/2" table:style-name="ce10">
            <text:p>266975</text:p>
          </table:table-cell>
          <table:table-cell office:value-type="float" office:value="752076.17524500005" table:style-name="ce10">
            <text:p>752076</text:p>
          </table:table-cell>
          <table:table-cell office:value-type="float" office:value="376038.08762250002" table:formula="of:=[.K59]/2" table:style-name="ce10">
            <text:p>376038</text:p>
          </table:table-cell>
          <table:table-cell office:value-type="float" office:value="746118" table:style-name="ce10">
            <text:p>746118</text:p>
          </table:table-cell>
          <table:table-cell office:value-type="float" office:value="373059" table:formula="of:=[.M59]/2" table:style-name="ce10">
            <text:p>373059</text:p>
          </table:table-cell>
          <table:table-cell office:value-type="float" office:value="415748" table:style-name="ce22">
            <text:p>415748</text:p>
          </table:table-cell>
          <table:table-cell office:value-type="float" office:value="151533" table:style-name="ce22">
            <text:p>151533</text:p>
          </table:table-cell>
          <table:table-cell office:value-type="float" office:value="20020" table:style-name="ce22">
            <text:p>20020</text:p>
          </table:table-cell>
          <table:table-cell office:value-type="float" office:value="1028" table:style-name="ce22">
            <text:p>1028</text:p>
          </table:table-cell>
          <table:table-cell office:value-type="float" office:value="178365" table:style-name="ce22">
            <text:p>178365</text:p>
          </table:table-cell>
          <table:table-cell office:value-type="float" office:value="333721" table:style-name="ce39">
            <text:p>333721</text:p>
          </table:table-cell>
          <table:table-cell office:value-type="float" office:value="274789" table:style-name="ce39">
            <text:p>274789</text:p>
          </table:table-cell>
          <table:table-cell office:value-type="float" office:value="45020403000" table:style-name="ce126">
            <text:p>4.5E+10</text:p>
          </table:table-cell>
          <table:table-cell office:value-type="float" office:value="134904.31528132781" table:formula="of:=[.V59]/[.T59]" table:style-name="ce34">
            <text:p>134904</text:p>
          </table:table-cell>
          <table:table-cell office:value-type="float" office:value="14717" table:style-name="ce39">
            <text:p>14717</text:p>
          </table:table-cell>
          <table:table-cell office:value-type="float" office:value="4716" table:style-name="ce39">
            <text:p>4716</text:p>
          </table:table-cell>
          <table:table-cell office:value-type="float" office:value="3.1206530958439354" table:formula="of:=[.X59]/[.Y59]" table:style-name="ce98">
            <text:p>3.12</text:p>
          </table:table-cell>
          <table:table-cell office:value-type="float" office:value="0.80270019338637832" table:formula="of:=[.T59]/[.O59]" table:style-name="ce33">
            <text:p>0.80</text:p>
          </table:table-cell>
          <table:table-cell office:value-type="float" office:value="72.945567304304447" table:formula="of:=([.W59]*100)/([.DD59]*(([.BP59]*([.BO59]/([.BJ59]+[.BO59])))+([.BK59]*([.BJ59]/([.BJ59]+[.BO59])))))" table:style-name="ce98">
            <text:p>72.95</text:p>
          </table:table-cell>
          <table:table-cell office:value-type="float" office:value="-0.47995460900394732" table:formula="of:=(([.V59]*100/[.V58])-100)-[.DE59]" table:style-name="ce36">
            <text:p>-0.48</text:p>
          </table:table-cell>
          <table:table-cell office:value-type="float" office:value="1.7270000000000001" table:style-name="ce36">
            <text:p>1.73</text:p>
          </table:table-cell>
          <table:table-cell office:value-type="float" office:value="47.4" table:style-name="ce36">
            <text:p>47.40</text:p>
          </table:table-cell>
          <table:table-cell office:value-type="float" office:value="52.6" table:style-name="ce36">
            <text:p>52.60</text:p>
          </table:table-cell>
          <table:table-cell office:value-type="float" office:value="24" table:style-name="ce88">
            <text:p>24</text:p>
          </table:table-cell>
          <table:table-cell office:value-type="float" office:value="-0.30785454545454549" table:style-name="ce36">
            <text:p>-0.31</text:p>
          </table:table-cell>
          <table:table-cell office:value-type="float" office:value="1.1470583333333333" table:style-name="ce105">
            <text:p>1.15</text:p>
          </table:table-cell>
          <table:table-cell office:value-type="float" office:value="142400" table:formula="of:=[.DD59]*100" table:style-name="ce106">
            <text:p>142400</text:p>
          </table:table-cell>
          <table:table-cell office:value-type="float" office:value="163341.10666666666" table:formula="of:=([.DD59]*100)*[.AI59]" table:style-name="ce106">
            <text:p>163341</text:p>
          </table:table-cell>
          <table:table-cell office:value-type="float" office:value="14449274000000" table:style-name="ce127">
            <text:p>1.44E+13</text:p>
          </table:table-cell>
          <table:table-cell office:value-type="float" office:value="11.345145450651856" table:formula="of:=([.AL59]*100/[.AL58])-100" table:style-name="ce103">
            <text:p>11.35</text:p>
          </table:table-cell>
          <table:table-cell office:value-type="float" office:value="10600.186686166666" table:style-name="ce99">
            <text:p>10600</text:p>
          </table:table-cell>
          <table:table-cell office:value-type="float" office:value="13.433725670684009" table:formula="of:=[.DD59]*100/[.AN59]" table:style-name="ce99">
            <text:p>13</text:p>
          </table:table-cell>
          <table:table-cell office:value-type="float" office:value="1548.6233333333332" table:style-name="ce108">
            <text:p>1549</text:p>
          </table:table-cell>
          <table:table-cell office:value-type="float" office:value="91.952637503847512" table:formula="of:=[.DD59]*100/[.AP59]" table:style-name="ce109">
            <text:p>92</text:p>
          </table:table-cell>
          <table:table-cell office:value-type="float" office:value="-6.1324057949068305" table:style-name="ce150">
            <text:p>-6.1</text:p>
          </table:table-cell>
          <table:table-cell office:value-type="float" office:value="731045000000" table:style-name="ce122">
            <text:p>7.31E+11</text:p>
          </table:table-cell>
          <table:table-cell office:value-type="float" office:value="18735.428100626086" table:formula="of:=[.AS59]/[.E59]" table:style-name="ce34">
            <text:p>18735</text:p>
          </table:table-cell>
          <table:table-cell office:value-type="float" office:value="17382.326068349244" table:formula="of:=[.AU58]*(1+([.DE59]/100))" table:style-name="ce109">
            <text:p>17382</text:p>
          </table:table-cell>
          <table:table-cell office:value-type="float" office:value="23506.032197690551" table:formula="of:=[.AT59]+(12*PMT([.AD59]/100/12;[.AG59]*12;([.AT59]*5)*-1))" table:style-name="ce109">
            <text:p>23506</text:p>
          </table:table-cell>
          <table:table-cell office:value-type="float" office:value="22526.155603108902" table:formula="of:=[.AW58]*(1+([.DL59]/100))" table:style-name="ce109">
            <text:p>22526</text:p>
          </table:table-cell>
          <table:table-cell office:value-type="float" office:value="18741.217853360034" table:formula="of:=(([.AW59]+([.AU59]-[.AT59])+([.AV59]-[.AT59]))-[.AT59])+[.$AT$38]" table:style-name="ce109">
            <text:p>18741</text:p>
          </table:table-cell>
          <table:table-cell office:value-type="float" office:value="119.76284120361483" table:formula="of:=[.AX59]*[.$AY$38]/[.$AX$38]" table:style-name="ce109">
            <text:p>120</text:p>
          </table:table-cell>
          <table:table-cell office:value-type="float" office:value="7.2004928073578256" table:formula="of:=[.W59]/[.AT59]" table:style-name="ce37">
            <text:p>7.2</text:p>
          </table:table-cell>
          <table:table-cell office:value-type="float" office:value="26980.863056265564" table:formula="of:=[.W59]/5" table:style-name="ce34">
            <text:p>26981</text:p>
          </table:table-cell>
          <table:table-cell office:value-type="float" office:value="30.560308387632176" table:formula="of:=100-(([.AT59]*100)/[.BA59])" table:style-name="ce34">
            <text:p>31</text:p>
          </table:table-cell>
          <table:table-cell office:value-type="float" office:value="900" table:style-name="ce10">
            <text:p>900</text:p>
          </table:table-cell>
          <table:table-cell office:value-type="float" office:value="145.81" table:style-name="ce10">
            <text:p>146</text:p>
          </table:table-cell>
          <table:table-cell office:value-type="float" office:value="16207" table:style-name="ce22">
            <text:p>16207</text:p>
          </table:table-cell>
          <table:table-cell office:value-type="float" office:value="71099" table:style-name="ce22">
            <text:p>71099</text:p>
          </table:table-cell>
          <table:table-cell office:value-type="float" office:value="22808" table:style-name="ce22">
            <text:p>22808</text:p>
          </table:table-cell>
          <table:table-cell office:value-type="float" office:value="45317" table:style-name="ce22">
            <text:p>45317</text:p>
          </table:table-cell>
          <table:table-cell office:value-type="float" office:value="2974" table:style-name="ce22">
            <text:p>2974</text:p>
          </table:table-cell>
          <table:table-cell office:value-type="float" office:value="20314" table:style-name="ce22">
            <text:p>20314</text:p>
          </table:table-cell>
          <table:table-cell office:value-type="float" office:value="195.01493287086069" table:style-name="ce83">
            <text:p>195</text:p>
          </table:table-cell>
          <table:table-cell office:value-type="float" office:value="2987751300.0000005" table:style-name="ce22">
            <text:p>2987751300</text:p>
          </table:table-cell>
          <table:table-cell office:value-type="float" office:value="147078.43359259627" table:formula="of:=[.BL59]/[.BJ59]" table:style-name="ce69">
            <text:p>147078</text:p>
          </table:table-cell>
          <table:table-cell office:value-type="float" office:value="754.19062236629804" table:formula="of:=[.BM59]/[.BK59]" table:style-name="ce69">
            <text:p>754</text:p>
          </table:table-cell>
          <table:table-cell office:value-type="float" office:value="65191" table:style-name="ce22">
            <text:p>65191</text:p>
          </table:table-cell>
          <table:table-cell office:value-type="float" office:value="109.57353420146507" table:style-name="ce83">
            <text:p>110</text:p>
          </table:table-cell>
          <table:table-cell office:value-type="float" office:value="5413764100.000001" table:style-name="ce22">
            <text:p>5413764100</text:p>
          </table:table-cell>
          <table:table-cell office:value-type="float" office:value="83044.654937031199" table:formula="of:=[.BQ59]/[.BO59]" table:style-name="ce80">
            <text:p>83045</text:p>
          </table:table-cell>
          <table:table-cell office:value-type="float" office:value="757.8897180074789" table:formula="of:=[.BR59]/[.BP59]" table:style-name="ce80">
            <text:p>758</text:p>
          </table:table-cell>
          <table:table-cell office:value-type="float" office:value="1.8834978036259582" table:formula="of:=[.DD59]/(([.BS59]+[.BN59])/2)" table:style-name="ce86">
            <text:p>1.88</text:p>
          </table:table-cell>
          <table:table-cell office:value-type="float" office:value="-1.2244324381534852" table:formula="of:=[.BV59]-[.BV58]" table:style-name="ce85">
            <text:p>-1.2</text:p>
          </table:table-cell>
          <table:table-cell office:value-type="float" office:value="102.77458176611511" table:style-name="ce81">
            <text:p>103</text:p>
          </table:table-cell>
          <table:table-cell office:value-type="float" office:value="25882055" table:style-name="ce34">
            <text:p>25882055</text:p>
          </table:table-cell>
          <table:table-cell office:value-type="float" office:value="89012" table:formula="of:=[.BW59]-[.BW58]" table:style-name="ce34">
            <text:p>89012</text:p>
          </table:table-cell>
          <table:table-cell office:value-type="float" office:value="77531" table:style-name="ce109">
            <text:p>77531</text:p>
          </table:table-cell>
          <table:table-cell office:value-type="float" office:value="9038" table:style-name="ce109">
            <text:p>9038</text:p>
          </table:table-cell>
          <table:table-cell office:value-type="float" office:value="89.559773128949161" table:formula="of:=100-[.CB59]" table:style-name="ce109">
            <text:p>90</text:p>
          </table:table-cell>
          <table:table-cell office:value-type="float" office:value="10.440226871050838" table:formula="of:=([.BZ59]*100)/([.BY59]+[.BZ59])" table:style-name="ce109">
            <text:p>10</text:p>
          </table:table-cell>
          <table:table-cell office:value-type="float" office:value="0.54681228887971411" table:formula="of:=([.BW59]/[.B59])" table:style-name="ce146">
            <text:p>0.5468</text:p>
          </table:table-cell>
          <table:table-cell office:value-type="float" office:value="0.34510080877234373" table:formula="of:=([.BW59]*100/[.BW58])-100" table:style-name="ce37">
            <text:p>0.3</text:p>
          </table:table-cell>
          <table:table-cell office:value-type="float" office:value="0.84273280005182016" table:formula="of:=([.B59]*100/[.B58])-100" table:style-name="ce33">
            <text:p>0.84</text:p>
          </table:table-cell>
          <table:table-cell office:value-type="float" office:value="-0.49763199127947644" table:formula="of:=[.CD59]-[.CE59]" table:style-name="ce37">
            <text:p>-0.5</text:p>
          </table:table-cell>
          <table:table-cell office:value-type="float" office:value="1244100" table:style-name="ce109">
            <text:p>1244100</text:p>
          </table:table-cell>
          <table:table-cell office:value-type="float" office:value="13.976767177459219" table:formula="of:=[.CG59]/[.BX59]" table:style-name="ce116">
            <text:p>14</text:p>
          </table:table-cell>
          <table:table-cell office:value-type="float" office:value="2.6284202262735796" table:formula="of:=[.CG59]/[.B59]*100" table:style-name="ce148">
            <text:p>2.6</text:p>
          </table:table-cell>
          <table:table-cell office:value-type="float" office:value="13287.560000000001" table:style-name="ce10">
            <text:p>13288</text:p>
          </table:table-cell>
          <table:table-cell office:value-type="float" office:value="11.16" table:style-name="ce22">
            <text:p>11.16</text:p>
          </table:table-cell>
          <table:table-cell office:value-type="float" office:value="78.783311999999995" table:formula="of:=100-([.CK59]+[.CM59])" table:style-name="ce33">
            <text:p>78.78</text:p>
          </table:table-cell>
          <table:table-cell office:value-type="float" office:value="10.056688000000001" table:formula="of:=([.CN59]*(100-[.CK59]))/100" table:style-name="ce33">
            <text:p>10.06</text:p>
          </table:table-cell>
          <table:table-cell office:value-type="float" office:value="11.32" table:style-name="ce22">
            <text:p>11.32</text:p>
          </table:table-cell>
          <table:table-cell office:value-type="float" office:value="9212400" table:style-name="ce22">
            <text:p>9212400</text:p>
          </table:table-cell>
          <table:table-cell office:value-type="float" office:value="5201200" table:style-name="ce22">
            <text:p>5201200</text:p>
          </table:table-cell>
          <table:table-cell office:value-type="float" office:value="3244400" table:style-name="ce22">
            <text:p>3244400</text:p>
          </table:table-cell>
          <table:table-cell office:value-type="float" office:value="1096700" table:style-name="ce22">
            <text:p>1096700</text:p>
          </table:table-cell>
          <table:table-cell office:value-type="float" office:value="49.120487131225772" table:formula="of:=(([.CO59]*100)/SUM([.$CO$59:.$CR$59]))" table:style-name="ce30">
            <text:p>49.1</text:p>
          </table:table-cell>
          <table:table-cell office:value-type="float" office:value="27.732781649399882" table:formula="of:=(([.CP59]*100)/SUM([.$CO$59:.$CR$59]))" table:style-name="ce30">
            <text:p>27.7</text:p>
          </table:table-cell>
          <table:table-cell office:value-type="float" office:value="17.299130351325267" table:formula="of:=(([.CQ59]*100)/SUM([.$CO$59:.$CR$59]))" table:style-name="ce30">
            <text:p>17.3</text:p>
          </table:table-cell>
          <table:table-cell office:value-type="float" office:value="5.8476008680490761" table:formula="of:=(([.CR59]*100)/SUM([.$CO$59:.$CR$59]))" table:style-name="ce30">
            <text:p>5.8</text:p>
          </table:table-cell>
          <table:table-cell office:value-type="float" office:value="11.05" table:style-name="ce30">
            <text:p>11.1</text:p>
          </table:table-cell>
          <table:table-cell office:value-type="float" office:value="3.7558685446009292" table:formula="of:=(([.CW59]*100)/[.CW58])-100" table:style-name="ce30">
            <text:p>3.8</text:p>
          </table:table-cell>
          <table:table-cell office:value-type="float" office:value="13.10646053293112" table:formula="of:=[.DC59]/([.CW59]*12)" table:style-name="ce30">
            <text:p>13.1</text:p>
          </table:table-cell>
          <table:table-cell office:value-type="float" office:value="7.6298249820187012" table:formula="of:=100/[.CY59]" table:style-name="ce30">
            <text:p>7.6</text:p>
          </table:table-cell>
          <table:table-cell office:value-type="float" office:value="17.475280710574825" table:formula="of:=[.DC59]/(([.CW59]*12)*0.75)" table:style-name="ce30">
            <text:p>17.5</text:p>
          </table:table-cell>
          <table:table-cell office:value-type="float" office:value="5.7223687365140261" table:formula="of:=100/[.DA59]" table:style-name="ce30">
            <text:p>5.7</text:p>
          </table:table-cell>
          <table:table-cell office:value-type="float" office:value="1737.9166666666667" table:formula="of:=AVERAGE([Quarterly.D54:.D57])" table:style-name="ce10">
            <text:p>1738</text:p>
          </table:table-cell>
          <table:table-cell office:value-type="float" office:value="1424" table:style-name="ce34">
            <text:p>1424</text:p>
          </table:table-cell>
          <table:table-cell office:value-type="float" office:value="-0.32" table:style-name="ce33">
            <text:p>-0.32</text:p>
          </table:table-cell>
          <table:table-cell office:value-type="float" office:value="209.56" table:formula="of:=[.DF58]+[.DE59]" table:style-name="ce30">
            <text:p>209.6</text:p>
          </table:table-cell>
          <table:table-cell office:value-type="float" office:value="934.58666525000024" table:formula="of:=(([.DD59]*[.DE59])/100)+[.DG58]" table:style-name="ce30">
            <text:p>934.6</text:p>
          </table:table-cell>
          <table:table-cell office:value-type="float" office:value="489.41333474999976" table:formula="of:=[.DD59]-[.DG59]" table:style-name="ce30">
            <text:p>489.4</text:p>
          </table:table-cell>
          <table:table-cell office:value-type="float" office:value="679.51899217407902" table:formula="of:=[.DD59]/[.DF59]*[.$DF$24]" table:style-name="ce30">
            <text:p>679.5</text:p>
          </table:table-cell>
          <table:table-cell office:value-type="float" office:value="744.48100782592098" table:formula="of:=[.DD59]-[.DI59]" table:style-name="ce30">
            <text:p>744.5</text:p>
          </table:table-cell>
          <table:table-cell office:value-type="float" office:value="-8.3318181818181819E-2" table:formula="of:=([.AH59]-[.AH58])" table:style-name="ce33">
            <text:p>-0.08</text:p>
          </table:table-cell>
          <table:table-cell office:value-type="float" office:value="-0.97357440890125702" table:formula="of:=([.DD59]*100/[.DD58])-100" table:style-name="ce33">
            <text:p>-0.97</text:p>
          </table:table-cell>
          <table:table-cell office:value-type="float" office:value="-0.65357440890125695" table:formula="of:=[.DL59]-[.DE59]" table:style-name="ce33">
            <text:p>-0.65</text:p>
          </table:table-cell>
          <table:table-cell office:value-type="float" office:value="-17.43594428314394" table:formula="of:=([.O59]*100/[.O58])-100" table:style-name="ce33">
            <text:p>-17.44</text:p>
          </table:table-cell>
          <table:table-cell office:value-type="float" office:value="-7.6309678347924574" table:formula="of:=([.T59]*100/[.T58])-100" table:style-name="ce33">
            <text:p>-7.63</text:p>
          </table:table-cell>
          <table:table-cell office:value-type="float" office:value="15.53" table:style-name="ce38">
            <text:p>15.5</text:p>
          </table:table-cell>
          <table:table-cell office:value-type="float" office:value="4.7487943276127691" table:formula="of:=([.DB59]+[.DL59])" table:style-name="ce30">
            <text:p>4.7</text:p>
          </table:table-cell>
          <table:table-cell office:value-type="float" office:value="429.56" table:formula="of:=-0.06*(([.A59]-1963)^2)+8.5*([.A59]-1963)+140" table:style-name="ce30">
            <text:p>429.6</text:p>
          </table:table-cell>
          <table:table-cell office:value-type="float" office:value="479.56" table:formula="of:=[.DR59]+50" table:style-name="ce30">
            <text:p>479.6</text:p>
          </table:table-cell>
          <table:table-cell office:value-type="float" office:value="379.56" table:formula="of:=[.DR59]-50" table:style-name="ce30">
            <text:p>379.6</text:p>
          </table:table-cell>
          <table:table-cell office:value-type="float" office:value="529.55999999999995" table:formula="of:=[.DR59]+100" table:style-name="ce30">
            <text:p>529.6</text:p>
          </table:table-cell>
          <table:table-cell office:value-type="float" office:value="329.56" table:formula="of:=[.DR59]-100" table:style-name="ce30">
            <text:p>329.6</text:p>
          </table:table-cell>
          <table:table-cell office:value-type="float" office:value="407.27499999999998" table:formula="of:=-0.025*(([.A59]-1963)^2)+5.5*([.A59]-1963)+175" table:style-name="ce30">
            <text:p>407.3</text:p>
          </table:table-cell>
          <table:table-cell office:value-type="float" office:value="0.54781663237146194" table:formula="of:=2.07371153846154*0.264172052" table:style-name="ce94">
            <text:p>0.55</text:p>
          </table:table-cell>
          <table:table-cell office:value-type="float" office:value="-17.068762641605119" table:formula="of:=([.DX59]*100/[.DX58])-100" table:style-name="ce139">
            <text:p>-17.1</text:p>
          </table:table-cell>
          <table:table-cell office:value-type="float" office:value="1.34" table:style-name="ce94">
            <text:p>1.34</text:p>
          </table:table-cell>
          <table:table-cell table:number-columns-repeated="16254"/>
        </table:table-row>
        <table:table-row table:style-name="ro3">
          <table:table-cell office:value-type="float" office:value="2021" table:style-name="ce18">
            <text:p>2021</text:p>
          </table:table-cell>
          <table:table-cell office:value-type="float" office:value="47398665" table:style-name="ce16">
            <text:p>47398665</text:p>
          </table:table-cell>
          <table:table-cell office:value-type="float" office:value="17044268" table:style-name="ce34">
            <text:p>17044268</text:p>
          </table:table-cell>
          <table:table-cell office:value-type="float" office:value="24065247.166167997" table:style-name="ce34">
            <text:p>24065247</text:p>
          </table:table-cell>
          <table:table-cell office:value-type="float" office:value="39169588.30671601" table:style-name="ce109">
            <text:p>39169588</text:p>
          </table:table-cell>
          <table:table-cell office:value-type="float" office:value="655548.76923076925" table:formula="of:=[.C60]/26" table:style-name="ce34">
            <text:p>655549</text:p>
          </table:table-cell>
          <table:table-cell office:value-type="float" office:value="327774.38461538462" table:formula="of:=[.F60]/2" table:style-name="ce34">
            <text:p>327774</text:p>
          </table:table-cell>
          <table:table-cell office:value-type="float" office:value="491661.57692307694" table:formula="of:=[.G60]*1.5" table:style-name="ce34">
            <text:p>491662</text:p>
          </table:table-cell>
          <table:table-cell office:value-type="float" office:value="531524" table:style-name="ce34">
            <text:p>531524</text:p>
          </table:table-cell>
          <table:table-cell office:value-type="float" office:value="265762" table:formula="of:=[.I60]/2" table:style-name="ce34">
            <text:p>265762</text:p>
          </table:table-cell>
          <table:table-cell office:value-type="float" office:value="731583" table:style-name="ce34">
            <text:p>731583</text:p>
          </table:table-cell>
          <table:table-cell office:value-type="float" office:value="365791.5" table:formula="of:=[.K60]/2" table:style-name="ce34">
            <text:p>365792</text:p>
          </table:table-cell>
          <table:table-cell office:value-type="float" office:value="753583" table:style-name="ce34">
            <text:p>753583</text:p>
          </table:table-cell>
          <table:table-cell office:value-type="float" office:value="376791.5" table:formula="of:=[.M60]/2" table:style-name="ce34">
            <text:p>376792</text:p>
          </table:table-cell>
          <table:table-cell office:value-type="float" office:value="565523" table:style-name="ce34">
            <text:p>565523</text:p>
          </table:table-cell>
          <table:table-cell office:value-type="float" office:value="198939" table:style-name="ce34">
            <text:p>198939</text:p>
          </table:table-cell>
          <table:table-cell office:value-type="float" office:value="25062" table:style-name="ce39">
            <text:p>25062</text:p>
          </table:table-cell>
          <table:table-cell office:value-type="float" office:value="1500" table:style-name="ce15">
            <text:p>1500</text:p>
          </table:table-cell>
          <table:table-cell office:value-type="float" office:value="195881" table:style-name="ce39">
            <text:p>195881</text:p>
          </table:table-cell>
          <table:table-cell office:value-type="float" office:value="417501" table:style-name="ce39">
            <text:p>417501</text:p>
          </table:table-cell>
          <table:table-cell office:value-type="float" office:value="372543" table:style-name="ce39">
            <text:p>372543</text:p>
          </table:table-cell>
          <table:table-cell office:value-type="float" office:value="57582131000" table:style-name="ce126">
            <text:p>5.8E+10</text:p>
          </table:table-cell>
          <table:table-cell office:value-type="float" office:value="137920.94150672693" table:formula="of:=[.V60]/[.T60]" table:style-name="ce34">
            <text:p>137921</text:p>
          </table:table-cell>
          <table:table-cell office:value-type="float" office:value="33455" table:style-name="ce39">
            <text:p>33455</text:p>
          </table:table-cell>
          <table:table-cell office:value-type="float" office:value="10539" table:style-name="ce39">
            <text:p>10539</text:p>
          </table:table-cell>
          <table:table-cell office:value-type="float" office:value="3.1743998481829396" table:formula="of:=[.X60]/[.Y60]" table:style-name="ce98">
            <text:p>3.17</text:p>
          </table:table-cell>
          <table:table-cell office:value-type="float" office:value="0.73825644580326533" table:formula="of:=[.T60]/[.O60]" table:style-name="ce42">
            <text:p>0.74</text:p>
          </table:table-cell>
          <table:table-cell office:value-type="float" office:value="70.861034047549069" table:formula="of:=([.W60]*100)/([.DD60]*(([.BP60]*([.BO60]/([.BJ60]+[.BO60])))+([.BK60]*([.BJ60]/([.BJ60]+[.BO60])))))" table:style-name="ce98">
            <text:p>70.86</text:p>
          </table:table-cell>
          <table:table-cell office:value-type="float" office:value="24.812300208196721" table:formula="of:=(([.V60]*100/[.V59])-100)-[.DE60]" table:style-name="ce36">
            <text:p>24.81</text:p>
          </table:table-cell>
          <table:table-cell office:value-type="float" office:value="1.508" table:style-name="ce36">
            <text:p>1.51</text:p>
          </table:table-cell>
          <table:table-cell office:value-type="float" office:value="62.9" table:style-name="ce36">
            <text:p>62.90</text:p>
          </table:table-cell>
          <table:table-cell office:value-type="float" office:value="37.1" table:style-name="ce36">
            <text:p>37.10</text:p>
          </table:table-cell>
          <table:table-cell office:value-type="float" office:value="25" table:style-name="ce88">
            <text:p>25</text:p>
          </table:table-cell>
          <table:table-cell office:value-type="float" office:value="-0.4896727272727272" table:style-name="ce36">
            <text:p>-0.49</text:p>
          </table:table-cell>
          <table:table-cell office:value-type="float" office:value="1.1796583333333335" table:style-name="ce105">
            <text:p>1.18</text:p>
          </table:table-cell>
          <table:table-cell office:value-type="float" office:value="151400" table:formula="of:=[.DD60]*100" table:style-name="ce106">
            <text:p>151400</text:p>
          </table:table-cell>
          <table:table-cell office:value-type="float" office:value="178600.2716666667" table:formula="of:=([.DD60]*100)*[.AI60]" table:style-name="ce106">
            <text:p>178600</text:p>
          </table:table-cell>
          <table:table-cell office:value-type="float" office:value="15463433000000" table:style-name="ce127">
            <text:p>1.55E+13</text:p>
          </table:table-cell>
          <table:table-cell office:value-type="float" office:value="7.0187540218283573" table:formula="of:=([.AL60]*100/[.AL59])-100" table:style-name="ce103">
            <text:p>7.02</text:p>
          </table:table-cell>
          <table:table-cell office:value-type="float" office:value="39995.684733083333" table:style-name="ce99">
            <text:p>39996</text:p>
          </table:table-cell>
          <table:table-cell office:value-type="float" office:value="3.785408376188296" table:formula="of:=[.DD60]*100/[.AN60]" table:style-name="ce99">
            <text:p>4</text:p>
          </table:table-cell>
          <table:table-cell office:value-type="float" office:value="1518.2150000000001" table:style-name="ce108">
            <text:p>1518</text:p>
          </table:table-cell>
          <table:table-cell office:value-type="float" office:value="99.722371337392914" table:formula="of:=[.DD60]*100/[.AP60]" table:style-name="ce109">
            <text:p>100</text:p>
          </table:table-cell>
          <table:table-cell office:value-type="float" office:value="5.386671510777802" table:style-name="ce150">
            <text:p>5.4</text:p>
          </table:table-cell>
          <table:table-cell office:value-type="float" office:value="752748000000" table:style-name="ce122">
            <text:p>7.53E+11</text:p>
          </table:table-cell>
          <table:table-cell office:value-type="float" office:value="19217.664329418902" table:formula="of:=[.AS60]/[.E60]" table:style-name="ce34">
            <text:p>19218</text:p>
          </table:table-cell>
          <table:table-cell office:value-type="float" office:value="17919.439943861234" table:formula="of:=[.AU59]*(1+([.DE60]/100))" table:style-name="ce109">
            <text:p>17919</text:p>
          </table:table-cell>
          <table:table-cell office:value-type="float" office:value="23833.504928175476" table:formula="of:=[.AT60]+(12*PMT([.AD60]/100/12;[.AG60]*12;([.AT60]*5)*-1))" table:style-name="ce109">
            <text:p>23834</text:p>
          </table:table-cell>
          <table:table-cell office:value-type="float" office:value="23949.859257799773" table:formula="of:=[.AW59]*(1+([.DL60]/100))" table:style-name="ce109">
            <text:p>23950</text:p>
          </table:table-cell>
          <table:table-cell office:value-type="float" office:value="19582.799427669375" table:formula="of:=(([.AW60]+([.AU60]-[.AT60])+([.AV60]-[.AT60]))-[.AT60])+[.$AT$38]" table:style-name="ce109">
            <text:p>19583</text:p>
          </table:table-cell>
          <table:table-cell office:value-type="float" office:value="125.14083751274089" table:formula="of:=[.AX60]*[.$AY$38]/[.$AX$38]" table:style-name="ce109">
            <text:p>125</text:p>
          </table:table-cell>
          <table:table-cell office:value-type="float" office:value="7.1767796097673511" table:formula="of:=[.W60]/[.AT60]" table:style-name="ce37">
            <text:p>7.2</text:p>
          </table:table-cell>
          <table:table-cell office:value-type="float" office:value="27584.188301345384" table:formula="of:=[.W60]/5" table:style-name="ce34">
            <text:p>27584</text:p>
          </table:table-cell>
          <table:table-cell office:value-type="float" office:value="30.330868831541494" table:formula="of:=100-(([.AT60]*100)/[.BA60])" table:style-name="ce34">
            <text:p>30</text:p>
          </table:table-cell>
          <table:table-cell office:value-type="float" office:value="950" table:style-name="ce34">
            <text:p>950</text:p>
          </table:table-cell>
          <table:table-cell office:value-type="float" office:value="151.19999999999999" table:style-name="ce34">
            <text:p>151</text:p>
          </table:table-cell>
          <table:table-cell office:value-type="float" office:value="29826" table:style-name="ce22">
            <text:p>29826</text:p>
          </table:table-cell>
          <table:table-cell office:value-type="float" office:value="82647" table:style-name="ce39">
            <text:p>82647</text:p>
          </table:table-cell>
          <table:table-cell office:value-type="float" office:value="28465" table:style-name="ce39">
            <text:p>28465</text:p>
          </table:table-cell>
          <table:table-cell office:value-type="float" office:value="50560" table:style-name="ce39">
            <text:p>50560</text:p>
          </table:table-cell>
          <table:table-cell office:value-type="float" office:value="3622" table:style-name="ce39">
            <text:p>3622</text:p>
          </table:table-cell>
          <table:table-cell office:value-type="float" office:value="26576" table:style-name="ce39">
            <text:p>26576</text:p>
          </table:table-cell>
          <table:table-cell office:value-type="float" office:value="192.91200151575268" table:style-name="ce84">
            <text:p>193</text:p>
          </table:table-cell>
          <table:table-cell office:value-type="float" office:value="3909758900" table:style-name="ce39">
            <text:p>3909758900</text:p>
          </table:table-cell>
          <table:table-cell office:value-type="float" office:value="147116.15367248646" table:formula="of:=[.BL60]/[.BJ60]" table:style-name="ce69">
            <text:p>147116</text:p>
          </table:table-cell>
          <table:table-cell office:value-type="float" office:value="762.60757504230935" table:formula="of:=[.BM60]/[.BK60]" table:style-name="ce69">
            <text:p>763</text:p>
          </table:table-cell>
          <table:table-cell office:value-type="float" office:value="81561" table:style-name="ce39">
            <text:p>81561</text:p>
          </table:table-cell>
          <table:table-cell office:value-type="float" office:value="107.58787794061321" table:style-name="ce84">
            <text:p>108</text:p>
          </table:table-cell>
          <table:table-cell office:value-type="float" office:value="6738291700" table:style-name="ce39">
            <text:p>6738291700</text:p>
          </table:table-cell>
          <table:table-cell office:value-type="float" office:value="82616.59003690489" table:formula="of:=[.BQ60]/[.BO60]" table:style-name="ce80">
            <text:p>82617</text:p>
          </table:table-cell>
          <table:table-cell office:value-type="float" office:value="767.89868541238377" table:formula="of:=[.BR60]/[.BP60]" table:style-name="ce80">
            <text:p>768</text:p>
          </table:table-cell>
          <table:table-cell office:value-type="float" office:value="1.9784303261199476" table:formula="of:=[.DD60]/(([.BS60]+[.BN60])/2)" table:style-name="ce86">
            <text:p>1.98</text:p>
          </table:table-cell>
          <table:table-cell office:value-type="float" office:value="8.7223808552325295" table:formula="of:=[.BV60]-[.BV59]" table:style-name="ce85">
            <text:p>8.7</text:p>
          </table:table-cell>
          <table:table-cell office:value-type="float" office:value="111.49696262134763" table:style-name="ce81">
            <text:p>111</text:p>
          </table:table-cell>
          <table:table-cell office:value-type="float" office:value="25976305" table:style-name="ce34">
            <text:p>25976305</text:p>
          </table:table-cell>
          <table:table-cell office:value-type="float" office:value="94250" table:formula="of:=[.BW60]-[.BW59]" table:style-name="ce34">
            <text:p>94250</text:p>
          </table:table-cell>
          <table:table-cell office:value-type="float" office:value="84091" table:style-name="ce109">
            <text:p>84091</text:p>
          </table:table-cell>
          <table:table-cell office:value-type="float" office:value="9567" table:style-name="ce109">
            <text:p>9567</text:p>
          </table:table-cell>
          <table:table-cell office:value-type="float" office:value="89.785175852569992" table:formula="of:=100-[.CB60]" table:style-name="ce109">
            <text:p>90</text:p>
          </table:table-cell>
          <table:table-cell office:value-type="float" office:value="10.214824147430011" table:formula="of:=([.BZ60]*100)/([.BY60]+[.BZ60])" table:style-name="ce109">
            <text:p>10</text:p>
          </table:table-cell>
          <table:table-cell office:value-type="float" office:value="0.54803874750480841" table:formula="of:=([.BW60]/[.B60])" table:style-name="ce146">
            <text:p>0.5480</text:p>
          </table:table-cell>
          <table:table-cell office:value-type="float" office:value="0.3641519191578908" table:formula="of:=([.BW60]*100/[.BW59])-100" table:style-name="ce37">
            <text:p>0.4</text:p>
          </table:table-cell>
          <table:table-cell office:value-type="float" office:value="0.13954648691068883" table:formula="of:=([.B60]*100/[.B59])-100" table:style-name="ce33">
            <text:p>0.14</text:p>
          </table:table-cell>
          <table:table-cell office:value-type="float" office:value="0.22460543224720197" table:formula="of:=[.CD60]-[.CE60]" table:style-name="ce37">
            <text:p>0.2</text:p>
          </table:table-cell>
          <table:table-cell office:value-type="float" office:value="1291500" table:style-name="ce109">
            <text:p>1291500</text:p>
          </table:table-cell>
          <table:table-cell office:value-type="float" office:value="13.702917771883289" table:formula="of:=[.CG60]/[.BX60]" table:style-name="ce116">
            <text:p>14</text:p>
          </table:table-cell>
          <table:table-cell office:value-type="float" office:value="2.7247602859700795" table:formula="of:=[.CG60]/[.B60]*100" table:style-name="ce148">
            <text:p>2.7</text:p>
          </table:table-cell>
          <table:table-cell office:value-type="float" office:value="14933" table:style-name="ce34">
            <text:p>14933</text:p>
          </table:table-cell>
          <table:table-cell office:value-type="float" office:value="9.44" table:style-name="ce22">
            <text:p>9.44</text:p>
          </table:table-cell>
          <table:table-cell office:value-type="float" office:value="80.779519999999991" table:formula="of:=100-([.CK60]+[.CM60])" table:style-name="ce33">
            <text:p>80.78</text:p>
          </table:table-cell>
          <table:table-cell office:value-type="float" office:value="9.7804800000000007" table:formula="of:=([.CN60]*(100-[.CK60]))/100" table:style-name="ce33">
            <text:p>9.78</text:p>
          </table:table-cell>
          <table:table-cell office:value-type="float" office:value="10.8" table:style-name="ce22">
            <text:p>10.8</text:p>
          </table:table-cell>
          <table:table-cell office:value-type="float" office:value="9188166" table:style-name="ce22">
            <text:p>9188166</text:p>
          </table:table-cell>
          <table:table-cell office:value-type="float" office:value="4964080" table:style-name="ce22">
            <text:p>4964080</text:p>
          </table:table-cell>
          <table:table-cell office:value-type="float" office:value="2999460" table:style-name="ce22">
            <text:p>2999460</text:p>
          </table:table-cell>
          <table:table-cell office:value-type="float" office:value="1096700" table:style-name="ce22">
            <text:p>1096700</text:p>
          </table:table-cell>
          <table:table-cell office:value-type="float" office:value="50.350512806433613" table:formula="of:=(([.CO60]*100)/SUM([.$CO$60:.$CR$60]))" table:style-name="ce30">
            <text:p>50.4</text:p>
          </table:table-cell>
          <table:table-cell office:value-type="float" office:value="27.202814317042268" table:formula="of:=(([.CP60]*100)/SUM([.$CO$60:.$CR$60]))" table:style-name="ce30">
            <text:p>27.2</text:p>
          </table:table-cell>
          <table:table-cell office:value-type="float" office:value="16.436832893788093" table:formula="of:=(([.CQ60]*100)/SUM([.$CO$60:.$CR$60]))" table:style-name="ce30">
            <text:p>16.4</text:p>
          </table:table-cell>
          <table:table-cell office:value-type="float" office:value="6.0098399827360263" table:formula="of:=(([.CR60]*100)/SUM([.$CO$60:.$CR$60]))" table:style-name="ce30">
            <text:p>6.0</text:p>
          </table:table-cell>
          <table:table-cell office:value-type="float" office:value="10.85" table:style-name="ce30">
            <text:p>10.9</text:p>
          </table:table-cell>
          <table:table-cell office:value-type="float" office:value="-1.8099547511312295" table:formula="of:=(([.CW60]*100)/[.CW59])-100" table:style-name="ce30">
            <text:p>-1.8</text:p>
          </table:table-cell>
          <table:table-cell office:value-type="float" office:value="13.886328725038402" table:formula="of:=[.DC60]/([.CW60]*12)" table:style-name="ce30">
            <text:p>13.9</text:p>
          </table:table-cell>
          <table:table-cell office:value-type="float" office:value="7.2013274336283191" table:formula="of:=100/[.CY60]" table:style-name="ce30">
            <text:p>7.2</text:p>
          </table:table-cell>
          <table:table-cell office:value-type="float" office:value="18.515104966717868" table:formula="of:=[.DC60]/(([.CW60]*12)*0.75)" table:style-name="ce30">
            <text:p>18.5</text:p>
          </table:table-cell>
          <table:table-cell office:value-type="float" office:value="5.4009955752212395" table:formula="of:=100/[.DA60]" table:style-name="ce30">
            <text:p>5.4</text:p>
          </table:table-cell>
          <table:table-cell office:value-type="float" office:value="1807.9999999999998" table:formula="of:=AVERAGE([Quarterly.D58:.D61])" table:style-name="ce10">
            <text:p>1808</text:p>
          </table:table-cell>
          <table:table-cell office:value-type="float" office:value="1514" table:style-name="ce43">
            <text:p>1514</text:p>
          </table:table-cell>
          <table:table-cell office:value-type="float" office:value="3.09" table:style-name="ce42">
            <text:p>3.09</text:p>
          </table:table-cell>
          <table:table-cell office:value-type="float" office:value="212.65" table:formula="of:=[.DF59]+[.DE60]" table:style-name="ce30">
            <text:p>212.7</text:p>
          </table:table-cell>
          <table:table-cell office:value-type="float" office:value="981.36926525000024" table:formula="of:=(([.DD60]*[.DE60])/100)+[.DG59]" table:style-name="ce30">
            <text:p>981.4</text:p>
          </table:table-cell>
          <table:table-cell office:value-type="float" office:value="532.63073474999976" table:formula="of:=[.DD60]-[.DG60]" table:style-name="ce37">
            <text:p>532.6</text:p>
          </table:table-cell>
          <table:table-cell office:value-type="float" office:value="711.96802257230183" table:formula="of:=[.DD60]/[.DF60]*[.$DF$24]" table:style-name="ce30">
            <text:p>712.0</text:p>
          </table:table-cell>
          <table:table-cell office:value-type="float" office:value="802.03197742769817" table:formula="of:=[.DD60]-[.DI60]" table:style-name="ce30">
            <text:p>802.0</text:p>
          </table:table-cell>
          <table:table-cell office:value-type="float" office:value="-0.18181818181818171" table:formula="of:=([.AH60]-[.AH59])" table:style-name="ce33">
            <text:p>-0.18</text:p>
          </table:table-cell>
          <table:table-cell office:value-type="float" office:value="6.3202247191011196" table:formula="of:=([.DD60]*100/[.DD59])-100" table:style-name="ce42">
            <text:p>6.32</text:p>
          </table:table-cell>
          <table:table-cell office:value-type="float" office:value="3.2302247191011197" table:formula="of:=[.DL60]-[.DE60]" table:style-name="ce33">
            <text:p>3.23</text:p>
          </table:table-cell>
          <table:table-cell office:value-type="float" office:value="36.025428865562787" table:formula="of:=([.O60]*100/[.O59])-100" table:style-name="ce33">
            <text:p>36.03</text:p>
          </table:table-cell>
          <table:table-cell office:value-type="float" office:value="25.104803113978448" table:formula="of:=([.T60]*100/[.T59])-100" table:style-name="ce33">
            <text:p>25.10</text:p>
          </table:table-cell>
          <table:table-cell office:value-type="float" office:value="14.8" table:style-name="ce37">
            <text:p>14.8</text:p>
          </table:table-cell>
          <table:table-cell office:value-type="float" office:value="11.721220294322359" table:formula="of:=([.DB60]+[.DL60])" table:style-name="ce37">
            <text:p>11.7</text:p>
          </table:table-cell>
          <table:table-cell office:value-type="float" office:value="431.15999999999997" table:formula="of:=-0.06*(([.A60]-1963)^2)+8.5*([.A60]-1963)+140" table:style-name="ce30">
            <text:p>431.2</text:p>
          </table:table-cell>
          <table:table-cell office:value-type="float" office:value="481.15999999999997" table:formula="of:=[.DR60]+50" table:style-name="ce37">
            <text:p>481.2</text:p>
          </table:table-cell>
          <table:table-cell office:value-type="float" office:value="381.15999999999997" table:formula="of:=[.DR60]-50" table:style-name="ce37">
            <text:p>381.2</text:p>
          </table:table-cell>
          <table:table-cell office:value-type="float" office:value="531.16" table:formula="of:=[.DR60]+100" table:style-name="ce37">
            <text:p>531.2</text:p>
          </table:table-cell>
          <table:table-cell office:value-type="float" office:value="331.15999999999997" table:formula="of:=[.DR60]-100" table:style-name="ce37">
            <text:p>331.2</text:p>
          </table:table-cell>
          <table:table-cell office:value-type="float" office:value="409.9" table:formula="of:=-0.025*(([.A60]-1963)^2)+5.5*([.A60]-1963)+175" table:style-name="ce30">
            <text:p>409.9</text:p>
          </table:table-cell>
          <table:table-cell office:value-type="float" office:value="0.76830377138784511" table:formula="of:=2.90834615384615*0.264172052" table:style-name="ce94">
            <text:p>0.77</text:p>
          </table:table-cell>
          <table:table-cell office:value-type="float" office:value="40.248346980979562" table:formula="of:=([.DX60]*100/[.DX59])-100" table:style-name="ce139">
            <text:p>40.2</text:p>
          </table:table-cell>
          <table:table-cell office:value-type="float" office:value="1.63" table:style-name="ce94">
            <text:p>1.63</text:p>
          </table:table-cell>
          <table:table-cell table:number-columns-repeated="16254"/>
        </table:table-row>
        <table:table-row table:style-name="ro3">
          <table:table-cell office:value-type="float" office:value="2022" table:style-name="ce18">
            <text:p>2022</text:p>
          </table:table-cell>
          <table:table-cell office:value-type="float" office:value="47432805" table:style-name="ce16">
            <text:p>47432805</text:p>
          </table:table-cell>
          <table:table-cell office:value-type="float" office:value="16801598" table:style-name="ce34">
            <text:p>16801598</text:p>
          </table:table-cell>
          <table:table-cell office:value-type="float" office:value="23908314.185199998" table:style-name="ce34">
            <text:p>23908314</text:p>
          </table:table-cell>
          <table:table-cell office:value-type="float" office:value="39309094.859484002" table:style-name="ce109">
            <text:p>39309095</text:p>
          </table:table-cell>
          <table:table-cell office:value-type="float" office:value="646215.30769230775" table:formula="of:=[.C61]/26" table:style-name="ce34">
            <text:p>646215</text:p>
          </table:table-cell>
          <table:table-cell office:value-type="float" office:value="323107.65384615387" table:formula="of:=[.F61]/2" table:style-name="ce34">
            <text:p>323108</text:p>
          </table:table-cell>
          <table:table-cell office:value-type="float" office:value="484661.48076923081" table:formula="of:=[.G61]*1.5" table:style-name="ce34">
            <text:p>484661</text:p>
          </table:table-cell>
          <table:table-cell office:value-type="float" office:value="528019.09555600001" table:style-name="ce34">
            <text:p>528019</text:p>
          </table:table-cell>
          <table:table-cell office:value-type="float" office:value="264009.54777800001" table:formula="of:=[.I61]/2" table:style-name="ce34">
            <text:p>264010</text:p>
          </table:table-cell>
          <table:table-cell office:value-type="float" office:value="696564.92515599995" table:style-name="ce34">
            <text:p>696565</text:p>
          </table:table-cell>
          <table:table-cell office:value-type="float" office:value="348282.46257799998" table:formula="of:=[.K61]/2" table:style-name="ce34">
            <text:p>348282</text:p>
          </table:table-cell>
          <table:table-cell office:value-type="float" office:value="763428.68024699995" table:style-name="ce34">
            <text:p>763429</text:p>
          </table:table-cell>
          <table:table-cell office:value-type="float" office:value="381714.34012349998" table:formula="of:=[.M61]/2" table:style-name="ce34">
            <text:p>381714</text:p>
          </table:table-cell>
          <table:table-cell office:value-type="float" office:value="649494" table:style-name="ce128">
            <text:p>649494</text:p>
          </table:table-cell>
          <table:table-cell office:value-type="float" office:value="197021" table:style-name="ce34">
            <text:p>197021</text:p>
          </table:table-cell>
          <table:table-cell office:value-type="float" office:value="22549" table:style-name="ce39">
            <text:p>22549</text:p>
          </table:table-cell>
          <table:table-cell office:value-type="float" office:value="1250" table:style-name="ce16">
            <text:p>1250</text:p>
          </table:table-cell>
          <table:table-cell office:value-type="float" office:value="194205" table:style-name="ce39">
            <text:p>194205</text:p>
          </table:table-cell>
          <table:table-cell office:value-type="float" office:value="463614" table:style-name="ce39">
            <text:p>463614</text:p>
          </table:table-cell>
          <table:table-cell office:value-type="float" office:value="394013" table:style-name="ce39">
            <text:p>394013</text:p>
          </table:table-cell>
          <table:table-cell office:value-type="float" office:value="67460681000" table:style-name="ce126">
            <text:p>6.7E+10</text:p>
          </table:table-cell>
          <table:table-cell office:value-type="float" office:value="145510.44834711635" table:formula="of:=[.V61]/[.T61]" table:style-name="ce34">
            <text:p>145510</text:p>
          </table:table-cell>
          <table:table-cell office:value-type="float" office:value="21304" table:style-name="ce39">
            <text:p>21304</text:p>
          </table:table-cell>
          <table:table-cell office:value-type="float" office:value="6189" table:style-name="ce39">
            <text:p>6189</text:p>
          </table:table-cell>
          <table:table-cell office:value-type="float" office:value="3.44223622556148" table:formula="of:=[.X61]/[.Y61]" table:style-name="ce98">
            <text:p>3.44</text:p>
          </table:table-cell>
          <table:table-cell office:value-type="float" office:value="0.71380797975039034" table:formula="of:=[.T61]/[.O61]" table:style-name="ce42">
            <text:p>0.71</text:p>
          </table:table-cell>
          <table:table-cell office:value-type="float" office:value="69.923596418404671" table:formula="of:=([.W61]*100)/([.DD61]*(([.BP61]*([.BO61]/([.BJ61]+[.BO61])))+([.BK61]*([.BJ61]/([.BJ61]+[.BO61])))))" table:style-name="ce98">
            <text:p>69.92</text:p>
          </table:table-cell>
          <table:table-cell office:value-type="float" office:value="8.7555825191672678" table:formula="of:=(([.V61]*100/[.V60])-100)-[.DE61]" table:style-name="ce95">
            <text:p>8.76</text:p>
          </table:table-cell>
          <table:table-cell office:value-type="float" office:value="2.0579999999999998" table:style-name="ce95">
            <text:p>2.06</text:p>
          </table:table-cell>
          <table:table-cell office:value-type="float" office:value="70.900000000000006" table:style-name="ce95">
            <text:p>70.90</text:p>
          </table:table-cell>
          <table:table-cell office:value-type="float" office:value="29.1" table:style-name="ce95">
            <text:p>29.10</text:p>
          </table:table-cell>
          <table:table-cell office:value-type="float" office:value="24" table:style-name="ce34">
            <text:p>24</text:p>
          </table:table-cell>
          <table:table-cell office:value-type="float" office:value="1.0880000000000001" table:style-name="ce42">
            <text:p>1.09</text:p>
          </table:table-cell>
          <table:table-cell office:value-type="float" office:value="1.052225" table:style-name="ce104">
            <text:p>1.05</text:p>
          </table:table-cell>
          <table:table-cell office:value-type="float" office:value="161900" table:formula="of:=[.DD61]*100" table:style-name="ce106">
            <text:p>161900</text:p>
          </table:table-cell>
          <table:table-cell office:value-type="float" office:value="170355.22750000001" table:formula="of:=([.DD61]*100)*[.AI61]" table:style-name="ce106">
            <text:p>170355</text:p>
          </table:table-cell>
          <table:table-cell office:value-type="float" office:value="16083941000000" table:style-name="ce122">
            <text:p>1.61E+13</text:p>
          </table:table-cell>
          <table:table-cell office:value-type="float" office:value="4.0127441299742372" table:formula="of:=([.AL61]*100/[.AL60])-100" table:style-name="ce103">
            <text:p>4.01</text:p>
          </table:table-cell>
          <table:table-cell office:value-type="float" office:value="26159.403401916668" table:style-name="ce109">
            <text:p>26159</text:p>
          </table:table-cell>
          <table:table-cell office:value-type="float" office:value="6.1889790647189526" table:formula="of:=[.DD61]*100/[.AN61]" table:style-name="ce108">
            <text:p>6</text:p>
          </table:table-cell>
          <table:table-cell office:value-type="float" office:value="1708.9024999999999" table:style-name="ce109">
            <text:p>1709</text:p>
          </table:table-cell>
          <table:table-cell office:value-type="float" office:value="94.739167389596545" table:formula="of:=[.DD61]*100/[.AP61]" table:style-name="ce109">
            <text:p>95</text:p>
          </table:table-cell>
          <table:table-cell office:value-type="float" office:value="3.4804190287860166" table:style-name="ce150">
            <text:p>3.5</text:p>
          </table:table-cell>
          <table:table-cell office:value-type="float" office:value="779185000000" table:style-name="ce121">
            <text:p>7.79E+11</text:p>
          </table:table-cell>
          <table:table-cell office:value-type="float" office:value="19822.003095856278" table:formula="of:=[.AS61]/[.E61]" table:style-name="ce40">
            <text:p>19822</text:p>
          </table:table-cell>
          <table:table-cell office:value-type="float" office:value="19424.672899145578" table:formula="of:=[.AU60]*(1+([.DE61]/100))" table:style-name="ce100">
            <text:p>19425</text:p>
          </table:table-cell>
          <table:table-cell office:value-type="float" office:value="25058.51221929038" table:formula="of:=[.AT61]+(12*PMT([.AD61]/100/12;[.AG61]*12;([.AT61]*5)*-1))" table:style-name="ce109">
            <text:p>25059</text:p>
          </table:table-cell>
          <table:table-cell office:value-type="float" office:value="25610.846854939125" table:formula="of:=[.AW60]*(1+([.DL61]/100))" table:style-name="ce100">
            <text:p>25611</text:p>
          </table:table-cell>
          <table:table-cell office:value-type="float" office:value="22161.010971895845" table:formula="of:=(([.AW61]+([.AU61]-[.AT61])+([.AV61]-[.AT61]))-[.AT61])+[.$AT$38]" table:style-name="ce109">
            <text:p>22161</text:p>
          </table:table-cell>
          <table:table-cell office:value-type="float" office:value="141.61649785544174" table:formula="of:=[.AX61]*[.$AY$38]/[.$AX$38]" table:style-name="ce100">
            <text:p>142</text:p>
          </table:table-cell>
          <table:table-cell office:value-type="float" office:value="7.3408548895613288" table:formula="of:=[.W61]/[.AT61]" table:style-name="ce41">
            <text:p>7.3</text:p>
          </table:table-cell>
          <table:table-cell office:value-type="float" office:value="29102.089669423272" table:formula="of:=[.W61]/5" table:style-name="ce40">
            <text:p>29102</text:p>
          </table:table-cell>
          <table:table-cell office:value-type="float" office:value="31.888041989360346" table:formula="of:=100-(([.AT61]*100)/[.BA61])" table:style-name="ce40">
            <text:p>32</text:p>
          </table:table-cell>
          <table:table-cell office:value-type="float" office:value="1000" table:style-name="ce40">
            <text:p>1000</text:p>
          </table:table-cell>
          <table:table-cell office:value-type="float" office:value="158.80000000000001" table:style-name="ce34">
            <text:p>159</text:p>
          </table:table-cell>
          <table:table-cell office:value-type="float" office:value="26326" table:style-name="ce39">
            <text:p>26326</text:p>
          </table:table-cell>
          <table:table-cell office:value-type="float" office:value="75347" table:style-name="ce39">
            <text:p>75347</text:p>
          </table:table-cell>
          <table:table-cell office:value-type="float" office:value="27515" table:style-name="ce39">
            <text:p>27515</text:p>
          </table:table-cell>
          <table:table-cell office:value-type="float" office:value="44833" table:style-name="ce39">
            <text:p>44833</text:p>
          </table:table-cell>
          <table:table-cell office:value-type="float" office:value="2999" table:style-name="ce39">
            <text:p>2999</text:p>
          </table:table-cell>
          <table:table-cell office:value-type="float" office:value="25685" table:style-name="ce34">
            <text:p>25685</text:p>
          </table:table-cell>
          <table:table-cell office:value-type="float" office:value="195.3" table:style-name="ce84">
            <text:p>195</text:p>
          </table:table-cell>
          <table:table-cell office:value-type="float" office:value="4226885600" table:style-name="ce39">
            <text:p>4226885600</text:p>
          </table:table-cell>
          <table:table-cell office:value-type="float" office:value="164566.30718318085" table:formula="of:=[.BL61]/[.BJ61]" table:style-name="ce80">
            <text:p>164566</text:p>
          </table:table-cell>
          <table:table-cell office:value-type="float" office:value="842.63342131685022" table:formula="of:=[.BM61]/[.BK61]" table:style-name="ce80">
            <text:p>843</text:p>
          </table:table-cell>
          <table:table-cell office:value-type="float" office:value="83101" table:style-name="ce34">
            <text:p>83101</text:p>
          </table:table-cell>
          <table:table-cell office:value-type="float" office:value="107.9" table:style-name="ce84">
            <text:p>108</text:p>
          </table:table-cell>
          <table:table-cell office:value-type="float" office:value="7317704500" table:style-name="ce39">
            <text:p>7317704500</text:p>
          </table:table-cell>
          <table:table-cell office:value-type="float" office:value="88057.959591340652" table:formula="of:=[.BQ61]/[.BO61]" table:style-name="ce80">
            <text:p>88058</text:p>
          </table:table-cell>
          <table:table-cell office:value-type="float" office:value="816.10713244986698" table:formula="of:=[.BR61]/[.BP61]" table:style-name="ce80">
            <text:p>816</text:p>
          </table:table-cell>
          <table:table-cell office:value-type="float" office:value="1.9520834603380579" table:formula="of:=[.DD61]/(([.BS61]+[.BN61])/2)" table:style-name="ce86">
            <text:p>1.95</text:p>
          </table:table-cell>
          <table:table-cell office:value-type="float" office:value="13.361813289312366" table:formula="of:=[.BV61]-[.BV60]" table:style-name="ce85">
            <text:p>13.4</text:p>
          </table:table-cell>
          <table:table-cell office:value-type="float" office:value="124.85877591066" table:style-name="ce133">
            <text:p>125</text:p>
          </table:table-cell>
          <table:table-cell office:value-type="float" office:value="26065461" table:formula="of:=[.BW60]+[.BX61]" table:style-name="ce40">
            <text:p>26065461</text:p>
          </table:table-cell>
          <table:table-cell office:value-type="float" office:value="89156" table:style-name="ce40">
            <text:p>89156</text:p>
          </table:table-cell>
          <table:table-cell office:value-type="float" office:value="79935" table:style-name="ce109">
            <text:p>79935</text:p>
          </table:table-cell>
          <table:table-cell office:value-type="float" office:value="9221" table:style-name="ce109">
            <text:p>9221</text:p>
          </table:table-cell>
          <table:table-cell office:value-type="float" office:value="89.657454349679213" table:formula="of:=100-[.CB61]" table:style-name="ce109">
            <text:p>90</text:p>
          </table:table-cell>
          <table:table-cell office:value-type="float" office:value="10.342545650320787" table:formula="of:=([.BZ61]*100)/([.BY61]+[.BZ61])" table:style-name="ce109">
            <text:p>10</text:p>
          </table:table-cell>
          <table:table-cell office:value-type="float" office:value="0.54952392126082361" table:formula="of:=([.BW61]/[.B61])" table:style-name="ce146">
            <text:p>0.5495</text:p>
          </table:table-cell>
          <table:table-cell office:value-type="float" office:value="0.34322048497659807" table:formula="of:=([.BW61]*100/[.BW60])-100" table:style-name="ce41">
            <text:p>0.3</text:p>
          </table:table-cell>
          <table:table-cell office:value-type="float" office:value="7.2027345073962579E-2" table:formula="of:=([.B61]*100/[.B60])-100" table:style-name="ce42">
            <text:p>0.07</text:p>
          </table:table-cell>
          <table:table-cell office:value-type="float" office:value="0.27119313990263549" table:formula="of:=[.CD61]-[.CE61]" table:style-name="ce41">
            <text:p>0.3</text:p>
          </table:table-cell>
          <table:table-cell office:value-type="float" office:value="1321000" table:style-name="ce109">
            <text:p>1321000</text:p>
          </table:table-cell>
          <table:table-cell office:value-type="float" office:value="14.816725739153842" table:formula="of:=[.CG61]/[.BX61]" table:style-name="ce116">
            <text:p>15</text:p>
          </table:table-cell>
          <table:table-cell office:value-type="float" office:value="2.7849923697322985" table:formula="of:=[.CG61]/[.B61]*100" table:style-name="ce148">
            <text:p>2.8</text:p>
          </table:table-cell>
          <table:table-cell office:value-type="float" office:value="14906" table:style-name="ce34">
            <text:p>14906</text:p>
          </table:table-cell>
          <table:table-cell office:value-type="float" office:value="10.37" table:style-name="ce42">
            <text:p>10.37</text:p>
          </table:table-cell>
          <table:table-cell office:value-type="float" office:value="77.305875" table:formula="of:=100-([.CK61]+[.CM61])" table:style-name="ce42">
            <text:p>77.31</text:p>
          </table:table-cell>
          <table:table-cell office:value-type="float" office:value="12.324124999999999" table:formula="of:=([.CN61]*(100-[.CK61]))/100" table:style-name="ce42">
            <text:p>12.32</text:p>
          </table:table-cell>
          <table:table-cell office:value-type="float" office:value="13.75" table:style-name="ce42">
            <text:p>13.75</text:p>
          </table:table-cell>
          <table:table-cell table:number-columns-repeated="8" table:style-name="ce22"/>
          <table:table-cell office:value-type="float" office:value="11.07" table:style-name="ce37">
            <text:p>11.1</text:p>
          </table:table-cell>
          <table:table-cell office:value-type="float" office:value="2.0276497695852527" table:formula="of:=(([.CW61]*100)/[.CW60])-100" table:style-name="ce37">
            <text:p>2.0</text:p>
          </table:table-cell>
          <table:table-cell office:value-type="float" office:value="14.10719662752183" table:formula="of:=[.DC61]/([.CW61]*12)" table:style-name="ce37">
            <text:p>14.1</text:p>
          </table:table-cell>
          <table:table-cell office:value-type="float" office:value="7.0885805763073639" table:formula="of:=100/[.CY61]" table:style-name="ce37">
            <text:p>7.1</text:p>
          </table:table-cell>
          <table:table-cell office:value-type="float" office:value="18.809595503362441" table:formula="of:=[.DC61]/(([.CW61]*12)*0.75)" table:style-name="ce37">
            <text:p>18.8</text:p>
          </table:table-cell>
          <table:table-cell office:value-type="float" office:value="5.3164354322305227" table:formula="of:=100/[.DA61]" table:style-name="ce37">
            <text:p>5.3</text:p>
          </table:table-cell>
          <table:table-cell office:value-type="float" office:value="1874" table:style-name="ce39">
            <text:p>1874</text:p>
          </table:table-cell>
          <table:table-cell office:value-type="float" office:value="1619" table:style-name="ce34">
            <text:p>1619</text:p>
          </table:table-cell>
          <table:table-cell office:value-type="float" office:value="8.4" table:style-name="ce42">
            <text:p>8.40</text:p>
          </table:table-cell>
          <table:table-cell office:value-type="float" office:value="221.05" table:formula="of:=[.DF60]+[.DE61]" table:style-name="ce37">
            <text:p>221.1</text:p>
          </table:table-cell>
          <table:table-cell office:value-type="float" office:value="1117.3652652500002" table:formula="of:=(([.DD61]*[.DE61])/100)+[.DG60]" table:style-name="ce37">
            <text:p>1117.4</text:p>
          </table:table-cell>
          <table:table-cell office:value-type="float" office:value="501.63473474999978" table:formula="of:=[.DD61]-[.DG61]" table:style-name="ce37">
            <text:p>501.6</text:p>
          </table:table-cell>
          <table:table-cell office:value-type="float" office:value="732.41348111287039" table:formula="of:=[.DD61]/[.DF61]*[.$DF$24]" table:style-name="ce37">
            <text:p>732.4</text:p>
          </table:table-cell>
          <table:table-cell office:value-type="float" office:value="886.58651888712961" table:formula="of:=[.DD61]-[.DI61]" table:style-name="ce37">
            <text:p>886.6</text:p>
          </table:table-cell>
          <table:table-cell office:value-type="float" office:value="1.5776727272727273" table:formula="of:=([.AH61]-[.AH60])" table:style-name="ce33">
            <text:p>1.58</text:p>
          </table:table-cell>
          <table:table-cell office:value-type="float" office:value="6.9352708058124222" table:formula="of:=([.DD61]*100/[.DD60])-100" table:style-name="ce42">
            <text:p>6.94</text:p>
          </table:table-cell>
          <table:table-cell office:value-type="float" office:value="-1.4647291941875782" table:formula="of:=[.DL61]-[.DE61]" table:style-name="ce42">
            <text:p>-1.46</text:p>
          </table:table-cell>
          <table:table-cell office:value-type="float" office:value="14.848379287845063" table:formula="of:=([.O61]*100/[.O60])-100" table:style-name="ce42">
            <text:p>14.85</text:p>
          </table:table-cell>
          <table:table-cell office:value-type="float" office:value="11.045003485021596" table:formula="of:=([.T61]*100/[.T60])-100" table:style-name="ce42">
            <text:p>11.05</text:p>
          </table:table-cell>
          <table:table-cell office:value-type="float" office:value="12.92" table:style-name="ce129">
            <text:p>12.9</text:p>
          </table:table-cell>
          <table:table-cell office:value-type="float" office:value="12.251706238042946" table:formula="of:=([.DB61]+[.DL61])" table:style-name="ce37">
            <text:p>12.3</text:p>
          </table:table-cell>
          <table:table-cell office:value-type="float" office:value="432.64" table:formula="of:=-0.06*(([.A61]-1963)^2)+8.5*([.A61]-1963)+140" table:style-name="ce30">
            <text:p>432.6</text:p>
          </table:table-cell>
          <table:table-cell office:value-type="float" office:value="482.64" table:formula="of:=[.DR61]+50" table:style-name="ce37">
            <text:p>482.6</text:p>
          </table:table-cell>
          <table:table-cell office:value-type="float" office:value="382.64" table:formula="of:=[.DR61]-50" table:style-name="ce37">
            <text:p>382.6</text:p>
          </table:table-cell>
          <table:table-cell office:value-type="float" office:value="532.64" table:formula="of:=[.DR61]+100" table:style-name="ce37">
            <text:p>532.6</text:p>
          </table:table-cell>
          <table:table-cell office:value-type="float" office:value="332.64" table:formula="of:=[.DR61]-100" table:style-name="ce37">
            <text:p>332.6</text:p>
          </table:table-cell>
          <table:table-cell office:value-type="float" office:value="412.47500000000002" table:formula="of:=-0.025*(([.A61]-1963)^2)+5.5*([.A61]-1963)+175" table:style-name="ce30">
            <text:p>412.5</text:p>
          </table:table-cell>
          <table:table-cell office:value-type="float" office:value="1.0046158323653858" table:formula="of:=3.80288461538462*0.264172052" table:style-name="ce94">
            <text:p>1.00</text:p>
          </table:table-cell>
          <table:table-cell office:value-type="float" office:value="30.757633865400948" table:formula="of:=([.DX61]*100/[.DX60])-100" table:style-name="ce139">
            <text:p>30.8</text:p>
          </table:table-cell>
          <table:table-cell office:value-type="float" office:value="2.04" table:style-name="ce138">
            <text:p>2.04</text:p>
          </table:table-cell>
          <table:table-cell table:number-columns-repeated="16254"/>
        </table:table-row>
        <table:table-row table:style-name="ro3">
          <table:table-cell office:value-type="float" office:value="2023" table:style-name="ce18">
            <text:p>2023</text:p>
          </table:table-cell>
          <table:table-cell office:value-type="float" office:value="48059777" table:style-name="ce16">
            <text:p>48059777</text:p>
          </table:table-cell>
          <table:table-cell office:value-type="float" office:value="16502601.299354004" table:style-name="ce40">
            <text:p>16502601</text:p>
          </table:table-cell>
          <table:table-cell office:value-type="float" office:value="23957436.252567995" table:style-name="ce40">
            <text:p>23957436</text:p>
          </table:table-cell>
          <table:table-cell table:style-name="ce100"/>
          <table:table-cell office:value-type="float" office:value="634715.43459053861" table:formula="of:=[.C62]/26" table:style-name="ce40">
            <text:p>634715</text:p>
          </table:table-cell>
          <table:table-cell office:value-type="float" office:value="317357.71729526931" table:formula="of:=[.F62]/2" table:style-name="ce40">
            <text:p>317358</text:p>
          </table:table-cell>
          <table:table-cell office:value-type="float" office:value="476036.57594290399" table:formula="of:=[.G62]*1.5" table:style-name="ce40">
            <text:p>476037</text:p>
          </table:table-cell>
          <table:table-cell office:value-type="float" office:value="523292.16734799999" table:style-name="ce40">
            <text:p>523292</text:p>
          </table:table-cell>
          <table:table-cell office:value-type="float" office:value="261646.08367399999" table:formula="of:=[.I62]/2" table:style-name="ce40">
            <text:p>261646</text:p>
          </table:table-cell>
          <table:table-cell office:value-type="float" office:value="667442.91504500003" table:style-name="ce40">
            <text:p>667443</text:p>
          </table:table-cell>
          <table:table-cell office:value-type="float" office:value="333721.45752250002" table:formula="of:=[.K62]/2" table:style-name="ce40">
            <text:p>333721</text:p>
          </table:table-cell>
          <table:table-cell office:value-type="float" office:value="774828.89329200005" table:style-name="ce40">
            <text:p>774829</text:p>
          </table:table-cell>
          <table:table-cell office:value-type="float" office:value="387414.44664600003" table:formula="of:=[.M62]/2" table:style-name="ce40">
            <text:p>387414</text:p>
          </table:table-cell>
          <table:table-cell office:value-type="float" office:value="631566" table:style-name="ce40">
            <text:p>631566</text:p>
          </table:table-cell>
          <table:table-cell office:value-type="float" office:value="214146" table:style-name="ce40">
            <text:p>214146</text:p>
          </table:table-cell>
          <table:table-cell office:value-type="float" office:value="22132" table:style-name="ce40">
            <text:p>22132</text:p>
          </table:table-cell>
          <table:table-cell office:value-type="float" office:value="1324" table:style-name="ce40">
            <text:p>1324</text:p>
          </table:table-cell>
          <table:table-cell office:value-type="float" office:value="180242" table:style-name="ce40">
            <text:p>180242</text:p>
          </table:table-cell>
          <table:table-cell office:value-type="float" office:value="406892" table:style-name="ce40">
            <text:p>406892</text:p>
          </table:table-cell>
          <table:table-cell office:value-type="float" office:value="462644" table:style-name="ce40">
            <text:p>462644</text:p>
          </table:table-cell>
          <table:table-cell office:value-type="float" office:value="57810360000" table:style-name="ce125">
            <text:p>5.8E+10</text:p>
          </table:table-cell>
          <table:table-cell office:value-type="float" office:value="142077.89782055188" table:formula="of:=[.V62]/[.T62]" table:style-name="ce40">
            <text:p>142078</text:p>
          </table:table-cell>
          <table:table-cell office:value-type="float" office:value="23888" table:style-name="ce35">
            <text:p>23888</text:p>
          </table:table-cell>
          <table:table-cell office:value-type="float" office:value="7088" table:style-name="ce35">
            <text:p>7088</text:p>
          </table:table-cell>
          <table:table-cell office:value-type="float" office:value="3.3702031602708802" table:formula="of:=[.X62]/[.Y62]" table:style-name="ce134">
            <text:p>3.37</text:p>
          </table:table-cell>
          <table:table-cell office:value-type="float" office:value="0.64425887397358317" table:formula="of:=[.T62]/[.O62]" table:style-name="ce45">
            <text:p>0.64</text:p>
          </table:table-cell>
          <table:table-cell office:value-type="float" office:value="68.105851991284112" table:formula="of:=([.W62]*100)/([.DD62]*(([.BP62]*([.BO62]/([.BJ62]+[.BO62])))+([.BK62]*([.BJ62]/([.BJ62]+[.BO62])))))" table:style-name="ce98">
            <text:p>68.11</text:p>
          </table:table-cell>
          <table:table-cell office:value-type="float" office:value="-18.125104628279693" table:formula="of:=(([.V62]*100/[.V61])-100)-[.DE62]" table:style-name="ce87">
            <text:p>-18.13</text:p>
          </table:table-cell>
          <table:table-cell office:value-type="float" office:value="3.71" table:style-name="ce87">
            <text:p>3.71</text:p>
          </table:table-cell>
          <table:table-cell office:value-type="float" office:value="65" table:style-name="ce45">
            <text:p>65.00</text:p>
          </table:table-cell>
          <table:table-cell office:value-type="float" office:value="35" table:style-name="ce45">
            <text:p>35.00</text:p>
          </table:table-cell>
          <table:table-cell office:value-type="float" office:value="25" table:style-name="ce40">
            <text:p>25</text:p>
          </table:table-cell>
          <table:table-cell office:value-type="float" office:value="3.68" table:style-name="ce45">
            <text:p>3.68</text:p>
          </table:table-cell>
          <table:table-cell office:value-type="float" office:value="1.0701333333333334" table:style-name="ce134">
            <text:p>1.07</text:p>
          </table:table-cell>
          <table:table-cell office:value-type="float" office:value="162300" table:formula="of:=[.DD62]*100" table:style-name="ce135">
            <text:p>162300</text:p>
          </table:table-cell>
          <table:table-cell office:value-type="float" office:value="173682.64" table:formula="of:=([.DD62]*100)*[.AI62]" table:style-name="ce135">
            <text:p>173683</text:p>
          </table:table-cell>
          <table:table-cell office:value-type="float" office:value="15956504000000" table:style-name="ce121">
            <text:p>1.60E+13</text:p>
          </table:table-cell>
          <table:table-cell office:value-type="float" office:value="-0.79232446823822045" table:formula="of:=([.AL62]*100/[.AL61])-100" table:style-name="ce136">
            <text:p>-0.79</text:p>
          </table:table-cell>
          <table:table-cell office:value-type="float" office:value="23477" table:style-name="ce100">
            <text:p>23477</text:p>
          </table:table-cell>
          <table:table-cell office:value-type="float" office:value="6.9131490394854538" table:formula="of:=[.DD62]*100/[.AN62]" table:style-name="ce110">
            <text:p>7</text:p>
          </table:table-cell>
          <table:table-cell office:value-type="float" office:value="1745.99" table:style-name="ce100">
            <text:p>1746</text:p>
          </table:table-cell>
          <table:table-cell office:value-type="float" office:value="92.955858853716222" table:formula="of:=[.DD62]*100/[.AP62]" table:style-name="ce100">
            <text:p>93</text:p>
          </table:table-cell>
          <table:table-cell table:style-name="ce151"/>
          <table:table-cell table:style-name="ce121"/>
          <table:table-cell table:style-name="ce35"/>
          <table:table-cell table:style-name="ce100"/>
          <table:table-cell table:style-name="ce109"/>
          <table:table-cell table:style-name="ce100"/>
          <table:table-cell table:style-name="ce109"/>
          <table:table-cell table:style-name="ce100"/>
          <table:table-cell table:style-name="ce41"/>
          <table:table-cell table:number-columns-repeated="2" table:style-name="ce35"/>
          <table:table-cell table:style-name="ce40"/>
          <table:table-cell office:value-type="float" office:value="148.19999999999999" table:style-name="ce40">
            <text:p>148</text:p>
          </table:table-cell>
          <table:table-cell office:value-type="float" office:value="22520" table:style-name="ce40">
            <text:p>22520</text:p>
          </table:table-cell>
          <table:table-cell office:value-type="float" office:value="71433" table:style-name="ce40">
            <text:p>71433</text:p>
          </table:table-cell>
          <table:table-cell office:value-type="float" office:value="26193" table:style-name="ce40">
            <text:p>26193</text:p>
          </table:table-cell>
          <table:table-cell office:value-type="float" office:value="42528" table:formula="of:=[.BF62]-[.BG62]-[.BI62]" table:style-name="ce40">
            <text:p>42528</text:p>
          </table:table-cell>
          <table:table-cell office:value-type="float" office:value="2712" table:style-name="ce40">
            <text:p>2712</text:p>
          </table:table-cell>
          <table:table-cell office:value-type="float" office:value="25685" table:style-name="ce40">
            <text:p>25685</text:p>
          </table:table-cell>
          <table:table-cell office:value-type="float" office:value="195.3" table:style-name="ce68">
            <text:p>195</text:p>
          </table:table-cell>
          <table:table-cell table:number-columns-repeated="3" table:style-name="ce40"/>
          <table:table-cell office:value-type="float" office:value="83101" table:style-name="ce40">
            <text:p>83101</text:p>
          </table:table-cell>
          <table:table-cell office:value-type="float" office:value="107.9" table:style-name="ce68">
            <text:p>108</text:p>
          </table:table-cell>
          <table:table-cell table:number-columns-repeated="3" table:style-name="ce40"/>
          <table:table-cell table:style-name="ce41"/>
          <table:table-cell office:value-type="float" office:value="2.991224089339994" table:formula="of:=[.BV62]-[.BV61]" table:style-name="ce85">
            <text:p>3.0</text:p>
          </table:table-cell>
          <table:table-cell office:value-type="float" office:value="127.85" table:style-name="ce40">
            <text:p>128</text:p>
          </table:table-cell>
          <table:table-cell office:value-type="float" office:value="26160461" table:formula="of:=[.BW61]+[.BX62]" table:style-name="ce40">
            <text:p>26160461</text:p>
          </table:table-cell>
          <table:table-cell office:value-type="float" office:value="95000" table:style-name="ce40">
            <text:p>95000</text:p>
          </table:table-cell>
          <table:table-cell table:number-columns-repeated="4" table:style-name="ce100"/>
          <table:table-cell office:value-type="float" office:value="0.544331718393117" table:formula="of:=([.BW62]/[.B62])" table:style-name="ce146">
            <text:p>0.5443</text:p>
          </table:table-cell>
          <table:table-cell office:value-type="float" office:value="0.3644669856405045" table:formula="of:=([.BW62]*100/[.BW61])-100" table:style-name="ce41">
            <text:p>0.4</text:p>
          </table:table-cell>
          <table:table-cell office:value-type="float" office:value="1.3218109281118871" table:formula="of:=([.B62]*100/[.B61])-100" table:style-name="ce42">
            <text:p>1.32</text:p>
          </table:table-cell>
          <table:table-cell office:value-type="float" office:value="-0.95734394247138255" table:formula="of:=[.CD62]-[.CE62]" table:style-name="ce41">
            <text:p>-1.0</text:p>
          </table:table-cell>
          <table:table-cell office:value-type="float" office:value="1328000" table:style-name="ce100">
            <text:p>1328000</text:p>
          </table:table-cell>
          <table:table-cell office:value-type="float" office:value="13.978947368421053" table:formula="of:=[.CG62]/[.BX62]" table:style-name="ce116">
            <text:p>14</text:p>
          </table:table-cell>
          <table:table-cell office:value-type="float" office:value="2.7632254723112841" table:formula="of:=[.CG62]/[.B62]*100" table:style-name="ce148">
            <text:p>2.8</text:p>
          </table:table-cell>
          <table:table-cell office:value-type="float" office:value="15079" table:style-name="ce142">
            <text:p>15079</text:p>
          </table:table-cell>
          <table:table-cell table:number-columns-repeated="2" table:style-name="ce40"/>
          <table:table-cell table:number-columns-repeated="2" table:style-name="ce45"/>
          <table:table-cell table:number-columns-repeated="8" table:style-name="ce40"/>
          <table:table-cell office:value-type="float" office:value="11.23" table:style-name="ce41">
            <text:p>11.2</text:p>
          </table:table-cell>
          <table:table-cell office:value-type="float" office:value="1.4453477868111975" table:formula="of:=(([.CW62]*100)/[.CW61])-100" table:style-name="ce41">
            <text:p>1.4</text:p>
          </table:table-cell>
          <table:table-cell office:value-type="float" office:value="14.381121994657169" table:formula="of:=[.DC62]/([.CW62]*12)" table:style-name="ce41">
            <text:p>14.4</text:p>
          </table:table-cell>
          <table:table-cell office:value-type="float" office:value="6.9535603715170273" table:formula="of:=100/[.CY62]" table:style-name="ce41">
            <text:p>7.0</text:p>
          </table:table-cell>
          <table:table-cell office:value-type="float" office:value="19.174829326209558" table:formula="of:=[.DC62]/(([.CW62]*12)*0.75)" table:style-name="ce41">
            <text:p>19.2</text:p>
          </table:table-cell>
          <table:table-cell office:value-type="float" office:value="5.2151702786377712" table:formula="of:=100/[.DA62]" table:style-name="ce41">
            <text:p>5.2</text:p>
          </table:table-cell>
          <table:table-cell office:value-type="float" office:value="1938" table:style-name="ce40">
            <text:p>1938</text:p>
          </table:table-cell>
          <table:table-cell office:value-type="float" office:value="1623" table:style-name="ce40">
            <text:p>1623</text:p>
          </table:table-cell>
          <table:table-cell office:value-type="float" office:value="3.82" table:style-name="ce45">
            <text:p>3.82</text:p>
          </table:table-cell>
          <table:table-cell office:value-type="float" office:value="224.87" table:formula="of:=[.DF61]+[.DE62]" table:style-name="ce41">
            <text:p>224.9</text:p>
          </table:table-cell>
          <table:table-cell office:value-type="float" office:value="1179.3638652500001" table:formula="of:=(([.DD62]*[.DE62])/100)+[.DG61]" table:style-name="ce41">
            <text:p>1179.4</text:p>
          </table:table-cell>
          <table:table-cell office:value-type="float" office:value="443.63613474999988" table:formula="of:=[.DD62]-[.DG62]" table:style-name="ce41">
            <text:p>443.6</text:p>
          </table:table-cell>
          <table:table-cell office:value-type="float" office:value="721.75034464357179" table:formula="of:=[.DD62]/[.DF62]*[.$DF$24]" table:style-name="ce41">
            <text:p>721.8</text:p>
          </table:table-cell>
          <table:table-cell office:value-type="float" office:value="901.24965535642821" table:formula="of:=[.DD62]-[.DI62]" table:style-name="ce41">
            <text:p>901.2</text:p>
          </table:table-cell>
          <table:table-cell office:value-type="float" office:value="2.5920000000000001" table:formula="of:=([.AH62]-[.AH61])" table:style-name="ce33">
            <text:p>2.59</text:p>
          </table:table-cell>
          <table:table-cell office:value-type="float" office:value="0.24706609017911774" table:formula="of:=([.DD62]*100/[.DD61])-100" table:style-name="ce45">
            <text:p>0.25</text:p>
          </table:table-cell>
          <table:table-cell office:value-type="float" office:value="-3.5729339098208821" table:formula="of:=[.DL62]-[.DE62]" table:style-name="ce45">
            <text:p>-3.57</text:p>
          </table:table-cell>
          <table:table-cell office:value-type="float" office:value="-2.7603026355901648" table:formula="of:=([.O62]*100/[.O61])-100" table:style-name="ce45">
            <text:p>-2.76</text:p>
          </table:table-cell>
          <table:table-cell office:value-type="float" office:value="-12.234747009365549" table:formula="of:=([.T62]*100/[.T61])-100" table:style-name="ce45">
            <text:p>-12.23</text:p>
          </table:table-cell>
          <table:table-cell office:value-type="float" office:value="12.43" table:style-name="ce41">
            <text:p>12.4</text:p>
          </table:table-cell>
          <table:table-cell office:value-type="float" office:value="5.4622363688168889" table:formula="of:=([.DB62]+[.DL62])" table:style-name="ce41">
            <text:p>5.5</text:p>
          </table:table-cell>
          <table:table-cell office:value-type="float" office:value="434" table:formula="of:=-0.06*(([.A62]-1963)^2)+8.5*([.A62]-1963)+140" table:style-name="ce30">
            <text:p>434.0</text:p>
          </table:table-cell>
          <table:table-cell office:value-type="float" office:value="484" table:formula="of:=[.DR62]+50" table:style-name="ce41">
            <text:p>484.0</text:p>
          </table:table-cell>
          <table:table-cell office:value-type="float" office:value="384" table:formula="of:=[.DR62]-50" table:style-name="ce41">
            <text:p>384.0</text:p>
          </table:table-cell>
          <table:table-cell office:value-type="float" office:value="534" table:formula="of:=[.DR62]+100" table:style-name="ce41">
            <text:p>534.0</text:p>
          </table:table-cell>
          <table:table-cell office:value-type="float" office:value="334" table:formula="of:=[.DR62]-100" table:style-name="ce41">
            <text:p>334.0</text:p>
          </table:table-cell>
          <table:table-cell office:value-type="float" office:value="415" table:formula="of:=-0.025*(([.A62]-1963)^2)+5.5*([.A62]-1963)+175" table:style-name="ce30">
            <text:p>415.0</text:p>
          </table:table-cell>
          <table:table-cell office:value-type="float" office:value="0.86758905005018228" table:formula="of:=3.28418181818182*0.264172052" table:style-name="ce138">
            <text:p>0.87</text:p>
          </table:table-cell>
          <table:table-cell office:value-type="float" office:value="-13.639719572462994" table:formula="of:=([.DX62]*100/[.DX61])-100" table:style-name="ce140">
            <text:p>-13.6</text:p>
          </table:table-cell>
          <table:table-cell office:value-type="float" office:value="1.94" table:style-name="ce138">
            <text:p>1.94</text:p>
          </table:table-cell>
          <table:table-cell table:number-columns-repeated="16254"/>
        </table:table-row>
        <table:table-row table:style-name="ro3">
          <table:table-cell office:value-type="float" office:value="2024" table:style-name="ce18">
            <text:p>2024</text:p>
          </table:table-cell>
          <table:table-cell office:value-type="float" office:value="47508101.693512447" table:style-name="ce14">
            <text:p>47508102</text:p>
          </table:table-cell>
          <table:table-cell office:value-type="float" office:value="16250838.702938998" table:style-name="ce40">
            <text:p>16250839</text:p>
          </table:table-cell>
          <table:table-cell office:value-type="float" office:value="24005017.017506" table:style-name="ce40">
            <text:p>24005017</text:p>
          </table:table-cell>
          <table:table-cell table:style-name="ce100"/>
          <table:table-cell office:value-type="float" office:value="625032.25780534605" table:formula="of:=[.C63]/26" table:style-name="ce40">
            <text:p>625032</text:p>
          </table:table-cell>
          <table:table-cell office:value-type="float" office:value="312516.12890267302" table:formula="of:=[.F63]/2" table:style-name="ce40">
            <text:p>312516</text:p>
          </table:table-cell>
          <table:table-cell office:value-type="float" office:value="468774.19335400953" table:formula="of:=[.G63]*1.5" table:style-name="ce40">
            <text:p>468774</text:p>
          </table:table-cell>
          <table:table-cell office:value-type="float" office:value="516126.85299799999" table:style-name="ce40">
            <text:p>516127</text:p>
          </table:table-cell>
          <table:table-cell office:value-type="float" office:value="258063.42649899999" table:formula="of:=[.I63]/2" table:style-name="ce40">
            <text:p>258063</text:p>
          </table:table-cell>
          <table:table-cell office:value-type="float" office:value="632727.36444599996" table:style-name="ce40">
            <text:p>632727</text:p>
          </table:table-cell>
          <table:table-cell office:value-type="float" office:value="316363.68222299998" table:formula="of:=[.K63]/2" table:style-name="ce40">
            <text:p>316364</text:p>
          </table:table-cell>
          <table:table-cell office:value-type="float" office:value="778332.34440099995" table:style-name="ce40">
            <text:p>778332</text:p>
          </table:table-cell>
          <table:table-cell office:value-type="float" office:value="389166.17220049998" table:formula="of:=[.M63]/2" table:style-name="ce40">
            <text:p>389166</text:p>
          </table:table-cell>
          <table:table-cell table:style-name="ce40"/>
          <table:table-cell office:value-type="float" office:value="220570.38" table:formula="of:=[.P62]*1.03" table:style-name="ce40">
            <text:p>220570</text:p>
          </table:table-cell>
          <table:table-cell table:style-name="ce35"/>
          <table:table-cell table:style-name="ce13"/>
          <table:table-cell table:style-name="ce41"/>
          <table:table-cell table:style-name="ce40"/>
          <table:table-cell table:style-name="ce35"/>
          <table:table-cell table:style-name="ce125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style-name="ce22"/>
          <table:table-cell table:number-columns-repeated="2"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20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5.24" table:formula="of:=-0.06*(([.A63]-1963)^2)+8.5*([.A63]-1963)+140" table:style-name="ce30">
            <text:p>435.2</text:p>
          </table:table-cell>
          <table:table-cell office:value-type="float" office:value="485.24" table:formula="of:=[.DR63]+50" table:style-name="ce41">
            <text:p>485.2</text:p>
          </table:table-cell>
          <table:table-cell office:value-type="float" office:value="385.24" table:formula="of:=[.DR63]-50" table:style-name="ce41">
            <text:p>385.2</text:p>
          </table:table-cell>
          <table:table-cell office:value-type="float" office:value="535.24" table:formula="of:=[.DR63]+100" table:style-name="ce41">
            <text:p>535.2</text:p>
          </table:table-cell>
          <table:table-cell office:value-type="float" office:value="335.24" table:formula="of:=[.DR63]-100" table:style-name="ce41">
            <text:p>335.2</text:p>
          </table:table-cell>
          <table:table-cell office:value-type="float" office:value="417.47500000000002" table:formula="of:=-0.025*(([.A63]-1963)^2)+5.5*([.A63]-1963)+175" table:style-name="ce30">
            <text:p>417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25" table:style-name="ce18">
            <text:p>2025</text:p>
          </table:table-cell>
          <table:table-cell office:value-type="float" office:value="47544784.05866617" table:style-name="ce14">
            <text:p>47544784</text:p>
          </table:table-cell>
          <table:table-cell office:value-type="float" office:value="16015363.242989998" table:style-name="ce40">
            <text:p>16015363</text:p>
          </table:table-cell>
          <table:table-cell office:value-type="float" office:value="24053965.705832995" table:style-name="ce40">
            <text:p>24053966</text:p>
          </table:table-cell>
          <table:table-cell table:style-name="ce100"/>
          <table:table-cell office:value-type="float" office:value="615975.50934576918" table:formula="of:=[.C64]/26" table:style-name="ce40">
            <text:p>615976</text:p>
          </table:table-cell>
          <table:table-cell office:value-type="float" office:value="307987.75467288459" table:formula="of:=[.F64]/2" table:style-name="ce40">
            <text:p>307988</text:p>
          </table:table-cell>
          <table:table-cell office:value-type="float" office:value="461981.63200932689" table:formula="of:=[.G64]*1.5" table:style-name="ce40">
            <text:p>461982</text:p>
          </table:table-cell>
          <table:table-cell office:value-type="float" office:value="501837.52931900002" table:style-name="ce40">
            <text:p>501838</text:p>
          </table:table-cell>
          <table:table-cell office:value-type="float" office:value="250918.76465950001" table:formula="of:=[.I64]/2" table:style-name="ce40">
            <text:p>250919</text:p>
          </table:table-cell>
          <table:table-cell office:value-type="float" office:value="614866.50834099995" table:style-name="ce40">
            <text:p>614867</text:p>
          </table:table-cell>
          <table:table-cell office:value-type="float" office:value="307433.25417049997" table:formula="of:=[.K64]/2" table:style-name="ce40">
            <text:p>307433</text:p>
          </table:table-cell>
          <table:table-cell office:value-type="float" office:value="797242.68682499998" table:style-name="ce40">
            <text:p>797243</text:p>
          </table:table-cell>
          <table:table-cell office:value-type="float" office:value="398621.34341249999" table:formula="of:=[.M64]/2" table:style-name="ce40">
            <text:p>398621</text:p>
          </table:table-cell>
          <table:table-cell table:style-name="ce40"/>
          <table:table-cell office:value-type="float" office:value="227187.4914" table:formula="of:=[.P63]*1.03" table:style-name="ce40">
            <text:p>227187</text:p>
          </table:table-cell>
          <table:table-cell table:style-name="ce35"/>
          <table:table-cell table:style-name="ce13"/>
          <table:table-cell table:style-name="ce41"/>
          <table:table-cell table:style-name="ce39"/>
          <table:table-cell table:style-name="ce34"/>
          <table:table-cell table:style-name="ce124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6.36" table:formula="of:=-0.06*(([.A64]-1963)^2)+8.5*([.A64]-1963)+140" table:style-name="ce30">
            <text:p>436.4</text:p>
          </table:table-cell>
          <table:table-cell office:value-type="float" office:value="486.36" table:formula="of:=[.DR64]+50" table:style-name="ce41">
            <text:p>486.4</text:p>
          </table:table-cell>
          <table:table-cell office:value-type="float" office:value="386.36" table:formula="of:=[.DR64]-50" table:style-name="ce41">
            <text:p>386.4</text:p>
          </table:table-cell>
          <table:table-cell office:value-type="float" office:value="536.36" table:formula="of:=[.DR64]+100" table:style-name="ce41">
            <text:p>536.4</text:p>
          </table:table-cell>
          <table:table-cell office:value-type="float" office:value="336.36" table:formula="of:=[.DR64]-100" table:style-name="ce41">
            <text:p>336.4</text:p>
          </table:table-cell>
          <table:table-cell office:value-type="float" office:value="419.9" table:formula="of:=-0.025*(([.A64]-1963)^2)+5.5*([.A64]-1963)+175" table:style-name="ce30">
            <text:p>419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26" table:style-name="ce18">
            <text:p>2026</text:p>
          </table:table-cell>
          <table:table-cell office:value-type="float" office:value="47587609.722386882" table:style-name="ce14">
            <text:p>47587610</text:p>
          </table:table-cell>
          <table:table-cell office:value-type="float" office:value="15778182.705500999" table:style-name="ce40">
            <text:p>15778183</text:p>
          </table:table-cell>
          <table:table-cell office:value-type="float" office:value="24088234.117786001" table:style-name="ce40">
            <text:p>24088234</text:p>
          </table:table-cell>
          <table:table-cell table:style-name="ce100"/>
          <table:table-cell office:value-type="float" office:value="606853.18098080764" table:formula="of:=[.C65]/26" table:style-name="ce40">
            <text:p>606853</text:p>
          </table:table-cell>
          <table:table-cell office:value-type="float" office:value="303426.59049040382" table:formula="of:=[.F65]/2" table:style-name="ce40">
            <text:p>303427</text:p>
          </table:table-cell>
          <table:table-cell office:value-type="float" office:value="455139.88573560573" table:formula="of:=[.G65]*1.5" table:style-name="ce40">
            <text:p>455140</text:p>
          </table:table-cell>
          <table:table-cell office:value-type="float" office:value="498581.19506400003" table:style-name="ce40">
            <text:p>498581</text:p>
          </table:table-cell>
          <table:table-cell office:value-type="float" office:value="249290.59753200001" table:formula="of:=[.I65]/2" table:style-name="ce40">
            <text:p>249291</text:p>
          </table:table-cell>
          <table:table-cell office:value-type="float" office:value="594746.80457599997" table:style-name="ce40">
            <text:p>594747</text:p>
          </table:table-cell>
          <table:table-cell office:value-type="float" office:value="297373.40228799998" table:formula="of:=[.K65]/2" table:style-name="ce40">
            <text:p>297373</text:p>
          </table:table-cell>
          <table:table-cell office:value-type="float" office:value="803005.67792499997" table:style-name="ce40">
            <text:p>803006</text:p>
          </table:table-cell>
          <table:table-cell office:value-type="float" office:value="401502.83896249998" table:formula="of:=[.M65]/2" table:style-name="ce40">
            <text:p>401503</text:p>
          </table:table-cell>
          <table:table-cell table:style-name="ce40"/>
          <table:table-cell office:value-type="float" office:value="234003.11614200001" table:formula="of:=[.P64]*1.03" table:style-name="ce40">
            <text:p>234003</text:p>
          </table:table-cell>
          <table:table-cell table:style-name="ce35"/>
          <table:table-cell table:style-name="ce13"/>
          <table:table-cell table:style-name="ce41"/>
          <table:table-cell table:number-columns-repeated="2" table:style-name="ce35"/>
          <table:table-cell table:style-name="ce124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7.36" table:formula="of:=-0.06*(([.A65]-1963)^2)+8.5*([.A65]-1963)+140" table:style-name="ce30">
            <text:p>437.4</text:p>
          </table:table-cell>
          <table:table-cell office:value-type="float" office:value="487.36" table:formula="of:=[.DR65]+50" table:style-name="ce41">
            <text:p>487.4</text:p>
          </table:table-cell>
          <table:table-cell office:value-type="float" office:value="387.36" table:formula="of:=[.DR65]-50" table:style-name="ce41">
            <text:p>387.4</text:p>
          </table:table-cell>
          <table:table-cell office:value-type="float" office:value="537.36" table:formula="of:=[.DR65]+100" table:style-name="ce41">
            <text:p>537.4</text:p>
          </table:table-cell>
          <table:table-cell office:value-type="float" office:value="337.36" table:formula="of:=[.DR65]-100" table:style-name="ce41">
            <text:p>337.4</text:p>
          </table:table-cell>
          <table:table-cell office:value-type="float" office:value="422.27499999999998" table:formula="of:=-0.025*(([.A65]-1963)^2)+5.5*([.A65]-1963)+175" table:style-name="ce30">
            <text:p>422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27" table:style-name="ce18">
            <text:p>2027</text:p>
          </table:table-cell>
          <table:table-cell office:value-type="float" office:value="47638217.871348262" table:style-name="ce14">
            <text:p>47638218</text:p>
          </table:table-cell>
          <table:table-cell office:value-type="float" office:value="15542821.275544999" table:style-name="ce40">
            <text:p>15542821</text:p>
          </table:table-cell>
          <table:table-cell office:value-type="float" office:value="24135824.659286998" table:style-name="ce40">
            <text:p>24135825</text:p>
          </table:table-cell>
          <table:table-cell table:style-name="ce100"/>
          <table:table-cell office:value-type="float" office:value="597800.81829019228" table:formula="of:=[.C66]/26" table:style-name="ce40">
            <text:p>597801</text:p>
          </table:table-cell>
          <table:table-cell office:value-type="float" office:value="298900.40914509614" table:formula="of:=[.F66]/2" table:style-name="ce40">
            <text:p>298900</text:p>
          </table:table-cell>
          <table:table-cell office:value-type="float" office:value="448350.61371764424" table:formula="of:=[.G66]*1.5" table:style-name="ce40">
            <text:p>448351</text:p>
          </table:table-cell>
          <table:table-cell office:value-type="float" office:value="501622.98487599997" table:style-name="ce40">
            <text:p>501623</text:p>
          </table:table-cell>
          <table:table-cell office:value-type="float" office:value="250811.49243799999" table:formula="of:=[.I66]/2" table:style-name="ce40">
            <text:p>250811</text:p>
          </table:table-cell>
          <table:table-cell office:value-type="float" office:value="578267.86841300002" table:style-name="ce40">
            <text:p>578268</text:p>
          </table:table-cell>
          <table:table-cell office:value-type="float" office:value="289133.93420650001" table:formula="of:=[.K66]/2" table:style-name="ce40">
            <text:p>289134</text:p>
          </table:table-cell>
          <table:table-cell office:value-type="float" office:value="809048.22265100002" table:style-name="ce40">
            <text:p>809048</text:p>
          </table:table-cell>
          <table:table-cell office:value-type="float" office:value="404524.11132550001" table:formula="of:=[.M66]/2" table:style-name="ce40">
            <text:p>404524</text:p>
          </table:table-cell>
          <table:table-cell table:style-name="ce40"/>
          <table:table-cell office:value-type="float" office:value="241023.20962626001" table:formula="of:=[.P65]*1.03" table:style-name="ce40">
            <text:p>241023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style-name="ce40"/>
          <table:table-cell table:style-name="ce124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8.24" table:formula="of:=-0.06*(([.A66]-1963)^2)+8.5*([.A66]-1963)+140" table:style-name="ce30">
            <text:p>438.2</text:p>
          </table:table-cell>
          <table:table-cell office:value-type="float" office:value="488.24" table:formula="of:=[.DR66]+50" table:style-name="ce41">
            <text:p>488.2</text:p>
          </table:table-cell>
          <table:table-cell office:value-type="float" office:value="388.24" table:formula="of:=[.DR66]-50" table:style-name="ce41">
            <text:p>388.2</text:p>
          </table:table-cell>
          <table:table-cell office:value-type="float" office:value="538.24" table:formula="of:=[.DR66]+100" table:style-name="ce41">
            <text:p>538.2</text:p>
          </table:table-cell>
          <table:table-cell office:value-type="float" office:value="338.24" table:formula="of:=[.DR66]-100" table:style-name="ce41">
            <text:p>338.2</text:p>
          </table:table-cell>
          <table:table-cell office:value-type="float" office:value="424.6" table:formula="of:=-0.025*(([.A66]-1963)^2)+5.5*([.A66]-1963)+175" table:style-name="ce30">
            <text:p>424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28" table:style-name="ce18">
            <text:p>2028</text:p>
          </table:table-cell>
          <table:table-cell office:value-type="float" office:value="47697038.863705635" table:style-name="ce14">
            <text:p>47697039</text:p>
          </table:table-cell>
          <table:table-cell office:value-type="float" office:value="15311447.272689998" table:style-name="ce40">
            <text:p>15311447</text:p>
          </table:table-cell>
          <table:table-cell office:value-type="float" office:value="24179653.275070004" table:style-name="ce40">
            <text:p>24179653</text:p>
          </table:table-cell>
          <table:table-cell table:style-name="ce100"/>
          <table:table-cell office:value-type="float" office:value="588901.81818038458" table:formula="of:=[.C67]/26" table:style-name="ce40">
            <text:p>588902</text:p>
          </table:table-cell>
          <table:table-cell office:value-type="float" office:value="294450.90909019229" table:formula="of:=[.F67]/2" table:style-name="ce40">
            <text:p>294451</text:p>
          </table:table-cell>
          <table:table-cell office:value-type="float" office:value="441676.36363528844" table:formula="of:=[.G67]*1.5" table:style-name="ce40">
            <text:p>441676</text:p>
          </table:table-cell>
          <table:table-cell office:value-type="float" office:value="508279.06743200001" table:style-name="ce40">
            <text:p>508279</text:p>
          </table:table-cell>
          <table:table-cell office:value-type="float" office:value="254139.53371600001" table:formula="of:=[.I67]/2" table:style-name="ce40">
            <text:p>254140</text:p>
          </table:table-cell>
          <table:table-cell office:value-type="float" office:value="567956.33869799995" table:style-name="ce40">
            <text:p>567956</text:p>
          </table:table-cell>
          <table:table-cell office:value-type="float" office:value="283978.16934899997" table:formula="of:=[.K67]/2" table:style-name="ce40">
            <text:p>283978</text:p>
          </table:table-cell>
          <table:table-cell office:value-type="float" office:value="794816.13369699998" table:style-name="ce40">
            <text:p>794816</text:p>
          </table:table-cell>
          <table:table-cell office:value-type="float" office:value="397408.06684849999" table:formula="of:=[.M67]/2" table:style-name="ce40">
            <text:p>397408</text:p>
          </table:table-cell>
          <table:table-cell table:style-name="ce40"/>
          <table:table-cell office:value-type="float" office:value="248253.90591504783" table:formula="of:=[.P66]*1.03" table:style-name="ce40">
            <text:p>248254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9" table:formula="of:=-0.06*(([.A67]-1963)^2)+8.5*([.A67]-1963)+140" table:style-name="ce30">
            <text:p>439.0</text:p>
          </table:table-cell>
          <table:table-cell office:value-type="float" office:value="489" table:formula="of:=[.DR67]+50" table:style-name="ce41">
            <text:p>489.0</text:p>
          </table:table-cell>
          <table:table-cell office:value-type="float" office:value="389" table:formula="of:=[.DR67]-50" table:style-name="ce41">
            <text:p>389.0</text:p>
          </table:table-cell>
          <table:table-cell office:value-type="float" office:value="539" table:formula="of:=[.DR67]+100" table:style-name="ce41">
            <text:p>539.0</text:p>
          </table:table-cell>
          <table:table-cell office:value-type="float" office:value="339" table:formula="of:=[.DR67]-100" table:style-name="ce41">
            <text:p>339.0</text:p>
          </table:table-cell>
          <table:table-cell office:value-type="float" office:value="426.875" table:formula="of:=-0.025*(([.A67]-1963)^2)+5.5*([.A67]-1963)+175" table:style-name="ce30">
            <text:p>426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29" table:style-name="ce18">
            <text:p>2029</text:p>
          </table:table-cell>
          <table:table-cell office:value-type="float" office:value="47765912.282433301" table:style-name="ce14">
            <text:p>47765912</text:p>
          </table:table-cell>
          <table:table-cell office:value-type="float" office:value="15122609.461375" table:style-name="ce40">
            <text:p>15122609</text:p>
          </table:table-cell>
          <table:table-cell office:value-type="float" office:value="24219538.314523999" table:style-name="ce40">
            <text:p>24219538</text:p>
          </table:table-cell>
          <table:table-cell table:style-name="ce100"/>
          <table:table-cell office:value-type="float" office:value="581638.82543750003" table:formula="of:=[.C68]/26" table:style-name="ce40">
            <text:p>581639</text:p>
          </table:table-cell>
          <table:table-cell office:value-type="float" office:value="290819.41271875001" table:formula="of:=[.F68]/2" table:style-name="ce40">
            <text:p>290819</text:p>
          </table:table-cell>
          <table:table-cell office:value-type="float" office:value="436229.11907812499" table:formula="of:=[.G68]*1.5" table:style-name="ce40">
            <text:p>436229</text:p>
          </table:table-cell>
          <table:table-cell office:value-type="float" office:value="508058.566513" table:style-name="ce40">
            <text:p>508059</text:p>
          </table:table-cell>
          <table:table-cell office:value-type="float" office:value="254029.2832565" table:formula="of:=[.I68]/2" table:style-name="ce40">
            <text:p>254029</text:p>
          </table:table-cell>
          <table:table-cell office:value-type="float" office:value="564293.06015399995" table:style-name="ce40">
            <text:p>564293</text:p>
          </table:table-cell>
          <table:table-cell office:value-type="float" office:value="282146.53007699997" table:formula="of:=[.K68]/2" table:style-name="ce40">
            <text:p>282147</text:p>
          </table:table-cell>
          <table:table-cell office:value-type="float" office:value="784884.00837199995" table:style-name="ce40">
            <text:p>784884</text:p>
          </table:table-cell>
          <table:table-cell office:value-type="float" office:value="392442.00418599998" table:formula="of:=[.M68]/2" table:style-name="ce40">
            <text:p>392442</text:p>
          </table:table-cell>
          <table:table-cell table:style-name="ce40"/>
          <table:table-cell office:value-type="float" office:value="255701.52309249926" table:formula="of:=[.P67]*1.03" table:style-name="ce40">
            <text:p>255702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9.64" table:formula="of:=-0.06*(([.A68]-1963)^2)+8.5*([.A68]-1963)+140" table:style-name="ce30">
            <text:p>439.6</text:p>
          </table:table-cell>
          <table:table-cell office:value-type="float" office:value="489.64" table:formula="of:=[.DR68]+50" table:style-name="ce41">
            <text:p>489.6</text:p>
          </table:table-cell>
          <table:table-cell office:value-type="float" office:value="389.64" table:formula="of:=[.DR68]-50" table:style-name="ce41">
            <text:p>389.6</text:p>
          </table:table-cell>
          <table:table-cell office:value-type="float" office:value="539.64" table:formula="of:=[.DR68]+100" table:style-name="ce41">
            <text:p>539.6</text:p>
          </table:table-cell>
          <table:table-cell office:value-type="float" office:value="339.64" table:formula="of:=[.DR68]-100" table:style-name="ce41">
            <text:p>339.6</text:p>
          </table:table-cell>
          <table:table-cell office:value-type="float" office:value="429.1" table:formula="of:=-0.025*(([.A68]-1963)^2)+5.5*([.A68]-1963)+175" table:style-name="ce30">
            <text:p>429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0" table:style-name="ce18">
            <text:p>2030</text:p>
          </table:table-cell>
          <table:table-cell office:value-type="float" office:value="47844504.864883363" table:style-name="ce14">
            <text:p>47844505</text:p>
          </table:table-cell>
          <table:table-cell office:value-type="float" office:value="14963067.481815998" table:style-name="ce40">
            <text:p>14963067</text:p>
          </table:table-cell>
          <table:table-cell office:value-type="float" office:value="24264165.983583" table:style-name="ce40">
            <text:p>24264166</text:p>
          </table:table-cell>
          <table:table-cell table:style-name="ce100"/>
          <table:table-cell office:value-type="float" office:value="575502.59545446141" table:formula="of:=[.C69]/26" table:style-name="ce40">
            <text:p>575503</text:p>
          </table:table-cell>
          <table:table-cell office:value-type="float" office:value="287751.2977272307" table:formula="of:=[.F69]/2" table:style-name="ce40">
            <text:p>287751</text:p>
          </table:table-cell>
          <table:table-cell office:value-type="float" office:value="431626.94659084606" table:formula="of:=[.G69]*1.5" table:style-name="ce40">
            <text:p>431627</text:p>
          </table:table-cell>
          <table:table-cell office:value-type="float" office:value="523717.15349900001" table:style-name="ce40">
            <text:p>523717</text:p>
          </table:table-cell>
          <table:table-cell office:value-type="float" office:value="261858.5767495" table:formula="of:=[.I69]/2" table:style-name="ce40">
            <text:p>261859</text:p>
          </table:table-cell>
          <table:table-cell office:value-type="float" office:value="559083.86880399997" table:style-name="ce40">
            <text:p>559084</text:p>
          </table:table-cell>
          <table:table-cell office:value-type="float" office:value="279541.93440199998" table:formula="of:=[.K69]/2" table:style-name="ce40">
            <text:p>279542</text:p>
          </table:table-cell>
          <table:table-cell office:value-type="float" office:value="752345.64312699996" table:style-name="ce40">
            <text:p>752346</text:p>
          </table:table-cell>
          <table:table-cell office:value-type="float" office:value="376172.82156349998" table:formula="of:=[.M69]/2" table:style-name="ce40">
            <text:p>376173</text:p>
          </table:table-cell>
          <table:table-cell table:style-name="ce40"/>
          <table:table-cell office:value-type="float" office:value="263372.56878527423" table:formula="of:=[.P68]*1.03" table:style-name="ce40">
            <text:p>263373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16" table:formula="of:=-0.06*(([.A69]-1963)^2)+8.5*([.A69]-1963)+140" table:style-name="ce30">
            <text:p>440.2</text:p>
          </table:table-cell>
          <table:table-cell office:value-type="float" office:value="490.16" table:formula="of:=[.DR69]+50" table:style-name="ce41">
            <text:p>490.2</text:p>
          </table:table-cell>
          <table:table-cell office:value-type="float" office:value="390.16" table:formula="of:=[.DR69]-50" table:style-name="ce41">
            <text:p>390.2</text:p>
          </table:table-cell>
          <table:table-cell office:value-type="float" office:value="540.16000000000008" table:formula="of:=[.DR69]+100" table:style-name="ce41">
            <text:p>540.2</text:p>
          </table:table-cell>
          <table:table-cell office:value-type="float" office:value="340.16" table:formula="of:=[.DR69]-100" table:style-name="ce41">
            <text:p>340.2</text:p>
          </table:table-cell>
          <table:table-cell office:value-type="float" office:value="431.27499999999998" table:formula="of:=-0.025*(([.A69]-1963)^2)+5.5*([.A69]-1963)+175" table:style-name="ce30">
            <text:p>431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1" table:style-name="ce18">
            <text:p>2031</text:p>
          </table:table-cell>
          <table:table-cell office:value-type="float" office:value="47933476.592197433" table:style-name="ce14">
            <text:p>47933477</text:p>
          </table:table-cell>
          <table:table-cell office:value-type="float" office:value="14852312.461092999" table:style-name="ce40">
            <text:p>14852312</text:p>
          </table:table-cell>
          <table:table-cell office:value-type="float" office:value="24297292.372291002" table:style-name="ce40">
            <text:p>24297292</text:p>
          </table:table-cell>
          <table:table-cell table:style-name="ce100"/>
          <table:table-cell office:value-type="float" office:value="571242.78696511535" table:formula="of:=[.C70]/26" table:style-name="ce40">
            <text:p>571243</text:p>
          </table:table-cell>
          <table:table-cell office:value-type="float" office:value="285621.39348255767" table:formula="of:=[.F70]/2" table:style-name="ce40">
            <text:p>285621</text:p>
          </table:table-cell>
          <table:table-cell office:value-type="float" office:value="428432.09022383648" table:formula="of:=[.G70]*1.5" table:style-name="ce40">
            <text:p>428432</text:p>
          </table:table-cell>
          <table:table-cell office:value-type="float" office:value="537265.87975299999" table:style-name="ce40">
            <text:p>537266</text:p>
          </table:table-cell>
          <table:table-cell office:value-type="float" office:value="268632.93987649999" table:formula="of:=[.I70]/2" table:style-name="ce40">
            <text:p>268633</text:p>
          </table:table-cell>
          <table:table-cell office:value-type="float" office:value="555269.61271400005" table:style-name="ce40">
            <text:p>555270</text:p>
          </table:table-cell>
          <table:table-cell office:value-type="float" office:value="277634.80635700002" table:formula="of:=[.K70]/2" table:style-name="ce40">
            <text:p>277635</text:p>
          </table:table-cell>
          <table:table-cell office:value-type="float" office:value="731890.16582400003" table:style-name="ce40">
            <text:p>731890</text:p>
          </table:table-cell>
          <table:table-cell office:value-type="float" office:value="365945.08291200001" table:formula="of:=[.M70]/2" table:style-name="ce40">
            <text:p>365945</text:p>
          </table:table-cell>
          <table:table-cell table:style-name="ce40"/>
          <table:table-cell office:value-type="float" office:value="271273.74584883248" table:formula="of:=[.P69]*1.03" table:style-name="ce40">
            <text:p>271274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22"/>
          <table:table-cell table:number-columns-repeated="2" table:style-name="ce119"/>
          <table:table-cell table:style-name="ce116"/>
          <table:table-cell table:number-columns-repeated="3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56" table:formula="of:=-0.06*(([.A70]-1963)^2)+8.5*([.A70]-1963)+140" table:style-name="ce30">
            <text:p>440.6</text:p>
          </table:table-cell>
          <table:table-cell office:value-type="float" office:value="490.56" table:formula="of:=[.DR70]+50" table:style-name="ce41">
            <text:p>490.6</text:p>
          </table:table-cell>
          <table:table-cell office:value-type="float" office:value="390.56" table:formula="of:=[.DR70]-50" table:style-name="ce41">
            <text:p>390.6</text:p>
          </table:table-cell>
          <table:table-cell office:value-type="float" office:value="540.55999999999995" table:formula="of:=[.DR70]+100" table:style-name="ce41">
            <text:p>540.6</text:p>
          </table:table-cell>
          <table:table-cell office:value-type="float" office:value="340.56" table:formula="of:=[.DR70]-100" table:style-name="ce41">
            <text:p>340.6</text:p>
          </table:table-cell>
          <table:table-cell office:value-type="float" office:value="433.4" table:formula="of:=-0.025*(([.A70]-1963)^2)+5.5*([.A70]-1963)+175" table:style-name="ce30">
            <text:p>433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2" table:style-name="ce18">
            <text:p>2032</text:p>
          </table:table-cell>
          <table:table-cell office:value-type="float" office:value="48033534.852555975" table:style-name="ce14">
            <text:p>48033535</text:p>
          </table:table-cell>
          <table:table-cell office:value-type="float" office:value="14783361.233756999" table:style-name="ce40">
            <text:p>14783361</text:p>
          </table:table-cell>
          <table:table-cell office:value-type="float" office:value="24322962.627190996" table:style-name="ce40">
            <text:p>24322963</text:p>
          </table:table-cell>
          <table:table-cell table:style-name="ce100"/>
          <table:table-cell office:value-type="float" office:value="568590.81668296154" table:formula="of:=[.C71]/26" table:style-name="ce40">
            <text:p>568591</text:p>
          </table:table-cell>
          <table:table-cell office:value-type="float" office:value="284295.40834148077" table:formula="of:=[.F71]/2" table:style-name="ce40">
            <text:p>284295</text:p>
          </table:table-cell>
          <table:table-cell office:value-type="float" office:value="426443.11251222115" table:formula="of:=[.G71]*1.5" table:style-name="ce40">
            <text:p>426443</text:p>
          </table:table-cell>
          <table:table-cell office:value-type="float" office:value="541285.71918000001" table:style-name="ce40">
            <text:p>541286</text:p>
          </table:table-cell>
          <table:table-cell office:value-type="float" office:value="270642.85959000001" table:formula="of:=[.I71]/2" table:style-name="ce40">
            <text:p>270643</text:p>
          </table:table-cell>
          <table:table-cell office:value-type="float" office:value="552826.453094" table:style-name="ce40">
            <text:p>552826</text:p>
          </table:table-cell>
          <table:table-cell office:value-type="float" office:value="276413.226547" table:formula="of:=[.K71]/2" table:style-name="ce40">
            <text:p>276413</text:p>
          </table:table-cell>
          <table:table-cell office:value-type="float" office:value="700885.24506999995" table:style-name="ce40">
            <text:p>700885</text:p>
          </table:table-cell>
          <table:table-cell office:value-type="float" office:value="350442.62253499997" table:formula="of:=[.M71]/2" table:style-name="ce40">
            <text:p>350443</text:p>
          </table:table-cell>
          <table:table-cell table:style-name="ce40"/>
          <table:table-cell office:value-type="float" office:value="279411.95822429744" table:formula="of:=[.P70]*1.03" table:style-name="ce40">
            <text:p>279412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84000000000003" table:formula="of:=-0.06*(([.A71]-1963)^2)+8.5*([.A71]-1963)+140" table:style-name="ce30">
            <text:p>440.8</text:p>
          </table:table-cell>
          <table:table-cell office:value-type="float" office:value="490.84000000000003" table:formula="of:=[.DR71]+50" table:style-name="ce41">
            <text:p>490.8</text:p>
          </table:table-cell>
          <table:table-cell office:value-type="float" office:value="390.84000000000003" table:formula="of:=[.DR71]-50" table:style-name="ce41">
            <text:p>390.8</text:p>
          </table:table-cell>
          <table:table-cell office:value-type="float" office:value="540.84" table:formula="of:=[.DR71]+100" table:style-name="ce41">
            <text:p>540.8</text:p>
          </table:table-cell>
          <table:table-cell office:value-type="float" office:value="340.84000000000003" table:formula="of:=[.DR71]-100" table:style-name="ce41">
            <text:p>340.8</text:p>
          </table:table-cell>
          <table:table-cell office:value-type="float" office:value="435.47500000000002" table:formula="of:=-0.025*(([.A71]-1963)^2)+5.5*([.A71]-1963)+175" table:style-name="ce30">
            <text:p>435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3" table:style-name="ce18">
            <text:p>2033</text:p>
          </table:table-cell>
          <table:table-cell office:value-type="float" office:value="48142740.303703368" table:style-name="ce14">
            <text:p>48142740</text:p>
          </table:table-cell>
          <table:table-cell office:value-type="float" office:value="14758746.278947001" table:style-name="ce40">
            <text:p>14758746</text:p>
          </table:table-cell>
          <table:table-cell office:value-type="float" office:value="24328357.076685995" table:style-name="ce40">
            <text:p>24328357</text:p>
          </table:table-cell>
          <table:table-cell table:style-name="ce100"/>
          <table:table-cell office:value-type="float" office:value="567644.0876518077" table:formula="of:=[.C72]/26" table:style-name="ce40">
            <text:p>567644</text:p>
          </table:table-cell>
          <table:table-cell office:value-type="float" office:value="283822.04382590385" table:formula="of:=[.F72]/2" table:style-name="ce40">
            <text:p>283822</text:p>
          </table:table-cell>
          <table:table-cell office:value-type="float" office:value="425733.06573885574" table:formula="of:=[.G72]*1.5" table:style-name="ce40">
            <text:p>425733</text:p>
          </table:table-cell>
          <table:table-cell office:value-type="float" office:value="547262.77626399999" table:style-name="ce40">
            <text:p>547263</text:p>
          </table:table-cell>
          <table:table-cell office:value-type="float" office:value="273631.38813199999" table:formula="of:=[.I72]/2" table:style-name="ce40">
            <text:p>273631</text:p>
          </table:table-cell>
          <table:table-cell office:value-type="float" office:value="559843.03749799996" table:style-name="ce40">
            <text:p>559843</text:p>
          </table:table-cell>
          <table:table-cell office:value-type="float" office:value="279921.51874899998" table:formula="of:=[.K72]/2" table:style-name="ce40">
            <text:p>279922</text:p>
          </table:table-cell>
          <table:table-cell office:value-type="float" office:value="673963.80887900002" table:style-name="ce40">
            <text:p>673964</text:p>
          </table:table-cell>
          <table:table-cell office:value-type="float" office:value="336981.90443950001" table:formula="of:=[.M72]/2" table:style-name="ce40">
            <text:p>336982</text:p>
          </table:table-cell>
          <table:table-cell table:style-name="ce40"/>
          <table:table-cell office:value-type="float" office:value="287794.31697102636" table:formula="of:=[.P71]*1.03" table:style-name="ce40">
            <text:p>287794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2"/>
          <table:table-cell table:number-columns-repeated="5" table:style-name="ce46"/>
          <table:table-cell table:number-columns-repeated="10" table:style-name="ce101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1" table:formula="of:=-0.06*(([.A72]-1963)^2)+8.5*([.A72]-1963)+140" table:style-name="ce30">
            <text:p>441.0</text:p>
          </table:table-cell>
          <table:table-cell office:value-type="float" office:value="491" table:formula="of:=[.DR72]+50" table:style-name="ce41">
            <text:p>491.0</text:p>
          </table:table-cell>
          <table:table-cell office:value-type="float" office:value="391" table:formula="of:=[.DR72]-50" table:style-name="ce41">
            <text:p>391.0</text:p>
          </table:table-cell>
          <table:table-cell office:value-type="float" office:value="541" table:formula="of:=[.DR72]+100" table:style-name="ce41">
            <text:p>541.0</text:p>
          </table:table-cell>
          <table:table-cell office:value-type="float" office:value="341" table:formula="of:=[.DR72]-100" table:style-name="ce41">
            <text:p>341.0</text:p>
          </table:table-cell>
          <table:table-cell office:value-type="float" office:value="437.5" table:formula="of:=-0.025*(([.A72]-1963)^2)+5.5*([.A72]-1963)+175" table:style-name="ce30">
            <text:p>437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4" table:style-name="ce18">
            <text:p>2034</text:p>
          </table:table-cell>
          <table:table-cell office:value-type="float" office:value="48259785.798996463" table:style-name="ce14">
            <text:p>48259786</text:p>
          </table:table-cell>
          <table:table-cell office:value-type="float" office:value="14787697.648329997" table:style-name="ce40">
            <text:p>14787698</text:p>
          </table:table-cell>
          <table:table-cell office:value-type="float" office:value="24326446.930928998" table:style-name="ce40">
            <text:p>24326447</text:p>
          </table:table-cell>
          <table:table-cell table:style-name="ce100"/>
          <table:table-cell office:value-type="float" office:value="568757.60185884603" table:formula="of:=[.C73]/26" table:style-name="ce40">
            <text:p>568758</text:p>
          </table:table-cell>
          <table:table-cell office:value-type="float" office:value="284378.80092942301" table:formula="of:=[.F73]/2" table:style-name="ce40">
            <text:p>284379</text:p>
          </table:table-cell>
          <table:table-cell office:value-type="float" office:value="426568.20139413455" table:formula="of:=[.G73]*1.5" table:style-name="ce40">
            <text:p>426568</text:p>
          </table:table-cell>
          <table:table-cell office:value-type="float" office:value="569863.08283900004" table:style-name="ce40">
            <text:p>569863</text:p>
          </table:table-cell>
          <table:table-cell office:value-type="float" office:value="284931.54141950002" table:formula="of:=[.I73]/2" table:style-name="ce40">
            <text:p>284932</text:p>
          </table:table-cell>
          <table:table-cell office:value-type="float" office:value="550137.95979200001" table:style-name="ce40">
            <text:p>550138</text:p>
          </table:table-cell>
          <table:table-cell office:value-type="float" office:value="275068.979896" table:formula="of:=[.K73]/2" table:style-name="ce40">
            <text:p>275069</text:p>
          </table:table-cell>
          <table:table-cell office:value-type="float" office:value="642334.66037599999" table:style-name="ce40">
            <text:p>642335</text:p>
          </table:table-cell>
          <table:table-cell office:value-type="float" office:value="321167.33018799999" table:formula="of:=[.M73]/2" table:style-name="ce40">
            <text:p>321167</text:p>
          </table:table-cell>
          <table:table-cell table:style-name="ce40"/>
          <table:table-cell office:value-type="float" office:value="296428.14648015716" table:formula="of:=[.P72]*1.03" table:style-name="ce40">
            <text:p>296428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5"/>
          <table:table-cell table:number-columns-repeated="5" table:style-name="ce46"/>
          <table:table-cell table:number-columns-repeated="10" table:style-name="ce101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1.04" table:formula="of:=-0.06*(([.A73]-1963)^2)+8.5*([.A73]-1963)+140" table:style-name="ce30">
            <text:p>441.0</text:p>
          </table:table-cell>
          <table:table-cell office:value-type="float" office:value="491.04" table:formula="of:=[.DR73]+50" table:style-name="ce41">
            <text:p>491.0</text:p>
          </table:table-cell>
          <table:table-cell office:value-type="float" office:value="391.04" table:formula="of:=[.DR73]-50" table:style-name="ce41">
            <text:p>391.0</text:p>
          </table:table-cell>
          <table:table-cell office:value-type="float" office:value="541.04" table:formula="of:=[.DR73]+100" table:style-name="ce41">
            <text:p>541.0</text:p>
          </table:table-cell>
          <table:table-cell office:value-type="float" office:value="341.04" table:formula="of:=[.DR73]-100" table:style-name="ce41">
            <text:p>341.0</text:p>
          </table:table-cell>
          <table:table-cell office:value-type="float" office:value="439.47500000000002" table:formula="of:=-0.025*(([.A73]-1963)^2)+5.5*([.A73]-1963)+175" table:style-name="ce30">
            <text:p>439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5" table:style-name="ce18">
            <text:p>2035</text:p>
          </table:table-cell>
          <table:table-cell office:value-type="float" office:value="48381047.466654271" table:style-name="ce14">
            <text:p>48381047</text:p>
          </table:table-cell>
          <table:table-cell office:value-type="float" office:value="14829571.839248" table:style-name="ce40">
            <text:p>14829572</text:p>
          </table:table-cell>
          <table:table-cell office:value-type="float" office:value="24280691.389219996" table:style-name="ce40">
            <text:p>24280691</text:p>
          </table:table-cell>
          <table:table-cell table:style-name="ce100"/>
          <table:table-cell office:value-type="float" office:value="570368.14766338456" table:formula="of:=[.C74]/26" table:style-name="ce40">
            <text:p>570368</text:p>
          </table:table-cell>
          <table:table-cell office:value-type="float" office:value="285184.07383169228" table:formula="of:=[.F74]/2" table:style-name="ce40">
            <text:p>285184</text:p>
          </table:table-cell>
          <table:table-cell office:value-type="float" office:value="427776.11074753839" table:formula="of:=[.G74]*1.5" table:style-name="ce40">
            <text:p>427776</text:p>
          </table:table-cell>
          <table:table-cell office:value-type="float" office:value="583682.82952300005" table:style-name="ce40">
            <text:p>583683</text:p>
          </table:table-cell>
          <table:table-cell office:value-type="float" office:value="291841.41476150003" table:formula="of:=[.I74]/2" table:style-name="ce40">
            <text:p>291841</text:p>
          </table:table-cell>
          <table:table-cell office:value-type="float" office:value="538417.16963300004" table:style-name="ce40">
            <text:p>538417</text:p>
          </table:table-cell>
          <table:table-cell office:value-type="float" office:value="269208.58481650002" table:formula="of:=[.K74]/2" table:style-name="ce40">
            <text:p>269209</text:p>
          </table:table-cell>
          <table:table-cell office:value-type="float" office:value="626364.595462" table:style-name="ce40">
            <text:p>626365</text:p>
          </table:table-cell>
          <table:table-cell office:value-type="float" office:value="313182.297731" table:formula="of:=[.M74]/2" table:style-name="ce40">
            <text:p>313182</text:p>
          </table:table-cell>
          <table:table-cell table:style-name="ce40"/>
          <table:table-cell office:value-type="float" office:value="305320.99087456189" table:formula="of:=[.P73]*1.03" table:style-name="ce40">
            <text:p>305321</text:p>
          </table:table-cell>
          <table:table-cell table:style-name="ce11"/>
          <table:table-cell table:style-name="ce13"/>
          <table:table-cell table:style-name="ce41"/>
          <table:table-cell table:number-columns-repeated="2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style-name="ce35"/>
          <table:table-cell table:number-columns-repeated="5" table:style-name="ce46"/>
          <table:table-cell table:number-columns-repeated="10" table:style-name="ce101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4" table:style-name="ce116"/>
          <table:table-cell table:number-columns-repeated="2" table:style-name="ce22"/>
          <table:table-cell table:style-name="ce30"/>
          <table:table-cell table:style-name="ce22"/>
          <table:table-cell table:number-columns-repeated="3" table:style-name="ce119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96000000000004" table:formula="of:=-0.06*(([.A74]-1963)^2)+8.5*([.A74]-1963)+140" table:style-name="ce30">
            <text:p>441.0</text:p>
          </table:table-cell>
          <table:table-cell office:value-type="float" office:value="490.96000000000004" table:formula="of:=[.DR74]+50" table:style-name="ce41">
            <text:p>491.0</text:p>
          </table:table-cell>
          <table:table-cell office:value-type="float" office:value="390.96000000000004" table:formula="of:=[.DR74]-50" table:style-name="ce41">
            <text:p>391.0</text:p>
          </table:table-cell>
          <table:table-cell office:value-type="float" office:value="540.96" table:formula="of:=[.DR74]+100" table:style-name="ce41">
            <text:p>541.0</text:p>
          </table:table-cell>
          <table:table-cell office:value-type="float" office:value="340.96000000000004" table:formula="of:=[.DR74]-100" table:style-name="ce41">
            <text:p>341.0</text:p>
          </table:table-cell>
          <table:table-cell office:value-type="float" office:value="441.4" table:formula="of:=-0.025*(([.A74]-1963)^2)+5.5*([.A74]-1963)+175" table:style-name="ce30">
            <text:p>441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6" table:style-name="ce18">
            <text:p>2036</text:p>
          </table:table-cell>
          <table:table-cell office:value-type="float" office:value="48503785.095665723" table:style-name="ce14">
            <text:p>48503785</text:p>
          </table:table-cell>
          <table:table-cell office:value-type="float" office:value="14882895.773574" table:style-name="ce40">
            <text:p>14882896</text:p>
          </table:table-cell>
          <table:table-cell office:value-type="float" office:value="24194693.668230999" table:style-name="ce40">
            <text:p>24194694</text:p>
          </table:table-cell>
          <table:table-cell table:style-name="ce100"/>
          <table:table-cell office:value-type="float" office:value="572419.06821438461" table:formula="of:=[.C75]/26" table:style-name="ce40">
            <text:p>572419</text:p>
          </table:table-cell>
          <table:table-cell office:value-type="float" office:value="286209.5341071923" table:formula="of:=[.F75]/2" table:style-name="ce40">
            <text:p>286210</text:p>
          </table:table-cell>
          <table:table-cell office:value-type="float" office:value="429314.30116078845" table:formula="of:=[.G75]*1.5" table:style-name="ce40">
            <text:p>429314</text:p>
          </table:table-cell>
          <table:table-cell office:value-type="float" office:value="594269.732158" table:style-name="ce40">
            <text:p>594270</text:p>
          </table:table-cell>
          <table:table-cell office:value-type="float" office:value="297134.866079" table:formula="of:=[.I75]/2" table:style-name="ce40">
            <text:p>297135</text:p>
          </table:table-cell>
          <table:table-cell office:value-type="float" office:value="537284.04368300003" table:style-name="ce40">
            <text:p>537284</text:p>
          </table:table-cell>
          <table:table-cell office:value-type="float" office:value="268642.02184150001" table:formula="of:=[.K75]/2" table:style-name="ce40">
            <text:p>268642</text:p>
          </table:table-cell>
          <table:table-cell office:value-type="float" office:value="608319.40208499995" table:style-name="ce40">
            <text:p>608319</text:p>
          </table:table-cell>
          <table:table-cell office:value-type="float" office:value="304159.70104249998" table:formula="of:=[.M75]/2" table:style-name="ce40">
            <text:p>304160</text:p>
          </table:table-cell>
          <table:table-cell table:style-name="ce40"/>
          <table:table-cell office:value-type="float" office:value="314480.62060079875" table:formula="of:=[.P74]*1.03" table:style-name="ce40">
            <text:p>314481</text:p>
          </table:table-cell>
          <table:table-cell table:style-name="ce35"/>
          <table:table-cell table:style-name="ce13"/>
          <table:table-cell table:style-name="ce41"/>
          <table:table-cell table:number-columns-repeated="2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40.76" table:formula="of:=-0.06*(([.A75]-1963)^2)+8.5*([.A75]-1963)+140" table:style-name="ce30">
            <text:p>440.8</text:p>
          </table:table-cell>
          <table:table-cell office:value-type="float" office:value="490.76" table:formula="of:=[.DR75]+50" table:style-name="ce41">
            <text:p>490.8</text:p>
          </table:table-cell>
          <table:table-cell office:value-type="float" office:value="390.76" table:formula="of:=[.DR75]-50" table:style-name="ce41">
            <text:p>390.8</text:p>
          </table:table-cell>
          <table:table-cell office:value-type="float" office:value="540.76" table:formula="of:=[.DR75]+100" table:style-name="ce41">
            <text:p>540.8</text:p>
          </table:table-cell>
          <table:table-cell office:value-type="float" office:value="340.76" table:formula="of:=[.DR75]-100" table:style-name="ce41">
            <text:p>340.8</text:p>
          </table:table-cell>
          <table:table-cell office:value-type="float" office:value="443.27499999999998" table:formula="of:=-0.025*(([.A75]-1963)^2)+5.5*([.A75]-1963)+175" table:style-name="ce30">
            <text:p>443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7" table:style-name="ce18">
            <text:p>2037</text:p>
          </table:table-cell>
          <table:table-cell office:value-type="float" office:value="48627701.326035887" table:style-name="ce14">
            <text:p>48627701</text:p>
          </table:table-cell>
          <table:table-cell office:value-type="float" office:value="14954760.163189" table:style-name="ce40">
            <text:p>14954760</text:p>
          </table:table-cell>
          <table:table-cell office:value-type="float" office:value="24089840.583192002" table:style-name="ce40">
            <text:p>24089841</text:p>
          </table:table-cell>
          <table:table-cell table:style-name="ce100"/>
          <table:table-cell office:value-type="float" office:value="575183.08319957694" table:formula="of:=[.C76]/26" table:style-name="ce40">
            <text:p>575183</text:p>
          </table:table-cell>
          <table:table-cell office:value-type="float" office:value="287591.54159978847" table:formula="of:=[.F76]/2" table:style-name="ce40">
            <text:p>287592</text:p>
          </table:table-cell>
          <table:table-cell office:value-type="float" office:value="431387.31239968271" table:formula="of:=[.G76]*1.5" table:style-name="ce40">
            <text:p>431387</text:p>
          </table:table-cell>
          <table:table-cell office:value-type="float" office:value="609334.76270700002" table:style-name="ce40">
            <text:p>609335</text:p>
          </table:table-cell>
          <table:table-cell office:value-type="float" office:value="304667.38135350001" table:formula="of:=[.I76]/2" table:style-name="ce40">
            <text:p>304667</text:p>
          </table:table-cell>
          <table:table-cell office:value-type="float" office:value="542303.42929700005" table:style-name="ce40">
            <text:p>542303</text:p>
          </table:table-cell>
          <table:table-cell office:value-type="float" office:value="271151.71464850003" table:formula="of:=[.K76]/2" table:style-name="ce40">
            <text:p>271152</text:p>
          </table:table-cell>
          <table:table-cell office:value-type="float" office:value="593674.78396799997" table:style-name="ce40">
            <text:p>593675</text:p>
          </table:table-cell>
          <table:table-cell office:value-type="float" office:value="296837.39198399999" table:formula="of:=[.M76]/2" table:style-name="ce40">
            <text:p>296837</text:p>
          </table:table-cell>
          <table:table-cell table:style-name="ce40"/>
          <table:table-cell office:value-type="float" office:value="323915.03921882273" table:formula="of:=[.P75]*1.03" table:style-name="ce40">
            <text:p>323915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40.44" table:formula="of:=-0.06*(([.A76]-1963)^2)+8.5*([.A76]-1963)+140" table:style-name="ce30">
            <text:p>440.4</text:p>
          </table:table-cell>
          <table:table-cell office:value-type="float" office:value="490.44" table:formula="of:=[.DR76]+50" table:style-name="ce41">
            <text:p>490.4</text:p>
          </table:table-cell>
          <table:table-cell office:value-type="float" office:value="390.44" table:formula="of:=[.DR76]-50" table:style-name="ce41">
            <text:p>390.4</text:p>
          </table:table-cell>
          <table:table-cell office:value-type="float" office:value="540.44000000000005" table:formula="of:=[.DR76]+100" table:style-name="ce41">
            <text:p>540.4</text:p>
          </table:table-cell>
          <table:table-cell office:value-type="float" office:value="340.44" table:formula="of:=[.DR76]-100" table:style-name="ce41">
            <text:p>340.4</text:p>
          </table:table-cell>
          <table:table-cell office:value-type="float" office:value="445.1" table:formula="of:=-0.025*(([.A76]-1963)^2)+5.5*([.A76]-1963)+175" table:style-name="ce30">
            <text:p>445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8" table:style-name="ce18">
            <text:p>2038</text:p>
          </table:table-cell>
          <table:table-cell office:value-type="float" office:value="48752553.429691613" table:style-name="ce14">
            <text:p>48752553</text:p>
          </table:table-cell>
          <table:table-cell office:value-type="float" office:value="15029028.105377" table:style-name="ce40">
            <text:p>15029028</text:p>
          </table:table-cell>
          <table:table-cell office:value-type="float" office:value="23962663.233704001" table:style-name="ce40">
            <text:p>23962663</text:p>
          </table:table-cell>
          <table:table-cell table:style-name="ce100"/>
          <table:table-cell office:value-type="float" office:value="578039.54251449998" table:formula="of:=[.C77]/26" table:style-name="ce40">
            <text:p>578040</text:p>
          </table:table-cell>
          <table:table-cell office:value-type="float" office:value="289019.77125724999" table:formula="of:=[.F77]/2" table:style-name="ce40">
            <text:p>289020</text:p>
          </table:table-cell>
          <table:table-cell office:value-type="float" office:value="433529.65688587498" table:formula="of:=[.G77]*1.5" table:style-name="ce40">
            <text:p>433530</text:p>
          </table:table-cell>
          <table:table-cell office:value-type="float" office:value="617660.20342499996" table:style-name="ce40">
            <text:p>617660</text:p>
          </table:table-cell>
          <table:table-cell office:value-type="float" office:value="308830.10171249998" table:formula="of:=[.I77]/2" table:style-name="ce40">
            <text:p>308830</text:p>
          </table:table-cell>
          <table:table-cell office:value-type="float" office:value="550740.32585400005" table:style-name="ce40">
            <text:p>550740</text:p>
          </table:table-cell>
          <table:table-cell office:value-type="float" office:value="275370.16292700003" table:formula="of:=[.K77]/2" table:style-name="ce40">
            <text:p>275370</text:p>
          </table:table-cell>
          <table:table-cell office:value-type="float" office:value="584560.39363900002" table:style-name="ce40">
            <text:p>584560</text:p>
          </table:table-cell>
          <table:table-cell office:value-type="float" office:value="292280.19681950001" table:formula="of:=[.M77]/2" table:style-name="ce40">
            <text:p>292280</text:p>
          </table:table-cell>
          <table:table-cell table:style-name="ce40"/>
          <table:table-cell office:value-type="float" office:value="333632.4903953874" table:formula="of:=[.P76]*1.03" table:style-name="ce40">
            <text:p>333632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40" table:formula="of:=-0.06*(([.A77]-1963)^2)+8.5*([.A77]-1963)+140" table:style-name="ce30">
            <text:p>440.0</text:p>
          </table:table-cell>
          <table:table-cell office:value-type="float" office:value="490" table:formula="of:=[.DR77]+50" table:style-name="ce41">
            <text:p>490.0</text:p>
          </table:table-cell>
          <table:table-cell office:value-type="float" office:value="390" table:formula="of:=[.DR77]-50" table:style-name="ce41">
            <text:p>390.0</text:p>
          </table:table-cell>
          <table:table-cell office:value-type="float" office:value="540" table:formula="of:=[.DR77]+100" table:style-name="ce41">
            <text:p>540.0</text:p>
          </table:table-cell>
          <table:table-cell office:value-type="float" office:value="340" table:formula="of:=[.DR77]-100" table:style-name="ce41">
            <text:p>340.0</text:p>
          </table:table-cell>
          <table:table-cell office:value-type="float" office:value="446.875" table:formula="of:=-0.025*(([.A77]-1963)^2)+5.5*([.A77]-1963)+175" table:style-name="ce30">
            <text:p>446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39" table:style-name="ce18">
            <text:p>2039</text:p>
          </table:table-cell>
          <table:table-cell office:value-type="float" office:value="48877868.11065834" table:style-name="ce14">
            <text:p>48877868</text:p>
          </table:table-cell>
          <table:table-cell office:value-type="float" office:value="15093518.648398999" table:style-name="ce40">
            <text:p>15093519</text:p>
          </table:table-cell>
          <table:table-cell office:value-type="float" office:value="23826119.269831996" table:style-name="ce40">
            <text:p>23826119</text:p>
          </table:table-cell>
          <table:table-cell table:style-name="ce100"/>
          <table:table-cell office:value-type="float" office:value="580519.94801534608" table:formula="of:=[.C78]/26" table:style-name="ce40">
            <text:p>580520</text:p>
          </table:table-cell>
          <table:table-cell office:value-type="float" office:value="290259.97400767304" table:formula="of:=[.F78]/2" table:style-name="ce40">
            <text:p>290260</text:p>
          </table:table-cell>
          <table:table-cell office:value-type="float" office:value="435389.96101150953" table:formula="of:=[.G78]*1.5" table:style-name="ce40">
            <text:p>435390</text:p>
          </table:table-cell>
          <table:table-cell office:value-type="float" office:value="639491.91223799996" table:style-name="ce40">
            <text:p>639492</text:p>
          </table:table-cell>
          <table:table-cell office:value-type="float" office:value="319745.95611899998" table:formula="of:=[.I78]/2" table:style-name="ce40">
            <text:p>319746</text:p>
          </table:table-cell>
          <table:table-cell office:value-type="float" office:value="552444.51035999996" table:style-name="ce40">
            <text:p>552445</text:p>
          </table:table-cell>
          <table:table-cell office:value-type="float" office:value="276222.25517999998" table:formula="of:=[.K78]/2" table:style-name="ce40">
            <text:p>276222</text:p>
          </table:table-cell>
          <table:table-cell office:value-type="float" office:value="581838.15139000001" table:style-name="ce40">
            <text:p>581838</text:p>
          </table:table-cell>
          <table:table-cell office:value-type="float" office:value="290919.07569500001" table:formula="of:=[.M78]/2" table:style-name="ce40">
            <text:p>290919</text:p>
          </table:table-cell>
          <table:table-cell table:style-name="ce40"/>
          <table:table-cell office:value-type="float" office:value="343641.46510724904" table:formula="of:=[.P77]*1.03" table:style-name="ce40">
            <text:p>343641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9.44" table:formula="of:=-0.06*(([.A78]-1963)^2)+8.5*([.A78]-1963)+140" table:style-name="ce30">
            <text:p>439.4</text:p>
          </table:table-cell>
          <table:table-cell office:value-type="float" office:value="489.44" table:formula="of:=[.DR78]+50" table:style-name="ce41">
            <text:p>489.4</text:p>
          </table:table-cell>
          <table:table-cell office:value-type="float" office:value="389.44" table:formula="of:=[.DR78]-50" table:style-name="ce41">
            <text:p>389.4</text:p>
          </table:table-cell>
          <table:table-cell office:value-type="float" office:value="539.44000000000005" table:formula="of:=[.DR78]+100" table:style-name="ce41">
            <text:p>539.4</text:p>
          </table:table-cell>
          <table:table-cell office:value-type="float" office:value="339.44" table:formula="of:=[.DR78]-100" table:style-name="ce41">
            <text:p>339.4</text:p>
          </table:table-cell>
          <table:table-cell office:value-type="float" office:value="448.6" table:formula="of:=-0.025*(([.A78]-1963)^2)+5.5*([.A78]-1963)+175" table:style-name="ce30">
            <text:p>448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0" table:style-name="ce18">
            <text:p>2040</text:p>
          </table:table-cell>
          <table:table-cell office:value-type="float" office:value="49002929.918841965" table:style-name="ce14">
            <text:p>49002930</text:p>
          </table:table-cell>
          <table:table-cell office:value-type="float" office:value="15169158.629735995" table:style-name="ce40">
            <text:p>15169159</text:p>
          </table:table-cell>
          <table:table-cell office:value-type="float" office:value="23703713.680015005" table:style-name="ce40">
            <text:p>23703714</text:p>
          </table:table-cell>
          <table:table-cell table:style-name="ce100"/>
          <table:table-cell office:value-type="float" office:value="583429.17806676903" table:formula="of:=[.C79]/26" table:style-name="ce40">
            <text:p>583429</text:p>
          </table:table-cell>
          <table:table-cell office:value-type="float" office:value="291714.58903338452" table:formula="of:=[.F79]/2" table:style-name="ce40">
            <text:p>291715</text:p>
          </table:table-cell>
          <table:table-cell office:value-type="float" office:value="437571.88355007675" table:formula="of:=[.G79]*1.5" table:style-name="ce40">
            <text:p>437572</text:p>
          </table:table-cell>
          <table:table-cell office:value-type="float" office:value="618982.15285199997" table:style-name="ce40">
            <text:p>618982</text:p>
          </table:table-cell>
          <table:table-cell office:value-type="float" office:value="309491.07642599999" table:formula="of:=[.I79]/2" table:style-name="ce40">
            <text:p>309491</text:p>
          </table:table-cell>
          <table:table-cell office:value-type="float" office:value="568977.81809800002" table:style-name="ce40">
            <text:p>568978</text:p>
          </table:table-cell>
          <table:table-cell office:value-type="float" office:value="284488.90904900001" table:formula="of:=[.K79]/2" table:style-name="ce40">
            <text:p>284489</text:p>
          </table:table-cell>
          <table:table-cell office:value-type="float" office:value="577653.51198800001" table:style-name="ce40">
            <text:p>577654</text:p>
          </table:table-cell>
          <table:table-cell office:value-type="float" office:value="288826.75599400001" table:formula="of:=[.M79]/2" table:style-name="ce40">
            <text:p>288827</text:p>
          </table:table-cell>
          <table:table-cell table:style-name="ce40"/>
          <table:table-cell office:value-type="float" office:value="353950.7090604665" table:formula="of:=[.P78]*1.03" table:style-name="ce40">
            <text:p>353951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8.76" table:formula="of:=-0.06*(([.A79]-1963)^2)+8.5*([.A79]-1963)+140" table:style-name="ce30">
            <text:p>438.8</text:p>
          </table:table-cell>
          <table:table-cell office:value-type="float" office:value="488.76" table:formula="of:=[.DR79]+50" table:style-name="ce41">
            <text:p>488.8</text:p>
          </table:table-cell>
          <table:table-cell office:value-type="float" office:value="388.76" table:formula="of:=[.DR79]-50" table:style-name="ce41">
            <text:p>388.8</text:p>
          </table:table-cell>
          <table:table-cell office:value-type="float" office:value="538.76" table:formula="of:=[.DR79]+100" table:style-name="ce41">
            <text:p>538.8</text:p>
          </table:table-cell>
          <table:table-cell office:value-type="float" office:value="338.76" table:formula="of:=[.DR79]-100" table:style-name="ce41">
            <text:p>338.8</text:p>
          </table:table-cell>
          <table:table-cell office:value-type="float" office:value="450.27499999999998" table:formula="of:=-0.025*(([.A79]-1963)^2)+5.5*([.A79]-1963)+175" table:style-name="ce30">
            <text:p>450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1" table:style-name="ce18">
            <text:p>2041</text:p>
          </table:table-cell>
          <table:table-cell office:value-type="float" office:value="49126151.839667745" table:style-name="ce14">
            <text:p>49126152</text:p>
          </table:table-cell>
          <table:table-cell office:value-type="float" office:value="15246490.584249001" table:style-name="ce40">
            <text:p>15246491</text:p>
          </table:table-cell>
          <table:table-cell office:value-type="float" office:value="23607183.798223" table:style-name="ce40">
            <text:p>23607184</text:p>
          </table:table-cell>
          <table:table-cell table:style-name="ce100"/>
          <table:table-cell office:value-type="float" office:value="586403.48400957696" table:formula="of:=[.C80]/26" table:style-name="ce40">
            <text:p>586403</text:p>
          </table:table-cell>
          <table:table-cell office:value-type="float" office:value="293201.74200478848" table:formula="of:=[.F80]/2" table:style-name="ce40">
            <text:p>293202</text:p>
          </table:table-cell>
          <table:table-cell office:value-type="float" office:value="439802.61300718272" table:formula="of:=[.G80]*1.5" table:style-name="ce40">
            <text:p>439803</text:p>
          </table:table-cell>
          <table:table-cell office:value-type="float" office:value="613338.11364200001" table:style-name="ce40">
            <text:p>613338</text:p>
          </table:table-cell>
          <table:table-cell office:value-type="float" office:value="306669.05682100001" table:formula="of:=[.I80]/2" table:style-name="ce40">
            <text:p>306669</text:p>
          </table:table-cell>
          <table:table-cell office:value-type="float" office:value="583919.06793200003" table:style-name="ce40">
            <text:p>583919</text:p>
          </table:table-cell>
          <table:table-cell office:value-type="float" office:value="291959.53396600002" table:formula="of:=[.K80]/2" table:style-name="ce40">
            <text:p>291960</text:p>
          </table:table-cell>
          <table:table-cell office:value-type="float" office:value="574622.97465999995" table:style-name="ce40">
            <text:p>574623</text:p>
          </table:table-cell>
          <table:table-cell office:value-type="float" office:value="287311.48732999997" table:formula="of:=[.M80]/2" table:style-name="ce40">
            <text:p>287311</text:p>
          </table:table-cell>
          <table:table-cell table:style-name="ce40"/>
          <table:table-cell office:value-type="float" office:value="364569.23033228051" table:formula="of:=[.P79]*1.03" table:style-name="ce40">
            <text:p>364569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7.96000000000004" table:formula="of:=-0.06*(([.A80]-1963)^2)+8.5*([.A80]-1963)+140" table:style-name="ce30">
            <text:p>438.0</text:p>
          </table:table-cell>
          <table:table-cell office:value-type="float" office:value="487.96000000000004" table:formula="of:=[.DR80]+50" table:style-name="ce41">
            <text:p>488.0</text:p>
          </table:table-cell>
          <table:table-cell office:value-type="float" office:value="387.96000000000004" table:formula="of:=[.DR80]-50" table:style-name="ce41">
            <text:p>388.0</text:p>
          </table:table-cell>
          <table:table-cell office:value-type="float" office:value="537.96" table:formula="of:=[.DR80]+100" table:style-name="ce41">
            <text:p>538.0</text:p>
          </table:table-cell>
          <table:table-cell office:value-type="float" office:value="337.96000000000004" table:formula="of:=[.DR80]-100" table:style-name="ce41">
            <text:p>338.0</text:p>
          </table:table-cell>
          <table:table-cell office:value-type="float" office:value="451.9" table:formula="of:=-0.025*(([.A80]-1963)^2)+5.5*([.A80]-1963)+175" table:style-name="ce30">
            <text:p>451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2" table:style-name="ce18">
            <text:p>2042</text:p>
          </table:table-cell>
          <table:table-cell office:value-type="float" office:value="49247167.391090572" table:style-name="ce14">
            <text:p>49247167</text:p>
          </table:table-cell>
          <table:table-cell office:value-type="float" office:value="15321019.512600997" table:style-name="ce40">
            <text:p>15321020</text:p>
          </table:table-cell>
          <table:table-cell office:value-type="float" office:value="23521940.705155998" table:style-name="ce40">
            <text:p>23521941</text:p>
          </table:table-cell>
          <table:table-cell table:style-name="ce100"/>
          <table:table-cell office:value-type="float" office:value="589269.9812538845" table:formula="of:=[.C81]/26" table:style-name="ce40">
            <text:p>589270</text:p>
          </table:table-cell>
          <table:table-cell office:value-type="float" office:value="294634.99062694225" table:formula="of:=[.F81]/2" table:style-name="ce40">
            <text:p>294635</text:p>
          </table:table-cell>
          <table:table-cell office:value-type="float" office:value="441952.48594041337" table:formula="of:=[.G81]*1.5" table:style-name="ce40">
            <text:p>441952</text:p>
          </table:table-cell>
          <table:table-cell office:value-type="float" office:value="612730.43044999999" table:style-name="ce40">
            <text:p>612730</text:p>
          </table:table-cell>
          <table:table-cell office:value-type="float" office:value="306365.21522499999" table:formula="of:=[.I81]/2" table:style-name="ce40">
            <text:p>306365</text:p>
          </table:table-cell>
          <table:table-cell office:value-type="float" office:value="589991.54116699996" table:style-name="ce40">
            <text:p>589992</text:p>
          </table:table-cell>
          <table:table-cell office:value-type="float" office:value="294995.77058349998" table:formula="of:=[.K81]/2" table:style-name="ce40">
            <text:p>294996</text:p>
          </table:table-cell>
          <table:table-cell office:value-type="float" office:value="573000.78647000005" table:style-name="ce40">
            <text:p>573001</text:p>
          </table:table-cell>
          <table:table-cell office:value-type="float" office:value="286500.39323500003" table:formula="of:=[.M81]/2" table:style-name="ce40">
            <text:p>286500</text:p>
          </table:table-cell>
          <table:table-cell table:style-name="ce40"/>
          <table:table-cell office:value-type="float" office:value="375506.30724224891" table:formula="of:=[.P80]*1.03" table:style-name="ce40">
            <text:p>37550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7.04" table:formula="of:=-0.06*(([.A81]-1963)^2)+8.5*([.A81]-1963)+140" table:style-name="ce30">
            <text:p>437.0</text:p>
          </table:table-cell>
          <table:table-cell office:value-type="float" office:value="487.04" table:formula="of:=[.DR81]+50" table:style-name="ce41">
            <text:p>487.0</text:p>
          </table:table-cell>
          <table:table-cell office:value-type="float" office:value="387.04" table:formula="of:=[.DR81]-50" table:style-name="ce41">
            <text:p>387.0</text:p>
          </table:table-cell>
          <table:table-cell office:value-type="float" office:value="537.04" table:formula="of:=[.DR81]+100" table:style-name="ce41">
            <text:p>537.0</text:p>
          </table:table-cell>
          <table:table-cell office:value-type="float" office:value="337.04" table:formula="of:=[.DR81]-100" table:style-name="ce41">
            <text:p>337.0</text:p>
          </table:table-cell>
          <table:table-cell office:value-type="float" office:value="453.47500000000002" table:formula="of:=-0.025*(([.A81]-1963)^2)+5.5*([.A81]-1963)+175" table:style-name="ce30">
            <text:p>453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3" table:style-name="ce18">
            <text:p>2043</text:p>
          </table:table-cell>
          <table:table-cell office:value-type="float" office:value="49364737.686195284" table:style-name="ce14">
            <text:p>49364738</text:p>
          </table:table-cell>
          <table:table-cell office:value-type="float" office:value="15381511.786623001" table:style-name="ce40">
            <text:p>15381512</text:p>
          </table:table-cell>
          <table:table-cell office:value-type="float" office:value="23448381.566708997" table:style-name="ce40">
            <text:p>23448382</text:p>
          </table:table-cell>
          <table:table-cell table:style-name="ce100"/>
          <table:table-cell office:value-type="float" office:value="591596.60717780772" table:formula="of:=[.C82]/26" table:style-name="ce40">
            <text:p>591597</text:p>
          </table:table-cell>
          <table:table-cell office:value-type="float" office:value="295798.30358890386" table:formula="of:=[.F82]/2" table:style-name="ce40">
            <text:p>295798</text:p>
          </table:table-cell>
          <table:table-cell office:value-type="float" office:value="443697.45538335579" table:formula="of:=[.G82]*1.5" table:style-name="ce40">
            <text:p>443697</text:p>
          </table:table-cell>
          <table:table-cell office:value-type="float" office:value="599797.708109" table:style-name="ce40">
            <text:p>599798</text:p>
          </table:table-cell>
          <table:table-cell office:value-type="float" office:value="299898.8540545" table:formula="of:=[.I82]/2" table:style-name="ce40">
            <text:p>299899</text:p>
          </table:table-cell>
          <table:table-cell office:value-type="float" office:value="597351.37133600004" table:style-name="ce40">
            <text:p>597351</text:p>
          </table:table-cell>
          <table:table-cell office:value-type="float" office:value="298675.68566800002" table:formula="of:=[.K82]/2" table:style-name="ce40">
            <text:p>298676</text:p>
          </table:table-cell>
          <table:table-cell office:value-type="float" office:value="580118.29448499996" table:style-name="ce40">
            <text:p>580118</text:p>
          </table:table-cell>
          <table:table-cell office:value-type="float" office:value="290059.14724249998" table:formula="of:=[.M82]/2" table:style-name="ce40">
            <text:p>290059</text:p>
          </table:table-cell>
          <table:table-cell table:style-name="ce40"/>
          <table:table-cell office:value-type="float" office:value="386771.49645951641" table:formula="of:=[.P81]*1.03" table:style-name="ce40">
            <text:p>386771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6" table:formula="of:=-0.06*(([.A82]-1963)^2)+8.5*([.A82]-1963)+140" table:style-name="ce30">
            <text:p>436.0</text:p>
          </table:table-cell>
          <table:table-cell office:value-type="float" office:value="486" table:formula="of:=[.DR82]+50" table:style-name="ce41">
            <text:p>486.0</text:p>
          </table:table-cell>
          <table:table-cell office:value-type="float" office:value="386" table:formula="of:=[.DR82]-50" table:style-name="ce41">
            <text:p>386.0</text:p>
          </table:table-cell>
          <table:table-cell office:value-type="float" office:value="536" table:formula="of:=[.DR82]+100" table:style-name="ce41">
            <text:p>536.0</text:p>
          </table:table-cell>
          <table:table-cell office:value-type="float" office:value="336" table:formula="of:=[.DR82]-100" table:style-name="ce41">
            <text:p>336.0</text:p>
          </table:table-cell>
          <table:table-cell office:value-type="float" office:value="455" table:formula="of:=-0.025*(([.A82]-1963)^2)+5.5*([.A82]-1963)+175" table:style-name="ce30">
            <text:p>455.0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4" table:style-name="ce18">
            <text:p>2044</text:p>
          </table:table-cell>
          <table:table-cell office:value-type="float" office:value="49477578.420258403" table:style-name="ce14">
            <text:p>49477578</text:p>
          </table:table-cell>
          <table:table-cell office:value-type="float" office:value="15416632.274981001" table:style-name="ce40">
            <text:p>15416632</text:p>
          </table:table-cell>
          <table:table-cell office:value-type="float" office:value="23380553.379594009" table:style-name="ce40">
            <text:p>23380553</text:p>
          </table:table-cell>
          <table:table-cell table:style-name="ce100"/>
          <table:table-cell office:value-type="float" office:value="592947.39519157703" table:formula="of:=[.C83]/26" table:style-name="ce40">
            <text:p>592947</text:p>
          </table:table-cell>
          <table:table-cell office:value-type="float" office:value="296473.69759578852" table:formula="of:=[.F83]/2" table:style-name="ce40">
            <text:p>296474</text:p>
          </table:table-cell>
          <table:table-cell office:value-type="float" office:value="444710.54639368277" table:formula="of:=[.G83]*1.5" table:style-name="ce40">
            <text:p>444711</text:p>
          </table:table-cell>
          <table:table-cell office:value-type="float" office:value="580320.59249299997" table:style-name="ce40">
            <text:p>580321</text:p>
          </table:table-cell>
          <table:table-cell office:value-type="float" office:value="290160.29624649999" table:formula="of:=[.I83]/2" table:style-name="ce40">
            <text:p>290160</text:p>
          </table:table-cell>
          <table:table-cell office:value-type="float" office:value="619978.41002299997" table:style-name="ce40">
            <text:p>619978</text:p>
          </table:table-cell>
          <table:table-cell office:value-type="float" office:value="309989.20501149999" table:formula="of:=[.K83]/2" table:style-name="ce40">
            <text:p>309989</text:p>
          </table:table-cell>
          <table:table-cell office:value-type="float" office:value="570967.30337600003" table:style-name="ce40">
            <text:p>570967</text:p>
          </table:table-cell>
          <table:table-cell office:value-type="float" office:value="285483.65168800001" table:formula="of:=[.M83]/2" table:style-name="ce40">
            <text:p>285484</text:p>
          </table:table-cell>
          <table:table-cell table:style-name="ce40"/>
          <table:table-cell office:value-type="float" office:value="398374.64135330194" table:formula="of:=[.P82]*1.03" table:style-name="ce40">
            <text:p>398375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4.84000000000003" table:formula="of:=-0.06*(([.A83]-1963)^2)+8.5*([.A83]-1963)+140" table:style-name="ce30">
            <text:p>434.8</text:p>
          </table:table-cell>
          <table:table-cell office:value-type="float" office:value="484.84000000000003" table:formula="of:=[.DR83]+50" table:style-name="ce41">
            <text:p>484.8</text:p>
          </table:table-cell>
          <table:table-cell office:value-type="float" office:value="384.84000000000003" table:formula="of:=[.DR83]-50" table:style-name="ce41">
            <text:p>384.8</text:p>
          </table:table-cell>
          <table:table-cell office:value-type="float" office:value="534.84" table:formula="of:=[.DR83]+100" table:style-name="ce41">
            <text:p>534.8</text:p>
          </table:table-cell>
          <table:table-cell office:value-type="float" office:value="334.84000000000003" table:formula="of:=[.DR83]-100" table:style-name="ce41">
            <text:p>334.8</text:p>
          </table:table-cell>
          <table:table-cell office:value-type="float" office:value="456.47500000000002" table:formula="of:=-0.025*(([.A83]-1963)^2)+5.5*([.A83]-1963)+175" table:style-name="ce30">
            <text:p>456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5" table:style-name="ce18">
            <text:p>2045</text:p>
          </table:table-cell>
          <table:table-cell office:value-type="float" office:value="49584782.126845665" table:style-name="ce14">
            <text:p>49584782</text:p>
          </table:table-cell>
          <table:table-cell office:value-type="float" office:value="15449757.744016998" table:style-name="ce40">
            <text:p>15449758</text:p>
          </table:table-cell>
          <table:table-cell office:value-type="float" office:value="23330755.076970994" table:style-name="ce40">
            <text:p>23330755</text:p>
          </table:table-cell>
          <table:table-cell table:style-name="ce100"/>
          <table:table-cell office:value-type="float" office:value="594221.45169296139" table:formula="of:=[.C84]/26" table:style-name="ce40">
            <text:p>594221</text:p>
          </table:table-cell>
          <table:table-cell office:value-type="float" office:value="297110.72584648069" table:formula="of:=[.F84]/2" table:style-name="ce40">
            <text:p>297111</text:p>
          </table:table-cell>
          <table:table-cell office:value-type="float" office:value="445666.08876972104" table:formula="of:=[.G84]*1.5" table:style-name="ce40">
            <text:p>445666</text:p>
          </table:table-cell>
          <table:table-cell office:value-type="float" office:value="587533.97195000004" table:style-name="ce40">
            <text:p>587534</text:p>
          </table:table-cell>
          <table:table-cell office:value-type="float" office:value="293766.98597500002" table:formula="of:=[.I84]/2" table:style-name="ce40">
            <text:p>293767</text:p>
          </table:table-cell>
          <table:table-cell office:value-type="float" office:value="633902.83918200003" table:style-name="ce40">
            <text:p>633903</text:p>
          </table:table-cell>
          <table:table-cell office:value-type="float" office:value="316951.41959100001" table:formula="of:=[.K84]/2" table:style-name="ce40">
            <text:p>316951</text:p>
          </table:table-cell>
          <table:table-cell office:value-type="float" office:value="559868.301661" table:style-name="ce40">
            <text:p>559868</text:p>
          </table:table-cell>
          <table:table-cell office:value-type="float" office:value="279934.1508305" table:formula="of:=[.M84]/2" table:style-name="ce40">
            <text:p>279934</text:p>
          </table:table-cell>
          <table:table-cell table:style-name="ce40"/>
          <table:table-cell office:value-type="float" office:value="410325.88059390103" table:formula="of:=[.P83]*1.03" table:style-name="ce40">
            <text:p>41032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3.56" table:formula="of:=-0.06*(([.A84]-1963)^2)+8.5*([.A84]-1963)+140" table:style-name="ce30">
            <text:p>433.6</text:p>
          </table:table-cell>
          <table:table-cell office:value-type="float" office:value="483.56" table:formula="of:=[.DR84]+50" table:style-name="ce41">
            <text:p>483.6</text:p>
          </table:table-cell>
          <table:table-cell office:value-type="float" office:value="383.56" table:formula="of:=[.DR84]-50" table:style-name="ce41">
            <text:p>383.6</text:p>
          </table:table-cell>
          <table:table-cell office:value-type="float" office:value="533.55999999999995" table:formula="of:=[.DR84]+100" table:style-name="ce41">
            <text:p>533.6</text:p>
          </table:table-cell>
          <table:table-cell office:value-type="float" office:value="333.56" table:formula="of:=[.DR84]-100" table:style-name="ce41">
            <text:p>333.6</text:p>
          </table:table-cell>
          <table:table-cell office:value-type="float" office:value="457.9" table:formula="of:=-0.025*(([.A84]-1963)^2)+5.5*([.A84]-1963)+175" table:style-name="ce30">
            <text:p>457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6" table:style-name="ce18">
            <text:p>2046</text:p>
          </table:table-cell>
          <table:table-cell office:value-type="float" office:value="49685418.072702073" table:style-name="ce14">
            <text:p>49685418</text:p>
          </table:table-cell>
          <table:table-cell office:value-type="float" office:value="15493204.036145002" table:style-name="ce40">
            <text:p>15493204</text:p>
          </table:table-cell>
          <table:table-cell office:value-type="float" office:value="23281955.524209004" table:style-name="ce40">
            <text:p>23281956</text:p>
          </table:table-cell>
          <table:table-cell table:style-name="ce100"/>
          <table:table-cell office:value-type="float" office:value="595892.46292865393" table:formula="of:=[.C85]/26" table:style-name="ce40">
            <text:p>595892</text:p>
          </table:table-cell>
          <table:table-cell office:value-type="float" office:value="297946.23146432696" table:formula="of:=[.F85]/2" table:style-name="ce40">
            <text:p>297946</text:p>
          </table:table-cell>
          <table:table-cell office:value-type="float" office:value="446919.34719649045" table:formula="of:=[.G85]*1.5" table:style-name="ce40">
            <text:p>446919</text:p>
          </table:table-cell>
          <table:table-cell office:value-type="float" office:value="584296.48870800005" table:style-name="ce40">
            <text:p>584296</text:p>
          </table:table-cell>
          <table:table-cell office:value-type="float" office:value="292148.24435400002" table:formula="of:=[.I85]/2" table:style-name="ce40">
            <text:p>292148</text:p>
          </table:table-cell>
          <table:table-cell office:value-type="float" office:value="644827.18512100005" table:style-name="ce40">
            <text:p>644827</text:p>
          </table:table-cell>
          <table:table-cell office:value-type="float" office:value="322413.59256050002" table:formula="of:=[.K85]/2" table:style-name="ce40">
            <text:p>322414</text:p>
          </table:table-cell>
          <table:table-cell office:value-type="float" office:value="559091.64473199996" table:style-name="ce40">
            <text:p>559092</text:p>
          </table:table-cell>
          <table:table-cell office:value-type="float" office:value="279545.82236599998" table:formula="of:=[.M85]/2" table:style-name="ce40">
            <text:p>279546</text:p>
          </table:table-cell>
          <table:table-cell table:style-name="ce40"/>
          <table:table-cell office:value-type="float" office:value="422635.65701171808" table:formula="of:=[.P84]*1.03" table:style-name="ce40">
            <text:p>42263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2.16" table:formula="of:=-0.06*(([.A85]-1963)^2)+8.5*([.A85]-1963)+140" table:style-name="ce30">
            <text:p>432.2</text:p>
          </table:table-cell>
          <table:table-cell office:value-type="float" office:value="482.16" table:formula="of:=[.DR85]+50" table:style-name="ce41">
            <text:p>482.2</text:p>
          </table:table-cell>
          <table:table-cell office:value-type="float" office:value="382.16" table:formula="of:=[.DR85]-50" table:style-name="ce41">
            <text:p>382.2</text:p>
          </table:table-cell>
          <table:table-cell office:value-type="float" office:value="532.16000000000008" table:formula="of:=[.DR85]+100" table:style-name="ce41">
            <text:p>532.2</text:p>
          </table:table-cell>
          <table:table-cell office:value-type="float" office:value="332.16" table:formula="of:=[.DR85]-100" table:style-name="ce41">
            <text:p>332.2</text:p>
          </table:table-cell>
          <table:table-cell office:value-type="float" office:value="459.27499999999998" table:formula="of:=-0.025*(([.A85]-1963)^2)+5.5*([.A85]-1963)+175" table:style-name="ce30">
            <text:p>459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7" table:style-name="ce18">
            <text:p>2047</text:p>
          </table:table-cell>
          <table:table-cell office:value-type="float" office:value="49778917.360551126" table:style-name="ce14">
            <text:p>49778917</text:p>
          </table:table-cell>
          <table:table-cell office:value-type="float" office:value="15535540.571142998" table:style-name="ce40">
            <text:p>15535541</text:p>
          </table:table-cell>
          <table:table-cell office:value-type="float" office:value="23247914.010965008" table:style-name="ce40">
            <text:p>23247914</text:p>
          </table:table-cell>
          <table:table-cell table:style-name="ce100"/>
          <table:table-cell office:value-type="float" office:value="597520.79119780764" table:formula="of:=[.C86]/26" table:style-name="ce40">
            <text:p>597521</text:p>
          </table:table-cell>
          <table:table-cell office:value-type="float" office:value="298760.39559890382" table:formula="of:=[.F86]/2" table:style-name="ce40">
            <text:p>298760</text:p>
          </table:table-cell>
          <table:table-cell office:value-type="float" office:value="448140.59339835576" table:formula="of:=[.G86]*1.5" table:style-name="ce40">
            <text:p>448141</text:p>
          </table:table-cell>
          <table:table-cell office:value-type="float" office:value="577912.05363099999" table:style-name="ce40">
            <text:p>577912</text:p>
          </table:table-cell>
          <table:table-cell office:value-type="float" office:value="288956.02681549999" table:formula="of:=[.I86]/2" table:style-name="ce40">
            <text:p>288956</text:p>
          </table:table-cell>
          <table:table-cell office:value-type="float" office:value="659860.91756500001" table:style-name="ce40">
            <text:p>659861</text:p>
          </table:table-cell>
          <table:table-cell office:value-type="float" office:value="329930.45878250001" table:formula="of:=[.K86]/2" table:style-name="ce40">
            <text:p>329930</text:p>
          </table:table-cell>
          <table:table-cell office:value-type="float" office:value="564429.679978" table:style-name="ce40">
            <text:p>564430</text:p>
          </table:table-cell>
          <table:table-cell office:value-type="float" office:value="282214.839989" table:formula="of:=[.M86]/2" table:style-name="ce40">
            <text:p>282215</text:p>
          </table:table-cell>
          <table:table-cell table:style-name="ce40"/>
          <table:table-cell office:value-type="float" office:value="435314.72672206961" table:formula="of:=[.P85]*1.03" table:style-name="ce40">
            <text:p>435315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30.64000000000004" table:formula="of:=-0.06*(([.A86]-1963)^2)+8.5*([.A86]-1963)+140" table:style-name="ce30">
            <text:p>430.6</text:p>
          </table:table-cell>
          <table:table-cell office:value-type="float" office:value="480.64000000000004" table:formula="of:=[.DR86]+50" table:style-name="ce41">
            <text:p>480.6</text:p>
          </table:table-cell>
          <table:table-cell office:value-type="float" office:value="380.64000000000004" table:formula="of:=[.DR86]-50" table:style-name="ce41">
            <text:p>380.6</text:p>
          </table:table-cell>
          <table:table-cell office:value-type="float" office:value="530.6400000000001" table:formula="of:=[.DR86]+100" table:style-name="ce41">
            <text:p>530.6</text:p>
          </table:table-cell>
          <table:table-cell office:value-type="float" office:value="330.64000000000004" table:formula="of:=[.DR86]-100" table:style-name="ce41">
            <text:p>330.6</text:p>
          </table:table-cell>
          <table:table-cell office:value-type="float" office:value="460.6" table:formula="of:=-0.025*(([.A86]-1963)^2)+5.5*([.A86]-1963)+175" table:style-name="ce30">
            <text:p>460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8" table:style-name="ce18">
            <text:p>2048</text:p>
          </table:table-cell>
          <table:table-cell office:value-type="float" office:value="49864546.976396024" table:style-name="ce14">
            <text:p>49864547</text:p>
          </table:table-cell>
          <table:table-cell office:value-type="float" office:value="15571393.184582001" table:style-name="ce40">
            <text:p>15571393</text:p>
          </table:table-cell>
          <table:table-cell office:value-type="float" office:value="23225805.074305996" table:style-name="ce40">
            <text:p>23225805</text:p>
          </table:table-cell>
          <table:table-cell table:style-name="ce100"/>
          <table:table-cell office:value-type="float" office:value="598899.73786853848" table:formula="of:=[.C87]/26" table:style-name="ce40">
            <text:p>598900</text:p>
          </table:table-cell>
          <table:table-cell office:value-type="float" office:value="299449.86893426924" table:formula="of:=[.F87]/2" table:style-name="ce40">
            <text:p>299450</text:p>
          </table:table-cell>
          <table:table-cell office:value-type="float" office:value="449174.80340140383" table:formula="of:=[.G87]*1.5" table:style-name="ce40">
            <text:p>449175</text:p>
          </table:table-cell>
          <table:table-cell office:value-type="float" office:value="562100.74759399996" table:style-name="ce40">
            <text:p>562101</text:p>
          </table:table-cell>
          <table:table-cell office:value-type="float" office:value="281050.37379699998" table:formula="of:=[.I87]/2" table:style-name="ce40">
            <text:p>281050</text:p>
          </table:table-cell>
          <table:table-cell office:value-type="float" office:value="668505.77418099996" table:style-name="ce40">
            <text:p>668506</text:p>
          </table:table-cell>
          <table:table-cell office:value-type="float" office:value="334252.88709049998" table:formula="of:=[.K87]/2" table:style-name="ce40">
            <text:p>334253</text:p>
          </table:table-cell>
          <table:table-cell office:value-type="float" office:value="573124.04590899998" table:style-name="ce40">
            <text:p>573124</text:p>
          </table:table-cell>
          <table:table-cell office:value-type="float" office:value="286562.02295449999" table:formula="of:=[.M87]/2" table:style-name="ce40">
            <text:p>286562</text:p>
          </table:table-cell>
          <table:table-cell table:style-name="ce40"/>
          <table:table-cell office:value-type="float" office:value="448374.1685237317" table:formula="of:=[.P86]*1.03" table:style-name="ce40">
            <text:p>44837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2" table:style-name="ce102"/>
          <table:table-cell table:style-name="ce116"/>
          <table:table-cell table:number-columns-repeated="3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29" table:formula="of:=-0.06*(([.A87]-1963)^2)+8.5*([.A87]-1963)+140" table:style-name="ce30">
            <text:p>429.0</text:p>
          </table:table-cell>
          <table:table-cell office:value-type="float" office:value="479" table:formula="of:=[.DR87]+50" table:style-name="ce41">
            <text:p>479.0</text:p>
          </table:table-cell>
          <table:table-cell office:value-type="float" office:value="379" table:formula="of:=[.DR87]-50" table:style-name="ce41">
            <text:p>379.0</text:p>
          </table:table-cell>
          <table:table-cell office:value-type="float" office:value="529" table:formula="of:=[.DR87]+100" table:style-name="ce41">
            <text:p>529.0</text:p>
          </table:table-cell>
          <table:table-cell office:value-type="float" office:value="329" table:formula="of:=[.DR87]-100" table:style-name="ce41">
            <text:p>329.0</text:p>
          </table:table-cell>
          <table:table-cell office:value-type="float" office:value="461.875" table:formula="of:=-0.025*(([.A87]-1963)^2)+5.5*([.A87]-1963)+175" table:style-name="ce30">
            <text:p>461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49" table:style-name="ce18">
            <text:p>2049</text:p>
          </table:table-cell>
          <table:table-cell office:value-type="float" office:value="49941713.753195614" table:style-name="ce14">
            <text:p>49941714</text:p>
          </table:table-cell>
          <table:table-cell office:value-type="float" office:value="15598248.556383003" table:style-name="ce40">
            <text:p>15598249</text:p>
          </table:table-cell>
          <table:table-cell office:value-type="float" office:value="23213957.523394" table:style-name="ce40">
            <text:p>23213958</text:p>
          </table:table-cell>
          <table:table-cell table:style-name="ce100"/>
          <table:table-cell office:value-type="float" office:value="599932.63678396167" table:formula="of:=[.C88]/26" table:style-name="ce40">
            <text:p>599933</text:p>
          </table:table-cell>
          <table:table-cell office:value-type="float" office:value="299966.31839198084" table:formula="of:=[.F88]/2" table:style-name="ce40">
            <text:p>299966</text:p>
          </table:table-cell>
          <table:table-cell office:value-type="float" office:value="449949.47758797125" table:formula="of:=[.G88]*1.5" table:style-name="ce40">
            <text:p>449949</text:p>
          </table:table-cell>
          <table:table-cell office:value-type="float" office:value="543585.78637300001" table:style-name="ce40">
            <text:p>543586</text:p>
          </table:table-cell>
          <table:table-cell office:value-type="float" office:value="271792.8931865" table:formula="of:=[.I88]/2" table:style-name="ce40">
            <text:p>271793</text:p>
          </table:table-cell>
          <table:table-cell office:value-type="float" office:value="689937.76326200005" table:style-name="ce40">
            <text:p>689938</text:p>
          </table:table-cell>
          <table:table-cell office:value-type="float" office:value="344968.88163100003" table:formula="of:=[.K88]/2" table:style-name="ce40">
            <text:p>344969</text:p>
          </table:table-cell>
          <table:table-cell office:value-type="float" office:value="575273.36152599996" table:style-name="ce40">
            <text:p>575273</text:p>
          </table:table-cell>
          <table:table-cell office:value-type="float" office:value="287636.68076299998" table:formula="of:=[.M88]/2" table:style-name="ce40">
            <text:p>287637</text:p>
          </table:table-cell>
          <table:table-cell table:style-name="ce40"/>
          <table:table-cell office:value-type="float" office:value="461825.39357944368" table:formula="of:=[.P87]*1.03" table:style-name="ce40">
            <text:p>461825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27.24" table:formula="of:=-0.06*(([.A88]-1963)^2)+8.5*([.A88]-1963)+140" table:style-name="ce30">
            <text:p>427.2</text:p>
          </table:table-cell>
          <table:table-cell office:value-type="float" office:value="477.24" table:formula="of:=[.DR88]+50" table:style-name="ce41">
            <text:p>477.2</text:p>
          </table:table-cell>
          <table:table-cell office:value-type="float" office:value="377.24" table:formula="of:=[.DR88]-50" table:style-name="ce41">
            <text:p>377.2</text:p>
          </table:table-cell>
          <table:table-cell office:value-type="float" office:value="527.24" table:formula="of:=[.DR88]+100" table:style-name="ce41">
            <text:p>527.2</text:p>
          </table:table-cell>
          <table:table-cell office:value-type="float" office:value="327.24" table:formula="of:=[.DR88]-100" table:style-name="ce41">
            <text:p>327.2</text:p>
          </table:table-cell>
          <table:table-cell office:value-type="float" office:value="463.1" table:formula="of:=-0.025*(([.A88]-1963)^2)+5.5*([.A88]-1963)+175" table:style-name="ce30">
            <text:p>463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0" table:style-name="ce18">
            <text:p>2050</text:p>
          </table:table-cell>
          <table:table-cell office:value-type="float" office:value="50010474.681963421" table:style-name="ce14">
            <text:p>50010475</text:p>
          </table:table-cell>
          <table:table-cell office:value-type="float" office:value="15623460.734751001" table:style-name="ce40">
            <text:p>15623461</text:p>
          </table:table-cell>
          <table:table-cell office:value-type="float" office:value="23206566.752316996" table:style-name="ce40">
            <text:p>23206567</text:p>
          </table:table-cell>
          <table:table-cell table:style-name="ce100"/>
          <table:table-cell office:value-type="float" office:value="600902.33595196158" table:formula="of:=[.C89]/26" table:style-name="ce40">
            <text:p>600902</text:p>
          </table:table-cell>
          <table:table-cell office:value-type="float" office:value="300451.16797598079" table:formula="of:=[.F89]/2" table:style-name="ce40">
            <text:p>300451</text:p>
          </table:table-cell>
          <table:table-cell office:value-type="float" office:value="450676.75196397118" table:formula="of:=[.G89]*1.5" table:style-name="ce40">
            <text:p>450677</text:p>
          </table:table-cell>
          <table:table-cell office:value-type="float" office:value="531833.41655700002" table:style-name="ce40">
            <text:p>531833</text:p>
          </table:table-cell>
          <table:table-cell office:value-type="float" office:value="265916.70827850001" table:formula="of:=[.I89]/2" table:style-name="ce40">
            <text:p>265917</text:p>
          </table:table-cell>
          <table:table-cell office:value-type="float" office:value="670493.07671099994" table:style-name="ce40">
            <text:p>670493</text:p>
          </table:table-cell>
          <table:table-cell office:value-type="float" office:value="335246.53835549997" table:formula="of:=[.K89]/2" table:style-name="ce40">
            <text:p>335247</text:p>
          </table:table-cell>
          <table:table-cell office:value-type="float" office:value="591763.24234700005" table:style-name="ce40">
            <text:p>591763</text:p>
          </table:table-cell>
          <table:table-cell office:value-type="float" office:value="295881.62117350003" table:formula="of:=[.M89]/2" table:style-name="ce40">
            <text:p>295882</text:p>
          </table:table-cell>
          <table:table-cell table:style-name="ce40"/>
          <table:table-cell office:value-type="float" office:value="475680.15538682701" table:formula="of:=[.P88]*1.03" table:style-name="ce40">
            <text:p>475680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25.36" table:formula="of:=-0.06*(([.A89]-1963)^2)+8.5*([.A89]-1963)+140" table:style-name="ce30">
            <text:p>425.4</text:p>
          </table:table-cell>
          <table:table-cell office:value-type="float" office:value="475.36" table:formula="of:=[.DR89]+50" table:style-name="ce41">
            <text:p>475.4</text:p>
          </table:table-cell>
          <table:table-cell office:value-type="float" office:value="375.36" table:formula="of:=[.DR89]-50" table:style-name="ce41">
            <text:p>375.4</text:p>
          </table:table-cell>
          <table:table-cell office:value-type="float" office:value="525.36" table:formula="of:=[.DR89]+100" table:style-name="ce41">
            <text:p>525.4</text:p>
          </table:table-cell>
          <table:table-cell office:value-type="float" office:value="325.36" table:formula="of:=[.DR89]-100" table:style-name="ce41">
            <text:p>325.4</text:p>
          </table:table-cell>
          <table:table-cell office:value-type="float" office:value="464.27499999999998" table:formula="of:=-0.025*(([.A89]-1963)^2)+5.5*([.A89]-1963)+175" table:style-name="ce30">
            <text:p>464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1" table:style-name="ce18">
            <text:p>2051</text:p>
          </table:table-cell>
          <table:table-cell office:value-type="float" office:value="50070954.666849136" table:style-name="ce14">
            <text:p>50070955</text:p>
          </table:table-cell>
          <table:table-cell office:value-type="float" office:value="15633517.401560001" table:style-name="ce40">
            <text:p>15633517</text:p>
          </table:table-cell>
          <table:table-cell office:value-type="float" office:value="23205378.836740002" table:style-name="ce40">
            <text:p>23205379</text:p>
          </table:table-cell>
          <table:table-cell table:style-name="ce100"/>
          <table:table-cell office:value-type="float" office:value="601289.13082923077" table:formula="of:=[.C90]/26" table:style-name="ce40">
            <text:p>601289</text:p>
          </table:table-cell>
          <table:table-cell office:value-type="float" office:value="300644.56541461538" table:formula="of:=[.F90]/2" table:style-name="ce40">
            <text:p>300645</text:p>
          </table:table-cell>
          <table:table-cell office:value-type="float" office:value="450966.84812192305" table:formula="of:=[.G90]*1.5" table:style-name="ce40">
            <text:p>450967</text:p>
          </table:table-cell>
          <table:table-cell office:value-type="float" office:value="529925.15949400002" table:style-name="ce40">
            <text:p>529925</text:p>
          </table:table-cell>
          <table:table-cell office:value-type="float" office:value="264962.57974700001" table:formula="of:=[.I90]/2" table:style-name="ce40">
            <text:p>264963</text:p>
          </table:table-cell>
          <table:table-cell office:value-type="float" office:value="665417.00624300004" table:style-name="ce40">
            <text:p>665417</text:p>
          </table:table-cell>
          <table:table-cell office:value-type="float" office:value="332708.50312150002" table:formula="of:=[.K90]/2" table:style-name="ce40">
            <text:p>332709</text:p>
          </table:table-cell>
          <table:table-cell office:value-type="float" office:value="607008.90193599998" table:style-name="ce40">
            <text:p>607009</text:p>
          </table:table-cell>
          <table:table-cell office:value-type="float" office:value="303504.45096799999" table:formula="of:=[.M90]/2" table:style-name="ce40">
            <text:p>303504</text:p>
          </table:table-cell>
          <table:table-cell table:style-name="ce40"/>
          <table:table-cell office:value-type="float" office:value="489950.56004843186" table:formula="of:=[.P89]*1.03" table:style-name="ce40">
            <text:p>489951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23.36" table:formula="of:=-0.06*(([.A90]-1963)^2)+8.5*([.A90]-1963)+140" table:style-name="ce30">
            <text:p>423.4</text:p>
          </table:table-cell>
          <table:table-cell office:value-type="float" office:value="473.36" table:formula="of:=[.DR90]+50" table:style-name="ce41">
            <text:p>473.4</text:p>
          </table:table-cell>
          <table:table-cell office:value-type="float" office:value="373.36" table:formula="of:=[.DR90]-50" table:style-name="ce41">
            <text:p>373.4</text:p>
          </table:table-cell>
          <table:table-cell office:value-type="float" office:value="523.36" table:formula="of:=[.DR90]+100" table:style-name="ce41">
            <text:p>523.4</text:p>
          </table:table-cell>
          <table:table-cell office:value-type="float" office:value="323.36" table:formula="of:=[.DR90]-100" table:style-name="ce41">
            <text:p>323.4</text:p>
          </table:table-cell>
          <table:table-cell office:value-type="float" office:value="465.4" table:formula="of:=-0.025*(([.A90]-1963)^2)+5.5*([.A90]-1963)+175" table:style-name="ce30">
            <text:p>465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2" table:style-name="ce18">
            <text:p>2052</text:p>
          </table:table-cell>
          <table:table-cell office:value-type="float" office:value="50123269.931741543" table:style-name="ce14">
            <text:p>50123270</text:p>
          </table:table-cell>
          <table:table-cell office:value-type="float" office:value="15630458.182469003" table:style-name="ce40">
            <text:p>15630458</text:p>
          </table:table-cell>
          <table:table-cell office:value-type="float" office:value="23209990.908603001" table:style-name="ce40">
            <text:p>23209991</text:p>
          </table:table-cell>
          <table:table-cell table:style-name="ce100"/>
          <table:table-cell office:value-type="float" office:value="601171.46855650016" table:formula="of:=[.C91]/26" table:style-name="ce40">
            <text:p>601171</text:p>
          </table:table-cell>
          <table:table-cell office:value-type="float" office:value="300585.73427825008" table:formula="of:=[.F91]/2" table:style-name="ce40">
            <text:p>300586</text:p>
          </table:table-cell>
          <table:table-cell office:value-type="float" office:value="450878.60141737515" table:formula="of:=[.G91]*1.5" table:style-name="ce40">
            <text:p>450879</text:p>
          </table:table-cell>
          <table:table-cell office:value-type="float" office:value="526875.09718200006" table:style-name="ce40">
            <text:p>526875</text:p>
          </table:table-cell>
          <table:table-cell office:value-type="float" office:value="263437.54859100003" table:formula="of:=[.I91]/2" table:style-name="ce40">
            <text:p>263438</text:p>
          </table:table-cell>
          <table:table-cell office:value-type="float" office:value="665186.07899199997" table:style-name="ce40">
            <text:p>665186</text:p>
          </table:table-cell>
          <table:table-cell office:value-type="float" office:value="332593.03949599998" table:formula="of:=[.K91]/2" table:style-name="ce40">
            <text:p>332593</text:p>
          </table:table-cell>
          <table:table-cell office:value-type="float" office:value="613860.458537" table:style-name="ce40">
            <text:p>613860</text:p>
          </table:table-cell>
          <table:table-cell office:value-type="float" office:value="306930.2292685" table:formula="of:=[.M91]/2" table:style-name="ce40">
            <text:p>306930</text:p>
          </table:table-cell>
          <table:table-cell table:style-name="ce40"/>
          <table:table-cell office:value-type="float" office:value="504649.07684988482" table:formula="of:=[.P90]*1.03" table:style-name="ce40">
            <text:p>50464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21.24" table:formula="of:=-0.06*(([.A91]-1963)^2)+8.5*([.A91]-1963)+140" table:style-name="ce30">
            <text:p>421.2</text:p>
          </table:table-cell>
          <table:table-cell office:value-type="float" office:value="471.24" table:formula="of:=[.DR91]+50" table:style-name="ce41">
            <text:p>471.2</text:p>
          </table:table-cell>
          <table:table-cell office:value-type="float" office:value="371.24" table:formula="of:=[.DR91]-50" table:style-name="ce41">
            <text:p>371.2</text:p>
          </table:table-cell>
          <table:table-cell office:value-type="float" office:value="521.24" table:formula="of:=[.DR91]+100" table:style-name="ce41">
            <text:p>521.2</text:p>
          </table:table-cell>
          <table:table-cell office:value-type="float" office:value="321.24" table:formula="of:=[.DR91]-100" table:style-name="ce41">
            <text:p>321.2</text:p>
          </table:table-cell>
          <table:table-cell office:value-type="float" office:value="466.47500000000002" table:formula="of:=-0.025*(([.A91]-1963)^2)+5.5*([.A91]-1963)+175" table:style-name="ce30">
            <text:p>466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3" table:style-name="ce18">
            <text:p>2053</text:p>
          </table:table-cell>
          <table:table-cell office:value-type="float" office:value="50167704.432710245" table:style-name="ce14">
            <text:p>50167704</text:p>
          </table:table-cell>
          <table:table-cell office:value-type="float" office:value="15623440.200875001" table:style-name="ce40">
            <text:p>15623440</text:p>
          </table:table-cell>
          <table:table-cell office:value-type="float" office:value="23219374.808028001" table:style-name="ce40">
            <text:p>23219375</text:p>
          </table:table-cell>
          <table:table-cell table:style-name="ce100"/>
          <table:table-cell office:value-type="float" office:value="600901.5461875" table:formula="of:=[.C92]/26" table:style-name="ce40">
            <text:p>600902</text:p>
          </table:table-cell>
          <table:table-cell office:value-type="float" office:value="300450.77309375" table:formula="of:=[.F92]/2" table:style-name="ce40">
            <text:p>300451</text:p>
          </table:table-cell>
          <table:table-cell office:value-type="float" office:value="450676.159640625" table:formula="of:=[.G92]*1.5" table:style-name="ce40">
            <text:p>450676</text:p>
          </table:table-cell>
          <table:table-cell office:value-type="float" office:value="524562.76788099995" table:style-name="ce40">
            <text:p>524563</text:p>
          </table:table-cell>
          <table:table-cell office:value-type="float" office:value="262281.38394049997" table:formula="of:=[.I92]/2" table:style-name="ce40">
            <text:p>262281</text:p>
          </table:table-cell>
          <table:table-cell office:value-type="float" office:value="653098.32527000003" table:style-name="ce40">
            <text:p>653098</text:p>
          </table:table-cell>
          <table:table-cell office:value-type="float" office:value="326549.16263500002" table:formula="of:=[.K92]/2" table:style-name="ce40">
            <text:p>326549</text:p>
          </table:table-cell>
          <table:table-cell office:value-type="float" office:value="621746.51673599996" table:style-name="ce40">
            <text:p>621747</text:p>
          </table:table-cell>
          <table:table-cell office:value-type="float" office:value="310873.25836799998" table:formula="of:=[.M92]/2" table:style-name="ce40">
            <text:p>310873</text:p>
          </table:table-cell>
          <table:table-cell table:style-name="ce40"/>
          <table:table-cell office:value-type="float" office:value="519788.54915538139" table:formula="of:=[.P91]*1.03" table:style-name="ce40">
            <text:p>51978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19" table:formula="of:=-0.06*(([.A92]-1963)^2)+8.5*([.A92]-1963)+140" table:style-name="ce30">
            <text:p>419.0</text:p>
          </table:table-cell>
          <table:table-cell office:value-type="float" office:value="469" table:formula="of:=[.DR92]+50" table:style-name="ce41">
            <text:p>469.0</text:p>
          </table:table-cell>
          <table:table-cell office:value-type="float" office:value="369" table:formula="of:=[.DR92]-50" table:style-name="ce41">
            <text:p>369.0</text:p>
          </table:table-cell>
          <table:table-cell office:value-type="float" office:value="519" table:formula="of:=[.DR92]+100" table:style-name="ce41">
            <text:p>519.0</text:p>
          </table:table-cell>
          <table:table-cell office:value-type="float" office:value="319" table:formula="of:=[.DR92]-100" table:style-name="ce41">
            <text:p>319.0</text:p>
          </table:table-cell>
          <table:table-cell office:value-type="float" office:value="467.5" table:formula="of:=-0.025*(([.A92]-1963)^2)+5.5*([.A92]-1963)+175" table:style-name="ce30">
            <text:p>467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4" table:style-name="ce18">
            <text:p>2054</text:p>
          </table:table-cell>
          <table:table-cell office:value-type="float" office:value="50204936.517177105" table:style-name="ce14">
            <text:p>50204937</text:p>
          </table:table-cell>
          <table:table-cell office:value-type="float" office:value="15612179.440156" table:style-name="ce40">
            <text:p>15612179</text:p>
          </table:table-cell>
          <table:table-cell office:value-type="float" office:value="23225598.542225003" table:style-name="ce40">
            <text:p>23225599</text:p>
          </table:table-cell>
          <table:table-cell table:style-name="ce100"/>
          <table:table-cell office:value-type="float" office:value="600468.44000599999" table:formula="of:=[.C93]/26" table:style-name="ce40">
            <text:p>600468</text:p>
          </table:table-cell>
          <table:table-cell office:value-type="float" office:value="300234.22000299999" table:formula="of:=[.F93]/2" table:style-name="ce40">
            <text:p>300234</text:p>
          </table:table-cell>
          <table:table-cell office:value-type="float" office:value="450351.33000449999" table:formula="of:=[.G93]*1.5" table:style-name="ce40">
            <text:p>450351</text:p>
          </table:table-cell>
          <table:table-cell office:value-type="float" office:value="523094.898514" table:style-name="ce40">
            <text:p>523095</text:p>
          </table:table-cell>
          <table:table-cell office:value-type="float" office:value="261547.449257" table:formula="of:=[.I93]/2" table:style-name="ce40">
            <text:p>261547</text:p>
          </table:table-cell>
          <table:table-cell office:value-type="float" office:value="634640.87018900004" table:style-name="ce40">
            <text:p>634641</text:p>
          </table:table-cell>
          <table:table-cell office:value-type="float" office:value="317320.43509450002" table:formula="of:=[.K93]/2" table:style-name="ce40">
            <text:p>317320</text:p>
          </table:table-cell>
          <table:table-cell office:value-type="float" office:value="644265.094468" table:style-name="ce40">
            <text:p>644265</text:p>
          </table:table-cell>
          <table:table-cell office:value-type="float" office:value="322132.547234" table:formula="of:=[.M93]/2" table:style-name="ce40">
            <text:p>322133</text:p>
          </table:table-cell>
          <table:table-cell table:style-name="ce40"/>
          <table:table-cell office:value-type="float" office:value="535382.20563004282" table:formula="of:=[.P92]*1.03" table:style-name="ce40">
            <text:p>535382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16.64000000000004" table:formula="of:=-0.06*(([.A93]-1963)^2)+8.5*([.A93]-1963)+140" table:style-name="ce30">
            <text:p>416.6</text:p>
          </table:table-cell>
          <table:table-cell office:value-type="float" office:value="466.64000000000004" table:formula="of:=[.DR93]+50" table:style-name="ce41">
            <text:p>466.6</text:p>
          </table:table-cell>
          <table:table-cell office:value-type="float" office:value="366.64000000000004" table:formula="of:=[.DR93]-50" table:style-name="ce41">
            <text:p>366.6</text:p>
          </table:table-cell>
          <table:table-cell office:value-type="float" office:value="516.6400000000001" table:formula="of:=[.DR93]+100" table:style-name="ce41">
            <text:p>516.6</text:p>
          </table:table-cell>
          <table:table-cell office:value-type="float" office:value="316.64000000000004" table:formula="of:=[.DR93]-100" table:style-name="ce41">
            <text:p>316.6</text:p>
          </table:table-cell>
          <table:table-cell office:value-type="float" office:value="468.47500000000002" table:formula="of:=-0.025*(([.A93]-1963)^2)+5.5*([.A93]-1963)+175" table:style-name="ce30">
            <text:p>468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5" table:style-name="ce18">
            <text:p>2055</text:p>
          </table:table-cell>
          <table:table-cell office:value-type="float" office:value="50235787.359512717" table:style-name="ce14">
            <text:p>50235787</text:p>
          </table:table-cell>
          <table:table-cell office:value-type="float" office:value="15582843.552056998" table:style-name="ce40">
            <text:p>15582844</text:p>
          </table:table-cell>
          <table:table-cell office:value-type="float" office:value="23244613.279751003" table:style-name="ce40">
            <text:p>23244613</text:p>
          </table:table-cell>
          <table:table-cell table:style-name="ce100"/>
          <table:table-cell office:value-type="float" office:value="599340.13661757682" table:formula="of:=[.C94]/26" table:style-name="ce40">
            <text:p>599340</text:p>
          </table:table-cell>
          <table:table-cell office:value-type="float" office:value="299670.06830878841" table:formula="of:=[.F94]/2" table:style-name="ce40">
            <text:p>299670</text:p>
          </table:table-cell>
          <table:table-cell office:value-type="float" office:value="449505.10246318264" table:formula="of:=[.G94]*1.5" table:style-name="ce40">
            <text:p>449505</text:p>
          </table:table-cell>
          <table:table-cell office:value-type="float" office:value="522460.84402299998" table:style-name="ce40">
            <text:p>522461</text:p>
          </table:table-cell>
          <table:table-cell office:value-type="float" office:value="261230.42201149999" table:formula="of:=[.I94]/2" table:style-name="ce40">
            <text:p>261230</text:p>
          </table:table-cell>
          <table:table-cell office:value-type="float" office:value="641913.95792800002" table:style-name="ce40">
            <text:p>641914</text:p>
          </table:table-cell>
          <table:table-cell office:value-type="float" office:value="320956.97896400001" table:formula="of:=[.K94]/2" table:style-name="ce40">
            <text:p>320957</text:p>
          </table:table-cell>
          <table:table-cell office:value-type="float" office:value="658173.39964600001" table:style-name="ce40">
            <text:p>658173</text:p>
          </table:table-cell>
          <table:table-cell office:value-type="float" office:value="329086.699823" table:formula="of:=[.M94]/2" table:style-name="ce40">
            <text:p>329087</text:p>
          </table:table-cell>
          <table:table-cell table:style-name="ce40"/>
          <table:table-cell office:value-type="float" office:value="551443.67179894412" table:formula="of:=[.P93]*1.03" table:style-name="ce40">
            <text:p>55144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14.16" table:formula="of:=-0.06*(([.A94]-1963)^2)+8.5*([.A94]-1963)+140" table:style-name="ce30">
            <text:p>414.2</text:p>
          </table:table-cell>
          <table:table-cell office:value-type="float" office:value="464.16" table:formula="of:=[.DR94]+50" table:style-name="ce41">
            <text:p>464.2</text:p>
          </table:table-cell>
          <table:table-cell office:value-type="float" office:value="364.16" table:formula="of:=[.DR94]-50" table:style-name="ce41">
            <text:p>364.2</text:p>
          </table:table-cell>
          <table:table-cell office:value-type="float" office:value="514.16000000000008" table:formula="of:=[.DR94]+100" table:style-name="ce41">
            <text:p>514.2</text:p>
          </table:table-cell>
          <table:table-cell office:value-type="float" office:value="314.16000000000003" table:formula="of:=[.DR94]-100" table:style-name="ce41">
            <text:p>314.2</text:p>
          </table:table-cell>
          <table:table-cell office:value-type="float" office:value="469.4" table:formula="of:=-0.025*(([.A94]-1963)^2)+5.5*([.A94]-1963)+175" table:style-name="ce30">
            <text:p>469.4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6" table:style-name="ce18">
            <text:p>2056</text:p>
          </table:table-cell>
          <table:table-cell office:value-type="float" office:value="50261085.996290706" table:style-name="ce14">
            <text:p>50261086</text:p>
          </table:table-cell>
          <table:table-cell office:value-type="float" office:value="15544842.00092" table:style-name="ce40">
            <text:p>15544842</text:p>
          </table:table-cell>
          <table:table-cell office:value-type="float" office:value="23278395.364139006" table:style-name="ce40">
            <text:p>23278395</text:p>
          </table:table-cell>
          <table:table-cell table:style-name="ce100"/>
          <table:table-cell office:value-type="float" office:value="597878.53849692305" table:formula="of:=[.C95]/26" table:style-name="ce40">
            <text:p>597879</text:p>
          </table:table-cell>
          <table:table-cell office:value-type="float" office:value="298939.26924846153" table:formula="of:=[.F95]/2" table:style-name="ce40">
            <text:p>298939</text:p>
          </table:table-cell>
          <table:table-cell office:value-type="float" office:value="448408.90387269226" table:formula="of:=[.G95]*1.5" table:style-name="ce40">
            <text:p>448409</text:p>
          </table:table-cell>
          <table:table-cell office:value-type="float" office:value="522641.75681599998" table:style-name="ce40">
            <text:p>522642</text:p>
          </table:table-cell>
          <table:table-cell office:value-type="float" office:value="261320.87840799999" table:formula="of:=[.I95]/2" table:style-name="ce40">
            <text:p>261321</text:p>
          </table:table-cell>
          <table:table-cell office:value-type="float" office:value="639302.504923" table:style-name="ce40">
            <text:p>639303</text:p>
          </table:table-cell>
          <table:table-cell office:value-type="float" office:value="319651.2524615" table:formula="of:=[.K95]/2" table:style-name="ce40">
            <text:p>319651</text:p>
          </table:table-cell>
          <table:table-cell office:value-type="float" office:value="669215.337528" table:style-name="ce40">
            <text:p>669215</text:p>
          </table:table-cell>
          <table:table-cell office:value-type="float" office:value="334607.668764" table:formula="of:=[.M95]/2" table:style-name="ce40">
            <text:p>334608</text:p>
          </table:table-cell>
          <table:table-cell table:style-name="ce40"/>
          <table:table-cell office:value-type="float" office:value="567986.98195291241" table:formula="of:=[.P94]*1.03" table:style-name="ce40">
            <text:p>56798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11.56000000000006" table:formula="of:=-0.06*(([.A95]-1963)^2)+8.5*([.A95]-1963)+140" table:style-name="ce30">
            <text:p>411.6</text:p>
          </table:table-cell>
          <table:table-cell office:value-type="float" office:value="461.56000000000006" table:formula="of:=[.DR95]+50" table:style-name="ce41">
            <text:p>461.6</text:p>
          </table:table-cell>
          <table:table-cell office:value-type="float" office:value="361.56000000000006" table:formula="of:=[.DR95]-50" table:style-name="ce41">
            <text:p>361.6</text:p>
          </table:table-cell>
          <table:table-cell office:value-type="float" office:value="511.56000000000006" table:formula="of:=[.DR95]+100" table:style-name="ce41">
            <text:p>511.6</text:p>
          </table:table-cell>
          <table:table-cell office:value-type="float" office:value="311.56000000000006" table:formula="of:=[.DR95]-100" table:style-name="ce41">
            <text:p>311.6</text:p>
          </table:table-cell>
          <table:table-cell office:value-type="float" office:value="470.27499999999998" table:formula="of:=-0.025*(([.A95]-1963)^2)+5.5*([.A95]-1963)+175" table:style-name="ce30">
            <text:p>470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7" table:style-name="ce18">
            <text:p>2057</text:p>
          </table:table-cell>
          <table:table-cell office:value-type="float" office:value="50281879.610119931" table:style-name="ce14">
            <text:p>50281880</text:p>
          </table:table-cell>
          <table:table-cell office:value-type="float" office:value="15501819.808833003" table:style-name="ce40">
            <text:p>15501820</text:p>
          </table:table-cell>
          <table:table-cell office:value-type="float" office:value="23317460.169381998" table:style-name="ce40">
            <text:p>23317460</text:p>
          </table:table-cell>
          <table:table-cell table:style-name="ce100"/>
          <table:table-cell office:value-type="float" office:value="596223.8388012693" table:formula="of:=[.C96]/26" table:style-name="ce40">
            <text:p>596224</text:p>
          </table:table-cell>
          <table:table-cell office:value-type="float" office:value="298111.91940063465" table:formula="of:=[.F96]/2" table:style-name="ce40">
            <text:p>298112</text:p>
          </table:table-cell>
          <table:table-cell office:value-type="float" office:value="447167.87910095195" table:formula="of:=[.G96]*1.5" table:style-name="ce40">
            <text:p>447168</text:p>
          </table:table-cell>
          <table:table-cell office:value-type="float" office:value="523636.94304099999" table:style-name="ce40">
            <text:p>523637</text:p>
          </table:table-cell>
          <table:table-cell office:value-type="float" office:value="261818.4715205" table:formula="of:=[.I96]/2" table:style-name="ce40">
            <text:p>261818</text:p>
          </table:table-cell>
          <table:table-cell office:value-type="float" office:value="633805.43188199995" table:style-name="ce40">
            <text:p>633805</text:p>
          </table:table-cell>
          <table:table-cell office:value-type="float" office:value="316902.71594099997" table:formula="of:=[.K96]/2" table:style-name="ce40">
            <text:p>316903</text:p>
          </table:table-cell>
          <table:table-cell office:value-type="float" office:value="684166.12041500001" table:style-name="ce40">
            <text:p>684166</text:p>
          </table:table-cell>
          <table:table-cell office:value-type="float" office:value="342083.06020750001" table:formula="of:=[.M96]/2" table:style-name="ce40">
            <text:p>342083</text:p>
          </table:table-cell>
          <table:table-cell table:style-name="ce40"/>
          <table:table-cell office:value-type="float" office:value="585026.59141149977" table:formula="of:=[.P95]*1.03" table:style-name="ce40">
            <text:p>58502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08.84000000000003" table:formula="of:=-0.06*(([.A96]-1963)^2)+8.5*([.A96]-1963)+140" table:style-name="ce30">
            <text:p>408.8</text:p>
          </table:table-cell>
          <table:table-cell office:value-type="float" office:value="458.84000000000003" table:formula="of:=[.DR96]+50" table:style-name="ce41">
            <text:p>458.8</text:p>
          </table:table-cell>
          <table:table-cell office:value-type="float" office:value="358.84000000000003" table:formula="of:=[.DR96]-50" table:style-name="ce41">
            <text:p>358.8</text:p>
          </table:table-cell>
          <table:table-cell office:value-type="float" office:value="508.84000000000003" table:formula="of:=[.DR96]+100" table:style-name="ce41">
            <text:p>508.8</text:p>
          </table:table-cell>
          <table:table-cell office:value-type="float" office:value="308.84000000000003" table:formula="of:=[.DR96]-100" table:style-name="ce41">
            <text:p>308.8</text:p>
          </table:table-cell>
          <table:table-cell office:value-type="float" office:value="471.1" table:formula="of:=-0.025*(([.A96]-1963)^2)+5.5*([.A96]-1963)+175" table:style-name="ce30">
            <text:p>471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8" table:style-name="ce18">
            <text:p>2058</text:p>
          </table:table-cell>
          <table:table-cell office:value-type="float" office:value="50299207.62650498" table:style-name="ce14">
            <text:p>50299208</text:p>
          </table:table-cell>
          <table:table-cell office:value-type="float" office:value="15450615.752732001" table:style-name="ce40">
            <text:p>15450616</text:p>
          </table:table-cell>
          <table:table-cell office:value-type="float" office:value="23356418.52689499" table:style-name="ce40">
            <text:p>23356419</text:p>
          </table:table-cell>
          <table:table-cell table:style-name="ce100"/>
          <table:table-cell office:value-type="float" office:value="594254.45202815393" table:formula="of:=[.C97]/26" table:style-name="ce40">
            <text:p>594254</text:p>
          </table:table-cell>
          <table:table-cell office:value-type="float" office:value="297127.22601407696" table:formula="of:=[.F97]/2" table:style-name="ce40">
            <text:p>297127</text:p>
          </table:table-cell>
          <table:table-cell office:value-type="float" office:value="445690.83902111545" table:formula="of:=[.G97]*1.5" table:style-name="ce40">
            <text:p>445691</text:p>
          </table:table-cell>
          <table:table-cell office:value-type="float" office:value="525454.15762900002" table:style-name="ce40">
            <text:p>525454</text:p>
          </table:table-cell>
          <table:table-cell office:value-type="float" office:value="262727.07881450001" table:formula="of:=[.I97]/2" table:style-name="ce40">
            <text:p>262727</text:p>
          </table:table-cell>
          <table:table-cell office:value-type="float" office:value="619480.81557099998" table:style-name="ce40">
            <text:p>619481</text:p>
          </table:table-cell>
          <table:table-cell office:value-type="float" office:value="309740.40778549999" table:formula="of:=[.K97]/2" table:style-name="ce40">
            <text:p>309740</text:p>
          </table:table-cell>
          <table:table-cell office:value-type="float" office:value="692929.28563399997" table:style-name="ce40">
            <text:p>692929</text:p>
          </table:table-cell>
          <table:table-cell office:value-type="float" office:value="346464.64281699999" table:formula="of:=[.M97]/2" table:style-name="ce40">
            <text:p>346465</text:p>
          </table:table-cell>
          <table:table-cell table:style-name="ce40"/>
          <table:table-cell office:value-type="float" office:value="602577.38915384479" table:formula="of:=[.P96]*1.03" table:style-name="ce40">
            <text:p>60257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06" table:formula="of:=-0.06*(([.A97]-1963)^2)+8.5*([.A97]-1963)+140" table:style-name="ce30">
            <text:p>406.0</text:p>
          </table:table-cell>
          <table:table-cell office:value-type="float" office:value="456" table:formula="of:=[.DR97]+50" table:style-name="ce41">
            <text:p>456.0</text:p>
          </table:table-cell>
          <table:table-cell office:value-type="float" office:value="356" table:formula="of:=[.DR97]-50" table:style-name="ce41">
            <text:p>356.0</text:p>
          </table:table-cell>
          <table:table-cell office:value-type="float" office:value="506" table:formula="of:=[.DR97]+100" table:style-name="ce41">
            <text:p>506.0</text:p>
          </table:table-cell>
          <table:table-cell office:value-type="float" office:value="306" table:formula="of:=[.DR97]-100" table:style-name="ce41">
            <text:p>306.0</text:p>
          </table:table-cell>
          <table:table-cell office:value-type="float" office:value="471.875" table:formula="of:=-0.025*(([.A97]-1963)^2)+5.5*([.A97]-1963)+175" table:style-name="ce30">
            <text:p>471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59" table:style-name="ce18">
            <text:p>2059</text:p>
          </table:table-cell>
          <table:table-cell office:value-type="float" office:value="50314376.397701398" table:style-name="ce14">
            <text:p>50314376</text:p>
          </table:table-cell>
          <table:table-cell office:value-type="float" office:value="15398059.945600001" table:style-name="ce40">
            <text:p>15398060</text:p>
          </table:table-cell>
          <table:table-cell office:value-type="float" office:value="23391959.746494994" table:style-name="ce40">
            <text:p>23391960</text:p>
          </table:table-cell>
          <table:table-cell table:style-name="ce100"/>
          <table:table-cell office:value-type="float" office:value="592233.07483076933" table:formula="of:=[.C98]/26" table:style-name="ce40">
            <text:p>592233</text:p>
          </table:table-cell>
          <table:table-cell office:value-type="float" office:value="296116.53741538466" table:formula="of:=[.F98]/2" table:style-name="ce40">
            <text:p>296117</text:p>
          </table:table-cell>
          <table:table-cell office:value-type="float" office:value="444174.806123077" table:formula="of:=[.G98]*1.5" table:style-name="ce40">
            <text:p>444175</text:p>
          </table:table-cell>
          <table:table-cell office:value-type="float" office:value="528064.38300000003" table:style-name="ce40">
            <text:p>528064</text:p>
          </table:table-cell>
          <table:table-cell office:value-type="float" office:value="264032.19150000002" table:formula="of:=[.I98]/2" table:style-name="ce40">
            <text:p>264032</text:p>
          </table:table-cell>
          <table:table-cell office:value-type="float" office:value="602555.25508899998" table:style-name="ce40">
            <text:p>602555</text:p>
          </table:table-cell>
          <table:table-cell office:value-type="float" office:value="301277.62754449999" table:formula="of:=[.K98]/2" table:style-name="ce40">
            <text:p>301278</text:p>
          </table:table-cell>
          <table:table-cell office:value-type="float" office:value="714080.26184699999" table:style-name="ce40">
            <text:p>714080</text:p>
          </table:table-cell>
          <table:table-cell office:value-type="float" office:value="357040.13092349999" table:formula="of:=[.M98]/2" table:style-name="ce40">
            <text:p>357040</text:p>
          </table:table-cell>
          <table:table-cell table:style-name="ce40"/>
          <table:table-cell office:value-type="float" office:value="620654.71082846017" table:formula="of:=[.P97]*1.03" table:style-name="ce40">
            <text:p>620655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403.03999999999996" table:formula="of:=-0.06*(([.A98]-1963)^2)+8.5*([.A98]-1963)+140" table:style-name="ce30">
            <text:p>403.0</text:p>
          </table:table-cell>
          <table:table-cell office:value-type="float" office:value="453.03999999999996" table:formula="of:=[.DR98]+50" table:style-name="ce41">
            <text:p>453.0</text:p>
          </table:table-cell>
          <table:table-cell office:value-type="float" office:value="353.03999999999996" table:formula="of:=[.DR98]-50" table:style-name="ce41">
            <text:p>353.0</text:p>
          </table:table-cell>
          <table:table-cell office:value-type="float" office:value="503.03999999999996" table:formula="of:=[.DR98]+100" table:style-name="ce41">
            <text:p>503.0</text:p>
          </table:table-cell>
          <table:table-cell office:value-type="float" office:value="303.03999999999996" table:formula="of:=[.DR98]-100" table:style-name="ce41">
            <text:p>303.0</text:p>
          </table:table-cell>
          <table:table-cell office:value-type="float" office:value="472.6" table:formula="of:=-0.025*(([.A98]-1963)^2)+5.5*([.A98]-1963)+175" table:style-name="ce30">
            <text:p>472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0" table:style-name="ce18">
            <text:p>2060</text:p>
          </table:table-cell>
          <table:table-cell office:value-type="float" office:value="50328697.880063541" table:style-name="ce14">
            <text:p>50328698</text:p>
          </table:table-cell>
          <table:table-cell office:value-type="float" office:value="15332317.269176999" table:style-name="ce40">
            <text:p>15332317</text:p>
          </table:table-cell>
          <table:table-cell office:value-type="float" office:value="23431146.460967001" table:style-name="ce40">
            <text:p>23431146</text:p>
          </table:table-cell>
          <table:table-cell table:style-name="ce100"/>
          <table:table-cell office:value-type="float" office:value="589704.51035296149" table:formula="of:=[.C99]/26" table:style-name="ce40">
            <text:p>589705</text:p>
          </table:table-cell>
          <table:table-cell office:value-type="float" office:value="294852.25517648074" table:formula="of:=[.F99]/2" table:style-name="ce40">
            <text:p>294852</text:p>
          </table:table-cell>
          <table:table-cell office:value-type="float" office:value="442278.38276472111" table:formula="of:=[.G99]*1.5" table:style-name="ce40">
            <text:p>442278</text:p>
          </table:table-cell>
          <table:table-cell office:value-type="float" office:value="531462.60153700004" table:style-name="ce40">
            <text:p>531463</text:p>
          </table:table-cell>
          <table:table-cell office:value-type="float" office:value="265731.30076850002" table:formula="of:=[.I99]/2" table:style-name="ce40">
            <text:p>265731</text:p>
          </table:table-cell>
          <table:table-cell office:value-type="float" office:value="592057.68133799999" table:style-name="ce40">
            <text:p>592058</text:p>
          </table:table-cell>
          <table:table-cell office:value-type="float" office:value="296028.840669" table:formula="of:=[.K99]/2" table:style-name="ce40">
            <text:p>296029</text:p>
          </table:table-cell>
          <table:table-cell office:value-type="float" office:value="695210.74487699999" table:style-name="ce40">
            <text:p>695211</text:p>
          </table:table-cell>
          <table:table-cell office:value-type="float" office:value="347605.3724385" table:formula="of:=[.M99]/2" table:style-name="ce40">
            <text:p>347605</text:p>
          </table:table-cell>
          <table:table-cell table:style-name="ce40"/>
          <table:table-cell office:value-type="float" office:value="639274.35215331404" table:formula="of:=[.P98]*1.03" table:style-name="ce40">
            <text:p>63927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99.96000000000004" table:formula="of:=-0.06*(([.A99]-1963)^2)+8.5*([.A99]-1963)+140" table:style-name="ce30">
            <text:p>400.0</text:p>
          </table:table-cell>
          <table:table-cell office:value-type="float" office:value="449.96000000000004" table:formula="of:=[.DR99]+50" table:style-name="ce41">
            <text:p>450.0</text:p>
          </table:table-cell>
          <table:table-cell office:value-type="float" office:value="349.96000000000004" table:formula="of:=[.DR99]-50" table:style-name="ce41">
            <text:p>350.0</text:p>
          </table:table-cell>
          <table:table-cell office:value-type="float" office:value="499.96000000000004" table:formula="of:=[.DR99]+100" table:style-name="ce41">
            <text:p>500.0</text:p>
          </table:table-cell>
          <table:table-cell office:value-type="float" office:value="299.96000000000004" table:formula="of:=[.DR99]-100" table:style-name="ce41">
            <text:p>300.0</text:p>
          </table:table-cell>
          <table:table-cell office:value-type="float" office:value="473.27499999999998" table:formula="of:=-0.025*(([.A99]-1963)^2)+5.5*([.A99]-1963)+175" table:style-name="ce30">
            <text:p>473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1" table:style-name="ce18">
            <text:p>2061</text:p>
          </table:table-cell>
          <table:table-cell office:value-type="float" office:value="50343453.207908727" table:style-name="ce14">
            <text:p>50343453</text:p>
          </table:table-cell>
          <table:table-cell office:value-type="float" office:value="15292938.406192001" table:style-name="ce40">
            <text:p>15292938</text:p>
          </table:table-cell>
          <table:table-cell office:value-type="float" office:value="23460780.420894992" table:style-name="ce40">
            <text:p>23460780</text:p>
          </table:table-cell>
          <table:table-cell table:style-name="ce100"/>
          <table:table-cell office:value-type="float" office:value="588189.93869969237" table:formula="of:=[.C100]/26" table:style-name="ce40">
            <text:p>588190</text:p>
          </table:table-cell>
          <table:table-cell office:value-type="float" office:value="294094.96934984619" table:formula="of:=[.F100]/2" table:style-name="ce40">
            <text:p>294095</text:p>
          </table:table-cell>
          <table:table-cell office:value-type="float" office:value="441142.45402476925" table:formula="of:=[.G100]*1.5" table:style-name="ce40">
            <text:p>441142</text:p>
          </table:table-cell>
          <table:table-cell office:value-type="float" office:value="535658.90596700006" table:style-name="ce40">
            <text:p>535659</text:p>
          </table:table-cell>
          <table:table-cell office:value-type="float" office:value="267829.45298350003" table:formula="of:=[.I100]/2" table:style-name="ce40">
            <text:p>267829</text:p>
          </table:table-cell>
          <table:table-cell office:value-type="float" office:value="590764.09168399998" table:style-name="ce40">
            <text:p>590764</text:p>
          </table:table-cell>
          <table:table-cell office:value-type="float" office:value="295382.04584199999" table:formula="of:=[.K100]/2" table:style-name="ce40">
            <text:p>295382</text:p>
          </table:table-cell>
          <table:table-cell office:value-type="float" office:value="690424.02158099995" table:style-name="ce40">
            <text:p>690424</text:p>
          </table:table-cell>
          <table:table-cell office:value-type="float" office:value="345212.01079049997" table:formula="of:=[.M100]/2" table:style-name="ce40">
            <text:p>345212</text:p>
          </table:table-cell>
          <table:table-cell table:style-name="ce40"/>
          <table:table-cell office:value-type="float" office:value="658452.58271791344" table:formula="of:=[.P99]*1.03" table:style-name="ce40">
            <text:p>658453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96.76" table:formula="of:=-0.06*(([.A100]-1963)^2)+8.5*([.A100]-1963)+140" table:style-name="ce30">
            <text:p>396.8</text:p>
          </table:table-cell>
          <table:table-cell office:value-type="float" office:value="446.76" table:formula="of:=[.DR100]+50" table:style-name="ce41">
            <text:p>446.8</text:p>
          </table:table-cell>
          <table:table-cell office:value-type="float" office:value="346.76" table:formula="of:=[.DR100]-50" table:style-name="ce41">
            <text:p>346.8</text:p>
          </table:table-cell>
          <table:table-cell office:value-type="float" office:value="496.76" table:formula="of:=[.DR100]+100" table:style-name="ce41">
            <text:p>496.8</text:p>
          </table:table-cell>
          <table:table-cell office:value-type="float" office:value="296.76" table:formula="of:=[.DR100]-100" table:style-name="ce41">
            <text:p>296.8</text:p>
          </table:table-cell>
          <table:table-cell office:value-type="float" office:value="473.9" table:formula="of:=-0.025*(([.A100]-1963)^2)+5.5*([.A100]-1963)+175" table:style-name="ce30">
            <text:p>473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2" table:style-name="ce18">
            <text:p>2062</text:p>
          </table:table-cell>
          <table:table-cell office:value-type="float" office:value="50359999.063408405" table:style-name="ce14">
            <text:p>50359999</text:p>
          </table:table-cell>
          <table:table-cell office:value-type="float" office:value="15265908.189541997" table:style-name="ce40">
            <text:p>15265908</text:p>
          </table:table-cell>
          <table:table-cell office:value-type="float" office:value="23481454.779736005" table:style-name="ce40">
            <text:p>23481455</text:p>
          </table:table-cell>
          <table:table-cell table:style-name="ce100"/>
          <table:table-cell office:value-type="float" office:value="587150.31498238456" table:formula="of:=[.C101]/26" table:style-name="ce40">
            <text:p>587150</text:p>
          </table:table-cell>
          <table:table-cell office:value-type="float" office:value="293575.15749119228" table:formula="of:=[.F101]/2" table:style-name="ce40">
            <text:p>293575</text:p>
          </table:table-cell>
          <table:table-cell office:value-type="float" office:value="440362.73623678845" table:formula="of:=[.G101]*1.5" table:style-name="ce40">
            <text:p>440363</text:p>
          </table:table-cell>
          <table:table-cell office:value-type="float" office:value="540644.09927100001" table:style-name="ce40">
            <text:p>540644</text:p>
          </table:table-cell>
          <table:table-cell office:value-type="float" office:value="270322.04963550001" table:formula="of:=[.I101]/2" table:style-name="ce40">
            <text:p>270322</text:p>
          </table:table-cell>
          <table:table-cell office:value-type="float" office:value="588298.29584200005" table:style-name="ce40">
            <text:p>588298</text:p>
          </table:table-cell>
          <table:table-cell office:value-type="float" office:value="294149.14792100003" table:formula="of:=[.K101]/2" table:style-name="ce40">
            <text:p>294149</text:p>
          </table:table-cell>
          <table:table-cell office:value-type="float" office:value="690374.09718699998" table:style-name="ce40">
            <text:p>690374</text:p>
          </table:table-cell>
          <table:table-cell office:value-type="float" office:value="345187.04859349999" table:formula="of:=[.M101]/2" table:style-name="ce40">
            <text:p>345187</text:p>
          </table:table-cell>
          <table:table-cell table:style-name="ce40"/>
          <table:table-cell office:value-type="float" office:value="678206.16019945091" table:formula="of:=[.P100]*1.03" table:style-name="ce40">
            <text:p>678206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93.44000000000005" table:formula="of:=-0.06*(([.A101]-1963)^2)+8.5*([.A101]-1963)+140" table:style-name="ce30">
            <text:p>393.4</text:p>
          </table:table-cell>
          <table:table-cell office:value-type="float" office:value="443.44000000000005" table:formula="of:=[.DR101]+50" table:style-name="ce41">
            <text:p>443.4</text:p>
          </table:table-cell>
          <table:table-cell office:value-type="float" office:value="343.44000000000005" table:formula="of:=[.DR101]-50" table:style-name="ce41">
            <text:p>343.4</text:p>
          </table:table-cell>
          <table:table-cell office:value-type="float" office:value="493.44000000000005" table:formula="of:=[.DR101]+100" table:style-name="ce41">
            <text:p>493.4</text:p>
          </table:table-cell>
          <table:table-cell office:value-type="float" office:value="293.44000000000005" table:formula="of:=[.DR101]-100" table:style-name="ce41">
            <text:p>293.4</text:p>
          </table:table-cell>
          <table:table-cell office:value-type="float" office:value="474.47500000000002" table:formula="of:=-0.025*(([.A101]-1963)^2)+5.5*([.A101]-1963)+175" table:style-name="ce30">
            <text:p>474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3" table:style-name="ce18">
            <text:p>2063</text:p>
          </table:table-cell>
          <table:table-cell office:value-type="float" office:value="50379523.408799686" table:style-name="ce14">
            <text:p>50379523</text:p>
          </table:table-cell>
          <table:table-cell office:value-type="float" office:value="15246362.933799002" table:style-name="ce40">
            <text:p>15246363</text:p>
          </table:table-cell>
          <table:table-cell office:value-type="float" office:value="23499493.166756004" table:style-name="ce40">
            <text:p>23499493</text:p>
          </table:table-cell>
          <table:table-cell table:style-name="ce100"/>
          <table:table-cell office:value-type="float" office:value="586398.57437688473" table:formula="of:=[.C102]/26" table:style-name="ce40">
            <text:p>586399</text:p>
          </table:table-cell>
          <table:table-cell office:value-type="float" office:value="293199.28718844237" table:formula="of:=[.F102]/2" table:style-name="ce40">
            <text:p>293199</text:p>
          </table:table-cell>
          <table:table-cell office:value-type="float" office:value="439798.93078266352" table:formula="of:=[.G102]*1.5" table:style-name="ce40">
            <text:p>439799</text:p>
          </table:table-cell>
          <table:table-cell office:value-type="float" office:value="546368.08150099998" table:style-name="ce40">
            <text:p>546368</text:p>
          </table:table-cell>
          <table:table-cell office:value-type="float" office:value="273184.04075049999" table:formula="of:=[.I102]/2" table:style-name="ce40">
            <text:p>273184</text:p>
          </table:table-cell>
          <table:table-cell office:value-type="float" office:value="586545.58936900005" table:style-name="ce40">
            <text:p>586546</text:p>
          </table:table-cell>
          <table:table-cell office:value-type="float" office:value="293272.79468450003" table:formula="of:=[.K102]/2" table:style-name="ce40">
            <text:p>293273</text:p>
          </table:table-cell>
          <table:table-cell office:value-type="float" office:value="678735.50010900002" table:style-name="ce40">
            <text:p>678736</text:p>
          </table:table-cell>
          <table:table-cell office:value-type="float" office:value="339367.75005450001" table:formula="of:=[.M102]/2" table:style-name="ce40">
            <text:p>339368</text:p>
          </table:table-cell>
          <table:table-cell table:style-name="ce40"/>
          <table:table-cell office:value-type="float" office:value="698552.34500543447" table:formula="of:=[.P101]*1.03" table:style-name="ce40">
            <text:p>698552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90" table:formula="of:=-0.06*(([.A102]-1963)^2)+8.5*([.A102]-1963)+140" table:style-name="ce30">
            <text:p>390.0</text:p>
          </table:table-cell>
          <table:table-cell office:value-type="float" office:value="440" table:formula="of:=[.DR102]+50" table:style-name="ce41">
            <text:p>440.0</text:p>
          </table:table-cell>
          <table:table-cell office:value-type="float" office:value="340" table:formula="of:=[.DR102]-50" table:style-name="ce41">
            <text:p>340.0</text:p>
          </table:table-cell>
          <table:table-cell office:value-type="float" office:value="490" table:formula="of:=[.DR102]+100" table:style-name="ce41">
            <text:p>490.0</text:p>
          </table:table-cell>
          <table:table-cell office:value-type="float" office:value="290" table:formula="of:=[.DR102]-100" table:style-name="ce41">
            <text:p>290.0</text:p>
          </table:table-cell>
          <table:table-cell office:value-type="float" office:value="475" table:formula="of:=-0.025*(([.A102]-1963)^2)+5.5*([.A102]-1963)+175" table:style-name="ce30">
            <text:p>475.0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4" table:style-name="ce18">
            <text:p>2064</text:p>
          </table:table-cell>
          <table:table-cell office:value-type="float" office:value="50403160.170872502" table:style-name="ce14">
            <text:p>50403160</text:p>
          </table:table-cell>
          <table:table-cell office:value-type="float" office:value="15245547.482651999" table:style-name="ce40">
            <text:p>15245547</text:p>
          </table:table-cell>
          <table:table-cell office:value-type="float" office:value="23514860.868069999" table:style-name="ce40">
            <text:p>23514861</text:p>
          </table:table-cell>
          <table:table-cell table:style-name="ce100"/>
          <table:table-cell office:value-type="float" office:value="586367.21087123069" table:formula="of:=[.C103]/26" table:style-name="ce40">
            <text:p>586367</text:p>
          </table:table-cell>
          <table:table-cell office:value-type="float" office:value="293183.60543561535" table:formula="of:=[.F103]/2" table:style-name="ce40">
            <text:p>293184</text:p>
          </table:table-cell>
          <table:table-cell office:value-type="float" office:value="439775.40815342299" table:formula="of:=[.G103]*1.5" table:style-name="ce40">
            <text:p>439775</text:p>
          </table:table-cell>
          <table:table-cell office:value-type="float" office:value="552744.28050600004" table:style-name="ce40">
            <text:p>552744</text:p>
          </table:table-cell>
          <table:table-cell office:value-type="float" office:value="276372.14025300002" table:formula="of:=[.I103]/2" table:style-name="ce40">
            <text:p>276372</text:p>
          </table:table-cell>
          <table:table-cell office:value-type="float" office:value="585614.43457000004" table:style-name="ce40">
            <text:p>585614</text:p>
          </table:table-cell>
          <table:table-cell office:value-type="float" office:value="292807.21728500002" table:formula="of:=[.K103]/2" table:style-name="ce40">
            <text:p>292807</text:p>
          </table:table-cell>
          <table:table-cell office:value-type="float" office:value="660833.55361199996" table:style-name="ce40">
            <text:p>660834</text:p>
          </table:table-cell>
          <table:table-cell office:value-type="float" office:value="330416.77680599998" table:formula="of:=[.M103]/2" table:style-name="ce40">
            <text:p>330417</text:p>
          </table:table-cell>
          <table:table-cell table:style-name="ce40"/>
          <table:table-cell office:value-type="float" office:value="719508.91535559751" table:formula="of:=[.P102]*1.03" table:style-name="ce40">
            <text:p>71950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86.44000000000005" table:formula="of:=-0.06*(([.A103]-1963)^2)+8.5*([.A103]-1963)+140" table:style-name="ce30">
            <text:p>386.4</text:p>
          </table:table-cell>
          <table:table-cell office:value-type="float" office:value="436.44000000000005" table:formula="of:=[.DR103]+50" table:style-name="ce41">
            <text:p>436.4</text:p>
          </table:table-cell>
          <table:table-cell office:value-type="float" office:value="336.44000000000005" table:formula="of:=[.DR103]-50" table:style-name="ce41">
            <text:p>336.4</text:p>
          </table:table-cell>
          <table:table-cell office:value-type="float" office:value="486.44000000000005" table:formula="of:=[.DR103]+100" table:style-name="ce41">
            <text:p>486.4</text:p>
          </table:table-cell>
          <table:table-cell office:value-type="float" office:value="286.44000000000005" table:formula="of:=[.DR103]-100" table:style-name="ce41">
            <text:p>286.4</text:p>
          </table:table-cell>
          <table:table-cell office:value-type="float" office:value="475.47500000000002" table:formula="of:=-0.025*(([.A103]-1963)^2)+5.5*([.A103]-1963)+175" table:style-name="ce30">
            <text:p>475.5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5" table:style-name="ce18">
            <text:p>2065</text:p>
          </table:table-cell>
          <table:table-cell office:value-type="float" office:value="50431968.111927852" table:style-name="ce14">
            <text:p>50431968</text:p>
          </table:table-cell>
          <table:table-cell office:value-type="float" office:value="15269196.808126001" table:style-name="ce40">
            <text:p>15269197</text:p>
          </table:table-cell>
          <table:table-cell office:value-type="float" office:value="23515152.552588996" table:style-name="ce40">
            <text:p>23515153</text:p>
          </table:table-cell>
          <table:table-cell table:style-name="ce100"/>
          <table:table-cell office:value-type="float" office:value="587276.80031253851" table:formula="of:=[.C104]/26" table:style-name="ce40">
            <text:p>587277</text:p>
          </table:table-cell>
          <table:table-cell office:value-type="float" office:value="293638.40015626926" table:formula="of:=[.F104]/2" table:style-name="ce40">
            <text:p>293638</text:p>
          </table:table-cell>
          <table:table-cell office:value-type="float" office:value="440457.60023440386" table:formula="of:=[.G104]*1.5" table:style-name="ce40">
            <text:p>440458</text:p>
          </table:table-cell>
          <table:table-cell office:value-type="float" office:value="559645.17728099995" table:style-name="ce40">
            <text:p>559645</text:p>
          </table:table-cell>
          <table:table-cell office:value-type="float" office:value="279822.58864049998" table:formula="of:=[.I104]/2" table:style-name="ce40">
            <text:p>279823</text:p>
          </table:table-cell>
          <table:table-cell office:value-type="float" office:value="585495.56062600005" table:style-name="ce40">
            <text:p>585496</text:p>
          </table:table-cell>
          <table:table-cell office:value-type="float" office:value="292747.78031300002" table:formula="of:=[.K104]/2" table:style-name="ce40">
            <text:p>292748</text:p>
          </table:table-cell>
          <table:table-cell office:value-type="float" office:value="668111.38271399995" table:style-name="ce40">
            <text:p>668111</text:p>
          </table:table-cell>
          <table:table-cell office:value-type="float" office:value="334055.69135699997" table:formula="of:=[.M104]/2" table:style-name="ce40">
            <text:p>334056</text:p>
          </table:table-cell>
          <table:table-cell table:style-name="ce40"/>
          <table:table-cell office:value-type="float" office:value="741094.1828162655" table:formula="of:=[.P103]*1.03" table:style-name="ce40">
            <text:p>74109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0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82.76" table:formula="of:=-0.06*(([.A104]-1963)^2)+8.5*([.A104]-1963)+140" table:style-name="ce30">
            <text:p>382.8</text:p>
          </table:table-cell>
          <table:table-cell office:value-type="float" office:value="432.76" table:formula="of:=[.DR104]+50" table:style-name="ce41">
            <text:p>432.8</text:p>
          </table:table-cell>
          <table:table-cell office:value-type="float" office:value="332.76" table:formula="of:=[.DR104]-50" table:style-name="ce41">
            <text:p>332.8</text:p>
          </table:table-cell>
          <table:table-cell office:value-type="float" office:value="482.76" table:formula="of:=[.DR104]+100" table:style-name="ce41">
            <text:p>482.8</text:p>
          </table:table-cell>
          <table:table-cell office:value-type="float" office:value="282.76" table:formula="of:=[.DR104]-100" table:style-name="ce41">
            <text:p>282.8</text:p>
          </table:table-cell>
          <table:table-cell office:value-type="float" office:value="475.9" table:formula="of:=-0.025*(([.A104]-1963)^2)+5.5*([.A104]-1963)+175" table:style-name="ce30">
            <text:p>475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6" table:style-name="ce18">
            <text:p>2066</text:p>
          </table:table-cell>
          <table:table-cell office:value-type="float" office:value="50467212.829404324" table:style-name="ce14">
            <text:p>50467213</text:p>
          </table:table-cell>
          <table:table-cell office:value-type="float" office:value="15291475.850505002" table:style-name="ce40">
            <text:p>15291476</text:p>
          </table:table-cell>
          <table:table-cell office:value-type="float" office:value="23508752.460003" table:style-name="ce40">
            <text:p>23508752</text:p>
          </table:table-cell>
          <table:table-cell table:style-name="ce100"/>
          <table:table-cell office:value-type="float" office:value="588133.68655788468" table:formula="of:=[.C105]/26" table:style-name="ce40">
            <text:p>588134</text:p>
          </table:table-cell>
          <table:table-cell office:value-type="float" office:value="294066.84327894234" table:formula="of:=[.F105]/2" table:style-name="ce40">
            <text:p>294067</text:p>
          </table:table-cell>
          <table:table-cell office:value-type="float" office:value="441100.26491841348" table:formula="of:=[.G105]*1.5" table:style-name="ce40">
            <text:p>441100</text:p>
          </table:table-cell>
          <table:table-cell office:value-type="float" office:value="566149.76716499997" table:style-name="ce40">
            <text:p>566150</text:p>
          </table:table-cell>
          <table:table-cell office:value-type="float" office:value="283074.88358249998" table:formula="of:=[.I105]/2" table:style-name="ce40">
            <text:p>283075</text:p>
          </table:table-cell>
          <table:table-cell office:value-type="float" office:value="586171.34084399999" table:style-name="ce40">
            <text:p>586171</text:p>
          </table:table-cell>
          <table:table-cell office:value-type="float" office:value="293085.670422" table:formula="of:=[.K105]/2" table:style-name="ce40">
            <text:p>293086</text:p>
          </table:table-cell>
          <table:table-cell office:value-type="float" office:value="665830.42997599998" table:style-name="ce40">
            <text:p>665830</text:p>
          </table:table-cell>
          <table:table-cell office:value-type="float" office:value="332915.21498799999" table:formula="of:=[.M105]/2" table:style-name="ce40">
            <text:p>332915</text:p>
          </table:table-cell>
          <table:table-cell table:style-name="ce40"/>
          <table:table-cell office:value-type="float" office:value="763327.00830075343" table:formula="of:=[.P104]*1.03" table:style-name="ce40">
            <text:p>76332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78.96000000000004" table:formula="of:=-0.06*(([.A105]-1963)^2)+8.5*([.A105]-1963)+140" table:style-name="ce30">
            <text:p>379.0</text:p>
          </table:table-cell>
          <table:table-cell office:value-type="float" office:value="428.96000000000004" table:formula="of:=[.DR105]+50" table:style-name="ce41">
            <text:p>429.0</text:p>
          </table:table-cell>
          <table:table-cell office:value-type="float" office:value="328.96000000000004" table:formula="of:=[.DR105]-50" table:style-name="ce41">
            <text:p>329.0</text:p>
          </table:table-cell>
          <table:table-cell office:value-type="float" office:value="478.96000000000004" table:formula="of:=[.DR105]+100" table:style-name="ce41">
            <text:p>479.0</text:p>
          </table:table-cell>
          <table:table-cell office:value-type="float" office:value="278.96000000000004" table:formula="of:=[.DR105]-100" table:style-name="ce41">
            <text:p>279.0</text:p>
          </table:table-cell>
          <table:table-cell office:value-type="float" office:value="476.27499999999998" table:formula="of:=-0.025*(([.A105]-1963)^2)+5.5*([.A105]-1963)+175" table:style-name="ce30">
            <text:p>476.3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7" table:style-name="ce18">
            <text:p>2067</text:p>
          </table:table-cell>
          <table:table-cell office:value-type="float" office:value="50509906.803743988" table:style-name="ce14">
            <text:p>50509907</text:p>
          </table:table-cell>
          <table:table-cell office:value-type="float" office:value="15321136.472655" table:style-name="ce40">
            <text:p>15321136</text:p>
          </table:table-cell>
          <table:table-cell office:value-type="float" office:value="23497172.681251004" table:style-name="ce40">
            <text:p>23497173</text:p>
          </table:table-cell>
          <table:table-cell table:style-name="ce100"/>
          <table:table-cell office:value-type="float" office:value="589274.47971750004" table:formula="of:=[.C106]/26" table:style-name="ce40">
            <text:p>589274</text:p>
          </table:table-cell>
          <table:table-cell office:value-type="float" office:value="294637.23985875002" table:formula="of:=[.F106]/2" table:style-name="ce40">
            <text:p>294637</text:p>
          </table:table-cell>
          <table:table-cell office:value-type="float" office:value="441955.85978812503" table:formula="of:=[.G106]*1.5" table:style-name="ce40">
            <text:p>441956</text:p>
          </table:table-cell>
          <table:table-cell office:value-type="float" office:value="572749.20403999998" table:style-name="ce40">
            <text:p>572749</text:p>
          </table:table-cell>
          <table:table-cell office:value-type="float" office:value="286374.60201999999" table:formula="of:=[.I106]/2" table:style-name="ce40">
            <text:p>286375</text:p>
          </table:table-cell>
          <table:table-cell office:value-type="float" office:value="587641.95743900002" table:style-name="ce40">
            <text:p>587642</text:p>
          </table:table-cell>
          <table:table-cell office:value-type="float" office:value="293820.97871950001" table:formula="of:=[.K106]/2" table:style-name="ce40">
            <text:p>293821</text:p>
          </table:table-cell>
          <table:table-cell office:value-type="float" office:value="660813.28320900002" table:style-name="ce40">
            <text:p>660813</text:p>
          </table:table-cell>
          <table:table-cell office:value-type="float" office:value="330406.64160450001" table:formula="of:=[.M106]/2" table:style-name="ce40">
            <text:p>330407</text:p>
          </table:table-cell>
          <table:table-cell table:style-name="ce40"/>
          <table:table-cell office:value-type="float" office:value="786226.8185497761" table:formula="of:=[.P105]*1.03" table:style-name="ce40">
            <text:p>78622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3" table:style-name="ce102"/>
          <table:table-cell table:style-name="ce127"/>
          <table:table-cell table:number-columns-repeated="6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75.04000000000008" table:formula="of:=-0.06*(([.A106]-1963)^2)+8.5*([.A106]-1963)+140" table:style-name="ce30">
            <text:p>375.0</text:p>
          </table:table-cell>
          <table:table-cell office:value-type="float" office:value="425.04000000000008" table:formula="of:=[.DR106]+50" table:style-name="ce41">
            <text:p>425.0</text:p>
          </table:table-cell>
          <table:table-cell office:value-type="float" office:value="325.04000000000008" table:formula="of:=[.DR106]-50" table:style-name="ce41">
            <text:p>325.0</text:p>
          </table:table-cell>
          <table:table-cell office:value-type="float" office:value="475.04000000000008" table:formula="of:=[.DR106]+100" table:style-name="ce41">
            <text:p>475.0</text:p>
          </table:table-cell>
          <table:table-cell office:value-type="float" office:value="275.04000000000008" table:formula="of:=[.DR106]-100" table:style-name="ce41">
            <text:p>275.0</text:p>
          </table:table-cell>
          <table:table-cell office:value-type="float" office:value="476.59999999999997" table:formula="of:=-0.025*(([.A106]-1963)^2)+5.5*([.A106]-1963)+175" table:style-name="ce30">
            <text:p>476.6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8" table:style-name="ce18">
            <text:p>2068</text:p>
          </table:table-cell>
          <table:table-cell office:value-type="float" office:value="50560885.739680126" table:style-name="ce14">
            <text:p>50560886</text:p>
          </table:table-cell>
          <table:table-cell office:value-type="float" office:value="15360029.999605" table:style-name="ce40">
            <text:p>15360030</text:p>
          </table:table-cell>
          <table:table-cell office:value-type="float" office:value="23476264.215045009" table:style-name="ce40">
            <text:p>23476264</text:p>
          </table:table-cell>
          <table:table-cell table:style-name="ce100"/>
          <table:table-cell office:value-type="float" office:value="590770.38460019231" table:formula="of:=[.C107]/26" table:style-name="ce40">
            <text:p>590770</text:p>
          </table:table-cell>
          <table:table-cell office:value-type="float" office:value="295385.19230009615" table:formula="of:=[.F107]/2" table:style-name="ce40">
            <text:p>295385</text:p>
          </table:table-cell>
          <table:table-cell office:value-type="float" office:value="443077.78845014423" table:formula="of:=[.G107]*1.5" table:style-name="ce40">
            <text:p>443078</text:p>
          </table:table-cell>
          <table:table-cell office:value-type="float" office:value="579244.57840500004" table:style-name="ce40">
            <text:p>579245</text:p>
          </table:table-cell>
          <table:table-cell office:value-type="float" office:value="289622.28920250002" table:formula="of:=[.I107]/2" table:style-name="ce40">
            <text:p>289622</text:p>
          </table:table-cell>
          <table:table-cell office:value-type="float" office:value="589915.11751200003" table:style-name="ce40">
            <text:p>589915</text:p>
          </table:table-cell>
          <table:table-cell office:value-type="float" office:value="294957.55875600001" table:formula="of:=[.K107]/2" table:style-name="ce40">
            <text:p>294958</text:p>
          </table:table-cell>
          <table:table-cell office:value-type="float" office:value="647299.58405900002" table:style-name="ce40">
            <text:p>647300</text:p>
          </table:table-cell>
          <table:table-cell office:value-type="float" office:value="323649.79202950001" table:formula="of:=[.M107]/2" table:style-name="ce40">
            <text:p>323650</text:p>
          </table:table-cell>
          <table:table-cell table:style-name="ce40"/>
          <table:table-cell office:value-type="float" office:value="809813.6231062694" table:formula="of:=[.P106]*1.03" table:style-name="ce40">
            <text:p>80981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10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71" table:formula="of:=-0.06*(([.A107]-1963)^2)+8.5*([.A107]-1963)+140" table:style-name="ce30">
            <text:p>371.0</text:p>
          </table:table-cell>
          <table:table-cell office:value-type="float" office:value="421" table:formula="of:=[.DR107]+50" table:style-name="ce41">
            <text:p>421.0</text:p>
          </table:table-cell>
          <table:table-cell office:value-type="float" office:value="321" table:formula="of:=[.DR107]-50" table:style-name="ce41">
            <text:p>321.0</text:p>
          </table:table-cell>
          <table:table-cell office:value-type="float" office:value="471" table:formula="of:=[.DR107]+100" table:style-name="ce41">
            <text:p>471.0</text:p>
          </table:table-cell>
          <table:table-cell office:value-type="float" office:value="271" table:formula="of:=[.DR107]-100" table:style-name="ce41">
            <text:p>271.0</text:p>
          </table:table-cell>
          <table:table-cell office:value-type="float" office:value="476.875" table:formula="of:=-0.025*(([.A107]-1963)^2)+5.5*([.A107]-1963)+175" table:style-name="ce30">
            <text:p>476.9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69" table:style-name="ce18">
            <text:p>2069</text:p>
          </table:table-cell>
          <table:table-cell office:value-type="float" office:value="50621035.150276914" table:style-name="ce14">
            <text:p>50621035</text:p>
          </table:table-cell>
          <table:table-cell office:value-type="float" office:value="15415713.370708" table:style-name="ce40">
            <text:p>15415713</text:p>
          </table:table-cell>
          <table:table-cell office:value-type="float" office:value="23451607.854457993" table:style-name="ce40">
            <text:p>23451608</text:p>
          </table:table-cell>
          <table:table-cell table:style-name="ce100"/>
          <table:table-cell office:value-type="float" office:value="592912.05271953845" table:formula="of:=[.C108]/26" table:style-name="ce40">
            <text:p>592912</text:p>
          </table:table-cell>
          <table:table-cell office:value-type="float" office:value="296456.02635976922" table:formula="of:=[.F108]/2" table:style-name="ce40">
            <text:p>296456</text:p>
          </table:table-cell>
          <table:table-cell office:value-type="float" office:value="444684.03953965381" table:formula="of:=[.G108]*1.5" table:style-name="ce40">
            <text:p>444684</text:p>
          </table:table-cell>
          <table:table-cell office:value-type="float" office:value="585443.35030000005" table:style-name="ce40">
            <text:p>585443</text:p>
          </table:table-cell>
          <table:table-cell office:value-type="float" office:value="292721.67515000002" table:formula="of:=[.I108]/2" table:style-name="ce40">
            <text:p>292722</text:p>
          </table:table-cell>
          <table:table-cell office:value-type="float" office:value="592964.33088200004" table:style-name="ce40">
            <text:p>592964</text:p>
          </table:table-cell>
          <table:table-cell office:value-type="float" office:value="296482.16544100002" table:formula="of:=[.K108]/2" table:style-name="ce40">
            <text:p>296482</text:p>
          </table:table-cell>
          <table:table-cell office:value-type="float" office:value="631249.16354600003" table:style-name="ce40">
            <text:p>631249</text:p>
          </table:table-cell>
          <table:table-cell office:value-type="float" office:value="315624.58177300001" table:formula="of:=[.M108]/2" table:style-name="ce40">
            <text:p>315625</text:p>
          </table:table-cell>
          <table:table-cell table:style-name="ce40"/>
          <table:table-cell office:value-type="float" office:value="834108.0317994575" table:formula="of:=[.P107]*1.03" table:style-name="ce40">
            <text:p>834108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10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66.84000000000003" table:formula="of:=-0.06*(([.A108]-1963)^2)+8.5*([.A108]-1963)+140" table:style-name="ce30">
            <text:p>366.8</text:p>
          </table:table-cell>
          <table:table-cell office:value-type="float" office:value="416.84000000000003" table:formula="of:=[.DR108]+50" table:style-name="ce41">
            <text:p>416.8</text:p>
          </table:table-cell>
          <table:table-cell office:value-type="float" office:value="316.84000000000003" table:formula="of:=[.DR108]-50" table:style-name="ce41">
            <text:p>316.8</text:p>
          </table:table-cell>
          <table:table-cell office:value-type="float" office:value="466.84000000000003" table:formula="of:=[.DR108]+100" table:style-name="ce41">
            <text:p>466.8</text:p>
          </table:table-cell>
          <table:table-cell office:value-type="float" office:value="266.84000000000003" table:formula="of:=[.DR108]-100" table:style-name="ce41">
            <text:p>266.8</text:p>
          </table:table-cell>
          <table:table-cell office:value-type="float" office:value="477.09999999999997" table:formula="of:=-0.025*(([.A108]-1963)^2)+5.5*([.A108]-1963)+175" table:style-name="ce30">
            <text:p>477.1</text:p>
          </table:table-cell>
          <table:table-cell table:number-columns-repeated="3" table:style-name="ce137"/>
          <table:table-cell table:number-columns-repeated="16254"/>
        </table:table-row>
        <table:table-row table:style-name="ro3">
          <table:table-cell office:value-type="float" office:value="2070" table:style-name="ce18">
            <text:p>2070</text:p>
          </table:table-cell>
          <table:table-cell office:value-type="float" office:value="50690990.215817258" table:style-name="ce14">
            <text:p>50690990</text:p>
          </table:table-cell>
          <table:table-cell office:value-type="float" office:value="15489799.994334999" table:style-name="ce40">
            <text:p>15489800</text:p>
          </table:table-cell>
          <table:table-cell office:value-type="float" office:value="23410717.164259002" table:style-name="ce40">
            <text:p>23410717</text:p>
          </table:table-cell>
          <table:table-cell table:style-name="ce100"/>
          <table:table-cell office:value-type="float" office:value="595761.53824365383" table:formula="of:=[.C109]/26" table:style-name="ce40">
            <text:p>595762</text:p>
          </table:table-cell>
          <table:table-cell office:value-type="float" office:value="297880.76912182692" table:formula="of:=[.F109]/2" table:style-name="ce40">
            <text:p>297881</text:p>
          </table:table-cell>
          <table:table-cell office:value-type="float" office:value="446821.15368274041" table:formula="of:=[.G109]*1.5" table:style-name="ce40">
            <text:p>446821</text:p>
          </table:table-cell>
          <table:table-cell office:value-type="float" office:value="591170.35224299994" table:style-name="ce40">
            <text:p>591170</text:p>
          </table:table-cell>
          <table:table-cell office:value-type="float" office:value="295585.17612149997" table:formula="of:=[.I109]/2" table:style-name="ce40">
            <text:p>295585</text:p>
          </table:table-cell>
          <table:table-cell office:value-type="float" office:value="596784.95242700004" table:style-name="ce40">
            <text:p>596785</text:p>
          </table:table-cell>
          <table:table-cell office:value-type="float" office:value="298392.47621350002" table:formula="of:=[.K109]/2" table:style-name="ce40">
            <text:p>298392</text:p>
          </table:table-cell>
          <table:table-cell office:value-type="float" office:value="621442.19025300001" table:style-name="ce40">
            <text:p>621442</text:p>
          </table:table-cell>
          <table:table-cell office:value-type="float" office:value="310721.0951265" table:formula="of:=[.M109]/2" table:style-name="ce40">
            <text:p>310721</text:p>
          </table:table-cell>
          <table:table-cell table:style-name="ce40"/>
          <table:table-cell office:value-type="float" office:value="859131.27275344124" table:formula="of:=[.P108]*1.03" table:style-name="ce40">
            <text:p>859131</text:p>
          </table:table-cell>
          <table:table-cell table:number-columns-repeated="5" table:style-name="ce35"/>
          <table:table-cell table:style-name="ce40"/>
          <table:table-cell table:number-columns-repeated="3" table:style-name="ce35"/>
          <table:table-cell table:style-name="ce102"/>
          <table:table-cell table:style-name="ce35"/>
          <table:table-cell table:style-name="ce102"/>
          <table:table-cell table:number-columns-repeated="6" table:style-name="ce35"/>
          <table:table-cell table:number-columns-repeated="10" table:style-name="ce102"/>
          <table:table-cell table:style-name="ce35"/>
          <table:table-cell table:number-columns-repeated="6" table:style-name="ce102"/>
          <table:table-cell table:number-columns-repeated="4" table:style-name="ce35"/>
          <table:table-cell table:number-columns-repeated="19" table:style-name="ce40"/>
          <table:table-cell table:number-columns-repeated="2" table:style-name="ce35"/>
          <table:table-cell table:number-columns-repeated="4" table:style-name="ce102"/>
          <table:table-cell table:number-columns-repeated="4" table:style-name="ce35"/>
          <table:table-cell table:number-columns-repeated="3" table:style-name="ce102"/>
          <table:table-cell table:number-columns-repeated="5" table:style-name="ce35"/>
          <table:table-cell table:number-columns-repeated="15" table:style-name="ce40"/>
          <table:table-cell table:number-columns-repeated="14" table:style-name="ce35"/>
          <table:table-cell office:value-type="float" office:value="362.56000000000006" table:formula="of:=-0.06*(([.A109]-1963)^2)+8.5*([.A109]-1963)+140" table:style-name="ce30">
            <text:p>362.6</text:p>
          </table:table-cell>
          <table:table-cell office:value-type="float" office:value="412.56000000000006" table:formula="of:=[.DR109]+50" table:style-name="ce41">
            <text:p>412.6</text:p>
          </table:table-cell>
          <table:table-cell office:value-type="float" office:value="312.56000000000006" table:formula="of:=[.DR109]-50" table:style-name="ce41">
            <text:p>312.6</text:p>
          </table:table-cell>
          <table:table-cell office:value-type="float" office:value="462.56000000000006" table:formula="of:=[.DR109]+100" table:style-name="ce41">
            <text:p>462.6</text:p>
          </table:table-cell>
          <table:table-cell office:value-type="float" office:value="262.56000000000006" table:formula="of:=[.DR109]-100" table:style-name="ce41">
            <text:p>262.6</text:p>
          </table:table-cell>
          <table:table-cell office:value-type="float" office:value="477.27499999999998" table:formula="of:=-0.025*(([.A109]-1963)^2)+5.5*([.A109]-1963)+175" table:style-name="ce30">
            <text:p>477.3</text:p>
          </table:table-cell>
          <table:table-cell table:number-columns-repeated="3" table:style-name="ce137"/>
          <table:table-cell table:number-columns-repeated="16254"/>
        </table:table-row>
        <table:table-row table:number-rows-repeated="3" table:style-name="ro4">
          <table:table-cell table:number-columns-repeated="10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 table:style-name="ce1"/>
        </table:table-row>
        <table:table-row table:number-rows-repeated="7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20"/>
          <table:table-cell table:number-columns-repeated="88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57"/>
        </table:table-row>
        <table:table-row table:number-rows-repeated="1048325" table:style-name="ro4">
          <table:table-cell table:number-columns-repeated="16384"/>
        </table:table-row>
      </table:table>
      <table:table table:name="Quarterly" table:style-name="ta2">
        <table:table-column table:style-name="co34" table:default-cell-style-name="ce60"/>
        <table:table-column table:style-name="co53" table:default-cell-style-name="ce1"/>
        <table:table-column table:style-name="co11" table:default-cell-style-name="ce1"/>
        <table:table-column table:style-name="co54" table:default-cell-style-name="ce1"/>
        <table:table-column table:style-name="co45" table:default-cell-style-name="ce1"/>
        <table:table-column table:style-name="co12" table:default-cell-style-name="ce1"/>
        <table:table-column table:style-name="co55" table:number-columns-repeated="2" table:default-cell-style-name="ce1"/>
        <table:table-column table:style-name="co5" table:default-cell-style-name="ce1"/>
        <table:table-column table:style-name="co53" table:number-columns-repeated="6" table:default-cell-style-name="ce1"/>
        <table:table-column table:style-name="co56" table:default-cell-style-name="ce1"/>
        <table:table-column table:style-name="co57" table:default-cell-style-name="ce1"/>
        <table:table-column table:style-name="co53" table:number-columns-repeated="16367" table:default-cell-style-name="ce1"/>
        <table:table-row table:style-name="ro5">
          <table:table-cell office:value-type="string" table:style-name="ce54">
            <text:p>Quarter</text:p>
          </table:table-cell>
          <table:table-cell office:value-type="string" table:style-name="ce53">
            <text:p>HPI</text:p>
          </table:table-cell>
          <table:table-cell office:value-type="string" table:style-name="ce54">
            <text:p>Unemployment</text:p>
          </table:table-cell>
          <table:table-cell office:value-type="string" table:style-name="ce54">
            <text:p>Price_idealista</text:p>
          </table:table-cell>
          <table:table-cell office:value-type="string" table:style-name="ce54">
            <text:p>Price_notaries</text:p>
          </table:table-cell>
          <table:table-cell office:value-type="string" table:style-name="ce52">
            <text:p>Sales</text:p>
          </table:table-cell>
          <table:table-cell office:value-type="string" table:style-name="ce52">
            <text:p>Spread</text:p>
          </table:table-cell>
          <table:table-cell office:value-type="string" table:style-name="ce54">
            <text:p>Av. Spread</text:p>
          </table:table-cell>
          <table:table-cell office:value-type="string" table:style-name="ce54">
            <text:p>Sharp_change</text:p>
          </table:table-cell>
          <table:table-cell office:value-type="string" table:style-name="ce56">
            <text:p>Ide_1</text:p>
          </table:table-cell>
          <table:table-cell office:value-type="string" table:style-name="ce56">
            <text:p>Ide_2</text:p>
          </table:table-cell>
          <table:table-cell office:value-type="string" table:style-name="ce56">
            <text:p>Ide_3</text:p>
          </table:table-cell>
          <table:table-cell office:value-type="string" table:style-name="ce57">
            <text:p>Not_1</text:p>
          </table:table-cell>
          <table:table-cell office:value-type="string" table:style-name="ce57">
            <text:p>Not_2</text:p>
          </table:table-cell>
          <table:table-cell office:value-type="string" table:style-name="ce57">
            <text:p>Not_3</text:p>
          </table:table-cell>
          <table:table-cell office:value-type="string" table:number-columns-spanned="2" table:number-rows-spanned="1" table:style-name="ce154">
            <text:p>Construction_period</text:p>
          </table:table-cell>
          <table:covered-table-cell/>
          <table:table-cell table:number-columns-repeated="16367"/>
        </table:table-row>
        <table:table-row table:style-name="ro3">
          <table:table-cell office:value-type="string" table:style-name="ce58">
            <text:p>2007T1</text:p>
          </table:table-cell>
          <table:table-cell office:value-type="float" office:value="145.935" table:style-name="ce6">
            <text:p>146</text:p>
          </table:table-cell>
          <table:table-cell office:value-type="float" office:value="8.42" table:style-name="ce7">
            <text:p>8.4</text:p>
          </table:table-cell>
          <table:table-cell office:value-type="float" office:value="1995.6666666666667" table:formula="of:=AVERAGE([.J2:.L2])" table:style-name="ce6">
            <text:p>1996</text:p>
          </table:table-cell>
          <table:table-cell office:value-type="float" office:value="1756" table:formula="of:=AVERAGE([.M2:.O2])" table:style-name="ce6">
            <text:p>1756</text:p>
          </table:table-cell>
          <table:table-cell office:value-type="float" office:value="230023" table:style-name="ce6">
            <text:p>230023</text:p>
          </table:table-cell>
          <table:table-cell office:value-type="float" office:value="12.009353599465513" table:formula="of:=ABS((([.E2]*100/[.D2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995.6666666666667" table:formula="of:=[.D2]" table:style-name="ce6">
            <text:p>1996</text:p>
          </table:table-cell>
          <table:table-cell office:value-type="float" office:value="1980" table:style-name="ce50">
            <text:p>1980</text:p>
          </table:table-cell>
          <table:table-cell office:value-type="float" office:value="1984" table:style-name="ce50">
            <text:p>1984</text:p>
          </table:table-cell>
          <table:table-cell office:value-type="float" office:value="2023" table:style-name="ce51">
            <text:p>2023</text:p>
          </table:table-cell>
          <table:table-cell office:value-type="float" office:value="1756" table:style-name="ce48">
            <text:p>1756</text:p>
          </table:table-cell>
          <table:table-cell office:value-type="float" office:value="1756" table:style-name="ce48">
            <text:p>1756</text:p>
          </table:table-cell>
          <table:table-cell office:value-type="float" office:value="1756" table:style-name="ce48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9">
            <text:p>8557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7T2</text:p>
          </table:table-cell>
          <table:table-cell office:value-type="float" office:value="150.10300000000001" table:style-name="ce6">
            <text:p>150</text:p>
          </table:table-cell>
          <table:table-cell office:value-type="float" office:value="7.93" table:style-name="ce7">
            <text:p>7.9</text:p>
          </table:table-cell>
          <table:table-cell office:value-type="float" office:value="2037.3333333333333" table:formula="of:=AVERAGE([.J3:.L3])" table:style-name="ce6">
            <text:p>2037</text:p>
          </table:table-cell>
          <table:table-cell office:value-type="float" office:value="1810.0966666666666" table:formula="of:=AVERAGE([.M3:.O3])" table:style-name="ce6">
            <text:p>1810</text:p>
          </table:table-cell>
          <table:table-cell office:value-type="float" office:value="202585" table:style-name="ce6">
            <text:p>202585</text:p>
          </table:table-cell>
          <table:table-cell office:value-type="float" office:value="11.153632198952877" table:formula="of:=ABS((([.E3]*100/[.D3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2091.4299999999998" table:formula="of:=[.D3]+([.E3]-[.E2])" table:style-name="ce6">
            <text:p>2091</text:p>
          </table:table-cell>
          <table:table-cell office:value-type="float" office:value="2015" table:style-name="ce50">
            <text:p>2015</text:p>
          </table:table-cell>
          <table:table-cell office:value-type="float" office:value="2044" table:style-name="ce50">
            <text:p>2044</text:p>
          </table:table-cell>
          <table:table-cell office:value-type="float" office:value="2053" table:style-name="ce51">
            <text:p>2053</text:p>
          </table:table-cell>
          <table:table-cell office:value-type="float" office:value="1773.54" table:style-name="ce55">
            <text:p>1774</text:p>
          </table:table-cell>
          <table:table-cell office:value-type="float" office:value="1806.79" table:style-name="ce55">
            <text:p>1807</text:p>
          </table:table-cell>
          <table:table-cell office:value-type="float" office:value="1849.96" table:style-name="ce49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9">
            <text:p>5724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7T3</text:p>
          </table:table-cell>
          <table:table-cell office:value-type="float" office:value="151.71899999999999" table:style-name="ce6">
            <text:p>152</text:p>
          </table:table-cell>
          <table:table-cell office:value-type="float" office:value="8.01" table:style-name="ce7">
            <text:p>8.0</text:p>
          </table:table-cell>
          <table:table-cell office:value-type="float" office:value="2031" table:formula="of:=AVERAGE([.J4:.L4])" table:style-name="ce6">
            <text:p>2031</text:p>
          </table:table-cell>
          <table:table-cell office:value-type="float" office:value="1782.9466666666667" table:formula="of:=AVERAGE([.M4:.O4])" table:style-name="ce6">
            <text:p>1783</text:p>
          </table:table-cell>
          <table:table-cell office:value-type="float" office:value="184326" table:style-name="ce6">
            <text:p>184326</text:p>
          </table:table-cell>
          <table:table-cell office:value-type="float" office:value="12.213359592975536" table:formula="of:=ABS((([.E4]*100/[.D4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2003.8500000000001" table:formula="of:=[.D4]+([.E4]-[.E3])" table:style-name="ce6">
            <text:p>2004</text:p>
          </table:table-cell>
          <table:table-cell office:value-type="float" office:value="2045" table:style-name="ce50">
            <text:p>2045</text:p>
          </table:table-cell>
          <table:table-cell office:value-type="float" office:value="2026" table:style-name="ce50">
            <text:p>2026</text:p>
          </table:table-cell>
          <table:table-cell office:value-type="float" office:value="2022" table:style-name="ce51">
            <text:p>2022</text:p>
          </table:table-cell>
          <table:table-cell office:value-type="float" office:value="1886.68" table:style-name="ce55">
            <text:p>1887</text:p>
          </table:table-cell>
          <table:table-cell office:value-type="float" office:value="1661.57" table:style-name="ce55">
            <text:p>1662</text:p>
          </table:table-cell>
          <table:table-cell office:value-type="float" office:value="1800.59" table:style-name="ce49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9">
            <text:p>17665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7T4</text:p>
          </table:table-cell>
          <table:table-cell office:value-type="float" office:value="150.63999999999999" table:style-name="ce6">
            <text:p>151</text:p>
          </table:table-cell>
          <table:table-cell office:value-type="float" office:value="8.57" table:style-name="ce7">
            <text:p>8.6</text:p>
          </table:table-cell>
          <table:table-cell office:value-type="float" office:value="2036" table:formula="of:=AVERAGE([.J5:.L5])" table:style-name="ce6">
            <text:p>2036</text:p>
          </table:table-cell>
          <table:table-cell office:value-type="float" office:value="1812.3799999999999" table:formula="of:=AVERAGE([.M5:.O5])" table:style-name="ce6">
            <text:p>1812</text:p>
          </table:table-cell>
          <table:table-cell office:value-type="float" office:value="158366" table:style-name="ce6">
            <text:p>158366</text:p>
          </table:table-cell>
          <table:table-cell office:value-type="float" office:value="10.983300589390964" table:formula="of:=ABS((([.E5]*100/[.D5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2065.4333333333334" table:formula="of:=[.D5]+([.E5]-[.E4])" table:style-name="ce6">
            <text:p>2065</text:p>
          </table:table-cell>
          <table:table-cell office:value-type="float" office:value="2039" table:style-name="ce50">
            <text:p>2039</text:p>
          </table:table-cell>
          <table:table-cell office:value-type="float" office:value="2046" table:style-name="ce50">
            <text:p>2046</text:p>
          </table:table-cell>
          <table:table-cell office:value-type="float" office:value="2023" table:style-name="ce51">
            <text:p>2023</text:p>
          </table:table-cell>
          <table:table-cell office:value-type="float" office:value="1784.15" table:style-name="ce55">
            <text:p>1784</text:p>
          </table:table-cell>
          <table:table-cell office:value-type="float" office:value="1800.89" table:style-name="ce55">
            <text:p>1801</text:p>
          </table:table-cell>
          <table:table-cell office:value-type="float" office:value="1852.1" table:style-name="ce55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9">
            <text:p>64593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8T1</text:p>
          </table:table-cell>
          <table:table-cell office:value-type="float" office:value="150.08199999999999" table:style-name="ce6">
            <text:p>150</text:p>
          </table:table-cell>
          <table:table-cell office:value-type="float" office:value="9.6" table:style-name="ce7">
            <text:p>9.6</text:p>
          </table:table-cell>
          <table:table-cell office:value-type="float" office:value="2013" table:formula="of:=AVERAGE([.J6:.L6])" table:style-name="ce6">
            <text:p>2013</text:p>
          </table:table-cell>
          <table:table-cell office:value-type="float" office:value="1779.1966666666667" table:formula="of:=AVERAGE([.M6:.O6])" table:style-name="ce6">
            <text:p>1779</text:p>
          </table:table-cell>
          <table:table-cell office:value-type="float" office:value="162267" table:style-name="ce6">
            <text:p>162267</text:p>
          </table:table-cell>
          <table:table-cell office:value-type="float" office:value="11.614671303195877" table:formula="of:=ABS((([.E6]*100/[.D6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979.8166666666668" table:formula="of:=[.D6]+([.E6]-[.E5])" table:style-name="ce6">
            <text:p>1980</text:p>
          </table:table-cell>
          <table:table-cell office:value-type="float" office:value="2011" table:style-name="ce50">
            <text:p>2011</text:p>
          </table:table-cell>
          <table:table-cell office:value-type="float" office:value="2009" table:style-name="ce50">
            <text:p>2009</text:p>
          </table:table-cell>
          <table:table-cell office:value-type="float" office:value="2019" table:style-name="ce51">
            <text:p>2019</text:p>
          </table:table-cell>
          <table:table-cell office:value-type="float" office:value="1790.49" table:style-name="ce55">
            <text:p>1790</text:p>
          </table:table-cell>
          <table:table-cell office:value-type="float" office:value="1758.3" table:style-name="ce55">
            <text:p>1758</text:p>
          </table:table-cell>
          <table:table-cell office:value-type="float" office:value="1788.8" table:style-name="ce55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9">
            <text:p>56425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8T2</text:p>
          </table:table-cell>
          <table:table-cell office:value-type="float" office:value="149.61799999999999" table:style-name="ce6">
            <text:p>150</text:p>
          </table:table-cell>
          <table:table-cell office:value-type="float" office:value="10.36" table:style-name="ce7">
            <text:p>10.4</text:p>
          </table:table-cell>
          <table:table-cell office:value-type="float" office:value="2014.6666666666667" table:formula="of:=AVERAGE([.J7:.L7])" table:style-name="ce6">
            <text:p>2015</text:p>
          </table:table-cell>
          <table:table-cell office:value-type="float" office:value="1788.04" table:formula="of:=AVERAGE([.M7:.O7])" table:style-name="ce6">
            <text:p>1788</text:p>
          </table:table-cell>
          <table:table-cell office:value-type="float" office:value="150981" table:style-name="ce6">
            <text:p>150981</text:p>
          </table:table-cell>
          <table:table-cell office:value-type="float" office:value="11.248841826604902" table:formula="of:=ABS((([.E7]*100/[.D7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2023.51" table:formula="of:=[.D7]+([.E7]-[.E6])" table:style-name="ce6">
            <text:p>2024</text:p>
          </table:table-cell>
          <table:table-cell office:value-type="float" office:value="2023" table:style-name="ce50">
            <text:p>2023</text:p>
          </table:table-cell>
          <table:table-cell office:value-type="float" office:value="2013" table:style-name="ce50">
            <text:p>2013</text:p>
          </table:table-cell>
          <table:table-cell office:value-type="float" office:value="2008" table:style-name="ce51">
            <text:p>2008</text:p>
          </table:table-cell>
          <table:table-cell office:value-type="float" office:value="1791.67" table:style-name="ce55">
            <text:p>1792</text:p>
          </table:table-cell>
          <table:table-cell office:value-type="float" office:value="1765.94" table:style-name="ce55">
            <text:p>1766</text:p>
          </table:table-cell>
          <table:table-cell office:value-type="float" office:value="1806.51" table:style-name="ce55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9">
            <text:p>49133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8T3</text:p>
          </table:table-cell>
          <table:table-cell office:value-type="float" office:value="147.13399999999999" table:style-name="ce6">
            <text:p>147</text:p>
          </table:table-cell>
          <table:table-cell office:value-type="float" office:value="11.23" table:style-name="ce7">
            <text:p>11.2</text:p>
          </table:table-cell>
          <table:table-cell office:value-type="float" office:value="1959.3333333333333" table:formula="of:=AVERAGE([.J8:.L8])" table:style-name="ce6">
            <text:p>1959</text:p>
          </table:table-cell>
          <table:table-cell office:value-type="float" office:value="1730.74" table:formula="of:=AVERAGE([.M8:.O8])" table:style-name="ce6">
            <text:p>1731</text:p>
          </table:table-cell>
          <table:table-cell office:value-type="float" office:value="128773" table:style-name="ce6">
            <text:p>128773</text:p>
          </table:table-cell>
          <table:table-cell office:value-type="float" office:value="11.666893501190884" table:formula="of:=ABS((([.E8]*100/[.D8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902.0333333333333" table:formula="of:=[.D8]+([.E8]-[.E7])" table:style-name="ce6">
            <text:p>1902</text:p>
          </table:table-cell>
          <table:table-cell office:value-type="float" office:value="1979" table:style-name="ce50">
            <text:p>1979</text:p>
          </table:table-cell>
          <table:table-cell office:value-type="float" office:value="1953" table:style-name="ce50">
            <text:p>1953</text:p>
          </table:table-cell>
          <table:table-cell office:value-type="float" office:value="1946" table:style-name="ce51">
            <text:p>1946</text:p>
          </table:table-cell>
          <table:table-cell office:value-type="float" office:value="1799.46" table:style-name="ce55">
            <text:p>1799</text:p>
          </table:table-cell>
          <table:table-cell office:value-type="float" office:value="1648.27" table:style-name="ce55">
            <text:p>1648</text:p>
          </table:table-cell>
          <table:table-cell office:value-type="float" office:value="1744.49" table:style-name="ce55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X60])*20" table:style-name="ce68">
            <text:p>18850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8T4</text:p>
          </table:table-cell>
          <table:table-cell office:value-type="float" office:value="142.511" table:style-name="ce6">
            <text:p>143</text:p>
          </table:table-cell>
          <table:table-cell office:value-type="float" office:value="13.79" table:style-name="ce7">
            <text:p>13.8</text:p>
          </table:table-cell>
          <table:table-cell office:value-type="float" office:value="1934" table:formula="of:=AVERAGE([.J9:.L9])" table:style-name="ce6">
            <text:p>1934</text:p>
          </table:table-cell>
          <table:table-cell office:value-type="float" office:value="1736.1933333333334" table:formula="of:=AVERAGE([.M9:.O9])" table:style-name="ce6">
            <text:p>1736</text:p>
          </table:table-cell>
          <table:table-cell office:value-type="float" office:value="110059" table:style-name="ce6">
            <text:p>110059</text:p>
          </table:table-cell>
          <table:table-cell office:value-type="float" office:value="10.22785246466735" table:formula="of:=ABS((([.E9]*100/[.D9])-100)*-1)" table:style-name="ce6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1939.4533333333334" table:formula="of:=[.D9]+([.E9]-[.E8])" table:style-name="ce6">
            <text:p>1939</text:p>
          </table:table-cell>
          <table:table-cell office:value-type="float" office:value="1938" table:style-name="ce50">
            <text:p>1938</text:p>
          </table:table-cell>
          <table:table-cell office:value-type="float" office:value="1943" table:style-name="ce50">
            <text:p>1943</text:p>
          </table:table-cell>
          <table:table-cell office:value-type="float" office:value="1921" table:style-name="ce51">
            <text:p>1921</text:p>
          </table:table-cell>
          <table:table-cell office:value-type="float" office:value="1765.74" table:style-name="ce55">
            <text:p>1766</text:p>
          </table:table-cell>
          <table:table-cell office:value-type="float" office:value="1687.57" table:style-name="ce55">
            <text:p>1688</text:p>
          </table:table-cell>
          <table:table-cell office:value-type="float" office:value="1755.27" table:style-name="ce55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Q2:.Q8])" table:style-name="ce9">
            <text:p>22094700</text:p>
          </table:table-cell>
          <table:table-cell table:number-columns-repeated="16367"/>
        </table:table-row>
        <table:table-row table:style-name="ro3">
          <table:table-cell office:value-type="string" table:style-name="ce59">
            <text:p>2009T1</text:p>
          </table:table-cell>
          <table:table-cell office:value-type="float" office:value="138.69300000000001" table:style-name="ce6">
            <text:p>139</text:p>
          </table:table-cell>
          <table:table-cell office:value-type="float" office:value="17.239999999999998" table:style-name="ce7">
            <text:p>17.2</text:p>
          </table:table-cell>
          <table:table-cell office:value-type="float" office:value="1922" table:formula="of:=AVERAGE([.J10:.L10])" table:style-name="ce6">
            <text:p>1922</text:p>
          </table:table-cell>
          <table:table-cell office:value-type="float" office:value="1695.5100000000002" table:formula="of:=AVERAGE([.M10:.O10])" table:style-name="ce6">
            <text:p>1696</text:p>
          </table:table-cell>
          <table:table-cell office:value-type="float" office:value="106523" table:style-name="ce6">
            <text:p>106523</text:p>
          </table:table-cell>
          <table:table-cell office:value-type="float" office:value="11.784079084287185" table:formula="of:=ABS((([.E10]*100/[.D10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881.3166666666668" table:formula="of:=[.D10]+([.E10]-[.E9])" table:style-name="ce6">
            <text:p>1881</text:p>
          </table:table-cell>
          <table:table-cell office:value-type="float" office:value="1921" table:style-name="ce50">
            <text:p>1921</text:p>
          </table:table-cell>
          <table:table-cell office:value-type="float" office:value="1918" table:style-name="ce50">
            <text:p>1918</text:p>
          </table:table-cell>
          <table:table-cell office:value-type="float" office:value="1927" table:style-name="ce51">
            <text:p>1927</text:p>
          </table:table-cell>
          <table:table-cell office:value-type="float" office:value="1708.89" table:style-name="ce55">
            <text:p>1709</text:p>
          </table:table-cell>
          <table:table-cell office:value-type="float" office:value="1677.76" table:style-name="ce55">
            <text:p>1678</text:p>
          </table:table-cell>
          <table:table-cell office:value-type="float" office:value="1699.88" table:style-name="ce55">
            <text:p>1700</text:p>
          </table:table-cell>
          <table:table-cell table:number-columns-repeated="2" table:style-name="ce3"/>
          <table:table-cell table:number-columns-repeated="16367"/>
        </table:table-row>
        <table:table-row table:style-name="ro3">
          <table:table-cell office:value-type="string" table:style-name="ce59">
            <text:p>2009T2</text:p>
          </table:table-cell>
          <table:table-cell office:value-type="float" office:value="138.08199999999999" table:style-name="ce6">
            <text:p>138</text:p>
          </table:table-cell>
          <table:table-cell office:value-type="float" office:value="17.77" table:style-name="ce7">
            <text:p>17.8</text:p>
          </table:table-cell>
          <table:table-cell office:value-type="float" office:value="1911.6666666666667" table:formula="of:=AVERAGE([.J11:.L11])" table:style-name="ce6">
            <text:p>1912</text:p>
          </table:table-cell>
          <table:table-cell office:value-type="float" office:value="1700.39" table:formula="of:=AVERAGE([.M11:.O11])" table:style-name="ce6">
            <text:p>1700</text:p>
          </table:table-cell>
          <table:table-cell office:value-type="float" office:value="97788" table:style-name="ce6">
            <text:p>97788</text:p>
          </table:table-cell>
          <table:table-cell office:value-type="float" office:value="11.051961639058419" table:formula="of:=ABS((([.E11]*100/[.D11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1916.5466666666666" table:formula="of:=[.D11]+([.E11]-[.E10])" table:style-name="ce6">
            <text:p>1917</text:p>
          </table:table-cell>
          <table:table-cell office:value-type="float" office:value="1921" table:style-name="ce50">
            <text:p>1921</text:p>
          </table:table-cell>
          <table:table-cell office:value-type="float" office:value="1913" table:style-name="ce50">
            <text:p>1913</text:p>
          </table:table-cell>
          <table:table-cell office:value-type="float" office:value="1901" table:style-name="ce51">
            <text:p>1901</text:p>
          </table:table-cell>
          <table:table-cell office:value-type="float" office:value="1698.65" table:style-name="ce55">
            <text:p>1699</text:p>
          </table:table-cell>
          <table:table-cell office:value-type="float" office:value="1698.04" table:style-name="ce55">
            <text:p>1698</text:p>
          </table:table-cell>
          <table:table-cell office:value-type="float" office:value="1704.48" table:style-name="ce55">
            <text:p>1704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09T3</text:p>
          </table:table-cell>
          <table:table-cell office:value-type="float" office:value="136.845" table:style-name="ce6">
            <text:p>137</text:p>
          </table:table-cell>
          <table:table-cell office:value-type="float" office:value="17.75" table:style-name="ce7">
            <text:p>17.8</text:p>
          </table:table-cell>
          <table:table-cell office:value-type="float" office:value="1886" table:formula="of:=AVERAGE([.J12:.L12])" table:style-name="ce6">
            <text:p>1886</text:p>
          </table:table-cell>
          <table:table-cell office:value-type="float" office:value="1666.6266666666668" table:formula="of:=AVERAGE([.M12:.O12])" table:style-name="ce6">
            <text:p>1667</text:p>
          </table:table-cell>
          <table:table-cell office:value-type="float" office:value="109084" table:style-name="ce6">
            <text:p>109084</text:p>
          </table:table-cell>
          <table:table-cell office:value-type="float" office:value="11.631671968893585" table:formula="of:=ABS((([.E12]*100/[.D12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852.2366666666667" table:formula="of:=[.D12]+([.E12]-[.E11])" table:style-name="ce6">
            <text:p>1852</text:p>
          </table:table-cell>
          <table:table-cell office:value-type="float" office:value="1897" table:style-name="ce50">
            <text:p>1897</text:p>
          </table:table-cell>
          <table:table-cell office:value-type="float" office:value="1883" table:style-name="ce50">
            <text:p>1883</text:p>
          </table:table-cell>
          <table:table-cell office:value-type="float" office:value="1878" table:style-name="ce51">
            <text:p>1878</text:p>
          </table:table-cell>
          <table:table-cell office:value-type="float" office:value="1719.54" table:style-name="ce55">
            <text:p>1720</text:p>
          </table:table-cell>
          <table:table-cell office:value-type="float" office:value="1570.93" table:style-name="ce55">
            <text:p>1571</text:p>
          </table:table-cell>
          <table:table-cell office:value-type="float" office:value="1709.41" table:style-name="ce55">
            <text:p>1709</text:p>
          </table:table-cell>
          <table:table-cell table:number-columns-repeated="2" table:style-name="ce47"/>
          <table:table-cell table:number-columns-repeated="16367"/>
        </table:table-row>
        <table:table-row table:style-name="ro3">
          <table:table-cell office:value-type="string" table:style-name="ce59">
            <text:p>2009T4</text:p>
          </table:table-cell>
          <table:table-cell office:value-type="float" office:value="136.31299999999999" table:style-name="ce6">
            <text:p>136</text:p>
          </table:table-cell>
          <table:table-cell office:value-type="float" office:value="18.66" table:style-name="ce7">
            <text:p>18.7</text:p>
          </table:table-cell>
          <table:table-cell office:value-type="float" office:value="1876.6666666666667" table:formula="of:=AVERAGE([.J13:.L13])" table:style-name="ce6">
            <text:p>1877</text:p>
          </table:table-cell>
          <table:table-cell office:value-type="float" office:value="1687.4466666666667" table:formula="of:=AVERAGE([.M13:.O13])" table:style-name="ce6">
            <text:p>1687</text:p>
          </table:table-cell>
          <table:table-cell office:value-type="float" office:value="99998" table:style-name="ce6">
            <text:p>99998</text:p>
          </table:table-cell>
          <table:table-cell office:value-type="float" office:value="10.08277087033747" table:formula="of:=ABS((([.E13]*100/[.D13])-100)*-1)" table:style-name="ce6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1897.4866666666667" table:formula="of:=[.D13]+([.E13]-[.E12])" table:style-name="ce6">
            <text:p>1897</text:p>
          </table:table-cell>
          <table:table-cell office:value-type="float" office:value="1878" table:style-name="ce50">
            <text:p>1878</text:p>
          </table:table-cell>
          <table:table-cell office:value-type="float" office:value="1879" table:style-name="ce50">
            <text:p>1879</text:p>
          </table:table-cell>
          <table:table-cell office:value-type="float" office:value="1873" table:style-name="ce51">
            <text:p>1873</text:p>
          </table:table-cell>
          <table:table-cell office:value-type="float" office:value="1654.49" table:style-name="ce55">
            <text:p>1654</text:p>
          </table:table-cell>
          <table:table-cell office:value-type="float" office:value="1674.7" table:style-name="ce55">
            <text:p>1675</text:p>
          </table:table-cell>
          <table:table-cell office:value-type="float" office:value="1733.15" table:style-name="ce55">
            <text:p>173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0T1</text:p>
          </table:table-cell>
          <table:table-cell office:value-type="float" office:value="134.626" table:style-name="ce6">
            <text:p>135</text:p>
          </table:table-cell>
          <table:table-cell office:value-type="float" office:value="19.84" table:style-name="ce7">
            <text:p>19.8</text:p>
          </table:table-cell>
          <table:table-cell office:value-type="float" office:value="1877.3333333333333" table:formula="of:=AVERAGE([.J14:.L14])" table:style-name="ce6">
            <text:p>1877</text:p>
          </table:table-cell>
          <table:table-cell office:value-type="float" office:value="1685.6233333333332" table:formula="of:=AVERAGE([.M14:.O14])" table:style-name="ce6">
            <text:p>1686</text:p>
          </table:table-cell>
          <table:table-cell office:value-type="float" office:value="116483" table:style-name="ce6">
            <text:p>116483</text:p>
          </table:table-cell>
          <table:table-cell office:value-type="float" office:value="10.211825284090921" table:formula="of:=ABS((([.E14]*100/[.D14])-100)*-1)" table:style-name="ce6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1875.5099999999998" table:formula="of:=[.D14]+([.E14]-[.E13])" table:style-name="ce6">
            <text:p>1876</text:p>
          </table:table-cell>
          <table:table-cell office:value-type="float" office:value="1873" table:style-name="ce50">
            <text:p>1873</text:p>
          </table:table-cell>
          <table:table-cell office:value-type="float" office:value="1871" table:style-name="ce50">
            <text:p>1871</text:p>
          </table:table-cell>
          <table:table-cell office:value-type="float" office:value="1888" table:style-name="ce51">
            <text:p>1888</text:p>
          </table:table-cell>
          <table:table-cell office:value-type="float" office:value="1701.22" table:style-name="ce55">
            <text:p>1701</text:p>
          </table:table-cell>
          <table:table-cell office:value-type="float" office:value="1687.45" table:style-name="ce55">
            <text:p>1687</text:p>
          </table:table-cell>
          <table:table-cell office:value-type="float" office:value="1668.2" table:style-name="ce55">
            <text:p>166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0T2</text:p>
          </table:table-cell>
          <table:table-cell office:value-type="float" office:value="136.79" table:style-name="ce6">
            <text:p>137</text:p>
          </table:table-cell>
          <table:table-cell office:value-type="float" office:value="19.89" table:style-name="ce7">
            <text:p>19.9</text:p>
          </table:table-cell>
          <table:table-cell office:value-type="float" office:value="1905.6666666666667" table:formula="of:=AVERAGE([.J15:.L15])" table:style-name="ce6">
            <text:p>1906</text:p>
          </table:table-cell>
          <table:table-cell office:value-type="float" office:value="1701.6766666666665" table:formula="of:=AVERAGE([.M15:.O15])" table:style-name="ce6">
            <text:p>1702</text:p>
          </table:table-cell>
          <table:table-cell office:value-type="float" office:value="109139" table:style-name="ce6">
            <text:p>109139</text:p>
          </table:table-cell>
          <table:table-cell office:value-type="float" office:value="10.704390414553103" table:formula="of:=ABS((([.E15]*100/[.D15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1921.72" table:formula="of:=[.D15]+([.E15]-[.E14])" table:style-name="ce6">
            <text:p>1922</text:p>
          </table:table-cell>
          <table:table-cell office:value-type="float" office:value="1898" table:style-name="ce50">
            <text:p>1898</text:p>
          </table:table-cell>
          <table:table-cell office:value-type="float" office:value="1909" table:style-name="ce50">
            <text:p>1909</text:p>
          </table:table-cell>
          <table:table-cell office:value-type="float" office:value="1910" table:style-name="ce51">
            <text:p>1910</text:p>
          </table:table-cell>
          <table:table-cell office:value-type="float" office:value="1678.72" table:style-name="ce55">
            <text:p>1679</text:p>
          </table:table-cell>
          <table:table-cell office:value-type="float" office:value="1675.8" table:style-name="ce55">
            <text:p>1676</text:p>
          </table:table-cell>
          <table:table-cell office:value-type="float" office:value="1750.51" table:style-name="ce55">
            <text:p>175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0T3</text:p>
          </table:table-cell>
          <table:table-cell office:value-type="float" office:value="133.846" table:style-name="ce6">
            <text:p>134</text:p>
          </table:table-cell>
          <table:table-cell office:value-type="float" office:value="19.59" table:style-name="ce7">
            <text:p>19.6</text:p>
          </table:table-cell>
          <table:table-cell office:value-type="float" office:value="1927.3333333333333" table:formula="of:=AVERAGE([.J16:.L16])" table:style-name="ce6">
            <text:p>1927</text:p>
          </table:table-cell>
          <table:table-cell office:value-type="float" office:value="1576.0966666666666" table:formula="of:=AVERAGE([.M16:.O16])" table:style-name="ce6">
            <text:p>1576</text:p>
          </table:table-cell>
          <table:table-cell office:value-type="float" office:value="123241" table:style-name="ce6">
            <text:p>123241</text:p>
          </table:table-cell>
          <table:table-cell office:value-type="float" office:value="18.223970944309926" table:formula="of:=ABS((([.E16]*100/[.D16])-100)*-1)" table:style-name="ce6">
            <text:p>18</text:p>
          </table:table-cell>
          <table:table-cell office:value-type="float" office:value="16" table:style-name="ce145">
            <text:p>16</text:p>
          </table:table-cell>
          <table:table-cell office:value-type="float" office:value="1801.7533333333333" table:formula="of:=[.D16]+([.E16]-[.E15])" table:style-name="ce6">
            <text:p>1802</text:p>
          </table:table-cell>
          <table:table-cell office:value-type="float" office:value="1931" table:style-name="ce50">
            <text:p>1931</text:p>
          </table:table-cell>
          <table:table-cell office:value-type="float" office:value="1924" table:style-name="ce50">
            <text:p>1924</text:p>
          </table:table-cell>
          <table:table-cell office:value-type="float" office:value="1927" table:style-name="ce51">
            <text:p>1927</text:p>
          </table:table-cell>
          <table:table-cell office:value-type="float" office:value="1636.3" table:style-name="ce55">
            <text:p>1636</text:p>
          </table:table-cell>
          <table:table-cell office:value-type="float" office:value="1484.71" table:style-name="ce55">
            <text:p>1485</text:p>
          </table:table-cell>
          <table:table-cell office:value-type="float" office:value="1607.28" table:style-name="ce55">
            <text:p>160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0T4</text:p>
          </table:table-cell>
          <table:table-cell office:value-type="float" office:value="133.71799999999999" table:style-name="ce6">
            <text:p>134</text:p>
          </table:table-cell>
          <table:table-cell office:value-type="float" office:value="20.11" table:style-name="ce7">
            <text:p>20.1</text:p>
          </table:table-cell>
          <table:table-cell office:value-type="float" office:value="1955.3333333333333" table:formula="of:=AVERAGE([.J17:.L17])" table:style-name="ce6">
            <text:p>1955</text:p>
          </table:table-cell>
          <table:table-cell office:value-type="float" office:value="1624.0633333333335" table:formula="of:=AVERAGE([.M17:.O17])" table:style-name="ce6">
            <text:p>1624</text:p>
          </table:table-cell>
          <table:table-cell office:value-type="float" office:value="90728" table:style-name="ce6">
            <text:p>90728</text:p>
          </table:table-cell>
          <table:table-cell office:value-type="float" office:value="16.941868394135696" table:formula="of:=ABS((([.E17]*100/[.D17])-100)*-1)" table:style-name="ce6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2003.3000000000002" table:formula="of:=[.D17]+([.E17]-[.E16])" table:style-name="ce6">
            <text:p>2003</text:p>
          </table:table-cell>
          <table:table-cell office:value-type="float" office:value="1943" table:style-name="ce50">
            <text:p>1943</text:p>
          </table:table-cell>
          <table:table-cell office:value-type="float" office:value="1960" table:style-name="ce50">
            <text:p>1960</text:p>
          </table:table-cell>
          <table:table-cell office:value-type="float" office:value="1963" table:style-name="ce51">
            <text:p>1963</text:p>
          </table:table-cell>
          <table:table-cell office:value-type="float" office:value="1606.9" table:style-name="ce55">
            <text:p>1607</text:p>
          </table:table-cell>
          <table:table-cell office:value-type="float" office:value="1607.69" table:style-name="ce55">
            <text:p>1608</text:p>
          </table:table-cell>
          <table:table-cell office:value-type="float" office:value="1657.6" table:style-name="ce55">
            <text:p>1658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1T1</text:p>
          </table:table-cell>
          <table:table-cell office:value-type="float" office:value="129.059" table:style-name="ce6">
            <text:p>129</text:p>
          </table:table-cell>
          <table:table-cell office:value-type="float" office:value="21.08" table:style-name="ce7">
            <text:p>21.1</text:p>
          </table:table-cell>
          <table:table-cell office:value-type="float" office:value="1970" table:formula="of:=AVERAGE([.J18:.L18])" table:style-name="ce6">
            <text:p>1970</text:p>
          </table:table-cell>
          <table:table-cell office:value-type="float" office:value="1563.7700000000002" table:formula="of:=AVERAGE([.M18:.O18])" table:style-name="ce6">
            <text:p>1564</text:p>
          </table:table-cell>
          <table:table-cell office:value-type="float" office:value="122933" table:style-name="ce6">
            <text:p>122933</text:p>
          </table:table-cell>
          <table:table-cell office:value-type="float" office:value="20.620812182741105" table:formula="of:=ABS((([.E18]*100/[.D18])-100)*-1)" table:style-name="ce6">
            <text:p>21</text:p>
          </table:table-cell>
          <table:table-cell office:value-type="float" office:value="16" table:style-name="ce145">
            <text:p>16</text:p>
          </table:table-cell>
          <table:table-cell office:value-type="float" office:value="1909.7066666666667" table:formula="of:=[.D18]+([.E18]-[.E17])" table:style-name="ce6">
            <text:p>1910</text:p>
          </table:table-cell>
          <table:table-cell office:value-type="float" office:value="1963" table:style-name="ce50">
            <text:p>1963</text:p>
          </table:table-cell>
          <table:table-cell office:value-type="float" office:value="1963" table:style-name="ce50">
            <text:p>1963</text:p>
          </table:table-cell>
          <table:table-cell office:value-type="float" office:value="1984" table:style-name="ce51">
            <text:p>1984</text:p>
          </table:table-cell>
          <table:table-cell office:value-type="float" office:value="1589.82" table:style-name="ce55">
            <text:p>1590</text:p>
          </table:table-cell>
          <table:table-cell office:value-type="float" office:value="1515.44" table:style-name="ce55">
            <text:p>1515</text:p>
          </table:table-cell>
          <table:table-cell office:value-type="float" office:value="1586.05" table:style-name="ce55">
            <text:p>1586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1T2</text:p>
          </table:table-cell>
          <table:table-cell office:value-type="float" office:value="127.52800000000001" table:style-name="ce6">
            <text:p>128</text:p>
          </table:table-cell>
          <table:table-cell office:value-type="float" office:value="20.64" table:style-name="ce7">
            <text:p>20.6</text:p>
          </table:table-cell>
          <table:table-cell office:value-type="float" office:value="1983" table:formula="of:=AVERAGE([.J19:.L19])" table:style-name="ce6">
            <text:p>1983</text:p>
          </table:table-cell>
          <table:table-cell office:value-type="float" office:value="1555.29" table:formula="of:=AVERAGE([.M19:.O19])" table:style-name="ce6">
            <text:p>1555</text:p>
          </table:table-cell>
          <table:table-cell office:value-type="float" office:value="83440" table:style-name="ce6">
            <text:p>83440</text:p>
          </table:table-cell>
          <table:table-cell office:value-type="float" office:value="21.568835098335853" table:formula="of:=ABS((([.E19]*100/[.D19])-100)*-1)" table:style-name="ce6">
            <text:p>22</text:p>
          </table:table-cell>
          <table:table-cell office:value-type="float" office:value="16" table:style-name="ce145">
            <text:p>16</text:p>
          </table:table-cell>
          <table:table-cell office:value-type="float" office:value="1974.5199999999998" table:formula="of:=[.D19]+([.E19]-[.E18])" table:style-name="ce6">
            <text:p>1975</text:p>
          </table:table-cell>
          <table:table-cell office:value-type="float" office:value="1983" table:style-name="ce50">
            <text:p>1983</text:p>
          </table:table-cell>
          <table:table-cell office:value-type="float" office:value="1984" table:style-name="ce50">
            <text:p>1984</text:p>
          </table:table-cell>
          <table:table-cell office:value-type="float" office:value="1982" table:style-name="ce51">
            <text:p>1982</text:p>
          </table:table-cell>
          <table:table-cell office:value-type="float" office:value="1602.62" table:style-name="ce55">
            <text:p>1603</text:p>
          </table:table-cell>
          <table:table-cell office:value-type="float" office:value="1522.65" table:style-name="ce55">
            <text:p>1523</text:p>
          </table:table-cell>
          <table:table-cell office:value-type="float" office:value="1540.6" table:style-name="ce55">
            <text:p>154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1T3</text:p>
          </table:table-cell>
          <table:table-cell office:value-type="float" office:value="123.94799999999999" table:style-name="ce6">
            <text:p>124</text:p>
          </table:table-cell>
          <table:table-cell office:value-type="float" office:value="21.28" table:style-name="ce7">
            <text:p>21.3</text:p>
          </table:table-cell>
          <table:table-cell office:value-type="float" office:value="1961" table:formula="of:=AVERAGE([.J20:.L20])" table:style-name="ce6">
            <text:p>1961</text:p>
          </table:table-cell>
          <table:table-cell office:value-type="float" office:value="1507.0066666666664" table:formula="of:=AVERAGE([.M20:.O20])" table:style-name="ce6">
            <text:p>1507</text:p>
          </table:table-cell>
          <table:table-cell office:value-type="float" office:value="80736" table:style-name="ce6">
            <text:p>80736</text:p>
          </table:table-cell>
          <table:table-cell office:value-type="float" office:value="23.151113377528475" table:formula="of:=ABS((([.E20]*100/[.D20])-100)*-1)" table:style-name="ce6">
            <text:p>23</text:p>
          </table:table-cell>
          <table:table-cell office:value-type="float" office:value="16" table:style-name="ce145">
            <text:p>16</text:p>
          </table:table-cell>
          <table:table-cell office:value-type="float" office:value="1912.7166666666665" table:formula="of:=[.D20]+([.E20]-[.E19])" table:style-name="ce6">
            <text:p>1913</text:p>
          </table:table-cell>
          <table:table-cell office:value-type="float" office:value="1976" table:style-name="ce50">
            <text:p>1976</text:p>
          </table:table-cell>
          <table:table-cell office:value-type="float" office:value="1965" table:style-name="ce50">
            <text:p>1965</text:p>
          </table:table-cell>
          <table:table-cell office:value-type="float" office:value="1942" table:style-name="ce51">
            <text:p>1942</text:p>
          </table:table-cell>
          <table:table-cell office:value-type="float" office:value="1575.97" table:style-name="ce55">
            <text:p>1576</text:p>
          </table:table-cell>
          <table:table-cell office:value-type="float" office:value="1444.06" table:style-name="ce55">
            <text:p>1444</text:p>
          </table:table-cell>
          <table:table-cell office:value-type="float" office:value="1500.99" table:style-name="ce55">
            <text:p>1501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1T4</text:p>
          </table:table-cell>
          <table:table-cell office:value-type="float" office:value="118.782" table:style-name="ce6">
            <text:p>119</text:p>
          </table:table-cell>
          <table:table-cell office:value-type="float" office:value="22.56" table:style-name="ce7">
            <text:p>22.6</text:p>
          </table:table-cell>
          <table:table-cell office:value-type="float" office:value="1929.3333333333333" table:formula="of:=AVERAGE([.J21:.L21])" table:style-name="ce6">
            <text:p>1929</text:p>
          </table:table-cell>
          <table:table-cell office:value-type="float" office:value="1501.37" table:formula="of:=AVERAGE([.M21:.O21])" table:style-name="ce6">
            <text:p>1501</text:p>
          </table:table-cell>
          <table:table-cell office:value-type="float" office:value="72715" table:style-name="ce6">
            <text:p>72715</text:p>
          </table:table-cell>
          <table:table-cell office:value-type="float" office:value="22.181928127159637" table:formula="of:=ABS((([.E21]*100/[.D21])-100)*-1)" table:style-name="ce6">
            <text:p>22</text:p>
          </table:table-cell>
          <table:table-cell office:value-type="float" office:value="16" table:style-name="ce145">
            <text:p>16</text:p>
          </table:table-cell>
          <table:table-cell office:value-type="float" office:value="1923.6966666666667" table:formula="of:=[.D21]+([.E21]-[.E20])" table:style-name="ce6">
            <text:p>1924</text:p>
          </table:table-cell>
          <table:table-cell office:value-type="float" office:value="1940" table:style-name="ce50">
            <text:p>1940</text:p>
          </table:table-cell>
          <table:table-cell office:value-type="float" office:value="1935" table:style-name="ce50">
            <text:p>1935</text:p>
          </table:table-cell>
          <table:table-cell office:value-type="float" office:value="1913" table:style-name="ce51">
            <text:p>1913</text:p>
          </table:table-cell>
          <table:table-cell office:value-type="float" office:value="1432" table:style-name="ce55">
            <text:p>1432</text:p>
          </table:table-cell>
          <table:table-cell office:value-type="float" office:value="1453.04" table:style-name="ce55">
            <text:p>1453</text:p>
          </table:table-cell>
          <table:table-cell office:value-type="float" office:value="1619.07" table:style-name="ce55">
            <text:p>161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2T1</text:p>
          </table:table-cell>
          <table:table-cell office:value-type="float" office:value="112.861" table:style-name="ce6">
            <text:p>113</text:p>
          </table:table-cell>
          <table:table-cell office:value-type="float" office:value="24.19" table:style-name="ce7">
            <text:p>24.2</text:p>
          </table:table-cell>
          <table:table-cell office:value-type="float" office:value="1879" table:formula="of:=AVERAGE([.J22:.L22])" table:style-name="ce6">
            <text:p>1879</text:p>
          </table:table-cell>
          <table:table-cell office:value-type="float" office:value="1379.1233333333332" table:formula="of:=AVERAGE([.M22:.O22])" table:style-name="ce6">
            <text:p>1379</text:p>
          </table:table-cell>
          <table:table-cell office:value-type="float" office:value="88884" table:style-name="ce6">
            <text:p>88884</text:p>
          </table:table-cell>
          <table:table-cell office:value-type="float" office:value="26.6033351073266" table:formula="of:=ABS((([.E22]*100/[.D22])-100)*-1)" table:style-name="ce6">
            <text:p>27</text:p>
          </table:table-cell>
          <table:table-cell office:value-type="float" office:value="16" table:style-name="ce145">
            <text:p>16</text:p>
          </table:table-cell>
          <table:table-cell office:value-type="float" office:value="1756.7533333333333" table:formula="of:=[.D22]+([.E22]-[.E21])" table:style-name="ce6">
            <text:p>1757</text:p>
          </table:table-cell>
          <table:table-cell office:value-type="float" office:value="1902" table:style-name="ce50">
            <text:p>1902</text:p>
          </table:table-cell>
          <table:table-cell office:value-type="float" office:value="1877" table:style-name="ce50">
            <text:p>1877</text:p>
          </table:table-cell>
          <table:table-cell office:value-type="float" office:value="1858" table:style-name="ce51">
            <text:p>1858</text:p>
          </table:table-cell>
          <table:table-cell office:value-type="float" office:value="1349.22" table:style-name="ce55">
            <text:p>1349</text:p>
          </table:table-cell>
          <table:table-cell office:value-type="float" office:value="1431.61" table:style-name="ce55">
            <text:p>1432</text:p>
          </table:table-cell>
          <table:table-cell office:value-type="float" office:value="1356.54" table:style-name="ce55">
            <text:p>135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2T2</text:p>
          </table:table-cell>
          <table:table-cell office:value-type="float" office:value="109.187" table:style-name="ce6">
            <text:p>109</text:p>
          </table:table-cell>
          <table:table-cell office:value-type="float" office:value="24.4" table:style-name="ce7">
            <text:p>24.4</text:p>
          </table:table-cell>
          <table:table-cell office:value-type="float" office:value="1830" table:formula="of:=AVERAGE([.J23:.L23])" table:style-name="ce6">
            <text:p>1830</text:p>
          </table:table-cell>
          <table:table-cell office:value-type="float" office:value="1373.6200000000001" table:formula="of:=AVERAGE([.M23:.O23])" table:style-name="ce6">
            <text:p>1374</text:p>
          </table:table-cell>
          <table:table-cell office:value-type="float" office:value="73857" table:style-name="ce6">
            <text:p>73857</text:p>
          </table:table-cell>
          <table:table-cell office:value-type="float" office:value="24.938797814207646" table:formula="of:=ABS((([.E23]*100/[.D23])-100)*-1)" table:style-name="ce6">
            <text:p>25</text:p>
          </table:table-cell>
          <table:table-cell office:value-type="float" office:value="16" table:style-name="ce145">
            <text:p>16</text:p>
          </table:table-cell>
          <table:table-cell office:value-type="float" office:value="1824.4966666666669" table:formula="of:=[.D23]+([.E23]-[.E22])" table:style-name="ce6">
            <text:p>1824</text:p>
          </table:table-cell>
          <table:table-cell office:value-type="float" office:value="1846" table:style-name="ce50">
            <text:p>1846</text:p>
          </table:table-cell>
          <table:table-cell office:value-type="float" office:value="1828" table:style-name="ce50">
            <text:p>1828</text:p>
          </table:table-cell>
          <table:table-cell office:value-type="float" office:value="1816" table:style-name="ce51">
            <text:p>1816</text:p>
          </table:table-cell>
          <table:table-cell office:value-type="float" office:value="1363.87" table:style-name="ce55">
            <text:p>1364</text:p>
          </table:table-cell>
          <table:table-cell office:value-type="float" office:value="1343.72" table:style-name="ce55">
            <text:p>1344</text:p>
          </table:table-cell>
          <table:table-cell office:value-type="float" office:value="1413.27" table:style-name="ce55">
            <text:p>141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2T3</text:p>
          </table:table-cell>
          <table:table-cell office:value-type="float" office:value="105.07299999999999" table:style-name="ce6">
            <text:p>105</text:p>
          </table:table-cell>
          <table:table-cell office:value-type="float" office:value="24.79" table:style-name="ce7">
            <text:p>24.8</text:p>
          </table:table-cell>
          <table:table-cell office:value-type="float" office:value="1770.3333333333333" table:formula="of:=AVERAGE([.J24:.L24])" table:style-name="ce6">
            <text:p>1770</text:p>
          </table:table-cell>
          <table:table-cell office:value-type="float" office:value="1336.68" table:formula="of:=AVERAGE([.M24:.O24])" table:style-name="ce6">
            <text:p>1337</text:p>
          </table:table-cell>
          <table:table-cell office:value-type="float" office:value="80964" table:style-name="ce6">
            <text:p>80964</text:p>
          </table:table-cell>
          <table:table-cell office:value-type="float" office:value="24.495575221238937" table:formula="of:=ABS((([.E24]*100/[.D24])-100)*-1)" table:style-name="ce6">
            <text:p>24</text:p>
          </table:table-cell>
          <table:table-cell office:value-type="float" office:value="16" table:style-name="ce145">
            <text:p>16</text:p>
          </table:table-cell>
          <table:table-cell office:value-type="float" office:value="1733.3933333333332" table:formula="of:=[.D24]+([.E24]-[.E23])" table:style-name="ce6">
            <text:p>1733</text:p>
          </table:table-cell>
          <table:table-cell office:value-type="float" office:value="1800" table:style-name="ce50">
            <text:p>1800</text:p>
          </table:table-cell>
          <table:table-cell office:value-type="float" office:value="1771" table:style-name="ce50">
            <text:p>1771</text:p>
          </table:table-cell>
          <table:table-cell office:value-type="float" office:value="1740" table:style-name="ce51">
            <text:p>1740</text:p>
          </table:table-cell>
          <table:table-cell office:value-type="float" office:value="1437.51" table:style-name="ce55">
            <text:p>1438</text:p>
          </table:table-cell>
          <table:table-cell office:value-type="float" office:value="1210.53" table:style-name="ce55">
            <text:p>1211</text:p>
          </table:table-cell>
          <table:table-cell office:value-type="float" office:value="1362" table:style-name="ce55">
            <text:p>136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2T4</text:p>
          </table:table-cell>
          <table:table-cell office:value-type="float" office:value="103.593" table:style-name="ce6">
            <text:p>104</text:p>
          </table:table-cell>
          <table:table-cell office:value-type="float" office:value="25.77" table:style-name="ce7">
            <text:p>25.8</text:p>
          </table:table-cell>
          <table:table-cell office:value-type="float" office:value="1729.3333333333333" table:formula="of:=AVERAGE([.J25:.L25])" table:style-name="ce6">
            <text:p>1729</text:p>
          </table:table-cell>
          <table:table-cell office:value-type="float" office:value="1344.37" table:formula="of:=AVERAGE([.M25:.O25])" table:style-name="ce6">
            <text:p>1344</text:p>
          </table:table-cell>
          <table:table-cell office:value-type="float" office:value="74829" table:style-name="ce6">
            <text:p>74829</text:p>
          </table:table-cell>
          <table:table-cell office:value-type="float" office:value="22.260794140323824" table:formula="of:=ABS((([.E25]*100/[.D25])-100)*-1)" table:style-name="ce6">
            <text:p>22</text:p>
          </table:table-cell>
          <table:table-cell office:value-type="float" office:value="16" table:style-name="ce145">
            <text:p>16</text:p>
          </table:table-cell>
          <table:table-cell office:value-type="float" office:value="1737.0233333333331" table:formula="of:=[.D25]+([.E25]-[.E24])" table:style-name="ce6">
            <text:p>1737</text:p>
          </table:table-cell>
          <table:table-cell office:value-type="float" office:value="1742" table:style-name="ce50">
            <text:p>1742</text:p>
          </table:table-cell>
          <table:table-cell office:value-type="float" office:value="1734" table:style-name="ce50">
            <text:p>1734</text:p>
          </table:table-cell>
          <table:table-cell office:value-type="float" office:value="1712" table:style-name="ce51">
            <text:p>1712</text:p>
          </table:table-cell>
          <table:table-cell office:value-type="float" office:value="1345.8" table:style-name="ce55">
            <text:p>1346</text:p>
          </table:table-cell>
          <table:table-cell office:value-type="float" office:value="1298.78" table:style-name="ce55">
            <text:p>1299</text:p>
          </table:table-cell>
          <table:table-cell office:value-type="float" office:value="1388.53" table:style-name="ce55">
            <text:p>138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3T1</text:p>
          </table:table-cell>
          <table:table-cell office:value-type="float" office:value="96.768000000000001" table:style-name="ce6">
            <text:p>97</text:p>
          </table:table-cell>
          <table:table-cell office:value-type="float" office:value="26.94" table:style-name="ce7">
            <text:p>26.9</text:p>
          </table:table-cell>
          <table:table-cell office:value-type="float" office:value="1681.6666666666667" table:formula="of:=AVERAGE([.J26:.L26])" table:style-name="ce6">
            <text:p>1682</text:p>
          </table:table-cell>
          <table:table-cell office:value-type="float" office:value="1226.9333333333334" table:formula="of:=AVERAGE([.M26:.O26])" table:style-name="ce6">
            <text:p>1227</text:p>
          </table:table-cell>
          <table:table-cell office:value-type="float" office:value="97473" table:style-name="ce6">
            <text:p>97473</text:p>
          </table:table-cell>
          <table:table-cell office:value-type="float" office:value="27.0406342913776" table:formula="of:=ABS((([.E26]*100/[.D26])-100)*-1)" table:style-name="ce6">
            <text:p>27</text:p>
          </table:table-cell>
          <table:table-cell office:value-type="float" office:value="16" table:style-name="ce145">
            <text:p>16</text:p>
          </table:table-cell>
          <table:table-cell office:value-type="float" office:value="1564.2300000000002" table:formula="of:=[.D26]+([.E26]-[.E25])" table:style-name="ce6">
            <text:p>1564</text:p>
          </table:table-cell>
          <table:table-cell office:value-type="float" office:value="1687" table:style-name="ce50">
            <text:p>1687</text:p>
          </table:table-cell>
          <table:table-cell office:value-type="float" office:value="1682" table:style-name="ce50">
            <text:p>1682</text:p>
          </table:table-cell>
          <table:table-cell office:value-type="float" office:value="1676" table:style-name="ce51">
            <text:p>1676</text:p>
          </table:table-cell>
          <table:table-cell office:value-type="float" office:value="1187.8900000000001" table:style-name="ce55">
            <text:p>1188</text:p>
          </table:table-cell>
          <table:table-cell office:value-type="float" office:value="1181.25" table:style-name="ce55">
            <text:p>1181</text:p>
          </table:table-cell>
          <table:table-cell office:value-type="float" office:value="1311.66" table:style-name="ce55">
            <text:p>131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3T2</text:p>
          </table:table-cell>
          <table:table-cell office:value-type="float" office:value="96.040999999999997" table:style-name="ce6">
            <text:p>96</text:p>
          </table:table-cell>
          <table:table-cell office:value-type="float" office:value="26.06" table:style-name="ce7">
            <text:p>26.1</text:p>
          </table:table-cell>
          <table:table-cell office:value-type="float" office:value="1656.3333333333333" table:formula="of:=AVERAGE([.J27:.L27])" table:style-name="ce6">
            <text:p>1656</text:p>
          </table:table-cell>
          <table:table-cell office:value-type="float" office:value="1250.3999999999999" table:formula="of:=AVERAGE([.M27:.O27])" table:style-name="ce6">
            <text:p>1250</text:p>
          </table:table-cell>
          <table:table-cell office:value-type="float" office:value="74373" table:style-name="ce6">
            <text:p>74373</text:p>
          </table:table-cell>
          <table:table-cell office:value-type="float" office:value="24.507949285570547" table:formula="of:=ABS((([.E27]*100/[.D27])-100)*-1)" table:style-name="ce6">
            <text:p>25</text:p>
          </table:table-cell>
          <table:table-cell office:value-type="float" office:value="16" table:style-name="ce145">
            <text:p>16</text:p>
          </table:table-cell>
          <table:table-cell office:value-type="float" office:value="1679.7999999999997" table:formula="of:=[.D27]+([.E27]-[.E26])" table:style-name="ce6">
            <text:p>1680</text:p>
          </table:table-cell>
          <table:table-cell office:value-type="float" office:value="1663" table:style-name="ce50">
            <text:p>1663</text:p>
          </table:table-cell>
          <table:table-cell office:value-type="float" office:value="1658" table:style-name="ce50">
            <text:p>1658</text:p>
          </table:table-cell>
          <table:table-cell office:value-type="float" office:value="1648" table:style-name="ce51">
            <text:p>1648</text:p>
          </table:table-cell>
          <table:table-cell office:value-type="float" office:value="1208.21" table:style-name="ce55">
            <text:p>1208</text:p>
          </table:table-cell>
          <table:table-cell office:value-type="float" office:value="1256.21" table:style-name="ce55">
            <text:p>1256</text:p>
          </table:table-cell>
          <table:table-cell office:value-type="float" office:value="1286.78" table:style-name="ce55">
            <text:p>1287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3T3</text:p>
          </table:table-cell>
          <table:table-cell office:value-type="float" office:value="96.742000000000004" table:style-name="ce6">
            <text:p>97</text:p>
          </table:table-cell>
          <table:table-cell office:value-type="float" office:value="25.65" table:style-name="ce7">
            <text:p>25.7</text:p>
          </table:table-cell>
          <table:table-cell office:value-type="float" office:value="1632.3333333333333" table:formula="of:=AVERAGE([.J28:.L28])" table:style-name="ce6">
            <text:p>1632</text:p>
          </table:table-cell>
          <table:table-cell office:value-type="float" office:value="1246.6133333333335" table:formula="of:=AVERAGE([.M28:.O28])" table:style-name="ce6">
            <text:p>1247</text:p>
          </table:table-cell>
          <table:table-cell office:value-type="float" office:value="73373" table:style-name="ce6">
            <text:p>73373</text:p>
          </table:table-cell>
          <table:table-cell office:value-type="float" office:value="23.629977537267706" table:formula="of:=ABS((([.E28]*100/[.D28])-100)*-1)" table:style-name="ce6">
            <text:p>24</text:p>
          </table:table-cell>
          <table:table-cell office:value-type="float" office:value="16" table:style-name="ce145">
            <text:p>16</text:p>
          </table:table-cell>
          <table:table-cell office:value-type="float" office:value="1628.5466666666669" table:formula="of:=[.D28]+([.E28]-[.E27])" table:style-name="ce6">
            <text:p>1629</text:p>
          </table:table-cell>
          <table:table-cell office:value-type="float" office:value="1644" table:style-name="ce50">
            <text:p>1644</text:p>
          </table:table-cell>
          <table:table-cell office:value-type="float" office:value="1630" table:style-name="ce50">
            <text:p>1630</text:p>
          </table:table-cell>
          <table:table-cell office:value-type="float" office:value="1623" table:style-name="ce51">
            <text:p>1623</text:p>
          </table:table-cell>
          <table:table-cell office:value-type="float" office:value="1300.8800000000001" table:style-name="ce55">
            <text:p>1301</text:p>
          </table:table-cell>
          <table:table-cell office:value-type="float" office:value="1215.54" table:style-name="ce55">
            <text:p>1216</text:p>
          </table:table-cell>
          <table:table-cell office:value-type="float" office:value="1223.42" table:style-name="ce55">
            <text:p>1223</text:p>
          </table:table-cell>
          <table:table-cell table:number-columns-repeated="5" table:style-name="ce47"/>
          <table:table-cell table:number-columns-repeated="16364"/>
        </table:table-row>
        <table:table-row table:style-name="ro3">
          <table:table-cell office:value-type="string" table:style-name="ce59">
            <text:p>2013T4</text:p>
          </table:table-cell>
          <table:table-cell office:value-type="float" office:value="95.512" table:style-name="ce6">
            <text:p>96</text:p>
          </table:table-cell>
          <table:table-cell office:value-type="float" office:value="25.73" table:style-name="ce7">
            <text:p>25.7</text:p>
          </table:table-cell>
          <table:table-cell office:value-type="float" office:value="1608.3333333333333" table:formula="of:=AVERAGE([.J29:.L29])" table:style-name="ce6">
            <text:p>1608</text:p>
          </table:table-cell>
          <table:table-cell office:value-type="float" office:value="1250.2166666666667" table:formula="of:=AVERAGE([.M29:.O29])" table:style-name="ce6">
            <text:p>1250</text:p>
          </table:table-cell>
          <table:table-cell office:value-type="float" office:value="67374" table:style-name="ce6">
            <text:p>67374</text:p>
          </table:table-cell>
          <table:table-cell office:value-type="float" office:value="22.266321243523308" table:formula="of:=ABS((([.E29]*100/[.D29])-100)*-1)" table:style-name="ce6">
            <text:p>22</text:p>
          </table:table-cell>
          <table:table-cell office:value-type="float" office:value="16" table:style-name="ce145">
            <text:p>16</text:p>
          </table:table-cell>
          <table:table-cell office:value-type="float" office:value="1611.9366666666665" table:formula="of:=[.D29]+([.E29]-[.E28])" table:style-name="ce6">
            <text:p>1612</text:p>
          </table:table-cell>
          <table:table-cell office:value-type="float" office:value="1611" table:style-name="ce50">
            <text:p>1611</text:p>
          </table:table-cell>
          <table:table-cell office:value-type="float" office:value="1608" table:style-name="ce50">
            <text:p>1608</text:p>
          </table:table-cell>
          <table:table-cell office:value-type="float" office:value="1606" table:style-name="ce51">
            <text:p>1606</text:p>
          </table:table-cell>
          <table:table-cell office:value-type="float" office:value="1269.1300000000001" table:style-name="ce55">
            <text:p>1269</text:p>
          </table:table-cell>
          <table:table-cell office:value-type="float" office:value="1212.81" table:style-name="ce55">
            <text:p>1213</text:p>
          </table:table-cell>
          <table:table-cell office:value-type="float" office:value="1268.71" table:style-name="ce55">
            <text:p>126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4T1</text:p>
          </table:table-cell>
          <table:table-cell office:value-type="float" office:value="95.207999999999998" table:style-name="ce6">
            <text:p>95</text:p>
          </table:table-cell>
          <table:table-cell office:value-type="float" office:value="25.93" table:style-name="ce7">
            <text:p>25.9</text:p>
          </table:table-cell>
          <table:table-cell office:value-type="float" office:value="1593" table:formula="of:=AVERAGE([.J30:.L30])" table:style-name="ce6">
            <text:p>1593</text:p>
          </table:table-cell>
          <table:table-cell office:value-type="float" office:value="1280.5033333333333" table:formula="of:=AVERAGE([.M30:.O30])" table:style-name="ce6">
            <text:p>1281</text:p>
          </table:table-cell>
          <table:table-cell office:value-type="float" office:value="82940" table:style-name="ce6">
            <text:p>82940</text:p>
          </table:table-cell>
          <table:table-cell office:value-type="float" office:value="19.616865453023649" table:formula="of:=ABS((([.E30]*100/[.D30])-100)*-1)" table:style-name="ce6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623.2866666666666" table:formula="of:=[.D30]+([.E30]-[.E29])" table:style-name="ce6">
            <text:p>1623</text:p>
          </table:table-cell>
          <table:table-cell office:value-type="float" office:value="1603" table:style-name="ce50">
            <text:p>1603</text:p>
          </table:table-cell>
          <table:table-cell office:value-type="float" office:value="1602" table:style-name="ce50">
            <text:p>1602</text:p>
          </table:table-cell>
          <table:table-cell office:value-type="float" office:value="1574" table:style-name="ce51">
            <text:p>1574</text:p>
          </table:table-cell>
          <table:table-cell office:value-type="float" office:value="1312.64" table:style-name="ce55">
            <text:p>1313</text:p>
          </table:table-cell>
          <table:table-cell office:value-type="float" office:value="1230.1199999999999" table:style-name="ce55">
            <text:p>1230</text:p>
          </table:table-cell>
          <table:table-cell office:value-type="float" office:value="1298.75" table:style-name="ce55">
            <text:p>1299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4T2</text:p>
          </table:table-cell>
          <table:table-cell office:value-type="float" office:value="96.805000000000007" table:style-name="ce6">
            <text:p>97</text:p>
          </table:table-cell>
          <table:table-cell office:value-type="float" office:value="24.47" table:style-name="ce7">
            <text:p>24.5</text:p>
          </table:table-cell>
          <table:table-cell office:value-type="float" office:value="1561.6666666666667" table:formula="of:=AVERAGE([.J31:.L31])" table:style-name="ce6">
            <text:p>1562</text:p>
          </table:table-cell>
          <table:table-cell office:value-type="float" office:value="1252.5166666666667" table:formula="of:=AVERAGE([.M31:.O31])" table:style-name="ce6">
            <text:p>1253</text:p>
          </table:table-cell>
          <table:table-cell office:value-type="float" office:value="78814" table:style-name="ce6">
            <text:p>78814</text:p>
          </table:table-cell>
          <table:table-cell office:value-type="float" office:value="19.796157950907158" table:formula="of:=ABS((([.E31]*100/[.D31])-100)*-1)" table:style-name="ce6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533.68" table:formula="of:=[.D31]+([.E31]-[.E30])" table:style-name="ce6">
            <text:p>1534</text:p>
          </table:table-cell>
          <table:table-cell office:value-type="float" office:value="1555" table:style-name="ce50">
            <text:p>1555</text:p>
          </table:table-cell>
          <table:table-cell office:value-type="float" office:value="1567" table:style-name="ce50">
            <text:p>1567</text:p>
          </table:table-cell>
          <table:table-cell office:value-type="float" office:value="1563" table:style-name="ce51">
            <text:p>1563</text:p>
          </table:table-cell>
          <table:table-cell office:value-type="float" office:value="1236.6099999999999" table:style-name="ce55">
            <text:p>1237</text:p>
          </table:table-cell>
          <table:table-cell office:value-type="float" office:value="1257.8" table:style-name="ce55">
            <text:p>1258</text:p>
          </table:table-cell>
          <table:table-cell office:value-type="float" office:value="1263.1400000000001" table:style-name="ce55">
            <text:p>1263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4T3</text:p>
          </table:table-cell>
          <table:table-cell office:value-type="float" office:value="97.001999999999995" table:style-name="ce6">
            <text:p>97</text:p>
          </table:table-cell>
          <table:table-cell office:value-type="float" office:value="23.67" table:style-name="ce7">
            <text:p>23.7</text:p>
          </table:table-cell>
          <table:table-cell office:value-type="float" office:value="1551.6666666666667" table:formula="of:=AVERAGE([.J32:.L32])" table:style-name="ce6">
            <text:p>1552</text:p>
          </table:table-cell>
          <table:table-cell office:value-type="float" office:value="1221.8433333333335" table:formula="of:=AVERAGE([.M32:.O32])" table:style-name="ce6">
            <text:p>1222</text:p>
          </table:table-cell>
          <table:table-cell office:value-type="float" office:value="79356" table:style-name="ce6">
            <text:p>79356</text:p>
          </table:table-cell>
          <table:table-cell office:value-type="float" office:value="21.256068743286789" table:formula="of:=ABS((([.E32]*100/[.D32])-100)*-1)" table:style-name="ce6">
            <text:p>21</text:p>
          </table:table-cell>
          <table:table-cell office:value-type="float" office:value="16" table:style-name="ce145">
            <text:p>16</text:p>
          </table:table-cell>
          <table:table-cell office:value-type="float" office:value="1520.9933333333336" table:formula="of:=[.D32]+([.E32]-[.E31])" table:style-name="ce6">
            <text:p>1521</text:p>
          </table:table-cell>
          <table:table-cell office:value-type="float" office:value="1562" table:style-name="ce50">
            <text:p>1562</text:p>
          </table:table-cell>
          <table:table-cell office:value-type="float" office:value="1550" table:style-name="ce50">
            <text:p>1550</text:p>
          </table:table-cell>
          <table:table-cell office:value-type="float" office:value="1543" table:style-name="ce51">
            <text:p>1543</text:p>
          </table:table-cell>
          <table:table-cell office:value-type="float" office:value="1277.4000000000001" table:style-name="ce55">
            <text:p>1277</text:p>
          </table:table-cell>
          <table:table-cell office:value-type="float" office:value="1166.1099999999999" table:style-name="ce55">
            <text:p>1166</text:p>
          </table:table-cell>
          <table:table-cell office:value-type="float" office:value="1222.02" table:style-name="ce55">
            <text:p>1222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59">
            <text:p>2014T4</text:p>
          </table:table-cell>
          <table:table-cell office:value-type="float" office:value="97.194000000000003" table:style-name="ce6">
            <text:p>97</text:p>
          </table:table-cell>
          <table:table-cell office:value-type="float" office:value="23.7" table:style-name="ce7">
            <text:p>23.7</text:p>
          </table:table-cell>
          <table:table-cell office:value-type="float" office:value="1556" table:formula="of:=AVERAGE([.J33:.L33])" table:style-name="ce6">
            <text:p>1556</text:p>
          </table:table-cell>
          <table:table-cell office:value-type="float" office:value="1245.4933333333331" table:formula="of:=AVERAGE([.M33:.O33])" table:style-name="ce6">
            <text:p>1245</text:p>
          </table:table-cell>
          <table:table-cell office:value-type="float" office:value="77720" table:style-name="ce6">
            <text:p>77720</text:p>
          </table:table-cell>
          <table:table-cell office:value-type="float" office:value="19.955441302485013" table:formula="of:=ABS((([.E33]*100/[.D33])-100)*-1)" table:style-name="ce6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579.6499999999996" table:formula="of:=[.D33]+([.E33]-[.E32])" table:style-name="ce6">
            <text:p>1580</text:p>
          </table:table-cell>
          <table:table-cell office:value-type="float" office:value="1546" table:style-name="ce50">
            <text:p>1546</text:p>
          </table:table-cell>
          <table:table-cell office:value-type="float" office:value="1559" table:style-name="ce50">
            <text:p>1559</text:p>
          </table:table-cell>
          <table:table-cell office:value-type="float" office:value="1563" table:style-name="ce51">
            <text:p>1563</text:p>
          </table:table-cell>
          <table:table-cell office:value-type="float" office:value="1229.83" table:style-name="ce55">
            <text:p>1230</text:p>
          </table:table-cell>
          <table:table-cell office:value-type="float" office:value="1232.74" table:style-name="ce55">
            <text:p>1233</text:p>
          </table:table-cell>
          <table:table-cell office:value-type="float" office:value="1273.9100000000001" table:style-name="ce55">
            <text:p>1274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5T1</text:p>
          </table:table-cell>
          <table:table-cell office:value-type="float" office:value="96.650999999999996" table:style-name="ce6">
            <text:p>97</text:p>
          </table:table-cell>
          <table:table-cell office:value-type="float" office:value="23.78" table:style-name="ce7">
            <text:p>23.8</text:p>
          </table:table-cell>
          <table:table-cell office:value-type="float" office:value="1551.3333333333333" table:formula="of:=AVERAGE([.J34:.L34])" table:style-name="ce6">
            <text:p>1551</text:p>
          </table:table-cell>
          <table:table-cell office:value-type="float" office:value="1246.6166666666666" table:formula="of:=AVERAGE([.M34:.O34])" table:style-name="ce6">
            <text:p>1247</text:p>
          </table:table-cell>
          <table:table-cell office:value-type="float" office:value="90748" table:style-name="ce6">
            <text:p>90748</text:p>
          </table:table-cell>
          <table:table-cell office:value-type="float" office:value="19.642243231628711" table:formula="of:=ABS((([.E34]*100/[.D34])-100)*-1)" table:style-name="ce6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552.4566666666667" table:formula="of:=[.D34]+([.E34]-[.E33])" table:style-name="ce6">
            <text:p>1552</text:p>
          </table:table-cell>
          <table:table-cell office:value-type="float" office:value="1554" table:style-name="ce50">
            <text:p>1554</text:p>
          </table:table-cell>
          <table:table-cell office:value-type="float" office:value="1549" table:style-name="ce50">
            <text:p>1549</text:p>
          </table:table-cell>
          <table:table-cell office:value-type="float" office:value="1551" table:style-name="ce51">
            <text:p>1551</text:p>
          </table:table-cell>
          <table:table-cell office:value-type="float" office:value="1277.72" table:style-name="ce55">
            <text:p>1278</text:p>
          </table:table-cell>
          <table:table-cell office:value-type="float" office:value="1225.57" table:style-name="ce55">
            <text:p>1226</text:p>
          </table:table-cell>
          <table:table-cell office:value-type="float" office:value="1236.56" table:style-name="ce55">
            <text:p>1237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5T2</text:p>
          </table:table-cell>
          <table:table-cell office:value-type="float" office:value="100.687" table:style-name="ce6">
            <text:p>101</text:p>
          </table:table-cell>
          <table:table-cell office:value-type="float" office:value="22.37" table:style-name="ce7">
            <text:p>22.4</text:p>
          </table:table-cell>
          <table:table-cell office:value-type="float" office:value="1549" table:formula="of:=AVERAGE([.J35:.L35])" table:style-name="ce6">
            <text:p>1549</text:p>
          </table:table-cell>
          <table:table-cell office:value-type="float" office:value="1301.2366666666667" table:formula="of:=AVERAGE([.M35:.O35])" table:style-name="ce6">
            <text:p>1301</text:p>
          </table:table-cell>
          <table:table-cell office:value-type="float" office:value="87612" table:style-name="ce6">
            <text:p>87612</text:p>
          </table:table-cell>
          <table:table-cell office:value-type="float" office:value="15.995050570260375" table:formula="of:=ABS((([.E35]*100/[.D35])-100)*-1)" table:style-name="ce6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1603.6200000000001" table:formula="of:=[.D35]+([.E35]-[.E34])" table:style-name="ce6">
            <text:p>1604</text:p>
          </table:table-cell>
          <table:table-cell office:value-type="float" office:value="1548" table:style-name="ce50">
            <text:p>1548</text:p>
          </table:table-cell>
          <table:table-cell office:value-type="float" office:value="1552" table:style-name="ce50">
            <text:p>1552</text:p>
          </table:table-cell>
          <table:table-cell office:value-type="float" office:value="1547" table:style-name="ce51">
            <text:p>1547</text:p>
          </table:table-cell>
          <table:table-cell office:value-type="float" office:value="1307.98" table:style-name="ce55">
            <text:p>1308</text:p>
          </table:table-cell>
          <table:table-cell office:value-type="float" office:value="1280.53" table:style-name="ce55">
            <text:p>1281</text:p>
          </table:table-cell>
          <table:table-cell office:value-type="float" office:value="1315.2" table:style-name="ce55">
            <text:p>1315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5T3</text:p>
          </table:table-cell>
          <table:table-cell office:value-type="float" office:value="101.358" table:style-name="ce6">
            <text:p>101</text:p>
          </table:table-cell>
          <table:table-cell office:value-type="float" office:value="21.18" table:style-name="ce7">
            <text:p>21.2</text:p>
          </table:table-cell>
          <table:table-cell office:value-type="float" office:value="1530.6666666666667" table:formula="of:=AVERAGE([.J36:.L36])" table:style-name="ce6">
            <text:p>1531</text:p>
          </table:table-cell>
          <table:table-cell office:value-type="float" office:value="1254.8799999999999" table:formula="of:=AVERAGE([.M36:.O36])" table:style-name="ce6">
            <text:p>1255</text:p>
          </table:table-cell>
          <table:table-cell office:value-type="float" office:value="93115" table:style-name="ce6">
            <text:p>93115</text:p>
          </table:table-cell>
          <table:table-cell office:value-type="float" office:value="18.017421602787465" table:formula="of:=ABS((([.E36]*100/[.D36])-100)*-1)" table:style-name="ce6">
            <text:p>18</text:p>
          </table:table-cell>
          <table:table-cell office:value-type="float" office:value="16" table:style-name="ce145">
            <text:p>16</text:p>
          </table:table-cell>
          <table:table-cell office:value-type="float" office:value="1484.31" table:formula="of:=[.D36]+([.E36]-[.E35])" table:style-name="ce6">
            <text:p>1484</text:p>
          </table:table-cell>
          <table:table-cell office:value-type="float" office:value="1544" table:style-name="ce50">
            <text:p>1544</text:p>
          </table:table-cell>
          <table:table-cell office:value-type="float" office:value="1526" table:style-name="ce50">
            <text:p>1526</text:p>
          </table:table-cell>
          <table:table-cell office:value-type="float" office:value="1522" table:style-name="ce51">
            <text:p>1522</text:p>
          </table:table-cell>
          <table:table-cell office:value-type="float" office:value="1320.46" table:style-name="ce55">
            <text:p>1320</text:p>
          </table:table-cell>
          <table:table-cell office:value-type="float" office:value="1163.08" table:style-name="ce55">
            <text:p>1163</text:p>
          </table:table-cell>
          <table:table-cell office:value-type="float" office:value="1281.0999999999999" table:style-name="ce55">
            <text:p>1281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5T4</text:p>
          </table:table-cell>
          <table:table-cell office:value-type="float" office:value="101.30500000000001" table:style-name="ce6">
            <text:p>101</text:p>
          </table:table-cell>
          <table:table-cell office:value-type="float" office:value="20.9" table:style-name="ce7">
            <text:p>20.9</text:p>
          </table:table-cell>
          <table:table-cell office:value-type="float" office:value="1526.3333333333333" table:formula="of:=AVERAGE([.J37:.L37])" table:style-name="ce6">
            <text:p>1526</text:p>
          </table:table-cell>
          <table:table-cell office:value-type="float" office:value="1283.5133333333333" table:formula="of:=AVERAGE([.M37:.O37])" table:style-name="ce6">
            <text:p>1284</text:p>
          </table:table-cell>
          <table:table-cell office:value-type="float" office:value="84081" table:style-name="ce6">
            <text:p>84081</text:p>
          </table:table-cell>
          <table:table-cell office:value-type="float" office:value="15.908713692946051" table:formula="of:=ABS((([.E37]*100/[.D37])-100)*-1)" table:style-name="ce6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1554.9666666666667" table:formula="of:=[.D37]+([.E37]-[.E36])" table:style-name="ce6">
            <text:p>1555</text:p>
          </table:table-cell>
          <table:table-cell office:value-type="float" office:value="1525" table:style-name="ce50">
            <text:p>1525</text:p>
          </table:table-cell>
          <table:table-cell office:value-type="float" office:value="1526" table:style-name="ce50">
            <text:p>1526</text:p>
          </table:table-cell>
          <table:table-cell office:value-type="float" office:value="1528" table:style-name="ce51">
            <text:p>1528</text:p>
          </table:table-cell>
          <table:table-cell office:value-type="float" office:value="1255.8900000000001" table:style-name="ce55">
            <text:p>1256</text:p>
          </table:table-cell>
          <table:table-cell office:value-type="float" office:value="1281.94" table:style-name="ce55">
            <text:p>1282</text:p>
          </table:table-cell>
          <table:table-cell office:value-type="float" office:value="1312.71" table:style-name="ce55">
            <text:p>1313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6T1</text:p>
          </table:table-cell>
          <table:table-cell office:value-type="float" office:value="102.77500000000001" table:style-name="ce6">
            <text:p>103</text:p>
          </table:table-cell>
          <table:table-cell office:value-type="float" office:value="21" table:style-name="ce7">
            <text:p>21.0</text:p>
          </table:table-cell>
          <table:table-cell office:value-type="float" office:value="1525.6666666666667" table:formula="of:=AVERAGE([.J38:.L38])" table:style-name="ce6">
            <text:p>1526</text:p>
          </table:table-cell>
          <table:table-cell office:value-type="float" office:value="1299.5466666666664" table:formula="of:=AVERAGE([.M38:.O38])" table:style-name="ce6">
            <text:p>1300</text:p>
          </table:table-cell>
          <table:table-cell office:value-type="float" office:value="99620" table:style-name="ce6">
            <text:p>99620</text:p>
          </table:table-cell>
          <table:table-cell office:value-type="float" office:value="14.821061830893612" table:formula="of:=ABS((([.E38]*100/[.D38])-100)*-1)" table:style-name="ce6">
            <text:p>15</text:p>
          </table:table-cell>
          <table:table-cell office:value-type="float" office:value="16" table:style-name="ce145">
            <text:p>16</text:p>
          </table:table-cell>
          <table:table-cell office:value-type="float" office:value="1541.6999999999998" table:formula="of:=[.D38]+([.E38]-[.E37])" table:style-name="ce6">
            <text:p>1542</text:p>
          </table:table-cell>
          <table:table-cell office:value-type="float" office:value="1524" table:style-name="ce50">
            <text:p>1524</text:p>
          </table:table-cell>
          <table:table-cell office:value-type="float" office:value="1526" table:style-name="ce50">
            <text:p>1526</text:p>
          </table:table-cell>
          <table:table-cell office:value-type="float" office:value="1527" table:style-name="ce51">
            <text:p>1527</text:p>
          </table:table-cell>
          <table:table-cell office:value-type="float" office:value="1331.29" table:style-name="ce55">
            <text:p>1331</text:p>
          </table:table-cell>
          <table:table-cell office:value-type="float" office:value="1273.03" table:style-name="ce55">
            <text:p>1273</text:p>
          </table:table-cell>
          <table:table-cell office:value-type="float" office:value="1294.32" table:style-name="ce55">
            <text:p>1294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6T2</text:p>
          </table:table-cell>
          <table:table-cell office:value-type="float" office:value="104.601" table:style-name="ce6">
            <text:p>105</text:p>
          </table:table-cell>
          <table:table-cell office:value-type="float" office:value="20" table:style-name="ce7">
            <text:p>20.0</text:p>
          </table:table-cell>
          <table:table-cell office:value-type="float" office:value="1518.3333333333333" table:formula="of:=AVERAGE([.J39:.L39])" table:style-name="ce6">
            <text:p>1518</text:p>
          </table:table-cell>
          <table:table-cell office:value-type="float" office:value="1319.3233333333335" table:formula="of:=AVERAGE([.M39:.O39])" table:style-name="ce6">
            <text:p>1319</text:p>
          </table:table-cell>
          <table:table-cell office:value-type="float" office:value="108662" table:style-name="ce6">
            <text:p>108662</text:p>
          </table:table-cell>
          <table:table-cell office:value-type="float" office:value="13.107135016465406" table:formula="of:=ABS((([.E39]*100/[.D39])-100)*-1)" table:style-name="ce6">
            <text:p>13</text:p>
          </table:table-cell>
          <table:table-cell office:value-type="float" office:value="16" table:style-name="ce145">
            <text:p>16</text:p>
          </table:table-cell>
          <table:table-cell office:value-type="float" office:value="1538.1100000000004" table:formula="of:=[.D39]+([.E39]-[.E38])" table:style-name="ce6">
            <text:p>1538</text:p>
          </table:table-cell>
          <table:table-cell office:value-type="float" office:value="1524" table:style-name="ce50">
            <text:p>1524</text:p>
          </table:table-cell>
          <table:table-cell office:value-type="float" office:value="1516" table:style-name="ce50">
            <text:p>1516</text:p>
          </table:table-cell>
          <table:table-cell office:value-type="float" office:value="1515" table:style-name="ce51">
            <text:p>1515</text:p>
          </table:table-cell>
          <table:table-cell office:value-type="float" office:value="1304.6600000000001" table:style-name="ce55">
            <text:p>1305</text:p>
          </table:table-cell>
          <table:table-cell office:value-type="float" office:value="1313.93" table:style-name="ce55">
            <text:p>1314</text:p>
          </table:table-cell>
          <table:table-cell office:value-type="float" office:value="1339.38" table:style-name="ce55">
            <text:p>1339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6T3</text:p>
          </table:table-cell>
          <table:table-cell office:value-type="float" office:value="105.431" table:style-name="ce6">
            <text:p>105</text:p>
          </table:table-cell>
          <table:table-cell office:value-type="float" office:value="18.91" table:style-name="ce7">
            <text:p>18.9</text:p>
          </table:table-cell>
          <table:table-cell office:value-type="float" office:value="1506" table:formula="of:=AVERAGE([.J40:.L40])" table:style-name="ce6">
            <text:p>1506</text:p>
          </table:table-cell>
          <table:table-cell office:value-type="float" office:value="1265.42" table:formula="of:=AVERAGE([.M40:.O40])" table:style-name="ce6">
            <text:p>1265</text:p>
          </table:table-cell>
          <table:table-cell office:value-type="float" office:value="103640" table:style-name="ce6">
            <text:p>103640</text:p>
          </table:table-cell>
          <table:table-cell office:value-type="float" office:value="15.974767596281538" table:formula="of:=ABS((([.E40]*100/[.D40])-100)*-1)" table:style-name="ce6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1452.0966666666666" table:formula="of:=[.D40]+([.E40]-[.E39])" table:style-name="ce6">
            <text:p>1452</text:p>
          </table:table-cell>
          <table:table-cell office:value-type="float" office:value="1509" table:style-name="ce50">
            <text:p>1509</text:p>
          </table:table-cell>
          <table:table-cell office:value-type="float" office:value="1512" table:style-name="ce50">
            <text:p>1512</text:p>
          </table:table-cell>
          <table:table-cell office:value-type="float" office:value="1497" table:style-name="ce51">
            <text:p>1497</text:p>
          </table:table-cell>
          <table:table-cell office:value-type="float" office:value="1340.07" table:style-name="ce55">
            <text:p>1340</text:p>
          </table:table-cell>
          <table:table-cell office:value-type="float" office:value="1156.1600000000001" table:style-name="ce55">
            <text:p>1156</text:p>
          </table:table-cell>
          <table:table-cell office:value-type="float" office:value="1300.03" table:style-name="ce55">
            <text:p>1300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6T4</text:p>
          </table:table-cell>
          <table:table-cell office:value-type="float" office:value="105.848" table:style-name="ce6">
            <text:p>106</text:p>
          </table:table-cell>
          <table:table-cell office:value-type="float" office:value="18.63" table:style-name="ce7">
            <text:p>18.6</text:p>
          </table:table-cell>
          <table:table-cell office:value-type="float" office:value="1507.6666666666667" table:formula="of:=AVERAGE([.J41:.L41])" table:style-name="ce6">
            <text:p>1508</text:p>
          </table:table-cell>
          <table:table-cell office:value-type="float" office:value="1332.8966666666668" table:formula="of:=AVERAGE([.M41:.O41])" table:style-name="ce6">
            <text:p>1333</text:p>
          </table:table-cell>
          <table:table-cell office:value-type="float" office:value="93463" table:style-name="ce6">
            <text:p>93463</text:p>
          </table:table-cell>
          <table:table-cell office:value-type="float" office:value="11.592084899403048" table:formula="of:=ABS((([.E41]*100/[.D41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575.1433333333334" table:formula="of:=[.D41]+([.E41]-[.E40])" table:style-name="ce6">
            <text:p>1575</text:p>
          </table:table-cell>
          <table:table-cell office:value-type="float" office:value="1496" table:style-name="ce50">
            <text:p>1496</text:p>
          </table:table-cell>
          <table:table-cell office:value-type="float" office:value="1506" table:style-name="ce50">
            <text:p>1506</text:p>
          </table:table-cell>
          <table:table-cell office:value-type="float" office:value="1521" table:style-name="ce51">
            <text:p>1521</text:p>
          </table:table-cell>
          <table:table-cell office:value-type="float" office:value="1341.26" table:style-name="ce55">
            <text:p>1341</text:p>
          </table:table-cell>
          <table:table-cell office:value-type="float" office:value="1299.7" table:style-name="ce55">
            <text:p>1300</text:p>
          </table:table-cell>
          <table:table-cell office:value-type="float" office:value="1357.73" table:style-name="ce55">
            <text:p>135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7T1</text:p>
          </table:table-cell>
          <table:table-cell office:value-type="float" office:value="108.239" table:style-name="ce6">
            <text:p>108</text:p>
          </table:table-cell>
          <table:table-cell office:value-type="float" office:value="18.75" table:style-name="ce7">
            <text:p>18.8</text:p>
          </table:table-cell>
          <table:table-cell office:value-type="float" office:value="1525.3333333333333" table:formula="of:=AVERAGE([.J42:.L42])" table:style-name="ce6">
            <text:p>1525</text:p>
          </table:table-cell>
          <table:table-cell office:value-type="float" office:value="1354.97" table:formula="of:=AVERAGE([.M42:.O42])" table:style-name="ce6">
            <text:p>1355</text:p>
          </table:table-cell>
          <table:table-cell office:value-type="float" office:value="114965" table:style-name="ce6">
            <text:p>114965</text:p>
          </table:table-cell>
          <table:table-cell office:value-type="float" office:value="11.168924825174827" table:formula="of:=ABS((([.E42]*100/[.D42])-100)*-1)" table:style-name="ce6">
            <text:p>11</text:p>
          </table:table-cell>
          <table:table-cell office:value-type="float" office:value="16" table:style-name="ce145">
            <text:p>16</text:p>
          </table:table-cell>
          <table:table-cell office:value-type="float" office:value="1547.4066666666665" table:formula="of:=[.D42]+([.E42]-[.E41])" table:style-name="ce6">
            <text:p>1547</text:p>
          </table:table-cell>
          <table:table-cell office:value-type="float" office:value="1524" table:style-name="ce50">
            <text:p>1524</text:p>
          </table:table-cell>
          <table:table-cell office:value-type="float" office:value="1522" table:style-name="ce50">
            <text:p>1522</text:p>
          </table:table-cell>
          <table:table-cell office:value-type="float" office:value="1530" table:style-name="ce51">
            <text:p>1530</text:p>
          </table:table-cell>
          <table:table-cell office:value-type="float" office:value="1368.55" table:style-name="ce55">
            <text:p>1369</text:p>
          </table:table-cell>
          <table:table-cell office:value-type="float" office:value="1349.41" table:style-name="ce55">
            <text:p>1349</text:p>
          </table:table-cell>
          <table:table-cell office:value-type="float" office:value="1346.95" table:style-name="ce55">
            <text:p>1347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7T2</text:p>
          </table:table-cell>
          <table:table-cell office:value-type="float" office:value="110.41" table:style-name="ce6">
            <text:p>110</text:p>
          </table:table-cell>
          <table:table-cell office:value-type="float" office:value="17.22" table:style-name="ce7">
            <text:p>17.2</text:p>
          </table:table-cell>
          <table:table-cell office:value-type="float" office:value="1538.3333333333333" table:formula="of:=AVERAGE([.J43:.L43])" table:style-name="ce6">
            <text:p>1538</text:p>
          </table:table-cell>
          <table:table-cell office:value-type="float" office:value="1390.4066666666668" table:formula="of:=AVERAGE([.M43:.O43])" table:style-name="ce6">
            <text:p>1390</text:p>
          </table:table-cell>
          <table:table-cell office:value-type="float" office:value="121395" table:style-name="ce6">
            <text:p>121395</text:p>
          </table:table-cell>
          <table:table-cell office:value-type="float" office:value="9.6160346695557735" table:formula="of:=ABS((([.E43]*100/[.D43])-100)*-1)" table:style-name="ce6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1573.77" table:formula="of:=[.D43]+([.E43]-[.E42])" table:style-name="ce6">
            <text:p>1574</text:p>
          </table:table-cell>
          <table:table-cell office:value-type="float" office:value="1537" table:style-name="ce50">
            <text:p>1537</text:p>
          </table:table-cell>
          <table:table-cell office:value-type="float" office:value="1535" table:style-name="ce50">
            <text:p>1535</text:p>
          </table:table-cell>
          <table:table-cell office:value-type="float" office:value="1543" table:style-name="ce51">
            <text:p>1543</text:p>
          </table:table-cell>
          <table:table-cell office:value-type="float" office:value="1411.97" table:style-name="ce55">
            <text:p>1412</text:p>
          </table:table-cell>
          <table:table-cell office:value-type="float" office:value="1363.87" table:style-name="ce55">
            <text:p>1364</text:p>
          </table:table-cell>
          <table:table-cell office:value-type="float" office:value="1395.38" table:style-name="ce55">
            <text:p>1395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7T3</text:p>
          </table:table-cell>
          <table:table-cell office:value-type="float" office:value="112.44199999999999" table:style-name="ce6">
            <text:p>112</text:p>
          </table:table-cell>
          <table:table-cell office:value-type="float" office:value="16.38" table:style-name="ce7">
            <text:p>16.4</text:p>
          </table:table-cell>
          <table:table-cell office:value-type="float" office:value="1549.6666666666667" table:formula="of:=AVERAGE([.J44:.L44])" table:style-name="ce6">
            <text:p>1550</text:p>
          </table:table-cell>
          <table:table-cell office:value-type="float" office:value="1353.1233333333332" table:formula="of:=AVERAGE([.M44:.O44])" table:style-name="ce6">
            <text:p>1353</text:p>
          </table:table-cell>
          <table:table-cell office:value-type="float" office:value="120069" table:style-name="ce6">
            <text:p>120069</text:p>
          </table:table-cell>
          <table:table-cell office:value-type="float" office:value="12.68294256829428" table:formula="of:=ABS((([.E44]*100/[.D44])-100)*-1)" table:style-name="ce6">
            <text:p>13</text:p>
          </table:table-cell>
          <table:table-cell office:value-type="float" office:value="16" table:style-name="ce145">
            <text:p>16</text:p>
          </table:table-cell>
          <table:table-cell office:value-type="float" office:value="1512.3833333333332" table:formula="of:=[.D44]+([.E44]-[.E43])" table:style-name="ce6">
            <text:p>1512</text:p>
          </table:table-cell>
          <table:table-cell office:value-type="float" office:value="1564" table:style-name="ce50">
            <text:p>1564</text:p>
          </table:table-cell>
          <table:table-cell office:value-type="float" office:value="1551" table:style-name="ce50">
            <text:p>1551</text:p>
          </table:table-cell>
          <table:table-cell office:value-type="float" office:value="1534" table:style-name="ce51">
            <text:p>1534</text:p>
          </table:table-cell>
          <table:table-cell office:value-type="float" office:value="1440.58" table:style-name="ce55">
            <text:p>1441</text:p>
          </table:table-cell>
          <table:table-cell office:value-type="float" office:value="1225.26" table:style-name="ce55">
            <text:p>1225</text:p>
          </table:table-cell>
          <table:table-cell office:value-type="float" office:value="1393.53" table:style-name="ce55">
            <text:p>1394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7T4</text:p>
          </table:table-cell>
          <table:table-cell office:value-type="float" office:value="113.45699999999999" table:style-name="ce6">
            <text:p>113</text:p>
          </table:table-cell>
          <table:table-cell office:value-type="float" office:value="16.55" table:style-name="ce7">
            <text:p>16.6</text:p>
          </table:table-cell>
          <table:table-cell office:value-type="float" office:value="1552" table:formula="of:=AVERAGE([.J45:.L45])" table:style-name="ce6">
            <text:p>1552</text:p>
          </table:table-cell>
          <table:table-cell office:value-type="float" office:value="1369.5666666666666" table:formula="of:=AVERAGE([.M45:.O45])" table:style-name="ce6">
            <text:p>1370</text:p>
          </table:table-cell>
          <table:table-cell office:value-type="float" office:value="111215" table:style-name="ce6">
            <text:p>111215</text:p>
          </table:table-cell>
          <table:table-cell office:value-type="float" office:value="11.754725085910664" table:formula="of:=ABS((([.E45]*100/[.D45])-100)*-1)" table:style-name="ce6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568.4433333333334" table:formula="of:=[.D45]+([.E45]-[.E44])" table:style-name="ce6">
            <text:p>1568</text:p>
          </table:table-cell>
          <table:table-cell office:value-type="float" office:value="1544" table:style-name="ce50">
            <text:p>1544</text:p>
          </table:table-cell>
          <table:table-cell office:value-type="float" office:value="1555" table:style-name="ce50">
            <text:p>1555</text:p>
          </table:table-cell>
          <table:table-cell office:value-type="float" office:value="1557" table:style-name="ce51">
            <text:p>1557</text:p>
          </table:table-cell>
          <table:table-cell office:value-type="float" office:value="1371.99" table:style-name="ce55">
            <text:p>1372</text:p>
          </table:table-cell>
          <table:table-cell office:value-type="float" office:value="1356.08" table:style-name="ce55">
            <text:p>1356</text:p>
          </table:table-cell>
          <table:table-cell office:value-type="float" office:value="1380.63" table:style-name="ce55">
            <text:p>1381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8T1</text:p>
          </table:table-cell>
          <table:table-cell office:value-type="float" office:value="114.994" table:style-name="ce6">
            <text:p>115</text:p>
          </table:table-cell>
          <table:table-cell office:value-type="float" office:value="16.739999999999998" table:style-name="ce7">
            <text:p>16.7</text:p>
          </table:table-cell>
          <table:table-cell office:value-type="float" office:value="1589" table:formula="of:=AVERAGE([.J46:.L46])" table:style-name="ce6">
            <text:p>1589</text:p>
          </table:table-cell>
          <table:table-cell office:value-type="float" office:value="1372.1333333333332" table:formula="of:=AVERAGE([.M46:.O46])" table:style-name="ce6">
            <text:p>1372</text:p>
          </table:table-cell>
          <table:table-cell office:value-type="float" office:value="129164" table:style-name="ce6">
            <text:p>129164</text:p>
          </table:table-cell>
          <table:table-cell office:value-type="float" office:value="13.64799664359137" table:formula="of:=ABS((([.E46]*100/[.D46])-100)*-1)" table:style-name="ce6">
            <text:p>14</text:p>
          </table:table-cell>
          <table:table-cell office:value-type="float" office:value="16" table:style-name="ce145">
            <text:p>16</text:p>
          </table:table-cell>
          <table:table-cell office:value-type="float" office:value="1591.5666666666666" table:formula="of:=[.D46]+([.E46]-[.E45])" table:style-name="ce6">
            <text:p>1592</text:p>
          </table:table-cell>
          <table:table-cell office:value-type="float" office:value="1570" table:style-name="ce50">
            <text:p>1570</text:p>
          </table:table-cell>
          <table:table-cell office:value-type="float" office:value="1590" table:style-name="ce50">
            <text:p>1590</text:p>
          </table:table-cell>
          <table:table-cell office:value-type="float" office:value="1607" table:style-name="ce51">
            <text:p>1607</text:p>
          </table:table-cell>
          <table:table-cell office:value-type="float" office:value="1388.17" table:style-name="ce55">
            <text:p>1388</text:p>
          </table:table-cell>
          <table:table-cell office:value-type="float" office:value="1363.29" table:style-name="ce55">
            <text:p>1363</text:p>
          </table:table-cell>
          <table:table-cell office:value-type="float" office:value="1364.94" table:style-name="ce55">
            <text:p>1365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8T2</text:p>
          </table:table-cell>
          <table:table-cell office:value-type="float" office:value="117.941" table:style-name="ce6">
            <text:p>118</text:p>
          </table:table-cell>
          <table:table-cell office:value-type="float" office:value="15.28" table:style-name="ce7">
            <text:p>15.3</text:p>
          </table:table-cell>
          <table:table-cell office:value-type="float" office:value="1622" table:formula="of:=AVERAGE([.J47:.L47])" table:style-name="ce6">
            <text:p>1622</text:p>
          </table:table-cell>
          <table:table-cell office:value-type="float" office:value="1413.0166666666667" table:formula="of:=AVERAGE([.M47:.O47])" table:style-name="ce6">
            <text:p>1413</text:p>
          </table:table-cell>
          <table:table-cell office:value-type="float" office:value="134405" table:style-name="ce6">
            <text:p>134405</text:p>
          </table:table-cell>
          <table:table-cell office:value-type="float" office:value="12.88429921907111" table:formula="of:=ABS((([.E47]*100/[.D47])-100)*-1)" table:style-name="ce6">
            <text:p>13</text:p>
          </table:table-cell>
          <table:table-cell office:value-type="float" office:value="16" table:style-name="ce145">
            <text:p>16</text:p>
          </table:table-cell>
          <table:table-cell office:value-type="float" office:value="1662.8833333333334" table:formula="of:=[.D47]+([.E47]-[.E46])" table:style-name="ce6">
            <text:p>1663</text:p>
          </table:table-cell>
          <table:table-cell office:value-type="float" office:value="1612" table:style-name="ce50">
            <text:p>1612</text:p>
          </table:table-cell>
          <table:table-cell office:value-type="float" office:value="1619" table:style-name="ce50">
            <text:p>1619</text:p>
          </table:table-cell>
          <table:table-cell office:value-type="float" office:value="1635" table:style-name="ce51">
            <text:p>1635</text:p>
          </table:table-cell>
          <table:table-cell office:value-type="float" office:value="1431.43" table:style-name="ce55">
            <text:p>1431</text:p>
          </table:table-cell>
          <table:table-cell office:value-type="float" office:value="1386.2" table:style-name="ce55">
            <text:p>1386</text:p>
          </table:table-cell>
          <table:table-cell office:value-type="float" office:value="1421.42" table:style-name="ce55">
            <text:p>1421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8T3</text:p>
          </table:table-cell>
          <table:table-cell office:value-type="float" office:value="120.491" table:style-name="ce6">
            <text:p>120</text:p>
          </table:table-cell>
          <table:table-cell office:value-type="float" office:value="14.55" table:style-name="ce7">
            <text:p>14.6</text:p>
          </table:table-cell>
          <table:table-cell office:value-type="float" office:value="1659" table:formula="of:=AVERAGE([.J48:.L48])" table:style-name="ce6">
            <text:p>1659</text:p>
          </table:table-cell>
          <table:table-cell office:value-type="float" office:value="1403.5733333333335" table:formula="of:=AVERAGE([.M48:.O48])" table:style-name="ce6">
            <text:p>1404</text:p>
          </table:table-cell>
          <table:table-cell office:value-type="float" office:value="134156" table:style-name="ce6">
            <text:p>134156</text:p>
          </table:table-cell>
          <table:table-cell office:value-type="float" office:value="15.396423548322275" table:formula="of:=ABS((([.E48]*100/[.D48])-100)*-1)" table:style-name="ce6">
            <text:p>15</text:p>
          </table:table-cell>
          <table:table-cell office:value-type="float" office:value="16" table:style-name="ce145">
            <text:p>16</text:p>
          </table:table-cell>
          <table:table-cell office:value-type="float" office:value="1649.5566666666668" table:formula="of:=[.D48]+([.E48]-[.E47])" table:style-name="ce6">
            <text:p>1650</text:p>
          </table:table-cell>
          <table:table-cell office:value-type="float" office:value="1650" table:style-name="ce50">
            <text:p>1650</text:p>
          </table:table-cell>
          <table:table-cell office:value-type="float" office:value="1661" table:style-name="ce50">
            <text:p>1661</text:p>
          </table:table-cell>
          <table:table-cell office:value-type="float" office:value="1666" table:style-name="ce51">
            <text:p>1666</text:p>
          </table:table-cell>
          <table:table-cell office:value-type="float" office:value="1468" table:style-name="ce55">
            <text:p>1468</text:p>
          </table:table-cell>
          <table:table-cell office:value-type="float" office:value="1284.31" table:style-name="ce55">
            <text:p>1284</text:p>
          </table:table-cell>
          <table:table-cell office:value-type="float" office:value="1458.41" table:style-name="ce55">
            <text:p>145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8T4</text:p>
          </table:table-cell>
          <table:table-cell office:value-type="float" office:value="120.95399999999999" table:style-name="ce6">
            <text:p>121</text:p>
          </table:table-cell>
          <table:table-cell office:value-type="float" office:value="14.45" table:style-name="ce7">
            <text:p>14.5</text:p>
          </table:table-cell>
          <table:table-cell office:value-type="float" office:value="1678.3333333333333" table:formula="of:=AVERAGE([.J49:.L49])" table:style-name="ce6">
            <text:p>1678</text:p>
          </table:table-cell>
          <table:table-cell office:value-type="float" office:value="1422.2366666666667" table:formula="of:=AVERAGE([.M49:.O49])" table:style-name="ce6">
            <text:p>1422</text:p>
          </table:table-cell>
          <table:table-cell office:value-type="float" office:value="120259" table:style-name="ce6">
            <text:p>120259</text:p>
          </table:table-cell>
          <table:table-cell office:value-type="float" office:value="15.258987090367427" table:formula="of:=ABS((([.E49]*100/[.D49])-100)*-1)" table:style-name="ce6">
            <text:p>15</text:p>
          </table:table-cell>
          <table:table-cell office:value-type="float" office:value="16" table:style-name="ce145">
            <text:p>16</text:p>
          </table:table-cell>
          <table:table-cell office:value-type="float" office:value="1696.9966666666664" table:formula="of:=[.D49]+([.E49]-[.E48])" table:style-name="ce6">
            <text:p>1697</text:p>
          </table:table-cell>
          <table:table-cell office:value-type="float" office:value="1666" table:style-name="ce50">
            <text:p>1666</text:p>
          </table:table-cell>
          <table:table-cell office:value-type="float" office:value="1684" table:style-name="ce50">
            <text:p>1684</text:p>
          </table:table-cell>
          <table:table-cell office:value-type="float" office:value="1685" table:style-name="ce51">
            <text:p>1685</text:p>
          </table:table-cell>
          <table:table-cell office:value-type="float" office:value="1396.47" table:style-name="ce55">
            <text:p>1396</text:p>
          </table:table-cell>
          <table:table-cell office:value-type="float" office:value="1411.77" table:style-name="ce55">
            <text:p>1412</text:p>
          </table:table-cell>
          <table:table-cell office:value-type="float" office:value="1458.47" table:style-name="ce55">
            <text:p>145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9T1</text:p>
          </table:table-cell>
          <table:table-cell office:value-type="float" office:value="122.758" table:style-name="ce6">
            <text:p>123</text:p>
          </table:table-cell>
          <table:table-cell office:value-type="float" office:value="14.7" table:style-name="ce7">
            <text:p>14.7</text:p>
          </table:table-cell>
          <table:table-cell office:value-type="float" office:value="1694.3333333333333" table:formula="of:=AVERAGE([.J50:.L50])" table:style-name="ce6">
            <text:p>1694</text:p>
          </table:table-cell>
          <table:table-cell office:value-type="float" office:value="1421.96" table:formula="of:=AVERAGE([.M50:.O50])" table:style-name="ce6">
            <text:p>1422</text:p>
          </table:table-cell>
          <table:table-cell office:value-type="float" office:value="135031" table:style-name="ce6">
            <text:p>135031</text:p>
          </table:table-cell>
          <table:table-cell office:value-type="float" office:value="16.07554593743852" table:formula="of:=ABS((([.E50]*100/[.D50])-100)*-1)" table:style-name="ce6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1694.0566666666666" table:formula="of:=[.D50]+([.E50]-[.E49])" table:style-name="ce6">
            <text:p>1694</text:p>
          </table:table-cell>
          <table:table-cell office:value-type="float" office:value="1686" table:style-name="ce50">
            <text:p>1686</text:p>
          </table:table-cell>
          <table:table-cell office:value-type="float" office:value="1694" table:style-name="ce50">
            <text:p>1694</text:p>
          </table:table-cell>
          <table:table-cell office:value-type="float" office:value="1703" table:style-name="ce51">
            <text:p>1703</text:p>
          </table:table-cell>
          <table:table-cell office:value-type="float" office:value="1452.43" table:style-name="ce55">
            <text:p>1452</text:p>
          </table:table-cell>
          <table:table-cell office:value-type="float" office:value="1386.39" table:style-name="ce55">
            <text:p>1386</text:p>
          </table:table-cell>
          <table:table-cell office:value-type="float" office:value="1427.06" table:style-name="ce55">
            <text:p>1427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9T2</text:p>
          </table:table-cell>
          <table:table-cell office:value-type="float" office:value="124.175" table:style-name="ce6">
            <text:p>124</text:p>
          </table:table-cell>
          <table:table-cell office:value-type="float" office:value="14.02" table:style-name="ce7">
            <text:p>14.0</text:p>
          </table:table-cell>
          <table:table-cell office:value-type="float" office:value="1718" table:formula="of:=AVERAGE([.J51:.L51])" table:style-name="ce6">
            <text:p>1718</text:p>
          </table:table-cell>
          <table:table-cell office:value-type="float" office:value="1425.34" table:formula="of:=AVERAGE([.M51:.O51])" table:style-name="ce6">
            <text:p>1425</text:p>
          </table:table-cell>
          <table:table-cell office:value-type="float" office:value="130987" table:style-name="ce6">
            <text:p>130987</text:p>
          </table:table-cell>
          <table:table-cell office:value-type="float" office:value="17.034924330617002" table:formula="of:=ABS((([.E51]*100/[.D51])-100)*-1)" table:style-name="ce6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721.3799999999999" table:formula="of:=[.D51]+([.E51]-[.E50])" table:style-name="ce6">
            <text:p>1721</text:p>
          </table:table-cell>
          <table:table-cell office:value-type="float" office:value="1709" table:style-name="ce50">
            <text:p>1709</text:p>
          </table:table-cell>
          <table:table-cell office:value-type="float" office:value="1712" table:style-name="ce50">
            <text:p>1712</text:p>
          </table:table-cell>
          <table:table-cell office:value-type="float" office:value="1733" table:style-name="ce51">
            <text:p>1733</text:p>
          </table:table-cell>
          <table:table-cell office:value-type="float" office:value="1417.99" table:style-name="ce55">
            <text:p>1418</text:p>
          </table:table-cell>
          <table:table-cell office:value-type="float" office:value="1408.33" table:style-name="ce55">
            <text:p>1408</text:p>
          </table:table-cell>
          <table:table-cell office:value-type="float" office:value="1449.7" table:style-name="ce55">
            <text:p>1450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9T3</text:p>
          </table:table-cell>
          <table:table-cell office:value-type="float" office:value="126.13500000000001" table:style-name="ce6">
            <text:p>126</text:p>
          </table:table-cell>
          <table:table-cell office:value-type="float" office:value="13.92" table:style-name="ce7">
            <text:p>13.9</text:p>
          </table:table-cell>
          <table:table-cell office:value-type="float" office:value="1740.6666666666667" table:formula="of:=AVERAGE([.J52:.L52])" table:style-name="ce6">
            <text:p>1741</text:p>
          </table:table-cell>
          <table:table-cell office:value-type="float" office:value="1449.3566666666666" table:formula="of:=AVERAGE([.M52:.O52])" table:style-name="ce6">
            <text:p>1449</text:p>
          </table:table-cell>
          <table:table-cell office:value-type="float" office:value="121256" table:style-name="ce6">
            <text:p>121256</text:p>
          </table:table-cell>
          <table:table-cell office:value-type="float" office:value="16.735541937954821" table:formula="of:=ABS((([.E52]*100/[.D52])-100)*-1)" table:style-name="ce6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764.6833333333334" table:formula="of:=[.D52]+([.E52]-[.E51])" table:style-name="ce6">
            <text:p>1765</text:p>
          </table:table-cell>
          <table:table-cell office:value-type="float" office:value="1738" table:style-name="ce50">
            <text:p>1738</text:p>
          </table:table-cell>
          <table:table-cell office:value-type="float" office:value="1749" table:style-name="ce50">
            <text:p>1749</text:p>
          </table:table-cell>
          <table:table-cell office:value-type="float" office:value="1735" table:style-name="ce51">
            <text:p>1735</text:p>
          </table:table-cell>
          <table:table-cell office:value-type="float" office:value="1519.39" table:style-name="ce55">
            <text:p>1519</text:p>
          </table:table-cell>
          <table:table-cell office:value-type="float" office:value="1370.26" table:style-name="ce55">
            <text:p>1370</text:p>
          </table:table-cell>
          <table:table-cell office:value-type="float" office:value="1458.42" table:style-name="ce55">
            <text:p>145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19T4</text:p>
          </table:table-cell>
          <table:table-cell office:value-type="float" office:value="125.32" table:style-name="ce6">
            <text:p>125</text:p>
          </table:table-cell>
          <table:table-cell office:value-type="float" office:value="13.78" table:style-name="ce7">
            <text:p>13.8</text:p>
          </table:table-cell>
          <table:table-cell office:value-type="float" office:value="1755" table:formula="of:=AVERAGE([.J53:.L53])" table:style-name="ce6">
            <text:p>1755</text:p>
          </table:table-cell>
          <table:table-cell office:value-type="float" office:value="1449.9433333333334" table:formula="of:=AVERAGE([.M53:.O53])" table:style-name="ce6">
            <text:p>1450</text:p>
          </table:table-cell>
          <table:table-cell office:value-type="float" office:value="116272" table:style-name="ce6">
            <text:p>116272</text:p>
          </table:table-cell>
          <table:table-cell office:value-type="float" office:value="17.382146248812916" table:formula="of:=ABS((([.E53]*100/[.D53])-100)*-1)" table:style-name="ce6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755.5866666666668" table:formula="of:=[.D53]+([.E53]-[.E52])" table:style-name="ce6">
            <text:p>1756</text:p>
          </table:table-cell>
          <table:table-cell office:value-type="float" office:value="1741" table:style-name="ce50">
            <text:p>1741</text:p>
          </table:table-cell>
          <table:table-cell office:value-type="float" office:value="1761" table:style-name="ce50">
            <text:p>1761</text:p>
          </table:table-cell>
          <table:table-cell office:value-type="float" office:value="1763" table:style-name="ce51">
            <text:p>1763</text:p>
          </table:table-cell>
          <table:table-cell office:value-type="float" office:value="1427.36" table:style-name="ce55">
            <text:p>1427</text:p>
          </table:table-cell>
          <table:table-cell office:value-type="float" office:value="1444.51" table:style-name="ce55">
            <text:p>1445</text:p>
          </table:table-cell>
          <table:table-cell office:value-type="float" office:value="1477.96" table:style-name="ce55">
            <text:p>147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0T1</text:p>
          </table:table-cell>
          <table:table-cell office:value-type="float" office:value="126.69499999999999" table:style-name="ce6">
            <text:p>127</text:p>
          </table:table-cell>
          <table:table-cell office:value-type="float" office:value="14.41" table:style-name="ce7">
            <text:p>14.4</text:p>
          </table:table-cell>
          <table:table-cell office:value-type="float" office:value="1756" table:formula="of:=AVERAGE([.J54:.L54])" table:style-name="ce6">
            <text:p>1756</text:p>
          </table:table-cell>
          <table:table-cell office:value-type="float" office:value="1460.38" table:formula="of:=AVERAGE([.M54:.O54])" table:style-name="ce6">
            <text:p>1460</text:p>
          </table:table-cell>
          <table:table-cell office:value-type="float" office:value="125837" table:style-name="ce6">
            <text:p>125837</text:p>
          </table:table-cell>
          <table:table-cell office:value-type="float" office:value="16.834851936218683" table:formula="of:=ABS((([.E54]*100/[.D54])-100)*-1)" table:style-name="ce6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766.4366666666667" table:formula="of:=[.D54]+([.E54]-[.E53])" table:style-name="ce6">
            <text:p>1766</text:p>
          </table:table-cell>
          <table:table-cell office:value-type="float" office:value="1758" table:style-name="ce50">
            <text:p>1758</text:p>
          </table:table-cell>
          <table:table-cell office:value-type="float" office:value="1752" table:style-name="ce50">
            <text:p>1752</text:p>
          </table:table-cell>
          <table:table-cell office:value-type="float" office:value="1758" table:style-name="ce51">
            <text:p>1758</text:p>
          </table:table-cell>
          <table:table-cell office:value-type="float" office:value="1492" table:style-name="ce55">
            <text:p>1492</text:p>
          </table:table-cell>
          <table:table-cell office:value-type="float" office:value="1439.14" table:style-name="ce55">
            <text:p>1439</text:p>
          </table:table-cell>
          <table:table-cell office:value-type="float" office:value="1450" table:style-name="ce55">
            <text:p>1450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0T2</text:p>
          </table:table-cell>
          <table:table-cell office:value-type="float" office:value="126.79900000000001" table:style-name="ce6">
            <text:p>127</text:p>
          </table:table-cell>
          <table:table-cell office:value-type="float" office:value="15.33" table:style-name="ce7">
            <text:p>15.3</text:p>
          </table:table-cell>
          <table:table-cell office:value-type="float" office:value="1711" table:formula="of:=AVERAGE([.J55:.L55])" table:style-name="ce6">
            <text:p>1711</text:p>
          </table:table-cell>
          <table:table-cell office:value-type="float" office:value="1477.6666666666667" table:formula="of:=AVERAGE([.M55:.O55])" table:style-name="ce6">
            <text:p>1478</text:p>
          </table:table-cell>
          <table:table-cell office:value-type="float" office:value="74657" table:style-name="ce6">
            <text:p>74657</text:p>
          </table:table-cell>
          <table:table-cell office:value-type="float" office:value="13.637249172024141" table:formula="of:=ABS((([.E55]*100/[.D55])-100)*-1)" table:style-name="ce6">
            <text:p>14</text:p>
          </table:table-cell>
          <table:table-cell office:value-type="float" office:value="16" table:style-name="ce145">
            <text:p>16</text:p>
          </table:table-cell>
          <table:table-cell office:value-type="float" office:value="1728.2866666666666" table:formula="of:=[.D55]+([.E55]-[.E54])" table:style-name="ce6">
            <text:p>1728</text:p>
          </table:table-cell>
          <table:table-cell office:value-type="float" office:value="1753" table:style-name="ce50">
            <text:p>1753</text:p>
          </table:table-cell>
          <table:table-cell office:value-type="float" office:value="1730" table:style-name="ce50">
            <text:p>1730</text:p>
          </table:table-cell>
          <table:table-cell office:value-type="float" office:value="1650" table:style-name="ce51">
            <text:p>1650</text:p>
          </table:table-cell>
          <table:table-cell office:value-type="float" office:value="1513" table:style-name="ce55">
            <text:p>1513</text:p>
          </table:table-cell>
          <table:table-cell office:value-type="float" office:value="1482" table:style-name="ce55">
            <text:p>1482</text:p>
          </table:table-cell>
          <table:table-cell office:value-type="float" office:value="1438" table:style-name="ce55">
            <text:p>143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0T3</text:p>
          </table:table-cell>
          <table:table-cell office:value-type="float" office:value="128.255" table:style-name="ce6">
            <text:p>128</text:p>
          </table:table-cell>
          <table:table-cell office:value-type="float" office:value="16.260000000000002" table:style-name="ce7">
            <text:p>16.3</text:p>
          </table:table-cell>
          <table:table-cell office:value-type="float" office:value="1718" table:formula="of:=AVERAGE([.J56:.L56])" table:style-name="ce6">
            <text:p>1718</text:p>
          </table:table-cell>
          <table:table-cell office:value-type="float" office:value="1369.3333333333333" table:formula="of:=AVERAGE([.M56:.O56])" table:style-name="ce6">
            <text:p>1369</text:p>
          </table:table-cell>
          <table:table-cell office:value-type="float" office:value="101887" table:style-name="ce6">
            <text:p>101887</text:p>
          </table:table-cell>
          <table:table-cell office:value-type="float" office:value="20.294916569654646" table:formula="of:=ABS((([.E56]*100/[.D56])-100)*-1)" table:style-name="ce6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609.6666666666665" table:formula="of:=[.D56]+([.E56]-[.E55])" table:style-name="ce6">
            <text:p>1610</text:p>
          </table:table-cell>
          <table:table-cell office:value-type="float" office:value="1677" table:style-name="ce50">
            <text:p>1677</text:p>
          </table:table-cell>
          <table:table-cell office:value-type="float" office:value="1735" table:style-name="ce50">
            <text:p>1735</text:p>
          </table:table-cell>
          <table:table-cell office:value-type="float" office:value="1742" table:style-name="ce51">
            <text:p>1742</text:p>
          </table:table-cell>
          <table:table-cell office:value-type="float" office:value="1443" table:style-name="ce49">
            <text:p>1443</text:p>
          </table:table-cell>
          <table:table-cell office:value-type="float" office:value="1293" table:style-name="ce49">
            <text:p>1293</text:p>
          </table:table-cell>
          <table:table-cell office:value-type="float" office:value="1372" table:style-name="ce49">
            <text:p>1372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0T4</text:p>
          </table:table-cell>
          <table:table-cell office:value-type="float" office:value="127.179" table:style-name="ce6">
            <text:p>127</text:p>
          </table:table-cell>
          <table:table-cell office:value-type="float" office:value="16.13" table:style-name="ce7">
            <text:p>16.1</text:p>
          </table:table-cell>
          <table:table-cell office:value-type="float" office:value="1766.6666666666667" table:formula="of:=AVERAGE([.J57:.L57])" table:style-name="ce6">
            <text:p>1767</text:p>
          </table:table-cell>
          <table:table-cell office:value-type="float" office:value="1409.6666666666667" table:formula="of:=AVERAGE([.M57:.O57])" table:style-name="ce6">
            <text:p>1410</text:p>
          </table:table-cell>
          <table:table-cell office:value-type="float" office:value="113367" table:style-name="ce6">
            <text:p>113367</text:p>
          </table:table-cell>
          <table:table-cell office:value-type="float" office:value="20.207547169811306" table:formula="of:=ABS((([.E57]*100/[.D57])-100)*-1)" table:style-name="ce10">
            <text:p>20</text:p>
          </table:table-cell>
          <table:table-cell office:value-type="float" office:value="16" table:style-name="ce145">
            <text:p>16</text:p>
          </table:table-cell>
          <table:table-cell office:value-type="float" office:value="1807.0000000000002" table:formula="of:=[.D57]+([.E57]-[.E56])" table:style-name="ce6">
            <text:p>1807</text:p>
          </table:table-cell>
          <table:table-cell office:value-type="float" office:value="1752" table:style-name="ce50">
            <text:p>1752</text:p>
          </table:table-cell>
          <table:table-cell office:value-type="float" office:value="1769" table:style-name="ce50">
            <text:p>1769</text:p>
          </table:table-cell>
          <table:table-cell office:value-type="float" office:value="1779" table:style-name="ce51">
            <text:p>1779</text:p>
          </table:table-cell>
          <table:table-cell office:value-type="float" office:value="1374" table:style-name="ce49">
            <text:p>1374</text:p>
          </table:table-cell>
          <table:table-cell office:value-type="float" office:value="1393" table:style-name="ce48">
            <text:p>1393</text:p>
          </table:table-cell>
          <table:table-cell office:value-type="float" office:value="1462" table:style-name="ce48">
            <text:p>1462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1T1</text:p>
          </table:table-cell>
          <table:table-cell office:value-type="float" office:value="127.831" table:style-name="ce6">
            <text:p>128</text:p>
          </table:table-cell>
          <table:table-cell office:value-type="float" office:value="15.98" table:style-name="ce7">
            <text:p>16.0</text:p>
          </table:table-cell>
          <table:table-cell office:value-type="float" office:value="1780.3333333333333" table:formula="of:=AVERAGE([.J58:.L58])" table:style-name="ce6">
            <text:p>1780</text:p>
          </table:table-cell>
          <table:table-cell office:value-type="float" office:value="1457.6666666666667" table:formula="of:=AVERAGE([.M58:.O58])" table:style-name="ce6">
            <text:p>1458</text:p>
          </table:table-cell>
          <table:table-cell office:value-type="float" office:value="130270" table:style-name="ce6">
            <text:p>130270</text:p>
          </table:table-cell>
          <table:table-cell office:value-type="float" office:value="18.123946826436978" table:formula="of:=ABS((([.E58]*100/[.D58])-100)*-1)" table:style-name="ce10">
            <text:p>18</text:p>
          </table:table-cell>
          <table:table-cell office:value-type="float" office:value="16" table:style-name="ce145">
            <text:p>16</text:p>
          </table:table-cell>
          <table:table-cell office:value-type="float" office:value="1828.3333333333333" table:formula="of:=[.D58]+([.E58]-[.E57])" table:style-name="ce6">
            <text:p>1828</text:p>
          </table:table-cell>
          <table:table-cell office:value-type="float" office:value="1786" table:style-name="ce50">
            <text:p>1786</text:p>
          </table:table-cell>
          <table:table-cell office:value-type="float" office:value="1771" table:style-name="ce50">
            <text:p>1771</text:p>
          </table:table-cell>
          <table:table-cell office:value-type="float" office:value="1784" table:style-name="ce50">
            <text:p>1784</text:p>
          </table:table-cell>
          <table:table-cell office:value-type="float" office:value="1497" table:style-name="ce48">
            <text:p>1497</text:p>
          </table:table-cell>
          <table:table-cell office:value-type="float" office:value="1428" table:style-name="ce48">
            <text:p>1428</text:p>
          </table:table-cell>
          <table:table-cell office:value-type="float" office:value="1448" table:style-name="ce48">
            <text:p>1448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1T2</text:p>
          </table:table-cell>
          <table:table-cell office:value-type="float" office:value="130.9" table:style-name="ce6">
            <text:p>131</text:p>
          </table:table-cell>
          <table:table-cell office:value-type="float" office:value="15.26" table:style-name="ce7">
            <text:p>15.3</text:p>
          </table:table-cell>
          <table:table-cell office:value-type="float" office:value="1805" table:formula="of:=AVERAGE([.J59:.L59])" table:style-name="ce6">
            <text:p>1805</text:p>
          </table:table-cell>
          <table:table-cell office:value-type="float" office:value="1500" table:formula="of:=AVERAGE([.M59:.O59])" table:style-name="ce6">
            <text:p>1500</text:p>
          </table:table-cell>
          <table:table-cell office:value-type="float" office:value="137445" table:style-name="ce6">
            <text:p>137445</text:p>
          </table:table-cell>
          <table:table-cell office:value-type="float" office:value="16.89750692520775" table:formula="of:=ABS((([.E59]*100/[.D59])-100)*-1)" table:style-name="ce10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847.3333333333333" table:formula="of:=[.D59]+([.E59]-[.E58])" table:style-name="ce6">
            <text:p>1847</text:p>
          </table:table-cell>
          <table:table-cell office:value-type="float" office:value="1794" table:style-name="ce50">
            <text:p>1794</text:p>
          </table:table-cell>
          <table:table-cell office:value-type="float" office:value="1805" table:style-name="ce50">
            <text:p>1805</text:p>
          </table:table-cell>
          <table:table-cell office:value-type="float" office:value="1816" table:style-name="ce50">
            <text:p>1816</text:p>
          </table:table-cell>
          <table:table-cell office:value-type="float" office:value="1479" table:style-name="ce48">
            <text:p>1479</text:p>
          </table:table-cell>
          <table:table-cell office:value-type="float" office:value="1489" table:style-name="ce48">
            <text:p>1489</text:p>
          </table:table-cell>
          <table:table-cell office:value-type="float" office:value="1532" table:style-name="ce48">
            <text:p>1532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1T3</text:p>
          </table:table-cell>
          <table:table-cell office:value-type="float" office:value="133.6" table:style-name="ce6">
            <text:p>134</text:p>
          </table:table-cell>
          <table:table-cell office:value-type="float" office:value="14.57" table:style-name="ce7">
            <text:p>14.6</text:p>
          </table:table-cell>
          <table:table-cell office:value-type="float" office:value="1821.3333333333333" table:formula="of:=AVERAGE([.J60:.L60])" table:style-name="ce6">
            <text:p>1821</text:p>
          </table:table-cell>
          <table:table-cell office:value-type="float" office:value="1515.6666666666667" table:formula="of:=AVERAGE([.M60:.O60])" table:style-name="ce6">
            <text:p>1516</text:p>
          </table:table-cell>
          <table:table-cell office:value-type="float" office:value="153552" table:style-name="ce6">
            <text:p>153552</text:p>
          </table:table-cell>
          <table:table-cell office:value-type="float" office:value="16.782576866764259" table:formula="of:=ABS((([.E60]*100/[.D60])-100)*-1)" table:style-name="ce10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837" table:formula="of:=[.D60]+([.E60]-[.E59])" table:style-name="ce6">
            <text:p>1837</text:p>
          </table:table-cell>
          <table:table-cell office:value-type="float" office:value="1826" table:style-name="ce50">
            <text:p>1826</text:p>
          </table:table-cell>
          <table:table-cell office:value-type="float" office:value="1825" table:style-name="ce50">
            <text:p>1825</text:p>
          </table:table-cell>
          <table:table-cell office:value-type="float" office:value="1813" table:style-name="ce50">
            <text:p>1813</text:p>
          </table:table-cell>
          <table:table-cell office:value-type="float" office:value="1578" table:style-name="ce48">
            <text:p>1578</text:p>
          </table:table-cell>
          <table:table-cell office:value-type="float" office:value="1430" table:style-name="ce48">
            <text:p>1430</text:p>
          </table:table-cell>
          <table:table-cell office:value-type="float" office:value="1539" table:style-name="ce48">
            <text:p>1539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1T4</text:p>
          </table:table-cell>
          <table:table-cell office:value-type="float" office:value="135.291" table:style-name="ce6">
            <text:p>135</text:p>
          </table:table-cell>
          <table:table-cell office:value-type="float" office:value="13.33" table:style-name="ce7">
            <text:p>13.3</text:p>
          </table:table-cell>
          <table:table-cell office:value-type="float" office:value="1825.3333333333333" table:formula="of:=AVERAGE([.J61:.L61])" table:style-name="ce6">
            <text:p>1825</text:p>
          </table:table-cell>
          <table:table-cell office:value-type="float" office:value="1553" table:formula="of:=AVERAGE([.M61:.O61])" table:style-name="ce6">
            <text:p>1553</text:p>
          </table:table-cell>
          <table:table-cell office:value-type="float" office:value="144256" table:style-name="ce6">
            <text:p>144256</text:p>
          </table:table-cell>
          <table:table-cell office:value-type="float" office:value="14.919649379108833" table:formula="of:=ABS((([.E61]*100/[.D61])-100)*-1)" table:style-name="ce10">
            <text:p>15</text:p>
          </table:table-cell>
          <table:table-cell office:value-type="float" office:value="16" table:style-name="ce145">
            <text:p>16</text:p>
          </table:table-cell>
          <table:table-cell office:value-type="float" office:value="1862.6666666666665" table:formula="of:=[.D61]+([.E61]-[.E60])" table:style-name="ce6">
            <text:p>1863</text:p>
          </table:table-cell>
          <table:table-cell office:value-type="float" office:value="1816" table:style-name="ce50">
            <text:p>1816</text:p>
          </table:table-cell>
          <table:table-cell office:value-type="float" office:value="1831" table:style-name="ce50">
            <text:p>1831</text:p>
          </table:table-cell>
          <table:table-cell office:value-type="float" office:value="1829" table:style-name="ce50">
            <text:p>1829</text:p>
          </table:table-cell>
          <table:table-cell office:value-type="float" office:value="1527" table:style-name="ce48">
            <text:p>1527</text:p>
          </table:table-cell>
          <table:table-cell office:value-type="float" office:value="1551" table:style-name="ce48">
            <text:p>1551</text:p>
          </table:table-cell>
          <table:table-cell office:value-type="float" office:value="1581" table:style-name="ce48">
            <text:p>1581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2T1</text:p>
          </table:table-cell>
          <table:table-cell office:value-type="float" office:value="138.74" table:style-name="ce61">
            <text:p>139</text:p>
          </table:table-cell>
          <table:table-cell office:value-type="float" office:value="13.65" table:style-name="ce62">
            <text:p>13.7</text:p>
          </table:table-cell>
          <table:table-cell office:value-type="float" office:value="1806" table:formula="of:=AVERAGE([.J62:.L62])" table:style-name="ce61">
            <text:p>1806</text:p>
          </table:table-cell>
          <table:table-cell office:value-type="float" office:value="1617" table:formula="of:=AVERAGE([.M62:.O62])" table:style-name="ce61">
            <text:p>1617</text:p>
          </table:table-cell>
          <table:table-cell office:value-type="float" office:value="165579" table:style-name="ce61">
            <text:p>165579</text:p>
          </table:table-cell>
          <table:table-cell office:value-type="float" office:value="10.465116279069761" table:formula="of:=ABS((([.E62]*100/[.D62])-100)*-1)" table:style-name="ce10">
            <text:p>10</text:p>
          </table:table-cell>
          <table:table-cell office:value-type="float" office:value="16" table:style-name="ce145">
            <text:p>16</text:p>
          </table:table-cell>
          <table:table-cell office:value-type="float" office:value="1870" table:formula="of:=[.D62]+([.E62]-[.E61])" table:style-name="ce6">
            <text:p>1870</text:p>
          </table:table-cell>
          <table:table-cell office:value-type="float" office:value="1807" table:style-name="ce50">
            <text:p>1807</text:p>
          </table:table-cell>
          <table:table-cell office:value-type="float" office:value="1801" table:style-name="ce50">
            <text:p>1801</text:p>
          </table:table-cell>
          <table:table-cell office:value-type="float" office:value="1810" table:style-name="ce50">
            <text:p>1810</text:p>
          </table:table-cell>
          <table:table-cell office:value-type="float" office:value="1651" table:style-name="ce48">
            <text:p>1651</text:p>
          </table:table-cell>
          <table:table-cell office:value-type="float" office:value="1578" table:style-name="ce48">
            <text:p>1578</text:p>
          </table:table-cell>
          <table:table-cell office:value-type="float" office:value="1622" table:style-name="ce48">
            <text:p>1622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2T2</text:p>
          </table:table-cell>
          <table:table-cell office:value-type="float" office:value="141.43299999999999" table:style-name="ce61">
            <text:p>141</text:p>
          </table:table-cell>
          <table:table-cell office:value-type="float" office:value="12.48" table:style-name="ce62">
            <text:p>12.5</text:p>
          </table:table-cell>
          <table:table-cell office:value-type="float" office:value="1840.6666666666667" table:formula="of:=AVERAGE([.J63:.L63])" table:style-name="ce61">
            <text:p>1841</text:p>
          </table:table-cell>
          <table:table-cell office:value-type="float" office:value="1618.3333333333333" table:formula="of:=AVERAGE([.M63:.O63])" table:style-name="ce61">
            <text:p>1618</text:p>
          </table:table-cell>
          <table:table-cell office:value-type="float" office:value="165418" table:style-name="ce61">
            <text:p>165418</text:p>
          </table:table-cell>
          <table:table-cell office:value-type="float" office:value="12.07895689967404" table:formula="of:=ABS((([.E63]*100/[.D63])-100)*-1)" table:style-name="ce10">
            <text:p>12</text:p>
          </table:table-cell>
          <table:table-cell office:value-type="float" office:value="16" table:style-name="ce145">
            <text:p>16</text:p>
          </table:table-cell>
          <table:table-cell office:value-type="float" office:value="1842" table:formula="of:=[.D63]+([.E63]-[.E62])" table:style-name="ce6">
            <text:p>1842</text:p>
          </table:table-cell>
          <table:table-cell office:value-type="float" office:value="1829" table:style-name="ce50">
            <text:p>1829</text:p>
          </table:table-cell>
          <table:table-cell office:value-type="float" office:value="1844" table:style-name="ce50">
            <text:p>1844</text:p>
          </table:table-cell>
          <table:table-cell office:value-type="float" office:value="1849" table:style-name="ce50">
            <text:p>1849</text:p>
          </table:table-cell>
          <table:table-cell office:value-type="float" office:value="1607" table:style-name="ce48">
            <text:p>1607</text:p>
          </table:table-cell>
          <table:table-cell office:value-type="float" office:value="1604" table:style-name="ce48">
            <text:p>1604</text:p>
          </table:table-cell>
          <table:table-cell office:value-type="float" office:value="1644" table:style-name="ce48">
            <text:p>1644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2T3</text:p>
          </table:table-cell>
          <table:table-cell office:value-type="float" office:value="143.86000000000001" table:style-name="ce6">
            <text:p>144</text:p>
          </table:table-cell>
          <table:table-cell office:value-type="float" office:value="12.67" table:style-name="ce7">
            <text:p>12.7</text:p>
          </table:table-cell>
          <table:table-cell office:value-type="float" office:value="1866.3333333333333" table:formula="of:=AVERAGE([.J64:.L64])" table:style-name="ce6">
            <text:p>1866</text:p>
          </table:table-cell>
          <table:table-cell office:value-type="float" office:value="1617" table:formula="of:=AVERAGE([.M64:.O64])" table:style-name="ce61">
            <text:p>1617</text:p>
          </table:table-cell>
          <table:table-cell office:value-type="float" office:value="168380" table:style-name="ce6">
            <text:p>168380</text:p>
          </table:table-cell>
          <table:table-cell office:value-type="float" office:value="13.359528487229852" table:formula="of:=ABS((([.E64]*100/[.D64])-100)*-1)" table:style-name="ce10">
            <text:p>13</text:p>
          </table:table-cell>
          <table:table-cell office:value-type="float" office:value="16" table:style-name="ce145">
            <text:p>16</text:p>
          </table:table-cell>
          <table:table-cell office:value-type="float" office:value="1865" table:formula="of:=[.D64]+([.E64]-[.E63])" table:style-name="ce6">
            <text:p>1865</text:p>
          </table:table-cell>
          <table:table-cell office:value-type="float" office:value="1862" table:style-name="ce50">
            <text:p>1862</text:p>
          </table:table-cell>
          <table:table-cell office:value-type="float" office:value="1870" table:style-name="ce50">
            <text:p>1870</text:p>
          </table:table-cell>
          <table:table-cell office:value-type="float" office:value="1867" table:style-name="ce50">
            <text:p>1867</text:p>
          </table:table-cell>
          <table:table-cell office:value-type="float" office:value="1695" table:style-name="ce48">
            <text:p>1695</text:p>
          </table:table-cell>
          <table:table-cell office:value-type="float" office:value="1499" table:style-name="ce48">
            <text:p>1499</text:p>
          </table:table-cell>
          <table:table-cell office:value-type="float" office:value="1657" table:style-name="ce48">
            <text:p>1657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2T4</text:p>
          </table:table-cell>
          <table:table-cell office:value-type="float" office:value="142.666" table:style-name="ce6">
            <text:p>143</text:p>
          </table:table-cell>
          <table:table-cell office:value-type="float" office:value="12.87" table:style-name="ce7">
            <text:p>12.9</text:p>
          </table:table-cell>
          <table:table-cell office:value-type="float" office:value="1888.3333333333333" table:formula="of:=AVERAGE([.J65:.L65])" table:style-name="ce6">
            <text:p>1888</text:p>
          </table:table-cell>
          <table:table-cell office:value-type="float" office:value="1608.3333333333333" table:formula="of:=AVERAGE([.M65:.O65])" table:style-name="ce61">
            <text:p>1608</text:p>
          </table:table-cell>
          <table:table-cell office:value-type="float" office:value="150117" table:style-name="ce6">
            <text:p>150117</text:p>
          </table:table-cell>
          <table:table-cell office:value-type="float" office:value="14.827890556045901" table:formula="of:=ABS((([.E65]*100/[.D65])-100)*-1)" table:style-name="ce10">
            <text:p>15</text:p>
          </table:table-cell>
          <table:table-cell office:value-type="float" office:value="16" table:style-name="ce145">
            <text:p>16</text:p>
          </table:table-cell>
          <table:table-cell office:value-type="float" office:value="1879.6666666666665" table:formula="of:=[.D65]+([.E65]-[.E64])" table:style-name="ce6">
            <text:p>1880</text:p>
          </table:table-cell>
          <table:table-cell office:value-type="float" office:value="1883" table:style-name="ce50">
            <text:p>1883</text:p>
          </table:table-cell>
          <table:table-cell office:value-type="float" office:value="1894" table:style-name="ce50">
            <text:p>1894</text:p>
          </table:table-cell>
          <table:table-cell office:value-type="float" office:value="1888" table:style-name="ce50">
            <text:p>1888</text:p>
          </table:table-cell>
          <table:table-cell office:value-type="float" office:value="1617" table:style-name="ce48">
            <text:p>1617</text:p>
          </table:table-cell>
          <table:table-cell office:value-type="float" office:value="1614" table:style-name="ce48">
            <text:p>1614</text:p>
          </table:table-cell>
          <table:table-cell office:value-type="float" office:value="1594" table:style-name="ce48">
            <text:p>1594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3T1</text:p>
          </table:table-cell>
          <table:table-cell table:style-name="ce130"/>
          <table:table-cell office:value-type="float" office:value="13.26" table:style-name="ce7">
            <text:p>13.3</text:p>
          </table:table-cell>
          <table:table-cell office:value-type="float" office:value="1918.3333333333333" table:formula="of:=AVERAGE([.J66:.L66])" table:style-name="ce6">
            <text:p>1918</text:p>
          </table:table-cell>
          <table:table-cell office:value-type="float" office:value="1616.6666666666667" table:formula="of:=AVERAGE([.M66:.O66])" table:style-name="ce61">
            <text:p>1617</text:p>
          </table:table-cell>
          <table:table-cell office:value-type="float" office:value="159837" table:style-name="ce6">
            <text:p>159837</text:p>
          </table:table-cell>
          <table:table-cell office:value-type="float" office:value="15.725456125108593" table:formula="of:=ABS((([.E66]*100/[.D66])-100)*-1)" table:style-name="ce10">
            <text:p>16</text:p>
          </table:table-cell>
          <table:table-cell office:value-type="float" office:value="16" table:style-name="ce145">
            <text:p>16</text:p>
          </table:table-cell>
          <table:table-cell office:value-type="float" office:value="1926.6666666666667" table:formula="of:=[.D66]+([.E66]-[.E65])" table:style-name="ce6">
            <text:p>1927</text:p>
          </table:table-cell>
          <table:table-cell office:value-type="float" office:value="1894" table:style-name="ce50">
            <text:p>1894</text:p>
          </table:table-cell>
          <table:table-cell office:value-type="float" office:value="1918" table:style-name="ce50">
            <text:p>1918</text:p>
          </table:table-cell>
          <table:table-cell office:value-type="float" office:value="1943" table:style-name="ce50">
            <text:p>1943</text:p>
          </table:table-cell>
          <table:table-cell office:value-type="float" office:value="1639" table:style-name="ce48">
            <text:p>1639</text:p>
          </table:table-cell>
          <table:table-cell office:value-type="float" office:value="1594" table:style-name="ce48">
            <text:p>1594</text:p>
          </table:table-cell>
          <table:table-cell office:value-type="float" office:value="1617" table:style-name="ce48">
            <text:p>1617</text:p>
          </table:table-cell>
          <table:table-cell table:number-columns-repeated="16369"/>
        </table:table-row>
        <table:table-row table:style-name="ro3">
          <table:table-cell office:value-type="string" table:style-name="ce59">
            <text:p>2023T2</text:p>
          </table:table-cell>
          <table:table-cell table:style-name="ce130"/>
          <table:table-cell office:value-type="float" office:value="11.6" table:style-name="ce7">
            <text:p>11.6</text:p>
          </table:table-cell>
          <table:table-cell office:value-type="float" office:value="1969.5" table:formula="of:=AVERAGE([.J67:.L67])" table:style-name="ce6">
            <text:p>1970</text:p>
          </table:table-cell>
          <table:table-cell office:value-type="float" office:value="1633.5" table:formula="of:=AVERAGE([.M67:.O67])" table:style-name="ce61">
            <text:p>1634</text:p>
          </table:table-cell>
          <table:table-cell office:value-type="float" office:value="129933" table:style-name="ce6">
            <text:p>129933</text:p>
          </table:table-cell>
          <table:table-cell office:value-type="float" office:value="17.060167555217063" table:formula="of:=ABS((([.E67]*100/[.D67])-100)*-1)" table:style-name="ce10">
            <text:p>17</text:p>
          </table:table-cell>
          <table:table-cell office:value-type="float" office:value="16" table:style-name="ce145">
            <text:p>16</text:p>
          </table:table-cell>
          <table:table-cell office:value-type="float" office:value="1986.3333333333333" table:formula="of:=[.D67]+([.E67]-[.E66])" table:style-name="ce6">
            <text:p>1986</text:p>
          </table:table-cell>
          <table:table-cell office:value-type="float" office:value="1963" table:style-name="ce50">
            <text:p>1963</text:p>
          </table:table-cell>
          <table:table-cell office:value-type="float" office:value="1976" table:style-name="ce50">
            <text:p>1976</text:p>
          </table:table-cell>
          <table:table-cell table:style-name="ce50"/>
          <table:table-cell office:value-type="float" office:value="1651" table:style-name="ce48">
            <text:p>1651</text:p>
          </table:table-cell>
          <table:table-cell office:value-type="float" office:value="1616" table:style-name="ce48">
            <text:p>1616</text:p>
          </table:table-cell>
          <table:table-cell table:style-name="ce48"/>
          <table:table-cell table:number-columns-repeated="16369"/>
        </table:table-row>
        <table:table-row table:style-name="ro3">
          <table:table-cell office:value-type="string" table:style-name="ce59">
            <text:p>2023T3</text:p>
          </table:table-cell>
          <table:table-cell table:number-columns-repeated="5" table:style-name="ce130"/>
          <table:table-cell table:style-name="ce147"/>
          <table:table-cell table:style-name="ce144"/>
          <table:table-cell table:style-name="ce130"/>
          <table:table-cell table:number-columns-repeated="3" table:style-name="ce50"/>
          <table:table-cell table:number-columns-repeated="3" table:style-name="ce48"/>
          <table:table-cell table:number-columns-repeated="16369"/>
        </table:table-row>
        <table:table-row table:style-name="ro3">
          <table:table-cell office:value-type="string" table:style-name="ce59">
            <text:p>2023T4</text:p>
          </table:table-cell>
          <table:table-cell table:number-columns-repeated="8" table:style-name="ce130"/>
          <table:table-cell table:number-columns-repeated="3" table:style-name="ce50"/>
          <table:table-cell table:number-columns-repeated="3" table:style-name="ce48"/>
          <table:table-cell table:number-columns-repeated="16369"/>
        </table:table-row>
        <table:table-row table:number-rows-repeated="1048507" table:style-name="ro4">
          <table:table-cell table:number-columns-repeated="16384"/>
        </table:table-row>
      </table:table>
      <table:table table:name="Notes" table:style-name="ta2">
        <table:table-column table:style-name="co53" table:number-columns-repeated="16384" table:default-cell-style-name="ce1"/>
        <table:table-row table:style-name="ro6">
          <table:table-cell office:value-type="string" table:style-name="ce63">
            <text:p>Cells in pink imply that the data are past projections.</text:p>
          </table:table-cell>
          <table:table-cell table:number-columns-repeated="8" table:style-name="ce63"/>
          <table:table-cell table:style-name="ce65"/>
          <table:table-cell table:number-columns-repeated="16374" table:style-name="ce66"/>
        </table:table-row>
        <table:table-row table:style-name="ro6">
          <table:table-cell office:value-type="string" table:style-name="ce64">
            <text:p>Cells in red implies that the data is provisional or future projections.</text:p>
          </table:table-cell>
          <table:table-cell table:number-columns-repeated="8" table:style-name="ce64"/>
          <table:table-cell table:style-name="ce67"/>
          <table:table-cell table:number-columns-repeated="16374" table:style-name="ce66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4" table:style-name="ce4"/>
          <table:table-cell table:number-columns-repeated="16372"/>
        </table:table-row>
        <table:table-row table:number-rows-repeated="31" table:style-name="ro4">
          <table:table-cell table:number-columns-repeated="8"/>
          <table:table-cell table:number-columns-repeated="4" table:style-name="ce4"/>
          <table:table-cell table:number-columns-repeated="16372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number number:decimal-places="5" number:min-decimal-places="5" number:min-integer-digits="1"/>
    </number:number-style>
    <number:number-style style:name="N4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41">
      <number:number number:decimal-places="4" number:min-decimal-places="4" number:min-integer-digits="1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3-09-08T10:34:11Z</dc:date>
    <meta:template xlink:href="" xlink:type="simple"/>
    <meta:editing-cycles>1</meta:editing-cycles>
    <meta:editing-duration>PT0S</meta:editing-duration>
  </office:meta>
</office:document-meta>
</file>